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7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PageStyle_5f_C610C1240">
      <style:table-properties table:display="true" style:writing-mode="lr-tb"/>
    </style:style>
    <style:style style:name="ce1" style:family="table-cell" style:parent-style-name="Default"/>
    <style:style style:name="ce2" style:family="table-cell" style:parent-style-name="Default"/>
    <style:style style:name="ce3" style:family="table-cell" style:parent-style-name="Default"/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610C1240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float" office:value="400.056790123457" calcext:value-type="float">
            <text:p>400.056790123457</text:p>
          </table:table-cell>
          <table:table-cell table:style-name="ce1" office:value-type="float" office:value="380.101728395062" calcext:value-type="float">
            <text:p>380.101728395062</text:p>
          </table:table-cell>
          <table:table-cell table:style-name="ce1" office:value-type="float" office:value="393.700740740741" calcext:value-type="float">
            <text:p>393.700740740741</text:p>
          </table:table-cell>
          <table:table-cell table:style-name="ce1" office:value-type="float" office:value="378.568395061728" calcext:value-type="float">
            <text:p>378.568395061728</text:p>
          </table:table-cell>
          <table:table-cell table:style-name="ce1" office:value-type="float" office:value="380.941234567901" calcext:value-type="float">
            <text:p>380.941234567901</text:p>
          </table:table-cell>
          <table:table-cell table:style-name="ce1" office:value-type="float" office:value="368.273086419753" calcext:value-type="float">
            <text:p>368.273086419753</text:p>
          </table:table-cell>
          <table:table-cell table:style-name="ce1" office:value-type="float" office:value="397.316049382716" calcext:value-type="float">
            <text:p>397.316049382716</text:p>
          </table:table-cell>
          <table:table-cell table:style-name="ce1" office:value-type="float" office:value="378.765925925926" calcext:value-type="float">
            <text:p>378.765925925926</text:p>
          </table:table-cell>
          <table:table-cell table:style-name="ce1" office:value-type="float" office:value="365.907160493827" calcext:value-type="float">
            <text:p>365.907160493827</text:p>
          </table:table-cell>
          <table:table-cell table:style-name="ce1" office:value-type="float" office:value="351.542716049383" calcext:value-type="float">
            <text:p>351.542716049383</text:p>
          </table:table-cell>
          <table:table-cell table:style-name="ce1" office:value-type="float" office:value="375.712098765432" calcext:value-type="float">
            <text:p>375.712098765432</text:p>
          </table:table-cell>
          <table:table-cell table:style-name="ce1" office:value-type="float" office:value="359.352592592593" calcext:value-type="float">
            <text:p>359.352592592593</text:p>
          </table:table-cell>
          <table:table-cell table:style-name="ce1" office:value-type="float" office:value="393.307654320988" calcext:value-type="float">
            <text:p>393.307654320988</text:p>
          </table:table-cell>
          <table:table-cell table:style-name="ce1" office:value-type="float" office:value="371.235061728395" calcext:value-type="float">
            <text:p>371.235061728395</text:p>
          </table:table-cell>
          <table:table-cell table:style-name="ce1" office:value-type="float" office:value="390.284444444444" calcext:value-type="float">
            <text:p>390.284444444444</text:p>
          </table:table-cell>
          <table:table-cell table:style-name="ce1" office:value-type="float" office:value="369.026666666667" calcext:value-type="float">
            <text:p>369.026666666667</text:p>
          </table:table-cell>
          <table:table-cell table:style-name="ce1" office:value-type="float" office:value="406.022222222222" calcext:value-type="float">
            <text:p>406.022222222222</text:p>
          </table:table-cell>
          <table:table-cell table:style-name="ce1" office:value-type="float" office:value="383.09975308642" calcext:value-type="float">
            <text:p>383.09975308642</text:p>
          </table:table-cell>
          <table:table-cell table:style-name="ce1" office:value-type="float" office:value="417.868148148148" calcext:value-type="float">
            <text:p>417.868148148148</text:p>
          </table:table-cell>
          <table:table-cell table:style-name="ce1" office:value-type="float" office:value="393.849382716049" calcext:value-type="float">
            <text:p>393.849382716049</text:p>
          </table:table-cell>
          <table:table-cell office:value-type="float" office:value="159.424197530864" calcext:value-type="float">
            <text:p>159.424197530864</text:p>
          </table:table-cell>
          <table:table-cell office:value-type="float" office:value="158.746172839506" calcext:value-type="float">
            <text:p>158.746172839506</text:p>
          </table:table-cell>
          <table:table-cell office:value-type="float" office:value="159.080987654321" calcext:value-type="float">
            <text:p>159.080987654321</text:p>
          </table:table-cell>
          <table:table-cell office:value-type="float" office:value="158.228148148148" calcext:value-type="float">
            <text:p>158.228148148148</text:p>
          </table:table-cell>
          <table:table-cell office:value-type="float" office:value="156.360493827161" calcext:value-type="float">
            <text:p>156.360493827161</text:p>
          </table:table-cell>
          <table:table-cell office:value-type="float" office:value="156.375802469136" calcext:value-type="float">
            <text:p>156.375802469136</text:p>
          </table:table-cell>
          <table:table-cell office:value-type="float" office:value="158.622716049383" calcext:value-type="float">
            <text:p>158.622716049383</text:p>
          </table:table-cell>
          <table:table-cell office:value-type="float" office:value="158.64" calcext:value-type="float">
            <text:p>158.64</text:p>
          </table:table-cell>
          <table:table-cell office:value-type="float" office:value="156.764938271605" calcext:value-type="float">
            <text:p>156.764938271605</text:p>
          </table:table-cell>
          <table:table-cell office:value-type="float" office:value="155.85975308642" calcext:value-type="float">
            <text:p>155.85975308642</text:p>
          </table:table-cell>
          <table:table-cell office:value-type="float" office:value="157.531358024691" calcext:value-type="float">
            <text:p>157.531358024691</text:p>
          </table:table-cell>
          <table:table-cell office:value-type="float" office:value="156.557037037037" calcext:value-type="float">
            <text:p>156.557037037037</text:p>
          </table:table-cell>
          <table:table-cell office:value-type="float" office:value="158.210864197531" calcext:value-type="float">
            <text:p>158.210864197531</text:p>
          </table:table-cell>
          <table:table-cell office:value-type="float" office:value="157.764444444444" calcext:value-type="float">
            <text:p>157.764444444444</text:p>
          </table:table-cell>
          <table:table-cell office:value-type="float" office:value="157.833580246914" calcext:value-type="float">
            <text:p>157.833580246914</text:p>
          </table:table-cell>
          <table:table-cell office:value-type="float" office:value="156.167407407407" calcext:value-type="float">
            <text:p>156.167407407407</text:p>
          </table:table-cell>
          <table:table-cell office:value-type="float" office:value="159.086419753086" calcext:value-type="float">
            <text:p>159.086419753086</text:p>
          </table:table-cell>
          <table:table-cell office:value-type="float" office:value="156.842962962963" calcext:value-type="float">
            <text:p>156.842962962963</text:p>
          </table:table-cell>
          <table:table-cell office:value-type="float" office:value="158.428148148148" calcext:value-type="float">
            <text:p>158.428148148148</text:p>
          </table:table-cell>
          <table:table-cell office:value-type="float" office:value="156.900740740741" calcext:value-type="float">
            <text:p>156.900740740741</text:p>
          </table:table-cell>
          <table:table-cell table:number-columns-repeated="984"/>
        </table:table-row>
        <table:table-row table:style-name="ro1">
          <table:table-cell table:style-name="ce1" office:value-type="float" office:value="400.515555555556" calcext:value-type="float">
            <text:p>400.515555555556</text:p>
          </table:table-cell>
          <table:table-cell table:style-name="ce1" office:value-type="float" office:value="382.542222222222" calcext:value-type="float">
            <text:p>382.542222222222</text:p>
          </table:table-cell>
          <table:table-cell table:style-name="ce1" office:value-type="float" office:value="398.935802469136" calcext:value-type="float">
            <text:p>398.935802469136</text:p>
          </table:table-cell>
          <table:table-cell table:style-name="ce1" office:value-type="float" office:value="381.938271604938" calcext:value-type="float">
            <text:p>381.938271604938</text:p>
          </table:table-cell>
          <table:table-cell table:style-name="ce1" office:value-type="float" office:value="386.063209876543" calcext:value-type="float">
            <text:p>386.063209876543</text:p>
          </table:table-cell>
          <table:table-cell table:style-name="ce1" office:value-type="float" office:value="371.980740740741" calcext:value-type="float">
            <text:p>371.980740740741</text:p>
          </table:table-cell>
          <table:table-cell table:style-name="ce1" office:value-type="float" office:value="399.621234567901" calcext:value-type="float">
            <text:p>399.621234567901</text:p>
          </table:table-cell>
          <table:table-cell table:style-name="ce1" office:value-type="float" office:value="384.000493827161" calcext:value-type="float">
            <text:p>384.000493827161</text:p>
          </table:table-cell>
          <table:table-cell table:style-name="ce1" office:value-type="float" office:value="370.633086419753" calcext:value-type="float">
            <text:p>370.633086419753</text:p>
          </table:table-cell>
          <table:table-cell table:style-name="ce1" office:value-type="float" office:value="357.00987654321" calcext:value-type="float">
            <text:p>357.00987654321</text:p>
          </table:table-cell>
          <table:table-cell table:style-name="ce1" office:value-type="float" office:value="384.047407407407" calcext:value-type="float">
            <text:p>384.047407407407</text:p>
          </table:table-cell>
          <table:table-cell table:style-name="ce1" office:value-type="float" office:value="366.927407407407" calcext:value-type="float">
            <text:p>366.927407407407</text:p>
          </table:table-cell>
          <table:table-cell table:style-name="ce1" office:value-type="float" office:value="401.388148148148" calcext:value-type="float">
            <text:p>401.388148148148</text:p>
          </table:table-cell>
          <table:table-cell table:style-name="ce1" office:value-type="float" office:value="378.763456790124" calcext:value-type="float">
            <text:p>378.763456790124</text:p>
          </table:table-cell>
          <table:table-cell table:style-name="ce1" office:value-type="float" office:value="397.673086419753" calcext:value-type="float">
            <text:p>397.673086419753</text:p>
          </table:table-cell>
          <table:table-cell table:style-name="ce1" office:value-type="float" office:value="378.007407407407" calcext:value-type="float">
            <text:p>378.007407407407</text:p>
          </table:table-cell>
          <table:table-cell table:style-name="ce1" office:value-type="float" office:value="414.73975308642" calcext:value-type="float">
            <text:p>414.73975308642</text:p>
          </table:table-cell>
          <table:table-cell table:style-name="ce1" office:value-type="float" office:value="392.216790123457" calcext:value-type="float">
            <text:p>392.216790123457</text:p>
          </table:table-cell>
          <table:table-cell table:style-name="ce1" office:value-type="float" office:value="423.659259259259" calcext:value-type="float">
            <text:p>423.659259259259</text:p>
          </table:table-cell>
          <table:table-cell table:style-name="ce1" office:value-type="float" office:value="402.562469135803" calcext:value-type="float">
            <text:p>402.562469135803</text:p>
          </table:table-cell>
          <table:table-cell office:value-type="float" office:value="146.066172839506" calcext:value-type="float">
            <text:p>146.066172839506</text:p>
          </table:table-cell>
          <table:table-cell office:value-type="float" office:value="145.595061728395" calcext:value-type="float">
            <text:p>145.595061728395</text:p>
          </table:table-cell>
          <table:table-cell office:value-type="float" office:value="146.038024691358" calcext:value-type="float">
            <text:p>146.038024691358</text:p>
          </table:table-cell>
          <table:table-cell office:value-type="float" office:value="145.145185185185" calcext:value-type="float">
            <text:p>145.145185185185</text:p>
          </table:table-cell>
          <table:table-cell office:value-type="float" office:value="144.81975308642" calcext:value-type="float">
            <text:p>144.81975308642</text:p>
          </table:table-cell>
          <table:table-cell office:value-type="float" office:value="144.953580246914" calcext:value-type="float">
            <text:p>144.953580246914</text:p>
          </table:table-cell>
          <table:table-cell office:value-type="float" office:value="145.513580246914" calcext:value-type="float">
            <text:p>145.513580246914</text:p>
          </table:table-cell>
          <table:table-cell office:value-type="float" office:value="146.205432098765" calcext:value-type="float">
            <text:p>146.205432098765</text:p>
          </table:table-cell>
          <table:table-cell office:value-type="float" office:value="144.975308641975" calcext:value-type="float">
            <text:p>144.975308641975</text:p>
          </table:table-cell>
          <table:table-cell office:value-type="float" office:value="144.234567901235" calcext:value-type="float">
            <text:p>144.234567901235</text:p>
          </table:table-cell>
          <table:table-cell office:value-type="float" office:value="145.614320987654" calcext:value-type="float">
            <text:p>145.614320987654</text:p>
          </table:table-cell>
          <table:table-cell office:value-type="float" office:value="145.143703703704" calcext:value-type="float">
            <text:p>145.143703703704</text:p>
          </table:table-cell>
          <table:table-cell office:value-type="float" office:value="146.873086419753" calcext:value-type="float">
            <text:p>146.873086419753</text:p>
          </table:table-cell>
          <table:table-cell office:value-type="float" office:value="146.230617283951" calcext:value-type="float">
            <text:p>146.230617283951</text:p>
          </table:table-cell>
          <table:table-cell office:value-type="float" office:value="146.71012345679" calcext:value-type="float">
            <text:p>146.71012345679</text:p>
          </table:table-cell>
          <table:table-cell office:value-type="float" office:value="145.477530864198" calcext:value-type="float">
            <text:p>145.477530864198</text:p>
          </table:table-cell>
          <table:table-cell office:value-type="float" office:value="147.964938271605" calcext:value-type="float">
            <text:p>147.964938271605</text:p>
          </table:table-cell>
          <table:table-cell office:value-type="float" office:value="146.515061728395" calcext:value-type="float">
            <text:p>146.515061728395</text:p>
          </table:table-cell>
          <table:table-cell office:value-type="float" office:value="148.746666666667" calcext:value-type="float">
            <text:p>148.746666666667</text:p>
          </table:table-cell>
          <table:table-cell office:value-type="float" office:value="147.742222222222" calcext:value-type="float">
            <text:p>147.742222222222</text:p>
          </table:table-cell>
          <table:table-cell table:number-columns-repeated="984"/>
        </table:table-row>
        <table:table-row table:style-name="ro1">
          <table:table-cell table:style-name="ce1" office:value-type="float" office:value="405.104197530864" calcext:value-type="float">
            <text:p>405.104197530864</text:p>
          </table:table-cell>
          <table:table-cell table:style-name="ce1" office:value-type="float" office:value="386.217283950617" calcext:value-type="float">
            <text:p>386.217283950617</text:p>
          </table:table-cell>
          <table:table-cell table:style-name="ce1" office:value-type="float" office:value="405.325925925926" calcext:value-type="float">
            <text:p>405.325925925926</text:p>
          </table:table-cell>
          <table:table-cell table:style-name="ce1" office:value-type="float" office:value="386.733827160494" calcext:value-type="float">
            <text:p>386.733827160494</text:p>
          </table:table-cell>
          <table:table-cell table:style-name="ce1" office:value-type="float" office:value="390.358518518519" calcext:value-type="float">
            <text:p>390.358518518519</text:p>
          </table:table-cell>
          <table:table-cell table:style-name="ce1" office:value-type="float" office:value="376.782222222222" calcext:value-type="float">
            <text:p>376.782222222222</text:p>
          </table:table-cell>
          <table:table-cell table:style-name="ce1" office:value-type="float" office:value="403.104197530864" calcext:value-type="float">
            <text:p>403.104197530864</text:p>
          </table:table-cell>
          <table:table-cell table:style-name="ce1" office:value-type="float" office:value="388.861234567901" calcext:value-type="float">
            <text:p>388.861234567901</text:p>
          </table:table-cell>
          <table:table-cell table:style-name="ce1" office:value-type="float" office:value="376.518024691358" calcext:value-type="float">
            <text:p>376.518024691358</text:p>
          </table:table-cell>
          <table:table-cell table:style-name="ce1" office:value-type="float" office:value="361.920493827161" calcext:value-type="float">
            <text:p>361.920493827161</text:p>
          </table:table-cell>
          <table:table-cell table:style-name="ce1" office:value-type="float" office:value="389.257777777778" calcext:value-type="float">
            <text:p>389.257777777778</text:p>
          </table:table-cell>
          <table:table-cell table:style-name="ce1" office:value-type="float" office:value="372.912592592593" calcext:value-type="float">
            <text:p>372.912592592593</text:p>
          </table:table-cell>
          <table:table-cell table:style-name="ce1" office:value-type="float" office:value="406.042469135803" calcext:value-type="float">
            <text:p>406.042469135803</text:p>
          </table:table-cell>
          <table:table-cell table:style-name="ce1" office:value-type="float" office:value="383.299259259259" calcext:value-type="float">
            <text:p>383.299259259259</text:p>
          </table:table-cell>
          <table:table-cell table:style-name="ce1" office:value-type="float" office:value="403.28" calcext:value-type="float">
            <text:p>403.28</text:p>
          </table:table-cell>
          <table:table-cell table:style-name="ce1" office:value-type="float" office:value="384.245432098765" calcext:value-type="float">
            <text:p>384.245432098765</text:p>
          </table:table-cell>
          <table:table-cell table:style-name="ce1" office:value-type="float" office:value="422.179259259259" calcext:value-type="float">
            <text:p>422.179259259259</text:p>
          </table:table-cell>
          <table:table-cell table:style-name="ce1" office:value-type="float" office:value="400.060740740741" calcext:value-type="float">
            <text:p>400.060740740741</text:p>
          </table:table-cell>
          <table:table-cell table:style-name="ce1" office:value-type="float" office:value="430.057283950617" calcext:value-type="float">
            <text:p>430.057283950617</text:p>
          </table:table-cell>
          <table:table-cell table:style-name="ce1" office:value-type="float" office:value="408.818271604938" calcext:value-type="float">
            <text:p>408.818271604938</text:p>
          </table:table-cell>
          <table:table-cell office:value-type="float" office:value="146.816296296296" calcext:value-type="float">
            <text:p>146.816296296296</text:p>
          </table:table-cell>
          <table:table-cell office:value-type="float" office:value="146.16987654321" calcext:value-type="float">
            <text:p>146.16987654321</text:p>
          </table:table-cell>
          <table:table-cell office:value-type="float" office:value="147.343703703704" calcext:value-type="float">
            <text:p>147.343703703704</text:p>
          </table:table-cell>
          <table:table-cell office:value-type="float" office:value="145.913086419753" calcext:value-type="float">
            <text:p>145.913086419753</text:p>
          </table:table-cell>
          <table:table-cell office:value-type="float" office:value="144.783703703704" calcext:value-type="float">
            <text:p>144.783703703704</text:p>
          </table:table-cell>
          <table:table-cell office:value-type="float" office:value="145.364938271605" calcext:value-type="float">
            <text:p>145.364938271605</text:p>
          </table:table-cell>
          <table:table-cell office:value-type="float" office:value="145.712592592593" calcext:value-type="float">
            <text:p>145.712592592593</text:p>
          </table:table-cell>
          <table:table-cell office:value-type="float" office:value="146.487901234568" calcext:value-type="float">
            <text:p>146.487901234568</text:p>
          </table:table-cell>
          <table:table-cell office:value-type="float" office:value="145.791604938272" calcext:value-type="float">
            <text:p>145.791604938272</text:p>
          </table:table-cell>
          <table:table-cell office:value-type="float" office:value="145.492345679012" calcext:value-type="float">
            <text:p>145.492345679012</text:p>
          </table:table-cell>
          <table:table-cell office:value-type="float" office:value="147.200987654321" calcext:value-type="float">
            <text:p>147.200987654321</text:p>
          </table:table-cell>
          <table:table-cell office:value-type="float" office:value="146.187654320988" calcext:value-type="float">
            <text:p>146.187654320988</text:p>
          </table:table-cell>
          <table:table-cell office:value-type="float" office:value="147.935308641975" calcext:value-type="float">
            <text:p>147.935308641975</text:p>
          </table:table-cell>
          <table:table-cell office:value-type="float" office:value="147.00987654321" calcext:value-type="float">
            <text:p>147.00987654321</text:p>
          </table:table-cell>
          <table:table-cell office:value-type="float" office:value="148.415308641975" calcext:value-type="float">
            <text:p>148.415308641975</text:p>
          </table:table-cell>
          <table:table-cell office:value-type="float" office:value="147.057283950617" calcext:value-type="float">
            <text:p>147.057283950617</text:p>
          </table:table-cell>
          <table:table-cell office:value-type="float" office:value="149.952098765432" calcext:value-type="float">
            <text:p>149.952098765432</text:p>
          </table:table-cell>
          <table:table-cell office:value-type="float" office:value="147.750617283951" calcext:value-type="float">
            <text:p>147.750617283951</text:p>
          </table:table-cell>
          <table:table-cell office:value-type="float" office:value="149.487407407407" calcext:value-type="float">
            <text:p>149.487407407407</text:p>
          </table:table-cell>
          <table:table-cell office:value-type="float" office:value="149.40987654321" calcext:value-type="float">
            <text:p>149.40987654321</text:p>
          </table:table-cell>
          <table:table-cell table:number-columns-repeated="3"/>
          <table:table-cell table:style-name="ce2" table:number-columns-repeated="19"/>
          <table:table-cell table:style-name="ce3" table:number-columns-repeated="2"/>
          <table:table-cell table:number-columns-repeated="960"/>
        </table:table-row>
        <table:table-row table:style-name="ro1">
          <table:table-cell table:style-name="ce1" office:value-type="float" office:value="409.912098765432" calcext:value-type="float">
            <text:p>409.912098765432</text:p>
          </table:table-cell>
          <table:table-cell table:style-name="ce1" office:value-type="float" office:value="391.421728395062" calcext:value-type="float">
            <text:p>391.421728395062</text:p>
          </table:table-cell>
          <table:table-cell table:style-name="ce1" office:value-type="float" office:value="407.077037037037" calcext:value-type="float">
            <text:p>407.077037037037</text:p>
          </table:table-cell>
          <table:table-cell table:style-name="ce1" office:value-type="float" office:value="389.395555555556" calcext:value-type="float">
            <text:p>389.395555555556</text:p>
          </table:table-cell>
          <table:table-cell table:style-name="ce1" office:value-type="float" office:value="392.817777777778" calcext:value-type="float">
            <text:p>392.817777777778</text:p>
          </table:table-cell>
          <table:table-cell table:style-name="ce1" office:value-type="float" office:value="379.205925925926" calcext:value-type="float">
            <text:p>379.205925925926</text:p>
          </table:table-cell>
          <table:table-cell table:style-name="ce1" office:value-type="float" office:value="406.694814814815" calcext:value-type="float">
            <text:p>406.694814814815</text:p>
          </table:table-cell>
          <table:table-cell table:style-name="ce1" office:value-type="float" office:value="391.64987654321" calcext:value-type="float">
            <text:p>391.64987654321</text:p>
          </table:table-cell>
          <table:table-cell table:style-name="ce1" office:value-type="float" office:value="379.291851851852" calcext:value-type="float">
            <text:p>379.291851851852</text:p>
          </table:table-cell>
          <table:table-cell table:style-name="ce1" office:value-type="float" office:value="364.73975308642" calcext:value-type="float">
            <text:p>364.73975308642</text:p>
          </table:table-cell>
          <table:table-cell table:style-name="ce1" office:value-type="float" office:value="393.578765432099" calcext:value-type="float">
            <text:p>393.578765432099</text:p>
          </table:table-cell>
          <table:table-cell table:style-name="ce1" office:value-type="float" office:value="377.331358024691" calcext:value-type="float">
            <text:p>377.331358024691</text:p>
          </table:table-cell>
          <table:table-cell table:style-name="ce1" office:value-type="float" office:value="410.345185185185" calcext:value-type="float">
            <text:p>410.345185185185</text:p>
          </table:table-cell>
          <table:table-cell table:style-name="ce1" office:value-type="float" office:value="388.331358024691" calcext:value-type="float">
            <text:p>388.331358024691</text:p>
          </table:table-cell>
          <table:table-cell table:style-name="ce1" office:value-type="float" office:value="406.621234567901" calcext:value-type="float">
            <text:p>406.621234567901</text:p>
          </table:table-cell>
          <table:table-cell table:style-name="ce1" office:value-type="float" office:value="387.241481481481" calcext:value-type="float">
            <text:p>387.241481481481</text:p>
          </table:table-cell>
          <table:table-cell table:style-name="ce1" office:value-type="float" office:value="425.767901234568" calcext:value-type="float">
            <text:p>425.767901234568</text:p>
          </table:table-cell>
          <table:table-cell table:style-name="ce1" office:value-type="float" office:value="404.496790123457" calcext:value-type="float">
            <text:p>404.496790123457</text:p>
          </table:table-cell>
          <table:table-cell table:style-name="ce1" office:value-type="float" office:value="433.500740740741" calcext:value-type="float">
            <text:p>433.500740740741</text:p>
          </table:table-cell>
          <table:table-cell table:style-name="ce1" office:value-type="float" office:value="412.117037037037" calcext:value-type="float">
            <text:p>412.117037037037</text:p>
          </table:table-cell>
          <table:table-cell office:value-type="float" office:value="147.56987654321" calcext:value-type="float">
            <text:p>147.56987654321</text:p>
          </table:table-cell>
          <table:table-cell office:value-type="float" office:value="146.676543209877" calcext:value-type="float">
            <text:p>146.676543209877</text:p>
          </table:table-cell>
          <table:table-cell office:value-type="float" office:value="147.372345679012" calcext:value-type="float">
            <text:p>147.372345679012</text:p>
          </table:table-cell>
          <table:table-cell office:value-type="float" office:value="146.713580246914" calcext:value-type="float">
            <text:p>146.713580246914</text:p>
          </table:table-cell>
          <table:table-cell office:value-type="float" office:value="145.464197530864" calcext:value-type="float">
            <text:p>145.464197530864</text:p>
          </table:table-cell>
          <table:table-cell office:value-type="float" office:value="146.79012345679" calcext:value-type="float">
            <text:p>146.79012345679</text:p>
          </table:table-cell>
          <table:table-cell office:value-type="float" office:value="145.920987654321" calcext:value-type="float">
            <text:p>145.920987654321</text:p>
          </table:table-cell>
          <table:table-cell office:value-type="float" office:value="147.954567901235" calcext:value-type="float">
            <text:p>147.954567901235</text:p>
          </table:table-cell>
          <table:table-cell office:value-type="float" office:value="146.264691358025" calcext:value-type="float">
            <text:p>146.264691358025</text:p>
          </table:table-cell>
          <table:table-cell office:value-type="float" office:value="146.424691358025" calcext:value-type="float">
            <text:p>146.424691358025</text:p>
          </table:table-cell>
          <table:table-cell office:value-type="float" office:value="147.822716049383" calcext:value-type="float">
            <text:p>147.822716049383</text:p>
          </table:table-cell>
          <table:table-cell office:value-type="float" office:value="147.308148148148" calcext:value-type="float">
            <text:p>147.308148148148</text:p>
          </table:table-cell>
          <table:table-cell office:value-type="float" office:value="148.633086419753" calcext:value-type="float">
            <text:p>148.633086419753</text:p>
          </table:table-cell>
          <table:table-cell office:value-type="float" office:value="148.17037037037" calcext:value-type="float">
            <text:p>148.17037037037</text:p>
          </table:table-cell>
          <table:table-cell office:value-type="float" office:value="148.898271604938" calcext:value-type="float">
            <text:p>148.898271604938</text:p>
          </table:table-cell>
          <table:table-cell office:value-type="float" office:value="147.666172839506" calcext:value-type="float">
            <text:p>147.666172839506</text:p>
          </table:table-cell>
          <table:table-cell office:value-type="float" office:value="151.194567901235" calcext:value-type="float">
            <text:p>151.194567901235</text:p>
          </table:table-cell>
          <table:table-cell office:value-type="float" office:value="149.123456790123" calcext:value-type="float">
            <text:p>149.123456790123</text:p>
          </table:table-cell>
          <table:table-cell office:value-type="float" office:value="151.095802469136" calcext:value-type="float">
            <text:p>151.095802469136</text:p>
          </table:table-cell>
          <table:table-cell office:value-type="float" office:value="151.092839506173" calcext:value-type="float">
            <text:p>151.092839506173</text:p>
          </table:table-cell>
          <table:table-cell table:number-columns-repeated="3"/>
          <table:table-cell table:style-name="ce2" table:number-columns-repeated="19"/>
          <table:table-cell table:style-name="ce3" table:number-columns-repeated="2"/>
          <table:table-cell table:number-columns-repeated="960"/>
        </table:table-row>
        <table:table-row table:style-name="ro1">
          <table:table-cell table:style-name="ce1" office:value-type="float" office:value="412.900740740741" calcext:value-type="float">
            <text:p>412.900740740741</text:p>
          </table:table-cell>
          <table:table-cell table:style-name="ce1" office:value-type="float" office:value="393.143209876543" calcext:value-type="float">
            <text:p>393.143209876543</text:p>
          </table:table-cell>
          <table:table-cell table:style-name="ce1" office:value-type="float" office:value="409.165432098765" calcext:value-type="float">
            <text:p>409.165432098765</text:p>
          </table:table-cell>
          <table:table-cell table:style-name="ce1" office:value-type="float" office:value="391.227160493827" calcext:value-type="float">
            <text:p>391.227160493827</text:p>
          </table:table-cell>
          <table:table-cell table:style-name="ce1" office:value-type="float" office:value="394.690864197531" calcext:value-type="float">
            <text:p>394.690864197531</text:p>
          </table:table-cell>
          <table:table-cell table:style-name="ce1" office:value-type="float" office:value="381.109135802469" calcext:value-type="float">
            <text:p>381.109135802469</text:p>
          </table:table-cell>
          <table:table-cell table:style-name="ce1" office:value-type="float" office:value="407.021728395062" calcext:value-type="float">
            <text:p>407.021728395062</text:p>
          </table:table-cell>
          <table:table-cell table:style-name="ce1" office:value-type="float" office:value="392.948148148148" calcext:value-type="float">
            <text:p>392.948148148148</text:p>
          </table:table-cell>
          <table:table-cell table:style-name="ce1" office:value-type="float" office:value="381.222716049383" calcext:value-type="float">
            <text:p>381.222716049383</text:p>
          </table:table-cell>
          <table:table-cell table:style-name="ce1" office:value-type="float" office:value="366.98962962963" calcext:value-type="float">
            <text:p>366.98962962963</text:p>
          </table:table-cell>
          <table:table-cell table:style-name="ce1" office:value-type="float" office:value="396.178271604938" calcext:value-type="float">
            <text:p>396.178271604938</text:p>
          </table:table-cell>
          <table:table-cell table:style-name="ce1" office:value-type="float" office:value="378.921481481481" calcext:value-type="float">
            <text:p>378.921481481481</text:p>
          </table:table-cell>
          <table:table-cell table:style-name="ce1" office:value-type="float" office:value="413.741234567901" calcext:value-type="float">
            <text:p>413.741234567901</text:p>
          </table:table-cell>
          <table:table-cell table:style-name="ce1" office:value-type="float" office:value="388.215802469136" calcext:value-type="float">
            <text:p>388.215802469136</text:p>
          </table:table-cell>
          <table:table-cell table:style-name="ce1" office:value-type="float" office:value="408.634074074074" calcext:value-type="float">
            <text:p>408.634074074074</text:p>
          </table:table-cell>
          <table:table-cell table:style-name="ce1" office:value-type="float" office:value="389.601975308642" calcext:value-type="float">
            <text:p>389.601975308642</text:p>
          </table:table-cell>
          <table:table-cell table:style-name="ce1" office:value-type="float" office:value="429.796543209877" calcext:value-type="float">
            <text:p>429.796543209877</text:p>
          </table:table-cell>
          <table:table-cell table:style-name="ce1" office:value-type="float" office:value="405.354567901235" calcext:value-type="float">
            <text:p>405.354567901235</text:p>
          </table:table-cell>
          <table:table-cell table:style-name="ce1" office:value-type="float" office:value="435.155555555556" calcext:value-type="float">
            <text:p>435.155555555556</text:p>
          </table:table-cell>
          <table:table-cell table:style-name="ce1" office:value-type="float" office:value="412.581234567901" calcext:value-type="float">
            <text:p>412.581234567901</text:p>
          </table:table-cell>
          <table:table-cell office:value-type="float" office:value="147.939259259259" calcext:value-type="float">
            <text:p>147.939259259259</text:p>
          </table:table-cell>
          <table:table-cell office:value-type="float" office:value="146.434074074074" calcext:value-type="float">
            <text:p>146.434074074074</text:p>
          </table:table-cell>
          <table:table-cell office:value-type="float" office:value="148.104691358025" calcext:value-type="float">
            <text:p>148.104691358025</text:p>
          </table:table-cell>
          <table:table-cell office:value-type="float" office:value="147.055802469136" calcext:value-type="float">
            <text:p>147.055802469136</text:p>
          </table:table-cell>
          <table:table-cell office:value-type="float" office:value="145.764444444444" calcext:value-type="float">
            <text:p>145.764444444444</text:p>
          </table:table-cell>
          <table:table-cell office:value-type="float" office:value="146.510617283951" calcext:value-type="float">
            <text:p>146.510617283951</text:p>
          </table:table-cell>
          <table:table-cell office:value-type="float" office:value="145.69975308642" calcext:value-type="float">
            <text:p>145.69975308642</text:p>
          </table:table-cell>
          <table:table-cell office:value-type="float" office:value="148.065679012346" calcext:value-type="float">
            <text:p>148.065679012346</text:p>
          </table:table-cell>
          <table:table-cell office:value-type="float" office:value="146.784691358025" calcext:value-type="float">
            <text:p>146.784691358025</text:p>
          </table:table-cell>
          <table:table-cell office:value-type="float" office:value="146.926913580247" calcext:value-type="float">
            <text:p>146.926913580247</text:p>
          </table:table-cell>
          <table:table-cell office:value-type="float" office:value="148.746172839506" calcext:value-type="float">
            <text:p>148.746172839506</text:p>
          </table:table-cell>
          <table:table-cell office:value-type="float" office:value="147.148148148148" calcext:value-type="float">
            <text:p>147.148148148148</text:p>
          </table:table-cell>
          <table:table-cell office:value-type="float" office:value="149.666172839506" calcext:value-type="float">
            <text:p>149.666172839506</text:p>
          </table:table-cell>
          <table:table-cell office:value-type="float" office:value="148.318024691358" calcext:value-type="float">
            <text:p>148.318024691358</text:p>
          </table:table-cell>
          <table:table-cell office:value-type="float" office:value="149.955555555556" calcext:value-type="float">
            <text:p>149.955555555556</text:p>
          </table:table-cell>
          <table:table-cell office:value-type="float" office:value="149.071604938272" calcext:value-type="float">
            <text:p>149.071604938272</text:p>
          </table:table-cell>
          <table:table-cell office:value-type="float" office:value="152.611851851852" calcext:value-type="float">
            <text:p>152.611851851852</text:p>
          </table:table-cell>
          <table:table-cell office:value-type="float" office:value="150.190617283951" calcext:value-type="float">
            <text:p>150.190617283951</text:p>
          </table:table-cell>
          <table:table-cell office:value-type="float" office:value="153.400987654321" calcext:value-type="float">
            <text:p>153.400987654321</text:p>
          </table:table-cell>
          <table:table-cell office:value-type="float" office:value="153.607407407407" calcext:value-type="float">
            <text:p>153.607407407407</text:p>
          </table:table-cell>
          <table:table-cell table:number-columns-repeated="3"/>
          <table:table-cell table:style-name="ce2" table:number-columns-repeated="19"/>
          <table:table-cell table:style-name="ce3" table:number-columns-repeated="2"/>
          <table:table-cell table:number-columns-repeated="960"/>
        </table:table-row>
        <table:table-row table:style-name="ro1">
          <table:table-cell table:style-name="ce1" office:value-type="float" office:value="415.971358024691" calcext:value-type="float">
            <text:p>415.971358024691</text:p>
          </table:table-cell>
          <table:table-cell table:style-name="ce1" office:value-type="float" office:value="394.712592592593" calcext:value-type="float">
            <text:p>394.712592592593</text:p>
          </table:table-cell>
          <table:table-cell table:style-name="ce1" office:value-type="float" office:value="412.837037037037" calcext:value-type="float">
            <text:p>412.837037037037</text:p>
          </table:table-cell>
          <table:table-cell table:style-name="ce1" office:value-type="float" office:value="393.21037037037" calcext:value-type="float">
            <text:p>393.21037037037</text:p>
          </table:table-cell>
          <table:table-cell table:style-name="ce1" office:value-type="float" office:value="397.087901234568" calcext:value-type="float">
            <text:p>397.087901234568</text:p>
          </table:table-cell>
          <table:table-cell table:style-name="ce1" office:value-type="float" office:value="381.814320987654" calcext:value-type="float">
            <text:p>381.814320987654</text:p>
          </table:table-cell>
          <table:table-cell table:style-name="ce1" office:value-type="float" office:value="409.045925925926" calcext:value-type="float">
            <text:p>409.045925925926</text:p>
          </table:table-cell>
          <table:table-cell table:style-name="ce1" office:value-type="float" office:value="396.373333333333" calcext:value-type="float">
            <text:p>396.373333333333</text:p>
          </table:table-cell>
          <table:table-cell table:style-name="ce1" office:value-type="float" office:value="383.097283950617" calcext:value-type="float">
            <text:p>383.097283950617</text:p>
          </table:table-cell>
          <table:table-cell table:style-name="ce1" office:value-type="float" office:value="368.494320987654" calcext:value-type="float">
            <text:p>368.494320987654</text:p>
          </table:table-cell>
          <table:table-cell table:style-name="ce1" office:value-type="float" office:value="398.49037037037" calcext:value-type="float">
            <text:p>398.49037037037</text:p>
          </table:table-cell>
          <table:table-cell table:style-name="ce1" office:value-type="float" office:value="379.17975308642" calcext:value-type="float">
            <text:p>379.17975308642</text:p>
          </table:table-cell>
          <table:table-cell table:style-name="ce1" office:value-type="float" office:value="415.453333333333" calcext:value-type="float">
            <text:p>415.453333333333</text:p>
          </table:table-cell>
          <table:table-cell table:style-name="ce1" office:value-type="float" office:value="390.758024691358" calcext:value-type="float">
            <text:p>390.758024691358</text:p>
          </table:table-cell>
          <table:table-cell table:style-name="ce1" office:value-type="float" office:value="410.701728395062" calcext:value-type="float">
            <text:p>410.701728395062</text:p>
          </table:table-cell>
          <table:table-cell table:style-name="ce1" office:value-type="float" office:value="390.374814814815" calcext:value-type="float">
            <text:p>390.374814814815</text:p>
          </table:table-cell>
          <table:table-cell table:style-name="ce1" office:value-type="float" office:value="430.462222222222" calcext:value-type="float">
            <text:p>430.462222222222</text:p>
          </table:table-cell>
          <table:table-cell table:style-name="ce1" office:value-type="float" office:value="408.478518518519" calcext:value-type="float">
            <text:p>408.478518518519</text:p>
          </table:table-cell>
          <table:table-cell table:style-name="ce1" office:value-type="float" office:value="436.425185185185" calcext:value-type="float">
            <text:p>436.425185185185</text:p>
          </table:table-cell>
          <table:table-cell table:style-name="ce1" office:value-type="float" office:value="415.67950617284" calcext:value-type="float">
            <text:p>415.67950617284</text:p>
          </table:table-cell>
          <table:table-cell office:value-type="float" office:value="148.720987654321" calcext:value-type="float">
            <text:p>148.720987654321</text:p>
          </table:table-cell>
          <table:table-cell office:value-type="float" office:value="147.781728395062" calcext:value-type="float">
            <text:p>147.781728395062</text:p>
          </table:table-cell>
          <table:table-cell office:value-type="float" office:value="149.305185185185" calcext:value-type="float">
            <text:p>149.305185185185</text:p>
          </table:table-cell>
          <table:table-cell office:value-type="float" office:value="147.957037037037" calcext:value-type="float">
            <text:p>147.957037037037</text:p>
          </table:table-cell>
          <table:table-cell office:value-type="float" office:value="146.617777777778" calcext:value-type="float">
            <text:p>146.617777777778</text:p>
          </table:table-cell>
          <table:table-cell office:value-type="float" office:value="146.886419753086" calcext:value-type="float">
            <text:p>146.886419753086</text:p>
          </table:table-cell>
          <table:table-cell office:value-type="float" office:value="147.21975308642" calcext:value-type="float">
            <text:p>147.21975308642</text:p>
          </table:table-cell>
          <table:table-cell office:value-type="float" office:value="148.717037037037" calcext:value-type="float">
            <text:p>148.717037037037</text:p>
          </table:table-cell>
          <table:table-cell office:value-type="float" office:value="147.32" calcext:value-type="float">
            <text:p>147.32</text:p>
          </table:table-cell>
          <table:table-cell office:value-type="float" office:value="147.213827160494" calcext:value-type="float">
            <text:p>147.213827160494</text:p>
          </table:table-cell>
          <table:table-cell office:value-type="float" office:value="148.932345679012" calcext:value-type="float">
            <text:p>148.932345679012</text:p>
          </table:table-cell>
          <table:table-cell office:value-type="float" office:value="147.991111111111" calcext:value-type="float">
            <text:p>147.991111111111</text:p>
          </table:table-cell>
          <table:table-cell office:value-type="float" office:value="150.197037037037" calcext:value-type="float">
            <text:p>150.197037037037</text:p>
          </table:table-cell>
          <table:table-cell office:value-type="float" office:value="148.874074074074" calcext:value-type="float">
            <text:p>148.874074074074</text:p>
          </table:table-cell>
          <table:table-cell office:value-type="float" office:value="151.29037037037" calcext:value-type="float">
            <text:p>151.29037037037</text:p>
          </table:table-cell>
          <table:table-cell office:value-type="float" office:value="150.254320987654" calcext:value-type="float">
            <text:p>150.254320987654</text:p>
          </table:table-cell>
          <table:table-cell office:value-type="float" office:value="155.505185185185" calcext:value-type="float">
            <text:p>155.505185185185</text:p>
          </table:table-cell>
          <table:table-cell office:value-type="float" office:value="152.487407407407" calcext:value-type="float">
            <text:p>152.487407407407</text:p>
          </table:table-cell>
          <table:table-cell office:value-type="float" office:value="156.609382716049" calcext:value-type="float">
            <text:p>156.609382716049</text:p>
          </table:table-cell>
          <table:table-cell office:value-type="float" office:value="158.085432098765" calcext:value-type="float">
            <text:p>158.085432098765</text:p>
          </table:table-cell>
          <table:table-cell table:number-columns-repeated="3"/>
          <table:table-cell table:style-name="ce2" table:number-columns-repeated="19"/>
          <table:table-cell table:style-name="ce3" table:number-columns-repeated="2"/>
          <table:table-cell table:number-columns-repeated="960"/>
        </table:table-row>
        <table:table-row table:style-name="ro1">
          <table:table-cell table:style-name="ce1" office:value-type="float" office:value="417.356049382716" calcext:value-type="float">
            <text:p>417.356049382716</text:p>
          </table:table-cell>
          <table:table-cell table:style-name="ce1" office:value-type="float" office:value="398.33975308642" calcext:value-type="float">
            <text:p>398.33975308642</text:p>
          </table:table-cell>
          <table:table-cell table:style-name="ce1" office:value-type="float" office:value="415.402962962963" calcext:value-type="float">
            <text:p>415.402962962963</text:p>
          </table:table-cell>
          <table:table-cell table:style-name="ce1" office:value-type="float" office:value="395.077530864198" calcext:value-type="float">
            <text:p>395.077530864198</text:p>
          </table:table-cell>
          <table:table-cell table:style-name="ce1" office:value-type="float" office:value="398.951111111111" calcext:value-type="float">
            <text:p>398.951111111111</text:p>
          </table:table-cell>
          <table:table-cell table:style-name="ce1" office:value-type="float" office:value="383.614320987654" calcext:value-type="float">
            <text:p>383.614320987654</text:p>
          </table:table-cell>
          <table:table-cell table:style-name="ce1" office:value-type="float" office:value="412.702716049383" calcext:value-type="float">
            <text:p>412.702716049383</text:p>
          </table:table-cell>
          <table:table-cell table:style-name="ce1" office:value-type="float" office:value="397.427160493827" calcext:value-type="float">
            <text:p>397.427160493827</text:p>
          </table:table-cell>
          <table:table-cell table:style-name="ce1" office:value-type="float" office:value="385.58962962963" calcext:value-type="float">
            <text:p>385.58962962963</text:p>
          </table:table-cell>
          <table:table-cell table:style-name="ce1" office:value-type="float" office:value="370.430617283951" calcext:value-type="float">
            <text:p>370.430617283951</text:p>
          </table:table-cell>
          <table:table-cell table:style-name="ce1" office:value-type="float" office:value="400.572839506173" calcext:value-type="float">
            <text:p>400.572839506173</text:p>
          </table:table-cell>
          <table:table-cell table:style-name="ce1" office:value-type="float" office:value="381.346666666667" calcext:value-type="float">
            <text:p>381.346666666667</text:p>
          </table:table-cell>
          <table:table-cell table:style-name="ce1" office:value-type="float" office:value="416.337283950617" calcext:value-type="float">
            <text:p>416.337283950617</text:p>
          </table:table-cell>
          <table:table-cell table:style-name="ce1" office:value-type="float" office:value="391.794567901235" calcext:value-type="float">
            <text:p>391.794567901235</text:p>
          </table:table-cell>
          <table:table-cell table:style-name="ce1" office:value-type="float" office:value="412.171358024691" calcext:value-type="float">
            <text:p>412.171358024691</text:p>
          </table:table-cell>
          <table:table-cell table:style-name="ce1" office:value-type="float" office:value="393.58962962963" calcext:value-type="float">
            <text:p>393.58962962963</text:p>
          </table:table-cell>
          <table:table-cell table:style-name="ce1" office:value-type="float" office:value="431.578765432099" calcext:value-type="float">
            <text:p>431.578765432099</text:p>
          </table:table-cell>
          <table:table-cell table:style-name="ce1" office:value-type="float" office:value="409.920493827161" calcext:value-type="float">
            <text:p>409.920493827161</text:p>
          </table:table-cell>
          <table:table-cell table:style-name="ce1" office:value-type="float" office:value="438.68987654321" calcext:value-type="float">
            <text:p>438.68987654321</text:p>
          </table:table-cell>
          <table:table-cell table:style-name="ce1" office:value-type="float" office:value="417.655802469136" calcext:value-type="float">
            <text:p>417.655802469136</text:p>
          </table:table-cell>
          <table:table-cell office:value-type="float" office:value="148.890864197531" calcext:value-type="float">
            <text:p>148.890864197531</text:p>
          </table:table-cell>
          <table:table-cell office:value-type="float" office:value="148.268148148148" calcext:value-type="float">
            <text:p>148.268148148148</text:p>
          </table:table-cell>
          <table:table-cell office:value-type="float" office:value="149.236049382716" calcext:value-type="float">
            <text:p>149.236049382716</text:p>
          </table:table-cell>
          <table:table-cell office:value-type="float" office:value="148.547160493827" calcext:value-type="float">
            <text:p>148.547160493827</text:p>
          </table:table-cell>
          <table:table-cell office:value-type="float" office:value="147.021728395062" calcext:value-type="float">
            <text:p>147.021728395062</text:p>
          </table:table-cell>
          <table:table-cell office:value-type="float" office:value="147.886419753086" calcext:value-type="float">
            <text:p>147.886419753086</text:p>
          </table:table-cell>
          <table:table-cell office:value-type="float" office:value="147.266172839506" calcext:value-type="float">
            <text:p>147.266172839506</text:p>
          </table:table-cell>
          <table:table-cell office:value-type="float" office:value="149.694814814815" calcext:value-type="float">
            <text:p>149.694814814815</text:p>
          </table:table-cell>
          <table:table-cell office:value-type="float" office:value="148.240987654321" calcext:value-type="float">
            <text:p>148.240987654321</text:p>
          </table:table-cell>
          <table:table-cell office:value-type="float" office:value="148.395555555556" calcext:value-type="float">
            <text:p>148.395555555556</text:p>
          </table:table-cell>
          <table:table-cell office:value-type="float" office:value="149.762469135802" calcext:value-type="float">
            <text:p>149.762469135802</text:p>
          </table:table-cell>
          <table:table-cell office:value-type="float" office:value="149.332839506173" calcext:value-type="float">
            <text:p>149.332839506173</text:p>
          </table:table-cell>
          <table:table-cell office:value-type="float" office:value="151.215308641975" calcext:value-type="float">
            <text:p>151.215308641975</text:p>
          </table:table-cell>
          <table:table-cell office:value-type="float" office:value="151.056296296296" calcext:value-type="float">
            <text:p>151.056296296296</text:p>
          </table:table-cell>
          <table:table-cell office:value-type="float" office:value="153.173333333333" calcext:value-type="float">
            <text:p>153.173333333333</text:p>
          </table:table-cell>
          <table:table-cell office:value-type="float" office:value="152.888888888889" calcext:value-type="float">
            <text:p>152.888888888889</text:p>
          </table:table-cell>
          <table:table-cell office:value-type="float" office:value="161.275061728395" calcext:value-type="float">
            <text:p>161.275061728395</text:p>
          </table:table-cell>
          <table:table-cell office:value-type="float" office:value="155.818271604938" calcext:value-type="float">
            <text:p>155.818271604938</text:p>
          </table:table-cell>
          <table:table-cell office:value-type="float" office:value="162.614320987654" calcext:value-type="float">
            <text:p>162.614320987654</text:p>
          </table:table-cell>
          <table:table-cell office:value-type="float" office:value="164.966419753086" calcext:value-type="float">
            <text:p>164.966419753086</text:p>
          </table:table-cell>
          <table:table-cell table:number-columns-repeated="3"/>
          <table:table-cell table:style-name="ce2" table:number-columns-repeated="19"/>
          <table:table-cell table:style-name="ce3" table:number-columns-repeated="2"/>
          <table:table-cell table:number-columns-repeated="960"/>
        </table:table-row>
        <table:table-row table:style-name="ro1">
          <table:table-cell table:style-name="ce1" office:value-type="float" office:value="419.950617283951" calcext:value-type="float">
            <text:p>419.950617283951</text:p>
          </table:table-cell>
          <table:table-cell table:style-name="ce1" office:value-type="float" office:value="400.756049382716" calcext:value-type="float">
            <text:p>400.756049382716</text:p>
          </table:table-cell>
          <table:table-cell table:style-name="ce1" office:value-type="float" office:value="416.467160493827" calcext:value-type="float">
            <text:p>416.467160493827</text:p>
          </table:table-cell>
          <table:table-cell table:style-name="ce1" office:value-type="float" office:value="396.693827160494" calcext:value-type="float">
            <text:p>396.693827160494</text:p>
          </table:table-cell>
          <table:table-cell table:style-name="ce1" office:value-type="float" office:value="400.567901234568" calcext:value-type="float">
            <text:p>400.567901234568</text:p>
          </table:table-cell>
          <table:table-cell table:style-name="ce1" office:value-type="float" office:value="384.877530864198" calcext:value-type="float">
            <text:p>384.877530864198</text:p>
          </table:table-cell>
          <table:table-cell table:style-name="ce1" office:value-type="float" office:value="411.960987654321" calcext:value-type="float">
            <text:p>411.960987654321</text:p>
          </table:table-cell>
          <table:table-cell table:style-name="ce1" office:value-type="float" office:value="398.580740740741" calcext:value-type="float">
            <text:p>398.580740740741</text:p>
          </table:table-cell>
          <table:table-cell table:style-name="ce1" office:value-type="float" office:value="386.810864197531" calcext:value-type="float">
            <text:p>386.810864197531</text:p>
          </table:table-cell>
          <table:table-cell table:style-name="ce1" office:value-type="float" office:value="371.285432098765" calcext:value-type="float">
            <text:p>371.285432098765</text:p>
          </table:table-cell>
          <table:table-cell table:style-name="ce1" office:value-type="float" office:value="403.681481481481" calcext:value-type="float">
            <text:p>403.681481481481</text:p>
          </table:table-cell>
          <table:table-cell table:style-name="ce1" office:value-type="float" office:value="383.717530864198" calcext:value-type="float">
            <text:p>383.717530864198</text:p>
          </table:table-cell>
          <table:table-cell table:style-name="ce1" office:value-type="float" office:value="419.12987654321" calcext:value-type="float">
            <text:p>419.12987654321</text:p>
          </table:table-cell>
          <table:table-cell table:style-name="ce1" office:value-type="float" office:value="394.011851851852" calcext:value-type="float">
            <text:p>394.011851851852</text:p>
          </table:table-cell>
          <table:table-cell table:style-name="ce1" office:value-type="float" office:value="414.298271604938" calcext:value-type="float">
            <text:p>414.298271604938</text:p>
          </table:table-cell>
          <table:table-cell table:style-name="ce1" office:value-type="float" office:value="395.192098765432" calcext:value-type="float">
            <text:p>395.192098765432</text:p>
          </table:table-cell>
          <table:table-cell table:style-name="ce1" office:value-type="float" office:value="433.833580246914" calcext:value-type="float">
            <text:p>433.833580246914</text:p>
          </table:table-cell>
          <table:table-cell table:style-name="ce1" office:value-type="float" office:value="410.611358024691" calcext:value-type="float">
            <text:p>410.611358024691</text:p>
          </table:table-cell>
          <table:table-cell table:style-name="ce1" office:value-type="float" office:value="440.378765432099" calcext:value-type="float">
            <text:p>440.378765432099</text:p>
          </table:table-cell>
          <table:table-cell table:style-name="ce1" office:value-type="float" office:value="418.555061728395" calcext:value-type="float">
            <text:p>418.555061728395</text:p>
          </table:table-cell>
          <table:table-cell office:value-type="float" office:value="150.294814814815" calcext:value-type="float">
            <text:p>150.294814814815</text:p>
          </table:table-cell>
          <table:table-cell office:value-type="float" office:value="148.990617283951" calcext:value-type="float">
            <text:p>148.990617283951</text:p>
          </table:table-cell>
          <table:table-cell office:value-type="float" office:value="150.472592592593" calcext:value-type="float">
            <text:p>150.472592592593</text:p>
          </table:table-cell>
          <table:table-cell office:value-type="float" office:value="148.982222222222" calcext:value-type="float">
            <text:p>148.982222222222</text:p>
          </table:table-cell>
          <table:table-cell office:value-type="float" office:value="148.148148148148" calcext:value-type="float">
            <text:p>148.148148148148</text:p>
          </table:table-cell>
          <table:table-cell office:value-type="float" office:value="148.897777777778" calcext:value-type="float">
            <text:p>148.897777777778</text:p>
          </table:table-cell>
          <table:table-cell office:value-type="float" office:value="147.662716049383" calcext:value-type="float">
            <text:p>147.662716049383</text:p>
          </table:table-cell>
          <table:table-cell office:value-type="float" office:value="150.377777777778" calcext:value-type="float">
            <text:p>150.377777777778</text:p>
          </table:table-cell>
          <table:table-cell office:value-type="float" office:value="149.748641975309" calcext:value-type="float">
            <text:p>149.748641975309</text:p>
          </table:table-cell>
          <table:table-cell office:value-type="float" office:value="149.686419753086" calcext:value-type="float">
            <text:p>149.686419753086</text:p>
          </table:table-cell>
          <table:table-cell office:value-type="float" office:value="150.98024691358" calcext:value-type="float">
            <text:p>150.98024691358</text:p>
          </table:table-cell>
          <table:table-cell office:value-type="float" office:value="150.704691358025" calcext:value-type="float">
            <text:p>150.704691358025</text:p>
          </table:table-cell>
          <table:table-cell office:value-type="float" office:value="152.925925925926" calcext:value-type="float">
            <text:p>152.925925925926</text:p>
          </table:table-cell>
          <table:table-cell office:value-type="float" office:value="152.016790123457" calcext:value-type="float">
            <text:p>152.016790123457</text:p>
          </table:table-cell>
          <table:table-cell office:value-type="float" office:value="156.643456790123" calcext:value-type="float">
            <text:p>156.643456790123</text:p>
          </table:table-cell>
          <table:table-cell office:value-type="float" office:value="156.994074074074" calcext:value-type="float">
            <text:p>156.994074074074</text:p>
          </table:table-cell>
          <table:table-cell office:value-type="float" office:value="168.604938271605" calcext:value-type="float">
            <text:p>168.604938271605</text:p>
          </table:table-cell>
          <table:table-cell office:value-type="float" office:value="162.303209876543" calcext:value-type="float">
            <text:p>162.303209876543</text:p>
          </table:table-cell>
          <table:table-cell office:value-type="float" office:value="170.96987654321" calcext:value-type="float">
            <text:p>170.96987654321</text:p>
          </table:table-cell>
          <table:table-cell office:value-type="float" office:value="175.946666666667" calcext:value-type="float">
            <text:p>175.946666666667</text:p>
          </table:table-cell>
          <table:table-cell table:number-columns-repeated="3"/>
          <table:table-cell table:style-name="ce2" table:number-columns-repeated="19"/>
          <table:table-cell table:style-name="ce3" table:number-columns-repeated="2"/>
          <table:table-cell table:number-columns-repeated="960"/>
        </table:table-row>
        <table:table-row table:style-name="ro1">
          <table:table-cell table:style-name="ce1" office:value-type="float" office:value="423.672592592593" calcext:value-type="float">
            <text:p>423.672592592593</text:p>
          </table:table-cell>
          <table:table-cell table:style-name="ce1" office:value-type="float" office:value="403.371851851852" calcext:value-type="float">
            <text:p>403.371851851852</text:p>
          </table:table-cell>
          <table:table-cell table:style-name="ce1" office:value-type="float" office:value="419.654814814815" calcext:value-type="float">
            <text:p>419.654814814815</text:p>
          </table:table-cell>
          <table:table-cell table:style-name="ce1" office:value-type="float" office:value="400.313580246914" calcext:value-type="float">
            <text:p>400.313580246914</text:p>
          </table:table-cell>
          <table:table-cell table:style-name="ce1" office:value-type="float" office:value="401.025185185185" calcext:value-type="float">
            <text:p>401.025185185185</text:p>
          </table:table-cell>
          <table:table-cell table:style-name="ce1" office:value-type="float" office:value="386.514074074074" calcext:value-type="float">
            <text:p>386.514074074074</text:p>
          </table:table-cell>
          <table:table-cell table:style-name="ce1" office:value-type="float" office:value="414.35950617284" calcext:value-type="float">
            <text:p>414.35950617284</text:p>
          </table:table-cell>
          <table:table-cell table:style-name="ce1" office:value-type="float" office:value="400.263209876543" calcext:value-type="float">
            <text:p>400.263209876543</text:p>
          </table:table-cell>
          <table:table-cell table:style-name="ce1" office:value-type="float" office:value="389.037530864198" calcext:value-type="float">
            <text:p>389.037530864198</text:p>
          </table:table-cell>
          <table:table-cell table:style-name="ce1" office:value-type="float" office:value="373.621728395062" calcext:value-type="float">
            <text:p>373.621728395062</text:p>
          </table:table-cell>
          <table:table-cell table:style-name="ce1" office:value-type="float" office:value="404.000493827161" calcext:value-type="float">
            <text:p>404.000493827161</text:p>
          </table:table-cell>
          <table:table-cell table:style-name="ce1" office:value-type="float" office:value="384.644938271605" calcext:value-type="float">
            <text:p>384.644938271605</text:p>
          </table:table-cell>
          <table:table-cell table:style-name="ce1" office:value-type="float" office:value="419.359012345679" calcext:value-type="float">
            <text:p>419.359012345679</text:p>
          </table:table-cell>
          <table:table-cell table:style-name="ce1" office:value-type="float" office:value="394.565925925926" calcext:value-type="float">
            <text:p>394.565925925926</text:p>
          </table:table-cell>
          <table:table-cell table:style-name="ce1" office:value-type="float" office:value="415.926913580247" calcext:value-type="float">
            <text:p>415.926913580247</text:p>
          </table:table-cell>
          <table:table-cell table:style-name="ce1" office:value-type="float" office:value="397.676543209877" calcext:value-type="float">
            <text:p>397.676543209877</text:p>
          </table:table-cell>
          <table:table-cell table:style-name="ce1" office:value-type="float" office:value="435.835555555556" calcext:value-type="float">
            <text:p>435.835555555556</text:p>
          </table:table-cell>
          <table:table-cell table:style-name="ce1" office:value-type="float" office:value="413.143209876543" calcext:value-type="float">
            <text:p>413.143209876543</text:p>
          </table:table-cell>
          <table:table-cell table:style-name="ce1" office:value-type="float" office:value="442.364938271605" calcext:value-type="float">
            <text:p>442.364938271605</text:p>
          </table:table-cell>
          <table:table-cell table:style-name="ce1" office:value-type="float" office:value="421.431604938272" calcext:value-type="float">
            <text:p>421.431604938272</text:p>
          </table:table-cell>
          <table:table-cell office:value-type="float" office:value="150.344197530864" calcext:value-type="float">
            <text:p>150.344197530864</text:p>
          </table:table-cell>
          <table:table-cell office:value-type="float" office:value="149.816790123457" calcext:value-type="float">
            <text:p>149.816790123457</text:p>
          </table:table-cell>
          <table:table-cell office:value-type="float" office:value="151.936296296296" calcext:value-type="float">
            <text:p>151.936296296296</text:p>
          </table:table-cell>
          <table:table-cell office:value-type="float" office:value="150.374814814815" calcext:value-type="float">
            <text:p>150.374814814815</text:p>
          </table:table-cell>
          <table:table-cell office:value-type="float" office:value="148.216296296296" calcext:value-type="float">
            <text:p>148.216296296296</text:p>
          </table:table-cell>
          <table:table-cell office:value-type="float" office:value="149.60987654321" calcext:value-type="float">
            <text:p>149.60987654321</text:p>
          </table:table-cell>
          <table:table-cell office:value-type="float" office:value="148.162962962963" calcext:value-type="float">
            <text:p>148.162962962963</text:p>
          </table:table-cell>
          <table:table-cell office:value-type="float" office:value="152.002962962963" calcext:value-type="float">
            <text:p>152.002962962963</text:p>
          </table:table-cell>
          <table:table-cell office:value-type="float" office:value="150.748148148148" calcext:value-type="float">
            <text:p>150.748148148148</text:p>
          </table:table-cell>
          <table:table-cell office:value-type="float" office:value="150.263209876543" calcext:value-type="float">
            <text:p>150.263209876543</text:p>
          </table:table-cell>
          <table:table-cell office:value-type="float" office:value="152.787654320988" calcext:value-type="float">
            <text:p>152.787654320988</text:p>
          </table:table-cell>
          <table:table-cell office:value-type="float" office:value="151.624197530864" calcext:value-type="float">
            <text:p>151.624197530864</text:p>
          </table:table-cell>
          <table:table-cell office:value-type="float" office:value="155.897283950617" calcext:value-type="float">
            <text:p>155.897283950617</text:p>
          </table:table-cell>
          <table:table-cell office:value-type="float" office:value="154.288395061728" calcext:value-type="float">
            <text:p>154.288395061728</text:p>
          </table:table-cell>
          <table:table-cell office:value-type="float" office:value="161.764938271605" calcext:value-type="float">
            <text:p>161.764938271605</text:p>
          </table:table-cell>
          <table:table-cell office:value-type="float" office:value="161.163950617284" calcext:value-type="float">
            <text:p>161.163950617284</text:p>
          </table:table-cell>
          <table:table-cell office:value-type="float" office:value="181.79950617284" calcext:value-type="float">
            <text:p>181.79950617284</text:p>
          </table:table-cell>
          <table:table-cell office:value-type="float" office:value="171.375308641975" calcext:value-type="float">
            <text:p>171.375308641975</text:p>
          </table:table-cell>
          <table:table-cell office:value-type="float" office:value="184.322962962963" calcext:value-type="float">
            <text:p>184.322962962963</text:p>
          </table:table-cell>
          <table:table-cell office:value-type="float" office:value="191.86962962963" calcext:value-type="float">
            <text:p>191.86962962963</text:p>
          </table:table-cell>
          <table:table-cell table:number-columns-repeated="3"/>
          <table:table-cell table:style-name="ce2" table:number-columns-repeated="19"/>
          <table:table-cell table:style-name="ce3" table:number-columns-repeated="2"/>
          <table:table-cell table:number-columns-repeated="960"/>
        </table:table-row>
        <table:table-row table:style-name="ro1">
          <table:table-cell table:style-name="ce1" office:value-type="float" office:value="426.593086419753" calcext:value-type="float">
            <text:p>426.593086419753</text:p>
          </table:table-cell>
          <table:table-cell table:style-name="ce1" office:value-type="float" office:value="406.591111111111" calcext:value-type="float">
            <text:p>406.591111111111</text:p>
          </table:table-cell>
          <table:table-cell table:style-name="ce1" office:value-type="float" office:value="422.064691358025" calcext:value-type="float">
            <text:p>422.064691358025</text:p>
          </table:table-cell>
          <table:table-cell table:style-name="ce1" office:value-type="float" office:value="402.480987654321" calcext:value-type="float">
            <text:p>402.480987654321</text:p>
          </table:table-cell>
          <table:table-cell table:style-name="ce1" office:value-type="float" office:value="403.203456790124" calcext:value-type="float">
            <text:p>403.203456790124</text:p>
          </table:table-cell>
          <table:table-cell table:style-name="ce1" office:value-type="float" office:value="388.613827160494" calcext:value-type="float">
            <text:p>388.613827160494</text:p>
          </table:table-cell>
          <table:table-cell table:style-name="ce1" office:value-type="float" office:value="414.117037037037" calcext:value-type="float">
            <text:p>414.117037037037</text:p>
          </table:table-cell>
          <table:table-cell table:style-name="ce1" office:value-type="float" office:value="400.988641975309" calcext:value-type="float">
            <text:p>400.988641975309</text:p>
          </table:table-cell>
          <table:table-cell table:style-name="ce1" office:value-type="float" office:value="389.788148148148" calcext:value-type="float">
            <text:p>389.788148148148</text:p>
          </table:table-cell>
          <table:table-cell table:style-name="ce1" office:value-type="float" office:value="375.311604938272" calcext:value-type="float">
            <text:p>375.311604938272</text:p>
          </table:table-cell>
          <table:table-cell table:style-name="ce1" office:value-type="float" office:value="406.169382716049" calcext:value-type="float">
            <text:p>406.169382716049</text:p>
          </table:table-cell>
          <table:table-cell table:style-name="ce1" office:value-type="float" office:value="386.517037037037" calcext:value-type="float">
            <text:p>386.517037037037</text:p>
          </table:table-cell>
          <table:table-cell table:style-name="ce1" office:value-type="float" office:value="422.087407407407" calcext:value-type="float">
            <text:p>422.087407407407</text:p>
          </table:table-cell>
          <table:table-cell table:style-name="ce1" office:value-type="float" office:value="395.886913580247" calcext:value-type="float">
            <text:p>395.886913580247</text:p>
          </table:table-cell>
          <table:table-cell table:style-name="ce1" office:value-type="float" office:value="417.397530864198" calcext:value-type="float">
            <text:p>417.397530864198</text:p>
          </table:table-cell>
          <table:table-cell table:style-name="ce1" office:value-type="float" office:value="398.25037037037" calcext:value-type="float">
            <text:p>398.25037037037</text:p>
          </table:table-cell>
          <table:table-cell table:style-name="ce1" office:value-type="float" office:value="438.35012345679" calcext:value-type="float">
            <text:p>438.35012345679</text:p>
          </table:table-cell>
          <table:table-cell table:style-name="ce1" office:value-type="float" office:value="414.204444444444" calcext:value-type="float">
            <text:p>414.204444444444</text:p>
          </table:table-cell>
          <table:table-cell table:style-name="ce1" office:value-type="float" office:value="442.413333333333" calcext:value-type="float">
            <text:p>442.413333333333</text:p>
          </table:table-cell>
          <table:table-cell table:style-name="ce1" office:value-type="float" office:value="422.840987654321" calcext:value-type="float">
            <text:p>422.840987654321</text:p>
          </table:table-cell>
          <table:table-cell office:value-type="float" office:value="151.83950617284" calcext:value-type="float">
            <text:p>151.83950617284</text:p>
          </table:table-cell>
          <table:table-cell office:value-type="float" office:value="151.014320987654" calcext:value-type="float">
            <text:p>151.014320987654</text:p>
          </table:table-cell>
          <table:table-cell office:value-type="float" office:value="152.737777777778" calcext:value-type="float">
            <text:p>152.737777777778</text:p>
          </table:table-cell>
          <table:table-cell office:value-type="float" office:value="151.360493827161" calcext:value-type="float">
            <text:p>151.360493827161</text:p>
          </table:table-cell>
          <table:table-cell office:value-type="float" office:value="149.557530864198" calcext:value-type="float">
            <text:p>149.557530864198</text:p>
          </table:table-cell>
          <table:table-cell office:value-type="float" office:value="151.267160493827" calcext:value-type="float">
            <text:p>151.267160493827</text:p>
          </table:table-cell>
          <table:table-cell office:value-type="float" office:value="149.036049382716" calcext:value-type="float">
            <text:p>149.036049382716</text:p>
          </table:table-cell>
          <table:table-cell office:value-type="float" office:value="153.902716049383" calcext:value-type="float">
            <text:p>153.902716049383</text:p>
          </table:table-cell>
          <table:table-cell office:value-type="float" office:value="152.404938271605" calcext:value-type="float">
            <text:p>152.404938271605</text:p>
          </table:table-cell>
          <table:table-cell office:value-type="float" office:value="152.323456790123" calcext:value-type="float">
            <text:p>152.323456790123</text:p>
          </table:table-cell>
          <table:table-cell office:value-type="float" office:value="154.866666666667" calcext:value-type="float">
            <text:p>154.866666666667</text:p>
          </table:table-cell>
          <table:table-cell office:value-type="float" office:value="153.581234567901" calcext:value-type="float">
            <text:p>153.581234567901</text:p>
          </table:table-cell>
          <table:table-cell office:value-type="float" office:value="159.354074074074" calcext:value-type="float">
            <text:p>159.354074074074</text:p>
          </table:table-cell>
          <table:table-cell office:value-type="float" office:value="158.036049382716" calcext:value-type="float">
            <text:p>158.036049382716</text:p>
          </table:table-cell>
          <table:table-cell office:value-type="float" office:value="168.426666666667" calcext:value-type="float">
            <text:p>168.426666666667</text:p>
          </table:table-cell>
          <table:table-cell office:value-type="float" office:value="168.44" calcext:value-type="float">
            <text:p>168.44</text:p>
          </table:table-cell>
          <table:table-cell office:value-type="float" office:value="199.453827160494" calcext:value-type="float">
            <text:p>199.453827160494</text:p>
          </table:table-cell>
          <table:table-cell office:value-type="float" office:value="184.337283950617" calcext:value-type="float">
            <text:p>184.337283950617</text:p>
          </table:table-cell>
          <table:table-cell office:value-type="float" office:value="201.423703703704" calcext:value-type="float">
            <text:p>201.423703703704</text:p>
          </table:table-cell>
          <table:table-cell office:value-type="float" office:value="214.625679012346" calcext:value-type="float">
            <text:p>214.625679012346</text:p>
          </table:table-cell>
          <table:table-cell table:number-columns-repeated="3"/>
          <table:table-cell table:style-name="ce2" table:number-columns-repeated="19"/>
          <table:table-cell table:style-name="ce3" table:number-columns-repeated="2"/>
          <table:table-cell table:number-columns-repeated="960"/>
        </table:table-row>
        <table:table-row table:style-name="ro1">
          <table:table-cell table:style-name="ce1" office:value-type="float" office:value="429.470617283951" calcext:value-type="float">
            <text:p>429.470617283951</text:p>
          </table:table-cell>
          <table:table-cell table:style-name="ce1" office:value-type="float" office:value="410.452345679012" calcext:value-type="float">
            <text:p>410.452345679012</text:p>
          </table:table-cell>
          <table:table-cell table:style-name="ce1" office:value-type="float" office:value="425.785679012346" calcext:value-type="float">
            <text:p>425.785679012346</text:p>
          </table:table-cell>
          <table:table-cell table:style-name="ce1" office:value-type="float" office:value="404.873086419753" calcext:value-type="float">
            <text:p>404.873086419753</text:p>
          </table:table-cell>
          <table:table-cell table:style-name="ce1" office:value-type="float" office:value="405.271604938272" calcext:value-type="float">
            <text:p>405.271604938272</text:p>
          </table:table-cell>
          <table:table-cell table:style-name="ce1" office:value-type="float" office:value="391.354567901235" calcext:value-type="float">
            <text:p>391.354567901235</text:p>
          </table:table-cell>
          <table:table-cell table:style-name="ce1" office:value-type="float" office:value="417.457777777778" calcext:value-type="float">
            <text:p>417.457777777778</text:p>
          </table:table-cell>
          <table:table-cell table:style-name="ce1" office:value-type="float" office:value="403.707654320988" calcext:value-type="float">
            <text:p>403.707654320988</text:p>
          </table:table-cell>
          <table:table-cell table:style-name="ce1" office:value-type="float" office:value="391.28987654321" calcext:value-type="float">
            <text:p>391.28987654321</text:p>
          </table:table-cell>
          <table:table-cell table:style-name="ce1" office:value-type="float" office:value="376.171358024691" calcext:value-type="float">
            <text:p>376.171358024691</text:p>
          </table:table-cell>
          <table:table-cell table:style-name="ce1" office:value-type="float" office:value="410.06024691358" calcext:value-type="float">
            <text:p>410.06024691358</text:p>
          </table:table-cell>
          <table:table-cell table:style-name="ce1" office:value-type="float" office:value="389.447901234568" calcext:value-type="float">
            <text:p>389.447901234568</text:p>
          </table:table-cell>
          <table:table-cell table:style-name="ce1" office:value-type="float" office:value="424.04" calcext:value-type="float">
            <text:p>424.04</text:p>
          </table:table-cell>
          <table:table-cell table:style-name="ce1" office:value-type="float" office:value="397.845432098765" calcext:value-type="float">
            <text:p>397.845432098765</text:p>
          </table:table-cell>
          <table:table-cell table:style-name="ce1" office:value-type="float" office:value="418.534814814815" calcext:value-type="float">
            <text:p>418.534814814815</text:p>
          </table:table-cell>
          <table:table-cell table:style-name="ce1" office:value-type="float" office:value="400.30962962963" calcext:value-type="float">
            <text:p>400.30962962963</text:p>
          </table:table-cell>
          <table:table-cell table:style-name="ce1" office:value-type="float" office:value="440.770864197531" calcext:value-type="float">
            <text:p>440.770864197531</text:p>
          </table:table-cell>
          <table:table-cell table:style-name="ce1" office:value-type="float" office:value="417.105185185185" calcext:value-type="float">
            <text:p>417.105185185185</text:p>
          </table:table-cell>
          <table:table-cell table:style-name="ce1" office:value-type="float" office:value="446.776296296296" calcext:value-type="float">
            <text:p>446.776296296296</text:p>
          </table:table-cell>
          <table:table-cell table:style-name="ce1" office:value-type="float" office:value="425.015802469136" calcext:value-type="float">
            <text:p>425.015802469136</text:p>
          </table:table-cell>
          <table:table-cell office:value-type="float" office:value="153.372839506173" calcext:value-type="float">
            <text:p>153.372839506173</text:p>
          </table:table-cell>
          <table:table-cell office:value-type="float" office:value="153.135802469136" calcext:value-type="float">
            <text:p>153.135802469136</text:p>
          </table:table-cell>
          <table:table-cell office:value-type="float" office:value="154.713580246914" calcext:value-type="float">
            <text:p>154.713580246914</text:p>
          </table:table-cell>
          <table:table-cell office:value-type="float" office:value="153.759012345679" calcext:value-type="float">
            <text:p>153.759012345679</text:p>
          </table:table-cell>
          <table:table-cell office:value-type="float" office:value="150.921481481482" calcext:value-type="float">
            <text:p>150.921481481482</text:p>
          </table:table-cell>
          <table:table-cell office:value-type="float" office:value="153.760493827161" calcext:value-type="float">
            <text:p>153.760493827161</text:p>
          </table:table-cell>
          <table:table-cell office:value-type="float" office:value="150.616790123457" calcext:value-type="float">
            <text:p>150.616790123457</text:p>
          </table:table-cell>
          <table:table-cell office:value-type="float" office:value="155.982716049383" calcext:value-type="float">
            <text:p>155.982716049383</text:p>
          </table:table-cell>
          <table:table-cell office:value-type="float" office:value="154.043950617284" calcext:value-type="float">
            <text:p>154.043950617284</text:p>
          </table:table-cell>
          <table:table-cell office:value-type="float" office:value="154.274567901235" calcext:value-type="float">
            <text:p>154.274567901235</text:p>
          </table:table-cell>
          <table:table-cell office:value-type="float" office:value="157.381728395062" calcext:value-type="float">
            <text:p>157.381728395062</text:p>
          </table:table-cell>
          <table:table-cell office:value-type="float" office:value="155.888888888889" calcext:value-type="float">
            <text:p>155.888888888889</text:p>
          </table:table-cell>
          <table:table-cell office:value-type="float" office:value="163.944197530864" calcext:value-type="float">
            <text:p>163.944197530864</text:p>
          </table:table-cell>
          <table:table-cell office:value-type="float" office:value="163.720987654321" calcext:value-type="float">
            <text:p>163.720987654321</text:p>
          </table:table-cell>
          <table:table-cell office:value-type="float" office:value="179.816296296296" calcext:value-type="float">
            <text:p>179.816296296296</text:p>
          </table:table-cell>
          <table:table-cell office:value-type="float" office:value="179.566913580247" calcext:value-type="float">
            <text:p>179.566913580247</text:p>
          </table:table-cell>
          <table:table-cell office:value-type="float" office:value="224.621234567901" calcext:value-type="float">
            <text:p>224.621234567901</text:p>
          </table:table-cell>
          <table:table-cell office:value-type="float" office:value="201.845925925926" calcext:value-type="float">
            <text:p>201.845925925926</text:p>
          </table:table-cell>
          <table:table-cell office:value-type="float" office:value="226.217283950617" calcext:value-type="float">
            <text:p>226.217283950617</text:p>
          </table:table-cell>
          <table:table-cell office:value-type="float" office:value="243.945679012346" calcext:value-type="float">
            <text:p>243.945679012346</text:p>
          </table:table-cell>
          <table:table-cell table:number-columns-repeated="3"/>
          <table:table-cell table:style-name="ce2" table:number-columns-repeated="19"/>
          <table:table-cell table:style-name="ce3" table:number-columns-repeated="2"/>
          <table:table-cell table:number-columns-repeated="960"/>
        </table:table-row>
        <table:table-row table:style-name="ro1">
          <table:table-cell table:style-name="ce1" office:value-type="float" office:value="435.89975308642" calcext:value-type="float">
            <text:p>435.89975308642</text:p>
          </table:table-cell>
          <table:table-cell table:style-name="ce1" office:value-type="float" office:value="415.183703703704" calcext:value-type="float">
            <text:p>415.183703703704</text:p>
          </table:table-cell>
          <table:table-cell table:style-name="ce1" office:value-type="float" office:value="429.592098765432" calcext:value-type="float">
            <text:p>429.592098765432</text:p>
          </table:table-cell>
          <table:table-cell table:style-name="ce1" office:value-type="float" office:value="408.589135802469" calcext:value-type="float">
            <text:p>408.589135802469</text:p>
          </table:table-cell>
          <table:table-cell table:style-name="ce1" office:value-type="float" office:value="408.037530864198" calcext:value-type="float">
            <text:p>408.037530864198</text:p>
          </table:table-cell>
          <table:table-cell table:style-name="ce1" office:value-type="float" office:value="393.900740740741" calcext:value-type="float">
            <text:p>393.900740740741</text:p>
          </table:table-cell>
          <table:table-cell table:style-name="ce1" office:value-type="float" office:value="418.24" calcext:value-type="float">
            <text:p>418.24</text:p>
          </table:table-cell>
          <table:table-cell table:style-name="ce1" office:value-type="float" office:value="406.482469135803" calcext:value-type="float">
            <text:p>406.482469135803</text:p>
          </table:table-cell>
          <table:table-cell table:style-name="ce1" office:value-type="float" office:value="392.640987654321" calcext:value-type="float">
            <text:p>392.640987654321</text:p>
          </table:table-cell>
          <table:table-cell table:style-name="ce1" office:value-type="float" office:value="378.537777777778" calcext:value-type="float">
            <text:p>378.537777777778</text:p>
          </table:table-cell>
          <table:table-cell table:style-name="ce1" office:value-type="float" office:value="409.807901234568" calcext:value-type="float">
            <text:p>409.807901234568</text:p>
          </table:table-cell>
          <table:table-cell table:style-name="ce1" office:value-type="float" office:value="389.589135802469" calcext:value-type="float">
            <text:p>389.589135802469</text:p>
          </table:table-cell>
          <table:table-cell table:style-name="ce1" office:value-type="float" office:value="426.007407407407" calcext:value-type="float">
            <text:p>426.007407407407</text:p>
          </table:table-cell>
          <table:table-cell table:style-name="ce1" office:value-type="float" office:value="399.633086419753" calcext:value-type="float">
            <text:p>399.633086419753</text:p>
          </table:table-cell>
          <table:table-cell table:style-name="ce1" office:value-type="float" office:value="421.113086419753" calcext:value-type="float">
            <text:p>421.113086419753</text:p>
          </table:table-cell>
          <table:table-cell table:style-name="ce1" office:value-type="float" office:value="402.400493827161" calcext:value-type="float">
            <text:p>402.400493827161</text:p>
          </table:table-cell>
          <table:table-cell table:style-name="ce1" office:value-type="float" office:value="442.624197530864" calcext:value-type="float">
            <text:p>442.624197530864</text:p>
          </table:table-cell>
          <table:table-cell table:style-name="ce1" office:value-type="float" office:value="417.186666666667" calcext:value-type="float">
            <text:p>417.186666666667</text:p>
          </table:table-cell>
          <table:table-cell table:style-name="ce1" office:value-type="float" office:value="448.133827160494" calcext:value-type="float">
            <text:p>448.133827160494</text:p>
          </table:table-cell>
          <table:table-cell table:style-name="ce1" office:value-type="float" office:value="427.487407407407" calcext:value-type="float">
            <text:p>427.487407407407</text:p>
          </table:table-cell>
          <table:table-cell office:value-type="float" office:value="155.754567901235" calcext:value-type="float">
            <text:p>155.754567901235</text:p>
          </table:table-cell>
          <table:table-cell office:value-type="float" office:value="154.165925925926" calcext:value-type="float">
            <text:p>154.165925925926</text:p>
          </table:table-cell>
          <table:table-cell office:value-type="float" office:value="156.913086419753" calcext:value-type="float">
            <text:p>156.913086419753</text:p>
          </table:table-cell>
          <table:table-cell office:value-type="float" office:value="155.001481481481" calcext:value-type="float">
            <text:p>155.001481481481</text:p>
          </table:table-cell>
          <table:table-cell office:value-type="float" office:value="152.02962962963" calcext:value-type="float">
            <text:p>152.02962962963</text:p>
          </table:table-cell>
          <table:table-cell office:value-type="float" office:value="155.552592592593" calcext:value-type="float">
            <text:p>155.552592592593</text:p>
          </table:table-cell>
          <table:table-cell office:value-type="float" office:value="151.812839506173" calcext:value-type="float">
            <text:p>151.812839506173</text:p>
          </table:table-cell>
          <table:table-cell office:value-type="float" office:value="158.998518518519" calcext:value-type="float">
            <text:p>158.998518518519</text:p>
          </table:table-cell>
          <table:table-cell office:value-type="float" office:value="156.74024691358" calcext:value-type="float">
            <text:p>156.74024691358</text:p>
          </table:table-cell>
          <table:table-cell office:value-type="float" office:value="156.616296296296" calcext:value-type="float">
            <text:p>156.616296296296</text:p>
          </table:table-cell>
          <table:table-cell office:value-type="float" office:value="160.927407407407" calcext:value-type="float">
            <text:p>160.927407407407</text:p>
          </table:table-cell>
          <table:table-cell office:value-type="float" office:value="159.806913580247" calcext:value-type="float">
            <text:p>159.806913580247</text:p>
          </table:table-cell>
          <table:table-cell office:value-type="float" office:value="171.232098765432" calcext:value-type="float">
            <text:p>171.232098765432</text:p>
          </table:table-cell>
          <table:table-cell office:value-type="float" office:value="170.797037037037" calcext:value-type="float">
            <text:p>170.797037037037</text:p>
          </table:table-cell>
          <table:table-cell office:value-type="float" office:value="195.072592592593" calcext:value-type="float">
            <text:p>195.072592592593</text:p>
          </table:table-cell>
          <table:table-cell office:value-type="float" office:value="195.418271604938" calcext:value-type="float">
            <text:p>195.418271604938</text:p>
          </table:table-cell>
          <table:table-cell office:value-type="float" office:value="259.125432098765" calcext:value-type="float">
            <text:p>259.125432098765</text:p>
          </table:table-cell>
          <table:table-cell office:value-type="float" office:value="225.72049382716" calcext:value-type="float">
            <text:p>225.72049382716</text:p>
          </table:table-cell>
          <table:table-cell office:value-type="float" office:value="259.146666666667" calcext:value-type="float">
            <text:p>259.146666666667</text:p>
          </table:table-cell>
          <table:table-cell office:value-type="float" office:value="283.636049382716" calcext:value-type="float">
            <text:p>283.636049382716</text:p>
          </table:table-cell>
          <table:table-cell table:number-columns-repeated="3"/>
          <table:table-cell table:style-name="ce2" table:number-columns-repeated="19"/>
          <table:table-cell table:style-name="ce3" table:number-columns-repeated="2"/>
          <table:table-cell table:number-columns-repeated="960"/>
        </table:table-row>
        <table:table-row table:style-name="ro1">
          <table:table-cell table:style-name="ce1" office:value-type="float" office:value="442.516049382716" calcext:value-type="float">
            <text:p>442.516049382716</text:p>
          </table:table-cell>
          <table:table-cell table:style-name="ce1" office:value-type="float" office:value="420.095308641975" calcext:value-type="float">
            <text:p>420.095308641975</text:p>
          </table:table-cell>
          <table:table-cell table:style-name="ce1" office:value-type="float" office:value="435.453333333333" calcext:value-type="float">
            <text:p>435.453333333333</text:p>
          </table:table-cell>
          <table:table-cell table:style-name="ce1" office:value-type="float" office:value="414.433580246914" calcext:value-type="float">
            <text:p>414.433580246914</text:p>
          </table:table-cell>
          <table:table-cell table:style-name="ce1" office:value-type="float" office:value="410.008888888889" calcext:value-type="float">
            <text:p>410.008888888889</text:p>
          </table:table-cell>
          <table:table-cell table:style-name="ce1" office:value-type="float" office:value="397.678518518519" calcext:value-type="float">
            <text:p>397.678518518519</text:p>
          </table:table-cell>
          <table:table-cell table:style-name="ce1" office:value-type="float" office:value="420.366419753086" calcext:value-type="float">
            <text:p>420.366419753086</text:p>
          </table:table-cell>
          <table:table-cell table:style-name="ce1" office:value-type="float" office:value="408.99012345679" calcext:value-type="float">
            <text:p>408.99012345679</text:p>
          </table:table-cell>
          <table:table-cell table:style-name="ce1" office:value-type="float" office:value="396.202962962963" calcext:value-type="float">
            <text:p>396.202962962963</text:p>
          </table:table-cell>
          <table:table-cell table:style-name="ce1" office:value-type="float" office:value="380.634567901235" calcext:value-type="float">
            <text:p>380.634567901235</text:p>
          </table:table-cell>
          <table:table-cell table:style-name="ce1" office:value-type="float" office:value="413.285432098765" calcext:value-type="float">
            <text:p>413.285432098765</text:p>
          </table:table-cell>
          <table:table-cell table:style-name="ce1" office:value-type="float" office:value="392.510617283951" calcext:value-type="float">
            <text:p>392.510617283951</text:p>
          </table:table-cell>
          <table:table-cell table:style-name="ce1" office:value-type="float" office:value="428.340740740741" calcext:value-type="float">
            <text:p>428.340740740741</text:p>
          </table:table-cell>
          <table:table-cell table:style-name="ce1" office:value-type="float" office:value="402.325925925926" calcext:value-type="float">
            <text:p>402.325925925926</text:p>
          </table:table-cell>
          <table:table-cell table:style-name="ce1" office:value-type="float" office:value="423.270617283951" calcext:value-type="float">
            <text:p>423.270617283951</text:p>
          </table:table-cell>
          <table:table-cell table:style-name="ce1" office:value-type="float" office:value="404.333827160494" calcext:value-type="float">
            <text:p>404.333827160494</text:p>
          </table:table-cell>
          <table:table-cell table:style-name="ce1" office:value-type="float" office:value="447.651851851852" calcext:value-type="float">
            <text:p>447.651851851852</text:p>
          </table:table-cell>
          <table:table-cell table:style-name="ce1" office:value-type="float" office:value="418.620740740741" calcext:value-type="float">
            <text:p>418.620740740741</text:p>
          </table:table-cell>
          <table:table-cell table:style-name="ce1" office:value-type="float" office:value="450.784691358025" calcext:value-type="float">
            <text:p>450.784691358025</text:p>
          </table:table-cell>
          <table:table-cell table:style-name="ce1" office:value-type="float" office:value="429.154074074074" calcext:value-type="float">
            <text:p>429.154074074074</text:p>
          </table:table-cell>
          <table:table-cell office:value-type="float" office:value="159.085925925926" calcext:value-type="float">
            <text:p>159.085925925926</text:p>
          </table:table-cell>
          <table:table-cell office:value-type="float" office:value="157.28" calcext:value-type="float">
            <text:p>157.28</text:p>
          </table:table-cell>
          <table:table-cell office:value-type="float" office:value="160.21037037037" calcext:value-type="float">
            <text:p>160.21037037037</text:p>
          </table:table-cell>
          <table:table-cell office:value-type="float" office:value="158.882469135802" calcext:value-type="float">
            <text:p>158.882469135802</text:p>
          </table:table-cell>
          <table:table-cell office:value-type="float" office:value="155.035061728395" calcext:value-type="float">
            <text:p>155.035061728395</text:p>
          </table:table-cell>
          <table:table-cell office:value-type="float" office:value="158.611358024691" calcext:value-type="float">
            <text:p>158.611358024691</text:p>
          </table:table-cell>
          <table:table-cell office:value-type="float" office:value="152.973827160494" calcext:value-type="float">
            <text:p>152.973827160494</text:p>
          </table:table-cell>
          <table:table-cell office:value-type="float" office:value="163.200493827161" calcext:value-type="float">
            <text:p>163.200493827161</text:p>
          </table:table-cell>
          <table:table-cell office:value-type="float" office:value="160.033086419753" calcext:value-type="float">
            <text:p>160.033086419753</text:p>
          </table:table-cell>
          <table:table-cell office:value-type="float" office:value="160.250864197531" calcext:value-type="float">
            <text:p>160.250864197531</text:p>
          </table:table-cell>
          <table:table-cell office:value-type="float" office:value="167.061728395062" calcext:value-type="float">
            <text:p>167.061728395062</text:p>
          </table:table-cell>
          <table:table-cell office:value-type="float" office:value="165.401481481481" calcext:value-type="float">
            <text:p>165.401481481481</text:p>
          </table:table-cell>
          <table:table-cell office:value-type="float" office:value="182.385185185185" calcext:value-type="float">
            <text:p>182.385185185185</text:p>
          </table:table-cell>
          <table:table-cell office:value-type="float" office:value="182.855802469136" calcext:value-type="float">
            <text:p>182.855802469136</text:p>
          </table:table-cell>
          <table:table-cell office:value-type="float" office:value="217.444444444444" calcext:value-type="float">
            <text:p>217.444444444444</text:p>
          </table:table-cell>
          <table:table-cell office:value-type="float" office:value="218.822716049383" calcext:value-type="float">
            <text:p>218.822716049383</text:p>
          </table:table-cell>
          <table:table-cell office:value-type="float" office:value="308.523950617284" calcext:value-type="float">
            <text:p>308.523950617284</text:p>
          </table:table-cell>
          <table:table-cell office:value-type="float" office:value="260.415802469136" calcext:value-type="float">
            <text:p>260.415802469136</text:p>
          </table:table-cell>
          <table:table-cell office:value-type="float" office:value="302.405432098765" calcext:value-type="float">
            <text:p>302.405432098765</text:p>
          </table:table-cell>
          <table:table-cell office:value-type="float" office:value="337.158024691358" calcext:value-type="float">
            <text:p>337.158024691358</text:p>
          </table:table-cell>
          <table:table-cell table:number-columns-repeated="3"/>
          <table:table-cell table:style-name="ce2" table:number-columns-repeated="19"/>
          <table:table-cell table:style-name="ce3" table:number-columns-repeated="2"/>
          <table:table-cell table:number-columns-repeated="960"/>
        </table:table-row>
        <table:table-row table:style-name="ro1">
          <table:table-cell table:style-name="ce1" office:value-type="float" office:value="451.261728395062" calcext:value-type="float">
            <text:p>451.261728395062</text:p>
          </table:table-cell>
          <table:table-cell table:style-name="ce1" office:value-type="float" office:value="429.451851851852" calcext:value-type="float">
            <text:p>429.451851851852</text:p>
          </table:table-cell>
          <table:table-cell table:style-name="ce1" office:value-type="float" office:value="442.313086419753" calcext:value-type="float">
            <text:p>442.313086419753</text:p>
          </table:table-cell>
          <table:table-cell table:style-name="ce1" office:value-type="float" office:value="419.364444444444" calcext:value-type="float">
            <text:p>419.364444444444</text:p>
          </table:table-cell>
          <table:table-cell table:style-name="ce1" office:value-type="float" office:value="413.302222222222" calcext:value-type="float">
            <text:p>413.302222222222</text:p>
          </table:table-cell>
          <table:table-cell table:style-name="ce1" office:value-type="float" office:value="402.267654320988" calcext:value-type="float">
            <text:p>402.267654320988</text:p>
          </table:table-cell>
          <table:table-cell table:style-name="ce1" office:value-type="float" office:value="421.538765432099" calcext:value-type="float">
            <text:p>421.538765432099</text:p>
          </table:table-cell>
          <table:table-cell table:style-name="ce1" office:value-type="float" office:value="413.20987654321" calcext:value-type="float">
            <text:p>413.20987654321</text:p>
          </table:table-cell>
          <table:table-cell table:style-name="ce1" office:value-type="float" office:value="398.445925925926" calcext:value-type="float">
            <text:p>398.445925925926</text:p>
          </table:table-cell>
          <table:table-cell table:style-name="ce1" office:value-type="float" office:value="384.279012345679" calcext:value-type="float">
            <text:p>384.279012345679</text:p>
          </table:table-cell>
          <table:table-cell table:style-name="ce1" office:value-type="float" office:value="415.104197530864" calcext:value-type="float">
            <text:p>415.104197530864</text:p>
          </table:table-cell>
          <table:table-cell table:style-name="ce1" office:value-type="float" office:value="393.575802469136" calcext:value-type="float">
            <text:p>393.575802469136</text:p>
          </table:table-cell>
          <table:table-cell table:style-name="ce1" office:value-type="float" office:value="430.672098765432" calcext:value-type="float">
            <text:p>430.672098765432</text:p>
          </table:table-cell>
          <table:table-cell table:style-name="ce1" office:value-type="float" office:value="404.232098765432" calcext:value-type="float">
            <text:p>404.232098765432</text:p>
          </table:table-cell>
          <table:table-cell table:style-name="ce1" office:value-type="float" office:value="425.185185185185" calcext:value-type="float">
            <text:p>425.185185185185</text:p>
          </table:table-cell>
          <table:table-cell table:style-name="ce1" office:value-type="float" office:value="406.82024691358" calcext:value-type="float">
            <text:p>406.82024691358</text:p>
          </table:table-cell>
          <table:table-cell table:style-name="ce1" office:value-type="float" office:value="448.761481481482" calcext:value-type="float">
            <text:p>448.761481481482</text:p>
          </table:table-cell>
          <table:table-cell table:style-name="ce1" office:value-type="float" office:value="421.096790123457" calcext:value-type="float">
            <text:p>421.096790123457</text:p>
          </table:table-cell>
          <table:table-cell table:style-name="ce1" office:value-type="float" office:value="452.195555555556" calcext:value-type="float">
            <text:p>452.195555555556</text:p>
          </table:table-cell>
          <table:table-cell table:style-name="ce1" office:value-type="float" office:value="431.822716049383" calcext:value-type="float">
            <text:p>431.822716049383</text:p>
          </table:table-cell>
          <table:table-cell office:value-type="float" office:value="161.672098765432" calcext:value-type="float">
            <text:p>161.672098765432</text:p>
          </table:table-cell>
          <table:table-cell office:value-type="float" office:value="160.801481481482" calcext:value-type="float">
            <text:p>160.801481481482</text:p>
          </table:table-cell>
          <table:table-cell office:value-type="float" office:value="163.943703703704" calcext:value-type="float">
            <text:p>163.943703703704</text:p>
          </table:table-cell>
          <table:table-cell office:value-type="float" office:value="162.116543209877" calcext:value-type="float">
            <text:p>162.116543209877</text:p>
          </table:table-cell>
          <table:table-cell office:value-type="float" office:value="157.317037037037" calcext:value-type="float">
            <text:p>157.317037037037</text:p>
          </table:table-cell>
          <table:table-cell office:value-type="float" office:value="162.481481481482" calcext:value-type="float">
            <text:p>162.481481481482</text:p>
          </table:table-cell>
          <table:table-cell office:value-type="float" office:value="155.601975308642" calcext:value-type="float">
            <text:p>155.601975308642</text:p>
          </table:table-cell>
          <table:table-cell office:value-type="float" office:value="167.799012345679" calcext:value-type="float">
            <text:p>167.799012345679</text:p>
          </table:table-cell>
          <table:table-cell office:value-type="float" office:value="165.523950617284" calcext:value-type="float">
            <text:p>165.523950617284</text:p>
          </table:table-cell>
          <table:table-cell office:value-type="float" office:value="166.111111111111" calcext:value-type="float">
            <text:p>166.111111111111</text:p>
          </table:table-cell>
          <table:table-cell office:value-type="float" office:value="175.182716049383" calcext:value-type="float">
            <text:p>175.182716049383</text:p>
          </table:table-cell>
          <table:table-cell office:value-type="float" office:value="174.108641975309" calcext:value-type="float">
            <text:p>174.108641975309</text:p>
          </table:table-cell>
          <table:table-cell office:value-type="float" office:value="198.8" calcext:value-type="float">
            <text:p>198.8</text:p>
          </table:table-cell>
          <table:table-cell office:value-type="float" office:value="199.200493827161" calcext:value-type="float">
            <text:p>199.200493827161</text:p>
          </table:table-cell>
          <table:table-cell office:value-type="float" office:value="249.542716049383" calcext:value-type="float">
            <text:p>249.542716049383</text:p>
          </table:table-cell>
          <table:table-cell office:value-type="float" office:value="252.544691358025" calcext:value-type="float">
            <text:p>252.544691358025</text:p>
          </table:table-cell>
          <table:table-cell office:value-type="float" office:value="376.787160493827" calcext:value-type="float">
            <text:p>376.787160493827</text:p>
          </table:table-cell>
          <table:table-cell office:value-type="float" office:value="306.893333333333" calcext:value-type="float">
            <text:p>306.893333333333</text:p>
          </table:table-cell>
          <table:table-cell office:value-type="float" office:value="361.098765432099" calcext:value-type="float">
            <text:p>361.098765432099</text:p>
          </table:table-cell>
          <table:table-cell office:value-type="float" office:value="409.534320987654" calcext:value-type="float">
            <text:p>409.534320987654</text:p>
          </table:table-cell>
          <table:table-cell table:number-columns-repeated="3"/>
          <table:table-cell table:style-name="ce2" table:number-columns-repeated="19"/>
          <table:table-cell table:style-name="ce3" table:number-columns-repeated="2"/>
          <table:table-cell table:number-columns-repeated="960"/>
        </table:table-row>
        <table:table-row table:style-name="ro1">
          <table:table-cell table:style-name="ce1" office:value-type="float" office:value="460.680493827161" calcext:value-type="float">
            <text:p>460.680493827161</text:p>
          </table:table-cell>
          <table:table-cell table:style-name="ce1" office:value-type="float" office:value="439.093333333333" calcext:value-type="float">
            <text:p>439.093333333333</text:p>
          </table:table-cell>
          <table:table-cell table:style-name="ce1" office:value-type="float" office:value="450.306666666667" calcext:value-type="float">
            <text:p>450.306666666667</text:p>
          </table:table-cell>
          <table:table-cell table:style-name="ce1" office:value-type="float" office:value="426.266172839506" calcext:value-type="float">
            <text:p>426.266172839506</text:p>
          </table:table-cell>
          <table:table-cell table:style-name="ce1" office:value-type="float" office:value="417.982222222222" calcext:value-type="float">
            <text:p>417.982222222222</text:p>
          </table:table-cell>
          <table:table-cell table:style-name="ce1" office:value-type="float" office:value="408.607407407407" calcext:value-type="float">
            <text:p>408.607407407407</text:p>
          </table:table-cell>
          <table:table-cell table:style-name="ce1" office:value-type="float" office:value="424.305185185185" calcext:value-type="float">
            <text:p>424.305185185185</text:p>
          </table:table-cell>
          <table:table-cell table:style-name="ce1" office:value-type="float" office:value="418.456790123457" calcext:value-type="float">
            <text:p>418.456790123457</text:p>
          </table:table-cell>
          <table:table-cell table:style-name="ce1" office:value-type="float" office:value="402.579259259259" calcext:value-type="float">
            <text:p>402.579259259259</text:p>
          </table:table-cell>
          <table:table-cell table:style-name="ce1" office:value-type="float" office:value="387.296790123457" calcext:value-type="float">
            <text:p>387.296790123457</text:p>
          </table:table-cell>
          <table:table-cell table:style-name="ce1" office:value-type="float" office:value="419.06962962963" calcext:value-type="float">
            <text:p>419.06962962963</text:p>
          </table:table-cell>
          <table:table-cell table:style-name="ce1" office:value-type="float" office:value="397.517530864198" calcext:value-type="float">
            <text:p>397.517530864198</text:p>
          </table:table-cell>
          <table:table-cell table:style-name="ce1" office:value-type="float" office:value="433.708641975309" calcext:value-type="float">
            <text:p>433.708641975309</text:p>
          </table:table-cell>
          <table:table-cell table:style-name="ce1" office:value-type="float" office:value="408.130864197531" calcext:value-type="float">
            <text:p>408.130864197531</text:p>
          </table:table-cell>
          <table:table-cell table:style-name="ce1" office:value-type="float" office:value="428.949135802469" calcext:value-type="float">
            <text:p>428.949135802469</text:p>
          </table:table-cell>
          <table:table-cell table:style-name="ce1" office:value-type="float" office:value="411.386172839506" calcext:value-type="float">
            <text:p>411.386172839506</text:p>
          </table:table-cell>
          <table:table-cell table:style-name="ce1" office:value-type="float" office:value="453.972839506173" calcext:value-type="float">
            <text:p>453.972839506173</text:p>
          </table:table-cell>
          <table:table-cell table:style-name="ce1" office:value-type="float" office:value="424.354074074074" calcext:value-type="float">
            <text:p>424.354074074074</text:p>
          </table:table-cell>
          <table:table-cell table:style-name="ce1" office:value-type="float" office:value="454.976790123457" calcext:value-type="float">
            <text:p>454.976790123457</text:p>
          </table:table-cell>
          <table:table-cell table:style-name="ce1" office:value-type="float" office:value="436.235555555556" calcext:value-type="float">
            <text:p>436.235555555556</text:p>
          </table:table-cell>
          <table:table-cell office:value-type="float" office:value="166.526913580247" calcext:value-type="float">
            <text:p>166.526913580247</text:p>
          </table:table-cell>
          <table:table-cell office:value-type="float" office:value="164.551111111111" calcext:value-type="float">
            <text:p>164.551111111111</text:p>
          </table:table-cell>
          <table:table-cell office:value-type="float" office:value="169.671604938272" calcext:value-type="float">
            <text:p>169.671604938272</text:p>
          </table:table-cell>
          <table:table-cell office:value-type="float" office:value="167.401481481481" calcext:value-type="float">
            <text:p>167.401481481481</text:p>
          </table:table-cell>
          <table:table-cell office:value-type="float" office:value="161.210864197531" calcext:value-type="float">
            <text:p>161.210864197531</text:p>
          </table:table-cell>
          <table:table-cell office:value-type="float" office:value="168.306172839506" calcext:value-type="float">
            <text:p>168.306172839506</text:p>
          </table:table-cell>
          <table:table-cell office:value-type="float" office:value="158.654814814815" calcext:value-type="float">
            <text:p>158.654814814815</text:p>
          </table:table-cell>
          <table:table-cell office:value-type="float" office:value="174.558024691358" calcext:value-type="float">
            <text:p>174.558024691358</text:p>
          </table:table-cell>
          <table:table-cell office:value-type="float" office:value="172.40987654321" calcext:value-type="float">
            <text:p>172.40987654321</text:p>
          </table:table-cell>
          <table:table-cell office:value-type="float" office:value="173.53975308642" calcext:value-type="float">
            <text:p>173.53975308642</text:p>
          </table:table-cell>
          <table:table-cell office:value-type="float" office:value="186.675555555556" calcext:value-type="float">
            <text:p>186.675555555556</text:p>
          </table:table-cell>
          <table:table-cell office:value-type="float" office:value="184.547654320988" calcext:value-type="float">
            <text:p>184.547654320988</text:p>
          </table:table-cell>
          <table:table-cell office:value-type="float" office:value="220.378765432099" calcext:value-type="float">
            <text:p>220.378765432099</text:p>
          </table:table-cell>
          <table:table-cell office:value-type="float" office:value="221.709135802469" calcext:value-type="float">
            <text:p>221.709135802469</text:p>
          </table:table-cell>
          <table:table-cell office:value-type="float" office:value="292.04987654321" calcext:value-type="float">
            <text:p>292.04987654321</text:p>
          </table:table-cell>
          <table:table-cell office:value-type="float" office:value="297.028641975309" calcext:value-type="float">
            <text:p>297.028641975309</text:p>
          </table:table-cell>
          <table:table-cell office:value-type="float" office:value="462.688888888889" calcext:value-type="float">
            <text:p>462.688888888889</text:p>
          </table:table-cell>
          <table:table-cell office:value-type="float" office:value="365.31950617284" calcext:value-type="float">
            <text:p>365.31950617284</text:p>
          </table:table-cell>
          <table:table-cell office:value-type="float" office:value="433.398024691358" calcext:value-type="float">
            <text:p>433.398024691358</text:p>
          </table:table-cell>
          <table:table-cell office:value-type="float" office:value="499.574320987654" calcext:value-type="float">
            <text:p>499.574320987654</text:p>
          </table:table-cell>
          <table:table-cell table:number-columns-repeated="3"/>
          <table:table-cell table:style-name="ce2" table:number-columns-repeated="19"/>
          <table:table-cell table:style-name="ce3" table:number-columns-repeated="2"/>
          <table:table-cell table:number-columns-repeated="960"/>
        </table:table-row>
        <table:table-row table:style-name="ro1">
          <table:table-cell table:style-name="ce1" office:value-type="float" office:value="472.927901234568" calcext:value-type="float">
            <text:p>472.927901234568</text:p>
          </table:table-cell>
          <table:table-cell table:style-name="ce1" office:value-type="float" office:value="451.180740740741" calcext:value-type="float">
            <text:p>451.180740740741</text:p>
          </table:table-cell>
          <table:table-cell table:style-name="ce1" office:value-type="float" office:value="461.98024691358" calcext:value-type="float">
            <text:p>461.98024691358</text:p>
          </table:table-cell>
          <table:table-cell table:style-name="ce1" office:value-type="float" office:value="437.768395061728" calcext:value-type="float">
            <text:p>437.768395061728</text:p>
          </table:table-cell>
          <table:table-cell table:style-name="ce1" office:value-type="float" office:value="423.19950617284" calcext:value-type="float">
            <text:p>423.19950617284</text:p>
          </table:table-cell>
          <table:table-cell table:style-name="ce1" office:value-type="float" office:value="415.617777777778" calcext:value-type="float">
            <text:p>415.617777777778</text:p>
          </table:table-cell>
          <table:table-cell table:style-name="ce1" office:value-type="float" office:value="427.987160493827" calcext:value-type="float">
            <text:p>427.987160493827</text:p>
          </table:table-cell>
          <table:table-cell table:style-name="ce1" office:value-type="float" office:value="424.38024691358" calcext:value-type="float">
            <text:p>424.38024691358</text:p>
          </table:table-cell>
          <table:table-cell table:style-name="ce1" office:value-type="float" office:value="405.763950617284" calcext:value-type="float">
            <text:p>405.763950617284</text:p>
          </table:table-cell>
          <table:table-cell table:style-name="ce1" office:value-type="float" office:value="391.946172839506" calcext:value-type="float">
            <text:p>391.946172839506</text:p>
          </table:table-cell>
          <table:table-cell table:style-name="ce1" office:value-type="float" office:value="423.385185185185" calcext:value-type="float">
            <text:p>423.385185185185</text:p>
          </table:table-cell>
          <table:table-cell table:style-name="ce1" office:value-type="float" office:value="401.278518518519" calcext:value-type="float">
            <text:p>401.278518518519</text:p>
          </table:table-cell>
          <table:table-cell table:style-name="ce1" office:value-type="float" office:value="437.014814814815" calcext:value-type="float">
            <text:p>437.014814814815</text:p>
          </table:table-cell>
          <table:table-cell table:style-name="ce1" office:value-type="float" office:value="412.79950617284" calcext:value-type="float">
            <text:p>412.79950617284</text:p>
          </table:table-cell>
          <table:table-cell table:style-name="ce1" office:value-type="float" office:value="432.651851851852" calcext:value-type="float">
            <text:p>432.651851851852</text:p>
          </table:table-cell>
          <table:table-cell table:style-name="ce1" office:value-type="float" office:value="416.231111111111" calcext:value-type="float">
            <text:p>416.231111111111</text:p>
          </table:table-cell>
          <table:table-cell table:style-name="ce1" office:value-type="float" office:value="457.931851851852" calcext:value-type="float">
            <text:p>457.931851851852</text:p>
          </table:table-cell>
          <table:table-cell table:style-name="ce1" office:value-type="float" office:value="428.253827160494" calcext:value-type="float">
            <text:p>428.253827160494</text:p>
          </table:table-cell>
          <table:table-cell table:style-name="ce1" office:value-type="float" office:value="458.531358024691" calcext:value-type="float">
            <text:p>458.531358024691</text:p>
          </table:table-cell>
          <table:table-cell table:style-name="ce1" office:value-type="float" office:value="439.104691358025" calcext:value-type="float">
            <text:p>439.104691358025</text:p>
          </table:table-cell>
          <table:table-cell office:value-type="float" office:value="171.217777777778" calcext:value-type="float">
            <text:p>171.217777777778</text:p>
          </table:table-cell>
          <table:table-cell office:value-type="float" office:value="169.555061728395" calcext:value-type="float">
            <text:p>169.555061728395</text:p>
          </table:table-cell>
          <table:table-cell office:value-type="float" office:value="175.374814814815" calcext:value-type="float">
            <text:p>175.374814814815</text:p>
          </table:table-cell>
          <table:table-cell office:value-type="float" office:value="173.358518518519" calcext:value-type="float">
            <text:p>173.358518518519</text:p>
          </table:table-cell>
          <table:table-cell office:value-type="float" office:value="165.267654320988" calcext:value-type="float">
            <text:p>165.267654320988</text:p>
          </table:table-cell>
          <table:table-cell office:value-type="float" office:value="175.089382716049" calcext:value-type="float">
            <text:p>175.089382716049</text:p>
          </table:table-cell>
          <table:table-cell office:value-type="float" office:value="162.976296296296" calcext:value-type="float">
            <text:p>162.976296296296</text:p>
          </table:table-cell>
          <table:table-cell office:value-type="float" office:value="183.658271604938" calcext:value-type="float">
            <text:p>183.658271604938</text:p>
          </table:table-cell>
          <table:table-cell office:value-type="float" office:value="181.879012345679" calcext:value-type="float">
            <text:p>181.879012345679</text:p>
          </table:table-cell>
          <table:table-cell office:value-type="float" office:value="183.357037037037" calcext:value-type="float">
            <text:p>183.357037037037</text:p>
          </table:table-cell>
          <table:table-cell office:value-type="float" office:value="203.583703703704" calcext:value-type="float">
            <text:p>203.583703703704</text:p>
          </table:table-cell>
          <table:table-cell office:value-type="float" office:value="201.282962962963" calcext:value-type="float">
            <text:p>201.282962962963</text:p>
          </table:table-cell>
          <table:table-cell office:value-type="float" office:value="251.920493827161" calcext:value-type="float">
            <text:p>251.920493827161</text:p>
          </table:table-cell>
          <table:table-cell office:value-type="float" office:value="254.725925925926" calcext:value-type="float">
            <text:p>254.725925925926</text:p>
          </table:table-cell>
          <table:table-cell office:value-type="float" office:value="354.852839506173" calcext:value-type="float">
            <text:p>354.852839506173</text:p>
          </table:table-cell>
          <table:table-cell office:value-type="float" office:value="362.230617283951" calcext:value-type="float">
            <text:p>362.230617283951</text:p>
          </table:table-cell>
          <table:table-cell office:value-type="float" office:value="578.606419753087" calcext:value-type="float">
            <text:p>578.606419753087</text:p>
          </table:table-cell>
          <table:table-cell office:value-type="float" office:value="445.665185185185" calcext:value-type="float">
            <text:p>445.665185185185</text:p>
          </table:table-cell>
          <table:table-cell office:value-type="float" office:value="528.846419753086" calcext:value-type="float">
            <text:p>528.846419753086</text:p>
          </table:table-cell>
          <table:table-cell office:value-type="float" office:value="617.520493827161" calcext:value-type="float">
            <text:p>617.520493827161</text:p>
          </table:table-cell>
          <table:table-cell table:number-columns-repeated="3"/>
          <table:table-cell table:style-name="ce2" table:number-columns-repeated="19"/>
          <table:table-cell table:style-name="ce3" table:number-columns-repeated="2"/>
          <table:table-cell table:number-columns-repeated="960"/>
        </table:table-row>
        <table:table-row table:style-name="ro1">
          <table:table-cell table:style-name="ce1" office:value-type="float" office:value="489.862716049383" calcext:value-type="float">
            <text:p>489.862716049383</text:p>
          </table:table-cell>
          <table:table-cell table:style-name="ce1" office:value-type="float" office:value="465.624691358025" calcext:value-type="float">
            <text:p>465.624691358025</text:p>
          </table:table-cell>
          <table:table-cell table:style-name="ce1" office:value-type="float" office:value="475.533333333333" calcext:value-type="float">
            <text:p>475.533333333333</text:p>
          </table:table-cell>
          <table:table-cell table:style-name="ce1" office:value-type="float" office:value="451.801481481481" calcext:value-type="float">
            <text:p>451.801481481481</text:p>
          </table:table-cell>
          <table:table-cell table:style-name="ce1" office:value-type="float" office:value="430.361975308642" calcext:value-type="float">
            <text:p>430.361975308642</text:p>
          </table:table-cell>
          <table:table-cell table:style-name="ce1" office:value-type="float" office:value="425.092345679012" calcext:value-type="float">
            <text:p>425.092345679012</text:p>
          </table:table-cell>
          <table:table-cell table:style-name="ce1" office:value-type="float" office:value="429.832592592593" calcext:value-type="float">
            <text:p>429.832592592593</text:p>
          </table:table-cell>
          <table:table-cell table:style-name="ce1" office:value-type="float" office:value="431.176790123457" calcext:value-type="float">
            <text:p>431.176790123457</text:p>
          </table:table-cell>
          <table:table-cell table:style-name="ce1" office:value-type="float" office:value="412.146172839506" calcext:value-type="float">
            <text:p>412.146172839506</text:p>
          </table:table-cell>
          <table:table-cell table:style-name="ce1" office:value-type="float" office:value="396.535802469136" calcext:value-type="float">
            <text:p>396.535802469136</text:p>
          </table:table-cell>
          <table:table-cell table:style-name="ce1" office:value-type="float" office:value="428.231111111111" calcext:value-type="float">
            <text:p>428.231111111111</text:p>
          </table:table-cell>
          <table:table-cell table:style-name="ce1" office:value-type="float" office:value="405.550617283951" calcext:value-type="float">
            <text:p>405.550617283951</text:p>
          </table:table-cell>
          <table:table-cell table:style-name="ce1" office:value-type="float" office:value="442.279012345679" calcext:value-type="float">
            <text:p>442.279012345679</text:p>
          </table:table-cell>
          <table:table-cell table:style-name="ce1" office:value-type="float" office:value="416.311111111111" calcext:value-type="float">
            <text:p>416.311111111111</text:p>
          </table:table-cell>
          <table:table-cell table:style-name="ce1" office:value-type="float" office:value="437.068148148148" calcext:value-type="float">
            <text:p>437.068148148148</text:p>
          </table:table-cell>
          <table:table-cell table:style-name="ce1" office:value-type="float" office:value="418.612839506173" calcext:value-type="float">
            <text:p>418.612839506173</text:p>
          </table:table-cell>
          <table:table-cell table:style-name="ce1" office:value-type="float" office:value="462.833580246914" calcext:value-type="float">
            <text:p>462.833580246914</text:p>
          </table:table-cell>
          <table:table-cell table:style-name="ce1" office:value-type="float" office:value="431.684444444444" calcext:value-type="float">
            <text:p>431.684444444444</text:p>
          </table:table-cell>
          <table:table-cell table:style-name="ce1" office:value-type="float" office:value="462.913580246914" calcext:value-type="float">
            <text:p>462.913580246914</text:p>
          </table:table-cell>
          <table:table-cell table:style-name="ce1" office:value-type="float" office:value="442.342716049383" calcext:value-type="float">
            <text:p>442.342716049383</text:p>
          </table:table-cell>
          <table:table-cell office:value-type="float" office:value="178.520493827161" calcext:value-type="float">
            <text:p>178.520493827161</text:p>
          </table:table-cell>
          <table:table-cell office:value-type="float" office:value="175.818271604938" calcext:value-type="float">
            <text:p>175.818271604938</text:p>
          </table:table-cell>
          <table:table-cell office:value-type="float" office:value="184.192098765432" calcext:value-type="float">
            <text:p>184.192098765432</text:p>
          </table:table-cell>
          <table:table-cell office:value-type="float" office:value="181.055802469136" calcext:value-type="float">
            <text:p>181.055802469136</text:p>
          </table:table-cell>
          <table:table-cell office:value-type="float" office:value="170.531851851852" calcext:value-type="float">
            <text:p>170.531851851852</text:p>
          </table:table-cell>
          <table:table-cell office:value-type="float" office:value="183.41975308642" calcext:value-type="float">
            <text:p>183.41975308642</text:p>
          </table:table-cell>
          <table:table-cell office:value-type="float" office:value="167.705679012346" calcext:value-type="float">
            <text:p>167.705679012346</text:p>
          </table:table-cell>
          <table:table-cell office:value-type="float" office:value="195.392592592593" calcext:value-type="float">
            <text:p>195.392592592593</text:p>
          </table:table-cell>
          <table:table-cell office:value-type="float" office:value="194.057283950617" calcext:value-type="float">
            <text:p>194.057283950617</text:p>
          </table:table-cell>
          <table:table-cell office:value-type="float" office:value="197.438024691358" calcext:value-type="float">
            <text:p>197.438024691358</text:p>
          </table:table-cell>
          <table:table-cell office:value-type="float" office:value="226.040493827161" calcext:value-type="float">
            <text:p>226.040493827161</text:p>
          </table:table-cell>
          <table:table-cell office:value-type="float" office:value="223.248888888889" calcext:value-type="float">
            <text:p>223.248888888889</text:p>
          </table:table-cell>
          <table:table-cell office:value-type="float" office:value="294.884444444444" calcext:value-type="float">
            <text:p>294.884444444444</text:p>
          </table:table-cell>
          <table:table-cell office:value-type="float" office:value="299.801975308642" calcext:value-type="float">
            <text:p>299.801975308642</text:p>
          </table:table-cell>
          <table:table-cell office:value-type="float" office:value="436.237530864198" calcext:value-type="float">
            <text:p>436.237530864198</text:p>
          </table:table-cell>
          <table:table-cell office:value-type="float" office:value="448.927407407407" calcext:value-type="float">
            <text:p>448.927407407407</text:p>
          </table:table-cell>
          <table:table-cell office:value-type="float" office:value="729.374814814815" calcext:value-type="float">
            <text:p>729.374814814815</text:p>
          </table:table-cell>
          <table:table-cell office:value-type="float" office:value="547.851358024691" calcext:value-type="float">
            <text:p>547.851358024691</text:p>
          </table:table-cell>
          <table:table-cell office:value-type="float" office:value="645.961975308642" calcext:value-type="float">
            <text:p>645.961975308642</text:p>
          </table:table-cell>
          <table:table-cell office:value-type="float" office:value="763.462222222222" calcext:value-type="float">
            <text:p>763.462222222222</text:p>
          </table:table-cell>
          <table:table-cell table:number-columns-repeated="3"/>
          <table:table-cell table:style-name="ce2" table:number-columns-repeated="19"/>
          <table:table-cell table:style-name="ce3" table:number-columns-repeated="2"/>
          <table:table-cell table:number-columns-repeated="960"/>
        </table:table-row>
        <table:table-row table:style-name="ro1">
          <table:table-cell table:style-name="ce1" office:value-type="float" office:value="509.655802469136" calcext:value-type="float">
            <text:p>509.655802469136</text:p>
          </table:table-cell>
          <table:table-cell table:style-name="ce1" office:value-type="float" office:value="486.341234567901" calcext:value-type="float">
            <text:p>486.341234567901</text:p>
          </table:table-cell>
          <table:table-cell table:style-name="ce1" office:value-type="float" office:value="493.70962962963" calcext:value-type="float">
            <text:p>493.70962962963</text:p>
          </table:table-cell>
          <table:table-cell table:style-name="ce1" office:value-type="float" office:value="466.864197530864" calcext:value-type="float">
            <text:p>466.864197530864</text:p>
          </table:table-cell>
          <table:table-cell table:style-name="ce1" office:value-type="float" office:value="437.303703703704" calcext:value-type="float">
            <text:p>437.303703703704</text:p>
          </table:table-cell>
          <table:table-cell table:style-name="ce1" office:value-type="float" office:value="437.480987654321" calcext:value-type="float">
            <text:p>437.480987654321</text:p>
          </table:table-cell>
          <table:table-cell table:style-name="ce1" office:value-type="float" office:value="436.031111111111" calcext:value-type="float">
            <text:p>436.031111111111</text:p>
          </table:table-cell>
          <table:table-cell table:style-name="ce1" office:value-type="float" office:value="442.57037037037" calcext:value-type="float">
            <text:p>442.57037037037</text:p>
          </table:table-cell>
          <table:table-cell table:style-name="ce1" office:value-type="float" office:value="418.628148148148" calcext:value-type="float">
            <text:p>418.628148148148</text:p>
          </table:table-cell>
          <table:table-cell table:style-name="ce1" office:value-type="float" office:value="404.628641975309" calcext:value-type="float">
            <text:p>404.628641975309</text:p>
          </table:table-cell>
          <table:table-cell table:style-name="ce1" office:value-type="float" office:value="433.999012345679" calcext:value-type="float">
            <text:p>433.999012345679</text:p>
          </table:table-cell>
          <table:table-cell table:style-name="ce1" office:value-type="float" office:value="412.134320987654" calcext:value-type="float">
            <text:p>412.134320987654</text:p>
          </table:table-cell>
          <table:table-cell table:style-name="ce1" office:value-type="float" office:value="449.480493827161" calcext:value-type="float">
            <text:p>449.480493827161</text:p>
          </table:table-cell>
          <table:table-cell table:style-name="ce1" office:value-type="float" office:value="423.168395061728" calcext:value-type="float">
            <text:p>423.168395061728</text:p>
          </table:table-cell>
          <table:table-cell table:style-name="ce1" office:value-type="float" office:value="442.921975308642" calcext:value-type="float">
            <text:p>442.921975308642</text:p>
          </table:table-cell>
          <table:table-cell table:style-name="ce1" office:value-type="float" office:value="426.271111111111" calcext:value-type="float">
            <text:p>426.271111111111</text:p>
          </table:table-cell>
          <table:table-cell table:style-name="ce1" office:value-type="float" office:value="470.325925925926" calcext:value-type="float">
            <text:p>470.325925925926</text:p>
          </table:table-cell>
          <table:table-cell table:style-name="ce1" office:value-type="float" office:value="435.876049382716" calcext:value-type="float">
            <text:p>435.876049382716</text:p>
          </table:table-cell>
          <table:table-cell table:style-name="ce1" office:value-type="float" office:value="466.772839506173" calcext:value-type="float">
            <text:p>466.772839506173</text:p>
          </table:table-cell>
          <table:table-cell table:style-name="ce1" office:value-type="float" office:value="447.460740740741" calcext:value-type="float">
            <text:p>447.460740740741</text:p>
          </table:table-cell>
          <table:table-cell office:value-type="float" office:value="187.203456790123" calcext:value-type="float">
            <text:p>187.203456790123</text:p>
          </table:table-cell>
          <table:table-cell office:value-type="float" office:value="185.275555555556" calcext:value-type="float">
            <text:p>185.275555555556</text:p>
          </table:table-cell>
          <table:table-cell office:value-type="float" office:value="194.689382716049" calcext:value-type="float">
            <text:p>194.689382716049</text:p>
          </table:table-cell>
          <table:table-cell office:value-type="float" office:value="191.083950617284" calcext:value-type="float">
            <text:p>191.083950617284</text:p>
          </table:table-cell>
          <table:table-cell office:value-type="float" office:value="178.426172839506" calcext:value-type="float">
            <text:p>178.426172839506</text:p>
          </table:table-cell>
          <table:table-cell office:value-type="float" office:value="195.323456790123" calcext:value-type="float">
            <text:p>195.323456790123</text:p>
          </table:table-cell>
          <table:table-cell office:value-type="float" office:value="175.156049382716" calcext:value-type="float">
            <text:p>175.156049382716</text:p>
          </table:table-cell>
          <table:table-cell office:value-type="float" office:value="211.972839506173" calcext:value-type="float">
            <text:p>211.972839506173</text:p>
          </table:table-cell>
          <table:table-cell office:value-type="float" office:value="212.555555555556" calcext:value-type="float">
            <text:p>212.555555555556</text:p>
          </table:table-cell>
          <table:table-cell office:value-type="float" office:value="217.476049382716" calcext:value-type="float">
            <text:p>217.476049382716</text:p>
          </table:table-cell>
          <table:table-cell office:value-type="float" office:value="257.949135802469" calcext:value-type="float">
            <text:p>257.949135802469</text:p>
          </table:table-cell>
          <table:table-cell office:value-type="float" office:value="255.436049382716" calcext:value-type="float">
            <text:p>255.436049382716</text:p>
          </table:table-cell>
          <table:table-cell office:value-type="float" office:value="356.371358024691" calcext:value-type="float">
            <text:p>356.371358024691</text:p>
          </table:table-cell>
          <table:table-cell office:value-type="float" office:value="364.674074074074" calcext:value-type="float">
            <text:p>364.674074074074</text:p>
          </table:table-cell>
          <table:table-cell office:value-type="float" office:value="550.262222222222" calcext:value-type="float">
            <text:p>550.262222222222</text:p>
          </table:table-cell>
          <table:table-cell office:value-type="float" office:value="566.615802469136" calcext:value-type="float">
            <text:p>566.615802469136</text:p>
          </table:table-cell>
          <table:table-cell office:value-type="float" office:value="917.596543209877" calcext:value-type="float">
            <text:p>917.596543209877</text:p>
          </table:table-cell>
          <table:table-cell office:value-type="float" office:value="678.46962962963" calcext:value-type="float">
            <text:p>678.46962962963</text:p>
          </table:table-cell>
          <table:table-cell office:value-type="float" office:value="795.824197530864" calcext:value-type="float">
            <text:p>795.824197530864</text:p>
          </table:table-cell>
          <table:table-cell office:value-type="float" office:value="945.355061728395" calcext:value-type="float">
            <text:p>945.355061728395</text:p>
          </table:table-cell>
          <table:table-cell table:number-columns-repeated="3"/>
          <table:table-cell table:style-name="ce2" table:number-columns-repeated="19"/>
          <table:table-cell table:style-name="ce3" table:number-columns-repeated="2"/>
          <table:table-cell table:number-columns-repeated="960"/>
        </table:table-row>
        <table:table-row table:style-name="ro1">
          <table:table-cell table:style-name="ce1" office:value-type="float" office:value="533.913580246914" calcext:value-type="float">
            <text:p>533.913580246914</text:p>
          </table:table-cell>
          <table:table-cell table:style-name="ce1" office:value-type="float" office:value="509.152592592593" calcext:value-type="float">
            <text:p>509.152592592593</text:p>
          </table:table-cell>
          <table:table-cell table:style-name="ce1" office:value-type="float" office:value="515.767407407407" calcext:value-type="float">
            <text:p>515.767407407407</text:p>
          </table:table-cell>
          <table:table-cell table:style-name="ce1" office:value-type="float" office:value="488.494320987654" calcext:value-type="float">
            <text:p>488.494320987654</text:p>
          </table:table-cell>
          <table:table-cell table:style-name="ce1" office:value-type="float" office:value="449.144691358025" calcext:value-type="float">
            <text:p>449.144691358025</text:p>
          </table:table-cell>
          <table:table-cell table:style-name="ce1" office:value-type="float" office:value="452.96987654321" calcext:value-type="float">
            <text:p>452.96987654321</text:p>
          </table:table-cell>
          <table:table-cell table:style-name="ce1" office:value-type="float" office:value="441.42962962963" calcext:value-type="float">
            <text:p>441.42962962963</text:p>
          </table:table-cell>
          <table:table-cell table:style-name="ce1" office:value-type="float" office:value="456.885925925926" calcext:value-type="float">
            <text:p>456.885925925926</text:p>
          </table:table-cell>
          <table:table-cell table:style-name="ce1" office:value-type="float" office:value="427.726419753086" calcext:value-type="float">
            <text:p>427.726419753086</text:p>
          </table:table-cell>
          <table:table-cell table:style-name="ce1" office:value-type="float" office:value="414.721481481482" calcext:value-type="float">
            <text:p>414.721481481482</text:p>
          </table:table-cell>
          <table:table-cell table:style-name="ce1" office:value-type="float" office:value="442.194567901235" calcext:value-type="float">
            <text:p>442.194567901235</text:p>
          </table:table-cell>
          <table:table-cell table:style-name="ce1" office:value-type="float" office:value="419.405432098765" calcext:value-type="float">
            <text:p>419.405432098765</text:p>
          </table:table-cell>
          <table:table-cell table:style-name="ce1" office:value-type="float" office:value="457.850864197531" calcext:value-type="float">
            <text:p>457.850864197531</text:p>
          </table:table-cell>
          <table:table-cell table:style-name="ce1" office:value-type="float" office:value="430.45037037037" calcext:value-type="float">
            <text:p>430.45037037037</text:p>
          </table:table-cell>
          <table:table-cell table:style-name="ce1" office:value-type="float" office:value="451.066172839506" calcext:value-type="float">
            <text:p>451.066172839506</text:p>
          </table:table-cell>
          <table:table-cell table:style-name="ce1" office:value-type="float" office:value="432.49975308642" calcext:value-type="float">
            <text:p>432.49975308642</text:p>
          </table:table-cell>
          <table:table-cell table:style-name="ce1" office:value-type="float" office:value="478.524938271605" calcext:value-type="float">
            <text:p>478.524938271605</text:p>
          </table:table-cell>
          <table:table-cell table:style-name="ce1" office:value-type="float" office:value="441.343703703704" calcext:value-type="float">
            <text:p>441.343703703704</text:p>
          </table:table-cell>
          <table:table-cell table:style-name="ce1" office:value-type="float" office:value="471.745679012346" calcext:value-type="float">
            <text:p>471.745679012346</text:p>
          </table:table-cell>
          <table:table-cell table:style-name="ce1" office:value-type="float" office:value="454.217283950617" calcext:value-type="float">
            <text:p>454.217283950617</text:p>
          </table:table-cell>
          <table:table-cell office:value-type="float" office:value="197.423703703704" calcext:value-type="float">
            <text:p>197.423703703704</text:p>
          </table:table-cell>
          <table:table-cell office:value-type="float" office:value="194.831604938272" calcext:value-type="float">
            <text:p>194.831604938272</text:p>
          </table:table-cell>
          <table:table-cell office:value-type="float" office:value="206.960493827161" calcext:value-type="float">
            <text:p>206.960493827161</text:p>
          </table:table-cell>
          <table:table-cell office:value-type="float" office:value="203.361481481482" calcext:value-type="float">
            <text:p>203.361481481482</text:p>
          </table:table-cell>
          <table:table-cell office:value-type="float" office:value="186.683456790123" calcext:value-type="float">
            <text:p>186.683456790123</text:p>
          </table:table-cell>
          <table:table-cell office:value-type="float" office:value="207.981728395062" calcext:value-type="float">
            <text:p>207.981728395062</text:p>
          </table:table-cell>
          <table:table-cell office:value-type="float" office:value="183.368395061728" calcext:value-type="float">
            <text:p>183.368395061728</text:p>
          </table:table-cell>
          <table:table-cell office:value-type="float" office:value="230.026172839506" calcext:value-type="float">
            <text:p>230.026172839506</text:p>
          </table:table-cell>
          <table:table-cell office:value-type="float" office:value="238.037530864198" calcext:value-type="float">
            <text:p>238.037530864198</text:p>
          </table:table-cell>
          <table:table-cell office:value-type="float" office:value="243.942716049383" calcext:value-type="float">
            <text:p>243.942716049383</text:p>
          </table:table-cell>
          <table:table-cell office:value-type="float" office:value="304.038024691358" calcext:value-type="float">
            <text:p>304.038024691358</text:p>
          </table:table-cell>
          <table:table-cell office:value-type="float" office:value="300.081481481482" calcext:value-type="float">
            <text:p>300.081481481482</text:p>
          </table:table-cell>
          <table:table-cell office:value-type="float" office:value="443.605432098765" calcext:value-type="float">
            <text:p>443.605432098765</text:p>
          </table:table-cell>
          <table:table-cell office:value-type="float" office:value="454.607901234568" calcext:value-type="float">
            <text:p>454.607901234568</text:p>
          </table:table-cell>
          <table:table-cell office:value-type="float" office:value="700.827160493827" calcext:value-type="float">
            <text:p>700.827160493827</text:p>
          </table:table-cell>
          <table:table-cell office:value-type="float" office:value="727.358518518519" calcext:value-type="float">
            <text:p>727.358518518519</text:p>
          </table:table-cell>
          <table:table-cell office:value-type="float" office:value="1159.38716049383" calcext:value-type="float">
            <text:p>1159.38716049383</text:p>
          </table:table-cell>
          <table:table-cell office:value-type="float" office:value="845.737777777778" calcext:value-type="float">
            <text:p>845.737777777778</text:p>
          </table:table-cell>
          <table:table-cell office:value-type="float" office:value="975.939259259259" calcext:value-type="float">
            <text:p>975.939259259259</text:p>
          </table:table-cell>
          <table:table-cell office:value-type="float" office:value="1166.53382716049" calcext:value-type="float">
            <text:p>1166.53382716049</text:p>
          </table:table-cell>
          <table:table-cell table:number-columns-repeated="3"/>
          <table:table-cell table:style-name="ce2" table:number-columns-repeated="19"/>
          <table:table-cell table:style-name="ce3" table:number-columns-repeated="2"/>
          <table:table-cell table:number-columns-repeated="960"/>
        </table:table-row>
        <table:table-row table:style-name="ro1">
          <table:table-cell table:style-name="ce1" office:value-type="float" office:value="566.646419753086" calcext:value-type="float">
            <text:p>566.646419753086</text:p>
          </table:table-cell>
          <table:table-cell table:style-name="ce1" office:value-type="float" office:value="540.338765432099" calcext:value-type="float">
            <text:p>540.338765432099</text:p>
          </table:table-cell>
          <table:table-cell table:style-name="ce1" office:value-type="float" office:value="543.505679012346" calcext:value-type="float">
            <text:p>543.505679012346</text:p>
          </table:table-cell>
          <table:table-cell table:style-name="ce1" office:value-type="float" office:value="516.665185185185" calcext:value-type="float">
            <text:p>516.665185185185</text:p>
          </table:table-cell>
          <table:table-cell table:style-name="ce1" office:value-type="float" office:value="461.421728395062" calcext:value-type="float">
            <text:p>461.421728395062</text:p>
          </table:table-cell>
          <table:table-cell table:style-name="ce1" office:value-type="float" office:value="474.535308641975" calcext:value-type="float">
            <text:p>474.535308641975</text:p>
          </table:table-cell>
          <table:table-cell table:style-name="ce1" office:value-type="float" office:value="448.172839506173" calcext:value-type="float">
            <text:p>448.172839506173</text:p>
          </table:table-cell>
          <table:table-cell table:style-name="ce1" office:value-type="float" office:value="474.228641975309" calcext:value-type="float">
            <text:p>474.228641975309</text:p>
          </table:table-cell>
          <table:table-cell table:style-name="ce1" office:value-type="float" office:value="438.953580246914" calcext:value-type="float">
            <text:p>438.953580246914</text:p>
          </table:table-cell>
          <table:table-cell table:style-name="ce1" office:value-type="float" office:value="426.505679012346" calcext:value-type="float">
            <text:p>426.505679012346</text:p>
          </table:table-cell>
          <table:table-cell table:style-name="ce1" office:value-type="float" office:value="452.694320987654" calcext:value-type="float">
            <text:p>452.694320987654</text:p>
          </table:table-cell>
          <table:table-cell table:style-name="ce1" office:value-type="float" office:value="428.272098765432" calcext:value-type="float">
            <text:p>428.272098765432</text:p>
          </table:table-cell>
          <table:table-cell table:style-name="ce1" office:value-type="float" office:value="465.371358024691" calcext:value-type="float">
            <text:p>465.371358024691</text:p>
          </table:table-cell>
          <table:table-cell table:style-name="ce1" office:value-type="float" office:value="440.025679012346" calcext:value-type="float">
            <text:p>440.025679012346</text:p>
          </table:table-cell>
          <table:table-cell table:style-name="ce1" office:value-type="float" office:value="459.660740740741" calcext:value-type="float">
            <text:p>459.660740740741</text:p>
          </table:table-cell>
          <table:table-cell table:style-name="ce1" office:value-type="float" office:value="443.005925925926" calcext:value-type="float">
            <text:p>443.005925925926</text:p>
          </table:table-cell>
          <table:table-cell table:style-name="ce1" office:value-type="float" office:value="486.992098765432" calcext:value-type="float">
            <text:p>486.992098765432</text:p>
          </table:table-cell>
          <table:table-cell table:style-name="ce1" office:value-type="float" office:value="447.835061728395" calcext:value-type="float">
            <text:p>447.835061728395</text:p>
          </table:table-cell>
          <table:table-cell table:style-name="ce1" office:value-type="float" office:value="478.601481481481" calcext:value-type="float">
            <text:p>478.601481481481</text:p>
          </table:table-cell>
          <table:table-cell table:style-name="ce1" office:value-type="float" office:value="460.78024691358" calcext:value-type="float">
            <text:p>460.78024691358</text:p>
          </table:table-cell>
          <table:table-cell office:value-type="float" office:value="212.704691358025" calcext:value-type="float">
            <text:p>212.704691358025</text:p>
          </table:table-cell>
          <table:table-cell office:value-type="float" office:value="208.562962962963" calcext:value-type="float">
            <text:p>208.562962962963</text:p>
          </table:table-cell>
          <table:table-cell office:value-type="float" office:value="224.934320987654" calcext:value-type="float">
            <text:p>224.934320987654</text:p>
          </table:table-cell>
          <table:table-cell office:value-type="float" office:value="219.899259259259" calcext:value-type="float">
            <text:p>219.899259259259</text:p>
          </table:table-cell>
          <table:table-cell office:value-type="float" office:value="198.903209876543" calcext:value-type="float">
            <text:p>198.903209876543</text:p>
          </table:table-cell>
          <table:table-cell office:value-type="float" office:value="227.112592592593" calcext:value-type="float">
            <text:p>227.112592592593</text:p>
          </table:table-cell>
          <table:table-cell office:value-type="float" office:value="196.303209876543" calcext:value-type="float">
            <text:p>196.303209876543</text:p>
          </table:table-cell>
          <table:table-cell office:value-type="float" office:value="259.904691358025" calcext:value-type="float">
            <text:p>259.904691358025</text:p>
          </table:table-cell>
          <table:table-cell office:value-type="float" office:value="272.166913580247" calcext:value-type="float">
            <text:p>272.166913580247</text:p>
          </table:table-cell>
          <table:table-cell office:value-type="float" office:value="281.565432098765" calcext:value-type="float">
            <text:p>281.565432098765</text:p>
          </table:table-cell>
          <table:table-cell office:value-type="float" office:value="372.107160493827" calcext:value-type="float">
            <text:p>372.107160493827</text:p>
          </table:table-cell>
          <table:table-cell office:value-type="float" office:value="364.979259259259" calcext:value-type="float">
            <text:p>364.979259259259</text:p>
          </table:table-cell>
          <table:table-cell office:value-type="float" office:value="567.933827160494" calcext:value-type="float">
            <text:p>567.933827160494</text:p>
          </table:table-cell>
          <table:table-cell office:value-type="float" office:value="586.053827160494" calcext:value-type="float">
            <text:p>586.053827160494</text:p>
          </table:table-cell>
          <table:table-cell office:value-type="float" office:value="911.280493827161" calcext:value-type="float">
            <text:p>911.280493827161</text:p>
          </table:table-cell>
          <table:table-cell office:value-type="float" office:value="948.814814814815" calcext:value-type="float">
            <text:p>948.814814814815</text:p>
          </table:table-cell>
          <table:table-cell office:value-type="float" office:value="1475.21086419753" calcext:value-type="float">
            <text:p>1475.21086419753</text:p>
          </table:table-cell>
          <table:table-cell office:value-type="float" office:value="1066.42864197531" calcext:value-type="float">
            <text:p>1066.42864197531</text:p>
          </table:table-cell>
          <table:table-cell office:value-type="float" office:value="1212.46765432099" calcext:value-type="float">
            <text:p>1212.46765432099</text:p>
          </table:table-cell>
          <table:table-cell office:value-type="float" office:value="1457.32691358025" calcext:value-type="float">
            <text:p>1457.32691358025</text:p>
          </table:table-cell>
          <table:table-cell table:number-columns-repeated="3"/>
          <table:table-cell table:style-name="ce2" table:number-columns-repeated="19"/>
          <table:table-cell table:style-name="ce3" table:number-columns-repeated="2"/>
          <table:table-cell table:number-columns-repeated="960"/>
        </table:table-row>
        <table:table-row table:style-name="ro1">
          <table:table-cell table:style-name="ce1" office:value-type="float" office:value="608.818765432099" calcext:value-type="float">
            <text:p>608.818765432099</text:p>
          </table:table-cell>
          <table:table-cell table:style-name="ce1" office:value-type="float" office:value="579.860740740741" calcext:value-type="float">
            <text:p>579.860740740741</text:p>
          </table:table-cell>
          <table:table-cell table:style-name="ce1" office:value-type="float" office:value="585.092839506173" calcext:value-type="float">
            <text:p>585.092839506173</text:p>
          </table:table-cell>
          <table:table-cell table:style-name="ce1" office:value-type="float" office:value="553.533827160494" calcext:value-type="float">
            <text:p>553.533827160494</text:p>
          </table:table-cell>
          <table:table-cell table:style-name="ce1" office:value-type="float" office:value="480.566419753086" calcext:value-type="float">
            <text:p>480.566419753086</text:p>
          </table:table-cell>
          <table:table-cell table:style-name="ce1" office:value-type="float" office:value="501.030617283951" calcext:value-type="float">
            <text:p>501.030617283951</text:p>
          </table:table-cell>
          <table:table-cell table:style-name="ce1" office:value-type="float" office:value="459.242962962963" calcext:value-type="float">
            <text:p>459.242962962963</text:p>
          </table:table-cell>
          <table:table-cell table:style-name="ce1" office:value-type="float" office:value="498.831604938272" calcext:value-type="float">
            <text:p>498.831604938272</text:p>
          </table:table-cell>
          <table:table-cell table:style-name="ce1" office:value-type="float" office:value="454.891358024691" calcext:value-type="float">
            <text:p>454.891358024691</text:p>
          </table:table-cell>
          <table:table-cell table:style-name="ce1" office:value-type="float" office:value="442.104197530864" calcext:value-type="float">
            <text:p>442.104197530864</text:p>
          </table:table-cell>
          <table:table-cell table:style-name="ce1" office:value-type="float" office:value="466.211358024691" calcext:value-type="float">
            <text:p>466.211358024691</text:p>
          </table:table-cell>
          <table:table-cell table:style-name="ce1" office:value-type="float" office:value="441.745679012346" calcext:value-type="float">
            <text:p>441.745679012346</text:p>
          </table:table-cell>
          <table:table-cell table:style-name="ce1" office:value-type="float" office:value="477.035555555556" calcext:value-type="float">
            <text:p>477.035555555556</text:p>
          </table:table-cell>
          <table:table-cell table:style-name="ce1" office:value-type="float" office:value="451.013333333333" calcext:value-type="float">
            <text:p>451.013333333333</text:p>
          </table:table-cell>
          <table:table-cell table:style-name="ce1" office:value-type="float" office:value="469.848395061728" calcext:value-type="float">
            <text:p>469.848395061728</text:p>
          </table:table-cell>
          <table:table-cell table:style-name="ce1" office:value-type="float" office:value="454.214814814815" calcext:value-type="float">
            <text:p>454.214814814815</text:p>
          </table:table-cell>
          <table:table-cell table:style-name="ce1" office:value-type="float" office:value="500.197530864198" calcext:value-type="float">
            <text:p>500.197530864198</text:p>
          </table:table-cell>
          <table:table-cell table:style-name="ce1" office:value-type="float" office:value="455.597037037037" calcext:value-type="float">
            <text:p>455.597037037037</text:p>
          </table:table-cell>
          <table:table-cell table:style-name="ce1" office:value-type="float" office:value="486.046419753086" calcext:value-type="float">
            <text:p>486.046419753086</text:p>
          </table:table-cell>
          <table:table-cell table:style-name="ce1" office:value-type="float" office:value="470.737777777778" calcext:value-type="float">
            <text:p>470.737777777778</text:p>
          </table:table-cell>
          <table:table-cell office:value-type="float" office:value="229.238024691358" calcext:value-type="float">
            <text:p>229.238024691358</text:p>
          </table:table-cell>
          <table:table-cell office:value-type="float" office:value="223.741234567901" calcext:value-type="float">
            <text:p>223.741234567901</text:p>
          </table:table-cell>
          <table:table-cell office:value-type="float" office:value="244.821234567901" calcext:value-type="float">
            <text:p>244.821234567901</text:p>
          </table:table-cell>
          <table:table-cell office:value-type="float" office:value="240.068641975309" calcext:value-type="float">
            <text:p>240.068641975309</text:p>
          </table:table-cell>
          <table:table-cell office:value-type="float" office:value="213.094320987654" calcext:value-type="float">
            <text:p>213.094320987654</text:p>
          </table:table-cell>
          <table:table-cell office:value-type="float" office:value="249.896296296296" calcext:value-type="float">
            <text:p>249.896296296296</text:p>
          </table:table-cell>
          <table:table-cell office:value-type="float" office:value="211.762962962963" calcext:value-type="float">
            <text:p>211.762962962963</text:p>
          </table:table-cell>
          <table:table-cell office:value-type="float" office:value="296.41037037037" calcext:value-type="float">
            <text:p>296.41037037037</text:p>
          </table:table-cell>
          <table:table-cell office:value-type="float" office:value="319.932839506173" calcext:value-type="float">
            <text:p>319.932839506173</text:p>
          </table:table-cell>
          <table:table-cell office:value-type="float" office:value="332.593086419753" calcext:value-type="float">
            <text:p>332.593086419753</text:p>
          </table:table-cell>
          <table:table-cell office:value-type="float" office:value="459.895308641975" calcext:value-type="float">
            <text:p>459.895308641975</text:p>
          </table:table-cell>
          <table:table-cell office:value-type="float" office:value="450.653333333333" calcext:value-type="float">
            <text:p>450.653333333333</text:p>
          </table:table-cell>
          <table:table-cell office:value-type="float" office:value="730.34962962963" calcext:value-type="float">
            <text:p>730.34962962963</text:p>
          </table:table-cell>
          <table:table-cell office:value-type="float" office:value="754.597037037037" calcext:value-type="float">
            <text:p>754.597037037037</text:p>
          </table:table-cell>
          <table:table-cell office:value-type="float" office:value="1169.22172839506" calcext:value-type="float">
            <text:p>1169.22172839506</text:p>
          </table:table-cell>
          <table:table-cell office:value-type="float" office:value="1222.32049382716" calcext:value-type="float">
            <text:p>1222.32049382716</text:p>
          </table:table-cell>
          <table:table-cell office:value-type="float" office:value="1847.72" calcext:value-type="float">
            <text:p>1847.72</text:p>
          </table:table-cell>
          <table:table-cell office:value-type="float" office:value="1329.89135802469" calcext:value-type="float">
            <text:p>1329.89135802469</text:p>
          </table:table-cell>
          <table:table-cell office:value-type="float" office:value="1481.84888888889" calcext:value-type="float">
            <text:p>1481.84888888889</text:p>
          </table:table-cell>
          <table:table-cell office:value-type="float" office:value="1788.57728395062" calcext:value-type="float">
            <text:p>1788.57728395062</text:p>
          </table:table-cell>
          <table:table-cell table:number-columns-repeated="3"/>
          <table:table-cell table:style-name="ce2" table:number-columns-repeated="19"/>
          <table:table-cell table:style-name="ce3" table:number-columns-repeated="2"/>
          <table:table-cell table:number-columns-repeated="960"/>
        </table:table-row>
        <table:table-row table:style-name="ro1">
          <table:table-cell table:style-name="ce1" office:value-type="float" office:value="660.567901234568" calcext:value-type="float">
            <text:p>660.567901234568</text:p>
          </table:table-cell>
          <table:table-cell table:style-name="ce1" office:value-type="float" office:value="631.414814814815" calcext:value-type="float">
            <text:p>631.414814814815</text:p>
          </table:table-cell>
          <table:table-cell table:style-name="ce1" office:value-type="float" office:value="632.863209876543" calcext:value-type="float">
            <text:p>632.863209876543</text:p>
          </table:table-cell>
          <table:table-cell table:style-name="ce1" office:value-type="float" office:value="601.394567901235" calcext:value-type="float">
            <text:p>601.394567901235</text:p>
          </table:table-cell>
          <table:table-cell table:style-name="ce1" office:value-type="float" office:value="504.741234567901" calcext:value-type="float">
            <text:p>504.741234567901</text:p>
          </table:table-cell>
          <table:table-cell table:style-name="ce1" office:value-type="float" office:value="538.509135802469" calcext:value-type="float">
            <text:p>538.509135802469</text:p>
          </table:table-cell>
          <table:table-cell table:style-name="ce1" office:value-type="float" office:value="472.057777777778" calcext:value-type="float">
            <text:p>472.057777777778</text:p>
          </table:table-cell>
          <table:table-cell table:style-name="ce1" office:value-type="float" office:value="526.703703703704" calcext:value-type="float">
            <text:p>526.703703703704</text:p>
          </table:table-cell>
          <table:table-cell table:style-name="ce1" office:value-type="float" office:value="473.167901234568" calcext:value-type="float">
            <text:p>473.167901234568</text:p>
          </table:table-cell>
          <table:table-cell table:style-name="ce1" office:value-type="float" office:value="461.777283950617" calcext:value-type="float">
            <text:p>461.777283950617</text:p>
          </table:table-cell>
          <table:table-cell table:style-name="ce1" office:value-type="float" office:value="482.218271604938" calcext:value-type="float">
            <text:p>482.218271604938</text:p>
          </table:table-cell>
          <table:table-cell table:style-name="ce1" office:value-type="float" office:value="456.214320987654" calcext:value-type="float">
            <text:p>456.214320987654</text:p>
          </table:table-cell>
          <table:table-cell table:style-name="ce1" office:value-type="float" office:value="491.275555555556" calcext:value-type="float">
            <text:p>491.275555555556</text:p>
          </table:table-cell>
          <table:table-cell table:style-name="ce1" office:value-type="float" office:value="464.528888888889" calcext:value-type="float">
            <text:p>464.528888888889</text:p>
          </table:table-cell>
          <table:table-cell table:style-name="ce1" office:value-type="float" office:value="483.645432098765" calcext:value-type="float">
            <text:p>483.645432098765</text:p>
          </table:table-cell>
          <table:table-cell table:style-name="ce1" office:value-type="float" office:value="468.110617283951" calcext:value-type="float">
            <text:p>468.110617283951</text:p>
          </table:table-cell>
          <table:table-cell table:style-name="ce1" office:value-type="float" office:value="513.111604938272" calcext:value-type="float">
            <text:p>513.111604938272</text:p>
          </table:table-cell>
          <table:table-cell table:style-name="ce1" office:value-type="float" office:value="466.027654320988" calcext:value-type="float">
            <text:p>466.027654320988</text:p>
          </table:table-cell>
          <table:table-cell table:style-name="ce1" office:value-type="float" office:value="494.615802469136" calcext:value-type="float">
            <text:p>494.615802469136</text:p>
          </table:table-cell>
          <table:table-cell table:style-name="ce1" office:value-type="float" office:value="481.479012345679" calcext:value-type="float">
            <text:p>481.479012345679</text:p>
          </table:table-cell>
          <table:table-cell office:value-type="float" office:value="247.921481481482" calcext:value-type="float">
            <text:p>247.921481481482</text:p>
          </table:table-cell>
          <table:table-cell office:value-type="float" office:value="242.387160493827" calcext:value-type="float">
            <text:p>242.387160493827</text:p>
          </table:table-cell>
          <table:table-cell office:value-type="float" office:value="267.760493827161" calcext:value-type="float">
            <text:p>267.760493827161</text:p>
          </table:table-cell>
          <table:table-cell office:value-type="float" office:value="261.788641975309" calcext:value-type="float">
            <text:p>261.788641975309</text:p>
          </table:table-cell>
          <table:table-cell office:value-type="float" office:value="229.841975308642" calcext:value-type="float">
            <text:p>229.841975308642</text:p>
          </table:table-cell>
          <table:table-cell office:value-type="float" office:value="276.257283950617" calcext:value-type="float">
            <text:p>276.257283950617</text:p>
          </table:table-cell>
          <table:table-cell office:value-type="float" office:value="230.179259259259" calcext:value-type="float">
            <text:p>230.179259259259</text:p>
          </table:table-cell>
          <table:table-cell office:value-type="float" office:value="340.547654320988" calcext:value-type="float">
            <text:p>340.547654320988</text:p>
          </table:table-cell>
          <table:table-cell office:value-type="float" office:value="387.728888888889" calcext:value-type="float">
            <text:p>387.728888888889</text:p>
          </table:table-cell>
          <table:table-cell office:value-type="float" office:value="405.085925925926" calcext:value-type="float">
            <text:p>405.085925925926</text:p>
          </table:table-cell>
          <table:table-cell office:value-type="float" office:value="589.280987654321" calcext:value-type="float">
            <text:p>589.280987654321</text:p>
          </table:table-cell>
          <table:table-cell office:value-type="float" office:value="574.067654320988" calcext:value-type="float">
            <text:p>574.067654320988</text:p>
          </table:table-cell>
          <table:table-cell office:value-type="float" office:value="964.864691358025" calcext:value-type="float">
            <text:p>964.864691358025</text:p>
          </table:table-cell>
          <table:table-cell office:value-type="float" office:value="996.696296296296" calcext:value-type="float">
            <text:p>996.696296296296</text:p>
          </table:table-cell>
          <table:table-cell office:value-type="float" office:value="1530.05481481481" calcext:value-type="float">
            <text:p>1530.05481481481</text:p>
          </table:table-cell>
          <table:table-cell office:value-type="float" office:value="1596.5150617284" calcext:value-type="float">
            <text:p>1596.5150617284</text:p>
          </table:table-cell>
          <table:table-cell office:value-type="float" office:value="2339.39012345679" calcext:value-type="float">
            <text:p>2339.39012345679</text:p>
          </table:table-cell>
          <table:table-cell office:value-type="float" office:value="1690.64987654321" calcext:value-type="float">
            <text:p>1690.64987654321</text:p>
          </table:table-cell>
          <table:table-cell office:value-type="float" office:value="1851.8750617284" calcext:value-type="float">
            <text:p>1851.8750617284</text:p>
          </table:table-cell>
          <table:table-cell office:value-type="float" office:value="2233.93530864198" calcext:value-type="float">
            <text:p>2233.93530864198</text:p>
          </table:table-cell>
          <table:table-cell table:number-columns-repeated="3"/>
          <table:table-cell table:style-name="ce2" table:number-columns-repeated="19"/>
          <table:table-cell table:style-name="ce3" table:number-columns-repeated="2"/>
          <table:table-cell table:number-columns-repeated="960"/>
        </table:table-row>
        <table:table-row table:style-name="ro1">
          <table:table-cell table:style-name="ce1" office:value-type="float" office:value="730.927901234568" calcext:value-type="float">
            <text:p>730.927901234568</text:p>
          </table:table-cell>
          <table:table-cell table:style-name="ce1" office:value-type="float" office:value="698.648888888889" calcext:value-type="float">
            <text:p>698.648888888889</text:p>
          </table:table-cell>
          <table:table-cell table:style-name="ce1" office:value-type="float" office:value="700.135802469136" calcext:value-type="float">
            <text:p>700.135802469136</text:p>
          </table:table-cell>
          <table:table-cell table:style-name="ce1" office:value-type="float" office:value="666.015308641975" calcext:value-type="float">
            <text:p>666.015308641975</text:p>
          </table:table-cell>
          <table:table-cell table:style-name="ce1" office:value-type="float" office:value="535.104197530864" calcext:value-type="float">
            <text:p>535.104197530864</text:p>
          </table:table-cell>
          <table:table-cell table:style-name="ce1" office:value-type="float" office:value="588.886913580247" calcext:value-type="float">
            <text:p>588.886913580247</text:p>
          </table:table-cell>
          <table:table-cell table:style-name="ce1" office:value-type="float" office:value="488.889382716049" calcext:value-type="float">
            <text:p>488.889382716049</text:p>
          </table:table-cell>
          <table:table-cell table:style-name="ce1" office:value-type="float" office:value="570.745679012346" calcext:value-type="float">
            <text:p>570.745679012346</text:p>
          </table:table-cell>
          <table:table-cell table:style-name="ce1" office:value-type="float" office:value="498.556049382716" calcext:value-type="float">
            <text:p>498.556049382716</text:p>
          </table:table-cell>
          <table:table-cell table:style-name="ce1" office:value-type="float" office:value="487.817777777778" calcext:value-type="float">
            <text:p>487.817777777778</text:p>
          </table:table-cell>
          <table:table-cell table:style-name="ce1" office:value-type="float" office:value="502.738271604938" calcext:value-type="float">
            <text:p>502.738271604938</text:p>
          </table:table-cell>
          <table:table-cell table:style-name="ce1" office:value-type="float" office:value="475.195555555556" calcext:value-type="float">
            <text:p>475.195555555556</text:p>
          </table:table-cell>
          <table:table-cell table:style-name="ce1" office:value-type="float" office:value="510.243950617284" calcext:value-type="float">
            <text:p>510.243950617284</text:p>
          </table:table-cell>
          <table:table-cell table:style-name="ce1" office:value-type="float" office:value="481.558024691358" calcext:value-type="float">
            <text:p>481.558024691358</text:p>
          </table:table-cell>
          <table:table-cell table:style-name="ce1" office:value-type="float" office:value="500.524938271605" calcext:value-type="float">
            <text:p>500.524938271605</text:p>
          </table:table-cell>
          <table:table-cell table:style-name="ce1" office:value-type="float" office:value="484.548148148148" calcext:value-type="float">
            <text:p>484.548148148148</text:p>
          </table:table-cell>
          <table:table-cell table:style-name="ce1" office:value-type="float" office:value="529.197530864198" calcext:value-type="float">
            <text:p>529.197530864198</text:p>
          </table:table-cell>
          <table:table-cell table:style-name="ce1" office:value-type="float" office:value="476.64" calcext:value-type="float">
            <text:p>476.64</text:p>
          </table:table-cell>
          <table:table-cell table:style-name="ce1" office:value-type="float" office:value="504.394074074074" calcext:value-type="float">
            <text:p>504.394074074074</text:p>
          </table:table-cell>
          <table:table-cell table:style-name="ce1" office:value-type="float" office:value="492.960493827161" calcext:value-type="float">
            <text:p>492.960493827161</text:p>
          </table:table-cell>
          <table:table-cell office:value-type="float" office:value="274.432592592593" calcext:value-type="float">
            <text:p>274.432592592593</text:p>
          </table:table-cell>
          <table:table-cell office:value-type="float" office:value="268.540740740741" calcext:value-type="float">
            <text:p>268.540740740741</text:p>
          </table:table-cell>
          <table:table-cell office:value-type="float" office:value="300.253827160494" calcext:value-type="float">
            <text:p>300.253827160494</text:p>
          </table:table-cell>
          <table:table-cell office:value-type="float" office:value="293.946666666667" calcext:value-type="float">
            <text:p>293.946666666667</text:p>
          </table:table-cell>
          <table:table-cell office:value-type="float" office:value="255.114074074074" calcext:value-type="float">
            <text:p>255.114074074074</text:p>
          </table:table-cell>
          <table:table-cell office:value-type="float" office:value="315.144197530864" calcext:value-type="float">
            <text:p>315.144197530864</text:p>
          </table:table-cell>
          <table:table-cell office:value-type="float" office:value="260.42024691358" calcext:value-type="float">
            <text:p>260.42024691358</text:p>
          </table:table-cell>
          <table:table-cell office:value-type="float" office:value="404.987160493827" calcext:value-type="float">
            <text:p>404.987160493827</text:p>
          </table:table-cell>
          <table:table-cell office:value-type="float" office:value="477.04" calcext:value-type="float">
            <text:p>477.04</text:p>
          </table:table-cell>
          <table:table-cell office:value-type="float" office:value="497.731851851852" calcext:value-type="float">
            <text:p>497.731851851852</text:p>
          </table:table-cell>
          <table:table-cell office:value-type="float" office:value="758.24987654321" calcext:value-type="float">
            <text:p>758.24987654321</text:p>
          </table:table-cell>
          <table:table-cell office:value-type="float" office:value="734.023703703704" calcext:value-type="float">
            <text:p>734.023703703704</text:p>
          </table:table-cell>
          <table:table-cell office:value-type="float" office:value="1264.37481481481" calcext:value-type="float">
            <text:p>1264.37481481481</text:p>
          </table:table-cell>
          <table:table-cell office:value-type="float" office:value="1302.52790123457" calcext:value-type="float">
            <text:p>1302.52790123457</text:p>
          </table:table-cell>
          <table:table-cell office:value-type="float" office:value="1964.24148148148" calcext:value-type="float">
            <text:p>1964.24148148148</text:p>
          </table:table-cell>
          <table:table-cell office:value-type="float" office:value="2043.63802469136" calcext:value-type="float">
            <text:p>2043.63802469136</text:p>
          </table:table-cell>
          <table:table-cell office:value-type="float" office:value="2914.93234567901" calcext:value-type="float">
            <text:p>2914.93234567901</text:p>
          </table:table-cell>
          <table:table-cell office:value-type="float" office:value="2115.51259259259" calcext:value-type="float">
            <text:p>2115.51259259259</text:p>
          </table:table-cell>
          <table:table-cell office:value-type="float" office:value="2279.40691358025" calcext:value-type="float">
            <text:p>2279.40691358025</text:p>
          </table:table-cell>
          <table:table-cell office:value-type="float" office:value="2741.60691358025" calcext:value-type="float">
            <text:p>2741.60691358025</text:p>
          </table:table-cell>
          <table:table-cell table:number-columns-repeated="3"/>
          <table:table-cell table:style-name="ce2" table:number-columns-repeated="19"/>
          <table:table-cell table:style-name="ce3" table:number-columns-repeated="2"/>
          <table:table-cell table:number-columns-repeated="960"/>
        </table:table-row>
        <table:table-row table:style-name="ro1">
          <table:table-cell table:style-name="ce1" office:value-type="float" office:value="820.368888888889" calcext:value-type="float">
            <text:p>820.368888888889</text:p>
          </table:table-cell>
          <table:table-cell table:style-name="ce1" office:value-type="float" office:value="785.391111111111" calcext:value-type="float">
            <text:p>785.391111111111</text:p>
          </table:table-cell>
          <table:table-cell table:style-name="ce1" office:value-type="float" office:value="788.67950617284" calcext:value-type="float">
            <text:p>788.67950617284</text:p>
          </table:table-cell>
          <table:table-cell table:style-name="ce1" office:value-type="float" office:value="750.746666666667" calcext:value-type="float">
            <text:p>750.746666666667</text:p>
          </table:table-cell>
          <table:table-cell table:style-name="ce1" office:value-type="float" office:value="577.721481481482" calcext:value-type="float">
            <text:p>577.721481481482</text:p>
          </table:table-cell>
          <table:table-cell table:style-name="ce1" office:value-type="float" office:value="657.214320987654" calcext:value-type="float">
            <text:p>657.214320987654</text:p>
          </table:table-cell>
          <table:table-cell table:style-name="ce1" office:value-type="float" office:value="510.040987654321" calcext:value-type="float">
            <text:p>510.040987654321</text:p>
          </table:table-cell>
          <table:table-cell table:style-name="ce1" office:value-type="float" office:value="625.711111111111" calcext:value-type="float">
            <text:p>625.711111111111</text:p>
          </table:table-cell>
          <table:table-cell table:style-name="ce1" office:value-type="float" office:value="531.492345679012" calcext:value-type="float">
            <text:p>531.492345679012</text:p>
          </table:table-cell>
          <table:table-cell table:style-name="ce1" office:value-type="float" office:value="522.140740740741" calcext:value-type="float">
            <text:p>522.140740740741</text:p>
          </table:table-cell>
          <table:table-cell table:style-name="ce1" office:value-type="float" office:value="529.42962962963" calcext:value-type="float">
            <text:p>529.42962962963</text:p>
          </table:table-cell>
          <table:table-cell table:style-name="ce1" office:value-type="float" office:value="499.604938271605" calcext:value-type="float">
            <text:p>499.604938271605</text:p>
          </table:table-cell>
          <table:table-cell table:style-name="ce1" office:value-type="float" office:value="531.792592592593" calcext:value-type="float">
            <text:p>531.792592592593</text:p>
          </table:table-cell>
          <table:table-cell table:style-name="ce1" office:value-type="float" office:value="502.428148148148" calcext:value-type="float">
            <text:p>502.428148148148</text:p>
          </table:table-cell>
          <table:table-cell table:style-name="ce1" office:value-type="float" office:value="518.672592592593" calcext:value-type="float">
            <text:p>518.672592592593</text:p>
          </table:table-cell>
          <table:table-cell table:style-name="ce1" office:value-type="float" office:value="504.843950617284" calcext:value-type="float">
            <text:p>504.843950617284</text:p>
          </table:table-cell>
          <table:table-cell table:style-name="ce1" office:value-type="float" office:value="547.544197530864" calcext:value-type="float">
            <text:p>547.544197530864</text:p>
          </table:table-cell>
          <table:table-cell table:style-name="ce1" office:value-type="float" office:value="489.457777777778" calcext:value-type="float">
            <text:p>489.457777777778</text:p>
          </table:table-cell>
          <table:table-cell table:style-name="ce1" office:value-type="float" office:value="515.987160493827" calcext:value-type="float">
            <text:p>515.987160493827</text:p>
          </table:table-cell>
          <table:table-cell table:style-name="ce1" office:value-type="float" office:value="508.061234567901" calcext:value-type="float">
            <text:p>508.061234567901</text:p>
          </table:table-cell>
          <table:table-cell office:value-type="float" office:value="303.092839506173" calcext:value-type="float">
            <text:p>303.092839506173</text:p>
          </table:table-cell>
          <table:table-cell office:value-type="float" office:value="294.45975308642" calcext:value-type="float">
            <text:p>294.45975308642</text:p>
          </table:table-cell>
          <table:table-cell office:value-type="float" office:value="335.207901234568" calcext:value-type="float">
            <text:p>335.207901234568</text:p>
          </table:table-cell>
          <table:table-cell office:value-type="float" office:value="329.324938271605" calcext:value-type="float">
            <text:p>329.324938271605</text:p>
          </table:table-cell>
          <table:table-cell office:value-type="float" office:value="282.677037037037" calcext:value-type="float">
            <text:p>282.677037037037</text:p>
          </table:table-cell>
          <table:table-cell office:value-type="float" office:value="355.347654320988" calcext:value-type="float">
            <text:p>355.347654320988</text:p>
          </table:table-cell>
          <table:table-cell office:value-type="float" office:value="296.006913580247" calcext:value-type="float">
            <text:p>296.006913580247</text:p>
          </table:table-cell>
          <table:table-cell office:value-type="float" office:value="478.710617283951" calcext:value-type="float">
            <text:p>478.710617283951</text:p>
          </table:table-cell>
          <table:table-cell office:value-type="float" office:value="587.516543209877" calcext:value-type="float">
            <text:p>587.516543209877</text:p>
          </table:table-cell>
          <table:table-cell office:value-type="float" office:value="611.536790123457" calcext:value-type="float">
            <text:p>611.536790123457</text:p>
          </table:table-cell>
          <table:table-cell office:value-type="float" office:value="972.591604938272" calcext:value-type="float">
            <text:p>972.591604938272</text:p>
          </table:table-cell>
          <table:table-cell office:value-type="float" office:value="933.194567901235" calcext:value-type="float">
            <text:p>933.194567901235</text:p>
          </table:table-cell>
          <table:table-cell office:value-type="float" office:value="1637.76839506173" calcext:value-type="float">
            <text:p>1637.76839506173</text:p>
          </table:table-cell>
          <table:table-cell office:value-type="float" office:value="1678.83160493827" calcext:value-type="float">
            <text:p>1678.83160493827</text:p>
          </table:table-cell>
          <table:table-cell office:value-type="float" office:value="2484.13827160494" calcext:value-type="float">
            <text:p>2484.13827160494</text:p>
          </table:table-cell>
          <table:table-cell office:value-type="float" office:value="2566.44049382716" calcext:value-type="float">
            <text:p>2566.44049382716</text:p>
          </table:table-cell>
          <table:table-cell office:value-type="float" office:value="3564.76148148148" calcext:value-type="float">
            <text:p>3564.76148148148</text:p>
          </table:table-cell>
          <table:table-cell office:value-type="float" office:value="2612.58222222222" calcext:value-type="float">
            <text:p>2612.58222222222</text:p>
          </table:table-cell>
          <table:table-cell office:value-type="float" office:value="2786.38271604938" calcext:value-type="float">
            <text:p>2786.38271604938</text:p>
          </table:table-cell>
          <table:table-cell office:value-type="float" office:value="3328.45234567901" calcext:value-type="float">
            <text:p>3328.45234567901</text:p>
          </table:table-cell>
          <table:table-cell table:number-columns-repeated="3"/>
          <table:table-cell table:style-name="ce2" table:number-columns-repeated="19"/>
          <table:table-cell table:style-name="ce3" table:number-columns-repeated="2"/>
          <table:table-cell table:number-columns-repeated="960"/>
        </table:table-row>
        <table:table-row table:style-name="ro1">
          <table:table-cell table:style-name="ce1" office:value-type="float" office:value="938.091358024691" calcext:value-type="float">
            <text:p>938.091358024691</text:p>
          </table:table-cell>
          <table:table-cell table:style-name="ce1" office:value-type="float" office:value="901.660740740741" calcext:value-type="float">
            <text:p>901.660740740741</text:p>
          </table:table-cell>
          <table:table-cell table:style-name="ce1" office:value-type="float" office:value="909.850864197531" calcext:value-type="float">
            <text:p>909.850864197531</text:p>
          </table:table-cell>
          <table:table-cell table:style-name="ce1" office:value-type="float" office:value="867.836543209877" calcext:value-type="float">
            <text:p>867.836543209877</text:p>
          </table:table-cell>
          <table:table-cell table:style-name="ce1" office:value-type="float" office:value="633.26962962963" calcext:value-type="float">
            <text:p>633.26962962963</text:p>
          </table:table-cell>
          <table:table-cell table:style-name="ce1" office:value-type="float" office:value="744.844444444444" calcext:value-type="float">
            <text:p>744.844444444444</text:p>
          </table:table-cell>
          <table:table-cell table:style-name="ce1" office:value-type="float" office:value="538.749135802469" calcext:value-type="float">
            <text:p>538.749135802469</text:p>
          </table:table-cell>
          <table:table-cell table:style-name="ce1" office:value-type="float" office:value="702.353086419753" calcext:value-type="float">
            <text:p>702.353086419753</text:p>
          </table:table-cell>
          <table:table-cell table:style-name="ce1" office:value-type="float" office:value="572.68" calcext:value-type="float">
            <text:p>572.68</text:p>
          </table:table-cell>
          <table:table-cell table:style-name="ce1" office:value-type="float" office:value="567.605432098765" calcext:value-type="float">
            <text:p>567.605432098765</text:p>
          </table:table-cell>
          <table:table-cell table:style-name="ce1" office:value-type="float" office:value="561.147654320988" calcext:value-type="float">
            <text:p>561.147654320988</text:p>
          </table:table-cell>
          <table:table-cell table:style-name="ce1" office:value-type="float" office:value="525.965925925926" calcext:value-type="float">
            <text:p>525.965925925926</text:p>
          </table:table-cell>
          <table:table-cell table:style-name="ce1" office:value-type="float" office:value="555.703703703704" calcext:value-type="float">
            <text:p>555.703703703704</text:p>
          </table:table-cell>
          <table:table-cell table:style-name="ce1" office:value-type="float" office:value="526.446913580247" calcext:value-type="float">
            <text:p>526.446913580247</text:p>
          </table:table-cell>
          <table:table-cell table:style-name="ce1" office:value-type="float" office:value="541.242469135803" calcext:value-type="float">
            <text:p>541.242469135803</text:p>
          </table:table-cell>
          <table:table-cell table:style-name="ce1" office:value-type="float" office:value="527.142222222222" calcext:value-type="float">
            <text:p>527.142222222222</text:p>
          </table:table-cell>
          <table:table-cell table:style-name="ce1" office:value-type="float" office:value="566.237530864198" calcext:value-type="float">
            <text:p>566.237530864198</text:p>
          </table:table-cell>
          <table:table-cell table:style-name="ce1" office:value-type="float" office:value="504.727407407407" calcext:value-type="float">
            <text:p>504.727407407407</text:p>
          </table:table-cell>
          <table:table-cell table:style-name="ce1" office:value-type="float" office:value="529.413333333333" calcext:value-type="float">
            <text:p>529.413333333333</text:p>
          </table:table-cell>
          <table:table-cell table:style-name="ce1" office:value-type="float" office:value="521.469135802469" calcext:value-type="float">
            <text:p>521.469135802469</text:p>
          </table:table-cell>
          <table:table-cell office:value-type="float" office:value="332.697283950617" calcext:value-type="float">
            <text:p>332.697283950617</text:p>
          </table:table-cell>
          <table:table-cell office:value-type="float" office:value="323.920493827161" calcext:value-type="float">
            <text:p>323.920493827161</text:p>
          </table:table-cell>
          <table:table-cell office:value-type="float" office:value="371.73975308642" calcext:value-type="float">
            <text:p>371.73975308642</text:p>
          </table:table-cell>
          <table:table-cell office:value-type="float" office:value="365.381728395062" calcext:value-type="float">
            <text:p>365.381728395062</text:p>
          </table:table-cell>
          <table:table-cell office:value-type="float" office:value="315.530864197531" calcext:value-type="float">
            <text:p>315.530864197531</text:p>
          </table:table-cell>
          <table:table-cell office:value-type="float" office:value="402.593086419753" calcext:value-type="float">
            <text:p>402.593086419753</text:p>
          </table:table-cell>
          <table:table-cell office:value-type="float" office:value="339.357530864198" calcext:value-type="float">
            <text:p>339.357530864198</text:p>
          </table:table-cell>
          <table:table-cell office:value-type="float" office:value="564.654320987654" calcext:value-type="float">
            <text:p>564.654320987654</text:p>
          </table:table-cell>
          <table:table-cell office:value-type="float" office:value="726.513086419753" calcext:value-type="float">
            <text:p>726.513086419753</text:p>
          </table:table-cell>
          <table:table-cell office:value-type="float" office:value="751.958024691358" calcext:value-type="float">
            <text:p>751.958024691358</text:p>
          </table:table-cell>
          <table:table-cell office:value-type="float" office:value="1232.97037037037" calcext:value-type="float">
            <text:p>1232.97037037037</text:p>
          </table:table-cell>
          <table:table-cell office:value-type="float" office:value="1175.5175308642" calcext:value-type="float">
            <text:p>1175.5175308642</text:p>
          </table:table-cell>
          <table:table-cell office:value-type="float" office:value="2086.37234567901" calcext:value-type="float">
            <text:p>2086.37234567901</text:p>
          </table:table-cell>
          <table:table-cell office:value-type="float" office:value="2115.08049382716" calcext:value-type="float">
            <text:p>2115.08049382716</text:p>
          </table:table-cell>
          <table:table-cell office:value-type="float" office:value="3077.49580246914" calcext:value-type="float">
            <text:p>3077.49580246914</text:p>
          </table:table-cell>
          <table:table-cell office:value-type="float" office:value="3142.91358024691" calcext:value-type="float">
            <text:p>3142.91358024691</text:p>
          </table:table-cell>
          <table:table-cell office:value-type="float" office:value="4300.62469135802" calcext:value-type="float">
            <text:p>4300.62469135802</text:p>
          </table:table-cell>
          <table:table-cell office:value-type="float" office:value="3199.40345679012" calcext:value-type="float">
            <text:p>3199.40345679012</text:p>
          </table:table-cell>
          <table:table-cell office:value-type="float" office:value="3388.27901234568" calcext:value-type="float">
            <text:p>3388.27901234568</text:p>
          </table:table-cell>
          <table:table-cell office:value-type="float" office:value="3988.55012345679" calcext:value-type="float">
            <text:p>3988.55012345679</text:p>
          </table:table-cell>
          <table:table-cell table:number-columns-repeated="3"/>
          <table:table-cell table:style-name="ce2" table:number-columns-repeated="19"/>
          <table:table-cell table:style-name="ce3" table:number-columns-repeated="2"/>
          <table:table-cell table:number-columns-repeated="960"/>
        </table:table-row>
        <table:table-row table:style-name="ro1">
          <table:table-cell table:style-name="ce1" office:value-type="float" office:value="1100.51111111111" calcext:value-type="float">
            <text:p>1100.51111111111</text:p>
          </table:table-cell>
          <table:table-cell table:style-name="ce1" office:value-type="float" office:value="1057.04395061728" calcext:value-type="float">
            <text:p>1057.04395061728</text:p>
          </table:table-cell>
          <table:table-cell table:style-name="ce1" office:value-type="float" office:value="1081.04" calcext:value-type="float">
            <text:p>1081.04</text:p>
          </table:table-cell>
          <table:table-cell table:style-name="ce1" office:value-type="float" office:value="1030.40740740741" calcext:value-type="float">
            <text:p>1030.40740740741</text:p>
          </table:table-cell>
          <table:table-cell table:style-name="ce1" office:value-type="float" office:value="711.109135802469" calcext:value-type="float">
            <text:p>711.109135802469</text:p>
          </table:table-cell>
          <table:table-cell table:style-name="ce1" office:value-type="float" office:value="868.13975308642" calcext:value-type="float">
            <text:p>868.13975308642</text:p>
          </table:table-cell>
          <table:table-cell table:style-name="ce1" office:value-type="float" office:value="578.981234567901" calcext:value-type="float">
            <text:p>578.981234567901</text:p>
          </table:table-cell>
          <table:table-cell table:style-name="ce1" office:value-type="float" office:value="800.947654320988" calcext:value-type="float">
            <text:p>800.947654320988</text:p>
          </table:table-cell>
          <table:table-cell table:style-name="ce1" office:value-type="float" office:value="624.424197530864" calcext:value-type="float">
            <text:p>624.424197530864</text:p>
          </table:table-cell>
          <table:table-cell table:style-name="ce1" office:value-type="float" office:value="618.931851851852" calcext:value-type="float">
            <text:p>618.931851851852</text:p>
          </table:table-cell>
          <table:table-cell table:style-name="ce1" office:value-type="float" office:value="592.764444444444" calcext:value-type="float">
            <text:p>592.764444444444</text:p>
          </table:table-cell>
          <table:table-cell table:style-name="ce1" office:value-type="float" office:value="555.350617283951" calcext:value-type="float">
            <text:p>555.350617283951</text:p>
          </table:table-cell>
          <table:table-cell table:style-name="ce1" office:value-type="float" office:value="582.991111111111" calcext:value-type="float">
            <text:p>582.991111111111</text:p>
          </table:table-cell>
          <table:table-cell table:style-name="ce1" office:value-type="float" office:value="551.980740740741" calcext:value-type="float">
            <text:p>551.980740740741</text:p>
          </table:table-cell>
          <table:table-cell table:style-name="ce1" office:value-type="float" office:value="565.451358024691" calcext:value-type="float">
            <text:p>565.451358024691</text:p>
          </table:table-cell>
          <table:table-cell table:style-name="ce1" office:value-type="float" office:value="550.397037037037" calcext:value-type="float">
            <text:p>550.397037037037</text:p>
          </table:table-cell>
          <table:table-cell table:style-name="ce1" office:value-type="float" office:value="591.183703703704" calcext:value-type="float">
            <text:p>591.183703703704</text:p>
          </table:table-cell>
          <table:table-cell table:style-name="ce1" office:value-type="float" office:value="522.081975308642" calcext:value-type="float">
            <text:p>522.081975308642</text:p>
          </table:table-cell>
          <table:table-cell table:style-name="ce1" office:value-type="float" office:value="545.82962962963" calcext:value-type="float">
            <text:p>545.82962962963</text:p>
          </table:table-cell>
          <table:table-cell table:style-name="ce1" office:value-type="float" office:value="541.752098765432" calcext:value-type="float">
            <text:p>541.752098765432</text:p>
          </table:table-cell>
          <table:table-cell office:value-type="float" office:value="367.941728395062" calcext:value-type="float">
            <text:p>367.941728395062</text:p>
          </table:table-cell>
          <table:table-cell office:value-type="float" office:value="358.770864197531" calcext:value-type="float">
            <text:p>358.770864197531</text:p>
          </table:table-cell>
          <table:table-cell office:value-type="float" office:value="416.33975308642" calcext:value-type="float">
            <text:p>416.33975308642</text:p>
          </table:table-cell>
          <table:table-cell office:value-type="float" office:value="410.592098765432" calcext:value-type="float">
            <text:p>410.592098765432</text:p>
          </table:table-cell>
          <table:table-cell office:value-type="float" office:value="359.181728395062" calcext:value-type="float">
            <text:p>359.181728395062</text:p>
          </table:table-cell>
          <table:table-cell office:value-type="float" office:value="459.155555555556" calcext:value-type="float">
            <text:p>459.155555555556</text:p>
          </table:table-cell>
          <table:table-cell office:value-type="float" office:value="400.573333333333" calcext:value-type="float">
            <text:p>400.573333333333</text:p>
          </table:table-cell>
          <table:table-cell office:value-type="float" office:value="672.534320987654" calcext:value-type="float">
            <text:p>672.534320987654</text:p>
          </table:table-cell>
          <table:table-cell office:value-type="float" office:value="893.71012345679" calcext:value-type="float">
            <text:p>893.71012345679</text:p>
          </table:table-cell>
          <table:table-cell office:value-type="float" office:value="915.038518518519" calcext:value-type="float">
            <text:p>915.038518518519</text:p>
          </table:table-cell>
          <table:table-cell office:value-type="float" office:value="1534.04148148148" calcext:value-type="float">
            <text:p>1534.04148148148</text:p>
          </table:table-cell>
          <table:table-cell office:value-type="float" office:value="1466.59604938272" calcext:value-type="float">
            <text:p>1466.59604938272</text:p>
          </table:table-cell>
          <table:table-cell office:value-type="float" office:value="2598.31160493827" calcext:value-type="float">
            <text:p>2598.31160493827</text:p>
          </table:table-cell>
          <table:table-cell office:value-type="float" office:value="2591.39308641975" calcext:value-type="float">
            <text:p>2591.39308641975</text:p>
          </table:table-cell>
          <table:table-cell office:value-type="float" office:value="3719.10469135803" calcext:value-type="float">
            <text:p>3719.10469135803</text:p>
          </table:table-cell>
          <table:table-cell office:value-type="float" office:value="3735.89382716049" calcext:value-type="float">
            <text:p>3735.89382716049</text:p>
          </table:table-cell>
          <table:table-cell office:value-type="float" office:value="5079.42716049383" calcext:value-type="float">
            <text:p>5079.42716049383</text:p>
          </table:table-cell>
          <table:table-cell office:value-type="float" office:value="3878.11654320988" calcext:value-type="float">
            <text:p>3878.11654320988</text:p>
          </table:table-cell>
          <table:table-cell office:value-type="float" office:value="4086.13975308642" calcext:value-type="float">
            <text:p>4086.13975308642</text:p>
          </table:table-cell>
          <table:table-cell office:value-type="float" office:value="4713.12098765432" calcext:value-type="float">
            <text:p>4713.12098765432</text:p>
          </table:table-cell>
          <table:table-cell table:number-columns-repeated="3"/>
          <table:table-cell table:style-name="ce2" table:number-columns-repeated="19"/>
          <table:table-cell table:style-name="ce3" table:number-columns-repeated="2"/>
          <table:table-cell table:number-columns-repeated="960"/>
        </table:table-row>
        <table:table-row table:style-name="ro1">
          <table:table-cell table:style-name="ce1" office:value-type="float" office:value="1297.83950617284" calcext:value-type="float">
            <text:p>1297.83950617284</text:p>
          </table:table-cell>
          <table:table-cell table:style-name="ce1" office:value-type="float" office:value="1253.6987654321" calcext:value-type="float">
            <text:p>1253.6987654321</text:p>
          </table:table-cell>
          <table:table-cell table:style-name="ce1" office:value-type="float" office:value="1288.43308641975" calcext:value-type="float">
            <text:p>1288.43308641975</text:p>
          </table:table-cell>
          <table:table-cell table:style-name="ce1" office:value-type="float" office:value="1233.50617283951" calcext:value-type="float">
            <text:p>1233.50617283951</text:p>
          </table:table-cell>
          <table:table-cell table:style-name="ce1" office:value-type="float" office:value="812.466172839506" calcext:value-type="float">
            <text:p>812.466172839506</text:p>
          </table:table-cell>
          <table:table-cell table:style-name="ce1" office:value-type="float" office:value="1020.2637037037" calcext:value-type="float">
            <text:p>1020.2637037037</text:p>
          </table:table-cell>
          <table:table-cell table:style-name="ce1" office:value-type="float" office:value="629.261728395062" calcext:value-type="float">
            <text:p>629.261728395062</text:p>
          </table:table-cell>
          <table:table-cell table:style-name="ce1" office:value-type="float" office:value="921.067160493827" calcext:value-type="float">
            <text:p>921.067160493827</text:p>
          </table:table-cell>
          <table:table-cell table:style-name="ce1" office:value-type="float" office:value="682.804444444445" calcext:value-type="float">
            <text:p>682.804444444445</text:p>
          </table:table-cell>
          <table:table-cell table:style-name="ce1" office:value-type="float" office:value="676.983209876543" calcext:value-type="float">
            <text:p>676.983209876543</text:p>
          </table:table-cell>
          <table:table-cell table:style-name="ce1" office:value-type="float" office:value="627.307654320988" calcext:value-type="float">
            <text:p>627.307654320988</text:p>
          </table:table-cell>
          <table:table-cell table:style-name="ce1" office:value-type="float" office:value="584.599012345679" calcext:value-type="float">
            <text:p>584.599012345679</text:p>
          </table:table-cell>
          <table:table-cell table:style-name="ce1" office:value-type="float" office:value="612.841975308642" calcext:value-type="float">
            <text:p>612.841975308642</text:p>
          </table:table-cell>
          <table:table-cell table:style-name="ce1" office:value-type="float" office:value="575.977283950617" calcext:value-type="float">
            <text:p>575.977283950617</text:p>
          </table:table-cell>
          <table:table-cell table:style-name="ce1" office:value-type="float" office:value="590.381728395062" calcext:value-type="float">
            <text:p>590.381728395062</text:p>
          </table:table-cell>
          <table:table-cell table:style-name="ce1" office:value-type="float" office:value="574.566419753086" calcext:value-type="float">
            <text:p>574.566419753086</text:p>
          </table:table-cell>
          <table:table-cell table:style-name="ce1" office:value-type="float" office:value="617.169382716049" calcext:value-type="float">
            <text:p>617.169382716049</text:p>
          </table:table-cell>
          <table:table-cell table:style-name="ce1" office:value-type="float" office:value="542.003456790123" calcext:value-type="float">
            <text:p>542.003456790123</text:p>
          </table:table-cell>
          <table:table-cell table:style-name="ce1" office:value-type="float" office:value="563.657283950617" calcext:value-type="float">
            <text:p>563.657283950617</text:p>
          </table:table-cell>
          <table:table-cell table:style-name="ce1" office:value-type="float" office:value="562.786172839506" calcext:value-type="float">
            <text:p>562.786172839506</text:p>
          </table:table-cell>
          <table:table-cell office:value-type="float" office:value="398.683456790123" calcext:value-type="float">
            <text:p>398.683456790123</text:p>
          </table:table-cell>
          <table:table-cell office:value-type="float" office:value="387.419259259259" calcext:value-type="float">
            <text:p>387.419259259259</text:p>
          </table:table-cell>
          <table:table-cell office:value-type="float" office:value="458.85975308642" calcext:value-type="float">
            <text:p>458.85975308642</text:p>
          </table:table-cell>
          <table:table-cell office:value-type="float" office:value="454.041481481481" calcext:value-type="float">
            <text:p>454.041481481481</text:p>
          </table:table-cell>
          <table:table-cell office:value-type="float" office:value="407.566419753086" calcext:value-type="float">
            <text:p>407.566419753086</text:p>
          </table:table-cell>
          <table:table-cell office:value-type="float" office:value="521.171851851852" calcext:value-type="float">
            <text:p>521.171851851852</text:p>
          </table:table-cell>
          <table:table-cell office:value-type="float" office:value="474.428641975309" calcext:value-type="float">
            <text:p>474.428641975309</text:p>
          </table:table-cell>
          <table:table-cell office:value-type="float" office:value="785.534320987654" calcext:value-type="float">
            <text:p>785.534320987654</text:p>
          </table:table-cell>
          <table:table-cell office:value-type="float" office:value="1074.75160493827" calcext:value-type="float">
            <text:p>1074.75160493827</text:p>
          </table:table-cell>
          <table:table-cell office:value-type="float" office:value="1090.05679012346" calcext:value-type="float">
            <text:p>1090.05679012346</text:p>
          </table:table-cell>
          <table:table-cell office:value-type="float" office:value="1848.78617283951" calcext:value-type="float">
            <text:p>1848.78617283951</text:p>
          </table:table-cell>
          <table:table-cell office:value-type="float" office:value="1778.42864197531" calcext:value-type="float">
            <text:p>1778.42864197531</text:p>
          </table:table-cell>
          <table:table-cell office:value-type="float" office:value="3102.31407407407" calcext:value-type="float">
            <text:p>3102.31407407407</text:p>
          </table:table-cell>
          <table:table-cell office:value-type="float" office:value="3049.95209876543" calcext:value-type="float">
            <text:p>3049.95209876543</text:p>
          </table:table-cell>
          <table:table-cell office:value-type="float" office:value="4309.36493827161" calcext:value-type="float">
            <text:p>4309.36493827161</text:p>
          </table:table-cell>
          <table:table-cell office:value-type="float" office:value="4281.42864197531" calcext:value-type="float">
            <text:p>4281.42864197531</text:p>
          </table:table-cell>
          <table:table-cell office:value-type="float" office:value="5772.52197530864" calcext:value-type="float">
            <text:p>5772.52197530864</text:p>
          </table:table-cell>
          <table:table-cell office:value-type="float" office:value="4554.8562962963" calcext:value-type="float">
            <text:p>4554.8562962963</text:p>
          </table:table-cell>
          <table:table-cell office:value-type="float" office:value="4778.76790123457" calcext:value-type="float">
            <text:p>4778.76790123457</text:p>
          </table:table-cell>
          <table:table-cell office:value-type="float" office:value="5380.44" calcext:value-type="float">
            <text:p>5380.44</text:p>
          </table:table-cell>
          <table:table-cell table:number-columns-repeated="3"/>
          <table:table-cell table:style-name="ce2" table:number-columns-repeated="19"/>
          <table:table-cell table:style-name="ce3" table:number-columns-repeated="2"/>
          <table:table-cell table:number-columns-repeated="960"/>
        </table:table-row>
        <table:table-row table:style-name="ro1">
          <table:table-cell table:style-name="ce1" office:value-type="float" office:value="1548.38716049383" calcext:value-type="float">
            <text:p>1548.38716049383</text:p>
          </table:table-cell>
          <table:table-cell table:style-name="ce1" office:value-type="float" office:value="1492.58666666667" calcext:value-type="float">
            <text:p>1492.58666666667</text:p>
          </table:table-cell>
          <table:table-cell table:style-name="ce1" office:value-type="float" office:value="1539.68148148148" calcext:value-type="float">
            <text:p>1539.68148148148</text:p>
          </table:table-cell>
          <table:table-cell table:style-name="ce1" office:value-type="float" office:value="1482.24691358025" calcext:value-type="float">
            <text:p>1482.24691358025</text:p>
          </table:table-cell>
          <table:table-cell table:style-name="ce1" office:value-type="float" office:value="945.363456790124" calcext:value-type="float">
            <text:p>945.363456790124</text:p>
          </table:table-cell>
          <table:table-cell table:style-name="ce1" office:value-type="float" office:value="1204.91802469136" calcext:value-type="float">
            <text:p>1204.91802469136</text:p>
          </table:table-cell>
          <table:table-cell table:style-name="ce1" office:value-type="float" office:value="695.121975308642" calcext:value-type="float">
            <text:p>695.121975308642</text:p>
          </table:table-cell>
          <table:table-cell table:style-name="ce1" office:value-type="float" office:value="1056.74518518519" calcext:value-type="float">
            <text:p>1056.74518518519</text:p>
          </table:table-cell>
          <table:table-cell table:style-name="ce1" office:value-type="float" office:value="748.184197530864" calcext:value-type="float">
            <text:p>748.184197530864</text:p>
          </table:table-cell>
          <table:table-cell table:style-name="ce1" office:value-type="float" office:value="736.448395061728" calcext:value-type="float">
            <text:p>736.448395061728</text:p>
          </table:table-cell>
          <table:table-cell table:style-name="ce1" office:value-type="float" office:value="661.058765432099" calcext:value-type="float">
            <text:p>661.058765432099</text:p>
          </table:table-cell>
          <table:table-cell table:style-name="ce1" office:value-type="float" office:value="615.092839506173" calcext:value-type="float">
            <text:p>615.092839506173</text:p>
          </table:table-cell>
          <table:table-cell table:style-name="ce1" office:value-type="float" office:value="642.637530864198" calcext:value-type="float">
            <text:p>642.637530864198</text:p>
          </table:table-cell>
          <table:table-cell table:style-name="ce1" office:value-type="float" office:value="602.370864197531" calcext:value-type="float">
            <text:p>602.370864197531</text:p>
          </table:table-cell>
          <table:table-cell table:style-name="ce1" office:value-type="float" office:value="617.707160493827" calcext:value-type="float">
            <text:p>617.707160493827</text:p>
          </table:table-cell>
          <table:table-cell table:style-name="ce1" office:value-type="float" office:value="599.637037037037" calcext:value-type="float">
            <text:p>599.637037037037</text:p>
          </table:table-cell>
          <table:table-cell table:style-name="ce1" office:value-type="float" office:value="644.335802469136" calcext:value-type="float">
            <text:p>644.335802469136</text:p>
          </table:table-cell>
          <table:table-cell table:style-name="ce1" office:value-type="float" office:value="564.361975308642" calcext:value-type="float">
            <text:p>564.361975308642</text:p>
          </table:table-cell>
          <table:table-cell table:style-name="ce1" office:value-type="float" office:value="586.457283950617" calcext:value-type="float">
            <text:p>586.457283950617</text:p>
          </table:table-cell>
          <table:table-cell table:style-name="ce1" office:value-type="float" office:value="584.246913580247" calcext:value-type="float">
            <text:p>584.246913580247</text:p>
          </table:table-cell>
          <table:table-cell office:value-type="float" office:value="431.742222222222" calcext:value-type="float">
            <text:p>431.742222222222</text:p>
          </table:table-cell>
          <table:table-cell office:value-type="float" office:value="419.594567901235" calcext:value-type="float">
            <text:p>419.594567901235</text:p>
          </table:table-cell>
          <table:table-cell office:value-type="float" office:value="505.133827160494" calcext:value-type="float">
            <text:p>505.133827160494</text:p>
          </table:table-cell>
          <table:table-cell office:value-type="float" office:value="499.91950617284" calcext:value-type="float">
            <text:p>499.91950617284</text:p>
          </table:table-cell>
          <table:table-cell office:value-type="float" office:value="467.801481481481" calcext:value-type="float">
            <text:p>467.801481481481</text:p>
          </table:table-cell>
          <table:table-cell office:value-type="float" office:value="592.963950617284" calcext:value-type="float">
            <text:p>592.963950617284</text:p>
          </table:table-cell>
          <table:table-cell office:value-type="float" office:value="567.205925925926" calcext:value-type="float">
            <text:p>567.205925925926</text:p>
          </table:table-cell>
          <table:table-cell office:value-type="float" office:value="916.254814814815" calcext:value-type="float">
            <text:p>916.254814814815</text:p>
          </table:table-cell>
          <table:table-cell office:value-type="float" office:value="1291.95604938272" calcext:value-type="float">
            <text:p>1291.95604938272</text:p>
          </table:table-cell>
          <table:table-cell office:value-type="float" office:value="1298.85530864198" calcext:value-type="float">
            <text:p>1298.85530864198</text:p>
          </table:table-cell>
          <table:table-cell office:value-type="float" office:value="2216.05382716049" calcext:value-type="float">
            <text:p>2216.05382716049</text:p>
          </table:table-cell>
          <table:table-cell office:value-type="float" office:value="2158.16197530864" calcext:value-type="float">
            <text:p>2158.16197530864</text:p>
          </table:table-cell>
          <table:table-cell office:value-type="float" office:value="3672.9975308642" calcext:value-type="float">
            <text:p>3672.9975308642</text:p>
          </table:table-cell>
          <table:table-cell office:value-type="float" office:value="3567.1412345679" calcext:value-type="float">
            <text:p>3567.1412345679</text:p>
          </table:table-cell>
          <table:table-cell office:value-type="float" office:value="4956.99160493827" calcext:value-type="float">
            <text:p>4956.99160493827</text:p>
          </table:table-cell>
          <table:table-cell office:value-type="float" office:value="4874.9224691358" calcext:value-type="float">
            <text:p>4874.9224691358</text:p>
          </table:table-cell>
          <table:table-cell office:value-type="float" office:value="6517.69728395062" calcext:value-type="float">
            <text:p>6517.69728395062</text:p>
          </table:table-cell>
          <table:table-cell office:value-type="float" office:value="5335.90567901235" calcext:value-type="float">
            <text:p>5335.90567901235</text:p>
          </table:table-cell>
          <table:table-cell office:value-type="float" office:value="5574.00049382716" calcext:value-type="float">
            <text:p>5574.00049382716</text:p>
          </table:table-cell>
          <table:table-cell office:value-type="float" office:value="6115.01975308642" calcext:value-type="float">
            <text:p>6115.01975308642</text:p>
          </table:table-cell>
          <table:table-cell table:number-columns-repeated="3"/>
          <table:table-cell table:style-name="ce2" table:number-columns-repeated="19"/>
          <table:table-cell table:style-name="ce3" table:number-columns-repeated="2"/>
          <table:table-cell table:number-columns-repeated="960"/>
        </table:table-row>
        <table:table-row table:style-name="ro1">
          <table:table-cell table:style-name="ce1" office:value-type="float" office:value="1820.46320987654" calcext:value-type="float">
            <text:p>1820.46320987654</text:p>
          </table:table-cell>
          <table:table-cell table:style-name="ce1" office:value-type="float" office:value="1752.48543209877" calcext:value-type="float">
            <text:p>1752.48543209877</text:p>
          </table:table-cell>
          <table:table-cell table:style-name="ce1" office:value-type="float" office:value="1815.73925925926" calcext:value-type="float">
            <text:p>1815.73925925926</text:p>
          </table:table-cell>
          <table:table-cell table:style-name="ce1" office:value-type="float" office:value="1750.64839506173" calcext:value-type="float">
            <text:p>1750.64839506173</text:p>
          </table:table-cell>
          <table:table-cell table:style-name="ce1" office:value-type="float" office:value="1106.69580246914" calcext:value-type="float">
            <text:p>1106.69580246914</text:p>
          </table:table-cell>
          <table:table-cell table:style-name="ce1" office:value-type="float" office:value="1408.39259259259" calcext:value-type="float">
            <text:p>1408.39259259259</text:p>
          </table:table-cell>
          <table:table-cell table:style-name="ce1" office:value-type="float" office:value="775.868641975309" calcext:value-type="float">
            <text:p>775.868641975309</text:p>
          </table:table-cell>
          <table:table-cell table:style-name="ce1" office:value-type="float" office:value="1195.54074074074" calcext:value-type="float">
            <text:p>1195.54074074074</text:p>
          </table:table-cell>
          <table:table-cell table:style-name="ce1" office:value-type="float" office:value="810.288395061728" calcext:value-type="float">
            <text:p>810.288395061728</text:p>
          </table:table-cell>
          <table:table-cell table:style-name="ce1" office:value-type="float" office:value="790.205432098765" calcext:value-type="float">
            <text:p>790.205432098765</text:p>
          </table:table-cell>
          <table:table-cell table:style-name="ce1" office:value-type="float" office:value="691.134814814815" calcext:value-type="float">
            <text:p>691.134814814815</text:p>
          </table:table-cell>
          <table:table-cell table:style-name="ce1" office:value-type="float" office:value="641.098271604938" calcext:value-type="float">
            <text:p>641.098271604938</text:p>
          </table:table-cell>
          <table:table-cell table:style-name="ce1" office:value-type="float" office:value="669.901728395062" calcext:value-type="float">
            <text:p>669.901728395062</text:p>
          </table:table-cell>
          <table:table-cell table:style-name="ce1" office:value-type="float" office:value="627.755061728395" calcext:value-type="float">
            <text:p>627.755061728395</text:p>
          </table:table-cell>
          <table:table-cell table:style-name="ce1" office:value-type="float" office:value="643.953086419753" calcext:value-type="float">
            <text:p>643.953086419753</text:p>
          </table:table-cell>
          <table:table-cell table:style-name="ce1" office:value-type="float" office:value="625.064691358025" calcext:value-type="float">
            <text:p>625.064691358025</text:p>
          </table:table-cell>
          <table:table-cell table:style-name="ce1" office:value-type="float" office:value="670.575802469136" calcext:value-type="float">
            <text:p>670.575802469136</text:p>
          </table:table-cell>
          <table:table-cell table:style-name="ce1" office:value-type="float" office:value="588.047901234568" calcext:value-type="float">
            <text:p>588.047901234568</text:p>
          </table:table-cell>
          <table:table-cell table:style-name="ce1" office:value-type="float" office:value="609.146666666667" calcext:value-type="float">
            <text:p>609.146666666667</text:p>
          </table:table-cell>
          <table:table-cell table:style-name="ce1" office:value-type="float" office:value="607.678024691358" calcext:value-type="float">
            <text:p>607.678024691358</text:p>
          </table:table-cell>
          <table:table-cell office:value-type="float" office:value="465.440493827161" calcext:value-type="float">
            <text:p>465.440493827161</text:p>
          </table:table-cell>
          <table:table-cell office:value-type="float" office:value="451.199012345679" calcext:value-type="float">
            <text:p>451.199012345679</text:p>
          </table:table-cell>
          <table:table-cell office:value-type="float" office:value="556.175308641975" calcext:value-type="float">
            <text:p>556.175308641975</text:p>
          </table:table-cell>
          <table:table-cell office:value-type="float" office:value="547.734320987654" calcext:value-type="float">
            <text:p>547.734320987654</text:p>
          </table:table-cell>
          <table:table-cell office:value-type="float" office:value="537.643950617284" calcext:value-type="float">
            <text:p>537.643950617284</text:p>
          </table:table-cell>
          <table:table-cell office:value-type="float" office:value="671.972839506173" calcext:value-type="float">
            <text:p>671.972839506173</text:p>
          </table:table-cell>
          <table:table-cell office:value-type="float" office:value="684.671604938272" calcext:value-type="float">
            <text:p>684.671604938272</text:p>
          </table:table-cell>
          <table:table-cell office:value-type="float" office:value="1058.1575308642" calcext:value-type="float">
            <text:p>1058.1575308642</text:p>
          </table:table-cell>
          <table:table-cell office:value-type="float" office:value="1533.04148148148" calcext:value-type="float">
            <text:p>1533.04148148148</text:p>
          </table:table-cell>
          <table:table-cell office:value-type="float" office:value="1528.55654320988" calcext:value-type="float">
            <text:p>1528.55654320988</text:p>
          </table:table-cell>
          <table:table-cell office:value-type="float" office:value="2609.53333333333" calcext:value-type="float">
            <text:p>2609.53333333333</text:p>
          </table:table-cell>
          <table:table-cell office:value-type="float" office:value="2566.49333333333" calcext:value-type="float">
            <text:p>2566.49333333333</text:p>
          </table:table-cell>
          <table:table-cell office:value-type="float" office:value="4242.51604938272" calcext:value-type="float">
            <text:p>4242.51604938272</text:p>
          </table:table-cell>
          <table:table-cell office:value-type="float" office:value="4089.23456790123" calcext:value-type="float">
            <text:p>4089.23456790123</text:p>
          </table:table-cell>
          <table:table-cell office:value-type="float" office:value="5595.79358024691" calcext:value-type="float">
            <text:p>5595.79358024691</text:p>
          </table:table-cell>
          <table:table-cell office:value-type="float" office:value="5452.42222222222" calcext:value-type="float">
            <text:p>5452.42222222222</text:p>
          </table:table-cell>
          <table:table-cell office:value-type="float" office:value="7228.62074074074" calcext:value-type="float">
            <text:p>7228.62074074074</text:p>
          </table:table-cell>
          <table:table-cell office:value-type="float" office:value="6127.27703703704" calcext:value-type="float">
            <text:p>6127.27703703704</text:p>
          </table:table-cell>
          <table:table-cell office:value-type="float" office:value="6355.34913580247" calcext:value-type="float">
            <text:p>6355.34913580247</text:p>
          </table:table-cell>
          <table:table-cell office:value-type="float" office:value="6805.56049382716" calcext:value-type="float">
            <text:p>6805.56049382716</text:p>
          </table:table-cell>
          <table:table-cell table:number-columns-repeated="3"/>
          <table:table-cell table:style-name="ce2" table:number-columns-repeated="19"/>
          <table:table-cell table:style-name="ce3" table:number-columns-repeated="2"/>
          <table:table-cell table:number-columns-repeated="960"/>
        </table:table-row>
        <table:table-row table:style-name="ro1">
          <table:table-cell table:style-name="ce1" office:value-type="float" office:value="2118.86271604938" calcext:value-type="float">
            <text:p>2118.86271604938</text:p>
          </table:table-cell>
          <table:table-cell table:style-name="ce1" office:value-type="float" office:value="2037.75654320988" calcext:value-type="float">
            <text:p>2037.75654320988</text:p>
          </table:table-cell>
          <table:table-cell table:style-name="ce1" office:value-type="float" office:value="2121.25679012346" calcext:value-type="float">
            <text:p>2121.25679012346</text:p>
          </table:table-cell>
          <table:table-cell table:style-name="ce1" office:value-type="float" office:value="2039.0962962963" calcext:value-type="float">
            <text:p>2039.0962962963</text:p>
          </table:table-cell>
          <table:table-cell table:style-name="ce1" office:value-type="float" office:value="1302.89382716049" calcext:value-type="float">
            <text:p>1302.89382716049</text:p>
          </table:table-cell>
          <table:table-cell table:style-name="ce1" office:value-type="float" office:value="1633.71950617284" calcext:value-type="float">
            <text:p>1633.71950617284</text:p>
          </table:table-cell>
          <table:table-cell table:style-name="ce1" office:value-type="float" office:value="872.807901234568" calcext:value-type="float">
            <text:p>872.807901234568</text:p>
          </table:table-cell>
          <table:table-cell table:style-name="ce1" office:value-type="float" office:value="1339.52641975309" calcext:value-type="float">
            <text:p>1339.52641975309</text:p>
          </table:table-cell>
          <table:table-cell table:style-name="ce1" office:value-type="float" office:value="865.030617283951" calcext:value-type="float">
            <text:p>865.030617283951</text:p>
          </table:table-cell>
          <table:table-cell table:style-name="ce1" office:value-type="float" office:value="840.733333333333" calcext:value-type="float">
            <text:p>840.733333333333</text:p>
          </table:table-cell>
          <table:table-cell table:style-name="ce1" office:value-type="float" office:value="717.193580246914" calcext:value-type="float">
            <text:p>717.193580246914</text:p>
          </table:table-cell>
          <table:table-cell table:style-name="ce1" office:value-type="float" office:value="667.735802469136" calcext:value-type="float">
            <text:p>667.735802469136</text:p>
          </table:table-cell>
          <table:table-cell table:style-name="ce1" office:value-type="float" office:value="698.4" calcext:value-type="float">
            <text:p>698.4</text:p>
          </table:table-cell>
          <table:table-cell table:style-name="ce1" office:value-type="float" office:value="652.882469135803" calcext:value-type="float">
            <text:p>652.882469135803</text:p>
          </table:table-cell>
          <table:table-cell table:style-name="ce1" office:value-type="float" office:value="669.451358024691" calcext:value-type="float">
            <text:p>669.451358024691</text:p>
          </table:table-cell>
          <table:table-cell table:style-name="ce1" office:value-type="float" office:value="648.386172839506" calcext:value-type="float">
            <text:p>648.386172839506</text:p>
          </table:table-cell>
          <table:table-cell table:style-name="ce1" office:value-type="float" office:value="697.29975308642" calcext:value-type="float">
            <text:p>697.29975308642</text:p>
          </table:table-cell>
          <table:table-cell table:style-name="ce1" office:value-type="float" office:value="613.198024691358" calcext:value-type="float">
            <text:p>613.198024691358</text:p>
          </table:table-cell>
          <table:table-cell table:style-name="ce1" office:value-type="float" office:value="633.137777777778" calcext:value-type="float">
            <text:p>633.137777777778</text:p>
          </table:table-cell>
          <table:table-cell table:style-name="ce1" office:value-type="float" office:value="630.242962962963" calcext:value-type="float">
            <text:p>630.242962962963</text:p>
          </table:table-cell>
          <table:table-cell office:value-type="float" office:value="496.089382716049" calcext:value-type="float">
            <text:p>496.089382716049</text:p>
          </table:table-cell>
          <table:table-cell office:value-type="float" office:value="481.349135802469" calcext:value-type="float">
            <text:p>481.349135802469</text:p>
          </table:table-cell>
          <table:table-cell office:value-type="float" office:value="610.504691358025" calcext:value-type="float">
            <text:p>610.504691358025</text:p>
          </table:table-cell>
          <table:table-cell office:value-type="float" office:value="596.494320987654" calcext:value-type="float">
            <text:p>596.494320987654</text:p>
          </table:table-cell>
          <table:table-cell office:value-type="float" office:value="616.044444444445" calcext:value-type="float">
            <text:p>616.044444444445</text:p>
          </table:table-cell>
          <table:table-cell office:value-type="float" office:value="751.908148148148" calcext:value-type="float">
            <text:p>751.908148148148</text:p>
          </table:table-cell>
          <table:table-cell office:value-type="float" office:value="822.334320987654" calcext:value-type="float">
            <text:p>822.334320987654</text:p>
          </table:table-cell>
          <table:table-cell office:value-type="float" office:value="1210.46271604938" calcext:value-type="float">
            <text:p>1210.46271604938</text:p>
          </table:table-cell>
          <table:table-cell office:value-type="float" office:value="1824.23555555556" calcext:value-type="float">
            <text:p>1824.23555555556</text:p>
          </table:table-cell>
          <table:table-cell office:value-type="float" office:value="1806.13580246914" calcext:value-type="float">
            <text:p>1806.13580246914</text:p>
          </table:table-cell>
          <table:table-cell office:value-type="float" office:value="3078.82716049383" calcext:value-type="float">
            <text:p>3078.82716049383</text:p>
          </table:table-cell>
          <table:table-cell office:value-type="float" office:value="3050.99851851852" calcext:value-type="float">
            <text:p>3050.99851851852</text:p>
          </table:table-cell>
          <table:table-cell office:value-type="float" office:value="4899.44197530864" calcext:value-type="float">
            <text:p>4899.44197530864</text:p>
          </table:table-cell>
          <table:table-cell office:value-type="float" office:value="4687.3787654321" calcext:value-type="float">
            <text:p>4687.3787654321</text:p>
          </table:table-cell>
          <table:table-cell office:value-type="float" office:value="6322.09679012346" calcext:value-type="float">
            <text:p>6322.09679012346</text:p>
          </table:table-cell>
          <table:table-cell office:value-type="float" office:value="6124.23604938272" calcext:value-type="float">
            <text:p>6124.23604938272</text:p>
          </table:table-cell>
          <table:table-cell office:value-type="float" office:value="8027.79308641975" calcext:value-type="float">
            <text:p>8027.79308641975</text:p>
          </table:table-cell>
          <table:table-cell office:value-type="float" office:value="7039.9575308642" calcext:value-type="float">
            <text:p>7039.9575308642</text:p>
          </table:table-cell>
          <table:table-cell office:value-type="float" office:value="7222.90469135803" calcext:value-type="float">
            <text:p>7222.90469135803</text:p>
          </table:table-cell>
          <table:table-cell office:value-type="float" office:value="7559.8237037037" calcext:value-type="float">
            <text:p>7559.8237037037</text:p>
          </table:table-cell>
          <table:table-cell table:number-columns-repeated="3"/>
          <table:table-cell table:style-name="ce2" table:number-columns-repeated="19"/>
          <table:table-cell table:style-name="ce3" table:number-columns-repeated="2"/>
          <table:table-cell table:number-columns-repeated="960"/>
        </table:table-row>
        <table:table-row table:style-name="ro1">
          <table:table-cell table:style-name="ce1" office:value-type="float" office:value="2421.94814814815" calcext:value-type="float">
            <text:p>2421.94814814815</text:p>
          </table:table-cell>
          <table:table-cell table:style-name="ce1" office:value-type="float" office:value="2317.50222222222" calcext:value-type="float">
            <text:p>2317.50222222222</text:p>
          </table:table-cell>
          <table:table-cell table:style-name="ce1" office:value-type="float" office:value="2433.20296296296" calcext:value-type="float">
            <text:p>2433.20296296296</text:p>
          </table:table-cell>
          <table:table-cell table:style-name="ce1" office:value-type="float" office:value="2325.98617283951" calcext:value-type="float">
            <text:p>2325.98617283951</text:p>
          </table:table-cell>
          <table:table-cell table:style-name="ce1" office:value-type="float" office:value="1522.72197530864" calcext:value-type="float">
            <text:p>1522.72197530864</text:p>
          </table:table-cell>
          <table:table-cell table:style-name="ce1" office:value-type="float" office:value="1858.2750617284" calcext:value-type="float">
            <text:p>1858.2750617284</text:p>
          </table:table-cell>
          <table:table-cell table:style-name="ce1" office:value-type="float" office:value="980.989135802469" calcext:value-type="float">
            <text:p>980.989135802469</text:p>
          </table:table-cell>
          <table:table-cell table:style-name="ce1" office:value-type="float" office:value="1478.58271604938" calcext:value-type="float">
            <text:p>1478.58271604938</text:p>
          </table:table-cell>
          <table:table-cell table:style-name="ce1" office:value-type="float" office:value="916.303209876543" calcext:value-type="float">
            <text:p>916.303209876543</text:p>
          </table:table-cell>
          <table:table-cell table:style-name="ce1" office:value-type="float" office:value="887.071111111111" calcext:value-type="float">
            <text:p>887.071111111111</text:p>
          </table:table-cell>
          <table:table-cell table:style-name="ce1" office:value-type="float" office:value="742.867654320988" calcext:value-type="float">
            <text:p>742.867654320988</text:p>
          </table:table-cell>
          <table:table-cell table:style-name="ce1" office:value-type="float" office:value="694.211358024691" calcext:value-type="float">
            <text:p>694.211358024691</text:p>
          </table:table-cell>
          <table:table-cell table:style-name="ce1" office:value-type="float" office:value="721.743209876543" calcext:value-type="float">
            <text:p>721.743209876543</text:p>
          </table:table-cell>
          <table:table-cell table:style-name="ce1" office:value-type="float" office:value="671.85037037037" calcext:value-type="float">
            <text:p>671.85037037037</text:p>
          </table:table-cell>
          <table:table-cell table:style-name="ce1" office:value-type="float" office:value="690.82024691358" calcext:value-type="float">
            <text:p>690.82024691358</text:p>
          </table:table-cell>
          <table:table-cell table:style-name="ce1" office:value-type="float" office:value="667.246419753087" calcext:value-type="float">
            <text:p>667.246419753087</text:p>
          </table:table-cell>
          <table:table-cell table:style-name="ce1" office:value-type="float" office:value="719.559012345679" calcext:value-type="float">
            <text:p>719.559012345679</text:p>
          </table:table-cell>
          <table:table-cell table:style-name="ce1" office:value-type="float" office:value="636.616790123457" calcext:value-type="float">
            <text:p>636.616790123457</text:p>
          </table:table-cell>
          <table:table-cell table:style-name="ce1" office:value-type="float" office:value="656.716543209877" calcext:value-type="float">
            <text:p>656.716543209877</text:p>
          </table:table-cell>
          <table:table-cell table:style-name="ce1" office:value-type="float" office:value="652.595061728395" calcext:value-type="float">
            <text:p>652.595061728395</text:p>
          </table:table-cell>
          <table:table-cell office:value-type="float" office:value="531.623703703704" calcext:value-type="float">
            <text:p>531.623703703704</text:p>
          </table:table-cell>
          <table:table-cell office:value-type="float" office:value="515.813333333333" calcext:value-type="float">
            <text:p>515.813333333333</text:p>
          </table:table-cell>
          <table:table-cell office:value-type="float" office:value="670.181234567901" calcext:value-type="float">
            <text:p>670.181234567901</text:p>
          </table:table-cell>
          <table:table-cell office:value-type="float" office:value="649.355555555556" calcext:value-type="float">
            <text:p>649.355555555556</text:p>
          </table:table-cell>
          <table:table-cell office:value-type="float" office:value="707.696296296296" calcext:value-type="float">
            <text:p>707.696296296296</text:p>
          </table:table-cell>
          <table:table-cell office:value-type="float" office:value="845.034567901235" calcext:value-type="float">
            <text:p>845.034567901235</text:p>
          </table:table-cell>
          <table:table-cell office:value-type="float" office:value="992.693333333333" calcext:value-type="float">
            <text:p>992.693333333333</text:p>
          </table:table-cell>
          <table:table-cell office:value-type="float" office:value="1385.08197530864" calcext:value-type="float">
            <text:p>1385.08197530864</text:p>
          </table:table-cell>
          <table:table-cell office:value-type="float" office:value="2120.80098765432" calcext:value-type="float">
            <text:p>2120.80098765432</text:p>
          </table:table-cell>
          <table:table-cell office:value-type="float" office:value="2088.64987654321" calcext:value-type="float">
            <text:p>2088.64987654321</text:p>
          </table:table-cell>
          <table:table-cell office:value-type="float" office:value="3541.79012345679" calcext:value-type="float">
            <text:p>3541.79012345679</text:p>
          </table:table-cell>
          <table:table-cell office:value-type="float" office:value="3525.17728395062" calcext:value-type="float">
            <text:p>3525.17728395062</text:p>
          </table:table-cell>
          <table:table-cell office:value-type="float" office:value="5520.95111111111" calcext:value-type="float">
            <text:p>5520.95111111111</text:p>
          </table:table-cell>
          <table:table-cell office:value-type="float" office:value="5263.74172839506" calcext:value-type="float">
            <text:p>5263.74172839506</text:p>
          </table:table-cell>
          <table:table-cell office:value-type="float" office:value="6980.93728395062" calcext:value-type="float">
            <text:p>6980.93728395062</text:p>
          </table:table-cell>
          <table:table-cell office:value-type="float" office:value="6738.68148148148" calcext:value-type="float">
            <text:p>6738.68148148148</text:p>
          </table:table-cell>
          <table:table-cell office:value-type="float" office:value="8733.10567901235" calcext:value-type="float">
            <text:p>8733.10567901235</text:p>
          </table:table-cell>
          <table:table-cell office:value-type="float" office:value="7870.11160493827" calcext:value-type="float">
            <text:p>7870.11160493827</text:p>
          </table:table-cell>
          <table:table-cell office:value-type="float" office:value="7972.4" calcext:value-type="float">
            <text:p>7972.4</text:p>
          </table:table-cell>
          <table:table-cell office:value-type="float" office:value="8202.80493827161" calcext:value-type="float">
            <text:p>8202.80493827161</text:p>
          </table:table-cell>
          <table:table-cell table:number-columns-repeated="3"/>
          <table:table-cell table:style-name="ce2" table:number-columns-repeated="19"/>
          <table:table-cell table:style-name="ce3" table:number-columns-repeated="2"/>
          <table:table-cell table:number-columns-repeated="960"/>
        </table:table-row>
        <table:table-row table:style-name="ro1">
          <table:table-cell table:style-name="ce1" office:value-type="float" office:value="2720.86716049383" calcext:value-type="float">
            <text:p>2720.86716049383</text:p>
          </table:table-cell>
          <table:table-cell table:style-name="ce1" office:value-type="float" office:value="2603.70617283951" calcext:value-type="float">
            <text:p>2603.70617283951</text:p>
          </table:table-cell>
          <table:table-cell table:style-name="ce1" office:value-type="float" office:value="2758.50518518519" calcext:value-type="float">
            <text:p>2758.50518518519</text:p>
          </table:table-cell>
          <table:table-cell table:style-name="ce1" office:value-type="float" office:value="2619.43604938272" calcext:value-type="float">
            <text:p>2619.43604938272</text:p>
          </table:table-cell>
          <table:table-cell table:style-name="ce1" office:value-type="float" office:value="1756.62320987654" calcext:value-type="float">
            <text:p>1756.62320987654</text:p>
          </table:table-cell>
          <table:table-cell table:style-name="ce1" office:value-type="float" office:value="2086.25679012346" calcext:value-type="float">
            <text:p>2086.25679012346</text:p>
          </table:table-cell>
          <table:table-cell table:style-name="ce1" office:value-type="float" office:value="1098.89382716049" calcext:value-type="float">
            <text:p>1098.89382716049</text:p>
          </table:table-cell>
          <table:table-cell table:style-name="ce1" office:value-type="float" office:value="1614.96641975309" calcext:value-type="float">
            <text:p>1614.96641975309</text:p>
          </table:table-cell>
          <table:table-cell table:style-name="ce1" office:value-type="float" office:value="964.14024691358" calcext:value-type="float">
            <text:p>964.14024691358</text:p>
          </table:table-cell>
          <table:table-cell table:style-name="ce1" office:value-type="float" office:value="929.374814814815" calcext:value-type="float">
            <text:p>929.374814814815</text:p>
          </table:table-cell>
          <table:table-cell table:style-name="ce1" office:value-type="float" office:value="765.917037037037" calcext:value-type="float">
            <text:p>765.917037037037</text:p>
          </table:table-cell>
          <table:table-cell table:style-name="ce1" office:value-type="float" office:value="715.708641975309" calcext:value-type="float">
            <text:p>715.708641975309</text:p>
          </table:table-cell>
          <table:table-cell table:style-name="ce1" office:value-type="float" office:value="745.365432098765" calcext:value-type="float">
            <text:p>745.365432098765</text:p>
          </table:table-cell>
          <table:table-cell table:style-name="ce1" office:value-type="float" office:value="695.285925925926" calcext:value-type="float">
            <text:p>695.285925925926</text:p>
          </table:table-cell>
          <table:table-cell table:style-name="ce1" office:value-type="float" office:value="714.81975308642" calcext:value-type="float">
            <text:p>714.81975308642</text:p>
          </table:table-cell>
          <table:table-cell table:style-name="ce1" office:value-type="float" office:value="688.434074074074" calcext:value-type="float">
            <text:p>688.434074074074</text:p>
          </table:table-cell>
          <table:table-cell table:style-name="ce1" office:value-type="float" office:value="743.816296296296" calcext:value-type="float">
            <text:p>743.816296296296</text:p>
          </table:table-cell>
          <table:table-cell table:style-name="ce1" office:value-type="float" office:value="662.147654320988" calcext:value-type="float">
            <text:p>662.147654320988</text:p>
          </table:table-cell>
          <table:table-cell table:style-name="ce1" office:value-type="float" office:value="680.245925925926" calcext:value-type="float">
            <text:p>680.245925925926</text:p>
          </table:table-cell>
          <table:table-cell table:style-name="ce1" office:value-type="float" office:value="672.962962962963" calcext:value-type="float">
            <text:p>672.962962962963</text:p>
          </table:table-cell>
          <table:table-cell office:value-type="float" office:value="575.112098765432" calcext:value-type="float">
            <text:p>575.112098765432</text:p>
          </table:table-cell>
          <table:table-cell office:value-type="float" office:value="557.475061728395" calcext:value-type="float">
            <text:p>557.475061728395</text:p>
          </table:table-cell>
          <table:table-cell office:value-type="float" office:value="740.724444444444" calcext:value-type="float">
            <text:p>740.724444444444</text:p>
          </table:table-cell>
          <table:table-cell office:value-type="float" office:value="714.641975308642" calcext:value-type="float">
            <text:p>714.641975308642</text:p>
          </table:table-cell>
          <table:table-cell office:value-type="float" office:value="819.320493827161" calcext:value-type="float">
            <text:p>819.320493827161</text:p>
          </table:table-cell>
          <table:table-cell office:value-type="float" office:value="955.516049382716" calcext:value-type="float">
            <text:p>955.516049382716</text:p>
          </table:table-cell>
          <table:table-cell office:value-type="float" office:value="1204.05135802469" calcext:value-type="float">
            <text:p>1204.05135802469</text:p>
          </table:table-cell>
          <table:table-cell office:value-type="float" office:value="1590.77234567901" calcext:value-type="float">
            <text:p>1590.77234567901</text:p>
          </table:table-cell>
          <table:table-cell office:value-type="float" office:value="2453.46617283951" calcext:value-type="float">
            <text:p>2453.46617283951</text:p>
          </table:table-cell>
          <table:table-cell office:value-type="float" office:value="2405.57925925926" calcext:value-type="float">
            <text:p>2405.57925925926</text:p>
          </table:table-cell>
          <table:table-cell office:value-type="float" office:value="4045.60641975309" calcext:value-type="float">
            <text:p>4045.60641975309</text:p>
          </table:table-cell>
          <table:table-cell office:value-type="float" office:value="4028.97728395062" calcext:value-type="float">
            <text:p>4028.97728395062</text:p>
          </table:table-cell>
          <table:table-cell office:value-type="float" office:value="6184.27111111111" calcext:value-type="float">
            <text:p>6184.27111111111</text:p>
          </table:table-cell>
          <table:table-cell office:value-type="float" office:value="5870.5012345679" calcext:value-type="float">
            <text:p>5870.5012345679</text:p>
          </table:table-cell>
          <table:table-cell office:value-type="float" office:value="7662.00740740741" calcext:value-type="float">
            <text:p>7662.00740740741</text:p>
          </table:table-cell>
          <table:table-cell office:value-type="float" office:value="7386.8562962963" calcext:value-type="float">
            <text:p>7386.8562962963</text:p>
          </table:table-cell>
          <table:table-cell office:value-type="float" office:value="9465.90814814815" calcext:value-type="float">
            <text:p>9465.90814814815</text:p>
          </table:table-cell>
          <table:table-cell office:value-type="float" office:value="8719.99654320988" calcext:value-type="float">
            <text:p>8719.99654320988</text:p>
          </table:table-cell>
          <table:table-cell office:value-type="float" office:value="8734.67259259259" calcext:value-type="float">
            <text:p>8734.67259259259</text:p>
          </table:table-cell>
          <table:table-cell office:value-type="float" office:value="8849.05679012346" calcext:value-type="float">
            <text:p>8849.05679012346</text:p>
          </table:table-cell>
          <table:table-cell table:number-columns-repeated="3"/>
          <table:table-cell table:style-name="ce2" table:number-columns-repeated="19"/>
          <table:table-cell table:style-name="ce3" table:number-columns-repeated="2"/>
          <table:table-cell table:number-columns-repeated="960"/>
        </table:table-row>
        <table:table-row table:style-name="ro1">
          <table:table-cell table:style-name="ce1" office:value-type="float" office:value="3021.61135802469" calcext:value-type="float">
            <text:p>3021.61135802469</text:p>
          </table:table-cell>
          <table:table-cell table:style-name="ce1" office:value-type="float" office:value="2885.63061728395" calcext:value-type="float">
            <text:p>2885.63061728395</text:p>
          </table:table-cell>
          <table:table-cell table:style-name="ce1" office:value-type="float" office:value="3088.12444444444" calcext:value-type="float">
            <text:p>3088.12444444444</text:p>
          </table:table-cell>
          <table:table-cell table:style-name="ce1" office:value-type="float" office:value="2905.84345679012" calcext:value-type="float">
            <text:p>2905.84345679012</text:p>
          </table:table-cell>
          <table:table-cell table:style-name="ce1" office:value-type="float" office:value="1999.38716049383" calcext:value-type="float">
            <text:p>1999.38716049383</text:p>
          </table:table-cell>
          <table:table-cell table:style-name="ce1" office:value-type="float" office:value="2313.35407407407" calcext:value-type="float">
            <text:p>2313.35407407407</text:p>
          </table:table-cell>
          <table:table-cell table:style-name="ce1" office:value-type="float" office:value="1220.00296296296" calcext:value-type="float">
            <text:p>1220.00296296296</text:p>
          </table:table-cell>
          <table:table-cell table:style-name="ce1" office:value-type="float" office:value="1747.85432098765" calcext:value-type="float">
            <text:p>1747.85432098765</text:p>
          </table:table-cell>
          <table:table-cell table:style-name="ce1" office:value-type="float" office:value="1007.63209876543" calcext:value-type="float">
            <text:p>1007.63209876543</text:p>
          </table:table-cell>
          <table:table-cell table:style-name="ce1" office:value-type="float" office:value="969.626172839506" calcext:value-type="float">
            <text:p>969.626172839506</text:p>
          </table:table-cell>
          <table:table-cell table:style-name="ce1" office:value-type="float" office:value="787.370864197531" calcext:value-type="float">
            <text:p>787.370864197531</text:p>
          </table:table-cell>
          <table:table-cell table:style-name="ce1" office:value-type="float" office:value="737.38024691358" calcext:value-type="float">
            <text:p>737.38024691358</text:p>
          </table:table-cell>
          <table:table-cell table:style-name="ce1" office:value-type="float" office:value="767.885925925926" calcext:value-type="float">
            <text:p>767.885925925926</text:p>
          </table:table-cell>
          <table:table-cell table:style-name="ce1" office:value-type="float" office:value="715.091358024691" calcext:value-type="float">
            <text:p>715.091358024691</text:p>
          </table:table-cell>
          <table:table-cell table:style-name="ce1" office:value-type="float" office:value="734.683456790124" calcext:value-type="float">
            <text:p>734.683456790124</text:p>
          </table:table-cell>
          <table:table-cell table:style-name="ce1" office:value-type="float" office:value="706.865185185185" calcext:value-type="float">
            <text:p>706.865185185185</text:p>
          </table:table-cell>
          <table:table-cell table:style-name="ce1" office:value-type="float" office:value="765.389135802469" calcext:value-type="float">
            <text:p>765.389135802469</text:p>
          </table:table-cell>
          <table:table-cell table:style-name="ce1" office:value-type="float" office:value="683.226172839506" calcext:value-type="float">
            <text:p>683.226172839506</text:p>
          </table:table-cell>
          <table:table-cell table:style-name="ce1" office:value-type="float" office:value="704.512592592593" calcext:value-type="float">
            <text:p>704.512592592593</text:p>
          </table:table-cell>
          <table:table-cell table:style-name="ce1" office:value-type="float" office:value="692.982222222222" calcext:value-type="float">
            <text:p>692.982222222222</text:p>
          </table:table-cell>
          <table:table-cell office:value-type="float" office:value="612.926419753086" calcext:value-type="float">
            <text:p>612.926419753086</text:p>
          </table:table-cell>
          <table:table-cell office:value-type="float" office:value="594.957530864198" calcext:value-type="float">
            <text:p>594.957530864198</text:p>
          </table:table-cell>
          <table:table-cell office:value-type="float" office:value="806.346172839506" calcext:value-type="float">
            <text:p>806.346172839506</text:p>
          </table:table-cell>
          <table:table-cell office:value-type="float" office:value="774.966913580247" calcext:value-type="float">
            <text:p>774.966913580247</text:p>
          </table:table-cell>
          <table:table-cell office:value-type="float" office:value="929.774814814815" calcext:value-type="float">
            <text:p>929.774814814815</text:p>
          </table:table-cell>
          <table:table-cell office:value-type="float" office:value="1059.45234567901" calcext:value-type="float">
            <text:p>1059.45234567901</text:p>
          </table:table-cell>
          <table:table-cell office:value-type="float" office:value="1431.51308641975" calcext:value-type="float">
            <text:p>1431.51308641975</text:p>
          </table:table-cell>
          <table:table-cell office:value-type="float" office:value="1796.53234567901" calcext:value-type="float">
            <text:p>1796.53234567901</text:p>
          </table:table-cell>
          <table:table-cell office:value-type="float" office:value="2803.78617283951" calcext:value-type="float">
            <text:p>2803.78617283951</text:p>
          </table:table-cell>
          <table:table-cell office:value-type="float" office:value="2736.85185185185" calcext:value-type="float">
            <text:p>2736.85185185185</text:p>
          </table:table-cell>
          <table:table-cell office:value-type="float" office:value="4572.23604938272" calcext:value-type="float">
            <text:p>4572.23604938272</text:p>
          </table:table-cell>
          <table:table-cell office:value-type="float" office:value="4547.71111111111" calcext:value-type="float">
            <text:p>4547.71111111111</text:p>
          </table:table-cell>
          <table:table-cell office:value-type="float" office:value="6860.47259259259" calcext:value-type="float">
            <text:p>6860.47259259259</text:p>
          </table:table-cell>
          <table:table-cell office:value-type="float" office:value="6498.71061728395" calcext:value-type="float">
            <text:p>6498.71061728395</text:p>
          </table:table-cell>
          <table:table-cell office:value-type="float" office:value="8363.41530864198" calcext:value-type="float">
            <text:p>8363.41530864198</text:p>
          </table:table-cell>
          <table:table-cell office:value-type="float" office:value="8038.8212345679" calcext:value-type="float">
            <text:p>8038.8212345679</text:p>
          </table:table-cell>
          <table:table-cell office:value-type="float" office:value="10215.8987654321" calcext:value-type="float">
            <text:p>10215.8987654321</text:p>
          </table:table-cell>
          <table:table-cell office:value-type="float" office:value="9548.51160493827" calcext:value-type="float">
            <text:p>9548.51160493827</text:p>
          </table:table-cell>
          <table:table-cell office:value-type="float" office:value="9487.76197530864" calcext:value-type="float">
            <text:p>9487.76197530864</text:p>
          </table:table-cell>
          <table:table-cell office:value-type="float" office:value="9505.38320987654" calcext:value-type="float">
            <text:p>9505.38320987654</text:p>
          </table:table-cell>
          <table:table-cell table:number-columns-repeated="3"/>
          <table:table-cell table:style-name="ce2" table:number-columns-repeated="19"/>
          <table:table-cell table:style-name="ce3" table:number-columns-repeated="2"/>
          <table:table-cell table:number-columns-repeated="960"/>
        </table:table-row>
        <table:table-row table:style-name="ro1">
          <table:table-cell table:style-name="ce1" office:value-type="float" office:value="3322.50419753086" calcext:value-type="float">
            <text:p>3322.50419753086</text:p>
          </table:table-cell>
          <table:table-cell table:style-name="ce1" office:value-type="float" office:value="3179.62913580247" calcext:value-type="float">
            <text:p>3179.62913580247</text:p>
          </table:table-cell>
          <table:table-cell table:style-name="ce1" office:value-type="float" office:value="3419.26320987654" calcext:value-type="float">
            <text:p>3419.26320987654</text:p>
          </table:table-cell>
          <table:table-cell table:style-name="ce1" office:value-type="float" office:value="3206.0237037037" calcext:value-type="float">
            <text:p>3206.0237037037</text:p>
          </table:table-cell>
          <table:table-cell table:style-name="ce1" office:value-type="float" office:value="2252.55308641975" calcext:value-type="float">
            <text:p>2252.55308641975</text:p>
          </table:table-cell>
          <table:table-cell table:style-name="ce1" office:value-type="float" office:value="2541.49432098765" calcext:value-type="float">
            <text:p>2541.49432098765</text:p>
          </table:table-cell>
          <table:table-cell table:style-name="ce1" office:value-type="float" office:value="1347.76987654321" calcext:value-type="float">
            <text:p>1347.76987654321</text:p>
          </table:table-cell>
          <table:table-cell table:style-name="ce1" office:value-type="float" office:value="1876.21234567901" calcext:value-type="float">
            <text:p>1876.21234567901</text:p>
          </table:table-cell>
          <table:table-cell table:style-name="ce1" office:value-type="float" office:value="1045.80345679012" calcext:value-type="float">
            <text:p>1045.80345679012</text:p>
          </table:table-cell>
          <table:table-cell table:style-name="ce1" office:value-type="float" office:value="1001.31901234568" calcext:value-type="float">
            <text:p>1001.31901234568</text:p>
          </table:table-cell>
          <table:table-cell table:style-name="ce1" office:value-type="float" office:value="806.380740740741" calcext:value-type="float">
            <text:p>806.380740740741</text:p>
          </table:table-cell>
          <table:table-cell table:style-name="ce1" office:value-type="float" office:value="757.772839506173" calcext:value-type="float">
            <text:p>757.772839506173</text:p>
          </table:table-cell>
          <table:table-cell table:style-name="ce1" office:value-type="float" office:value="786.262716049383" calcext:value-type="float">
            <text:p>786.262716049383</text:p>
          </table:table-cell>
          <table:table-cell table:style-name="ce1" office:value-type="float" office:value="731.744197530864" calcext:value-type="float">
            <text:p>731.744197530864</text:p>
          </table:table-cell>
          <table:table-cell table:style-name="ce1" office:value-type="float" office:value="752.974814814815" calcext:value-type="float">
            <text:p>752.974814814815</text:p>
          </table:table-cell>
          <table:table-cell table:style-name="ce1" office:value-type="float" office:value="723.661234567901" calcext:value-type="float">
            <text:p>723.661234567901</text:p>
          </table:table-cell>
          <table:table-cell table:style-name="ce1" office:value-type="float" office:value="783.711111111111" calcext:value-type="float">
            <text:p>783.711111111111</text:p>
          </table:table-cell>
          <table:table-cell table:style-name="ce1" office:value-type="float" office:value="704.76987654321" calcext:value-type="float">
            <text:p>704.76987654321</text:p>
          </table:table-cell>
          <table:table-cell table:style-name="ce1" office:value-type="float" office:value="725.885925925926" calcext:value-type="float">
            <text:p>725.885925925926</text:p>
          </table:table-cell>
          <table:table-cell table:style-name="ce1" office:value-type="float" office:value="710.233086419753" calcext:value-type="float">
            <text:p>710.233086419753</text:p>
          </table:table-cell>
          <table:table-cell office:value-type="float" office:value="649.615802469136" calcext:value-type="float">
            <text:p>649.615802469136</text:p>
          </table:table-cell>
          <table:table-cell office:value-type="float" office:value="627.932345679012" calcext:value-type="float">
            <text:p>627.932345679012</text:p>
          </table:table-cell>
          <table:table-cell office:value-type="float" office:value="869.26962962963" calcext:value-type="float">
            <text:p>869.26962962963</text:p>
          </table:table-cell>
          <table:table-cell office:value-type="float" office:value="834.141728395062" calcext:value-type="float">
            <text:p>834.141728395062</text:p>
          </table:table-cell>
          <table:table-cell office:value-type="float" office:value="1042.49580246914" calcext:value-type="float">
            <text:p>1042.49580246914</text:p>
          </table:table-cell>
          <table:table-cell office:value-type="float" office:value="1160.10962962963" calcext:value-type="float">
            <text:p>1160.10962962963</text:p>
          </table:table-cell>
          <table:table-cell office:value-type="float" office:value="1669.55901234568" calcext:value-type="float">
            <text:p>1669.55901234568</text:p>
          </table:table-cell>
          <table:table-cell office:value-type="float" office:value="2002.06271604938" calcext:value-type="float">
            <text:p>2002.06271604938</text:p>
          </table:table-cell>
          <table:table-cell office:value-type="float" office:value="3141.38765432099" calcext:value-type="float">
            <text:p>3141.38765432099</text:p>
          </table:table-cell>
          <table:table-cell office:value-type="float" office:value="3054.08444444444" calcext:value-type="float">
            <text:p>3054.08444444444</text:p>
          </table:table-cell>
          <table:table-cell office:value-type="float" office:value="5052.71604938272" calcext:value-type="float">
            <text:p>5052.71604938272</text:p>
          </table:table-cell>
          <table:table-cell office:value-type="float" office:value="5020.24345679012" calcext:value-type="float">
            <text:p>5020.24345679012</text:p>
          </table:table-cell>
          <table:table-cell office:value-type="float" office:value="7460.14666666667" calcext:value-type="float">
            <text:p>7460.14666666667</text:p>
          </table:table-cell>
          <table:table-cell office:value-type="float" office:value="7054.07851851852" calcext:value-type="float">
            <text:p>7054.07851851852</text:p>
          </table:table-cell>
          <table:table-cell office:value-type="float" office:value="8944.84839506173" calcext:value-type="float">
            <text:p>8944.84839506173</text:p>
          </table:table-cell>
          <table:table-cell office:value-type="float" office:value="8600.19703703704" calcext:value-type="float">
            <text:p>8600.19703703704</text:p>
          </table:table-cell>
          <table:table-cell office:value-type="float" office:value="10834.4024691358" calcext:value-type="float">
            <text:p>10834.4024691358</text:p>
          </table:table-cell>
          <table:table-cell office:value-type="float" office:value="10236.68" calcext:value-type="float">
            <text:p>10236.68</text:p>
          </table:table-cell>
          <table:table-cell office:value-type="float" office:value="10100.4641975309" calcext:value-type="float">
            <text:p>10100.4641975309</text:p>
          </table:table-cell>
          <table:table-cell office:value-type="float" office:value="10059.6582716049" calcext:value-type="float">
            <text:p>10059.6582716049</text:p>
          </table:table-cell>
          <table:table-cell table:number-columns-repeated="3"/>
          <table:table-cell table:style-name="ce2" table:number-columns-repeated="19"/>
          <table:table-cell table:style-name="ce3" table:number-columns-repeated="2"/>
          <table:table-cell table:number-columns-repeated="960"/>
        </table:table-row>
        <table:table-row table:style-name="ro1">
          <table:table-cell table:style-name="ce1" office:value-type="float" office:value="3603.55358024691" calcext:value-type="float">
            <text:p>3603.55358024691</text:p>
          </table:table-cell>
          <table:table-cell table:style-name="ce1" office:value-type="float" office:value="3442.51654320988" calcext:value-type="float">
            <text:p>3442.51654320988</text:p>
          </table:table-cell>
          <table:table-cell table:style-name="ce1" office:value-type="float" office:value="3707.85728395062" calcext:value-type="float">
            <text:p>3707.85728395062</text:p>
          </table:table-cell>
          <table:table-cell table:style-name="ce1" office:value-type="float" office:value="3463.87456790123" calcext:value-type="float">
            <text:p>3463.87456790123</text:p>
          </table:table-cell>
          <table:table-cell table:style-name="ce1" office:value-type="float" office:value="2490.00543209877" calcext:value-type="float">
            <text:p>2490.00543209877</text:p>
          </table:table-cell>
          <table:table-cell table:style-name="ce1" office:value-type="float" office:value="2742.81580246914" calcext:value-type="float">
            <text:p>2742.81580246914</text:p>
          </table:table-cell>
          <table:table-cell table:style-name="ce1" office:value-type="float" office:value="1464.26567901235" calcext:value-type="float">
            <text:p>1464.26567901235</text:p>
          </table:table-cell>
          <table:table-cell table:style-name="ce1" office:value-type="float" office:value="1978.1387654321" calcext:value-type="float">
            <text:p>1978.1387654321</text:p>
          </table:table-cell>
          <table:table-cell table:style-name="ce1" office:value-type="float" office:value="1079.06469135802" calcext:value-type="float">
            <text:p>1079.06469135802</text:p>
          </table:table-cell>
          <table:table-cell table:style-name="ce1" office:value-type="float" office:value="1029.23308641975" calcext:value-type="float">
            <text:p>1029.23308641975</text:p>
          </table:table-cell>
          <table:table-cell table:style-name="ce1" office:value-type="float" office:value="826.844444444444" calcext:value-type="float">
            <text:p>826.844444444444</text:p>
          </table:table-cell>
          <table:table-cell table:style-name="ce1" office:value-type="float" office:value="775.347160493827" calcext:value-type="float">
            <text:p>775.347160493827</text:p>
          </table:table-cell>
          <table:table-cell table:style-name="ce1" office:value-type="float" office:value="807.773827160494" calcext:value-type="float">
            <text:p>807.773827160494</text:p>
          </table:table-cell>
          <table:table-cell table:style-name="ce1" office:value-type="float" office:value="749.99950617284" calcext:value-type="float">
            <text:p>749.99950617284</text:p>
          </table:table-cell>
          <table:table-cell table:style-name="ce1" office:value-type="float" office:value="772.041975308642" calcext:value-type="float">
            <text:p>772.041975308642</text:p>
          </table:table-cell>
          <table:table-cell table:style-name="ce1" office:value-type="float" office:value="741.117530864198" calcext:value-type="float">
            <text:p>741.117530864198</text:p>
          </table:table-cell>
          <table:table-cell table:style-name="ce1" office:value-type="float" office:value="802.31012345679" calcext:value-type="float">
            <text:p>802.31012345679</text:p>
          </table:table-cell>
          <table:table-cell table:style-name="ce1" office:value-type="float" office:value="724.983209876543" calcext:value-type="float">
            <text:p>724.983209876543</text:p>
          </table:table-cell>
          <table:table-cell table:style-name="ce1" office:value-type="float" office:value="746.59012345679" calcext:value-type="float">
            <text:p>746.59012345679</text:p>
          </table:table-cell>
          <table:table-cell table:style-name="ce1" office:value-type="float" office:value="728.588148148148" calcext:value-type="float">
            <text:p>728.588148148148</text:p>
          </table:table-cell>
          <table:table-cell office:value-type="float" office:value="688.974320987654" calcext:value-type="float">
            <text:p>688.974320987654</text:p>
          </table:table-cell>
          <table:table-cell office:value-type="float" office:value="667.117037037037" calcext:value-type="float">
            <text:p>667.117037037037</text:p>
          </table:table-cell>
          <table:table-cell office:value-type="float" office:value="938.016296296296" calcext:value-type="float">
            <text:p>938.016296296296</text:p>
          </table:table-cell>
          <table:table-cell office:value-type="float" office:value="896.382716049383" calcext:value-type="float">
            <text:p>896.382716049383</text:p>
          </table:table-cell>
          <table:table-cell office:value-type="float" office:value="1165.61777777778" calcext:value-type="float">
            <text:p>1165.61777777778</text:p>
          </table:table-cell>
          <table:table-cell office:value-type="float" office:value="1276.85827160494" calcext:value-type="float">
            <text:p>1276.85827160494</text:p>
          </table:table-cell>
          <table:table-cell office:value-type="float" office:value="1944.55407407407" calcext:value-type="float">
            <text:p>1944.55407407407</text:p>
          </table:table-cell>
          <table:table-cell office:value-type="float" office:value="2232.48" calcext:value-type="float">
            <text:p>2232.48</text:p>
          </table:table-cell>
          <table:table-cell office:value-type="float" office:value="3582.87407407407" calcext:value-type="float">
            <text:p>3582.87407407407</text:p>
          </table:table-cell>
          <table:table-cell office:value-type="float" office:value="3473.66666666667" calcext:value-type="float">
            <text:p>3473.66666666667</text:p>
          </table:table-cell>
          <table:table-cell office:value-type="float" office:value="5694.01777777778" calcext:value-type="float">
            <text:p>5694.01777777778</text:p>
          </table:table-cell>
          <table:table-cell office:value-type="float" office:value="5643.55604938272" calcext:value-type="float">
            <text:p>5643.55604938272</text:p>
          </table:table-cell>
          <table:table-cell office:value-type="float" office:value="8281.77925925926" calcext:value-type="float">
            <text:p>8281.77925925926</text:p>
          </table:table-cell>
          <table:table-cell office:value-type="float" office:value="7803.78864197531" calcext:value-type="float">
            <text:p>7803.78864197531</text:p>
          </table:table-cell>
          <table:table-cell office:value-type="float" office:value="9796.46864197531" calcext:value-type="float">
            <text:p>9796.46864197531</text:p>
          </table:table-cell>
          <table:table-cell office:value-type="float" office:value="9404.19160493827" calcext:value-type="float">
            <text:p>9404.19160493827</text:p>
          </table:table-cell>
          <table:table-cell office:value-type="float" office:value="11766.7372839506" calcext:value-type="float">
            <text:p>11766.7372839506</text:p>
          </table:table-cell>
          <table:table-cell office:value-type="float" office:value="11191.3145679012" calcext:value-type="float">
            <text:p>11191.3145679012</text:p>
          </table:table-cell>
          <table:table-cell office:value-type="float" office:value="10995.6335802469" calcext:value-type="float">
            <text:p>10995.6335802469</text:p>
          </table:table-cell>
          <table:table-cell office:value-type="float" office:value="10891.8335802469" calcext:value-type="float">
            <text:p>10891.8335802469</text:p>
          </table:table-cell>
          <table:table-cell table:number-columns-repeated="3"/>
          <table:table-cell table:style-name="ce2" table:number-columns-repeated="19"/>
          <table:table-cell table:style-name="ce3" table:number-columns-repeated="2"/>
          <table:table-cell table:number-columns-repeated="960"/>
        </table:table-row>
        <table:table-row table:style-name="ro1">
          <table:table-cell table:style-name="ce1" office:value-type="float" office:value="3906.34666666667" calcext:value-type="float">
            <text:p>3906.34666666667</text:p>
          </table:table-cell>
          <table:table-cell table:style-name="ce1" office:value-type="float" office:value="3721.41432098765" calcext:value-type="float">
            <text:p>3721.41432098765</text:p>
          </table:table-cell>
          <table:table-cell table:style-name="ce1" office:value-type="float" office:value="4018.49135802469" calcext:value-type="float">
            <text:p>4018.49135802469</text:p>
          </table:table-cell>
          <table:table-cell table:style-name="ce1" office:value-type="float" office:value="3743.23209876543" calcext:value-type="float">
            <text:p>3743.23209876543</text:p>
          </table:table-cell>
          <table:table-cell table:style-name="ce1" office:value-type="float" office:value="2742.85432098765" calcext:value-type="float">
            <text:p>2742.85432098765</text:p>
          </table:table-cell>
          <table:table-cell table:style-name="ce1" office:value-type="float" office:value="2950.75555555556" calcext:value-type="float">
            <text:p>2950.75555555556</text:p>
          </table:table-cell>
          <table:table-cell table:style-name="ce1" office:value-type="float" office:value="1584.41333333333" calcext:value-type="float">
            <text:p>1584.41333333333</text:p>
          </table:table-cell>
          <table:table-cell table:style-name="ce1" office:value-type="float" office:value="2083.06666666667" calcext:value-type="float">
            <text:p>2083.06666666667</text:p>
          </table:table-cell>
          <table:table-cell table:style-name="ce1" office:value-type="float" office:value="1106.05037037037" calcext:value-type="float">
            <text:p>1106.05037037037</text:p>
          </table:table-cell>
          <table:table-cell table:style-name="ce1" office:value-type="float" office:value="1051.55654320988" calcext:value-type="float">
            <text:p>1051.55654320988</text:p>
          </table:table-cell>
          <table:table-cell table:style-name="ce1" office:value-type="float" office:value="842.572345679012" calcext:value-type="float">
            <text:p>842.572345679012</text:p>
          </table:table-cell>
          <table:table-cell table:style-name="ce1" office:value-type="float" office:value="789.373333333333" calcext:value-type="float">
            <text:p>789.373333333333</text:p>
          </table:table-cell>
          <table:table-cell table:style-name="ce1" office:value-type="float" office:value="824.567901234568" calcext:value-type="float">
            <text:p>824.567901234568</text:p>
          </table:table-cell>
          <table:table-cell table:style-name="ce1" office:value-type="float" office:value="763.977283950617" calcext:value-type="float">
            <text:p>763.977283950617</text:p>
          </table:table-cell>
          <table:table-cell table:style-name="ce1" office:value-type="float" office:value="786.603456790124" calcext:value-type="float">
            <text:p>786.603456790124</text:p>
          </table:table-cell>
          <table:table-cell table:style-name="ce1" office:value-type="float" office:value="753.619259259259" calcext:value-type="float">
            <text:p>753.619259259259</text:p>
          </table:table-cell>
          <table:table-cell table:style-name="ce1" office:value-type="float" office:value="818.584691358025" calcext:value-type="float">
            <text:p>818.584691358025</text:p>
          </table:table-cell>
          <table:table-cell table:style-name="ce1" office:value-type="float" office:value="743.153580246914" calcext:value-type="float">
            <text:p>743.153580246914</text:p>
          </table:table-cell>
          <table:table-cell table:style-name="ce1" office:value-type="float" office:value="765.506172839506" calcext:value-type="float">
            <text:p>765.506172839506</text:p>
          </table:table-cell>
          <table:table-cell table:style-name="ce1" office:value-type="float" office:value="744.104197530864" calcext:value-type="float">
            <text:p>744.104197530864</text:p>
          </table:table-cell>
          <table:table-cell office:value-type="float" office:value="737.975308641975" calcext:value-type="float">
            <text:p>737.975308641975</text:p>
          </table:table-cell>
          <table:table-cell office:value-type="float" office:value="714.076543209877" calcext:value-type="float">
            <text:p>714.076543209877</text:p>
          </table:table-cell>
          <table:table-cell office:value-type="float" office:value="1018.19358024691" calcext:value-type="float">
            <text:p>1018.19358024691</text:p>
          </table:table-cell>
          <table:table-cell office:value-type="float" office:value="975.683950617284" calcext:value-type="float">
            <text:p>975.683950617284</text:p>
          </table:table-cell>
          <table:table-cell office:value-type="float" office:value="1314.08839506173" calcext:value-type="float">
            <text:p>1314.08839506173</text:p>
          </table:table-cell>
          <table:table-cell office:value-type="float" office:value="1414.51654320988" calcext:value-type="float">
            <text:p>1414.51654320988</text:p>
          </table:table-cell>
          <table:table-cell office:value-type="float" office:value="2269.5975308642" calcext:value-type="float">
            <text:p>2269.5975308642</text:p>
          </table:table-cell>
          <table:table-cell office:value-type="float" office:value="2509.63851851852" calcext:value-type="float">
            <text:p>2509.63851851852</text:p>
          </table:table-cell>
          <table:table-cell office:value-type="float" office:value="4001.58666666667" calcext:value-type="float">
            <text:p>4001.58666666667</text:p>
          </table:table-cell>
          <table:table-cell office:value-type="float" office:value="3870.61135802469" calcext:value-type="float">
            <text:p>3870.61135802469</text:p>
          </table:table-cell>
          <table:table-cell office:value-type="float" office:value="6280.95160493827" calcext:value-type="float">
            <text:p>6280.95160493827</text:p>
          </table:table-cell>
          <table:table-cell office:value-type="float" office:value="6209.66074074074" calcext:value-type="float">
            <text:p>6209.66074074074</text:p>
          </table:table-cell>
          <table:table-cell office:value-type="float" office:value="8999.80790123457" calcext:value-type="float">
            <text:p>8999.80790123457</text:p>
          </table:table-cell>
          <table:table-cell office:value-type="float" office:value="8469.00790123457" calcext:value-type="float">
            <text:p>8469.00790123457</text:p>
          </table:table-cell>
          <table:table-cell office:value-type="float" office:value="10522.5767901235" calcext:value-type="float">
            <text:p>10522.5767901235</text:p>
          </table:table-cell>
          <table:table-cell office:value-type="float" office:value="10088.4390123457" calcext:value-type="float">
            <text:p>10088.4390123457</text:p>
          </table:table-cell>
          <table:table-cell office:value-type="float" office:value="12554.9743209877" calcext:value-type="float">
            <text:p>12554.9743209877</text:p>
          </table:table-cell>
          <table:table-cell office:value-type="float" office:value="11989.4641975309" calcext:value-type="float">
            <text:p>11989.4641975309</text:p>
          </table:table-cell>
          <table:table-cell office:value-type="float" office:value="11756.1313580247" calcext:value-type="float">
            <text:p>11756.1313580247</text:p>
          </table:table-cell>
          <table:table-cell office:value-type="float" office:value="11593.7930864198" calcext:value-type="float">
            <text:p>11593.7930864198</text:p>
          </table:table-cell>
          <table:table-cell table:number-columns-repeated="3"/>
          <table:table-cell table:style-name="ce2" table:number-columns-repeated="19"/>
          <table:table-cell table:style-name="ce3" table:number-columns-repeated="2"/>
          <table:table-cell table:number-columns-repeated="960"/>
        </table:table-row>
        <table:table-row table:style-name="ro1">
          <table:table-cell table:style-name="ce1" office:value-type="float" office:value="4183.47012345679" calcext:value-type="float">
            <text:p>4183.47012345679</text:p>
          </table:table-cell>
          <table:table-cell table:style-name="ce1" office:value-type="float" office:value="3987.04987654321" calcext:value-type="float">
            <text:p>3987.04987654321</text:p>
          </table:table-cell>
          <table:table-cell table:style-name="ce1" office:value-type="float" office:value="4295.18716049383" calcext:value-type="float">
            <text:p>4295.18716049383</text:p>
          </table:table-cell>
          <table:table-cell table:style-name="ce1" office:value-type="float" office:value="3996.34074074074" calcext:value-type="float">
            <text:p>3996.34074074074</text:p>
          </table:table-cell>
          <table:table-cell table:style-name="ce1" office:value-type="float" office:value="2981.78518518519" calcext:value-type="float">
            <text:p>2981.78518518519</text:p>
          </table:table-cell>
          <table:table-cell table:style-name="ce1" office:value-type="float" office:value="3141.80197530864" calcext:value-type="float">
            <text:p>3141.80197530864</text:p>
          </table:table-cell>
          <table:table-cell table:style-name="ce1" office:value-type="float" office:value="1696.88790123457" calcext:value-type="float">
            <text:p>1696.88790123457</text:p>
          </table:table-cell>
          <table:table-cell table:style-name="ce1" office:value-type="float" office:value="2169.18864197531" calcext:value-type="float">
            <text:p>2169.18864197531</text:p>
          </table:table-cell>
          <table:table-cell table:style-name="ce1" office:value-type="float" office:value="1126.84345679012" calcext:value-type="float">
            <text:p>1126.84345679012</text:p>
          </table:table-cell>
          <table:table-cell table:style-name="ce1" office:value-type="float" office:value="1070.31555555556" calcext:value-type="float">
            <text:p>1070.31555555556</text:p>
          </table:table-cell>
          <table:table-cell table:style-name="ce1" office:value-type="float" office:value="857.240493827161" calcext:value-type="float">
            <text:p>857.240493827161</text:p>
          </table:table-cell>
          <table:table-cell table:style-name="ce1" office:value-type="float" office:value="806.578765432099" calcext:value-type="float">
            <text:p>806.578765432099</text:p>
          </table:table-cell>
          <table:table-cell table:style-name="ce1" office:value-type="float" office:value="840.56987654321" calcext:value-type="float">
            <text:p>840.56987654321</text:p>
          </table:table-cell>
          <table:table-cell table:style-name="ce1" office:value-type="float" office:value="778.19012345679" calcext:value-type="float">
            <text:p>778.19012345679</text:p>
          </table:table-cell>
          <table:table-cell table:style-name="ce1" office:value-type="float" office:value="801.254320987654" calcext:value-type="float">
            <text:p>801.254320987654</text:p>
          </table:table-cell>
          <table:table-cell table:style-name="ce1" office:value-type="float" office:value="768.436543209877" calcext:value-type="float">
            <text:p>768.436543209877</text:p>
          </table:table-cell>
          <table:table-cell table:style-name="ce1" office:value-type="float" office:value="834.402962962963" calcext:value-type="float">
            <text:p>834.402962962963</text:p>
          </table:table-cell>
          <table:table-cell table:style-name="ce1" office:value-type="float" office:value="760.23950617284" calcext:value-type="float">
            <text:p>760.23950617284</text:p>
          </table:table-cell>
          <table:table-cell table:style-name="ce1" office:value-type="float" office:value="783.722469135803" calcext:value-type="float">
            <text:p>783.722469135803</text:p>
          </table:table-cell>
          <table:table-cell table:style-name="ce1" office:value-type="float" office:value="758.132345679012" calcext:value-type="float">
            <text:p>758.132345679012</text:p>
          </table:table-cell>
          <table:table-cell office:value-type="float" office:value="783.549135802469" calcext:value-type="float">
            <text:p>783.549135802469</text:p>
          </table:table-cell>
          <table:table-cell office:value-type="float" office:value="757.35950617284" calcext:value-type="float">
            <text:p>757.35950617284</text:p>
          </table:table-cell>
          <table:table-cell office:value-type="float" office:value="1095.20938271605" calcext:value-type="float">
            <text:p>1095.20938271605</text:p>
          </table:table-cell>
          <table:table-cell office:value-type="float" office:value="1048.98320987654" calcext:value-type="float">
            <text:p>1048.98320987654</text:p>
          </table:table-cell>
          <table:table-cell office:value-type="float" office:value="1461.22469135802" calcext:value-type="float">
            <text:p>1461.22469135802</text:p>
          </table:table-cell>
          <table:table-cell office:value-type="float" office:value="1544.79654320988" calcext:value-type="float">
            <text:p>1544.79654320988</text:p>
          </table:table-cell>
          <table:table-cell office:value-type="float" office:value="2606.71209876543" calcext:value-type="float">
            <text:p>2606.71209876543</text:p>
          </table:table-cell>
          <table:table-cell office:value-type="float" office:value="2783.75703703704" calcext:value-type="float">
            <text:p>2783.75703703704</text:p>
          </table:table-cell>
          <table:table-cell office:value-type="float" office:value="4445.10024691358" calcext:value-type="float">
            <text:p>4445.10024691358</text:p>
          </table:table-cell>
          <table:table-cell office:value-type="float" office:value="4281.28888888889" calcext:value-type="float">
            <text:p>4281.28888888889</text:p>
          </table:table-cell>
          <table:table-cell office:value-type="float" office:value="6892.04197530864" calcext:value-type="float">
            <text:p>6892.04197530864</text:p>
          </table:table-cell>
          <table:table-cell office:value-type="float" office:value="6802.82469135803" calcext:value-type="float">
            <text:p>6802.82469135803</text:p>
          </table:table-cell>
          <table:table-cell office:value-type="float" office:value="9728.12691358025" calcext:value-type="float">
            <text:p>9728.12691358025</text:p>
          </table:table-cell>
          <table:table-cell office:value-type="float" office:value="9132.81679012346" calcext:value-type="float">
            <text:p>9132.81679012346</text:p>
          </table:table-cell>
          <table:table-cell office:value-type="float" office:value="11268.2533333333" calcext:value-type="float">
            <text:p>11268.2533333333</text:p>
          </table:table-cell>
          <table:table-cell office:value-type="float" office:value="10788.0898765432" calcext:value-type="float">
            <text:p>10788.0898765432</text:p>
          </table:table-cell>
          <table:table-cell office:value-type="float" office:value="13366.1362962963" calcext:value-type="float">
            <text:p>13366.1362962963</text:p>
          </table:table-cell>
          <table:table-cell office:value-type="float" office:value="12803.2918518519" calcext:value-type="float">
            <text:p>12803.2918518519</text:p>
          </table:table-cell>
          <table:table-cell office:value-type="float" office:value="12532.1466666667" calcext:value-type="float">
            <text:p>12532.1466666667</text:p>
          </table:table-cell>
          <table:table-cell office:value-type="float" office:value="12331.9634567901" calcext:value-type="float">
            <text:p>12331.9634567901</text:p>
          </table:table-cell>
          <table:table-cell table:number-columns-repeated="3"/>
          <table:table-cell table:style-name="ce2" table:number-columns-repeated="19"/>
          <table:table-cell table:style-name="ce3" table:number-columns-repeated="2"/>
          <table:table-cell table:number-columns-repeated="960"/>
        </table:table-row>
        <table:table-row table:style-name="ro1">
          <table:table-cell table:style-name="ce1" office:value-type="float" office:value="4428.44740740741" calcext:value-type="float">
            <text:p>4428.44740740741</text:p>
          </table:table-cell>
          <table:table-cell table:style-name="ce1" office:value-type="float" office:value="4217.52888888889" calcext:value-type="float">
            <text:p>4217.52888888889</text:p>
          </table:table-cell>
          <table:table-cell table:style-name="ce1" office:value-type="float" office:value="4536.44296296296" calcext:value-type="float">
            <text:p>4536.44296296296</text:p>
          </table:table-cell>
          <table:table-cell table:style-name="ce1" office:value-type="float" office:value="4212.56641975309" calcext:value-type="float">
            <text:p>4212.56641975309</text:p>
          </table:table-cell>
          <table:table-cell table:style-name="ce1" office:value-type="float" office:value="3189.90666666667" calcext:value-type="float">
            <text:p>3189.90666666667</text:p>
          </table:table-cell>
          <table:table-cell table:style-name="ce1" office:value-type="float" office:value="3296.7224691358" calcext:value-type="float">
            <text:p>3296.7224691358</text:p>
          </table:table-cell>
          <table:table-cell table:style-name="ce1" office:value-type="float" office:value="1791.00888888889" calcext:value-type="float">
            <text:p>1791.00888888889</text:p>
          </table:table-cell>
          <table:table-cell table:style-name="ce1" office:value-type="float" office:value="2232.92296296296" calcext:value-type="float">
            <text:p>2232.92296296296</text:p>
          </table:table-cell>
          <table:table-cell table:style-name="ce1" office:value-type="float" office:value="1149.96493827161" calcext:value-type="float">
            <text:p>1149.96493827161</text:p>
          </table:table-cell>
          <table:table-cell table:style-name="ce1" office:value-type="float" office:value="1087.11209876543" calcext:value-type="float">
            <text:p>1087.11209876543</text:p>
          </table:table-cell>
          <table:table-cell table:style-name="ce1" office:value-type="float" office:value="873.037037037037" calcext:value-type="float">
            <text:p>873.037037037037</text:p>
          </table:table-cell>
          <table:table-cell table:style-name="ce1" office:value-type="float" office:value="819.900740740741" calcext:value-type="float">
            <text:p>819.900740740741</text:p>
          </table:table-cell>
          <table:table-cell table:style-name="ce1" office:value-type="float" office:value="857.855308641975" calcext:value-type="float">
            <text:p>857.855308641975</text:p>
          </table:table-cell>
          <table:table-cell table:style-name="ce1" office:value-type="float" office:value="794.137777777778" calcext:value-type="float">
            <text:p>794.137777777778</text:p>
          </table:table-cell>
          <table:table-cell table:style-name="ce1" office:value-type="float" office:value="816.411358024691" calcext:value-type="float">
            <text:p>816.411358024691</text:p>
          </table:table-cell>
          <table:table-cell table:style-name="ce1" office:value-type="float" office:value="781.494320987654" calcext:value-type="float">
            <text:p>781.494320987654</text:p>
          </table:table-cell>
          <table:table-cell table:style-name="ce1" office:value-type="float" office:value="851.327901234568" calcext:value-type="float">
            <text:p>851.327901234568</text:p>
          </table:table-cell>
          <table:table-cell table:style-name="ce1" office:value-type="float" office:value="774.404938271605" calcext:value-type="float">
            <text:p>774.404938271605</text:p>
          </table:table-cell>
          <table:table-cell table:style-name="ce1" office:value-type="float" office:value="801.251358024691" calcext:value-type="float">
            <text:p>801.251358024691</text:p>
          </table:table-cell>
          <table:table-cell table:style-name="ce1" office:value-type="float" office:value="772.851358024691" calcext:value-type="float">
            <text:p>772.851358024691</text:p>
          </table:table-cell>
          <table:table-cell office:value-type="float" office:value="824.945185185185" calcext:value-type="float">
            <text:p>824.945185185185</text:p>
          </table:table-cell>
          <table:table-cell office:value-type="float" office:value="797.153580246914" calcext:value-type="float">
            <text:p>797.153580246914</text:p>
          </table:table-cell>
          <table:table-cell office:value-type="float" office:value="1169.3787654321" calcext:value-type="float">
            <text:p>1169.3787654321</text:p>
          </table:table-cell>
          <table:table-cell office:value-type="float" office:value="1120.79851851852" calcext:value-type="float">
            <text:p>1120.79851851852</text:p>
          </table:table-cell>
          <table:table-cell office:value-type="float" office:value="1606.13975308642" calcext:value-type="float">
            <text:p>1606.13975308642</text:p>
          </table:table-cell>
          <table:table-cell office:value-type="float" office:value="1673.93333333333" calcext:value-type="float">
            <text:p>1673.93333333333</text:p>
          </table:table-cell>
          <table:table-cell office:value-type="float" office:value="2948.68938271605" calcext:value-type="float">
            <text:p>2948.68938271605</text:p>
          </table:table-cell>
          <table:table-cell office:value-type="float" office:value="3059.96592592593" calcext:value-type="float">
            <text:p>3059.96592592593</text:p>
          </table:table-cell>
          <table:table-cell office:value-type="float" office:value="4918.16" calcext:value-type="float">
            <text:p>4918.16</text:p>
          </table:table-cell>
          <table:table-cell office:value-type="float" office:value="4719.77679012346" calcext:value-type="float">
            <text:p>4719.77679012346</text:p>
          </table:table-cell>
          <table:table-cell office:value-type="float" office:value="7531.14617283951" calcext:value-type="float">
            <text:p>7531.14617283951</text:p>
          </table:table-cell>
          <table:table-cell office:value-type="float" office:value="7418.86666666667" calcext:value-type="float">
            <text:p>7418.86666666667</text:p>
          </table:table-cell>
          <table:table-cell office:value-type="float" office:value="10503.0735802469" calcext:value-type="float">
            <text:p>10503.0735802469</text:p>
          </table:table-cell>
          <table:table-cell office:value-type="float" office:value="9845.25777777778" calcext:value-type="float">
            <text:p>9845.25777777778</text:p>
          </table:table-cell>
          <table:table-cell office:value-type="float" office:value="12054.2839506173" calcext:value-type="float">
            <text:p>12054.2839506173</text:p>
          </table:table-cell>
          <table:table-cell office:value-type="float" office:value="11523.1777777778" calcext:value-type="float">
            <text:p>11523.1777777778</text:p>
          </table:table-cell>
          <table:table-cell office:value-type="float" office:value="14214.9945679012" calcext:value-type="float">
            <text:p>14214.9945679012</text:p>
          </table:table-cell>
          <table:table-cell office:value-type="float" office:value="13647.5338271605" calcext:value-type="float">
            <text:p>13647.5338271605</text:p>
          </table:table-cell>
          <table:table-cell office:value-type="float" office:value="13361.4167901235" calcext:value-type="float">
            <text:p>13361.4167901235</text:p>
          </table:table-cell>
          <table:table-cell office:value-type="float" office:value="13132.547654321" calcext:value-type="float">
            <text:p>13132.547654321</text:p>
          </table:table-cell>
          <table:table-cell table:number-columns-repeated="3"/>
          <table:table-cell table:style-name="ce2" table:number-columns-repeated="19"/>
          <table:table-cell table:style-name="ce3" table:number-columns-repeated="2"/>
          <table:table-cell table:number-columns-repeated="960"/>
        </table:table-row>
        <table:table-row table:style-name="ro1">
          <table:table-cell table:style-name="ce1" office:value-type="float" office:value="4685.78814814815" calcext:value-type="float">
            <text:p>4685.78814814815</text:p>
          </table:table-cell>
          <table:table-cell table:style-name="ce1" office:value-type="float" office:value="4465.42765432099" calcext:value-type="float">
            <text:p>4465.42765432099</text:p>
          </table:table-cell>
          <table:table-cell table:style-name="ce1" office:value-type="float" office:value="4790.83160493827" calcext:value-type="float">
            <text:p>4790.83160493827</text:p>
          </table:table-cell>
          <table:table-cell table:style-name="ce1" office:value-type="float" office:value="4440.1550617284" calcext:value-type="float">
            <text:p>4440.1550617284</text:p>
          </table:table-cell>
          <table:table-cell table:style-name="ce1" office:value-type="float" office:value="3408.44938271605" calcext:value-type="float">
            <text:p>3408.44938271605</text:p>
          </table:table-cell>
          <table:table-cell table:style-name="ce1" office:value-type="float" office:value="3461.72592592593" calcext:value-type="float">
            <text:p>3461.72592592593</text:p>
          </table:table-cell>
          <table:table-cell table:style-name="ce1" office:value-type="float" office:value="1888.48691358025" calcext:value-type="float">
            <text:p>1888.48691358025</text:p>
          </table:table-cell>
          <table:table-cell table:style-name="ce1" office:value-type="float" office:value="2295.84493827161" calcext:value-type="float">
            <text:p>2295.84493827161</text:p>
          </table:table-cell>
          <table:table-cell table:style-name="ce1" office:value-type="float" office:value="1162.15703703704" calcext:value-type="float">
            <text:p>1162.15703703704</text:p>
          </table:table-cell>
          <table:table-cell table:style-name="ce1" office:value-type="float" office:value="1096.61283950617" calcext:value-type="float">
            <text:p>1096.61283950617</text:p>
          </table:table-cell>
          <table:table-cell table:style-name="ce1" office:value-type="float" office:value="887.380740740741" calcext:value-type="float">
            <text:p>887.380740740741</text:p>
          </table:table-cell>
          <table:table-cell table:style-name="ce1" office:value-type="float" office:value="832.723950617284" calcext:value-type="float">
            <text:p>832.723950617284</text:p>
          </table:table-cell>
          <table:table-cell table:style-name="ce1" office:value-type="float" office:value="870.659259259259" calcext:value-type="float">
            <text:p>870.659259259259</text:p>
          </table:table-cell>
          <table:table-cell table:style-name="ce1" office:value-type="float" office:value="804.841481481482" calcext:value-type="float">
            <text:p>804.841481481482</text:p>
          </table:table-cell>
          <table:table-cell table:style-name="ce1" office:value-type="float" office:value="831.47012345679" calcext:value-type="float">
            <text:p>831.47012345679</text:p>
          </table:table-cell>
          <table:table-cell table:style-name="ce1" office:value-type="float" office:value="794.977777777778" calcext:value-type="float">
            <text:p>794.977777777778</text:p>
          </table:table-cell>
          <table:table-cell table:style-name="ce1" office:value-type="float" office:value="866.691358024691" calcext:value-type="float">
            <text:p>866.691358024691</text:p>
          </table:table-cell>
          <table:table-cell table:style-name="ce1" office:value-type="float" office:value="790.611358024691" calcext:value-type="float">
            <text:p>790.611358024691</text:p>
          </table:table-cell>
          <table:table-cell table:style-name="ce1" office:value-type="float" office:value="817.781728395062" calcext:value-type="float">
            <text:p>817.781728395062</text:p>
          </table:table-cell>
          <table:table-cell table:style-name="ce1" office:value-type="float" office:value="786.779259259259" calcext:value-type="float">
            <text:p>786.779259259259</text:p>
          </table:table-cell>
          <table:table-cell office:value-type="float" office:value="861.651358024691" calcext:value-type="float">
            <text:p>861.651358024691</text:p>
          </table:table-cell>
          <table:table-cell office:value-type="float" office:value="830.847407407407" calcext:value-type="float">
            <text:p>830.847407407407</text:p>
          </table:table-cell>
          <table:table-cell office:value-type="float" office:value="1234.62419753086" calcext:value-type="float">
            <text:p>1234.62419753086</text:p>
          </table:table-cell>
          <table:table-cell office:value-type="float" office:value="1184.09580246914" calcext:value-type="float">
            <text:p>1184.09580246914</text:p>
          </table:table-cell>
          <table:table-cell office:value-type="float" office:value="1742.80987654321" calcext:value-type="float">
            <text:p>1742.80987654321</text:p>
          </table:table-cell>
          <table:table-cell office:value-type="float" office:value="1801.83160493827" calcext:value-type="float">
            <text:p>1801.83160493827</text:p>
          </table:table-cell>
          <table:table-cell office:value-type="float" office:value="3286.67851851852" calcext:value-type="float">
            <text:p>3286.67851851852</text:p>
          </table:table-cell>
          <table:table-cell office:value-type="float" office:value="3329.7762962963" calcext:value-type="float">
            <text:p>3329.7762962963</text:p>
          </table:table-cell>
          <table:table-cell office:value-type="float" office:value="5340.3975308642" calcext:value-type="float">
            <text:p>5340.3975308642</text:p>
          </table:table-cell>
          <table:table-cell office:value-type="float" office:value="5117.85925925926" calcext:value-type="float">
            <text:p>5117.85925925926</text:p>
          </table:table-cell>
          <table:table-cell office:value-type="float" office:value="8078.76197530864" calcext:value-type="float">
            <text:p>8078.76197530864</text:p>
          </table:table-cell>
          <table:table-cell office:value-type="float" office:value="7943.55901234568" calcext:value-type="float">
            <text:p>7943.55901234568</text:p>
          </table:table-cell>
          <table:table-cell office:value-type="float" office:value="11134.0869135802" calcext:value-type="float">
            <text:p>11134.0869135802</text:p>
          </table:table-cell>
          <table:table-cell office:value-type="float" office:value="10426.8088888889" calcext:value-type="float">
            <text:p>10426.8088888889</text:p>
          </table:table-cell>
          <table:table-cell office:value-type="float" office:value="12698.4790123457" calcext:value-type="float">
            <text:p>12698.4790123457</text:p>
          </table:table-cell>
          <table:table-cell office:value-type="float" office:value="12122.6824691358" calcext:value-type="float">
            <text:p>12122.6824691358</text:p>
          </table:table-cell>
          <table:table-cell office:value-type="float" office:value="14891.8004938272" calcext:value-type="float">
            <text:p>14891.8004938272</text:p>
          </table:table-cell>
          <table:table-cell office:value-type="float" office:value="14328.0365432099" calcext:value-type="float">
            <text:p>14328.0365432099</text:p>
          </table:table-cell>
          <table:table-cell office:value-type="float" office:value="14032.5960493827" calcext:value-type="float">
            <text:p>14032.5960493827</text:p>
          </table:table-cell>
          <table:table-cell office:value-type="float" office:value="13756.8632098765" calcext:value-type="float">
            <text:p>13756.8632098765</text:p>
          </table:table-cell>
          <table:table-cell table:number-columns-repeated="3"/>
          <table:table-cell table:style-name="ce2" table:number-columns-repeated="19"/>
          <table:table-cell table:style-name="ce3" table:number-columns-repeated="2"/>
          <table:table-cell table:number-columns-repeated="960"/>
        </table:table-row>
        <table:table-row table:style-name="ro1">
          <table:table-cell table:style-name="ce1" office:value-type="float" office:value="4915.54617283951" calcext:value-type="float">
            <text:p>4915.54617283951</text:p>
          </table:table-cell>
          <table:table-cell table:style-name="ce1" office:value-type="float" office:value="4674.54320987654" calcext:value-type="float">
            <text:p>4674.54320987654</text:p>
          </table:table-cell>
          <table:table-cell table:style-name="ce1" office:value-type="float" office:value="5002.94814814815" calcext:value-type="float">
            <text:p>5002.94814814815</text:p>
          </table:table-cell>
          <table:table-cell table:style-name="ce1" office:value-type="float" office:value="4633.76691358025" calcext:value-type="float">
            <text:p>4633.76691358025</text:p>
          </table:table-cell>
          <table:table-cell table:style-name="ce1" office:value-type="float" office:value="3588.97333333333" calcext:value-type="float">
            <text:p>3588.97333333333</text:p>
          </table:table-cell>
          <table:table-cell table:style-name="ce1" office:value-type="float" office:value="3592.33135802469" calcext:value-type="float">
            <text:p>3592.33135802469</text:p>
          </table:table-cell>
          <table:table-cell table:style-name="ce1" office:value-type="float" office:value="1962.53234567901" calcext:value-type="float">
            <text:p>1962.53234567901</text:p>
          </table:table-cell>
          <table:table-cell table:style-name="ce1" office:value-type="float" office:value="2335.26765432099" calcext:value-type="float">
            <text:p>2335.26765432099</text:p>
          </table:table-cell>
          <table:table-cell table:style-name="ce1" office:value-type="float" office:value="1172.89481481481" calcext:value-type="float">
            <text:p>1172.89481481481</text:p>
          </table:table-cell>
          <table:table-cell table:style-name="ce1" office:value-type="float" office:value="1107.09679012346" calcext:value-type="float">
            <text:p>1107.09679012346</text:p>
          </table:table-cell>
          <table:table-cell table:style-name="ce1" office:value-type="float" office:value="898.282962962963" calcext:value-type="float">
            <text:p>898.282962962963</text:p>
          </table:table-cell>
          <table:table-cell table:style-name="ce1" office:value-type="float" office:value="845.827654320988" calcext:value-type="float">
            <text:p>845.827654320988</text:p>
          </table:table-cell>
          <table:table-cell table:style-name="ce1" office:value-type="float" office:value="884.548148148148" calcext:value-type="float">
            <text:p>884.548148148148</text:p>
          </table:table-cell>
          <table:table-cell table:style-name="ce1" office:value-type="float" office:value="816.072592592593" calcext:value-type="float">
            <text:p>816.072592592593</text:p>
          </table:table-cell>
          <table:table-cell table:style-name="ce1" office:value-type="float" office:value="843.81975308642" calcext:value-type="float">
            <text:p>843.81975308642</text:p>
          </table:table-cell>
          <table:table-cell table:style-name="ce1" office:value-type="float" office:value="805.862222222222" calcext:value-type="float">
            <text:p>805.862222222222</text:p>
          </table:table-cell>
          <table:table-cell table:style-name="ce1" office:value-type="float" office:value="877.885925925926" calcext:value-type="float">
            <text:p>877.885925925926</text:p>
          </table:table-cell>
          <table:table-cell table:style-name="ce1" office:value-type="float" office:value="802.862222222222" calcext:value-type="float">
            <text:p>802.862222222222</text:p>
          </table:table-cell>
          <table:table-cell table:style-name="ce1" office:value-type="float" office:value="832.226172839506" calcext:value-type="float">
            <text:p>832.226172839506</text:p>
          </table:table-cell>
          <table:table-cell table:style-name="ce1" office:value-type="float" office:value="800.128888888889" calcext:value-type="float">
            <text:p>800.128888888889</text:p>
          </table:table-cell>
          <table:table-cell office:value-type="float" office:value="913.784197530864" calcext:value-type="float">
            <text:p>913.784197530864</text:p>
          </table:table-cell>
          <table:table-cell office:value-type="float" office:value="884.243456790123" calcext:value-type="float">
            <text:p>884.243456790123</text:p>
          </table:table-cell>
          <table:table-cell office:value-type="float" office:value="1325.59407407407" calcext:value-type="float">
            <text:p>1325.59407407407</text:p>
          </table:table-cell>
          <table:table-cell office:value-type="float" office:value="1271.80395061728" calcext:value-type="float">
            <text:p>1271.80395061728</text:p>
          </table:table-cell>
          <table:table-cell office:value-type="float" office:value="1915.84543209877" calcext:value-type="float">
            <text:p>1915.84543209877</text:p>
          </table:table-cell>
          <table:table-cell office:value-type="float" office:value="1964.95604938272" calcext:value-type="float">
            <text:p>1964.95604938272</text:p>
          </table:table-cell>
          <table:table-cell office:value-type="float" office:value="3714.81728395062" calcext:value-type="float">
            <text:p>3714.81728395062</text:p>
          </table:table-cell>
          <table:table-cell office:value-type="float" office:value="3679.20691358025" calcext:value-type="float">
            <text:p>3679.20691358025</text:p>
          </table:table-cell>
          <table:table-cell office:value-type="float" office:value="5889.20197530864" calcext:value-type="float">
            <text:p>5889.20197530864</text:p>
          </table:table-cell>
          <table:table-cell office:value-type="float" office:value="5633.86518518519" calcext:value-type="float">
            <text:p>5633.86518518519</text:p>
          </table:table-cell>
          <table:table-cell office:value-type="float" office:value="8803.7624691358" calcext:value-type="float">
            <text:p>8803.7624691358</text:p>
          </table:table-cell>
          <table:table-cell office:value-type="float" office:value="8641.87209876543" calcext:value-type="float">
            <text:p>8641.87209876543</text:p>
          </table:table-cell>
          <table:table-cell office:value-type="float" office:value="12010.8538271605" calcext:value-type="float">
            <text:p>12010.8538271605</text:p>
          </table:table-cell>
          <table:table-cell office:value-type="float" office:value="11233.2617283951" calcext:value-type="float">
            <text:p>11233.2617283951</text:p>
          </table:table-cell>
          <table:table-cell office:value-type="float" office:value="13595.175308642" calcext:value-type="float">
            <text:p>13595.175308642</text:p>
          </table:table-cell>
          <table:table-cell office:value-type="float" office:value="12973.8518518519" calcext:value-type="float">
            <text:p>12973.8518518519</text:p>
          </table:table-cell>
          <table:table-cell office:value-type="float" office:value="15884.7545679012" calcext:value-type="float">
            <text:p>15884.7545679012</text:p>
          </table:table-cell>
          <table:table-cell office:value-type="float" office:value="15288.6148148148" calcext:value-type="float">
            <text:p>15288.6148148148</text:p>
          </table:table-cell>
          <table:table-cell office:value-type="float" office:value="15003.6" calcext:value-type="float">
            <text:p>15003.6</text:p>
          </table:table-cell>
          <table:table-cell office:value-type="float" office:value="14678.0474074074" calcext:value-type="float">
            <text:p>14678.0474074074</text:p>
          </table:table-cell>
          <table:table-cell table:number-columns-repeated="3"/>
          <table:table-cell table:style-name="ce2" table:number-columns-repeated="19"/>
          <table:table-cell table:style-name="ce3" table:number-columns-repeated="2"/>
          <table:table-cell table:number-columns-repeated="960"/>
        </table:table-row>
        <table:table-row table:style-name="ro1">
          <table:table-cell table:style-name="ce1" office:value-type="float" office:value="5092.70864197531" calcext:value-type="float">
            <text:p>5092.70864197531</text:p>
          </table:table-cell>
          <table:table-cell table:style-name="ce1" office:value-type="float" office:value="4853.68938271605" calcext:value-type="float">
            <text:p>4853.68938271605</text:p>
          </table:table-cell>
          <table:table-cell table:style-name="ce1" office:value-type="float" office:value="5161.62913580247" calcext:value-type="float">
            <text:p>5161.62913580247</text:p>
          </table:table-cell>
          <table:table-cell table:style-name="ce1" office:value-type="float" office:value="4786.57086419753" calcext:value-type="float">
            <text:p>4786.57086419753</text:p>
          </table:table-cell>
          <table:table-cell table:style-name="ce1" office:value-type="float" office:value="3734.96049382716" calcext:value-type="float">
            <text:p>3734.96049382716</text:p>
          </table:table-cell>
          <table:table-cell table:style-name="ce1" office:value-type="float" office:value="3688.9387654321" calcext:value-type="float">
            <text:p>3688.9387654321</text:p>
          </table:table-cell>
          <table:table-cell table:style-name="ce1" office:value-type="float" office:value="2020.65333333333" calcext:value-type="float">
            <text:p>2020.65333333333</text:p>
          </table:table-cell>
          <table:table-cell table:style-name="ce1" office:value-type="float" office:value="2357.0375308642" calcext:value-type="float">
            <text:p>2357.0375308642</text:p>
          </table:table-cell>
          <table:table-cell table:style-name="ce1" office:value-type="float" office:value="1181.92345679012" calcext:value-type="float">
            <text:p>1181.92345679012</text:p>
          </table:table-cell>
          <table:table-cell table:style-name="ce1" office:value-type="float" office:value="1113.45086419753" calcext:value-type="float">
            <text:p>1113.45086419753</text:p>
          </table:table-cell>
          <table:table-cell table:style-name="ce1" office:value-type="float" office:value="907.246913580247" calcext:value-type="float">
            <text:p>907.246913580247</text:p>
          </table:table-cell>
          <table:table-cell table:style-name="ce1" office:value-type="float" office:value="854.439012345679" calcext:value-type="float">
            <text:p>854.439012345679</text:p>
          </table:table-cell>
          <table:table-cell table:style-name="ce1" office:value-type="float" office:value="897.074074074074" calcext:value-type="float">
            <text:p>897.074074074074</text:p>
          </table:table-cell>
          <table:table-cell table:style-name="ce1" office:value-type="float" office:value="826.576790123457" calcext:value-type="float">
            <text:p>826.576790123457</text:p>
          </table:table-cell>
          <table:table-cell table:style-name="ce1" office:value-type="float" office:value="851.912098765432" calcext:value-type="float">
            <text:p>851.912098765432</text:p>
          </table:table-cell>
          <table:table-cell table:style-name="ce1" office:value-type="float" office:value="815.24" calcext:value-type="float">
            <text:p>815.24</text:p>
          </table:table-cell>
          <table:table-cell table:style-name="ce1" office:value-type="float" office:value="886.974814814815" calcext:value-type="float">
            <text:p>886.974814814815</text:p>
          </table:table-cell>
          <table:table-cell table:style-name="ce1" office:value-type="float" office:value="815.71950617284" calcext:value-type="float">
            <text:p>815.71950617284</text:p>
          </table:table-cell>
          <table:table-cell table:style-name="ce1" office:value-type="float" office:value="844.559012345679" calcext:value-type="float">
            <text:p>844.559012345679</text:p>
          </table:table-cell>
          <table:table-cell table:style-name="ce1" office:value-type="float" office:value="809.883456790123" calcext:value-type="float">
            <text:p>809.883456790123</text:p>
          </table:table-cell>
          <table:table-cell office:value-type="float" office:value="956.477530864198" calcext:value-type="float">
            <text:p>956.477530864198</text:p>
          </table:table-cell>
          <table:table-cell office:value-type="float" office:value="926.123950617284" calcext:value-type="float">
            <text:p>926.123950617284</text:p>
          </table:table-cell>
          <table:table-cell office:value-type="float" office:value="1404.62074074074" calcext:value-type="float">
            <text:p>1404.62074074074</text:p>
          </table:table-cell>
          <table:table-cell office:value-type="float" office:value="1347.14567901235" calcext:value-type="float">
            <text:p>1347.14567901235</text:p>
          </table:table-cell>
          <table:table-cell office:value-type="float" office:value="2077.14469135803" calcext:value-type="float">
            <text:p>2077.14469135803</text:p>
          </table:table-cell>
          <table:table-cell office:value-type="float" office:value="2113.15259259259" calcext:value-type="float">
            <text:p>2113.15259259259</text:p>
          </table:table-cell>
          <table:table-cell office:value-type="float" office:value="4114.70518518519" calcext:value-type="float">
            <text:p>4114.70518518519</text:p>
          </table:table-cell>
          <table:table-cell office:value-type="float" office:value="3999.22864197531" calcext:value-type="float">
            <text:p>3999.22864197531</text:p>
          </table:table-cell>
          <table:table-cell office:value-type="float" office:value="6417.69481481482" calcext:value-type="float">
            <text:p>6417.69481481482</text:p>
          </table:table-cell>
          <table:table-cell office:value-type="float" office:value="6122.63802469136" calcext:value-type="float">
            <text:p>6122.63802469136</text:p>
          </table:table-cell>
          <table:table-cell office:value-type="float" office:value="9472.06074074074" calcext:value-type="float">
            <text:p>9472.06074074074</text:p>
          </table:table-cell>
          <table:table-cell office:value-type="float" office:value="9260.49382716049" calcext:value-type="float">
            <text:p>9260.49382716049</text:p>
          </table:table-cell>
          <table:table-cell office:value-type="float" office:value="12790.7185185185" calcext:value-type="float">
            <text:p>12790.7185185185</text:p>
          </table:table-cell>
          <table:table-cell office:value-type="float" office:value="11946.5135802469" calcext:value-type="float">
            <text:p>11946.5135802469</text:p>
          </table:table-cell>
          <table:table-cell office:value-type="float" office:value="14386.7298765432" calcext:value-type="float">
            <text:p>14386.7298765432</text:p>
          </table:table-cell>
          <table:table-cell office:value-type="float" office:value="13688.3614814815" calcext:value-type="float">
            <text:p>13688.3614814815</text:p>
          </table:table-cell>
          <table:table-cell office:value-type="float" office:value="16698.8424691358" calcext:value-type="float">
            <text:p>16698.8424691358</text:p>
          </table:table-cell>
          <table:table-cell office:value-type="float" office:value="16097.1417283951" calcext:value-type="float">
            <text:p>16097.1417283951</text:p>
          </table:table-cell>
          <table:table-cell office:value-type="float" office:value="15831.2513580247" calcext:value-type="float">
            <text:p>15831.2513580247</text:p>
          </table:table-cell>
          <table:table-cell office:value-type="float" office:value="15452.1925925926" calcext:value-type="float">
            <text:p>15452.1925925926</text:p>
          </table:table-cell>
          <table:table-cell table:number-columns-repeated="3"/>
          <table:table-cell table:style-name="ce2" table:number-columns-repeated="19"/>
          <table:table-cell table:style-name="ce3" table:number-columns-repeated="2"/>
          <table:table-cell table:number-columns-repeated="960"/>
        </table:table-row>
        <table:table-row table:style-name="ro1">
          <table:table-cell table:style-name="ce1" office:value-type="float" office:value="5309.36691358025" calcext:value-type="float">
            <text:p>5309.36691358025</text:p>
          </table:table-cell>
          <table:table-cell table:style-name="ce1" office:value-type="float" office:value="5043.61975308642" calcext:value-type="float">
            <text:p>5043.61975308642</text:p>
          </table:table-cell>
          <table:table-cell table:style-name="ce1" office:value-type="float" office:value="5355.02913580247" calcext:value-type="float">
            <text:p>5355.02913580247</text:p>
          </table:table-cell>
          <table:table-cell table:style-name="ce1" office:value-type="float" office:value="4958.01481481482" calcext:value-type="float">
            <text:p>4958.01481481482</text:p>
          </table:table-cell>
          <table:table-cell table:style-name="ce1" office:value-type="float" office:value="3888.19456790123" calcext:value-type="float">
            <text:p>3888.19456790123</text:p>
          </table:table-cell>
          <table:table-cell table:style-name="ce1" office:value-type="float" office:value="3798.69234567901" calcext:value-type="float">
            <text:p>3798.69234567901</text:p>
          </table:table-cell>
          <table:table-cell table:style-name="ce1" office:value-type="float" office:value="2080.03160493827" calcext:value-type="float">
            <text:p>2080.03160493827</text:p>
          </table:table-cell>
          <table:table-cell table:style-name="ce1" office:value-type="float" office:value="2383.78814814815" calcext:value-type="float">
            <text:p>2383.78814814815</text:p>
          </table:table-cell>
          <table:table-cell table:style-name="ce1" office:value-type="float" office:value="1190.91160493827" calcext:value-type="float">
            <text:p>1190.91160493827</text:p>
          </table:table-cell>
          <table:table-cell table:style-name="ce1" office:value-type="float" office:value="1119.22962962963" calcext:value-type="float">
            <text:p>1119.22962962963</text:p>
          </table:table-cell>
          <table:table-cell table:style-name="ce1" office:value-type="float" office:value="920.901234567901" calcext:value-type="float">
            <text:p>920.901234567901</text:p>
          </table:table-cell>
          <table:table-cell table:style-name="ce1" office:value-type="float" office:value="866.607407407407" calcext:value-type="float">
            <text:p>866.607407407407</text:p>
          </table:table-cell>
          <table:table-cell table:style-name="ce1" office:value-type="float" office:value="908.834074074074" calcext:value-type="float">
            <text:p>908.834074074074</text:p>
          </table:table-cell>
          <table:table-cell table:style-name="ce1" office:value-type="float" office:value="836.75012345679" calcext:value-type="float">
            <text:p>836.75012345679</text:p>
          </table:table-cell>
          <table:table-cell table:style-name="ce1" office:value-type="float" office:value="864.573827160494" calcext:value-type="float">
            <text:p>864.573827160494</text:p>
          </table:table-cell>
          <table:table-cell table:style-name="ce1" office:value-type="float" office:value="824.148641975309" calcext:value-type="float">
            <text:p>824.148641975309</text:p>
          </table:table-cell>
          <table:table-cell table:style-name="ce1" office:value-type="float" office:value="897.572839506173" calcext:value-type="float">
            <text:p>897.572839506173</text:p>
          </table:table-cell>
          <table:table-cell table:style-name="ce1" office:value-type="float" office:value="827.102222222222" calcext:value-type="float">
            <text:p>827.102222222222</text:p>
          </table:table-cell>
          <table:table-cell table:style-name="ce1" office:value-type="float" office:value="858.091851851852" calcext:value-type="float">
            <text:p>858.091851851852</text:p>
          </table:table-cell>
          <table:table-cell table:style-name="ce1" office:value-type="float" office:value="820.760493827161" calcext:value-type="float">
            <text:p>820.760493827161</text:p>
          </table:table-cell>
          <table:table-cell office:value-type="float" office:value="994.872592592593" calcext:value-type="float">
            <text:p>994.872592592593</text:p>
          </table:table-cell>
          <table:table-cell office:value-type="float" office:value="963.014814814815" calcext:value-type="float">
            <text:p>963.014814814815</text:p>
          </table:table-cell>
          <table:table-cell office:value-type="float" office:value="1474.26864197531" calcext:value-type="float">
            <text:p>1474.26864197531</text:p>
          </table:table-cell>
          <table:table-cell office:value-type="float" office:value="1415.51061728395" calcext:value-type="float">
            <text:p>1415.51061728395</text:p>
          </table:table-cell>
          <table:table-cell office:value-type="float" office:value="2219.78074074074" calcext:value-type="float">
            <text:p>2219.78074074074</text:p>
          </table:table-cell>
          <table:table-cell office:value-type="float" office:value="2252.22320987654" calcext:value-type="float">
            <text:p>2252.22320987654</text:p>
          </table:table-cell>
          <table:table-cell office:value-type="float" office:value="4500.28938271605" calcext:value-type="float">
            <text:p>4500.28938271605</text:p>
          </table:table-cell>
          <table:table-cell office:value-type="float" office:value="4306.93530864198" calcext:value-type="float">
            <text:p>4306.93530864198</text:p>
          </table:table-cell>
          <table:table-cell office:value-type="float" office:value="6962.42814814815" calcext:value-type="float">
            <text:p>6962.42814814815</text:p>
          </table:table-cell>
          <table:table-cell office:value-type="float" office:value="6623.3975308642" calcext:value-type="float">
            <text:p>6623.3975308642</text:p>
          </table:table-cell>
          <table:table-cell office:value-type="float" office:value="10136.9175308642" calcext:value-type="float">
            <text:p>10136.9175308642</text:p>
          </table:table-cell>
          <table:table-cell office:value-type="float" office:value="9897.88" calcext:value-type="float">
            <text:p>9897.88</text:p>
          </table:table-cell>
          <table:table-cell office:value-type="float" office:value="13569.8261728395" calcext:value-type="float">
            <text:p>13569.8261728395</text:p>
          </table:table-cell>
          <table:table-cell office:value-type="float" office:value="12643.5274074074" calcext:value-type="float">
            <text:p>12643.5274074074</text:p>
          </table:table-cell>
          <table:table-cell office:value-type="float" office:value="15145.1654320988" calcext:value-type="float">
            <text:p>15145.1654320988</text:p>
          </table:table-cell>
          <table:table-cell office:value-type="float" office:value="14396.5935802469" calcext:value-type="float">
            <text:p>14396.5935802469</text:p>
          </table:table-cell>
          <table:table-cell office:value-type="float" office:value="17521.9817283951" calcext:value-type="float">
            <text:p>17521.9817283951</text:p>
          </table:table-cell>
          <table:table-cell office:value-type="float" office:value="16893.6088888889" calcext:value-type="float">
            <text:p>16893.6088888889</text:p>
          </table:table-cell>
          <table:table-cell office:value-type="float" office:value="16668.7871604938" calcext:value-type="float">
            <text:p>16668.7871604938</text:p>
          </table:table-cell>
          <table:table-cell office:value-type="float" office:value="16218.2859259259" calcext:value-type="float">
            <text:p>16218.2859259259</text:p>
          </table:table-cell>
          <table:table-cell table:number-columns-repeated="3"/>
          <table:table-cell table:style-name="ce2" table:number-columns-repeated="19"/>
          <table:table-cell table:style-name="ce3" table:number-columns-repeated="2"/>
          <table:table-cell table:number-columns-repeated="960"/>
        </table:table-row>
        <table:table-row table:style-name="ro1">
          <table:table-cell table:style-name="ce1" office:value-type="float" office:value="5463.9012345679" calcext:value-type="float">
            <text:p>5463.9012345679</text:p>
          </table:table-cell>
          <table:table-cell table:style-name="ce1" office:value-type="float" office:value="5190.81827160494" calcext:value-type="float">
            <text:p>5190.81827160494</text:p>
          </table:table-cell>
          <table:table-cell table:style-name="ce1" office:value-type="float" office:value="5491.0562962963" calcext:value-type="float">
            <text:p>5491.0562962963</text:p>
          </table:table-cell>
          <table:table-cell table:style-name="ce1" office:value-type="float" office:value="5081.72148148148" calcext:value-type="float">
            <text:p>5081.72148148148</text:p>
          </table:table-cell>
          <table:table-cell table:style-name="ce1" office:value-type="float" office:value="3997.28790123457" calcext:value-type="float">
            <text:p>3997.28790123457</text:p>
          </table:table-cell>
          <table:table-cell table:style-name="ce1" office:value-type="float" office:value="3870.61382716049" calcext:value-type="float">
            <text:p>3870.61382716049</text:p>
          </table:table-cell>
          <table:table-cell table:style-name="ce1" office:value-type="float" office:value="2115.64098765432" calcext:value-type="float">
            <text:p>2115.64098765432</text:p>
          </table:table-cell>
          <table:table-cell table:style-name="ce1" office:value-type="float" office:value="2386.97086419753" calcext:value-type="float">
            <text:p>2386.97086419753</text:p>
          </table:table-cell>
          <table:table-cell table:style-name="ce1" office:value-type="float" office:value="1193.13580246914" calcext:value-type="float">
            <text:p>1193.13580246914</text:p>
          </table:table-cell>
          <table:table-cell table:style-name="ce1" office:value-type="float" office:value="1121.17580246914" calcext:value-type="float">
            <text:p>1121.17580246914</text:p>
          </table:table-cell>
          <table:table-cell table:style-name="ce1" office:value-type="float" office:value="929.374320987654" calcext:value-type="float">
            <text:p>929.374320987654</text:p>
          </table:table-cell>
          <table:table-cell table:style-name="ce1" office:value-type="float" office:value="874.511604938272" calcext:value-type="float">
            <text:p>874.511604938272</text:p>
          </table:table-cell>
          <table:table-cell table:style-name="ce1" office:value-type="float" office:value="918.460740740741" calcext:value-type="float">
            <text:p>918.460740740741</text:p>
          </table:table-cell>
          <table:table-cell table:style-name="ce1" office:value-type="float" office:value="845.596543209877" calcext:value-type="float">
            <text:p>845.596543209877</text:p>
          </table:table-cell>
          <table:table-cell table:style-name="ce1" office:value-type="float" office:value="872.726419753087" calcext:value-type="float">
            <text:p>872.726419753087</text:p>
          </table:table-cell>
          <table:table-cell table:style-name="ce1" office:value-type="float" office:value="832.167407407407" calcext:value-type="float">
            <text:p>832.167407407407</text:p>
          </table:table-cell>
          <table:table-cell table:style-name="ce1" office:value-type="float" office:value="908.937283950617" calcext:value-type="float">
            <text:p>908.937283950617</text:p>
          </table:table-cell>
          <table:table-cell table:style-name="ce1" office:value-type="float" office:value="838.577777777778" calcext:value-type="float">
            <text:p>838.577777777778</text:p>
          </table:table-cell>
          <table:table-cell table:style-name="ce1" office:value-type="float" office:value="867.643456790123" calcext:value-type="float">
            <text:p>867.643456790123</text:p>
          </table:table-cell>
          <table:table-cell table:style-name="ce1" office:value-type="float" office:value="828.366419753087" calcext:value-type="float">
            <text:p>828.366419753087</text:p>
          </table:table-cell>
          <table:table-cell office:value-type="float" office:value="1050.94271604938" calcext:value-type="float">
            <text:p>1050.94271604938</text:p>
          </table:table-cell>
          <table:table-cell office:value-type="float" office:value="1017.14814814815" calcext:value-type="float">
            <text:p>1017.14814814815</text:p>
          </table:table-cell>
          <table:table-cell office:value-type="float" office:value="1570.24098765432" calcext:value-type="float">
            <text:p>1570.24098765432</text:p>
          </table:table-cell>
          <table:table-cell office:value-type="float" office:value="1515.46765432099" calcext:value-type="float">
            <text:p>1515.46765432099</text:p>
          </table:table-cell>
          <table:table-cell office:value-type="float" office:value="2410.97925925926" calcext:value-type="float">
            <text:p>2410.97925925926</text:p>
          </table:table-cell>
          <table:table-cell office:value-type="float" office:value="2440.53580246914" calcext:value-type="float">
            <text:p>2440.53580246914</text:p>
          </table:table-cell>
          <table:table-cell office:value-type="float" office:value="5004.34271604938" calcext:value-type="float">
            <text:p>5004.34271604938</text:p>
          </table:table-cell>
          <table:table-cell office:value-type="float" office:value="4714.4824691358" calcext:value-type="float">
            <text:p>4714.4824691358</text:p>
          </table:table-cell>
          <table:table-cell office:value-type="float" office:value="7496.87456790123" calcext:value-type="float">
            <text:p>7496.87456790123</text:p>
          </table:table-cell>
          <table:table-cell office:value-type="float" office:value="7124.53382716049" calcext:value-type="float">
            <text:p>7124.53382716049</text:p>
          </table:table-cell>
          <table:table-cell office:value-type="float" office:value="10790.7377777778" calcext:value-type="float">
            <text:p>10790.7377777778</text:p>
          </table:table-cell>
          <table:table-cell office:value-type="float" office:value="10519.8533333333" calcext:value-type="float">
            <text:p>10519.8533333333</text:p>
          </table:table-cell>
          <table:table-cell office:value-type="float" office:value="14303.0622222222" calcext:value-type="float">
            <text:p>14303.0622222222</text:p>
          </table:table-cell>
          <table:table-cell office:value-type="float" office:value="13326.8241975309" calcext:value-type="float">
            <text:p>13326.8241975309</text:p>
          </table:table-cell>
          <table:table-cell office:value-type="float" office:value="15838.9362962963" calcext:value-type="float">
            <text:p>15838.9362962963</text:p>
          </table:table-cell>
          <table:table-cell office:value-type="float" office:value="15054.3254320988" calcext:value-type="float">
            <text:p>15054.3254320988</text:p>
          </table:table-cell>
          <table:table-cell office:value-type="float" office:value="18246.9249382716" calcext:value-type="float">
            <text:p>18246.9249382716</text:p>
          </table:table-cell>
          <table:table-cell office:value-type="float" office:value="17609.3120987654" calcext:value-type="float">
            <text:p>17609.3120987654</text:p>
          </table:table-cell>
          <table:table-cell office:value-type="float" office:value="17435.7935802469" calcext:value-type="float">
            <text:p>17435.7935802469</text:p>
          </table:table-cell>
          <table:table-cell office:value-type="float" office:value="16929.9328395062" calcext:value-type="float">
            <text:p>16929.9328395062</text:p>
          </table:table-cell>
          <table:table-cell table:number-columns-repeated="3"/>
          <table:table-cell table:style-name="ce2" table:number-columns-repeated="19"/>
          <table:table-cell table:style-name="ce3" table:number-columns-repeated="2"/>
          <table:table-cell table:number-columns-repeated="960"/>
        </table:table-row>
        <table:table-row table:style-name="ro1">
          <table:table-cell table:style-name="ce1" office:value-type="float" office:value="5627.2187654321" calcext:value-type="float">
            <text:p>5627.2187654321</text:p>
          </table:table-cell>
          <table:table-cell table:style-name="ce1" office:value-type="float" office:value="5345.9175308642" calcext:value-type="float">
            <text:p>5345.9175308642</text:p>
          </table:table-cell>
          <table:table-cell table:style-name="ce1" office:value-type="float" office:value="5627.51209876543" calcext:value-type="float">
            <text:p>5627.51209876543</text:p>
          </table:table-cell>
          <table:table-cell table:style-name="ce1" office:value-type="float" office:value="5208.98271604938" calcext:value-type="float">
            <text:p>5208.98271604938</text:p>
          </table:table-cell>
          <table:table-cell table:style-name="ce1" office:value-type="float" office:value="4099.47358024691" calcext:value-type="float">
            <text:p>4099.47358024691</text:p>
          </table:table-cell>
          <table:table-cell table:style-name="ce1" office:value-type="float" office:value="3942.17728395062" calcext:value-type="float">
            <text:p>3942.17728395062</text:p>
          </table:table-cell>
          <table:table-cell table:style-name="ce1" office:value-type="float" office:value="2148.53481481482" calcext:value-type="float">
            <text:p>2148.53481481482</text:p>
          </table:table-cell>
          <table:table-cell table:style-name="ce1" office:value-type="float" office:value="2391.78962962963" calcext:value-type="float">
            <text:p>2391.78962962963</text:p>
          </table:table-cell>
          <table:table-cell table:style-name="ce1" office:value-type="float" office:value="1200.25728395062" calcext:value-type="float">
            <text:p>1200.25728395062</text:p>
          </table:table-cell>
          <table:table-cell table:style-name="ce1" office:value-type="float" office:value="1126.26864197531" calcext:value-type="float">
            <text:p>1126.26864197531</text:p>
          </table:table-cell>
          <table:table-cell table:style-name="ce1" office:value-type="float" office:value="938.341234567901" calcext:value-type="float">
            <text:p>938.341234567901</text:p>
          </table:table-cell>
          <table:table-cell table:style-name="ce1" office:value-type="float" office:value="883.845432098765" calcext:value-type="float">
            <text:p>883.845432098765</text:p>
          </table:table-cell>
          <table:table-cell table:style-name="ce1" office:value-type="float" office:value="926.552098765432" calcext:value-type="float">
            <text:p>926.552098765432</text:p>
          </table:table-cell>
          <table:table-cell table:style-name="ce1" office:value-type="float" office:value="855.94024691358" calcext:value-type="float">
            <text:p>855.94024691358</text:p>
          </table:table-cell>
          <table:table-cell table:style-name="ce1" office:value-type="float" office:value="883.535308641975" calcext:value-type="float">
            <text:p>883.535308641975</text:p>
          </table:table-cell>
          <table:table-cell table:style-name="ce1" office:value-type="float" office:value="840.091851851852" calcext:value-type="float">
            <text:p>840.091851851852</text:p>
          </table:table-cell>
          <table:table-cell table:style-name="ce1" office:value-type="float" office:value="917.985679012346" calcext:value-type="float">
            <text:p>917.985679012346</text:p>
          </table:table-cell>
          <table:table-cell table:style-name="ce1" office:value-type="float" office:value="847.49037037037" calcext:value-type="float">
            <text:p>847.49037037037</text:p>
          </table:table-cell>
          <table:table-cell table:style-name="ce1" office:value-type="float" office:value="878.736790123457" calcext:value-type="float">
            <text:p>878.736790123457</text:p>
          </table:table-cell>
          <table:table-cell table:style-name="ce1" office:value-type="float" office:value="839.627160493827" calcext:value-type="float">
            <text:p>839.627160493827</text:p>
          </table:table-cell>
          <table:table-cell office:value-type="float" office:value="1097.14074074074" calcext:value-type="float">
            <text:p>1097.14074074074</text:p>
          </table:table-cell>
          <table:table-cell office:value-type="float" office:value="1060.60691358025" calcext:value-type="float">
            <text:p>1060.60691358025</text:p>
          </table:table-cell>
          <table:table-cell office:value-type="float" office:value="1658.6962962963" calcext:value-type="float">
            <text:p>1658.6962962963</text:p>
          </table:table-cell>
          <table:table-cell office:value-type="float" office:value="1599.71851851852" calcext:value-type="float">
            <text:p>1599.71851851852</text:p>
          </table:table-cell>
          <table:table-cell office:value-type="float" office:value="2591.39703703704" calcext:value-type="float">
            <text:p>2591.39703703704</text:p>
          </table:table-cell>
          <table:table-cell office:value-type="float" office:value="2613.78913580247" calcext:value-type="float">
            <text:p>2613.78913580247</text:p>
          </table:table-cell>
          <table:table-cell office:value-type="float" office:value="5465.6612345679" calcext:value-type="float">
            <text:p>5465.6612345679</text:p>
          </table:table-cell>
          <table:table-cell office:value-type="float" office:value="5093.33925925926" calcext:value-type="float">
            <text:p>5093.33925925926</text:p>
          </table:table-cell>
          <table:table-cell office:value-type="float" office:value="7981.34172839506" calcext:value-type="float">
            <text:p>7981.34172839506</text:p>
          </table:table-cell>
          <table:table-cell office:value-type="float" office:value="7578.79901234568" calcext:value-type="float">
            <text:p>7578.79901234568</text:p>
          </table:table-cell>
          <table:table-cell office:value-type="float" office:value="11354.0222222222" calcext:value-type="float">
            <text:p>11354.0222222222</text:p>
          </table:table-cell>
          <table:table-cell office:value-type="float" office:value="11043.6133333333" calcext:value-type="float">
            <text:p>11043.6133333333</text:p>
          </table:table-cell>
          <table:table-cell office:value-type="float" office:value="14915.077037037" calcext:value-type="float">
            <text:p>14915.077037037</text:p>
          </table:table-cell>
          <table:table-cell office:value-type="float" office:value="13865.7748148148" calcext:value-type="float">
            <text:p>13865.7748148148</text:p>
          </table:table-cell>
          <table:table-cell office:value-type="float" office:value="16395.9590123457" calcext:value-type="float">
            <text:p>16395.9590123457</text:p>
          </table:table-cell>
          <table:table-cell office:value-type="float" office:value="15551.757037037" calcext:value-type="float">
            <text:p>15551.757037037</text:p>
          </table:table-cell>
          <table:table-cell office:value-type="float" office:value="18795.7728395062" calcext:value-type="float">
            <text:p>18795.7728395062</text:p>
          </table:table-cell>
          <table:table-cell office:value-type="float" office:value="18155.8103703704" calcext:value-type="float">
            <text:p>18155.8103703704</text:p>
          </table:table-cell>
          <table:table-cell office:value-type="float" office:value="18045.2261728395" calcext:value-type="float">
            <text:p>18045.2261728395</text:p>
          </table:table-cell>
          <table:table-cell office:value-type="float" office:value="17448.3348148148" calcext:value-type="float">
            <text:p>17448.3348148148</text:p>
          </table:table-cell>
          <table:table-cell table:number-columns-repeated="3"/>
          <table:table-cell table:style-name="ce2" table:number-columns-repeated="19"/>
          <table:table-cell table:style-name="ce3" table:number-columns-repeated="2"/>
          <table:table-cell table:number-columns-repeated="960"/>
        </table:table-row>
        <table:table-row table:style-name="ro1">
          <table:table-cell table:style-name="ce1" office:value-type="float" office:value="5738.88641975309" calcext:value-type="float">
            <text:p>5738.88641975309</text:p>
          </table:table-cell>
          <table:table-cell table:style-name="ce1" office:value-type="float" office:value="5439.79456790124" calcext:value-type="float">
            <text:p>5439.79456790124</text:p>
          </table:table-cell>
          <table:table-cell table:style-name="ce1" office:value-type="float" office:value="5716.62567901235" calcext:value-type="float">
            <text:p>5716.62567901235</text:p>
          </table:table-cell>
          <table:table-cell table:style-name="ce1" office:value-type="float" office:value="5287.37728395062" calcext:value-type="float">
            <text:p>5287.37728395062</text:p>
          </table:table-cell>
          <table:table-cell table:style-name="ce1" office:value-type="float" office:value="4159.10567901235" calcext:value-type="float">
            <text:p>4159.10567901235</text:p>
          </table:table-cell>
          <table:table-cell table:style-name="ce1" office:value-type="float" office:value="3971.8" calcext:value-type="float">
            <text:p>3971.8</text:p>
          </table:table-cell>
          <table:table-cell table:style-name="ce1" office:value-type="float" office:value="2156.53925925926" calcext:value-type="float">
            <text:p>2156.53925925926</text:p>
          </table:table-cell>
          <table:table-cell table:style-name="ce1" office:value-type="float" office:value="2377.61728395062" calcext:value-type="float">
            <text:p>2377.61728395062</text:p>
          </table:table-cell>
          <table:table-cell table:style-name="ce1" office:value-type="float" office:value="1200.15604938272" calcext:value-type="float">
            <text:p>1200.15604938272</text:p>
          </table:table-cell>
          <table:table-cell table:style-name="ce1" office:value-type="float" office:value="1127.7437037037" calcext:value-type="float">
            <text:p>1127.7437037037</text:p>
          </table:table-cell>
          <table:table-cell table:style-name="ce1" office:value-type="float" office:value="946.336296296296" calcext:value-type="float">
            <text:p>946.336296296296</text:p>
          </table:table-cell>
          <table:table-cell table:style-name="ce1" office:value-type="float" office:value="891.731358024691" calcext:value-type="float">
            <text:p>891.731358024691</text:p>
          </table:table-cell>
          <table:table-cell table:style-name="ce1" office:value-type="float" office:value="936.053333333333" calcext:value-type="float">
            <text:p>936.053333333333</text:p>
          </table:table-cell>
          <table:table-cell table:style-name="ce1" office:value-type="float" office:value="862.024691358025" calcext:value-type="float">
            <text:p>862.024691358025</text:p>
          </table:table-cell>
          <table:table-cell table:style-name="ce1" office:value-type="float" office:value="891.139259259259" calcext:value-type="float">
            <text:p>891.139259259259</text:p>
          </table:table-cell>
          <table:table-cell table:style-name="ce1" office:value-type="float" office:value="848.680493827161" calcext:value-type="float">
            <text:p>848.680493827161</text:p>
          </table:table-cell>
          <table:table-cell table:style-name="ce1" office:value-type="float" office:value="926.194074074074" calcext:value-type="float">
            <text:p>926.194074074074</text:p>
          </table:table-cell>
          <table:table-cell table:style-name="ce1" office:value-type="float" office:value="857.386666666667" calcext:value-type="float">
            <text:p>857.386666666667</text:p>
          </table:table-cell>
          <table:table-cell table:style-name="ce1" office:value-type="float" office:value="887.777777777778" calcext:value-type="float">
            <text:p>887.777777777778</text:p>
          </table:table-cell>
          <table:table-cell table:style-name="ce1" office:value-type="float" office:value="847.816790123457" calcext:value-type="float">
            <text:p>847.816790123457</text:p>
          </table:table-cell>
          <table:table-cell office:value-type="float" office:value="1144.49333333333" calcext:value-type="float">
            <text:p>1144.49333333333</text:p>
          </table:table-cell>
          <table:table-cell office:value-type="float" office:value="1104.66814814815" calcext:value-type="float">
            <text:p>1104.66814814815</text:p>
          </table:table-cell>
          <table:table-cell office:value-type="float" office:value="1747.18172839506" calcext:value-type="float">
            <text:p>1747.18172839506</text:p>
          </table:table-cell>
          <table:table-cell office:value-type="float" office:value="1683.55012345679" calcext:value-type="float">
            <text:p>1683.55012345679</text:p>
          </table:table-cell>
          <table:table-cell office:value-type="float" office:value="2769.32987654321" calcext:value-type="float">
            <text:p>2769.32987654321</text:p>
          </table:table-cell>
          <table:table-cell office:value-type="float" office:value="2789.63259259259" calcext:value-type="float">
            <text:p>2789.63259259259</text:p>
          </table:table-cell>
          <table:table-cell office:value-type="float" office:value="5932.7950617284" calcext:value-type="float">
            <text:p>5932.7950617284</text:p>
          </table:table-cell>
          <table:table-cell office:value-type="float" office:value="5473.27654320988" calcext:value-type="float">
            <text:p>5473.27654320988</text:p>
          </table:table-cell>
          <table:table-cell office:value-type="float" office:value="8613.26172839506" calcext:value-type="float">
            <text:p>8613.26172839506</text:p>
          </table:table-cell>
          <table:table-cell office:value-type="float" office:value="8164.33185185185" calcext:value-type="float">
            <text:p>8164.33185185185</text:p>
          </table:table-cell>
          <table:table-cell office:value-type="float" office:value="12132.5575308642" calcext:value-type="float">
            <text:p>12132.5575308642</text:p>
          </table:table-cell>
          <table:table-cell office:value-type="float" office:value="11767.5451851852" calcext:value-type="float">
            <text:p>11767.5451851852</text:p>
          </table:table-cell>
          <table:table-cell office:value-type="float" office:value="15755.0691358025" calcext:value-type="float">
            <text:p>15755.0691358025</text:p>
          </table:table-cell>
          <table:table-cell office:value-type="float" office:value="14621.2335802469" calcext:value-type="float">
            <text:p>14621.2335802469</text:p>
          </table:table-cell>
          <table:table-cell office:value-type="float" office:value="17199.344691358" calcext:value-type="float">
            <text:p>17199.344691358</text:p>
          </table:table-cell>
          <table:table-cell office:value-type="float" office:value="16292.6024691358" calcext:value-type="float">
            <text:p>16292.6024691358</text:p>
          </table:table-cell>
          <table:table-cell office:value-type="float" office:value="19640.3397530864" calcext:value-type="float">
            <text:p>19640.3397530864</text:p>
          </table:table-cell>
          <table:table-cell office:value-type="float" office:value="18977.2439506173" calcext:value-type="float">
            <text:p>18977.2439506173</text:p>
          </table:table-cell>
          <table:table-cell office:value-type="float" office:value="18921.6903703704" calcext:value-type="float">
            <text:p>18921.6903703704</text:p>
          </table:table-cell>
          <table:table-cell office:value-type="float" office:value="18249.7525925926" calcext:value-type="float">
            <text:p>18249.7525925926</text:p>
          </table:table-cell>
          <table:table-cell table:number-columns-repeated="3"/>
          <table:table-cell table:style-name="ce2" table:number-columns-repeated="19"/>
          <table:table-cell table:style-name="ce3" table:number-columns-repeated="2"/>
          <table:table-cell table:number-columns-repeated="960"/>
        </table:table-row>
        <table:table-row table:style-name="ro1">
          <table:table-cell table:style-name="ce1" office:value-type="float" office:value="5885.05580246914" calcext:value-type="float">
            <text:p>5885.05580246914</text:p>
          </table:table-cell>
          <table:table-cell table:style-name="ce1" office:value-type="float" office:value="5571.16395061728" calcext:value-type="float">
            <text:p>5571.16395061728</text:p>
          </table:table-cell>
          <table:table-cell table:style-name="ce1" office:value-type="float" office:value="5830.58222222222" calcext:value-type="float">
            <text:p>5830.58222222222</text:p>
          </table:table-cell>
          <table:table-cell table:style-name="ce1" office:value-type="float" office:value="5396.65086419753" calcext:value-type="float">
            <text:p>5396.65086419753</text:p>
          </table:table-cell>
          <table:table-cell table:style-name="ce1" office:value-type="float" office:value="4234.72543209877" calcext:value-type="float">
            <text:p>4234.72543209877</text:p>
          </table:table-cell>
          <table:table-cell table:style-name="ce1" office:value-type="float" office:value="4024.51308641975" calcext:value-type="float">
            <text:p>4024.51308641975</text:p>
          </table:table-cell>
          <table:table-cell table:style-name="ce1" office:value-type="float" office:value="2173.8162962963" calcext:value-type="float">
            <text:p>2173.8162962963</text:p>
          </table:table-cell>
          <table:table-cell table:style-name="ce1" office:value-type="float" office:value="2376.44888888889" calcext:value-type="float">
            <text:p>2376.44888888889</text:p>
          </table:table-cell>
          <table:table-cell table:style-name="ce1" office:value-type="float" office:value="1203.09283950617" calcext:value-type="float">
            <text:p>1203.09283950617</text:p>
          </table:table-cell>
          <table:table-cell table:style-name="ce1" office:value-type="float" office:value="1132.54074074074" calcext:value-type="float">
            <text:p>1132.54074074074</text:p>
          </table:table-cell>
          <table:table-cell table:style-name="ce1" office:value-type="float" office:value="957.264691358025" calcext:value-type="float">
            <text:p>957.264691358025</text:p>
          </table:table-cell>
          <table:table-cell table:style-name="ce1" office:value-type="float" office:value="900.627160493827" calcext:value-type="float">
            <text:p>900.627160493827</text:p>
          </table:table-cell>
          <table:table-cell table:style-name="ce1" office:value-type="float" office:value="947.142716049383" calcext:value-type="float">
            <text:p>947.142716049383</text:p>
          </table:table-cell>
          <table:table-cell table:style-name="ce1" office:value-type="float" office:value="870.741234567901" calcext:value-type="float">
            <text:p>870.741234567901</text:p>
          </table:table-cell>
          <table:table-cell table:style-name="ce1" office:value-type="float" office:value="898.971358024691" calcext:value-type="float">
            <text:p>898.971358024691</text:p>
          </table:table-cell>
          <table:table-cell table:style-name="ce1" office:value-type="float" office:value="858.48" calcext:value-type="float">
            <text:p>858.48</text:p>
          </table:table-cell>
          <table:table-cell table:style-name="ce1" office:value-type="float" office:value="938.412839506173" calcext:value-type="float">
            <text:p>938.412839506173</text:p>
          </table:table-cell>
          <table:table-cell table:style-name="ce1" office:value-type="float" office:value="868.783703703704" calcext:value-type="float">
            <text:p>868.783703703704</text:p>
          </table:table-cell>
          <table:table-cell table:style-name="ce1" office:value-type="float" office:value="897.90024691358" calcext:value-type="float">
            <text:p>897.90024691358</text:p>
          </table:table-cell>
          <table:table-cell table:style-name="ce1" office:value-type="float" office:value="857.22962962963" calcext:value-type="float">
            <text:p>857.22962962963</text:p>
          </table:table-cell>
          <table:table-cell office:value-type="float" office:value="1195.53975308642" calcext:value-type="float">
            <text:p>1195.53975308642</text:p>
          </table:table-cell>
          <table:table-cell office:value-type="float" office:value="1155.45679012346" calcext:value-type="float">
            <text:p>1155.45679012346</text:p>
          </table:table-cell>
          <table:table-cell office:value-type="float" office:value="1843.11111111111" calcext:value-type="float">
            <text:p>1843.11111111111</text:p>
          </table:table-cell>
          <table:table-cell office:value-type="float" office:value="1780.70913580247" calcext:value-type="float">
            <text:p>1780.70913580247</text:p>
          </table:table-cell>
          <table:table-cell office:value-type="float" office:value="2968.49037037037" calcext:value-type="float">
            <text:p>2968.49037037037</text:p>
          </table:table-cell>
          <table:table-cell office:value-type="float" office:value="2982.91358024691" calcext:value-type="float">
            <text:p>2982.91358024691</text:p>
          </table:table-cell>
          <table:table-cell office:value-type="float" office:value="6449.40691358025" calcext:value-type="float">
            <text:p>6449.40691358025</text:p>
          </table:table-cell>
          <table:table-cell office:value-type="float" office:value="5902.19358024691" calcext:value-type="float">
            <text:p>5902.19358024691</text:p>
          </table:table-cell>
          <table:table-cell office:value-type="float" office:value="9184.46518518519" calcext:value-type="float">
            <text:p>9184.46518518519</text:p>
          </table:table-cell>
          <table:table-cell office:value-type="float" office:value="8694.08345679012" calcext:value-type="float">
            <text:p>8694.08345679012</text:p>
          </table:table-cell>
          <table:table-cell office:value-type="float" office:value="12794.7338271605" calcext:value-type="float">
            <text:p>12794.7338271605</text:p>
          </table:table-cell>
          <table:table-cell office:value-type="float" office:value="12402.9027160494" calcext:value-type="float">
            <text:p>12402.9027160494</text:p>
          </table:table-cell>
          <table:table-cell office:value-type="float" office:value="16445.1274074074" calcext:value-type="float">
            <text:p>16445.1274074074</text:p>
          </table:table-cell>
          <table:table-cell office:value-type="float" office:value="15244.2039506173" calcext:value-type="float">
            <text:p>15244.2039506173</text:p>
          </table:table-cell>
          <table:table-cell office:value-type="float" office:value="17832.9911111111" calcext:value-type="float">
            <text:p>17832.9911111111</text:p>
          </table:table-cell>
          <table:table-cell office:value-type="float" office:value="16864.4360493827" calcext:value-type="float">
            <text:p>16864.4360493827</text:p>
          </table:table-cell>
          <table:table-cell office:value-type="float" office:value="20263.4182716049" calcext:value-type="float">
            <text:p>20263.4182716049</text:p>
          </table:table-cell>
          <table:table-cell office:value-type="float" office:value="19607.7032098765" calcext:value-type="float">
            <text:p>19607.7032098765</text:p>
          </table:table-cell>
          <table:table-cell office:value-type="float" office:value="19627.8928395062" calcext:value-type="float">
            <text:p>19627.8928395062</text:p>
          </table:table-cell>
          <table:table-cell office:value-type="float" office:value="18880.5150617284" calcext:value-type="float">
            <text:p>18880.5150617284</text:p>
          </table:table-cell>
          <table:table-cell table:number-columns-repeated="3"/>
          <table:table-cell table:style-name="ce2" table:number-columns-repeated="19"/>
          <table:table-cell table:style-name="ce3" table:number-columns-repeated="2"/>
          <table:table-cell table:number-columns-repeated="960"/>
        </table:table-row>
        <table:table-row table:style-name="ro1">
          <table:table-cell table:style-name="ce1" office:value-type="float" office:value="5995.46913580247" calcext:value-type="float">
            <text:p>5995.46913580247</text:p>
          </table:table-cell>
          <table:table-cell table:style-name="ce1" office:value-type="float" office:value="5674.33185185185" calcext:value-type="float">
            <text:p>5674.33185185185</text:p>
          </table:table-cell>
          <table:table-cell table:style-name="ce1" office:value-type="float" office:value="5919.63802469136" calcext:value-type="float">
            <text:p>5919.63802469136</text:p>
          </table:table-cell>
          <table:table-cell table:style-name="ce1" office:value-type="float" office:value="5477.23604938272" calcext:value-type="float">
            <text:p>5477.23604938272</text:p>
          </table:table-cell>
          <table:table-cell table:style-name="ce1" office:value-type="float" office:value="4290.27061728395" calcext:value-type="float">
            <text:p>4290.27061728395</text:p>
          </table:table-cell>
          <table:table-cell table:style-name="ce1" office:value-type="float" office:value="4052.40493827161" calcext:value-type="float">
            <text:p>4052.40493827161</text:p>
          </table:table-cell>
          <table:table-cell table:style-name="ce1" office:value-type="float" office:value="2181.3362962963" calcext:value-type="float">
            <text:p>2181.3362962963</text:p>
          </table:table-cell>
          <table:table-cell table:style-name="ce1" office:value-type="float" office:value="2363.8162962963" calcext:value-type="float">
            <text:p>2363.8162962963</text:p>
          </table:table-cell>
          <table:table-cell table:style-name="ce1" office:value-type="float" office:value="1205.15604938272" calcext:value-type="float">
            <text:p>1205.15604938272</text:p>
          </table:table-cell>
          <table:table-cell table:style-name="ce1" office:value-type="float" office:value="1129.92395061728" calcext:value-type="float">
            <text:p>1129.92395061728</text:p>
          </table:table-cell>
          <table:table-cell table:style-name="ce1" office:value-type="float" office:value="964.641481481482" calcext:value-type="float">
            <text:p>964.641481481482</text:p>
          </table:table-cell>
          <table:table-cell table:style-name="ce1" office:value-type="float" office:value="907.192592592593" calcext:value-type="float">
            <text:p>907.192592592593</text:p>
          </table:table-cell>
          <table:table-cell table:style-name="ce1" office:value-type="float" office:value="955.523456790123" calcext:value-type="float">
            <text:p>955.523456790123</text:p>
          </table:table-cell>
          <table:table-cell table:style-name="ce1" office:value-type="float" office:value="880.059259259259" calcext:value-type="float">
            <text:p>880.059259259259</text:p>
          </table:table-cell>
          <table:table-cell table:style-name="ce1" office:value-type="float" office:value="910.288395061728" calcext:value-type="float">
            <text:p>910.288395061728</text:p>
          </table:table-cell>
          <table:table-cell table:style-name="ce1" office:value-type="float" office:value="863.547654320988" calcext:value-type="float">
            <text:p>863.547654320988</text:p>
          </table:table-cell>
          <table:table-cell table:style-name="ce1" office:value-type="float" office:value="947.466666666667" calcext:value-type="float">
            <text:p>947.466666666667</text:p>
          </table:table-cell>
          <table:table-cell table:style-name="ce1" office:value-type="float" office:value="877.843456790124" calcext:value-type="float">
            <text:p>877.843456790124</text:p>
          </table:table-cell>
          <table:table-cell table:style-name="ce1" office:value-type="float" office:value="906.933333333333" calcext:value-type="float">
            <text:p>906.933333333333</text:p>
          </table:table-cell>
          <table:table-cell table:style-name="ce1" office:value-type="float" office:value="866.001481481482" calcext:value-type="float">
            <text:p>866.001481481482</text:p>
          </table:table-cell>
          <table:table-cell office:value-type="float" office:value="1247.58469135802" calcext:value-type="float">
            <text:p>1247.58469135802</text:p>
          </table:table-cell>
          <table:table-cell office:value-type="float" office:value="1202.79160493827" calcext:value-type="float">
            <text:p>1202.79160493827</text:p>
          </table:table-cell>
          <table:table-cell office:value-type="float" office:value="1940.37135802469" calcext:value-type="float">
            <text:p>1940.37135802469</text:p>
          </table:table-cell>
          <table:table-cell office:value-type="float" office:value="1876.84641975309" calcext:value-type="float">
            <text:p>1876.84641975309</text:p>
          </table:table-cell>
          <table:table-cell office:value-type="float" office:value="3175.81086419753" calcext:value-type="float">
            <text:p>3175.81086419753</text:p>
          </table:table-cell>
          <table:table-cell office:value-type="float" office:value="3188.33530864198" calcext:value-type="float">
            <text:p>3188.33530864198</text:p>
          </table:table-cell>
          <table:table-cell office:value-type="float" office:value="6978.72790123457" calcext:value-type="float">
            <text:p>6978.72790123457</text:p>
          </table:table-cell>
          <table:table-cell office:value-type="float" office:value="6341.38617283951" calcext:value-type="float">
            <text:p>6341.38617283951</text:p>
          </table:table-cell>
          <table:table-cell office:value-type="float" office:value="9666.5362962963" calcext:value-type="float">
            <text:p>9666.5362962963</text:p>
          </table:table-cell>
          <table:table-cell office:value-type="float" office:value="9140.04493827161" calcext:value-type="float">
            <text:p>9140.04493827161</text:p>
          </table:table-cell>
          <table:table-cell office:value-type="float" office:value="13318.2414814815" calcext:value-type="float">
            <text:p>13318.2414814815</text:p>
          </table:table-cell>
          <table:table-cell office:value-type="float" office:value="12870.8538271605" calcext:value-type="float">
            <text:p>12870.8538271605</text:p>
          </table:table-cell>
          <table:table-cell office:value-type="float" office:value="16931.9767901235" calcext:value-type="float">
            <text:p>16931.9767901235</text:p>
          </table:table-cell>
          <table:table-cell office:value-type="float" office:value="15681.2385185185" calcext:value-type="float">
            <text:p>15681.2385185185</text:p>
          </table:table-cell>
          <table:table-cell office:value-type="float" office:value="18247.8933333333" calcext:value-type="float">
            <text:p>18247.8933333333</text:p>
          </table:table-cell>
          <table:table-cell office:value-type="float" office:value="17242.3224691358" calcext:value-type="float">
            <text:p>17242.3224691358</text:p>
          </table:table-cell>
          <table:table-cell office:value-type="float" office:value="20669.6582716049" calcext:value-type="float">
            <text:p>20669.6582716049</text:p>
          </table:table-cell>
          <table:table-cell office:value-type="float" office:value="19976.7738271605" calcext:value-type="float">
            <text:p>19976.7738271605</text:p>
          </table:table-cell>
          <table:table-cell office:value-type="float" office:value="20077.2651851852" calcext:value-type="float">
            <text:p>20077.2651851852</text:p>
          </table:table-cell>
          <table:table-cell office:value-type="float" office:value="19269.5585185185" calcext:value-type="float">
            <text:p>19269.5585185185</text:p>
          </table:table-cell>
          <table:table-cell table:number-columns-repeated="3"/>
          <table:table-cell table:style-name="ce2" table:number-columns-repeated="19"/>
          <table:table-cell table:style-name="ce3" table:number-columns-repeated="2"/>
          <table:table-cell table:number-columns-repeated="960"/>
        </table:table-row>
        <table:table-row table:style-name="ro1">
          <table:table-cell table:style-name="ce1" office:value-type="float" office:value="6092.17481481481" calcext:value-type="float">
            <text:p>6092.17481481481</text:p>
          </table:table-cell>
          <table:table-cell table:style-name="ce1" office:value-type="float" office:value="5764.4637037037" calcext:value-type="float">
            <text:p>5764.4637037037</text:p>
          </table:table-cell>
          <table:table-cell table:style-name="ce1" office:value-type="float" office:value="5983.46864197531" calcext:value-type="float">
            <text:p>5983.46864197531</text:p>
          </table:table-cell>
          <table:table-cell table:style-name="ce1" office:value-type="float" office:value="5536.82814814815" calcext:value-type="float">
            <text:p>5536.82814814815</text:p>
          </table:table-cell>
          <table:table-cell table:style-name="ce1" office:value-type="float" office:value="4316.78518518519" calcext:value-type="float">
            <text:p>4316.78518518519</text:p>
          </table:table-cell>
          <table:table-cell table:style-name="ce1" office:value-type="float" office:value="4061.65679012346" calcext:value-type="float">
            <text:p>4061.65679012346</text:p>
          </table:table-cell>
          <table:table-cell table:style-name="ce1" office:value-type="float" office:value="2174.90074074074" calcext:value-type="float">
            <text:p>2174.90074074074</text:p>
          </table:table-cell>
          <table:table-cell table:style-name="ce1" office:value-type="float" office:value="2343.27061728395" calcext:value-type="float">
            <text:p>2343.27061728395</text:p>
          </table:table-cell>
          <table:table-cell table:style-name="ce1" office:value-type="float" office:value="1208.2350617284" calcext:value-type="float">
            <text:p>1208.2350617284</text:p>
          </table:table-cell>
          <table:table-cell table:style-name="ce1" office:value-type="float" office:value="1133.52641975309" calcext:value-type="float">
            <text:p>1133.52641975309</text:p>
          </table:table-cell>
          <table:table-cell table:style-name="ce1" office:value-type="float" office:value="971.93037037037" calcext:value-type="float">
            <text:p>971.93037037037</text:p>
          </table:table-cell>
          <table:table-cell table:style-name="ce1" office:value-type="float" office:value="914.096790123457" calcext:value-type="float">
            <text:p>914.096790123457</text:p>
          </table:table-cell>
          <table:table-cell table:style-name="ce1" office:value-type="float" office:value="967.019259259259" calcext:value-type="float">
            <text:p>967.019259259259</text:p>
          </table:table-cell>
          <table:table-cell table:style-name="ce1" office:value-type="float" office:value="886.415308641975" calcext:value-type="float">
            <text:p>886.415308641975</text:p>
          </table:table-cell>
          <table:table-cell table:style-name="ce1" office:value-type="float" office:value="918.630617283951" calcext:value-type="float">
            <text:p>918.630617283951</text:p>
          </table:table-cell>
          <table:table-cell table:style-name="ce1" office:value-type="float" office:value="873.782222222222" calcext:value-type="float">
            <text:p>873.782222222222</text:p>
          </table:table-cell>
          <table:table-cell table:style-name="ce1" office:value-type="float" office:value="958.017283950617" calcext:value-type="float">
            <text:p>958.017283950617</text:p>
          </table:table-cell>
          <table:table-cell table:style-name="ce1" office:value-type="float" office:value="888.421234567901" calcext:value-type="float">
            <text:p>888.421234567901</text:p>
          </table:table-cell>
          <table:table-cell table:style-name="ce1" office:value-type="float" office:value="915.131358024691" calcext:value-type="float">
            <text:p>915.131358024691</text:p>
          </table:table-cell>
          <table:table-cell table:style-name="ce1" office:value-type="float" office:value="872.699259259259" calcext:value-type="float">
            <text:p>872.699259259259</text:p>
          </table:table-cell>
          <table:table-cell office:value-type="float" office:value="1296.46469135802" calcext:value-type="float">
            <text:p>1296.46469135802</text:p>
          </table:table-cell>
          <table:table-cell office:value-type="float" office:value="1254.07802469136" calcext:value-type="float">
            <text:p>1254.07802469136</text:p>
          </table:table-cell>
          <table:table-cell office:value-type="float" office:value="2034.97975308642" calcext:value-type="float">
            <text:p>2034.97975308642</text:p>
          </table:table-cell>
          <table:table-cell office:value-type="float" office:value="1969.42617283951" calcext:value-type="float">
            <text:p>1969.42617283951</text:p>
          </table:table-cell>
          <table:table-cell office:value-type="float" office:value="3379.1575308642" calcext:value-type="float">
            <text:p>3379.1575308642</text:p>
          </table:table-cell>
          <table:table-cell office:value-type="float" office:value="3386.42666666667" calcext:value-type="float">
            <text:p>3386.42666666667</text:p>
          </table:table-cell>
          <table:table-cell office:value-type="float" office:value="7483.88049382716" calcext:value-type="float">
            <text:p>7483.88049382716</text:p>
          </table:table-cell>
          <table:table-cell office:value-type="float" office:value="6762.65580246914" calcext:value-type="float">
            <text:p>6762.65580246914</text:p>
          </table:table-cell>
          <table:table-cell office:value-type="float" office:value="10328.4716049383" calcext:value-type="float">
            <text:p>10328.4716049383</text:p>
          </table:table-cell>
          <table:table-cell office:value-type="float" office:value="9751.41975308642" calcext:value-type="float">
            <text:p>9751.41975308642</text:p>
          </table:table-cell>
          <table:table-cell office:value-type="float" office:value="14076.0587654321" calcext:value-type="float">
            <text:p>14076.0587654321</text:p>
          </table:table-cell>
          <table:table-cell office:value-type="float" office:value="13579.3881481481" calcext:value-type="float">
            <text:p>13579.3881481481</text:p>
          </table:table-cell>
          <table:table-cell office:value-type="float" office:value="17716.9481481482" calcext:value-type="float">
            <text:p>17716.9481481482</text:p>
          </table:table-cell>
          <table:table-cell office:value-type="float" office:value="16374.3990123457" calcext:value-type="float">
            <text:p>16374.3990123457</text:p>
          </table:table-cell>
          <table:table-cell office:value-type="float" office:value="18969.9318518519" calcext:value-type="float">
            <text:p>18969.9318518519</text:p>
          </table:table-cell>
          <table:table-cell office:value-type="float" office:value="17900.6533333333" calcext:value-type="float">
            <text:p>17900.6533333333</text:p>
          </table:table-cell>
          <table:table-cell office:value-type="float" office:value="21422.5935802469" calcext:value-type="float">
            <text:p>21422.5935802469</text:p>
          </table:table-cell>
          <table:table-cell office:value-type="float" office:value="20715.2760493827" calcext:value-type="float">
            <text:p>20715.2760493827</text:p>
          </table:table-cell>
          <table:table-cell office:value-type="float" office:value="20877.8765432099" calcext:value-type="float">
            <text:p>20877.8765432099</text:p>
          </table:table-cell>
          <table:table-cell office:value-type="float" office:value="19975.5041975309" calcext:value-type="float">
            <text:p>19975.5041975309</text:p>
          </table:table-cell>
          <table:table-cell table:number-columns-repeated="3"/>
          <table:table-cell table:style-name="ce2" table:number-columns-repeated="19"/>
          <table:table-cell table:style-name="ce3" table:number-columns-repeated="2"/>
          <table:table-cell table:number-columns-repeated="960"/>
        </table:table-row>
        <table:table-row table:style-name="ro1">
          <table:table-cell table:style-name="ce1" office:value-type="float" office:value="6179.7837037037" calcext:value-type="float">
            <text:p>6179.7837037037</text:p>
          </table:table-cell>
          <table:table-cell table:style-name="ce1" office:value-type="float" office:value="5858.52641975309" calcext:value-type="float">
            <text:p>5858.52641975309</text:p>
          </table:table-cell>
          <table:table-cell table:style-name="ce1" office:value-type="float" office:value="6047.23950617284" calcext:value-type="float">
            <text:p>6047.23950617284</text:p>
          </table:table-cell>
          <table:table-cell table:style-name="ce1" office:value-type="float" office:value="5593.67950617284" calcext:value-type="float">
            <text:p>5593.67950617284</text:p>
          </table:table-cell>
          <table:table-cell table:style-name="ce1" office:value-type="float" office:value="4338.39259259259" calcext:value-type="float">
            <text:p>4338.39259259259</text:p>
          </table:table-cell>
          <table:table-cell table:style-name="ce1" office:value-type="float" office:value="4069.57283950617" calcext:value-type="float">
            <text:p>4069.57283950617</text:p>
          </table:table-cell>
          <table:table-cell table:style-name="ce1" office:value-type="float" office:value="2165.94716049383" calcext:value-type="float">
            <text:p>2165.94716049383</text:p>
          </table:table-cell>
          <table:table-cell table:style-name="ce1" office:value-type="float" office:value="2328.20641975309" calcext:value-type="float">
            <text:p>2328.20641975309</text:p>
          </table:table-cell>
          <table:table-cell table:style-name="ce1" office:value-type="float" office:value="1210.64987654321" calcext:value-type="float">
            <text:p>1210.64987654321</text:p>
          </table:table-cell>
          <table:table-cell table:style-name="ce1" office:value-type="float" office:value="1134.94913580247" calcext:value-type="float">
            <text:p>1134.94913580247</text:p>
          </table:table-cell>
          <table:table-cell table:style-name="ce1" office:value-type="float" office:value="978.656790123457" calcext:value-type="float">
            <text:p>978.656790123457</text:p>
          </table:table-cell>
          <table:table-cell table:style-name="ce1" office:value-type="float" office:value="922.761481481482" calcext:value-type="float">
            <text:p>922.761481481482</text:p>
          </table:table-cell>
          <table:table-cell table:style-name="ce1" office:value-type="float" office:value="972.77037037037" calcext:value-type="float">
            <text:p>972.77037037037</text:p>
          </table:table-cell>
          <table:table-cell table:style-name="ce1" office:value-type="float" office:value="895.984691358025" calcext:value-type="float">
            <text:p>895.984691358025</text:p>
          </table:table-cell>
          <table:table-cell table:style-name="ce1" office:value-type="float" office:value="926.412345679012" calcext:value-type="float">
            <text:p>926.412345679012</text:p>
          </table:table-cell>
          <table:table-cell table:style-name="ce1" office:value-type="float" office:value="882.85975308642" calcext:value-type="float">
            <text:p>882.85975308642</text:p>
          </table:table-cell>
          <table:table-cell table:style-name="ce1" office:value-type="float" office:value="965.534814814815" calcext:value-type="float">
            <text:p>965.534814814815</text:p>
          </table:table-cell>
          <table:table-cell table:style-name="ce1" office:value-type="float" office:value="898.051358024691" calcext:value-type="float">
            <text:p>898.051358024691</text:p>
          </table:table-cell>
          <table:table-cell table:style-name="ce1" office:value-type="float" office:value="926.634567901235" calcext:value-type="float">
            <text:p>926.634567901235</text:p>
          </table:table-cell>
          <table:table-cell table:style-name="ce1" office:value-type="float" office:value="882.594567901235" calcext:value-type="float">
            <text:p>882.594567901235</text:p>
          </table:table-cell>
          <table:table-cell office:value-type="float" office:value="1341.18074074074" calcext:value-type="float">
            <text:p>1341.18074074074</text:p>
          </table:table-cell>
          <table:table-cell office:value-type="float" office:value="1296.78222222222" calcext:value-type="float">
            <text:p>1296.78222222222</text:p>
          </table:table-cell>
          <table:table-cell office:value-type="float" office:value="2118.59358024691" calcext:value-type="float">
            <text:p>2118.59358024691</text:p>
          </table:table-cell>
          <table:table-cell office:value-type="float" office:value="2052.24790123457" calcext:value-type="float">
            <text:p>2052.24790123457</text:p>
          </table:table-cell>
          <table:table-cell office:value-type="float" office:value="3565.83308641975" calcext:value-type="float">
            <text:p>3565.83308641975</text:p>
          </table:table-cell>
          <table:table-cell office:value-type="float" office:value="3576.05679012346" calcext:value-type="float">
            <text:p>3576.05679012346</text:p>
          </table:table-cell>
          <table:table-cell office:value-type="float" office:value="7947.07358024691" calcext:value-type="float">
            <text:p>7947.07358024691</text:p>
          </table:table-cell>
          <table:table-cell office:value-type="float" office:value="7153.39802469136" calcext:value-type="float">
            <text:p>7153.39802469136</text:p>
          </table:table-cell>
          <table:table-cell office:value-type="float" office:value="10893.4439506173" calcext:value-type="float">
            <text:p>10893.4439506173</text:p>
          </table:table-cell>
          <table:table-cell office:value-type="float" office:value="10269.5239506173" calcext:value-type="float">
            <text:p>10269.5239506173</text:p>
          </table:table-cell>
          <table:table-cell office:value-type="float" office:value="14661.5797530864" calcext:value-type="float">
            <text:p>14661.5797530864</text:p>
          </table:table-cell>
          <table:table-cell office:value-type="float" office:value="14121.1856790123" calcext:value-type="float">
            <text:p>14121.1856790123</text:p>
          </table:table-cell>
          <table:table-cell office:value-type="float" office:value="18254.1318518519" calcext:value-type="float">
            <text:p>18254.1318518519</text:p>
          </table:table-cell>
          <table:table-cell office:value-type="float" office:value="16874.5901234568" calcext:value-type="float">
            <text:p>16874.5901234568</text:p>
          </table:table-cell>
          <table:table-cell office:value-type="float" office:value="19462.3007407407" calcext:value-type="float">
            <text:p>19462.3007407407</text:p>
          </table:table-cell>
          <table:table-cell office:value-type="float" office:value="18355.2148148148" calcext:value-type="float">
            <text:p>18355.2148148148</text:p>
          </table:table-cell>
          <table:table-cell office:value-type="float" office:value="21915.147654321" calcext:value-type="float">
            <text:p>21915.147654321</text:p>
          </table:table-cell>
          <table:table-cell office:value-type="float" office:value="21205.5659259259" calcext:value-type="float">
            <text:p>21205.5659259259</text:p>
          </table:table-cell>
          <table:table-cell office:value-type="float" office:value="21411.772345679" calcext:value-type="float">
            <text:p>21411.772345679</text:p>
          </table:table-cell>
          <table:table-cell office:value-type="float" office:value="20470.0444444444" calcext:value-type="float">
            <text:p>20470.0444444444</text:p>
          </table:table-cell>
          <table:table-cell table:number-columns-repeated="3"/>
          <table:table-cell table:style-name="ce2" table:number-columns-repeated="19"/>
          <table:table-cell table:style-name="ce3" table:number-columns-repeated="2"/>
          <table:table-cell table:number-columns-repeated="960"/>
        </table:table-row>
        <table:table-row table:style-name="ro1">
          <table:table-cell table:style-name="ce1" office:value-type="float" office:value="6313.31654320988" calcext:value-type="float">
            <text:p>6313.31654320988</text:p>
          </table:table-cell>
          <table:table-cell table:style-name="ce1" office:value-type="float" office:value="5972.52543209877" calcext:value-type="float">
            <text:p>5972.52543209877</text:p>
          </table:table-cell>
          <table:table-cell table:style-name="ce1" office:value-type="float" office:value="6138.14172839506" calcext:value-type="float">
            <text:p>6138.14172839506</text:p>
          </table:table-cell>
          <table:table-cell table:style-name="ce1" office:value-type="float" office:value="5671.48987654321" calcext:value-type="float">
            <text:p>5671.48987654321</text:p>
          </table:table-cell>
          <table:table-cell table:style-name="ce1" office:value-type="float" office:value="4378.68987654321" calcext:value-type="float">
            <text:p>4378.68987654321</text:p>
          </table:table-cell>
          <table:table-cell table:style-name="ce1" office:value-type="float" office:value="4093.6375308642" calcext:value-type="float">
            <text:p>4093.6375308642</text:p>
          </table:table-cell>
          <table:table-cell table:style-name="ce1" office:value-type="float" office:value="2167.6637037037" calcext:value-type="float">
            <text:p>2167.6637037037</text:p>
          </table:table-cell>
          <table:table-cell table:style-name="ce1" office:value-type="float" office:value="2317.56592592593" calcext:value-type="float">
            <text:p>2317.56592592593</text:p>
          </table:table-cell>
          <table:table-cell table:style-name="ce1" office:value-type="float" office:value="1205.95901234568" calcext:value-type="float">
            <text:p>1205.95901234568</text:p>
          </table:table-cell>
          <table:table-cell table:style-name="ce1" office:value-type="float" office:value="1131.81283950617" calcext:value-type="float">
            <text:p>1131.81283950617</text:p>
          </table:table-cell>
          <table:table-cell table:style-name="ce1" office:value-type="float" office:value="981.754567901235" calcext:value-type="float">
            <text:p>981.754567901235</text:p>
          </table:table-cell>
          <table:table-cell table:style-name="ce1" office:value-type="float" office:value="925.04987654321" calcext:value-type="float">
            <text:p>925.04987654321</text:p>
          </table:table-cell>
          <table:table-cell table:style-name="ce1" office:value-type="float" office:value="978.311111111111" calcext:value-type="float">
            <text:p>978.311111111111</text:p>
          </table:table-cell>
          <table:table-cell table:style-name="ce1" office:value-type="float" office:value="901.442962962963" calcext:value-type="float">
            <text:p>901.442962962963</text:p>
          </table:table-cell>
          <table:table-cell table:style-name="ce1" office:value-type="float" office:value="934.776790123457" calcext:value-type="float">
            <text:p>934.776790123457</text:p>
          </table:table-cell>
          <table:table-cell table:style-name="ce1" office:value-type="float" office:value="887.799012345679" calcext:value-type="float">
            <text:p>887.799012345679</text:p>
          </table:table-cell>
          <table:table-cell table:style-name="ce1" office:value-type="float" office:value="972.370864197531" calcext:value-type="float">
            <text:p>972.370864197531</text:p>
          </table:table-cell>
          <table:table-cell table:style-name="ce1" office:value-type="float" office:value="904.106172839506" calcext:value-type="float">
            <text:p>904.106172839506</text:p>
          </table:table-cell>
          <table:table-cell table:style-name="ce1" office:value-type="float" office:value="934.171358024691" calcext:value-type="float">
            <text:p>934.171358024691</text:p>
          </table:table-cell>
          <table:table-cell table:style-name="ce1" office:value-type="float" office:value="888.510617283951" calcext:value-type="float">
            <text:p>888.510617283951</text:p>
          </table:table-cell>
          <table:table-cell office:value-type="float" office:value="1416.84839506173" calcext:value-type="float">
            <text:p>1416.84839506173</text:p>
          </table:table-cell>
          <table:table-cell office:value-type="float" office:value="1371.34222222222" calcext:value-type="float">
            <text:p>1371.34222222222</text:p>
          </table:table-cell>
          <table:table-cell office:value-type="float" office:value="2255.2" calcext:value-type="float">
            <text:p>2255.2</text:p>
          </table:table-cell>
          <table:table-cell office:value-type="float" office:value="2187.43259259259" calcext:value-type="float">
            <text:p>2187.43259259259</text:p>
          </table:table-cell>
          <table:table-cell office:value-type="float" office:value="3847.71111111111" calcext:value-type="float">
            <text:p>3847.71111111111</text:p>
          </table:table-cell>
          <table:table-cell office:value-type="float" office:value="3858.08839506173" calcext:value-type="float">
            <text:p>3858.08839506173</text:p>
          </table:table-cell>
          <table:table-cell office:value-type="float" office:value="8595.26271604938" calcext:value-type="float">
            <text:p>8595.26271604938</text:p>
          </table:table-cell>
          <table:table-cell office:value-type="float" office:value="7707.60641975309" calcext:value-type="float">
            <text:p>7707.60641975309</text:p>
          </table:table-cell>
          <table:table-cell office:value-type="float" office:value="11444.3491358025" calcext:value-type="float">
            <text:p>11444.3491358025</text:p>
          </table:table-cell>
          <table:table-cell office:value-type="float" office:value="10766.8197530864" calcext:value-type="float">
            <text:p>10766.8197530864</text:p>
          </table:table-cell>
          <table:table-cell office:value-type="float" office:value="15204.4928395062" calcext:value-type="float">
            <text:p>15204.4928395062</text:p>
          </table:table-cell>
          <table:table-cell office:value-type="float" office:value="14623.5140740741" calcext:value-type="float">
            <text:p>14623.5140740741</text:p>
          </table:table-cell>
          <table:table-cell office:value-type="float" office:value="18765.7856790123" calcext:value-type="float">
            <text:p>18765.7856790123</text:p>
          </table:table-cell>
          <table:table-cell office:value-type="float" office:value="17330.4903703704" calcext:value-type="float">
            <text:p>17330.4903703704</text:p>
          </table:table-cell>
          <table:table-cell office:value-type="float" office:value="19907.4182716049" calcext:value-type="float">
            <text:p>19907.4182716049</text:p>
          </table:table-cell>
          <table:table-cell office:value-type="float" office:value="18755.1891358025" calcext:value-type="float">
            <text:p>18755.1891358025</text:p>
          </table:table-cell>
          <table:table-cell office:value-type="float" office:value="22354.6844444444" calcext:value-type="float">
            <text:p>22354.6844444444</text:p>
          </table:table-cell>
          <table:table-cell office:value-type="float" office:value="21628.0143209877" calcext:value-type="float">
            <text:p>21628.0143209877</text:p>
          </table:table-cell>
          <table:table-cell office:value-type="float" office:value="21882.9037037037" calcext:value-type="float">
            <text:p>21882.9037037037</text:p>
          </table:table-cell>
          <table:table-cell office:value-type="float" office:value="20882.6834567901" calcext:value-type="float">
            <text:p>20882.6834567901</text:p>
          </table:table-cell>
          <table:table-cell table:number-columns-repeated="3"/>
          <table:table-cell table:style-name="ce2" table:number-columns-repeated="19"/>
          <table:table-cell table:style-name="ce3" table:number-columns-repeated="2"/>
          <table:table-cell table:number-columns-repeated="960"/>
        </table:table-row>
        <table:table-row table:style-name="ro1">
          <table:table-cell table:style-name="ce1" office:value-type="float" office:value="6392.95654320988" calcext:value-type="float">
            <text:p>6392.95654320988</text:p>
          </table:table-cell>
          <table:table-cell table:style-name="ce1" office:value-type="float" office:value="6067.40740740741" calcext:value-type="float">
            <text:p>6067.40740740741</text:p>
          </table:table-cell>
          <table:table-cell table:style-name="ce1" office:value-type="float" office:value="6187.27407407407" calcext:value-type="float">
            <text:p>6187.27407407407</text:p>
          </table:table-cell>
          <table:table-cell table:style-name="ce1" office:value-type="float" office:value="5716.00592592593" calcext:value-type="float">
            <text:p>5716.00592592593</text:p>
          </table:table-cell>
          <table:table-cell table:style-name="ce1" office:value-type="float" office:value="4383.85283950617" calcext:value-type="float">
            <text:p>4383.85283950617</text:p>
          </table:table-cell>
          <table:table-cell table:style-name="ce1" office:value-type="float" office:value="4084.44938271605" calcext:value-type="float">
            <text:p>4084.44938271605</text:p>
          </table:table-cell>
          <table:table-cell table:style-name="ce1" office:value-type="float" office:value="2158.18074074074" calcext:value-type="float">
            <text:p>2158.18074074074</text:p>
          </table:table-cell>
          <table:table-cell table:style-name="ce1" office:value-type="float" office:value="2298.75259259259" calcext:value-type="float">
            <text:p>2298.75259259259</text:p>
          </table:table-cell>
          <table:table-cell table:style-name="ce1" office:value-type="float" office:value="1211.92345679012" calcext:value-type="float">
            <text:p>1211.92345679012</text:p>
          </table:table-cell>
          <table:table-cell table:style-name="ce1" office:value-type="float" office:value="1134.73975308642" calcext:value-type="float">
            <text:p>1134.73975308642</text:p>
          </table:table-cell>
          <table:table-cell table:style-name="ce1" office:value-type="float" office:value="991.640493827161" calcext:value-type="float">
            <text:p>991.640493827161</text:p>
          </table:table-cell>
          <table:table-cell table:style-name="ce1" office:value-type="float" office:value="933.008395061728" calcext:value-type="float">
            <text:p>933.008395061728</text:p>
          </table:table-cell>
          <table:table-cell table:style-name="ce1" office:value-type="float" office:value="988.728395061728" calcext:value-type="float">
            <text:p>988.728395061728</text:p>
          </table:table-cell>
          <table:table-cell table:style-name="ce1" office:value-type="float" office:value="909.753580246914" calcext:value-type="float">
            <text:p>909.753580246914</text:p>
          </table:table-cell>
          <table:table-cell table:style-name="ce1" office:value-type="float" office:value="943.174320987654" calcext:value-type="float">
            <text:p>943.174320987654</text:p>
          </table:table-cell>
          <table:table-cell table:style-name="ce1" office:value-type="float" office:value="898.141234567901" calcext:value-type="float">
            <text:p>898.141234567901</text:p>
          </table:table-cell>
          <table:table-cell table:style-name="ce1" office:value-type="float" office:value="982.879012345679" calcext:value-type="float">
            <text:p>982.879012345679</text:p>
          </table:table-cell>
          <table:table-cell table:style-name="ce1" office:value-type="float" office:value="916.236543209877" calcext:value-type="float">
            <text:p>916.236543209877</text:p>
          </table:table-cell>
          <table:table-cell table:style-name="ce1" office:value-type="float" office:value="942.993580246914" calcext:value-type="float">
            <text:p>942.993580246914</text:p>
          </table:table-cell>
          <table:table-cell table:style-name="ce1" office:value-type="float" office:value="899.452839506173" calcext:value-type="float">
            <text:p>899.452839506173</text:p>
          </table:table-cell>
          <table:table-cell office:value-type="float" office:value="1482.40987654321" calcext:value-type="float">
            <text:p>1482.40987654321</text:p>
          </table:table-cell>
          <table:table-cell office:value-type="float" office:value="1439.05382716049" calcext:value-type="float">
            <text:p>1439.05382716049</text:p>
          </table:table-cell>
          <table:table-cell office:value-type="float" office:value="2380.69481481482" calcext:value-type="float">
            <text:p>2380.69481481482</text:p>
          </table:table-cell>
          <table:table-cell office:value-type="float" office:value="2306.16641975309" calcext:value-type="float">
            <text:p>2306.16641975309</text:p>
          </table:table-cell>
          <table:table-cell office:value-type="float" office:value="4108.52098765432" calcext:value-type="float">
            <text:p>4108.52098765432</text:p>
          </table:table-cell>
          <table:table-cell office:value-type="float" office:value="4122.52888888889" calcext:value-type="float">
            <text:p>4122.52888888889</text:p>
          </table:table-cell>
          <table:table-cell office:value-type="float" office:value="9193.34024691358" calcext:value-type="float">
            <text:p>9193.34024691358</text:p>
          </table:table-cell>
          <table:table-cell office:value-type="float" office:value="8214.52592592593" calcext:value-type="float">
            <text:p>8214.52592592593</text:p>
          </table:table-cell>
          <table:table-cell office:value-type="float" office:value="12000.5738271605" calcext:value-type="float">
            <text:p>12000.5738271605</text:p>
          </table:table-cell>
          <table:table-cell office:value-type="float" office:value="11284.0301234568" calcext:value-type="float">
            <text:p>11284.0301234568</text:p>
          </table:table-cell>
          <table:table-cell office:value-type="float" office:value="15755.790617284" calcext:value-type="float">
            <text:p>15755.790617284</text:p>
          </table:table-cell>
          <table:table-cell office:value-type="float" office:value="15138.2903703704" calcext:value-type="float">
            <text:p>15138.2903703704</text:p>
          </table:table-cell>
          <table:table-cell office:value-type="float" office:value="19285.7545679012" calcext:value-type="float">
            <text:p>19285.7545679012</text:p>
          </table:table-cell>
          <table:table-cell office:value-type="float" office:value="17802.1550617284" calcext:value-type="float">
            <text:p>17802.1550617284</text:p>
          </table:table-cell>
          <table:table-cell office:value-type="float" office:value="20386.5496296296" calcext:value-type="float">
            <text:p>20386.5496296296</text:p>
          </table:table-cell>
          <table:table-cell office:value-type="float" office:value="19191.3239506173" calcext:value-type="float">
            <text:p>19191.3239506173</text:p>
          </table:table-cell>
          <table:table-cell office:value-type="float" office:value="22830.6409876543" calcext:value-type="float">
            <text:p>22830.6409876543</text:p>
          </table:table-cell>
          <table:table-cell office:value-type="float" office:value="22125.0232098765" calcext:value-type="float">
            <text:p>22125.0232098765</text:p>
          </table:table-cell>
          <table:table-cell office:value-type="float" office:value="22391.1150617284" calcext:value-type="float">
            <text:p>22391.1150617284</text:p>
          </table:table-cell>
          <table:table-cell office:value-type="float" office:value="21353.495308642" calcext:value-type="float">
            <text:p>21353.495308642</text:p>
          </table:table-cell>
          <table:table-cell table:number-columns-repeated="3"/>
          <table:table-cell table:style-name="ce2" table:number-columns-repeated="19"/>
          <table:table-cell table:style-name="ce3" table:number-columns-repeated="2"/>
          <table:table-cell table:number-columns-repeated="960"/>
        </table:table-row>
        <table:table-row table:style-name="ro1">
          <table:table-cell table:style-name="ce1" office:value-type="float" office:value="6499.24444444444" calcext:value-type="float">
            <text:p>6499.24444444444</text:p>
          </table:table-cell>
          <table:table-cell table:style-name="ce1" office:value-type="float" office:value="6160.0612345679" calcext:value-type="float">
            <text:p>6160.0612345679</text:p>
          </table:table-cell>
          <table:table-cell table:style-name="ce1" office:value-type="float" office:value="6244.21728395062" calcext:value-type="float">
            <text:p>6244.21728395062</text:p>
          </table:table-cell>
          <table:table-cell table:style-name="ce1" office:value-type="float" office:value="5767.68987654321" calcext:value-type="float">
            <text:p>5767.68987654321</text:p>
          </table:table-cell>
          <table:table-cell table:style-name="ce1" office:value-type="float" office:value="4392.11259259259" calcext:value-type="float">
            <text:p>4392.11259259259</text:p>
          </table:table-cell>
          <table:table-cell table:style-name="ce1" office:value-type="float" office:value="4073.65333333333" calcext:value-type="float">
            <text:p>4073.65333333333</text:p>
          </table:table-cell>
          <table:table-cell table:style-name="ce1" office:value-type="float" office:value="2148.39456790123" calcext:value-type="float">
            <text:p>2148.39456790123</text:p>
          </table:table-cell>
          <table:table-cell table:style-name="ce1" office:value-type="float" office:value="2282.32" calcext:value-type="float">
            <text:p>2282.32</text:p>
          </table:table-cell>
          <table:table-cell table:style-name="ce1" office:value-type="float" office:value="1214.49975308642" calcext:value-type="float">
            <text:p>1214.49975308642</text:p>
          </table:table-cell>
          <table:table-cell table:style-name="ce1" office:value-type="float" office:value="1136.91061728395" calcext:value-type="float">
            <text:p>1136.91061728395</text:p>
          </table:table-cell>
          <table:table-cell table:style-name="ce1" office:value-type="float" office:value="1003.12493827161" calcext:value-type="float">
            <text:p>1003.12493827161</text:p>
          </table:table-cell>
          <table:table-cell table:style-name="ce1" office:value-type="float" office:value="940.057777777778" calcext:value-type="float">
            <text:p>940.057777777778</text:p>
          </table:table-cell>
          <table:table-cell table:style-name="ce1" office:value-type="float" office:value="999.554074074074" calcext:value-type="float">
            <text:p>999.554074074074</text:p>
          </table:table-cell>
          <table:table-cell table:style-name="ce1" office:value-type="float" office:value="919.38962962963" calcext:value-type="float">
            <text:p>919.38962962963</text:p>
          </table:table-cell>
          <table:table-cell table:style-name="ce1" office:value-type="float" office:value="953.683456790124" calcext:value-type="float">
            <text:p>953.683456790124</text:p>
          </table:table-cell>
          <table:table-cell table:style-name="ce1" office:value-type="float" office:value="907.755555555556" calcext:value-type="float">
            <text:p>907.755555555556</text:p>
          </table:table-cell>
          <table:table-cell table:style-name="ce1" office:value-type="float" office:value="994.05975308642" calcext:value-type="float">
            <text:p>994.05975308642</text:p>
          </table:table-cell>
          <table:table-cell table:style-name="ce1" office:value-type="float" office:value="925.72987654321" calcext:value-type="float">
            <text:p>925.72987654321</text:p>
          </table:table-cell>
          <table:table-cell table:style-name="ce1" office:value-type="float" office:value="954.710617283951" calcext:value-type="float">
            <text:p>954.710617283951</text:p>
          </table:table-cell>
          <table:table-cell table:style-name="ce1" office:value-type="float" office:value="907.024197530864" calcext:value-type="float">
            <text:p>907.024197530864</text:p>
          </table:table-cell>
          <table:table-cell office:value-type="float" office:value="1553.91604938272" calcext:value-type="float">
            <text:p>1553.91604938272</text:p>
          </table:table-cell>
          <table:table-cell office:value-type="float" office:value="1507.64197530864" calcext:value-type="float">
            <text:p>1507.64197530864</text:p>
          </table:table-cell>
          <table:table-cell office:value-type="float" office:value="2503.41283950617" calcext:value-type="float">
            <text:p>2503.41283950617</text:p>
          </table:table-cell>
          <table:table-cell office:value-type="float" office:value="2425.21432098765" calcext:value-type="float">
            <text:p>2425.21432098765</text:p>
          </table:table-cell>
          <table:table-cell office:value-type="float" office:value="4387.57234567901" calcext:value-type="float">
            <text:p>4387.57234567901</text:p>
          </table:table-cell>
          <table:table-cell office:value-type="float" office:value="4381.27950617284" calcext:value-type="float">
            <text:p>4381.27950617284</text:p>
          </table:table-cell>
          <table:table-cell office:value-type="float" office:value="9758.67111111111" calcext:value-type="float">
            <text:p>9758.67111111111</text:p>
          </table:table-cell>
          <table:table-cell office:value-type="float" office:value="8696.47901234568" calcext:value-type="float">
            <text:p>8696.47901234568</text:p>
          </table:table-cell>
          <table:table-cell office:value-type="float" office:value="12564.6893827161" calcext:value-type="float">
            <text:p>12564.6893827161</text:p>
          </table:table-cell>
          <table:table-cell office:value-type="float" office:value="11803.3412345679" calcext:value-type="float">
            <text:p>11803.3412345679</text:p>
          </table:table-cell>
          <table:table-cell office:value-type="float" office:value="16302.2972839506" calcext:value-type="float">
            <text:p>16302.2972839506</text:p>
          </table:table-cell>
          <table:table-cell office:value-type="float" office:value="15633.9451851852" calcext:value-type="float">
            <text:p>15633.9451851852</text:p>
          </table:table-cell>
          <table:table-cell office:value-type="float" office:value="19788.7002469136" calcext:value-type="float">
            <text:p>19788.7002469136</text:p>
          </table:table-cell>
          <table:table-cell office:value-type="float" office:value="18256.7585185185" calcext:value-type="float">
            <text:p>18256.7585185185</text:p>
          </table:table-cell>
          <table:table-cell office:value-type="float" office:value="20838.3007407407" calcext:value-type="float">
            <text:p>20838.3007407407</text:p>
          </table:table-cell>
          <table:table-cell office:value-type="float" office:value="19633.9797530864" calcext:value-type="float">
            <text:p>19633.9797530864</text:p>
          </table:table-cell>
          <table:table-cell office:value-type="float" office:value="23330.5298765432" calcext:value-type="float">
            <text:p>23330.5298765432</text:p>
          </table:table-cell>
          <table:table-cell office:value-type="float" office:value="22616.3392592593" calcext:value-type="float">
            <text:p>22616.3392592593</text:p>
          </table:table-cell>
          <table:table-cell office:value-type="float" office:value="22910.7002469136" calcext:value-type="float">
            <text:p>22910.7002469136</text:p>
          </table:table-cell>
          <table:table-cell office:value-type="float" office:value="21827.2533333333" calcext:value-type="float">
            <text:p>21827.2533333333</text:p>
          </table:table-cell>
          <table:table-cell table:number-columns-repeated="3"/>
          <table:table-cell table:style-name="ce2" table:number-columns-repeated="19"/>
          <table:table-cell table:style-name="ce3" table:number-columns-repeated="2"/>
          <table:table-cell table:number-columns-repeated="960"/>
        </table:table-row>
        <table:table-row table:style-name="ro1">
          <table:table-cell table:style-name="ce1" office:value-type="float" office:value="6585.45185185185" calcext:value-type="float">
            <text:p>6585.45185185185</text:p>
          </table:table-cell>
          <table:table-cell table:style-name="ce1" office:value-type="float" office:value="6244.77777777778" calcext:value-type="float">
            <text:p>6244.77777777778</text:p>
          </table:table-cell>
          <table:table-cell table:style-name="ce1" office:value-type="float" office:value="6289.98469135803" calcext:value-type="float">
            <text:p>6289.98469135803</text:p>
          </table:table-cell>
          <table:table-cell table:style-name="ce1" office:value-type="float" office:value="5808.98716049383" calcext:value-type="float">
            <text:p>5808.98716049383</text:p>
          </table:table-cell>
          <table:table-cell table:style-name="ce1" office:value-type="float" office:value="4390.06666666667" calcext:value-type="float">
            <text:p>4390.06666666667</text:p>
          </table:table-cell>
          <table:table-cell table:style-name="ce1" office:value-type="float" office:value="4061.76641975309" calcext:value-type="float">
            <text:p>4061.76641975309</text:p>
          </table:table-cell>
          <table:table-cell table:style-name="ce1" office:value-type="float" office:value="2136.80296296296" calcext:value-type="float">
            <text:p>2136.80296296296</text:p>
          </table:table-cell>
          <table:table-cell table:style-name="ce1" office:value-type="float" office:value="2265.73728395062" calcext:value-type="float">
            <text:p>2265.73728395062</text:p>
          </table:table-cell>
          <table:table-cell table:style-name="ce1" office:value-type="float" office:value="1213.54666666667" calcext:value-type="float">
            <text:p>1213.54666666667</text:p>
          </table:table-cell>
          <table:table-cell table:style-name="ce1" office:value-type="float" office:value="1137.89827160494" calcext:value-type="float">
            <text:p>1137.89827160494</text:p>
          </table:table-cell>
          <table:table-cell table:style-name="ce1" office:value-type="float" office:value="1010.08098765432" calcext:value-type="float">
            <text:p>1010.08098765432</text:p>
          </table:table-cell>
          <table:table-cell table:style-name="ce1" office:value-type="float" office:value="947.653827160494" calcext:value-type="float">
            <text:p>947.653827160494</text:p>
          </table:table-cell>
          <table:table-cell table:style-name="ce1" office:value-type="float" office:value="1007.31407407407" calcext:value-type="float">
            <text:p>1007.31407407407</text:p>
          </table:table-cell>
          <table:table-cell table:style-name="ce1" office:value-type="float" office:value="927.802469135802" calcext:value-type="float">
            <text:p>927.802469135802</text:p>
          </table:table-cell>
          <table:table-cell table:style-name="ce1" office:value-type="float" office:value="963.115555555556" calcext:value-type="float">
            <text:p>963.115555555556</text:p>
          </table:table-cell>
          <table:table-cell table:style-name="ce1" office:value-type="float" office:value="916.103209876543" calcext:value-type="float">
            <text:p>916.103209876543</text:p>
          </table:table-cell>
          <table:table-cell table:style-name="ce1" office:value-type="float" office:value="1003.00740740741" calcext:value-type="float">
            <text:p>1003.00740740741</text:p>
          </table:table-cell>
          <table:table-cell table:style-name="ce1" office:value-type="float" office:value="933.976296296296" calcext:value-type="float">
            <text:p>933.976296296296</text:p>
          </table:table-cell>
          <table:table-cell table:style-name="ce1" office:value-type="float" office:value="959.225185185185" calcext:value-type="float">
            <text:p>959.225185185185</text:p>
          </table:table-cell>
          <table:table-cell table:style-name="ce1" office:value-type="float" office:value="915.108148148148" calcext:value-type="float">
            <text:p>915.108148148148</text:p>
          </table:table-cell>
          <table:table-cell office:value-type="float" office:value="1613.52098765432" calcext:value-type="float">
            <text:p>1613.52098765432</text:p>
          </table:table-cell>
          <table:table-cell office:value-type="float" office:value="1566.11209876543" calcext:value-type="float">
            <text:p>1566.11209876543</text:p>
          </table:table-cell>
          <table:table-cell office:value-type="float" office:value="2609.19654320988" calcext:value-type="float">
            <text:p>2609.19654320988</text:p>
          </table:table-cell>
          <table:table-cell office:value-type="float" office:value="2529.1575308642" calcext:value-type="float">
            <text:p>2529.1575308642</text:p>
          </table:table-cell>
          <table:table-cell office:value-type="float" office:value="4623.46913580247" calcext:value-type="float">
            <text:p>4623.46913580247</text:p>
          </table:table-cell>
          <table:table-cell office:value-type="float" office:value="4613.24790123457" calcext:value-type="float">
            <text:p>4613.24790123457</text:p>
          </table:table-cell>
          <table:table-cell office:value-type="float" office:value="10243.3802469136" calcext:value-type="float">
            <text:p>10243.3802469136</text:p>
          </table:table-cell>
          <table:table-cell office:value-type="float" office:value="9095.7649382716" calcext:value-type="float">
            <text:p>9095.7649382716</text:p>
          </table:table-cell>
          <table:table-cell office:value-type="float" office:value="13106.3041975309" calcext:value-type="float">
            <text:p>13106.3041975309</text:p>
          </table:table-cell>
          <table:table-cell office:value-type="float" office:value="12296.2498765432" calcext:value-type="float">
            <text:p>12296.2498765432</text:p>
          </table:table-cell>
          <table:table-cell office:value-type="float" office:value="16812.9782716049" calcext:value-type="float">
            <text:p>16812.9782716049</text:p>
          </table:table-cell>
          <table:table-cell office:value-type="float" office:value="16108.7081481481" calcext:value-type="float">
            <text:p>16108.7081481481</text:p>
          </table:table-cell>
          <table:table-cell office:value-type="float" office:value="20273.627654321" calcext:value-type="float">
            <text:p>20273.627654321</text:p>
          </table:table-cell>
          <table:table-cell office:value-type="float" office:value="18705.6908641975" calcext:value-type="float">
            <text:p>18705.6908641975</text:p>
          </table:table-cell>
          <table:table-cell office:value-type="float" office:value="21290.4725925926" calcext:value-type="float">
            <text:p>21290.4725925926</text:p>
          </table:table-cell>
          <table:table-cell office:value-type="float" office:value="20040.2691358025" calcext:value-type="float">
            <text:p>20040.2691358025</text:p>
          </table:table-cell>
          <table:table-cell office:value-type="float" office:value="23779.2148148148" calcext:value-type="float">
            <text:p>23779.2148148148</text:p>
          </table:table-cell>
          <table:table-cell office:value-type="float" office:value="23071.5792592593" calcext:value-type="float">
            <text:p>23071.5792592593</text:p>
          </table:table-cell>
          <table:table-cell office:value-type="float" office:value="23381.9224691358" calcext:value-type="float">
            <text:p>23381.9224691358</text:p>
          </table:table-cell>
          <table:table-cell office:value-type="float" office:value="22261.5762962963" calcext:value-type="float">
            <text:p>22261.5762962963</text:p>
          </table:table-cell>
          <table:table-cell table:number-columns-repeated="3"/>
          <table:table-cell table:style-name="ce2" table:number-columns-repeated="19"/>
          <table:table-cell table:style-name="ce3" table:number-columns-repeated="2"/>
          <table:table-cell table:number-columns-repeated="960"/>
        </table:table-row>
        <table:table-row table:style-name="ro1">
          <table:table-cell table:style-name="ce1" office:value-type="float" office:value="6670.11407407407" calcext:value-type="float">
            <text:p>6670.11407407407</text:p>
          </table:table-cell>
          <table:table-cell table:style-name="ce1" office:value-type="float" office:value="6323.50271604938" calcext:value-type="float">
            <text:p>6323.50271604938</text:p>
          </table:table-cell>
          <table:table-cell table:style-name="ce1" office:value-type="float" office:value="6346.41382716049" calcext:value-type="float">
            <text:p>6346.41382716049</text:p>
          </table:table-cell>
          <table:table-cell table:style-name="ce1" office:value-type="float" office:value="5852.04296296296" calcext:value-type="float">
            <text:p>5852.04296296296</text:p>
          </table:table-cell>
          <table:table-cell table:style-name="ce1" office:value-type="float" office:value="4384.74617283951" calcext:value-type="float">
            <text:p>4384.74617283951</text:p>
          </table:table-cell>
          <table:table-cell table:style-name="ce1" office:value-type="float" office:value="4047.04049382716" calcext:value-type="float">
            <text:p>4047.04049382716</text:p>
          </table:table-cell>
          <table:table-cell table:style-name="ce1" office:value-type="float" office:value="2127.95654320988" calcext:value-type="float">
            <text:p>2127.95654320988</text:p>
          </table:table-cell>
          <table:table-cell table:style-name="ce1" office:value-type="float" office:value="2251.67358024691" calcext:value-type="float">
            <text:p>2251.67358024691</text:p>
          </table:table-cell>
          <table:table-cell table:style-name="ce1" office:value-type="float" office:value="1219.46666666667" calcext:value-type="float">
            <text:p>1219.46666666667</text:p>
          </table:table-cell>
          <table:table-cell table:style-name="ce1" office:value-type="float" office:value="1140.92592592593" calcext:value-type="float">
            <text:p>1140.92592592593</text:p>
          </table:table-cell>
          <table:table-cell table:style-name="ce1" office:value-type="float" office:value="1018.24197530864" calcext:value-type="float">
            <text:p>1018.24197530864</text:p>
          </table:table-cell>
          <table:table-cell table:style-name="ce1" office:value-type="float" office:value="956.253827160494" calcext:value-type="float">
            <text:p>956.253827160494</text:p>
          </table:table-cell>
          <table:table-cell table:style-name="ce1" office:value-type="float" office:value="1019.36148148148" calcext:value-type="float">
            <text:p>1019.36148148148</text:p>
          </table:table-cell>
          <table:table-cell table:style-name="ce1" office:value-type="float" office:value="936.087901234568" calcext:value-type="float">
            <text:p>936.087901234568</text:p>
          </table:table-cell>
          <table:table-cell table:style-name="ce1" office:value-type="float" office:value="973.836543209877" calcext:value-type="float">
            <text:p>973.836543209877</text:p>
          </table:table-cell>
          <table:table-cell table:style-name="ce1" office:value-type="float" office:value="924.187160493827" calcext:value-type="float">
            <text:p>924.187160493827</text:p>
          </table:table-cell>
          <table:table-cell table:style-name="ce1" office:value-type="float" office:value="1011.8212345679" calcext:value-type="float">
            <text:p>1011.8212345679</text:p>
          </table:table-cell>
          <table:table-cell table:style-name="ce1" office:value-type="float" office:value="944.26024691358" calcext:value-type="float">
            <text:p>944.26024691358</text:p>
          </table:table-cell>
          <table:table-cell table:style-name="ce1" office:value-type="float" office:value="972.117530864198" calcext:value-type="float">
            <text:p>972.117530864198</text:p>
          </table:table-cell>
          <table:table-cell table:style-name="ce1" office:value-type="float" office:value="922.801481481482" calcext:value-type="float">
            <text:p>922.801481481482</text:p>
          </table:table-cell>
          <table:table-cell office:value-type="float" office:value="1701.17333333333" calcext:value-type="float">
            <text:p>1701.17333333333</text:p>
          </table:table-cell>
          <table:table-cell office:value-type="float" office:value="1650.35901234568" calcext:value-type="float">
            <text:p>1650.35901234568</text:p>
          </table:table-cell>
          <table:table-cell office:value-type="float" office:value="2765.63703703704" calcext:value-type="float">
            <text:p>2765.63703703704</text:p>
          </table:table-cell>
          <table:table-cell office:value-type="float" office:value="2684.21432098765" calcext:value-type="float">
            <text:p>2684.21432098765</text:p>
          </table:table-cell>
          <table:table-cell office:value-type="float" office:value="4952.36543209877" calcext:value-type="float">
            <text:p>4952.36543209877</text:p>
          </table:table-cell>
          <table:table-cell office:value-type="float" office:value="4931.59061728395" calcext:value-type="float">
            <text:p>4931.59061728395</text:p>
          </table:table-cell>
          <table:table-cell office:value-type="float" office:value="10871.2933333333" calcext:value-type="float">
            <text:p>10871.2933333333</text:p>
          </table:table-cell>
          <table:table-cell office:value-type="float" office:value="9634.41234567901" calcext:value-type="float">
            <text:p>9634.41234567901</text:p>
          </table:table-cell>
          <table:table-cell office:value-type="float" office:value="13515.8424691358" calcext:value-type="float">
            <text:p>13515.8424691358</text:p>
          </table:table-cell>
          <table:table-cell office:value-type="float" office:value="12661.9674074074" calcext:value-type="float">
            <text:p>12661.9674074074</text:p>
          </table:table-cell>
          <table:table-cell office:value-type="float" office:value="17156.2098765432" calcext:value-type="float">
            <text:p>17156.2098765432</text:p>
          </table:table-cell>
          <table:table-cell office:value-type="float" office:value="16413.6859259259" calcext:value-type="float">
            <text:p>16413.6859259259</text:p>
          </table:table-cell>
          <table:table-cell office:value-type="float" office:value="20561.1056790123" calcext:value-type="float">
            <text:p>20561.1056790123</text:p>
          </table:table-cell>
          <table:table-cell office:value-type="float" office:value="18954.722962963" calcext:value-type="float">
            <text:p>18954.722962963</text:p>
          </table:table-cell>
          <table:table-cell office:value-type="float" office:value="21533.0577777778" calcext:value-type="float">
            <text:p>21533.0577777778</text:p>
          </table:table-cell>
          <table:table-cell office:value-type="float" office:value="20236.0064197531" calcext:value-type="float">
            <text:p>20236.0064197531</text:p>
          </table:table-cell>
          <table:table-cell office:value-type="float" office:value="23999.1950617284" calcext:value-type="float">
            <text:p>23999.1950617284</text:p>
          </table:table-cell>
          <table:table-cell office:value-type="float" office:value="23296.3950617284" calcext:value-type="float">
            <text:p>23296.3950617284</text:p>
          </table:table-cell>
          <table:table-cell office:value-type="float" office:value="23637.6459259259" calcext:value-type="float">
            <text:p>23637.6459259259</text:p>
          </table:table-cell>
          <table:table-cell office:value-type="float" office:value="22487.3614814815" calcext:value-type="float">
            <text:p>22487.3614814815</text:p>
          </table:table-cell>
          <table:table-cell table:number-columns-repeated="3"/>
          <table:table-cell table:style-name="ce2" table:number-columns-repeated="19"/>
          <table:table-cell table:style-name="ce3" table:number-columns-repeated="2"/>
          <table:table-cell table:number-columns-repeated="960"/>
        </table:table-row>
        <table:table-row table:style-name="ro1">
          <table:table-cell table:style-name="ce1" office:value-type="float" office:value="6756.37135802469" calcext:value-type="float">
            <text:p>6756.37135802469</text:p>
          </table:table-cell>
          <table:table-cell table:style-name="ce1" office:value-type="float" office:value="6396.79407407407" calcext:value-type="float">
            <text:p>6396.79407407407</text:p>
          </table:table-cell>
          <table:table-cell table:style-name="ce1" office:value-type="float" office:value="6392.01679012346" calcext:value-type="float">
            <text:p>6392.01679012346</text:p>
          </table:table-cell>
          <table:table-cell table:style-name="ce1" office:value-type="float" office:value="5887.32740740741" calcext:value-type="float">
            <text:p>5887.32740740741</text:p>
          </table:table-cell>
          <table:table-cell table:style-name="ce1" office:value-type="float" office:value="4367.73530864198" calcext:value-type="float">
            <text:p>4367.73530864198</text:p>
          </table:table-cell>
          <table:table-cell table:style-name="ce1" office:value-type="float" office:value="4024.43604938272" calcext:value-type="float">
            <text:p>4024.43604938272</text:p>
          </table:table-cell>
          <table:table-cell table:style-name="ce1" office:value-type="float" office:value="2114.26074074074" calcext:value-type="float">
            <text:p>2114.26074074074</text:p>
          </table:table-cell>
          <table:table-cell table:style-name="ce1" office:value-type="float" office:value="2229.4237037037" calcext:value-type="float">
            <text:p>2229.4237037037</text:p>
          </table:table-cell>
          <table:table-cell table:style-name="ce1" office:value-type="float" office:value="1221.1150617284" calcext:value-type="float">
            <text:p>1221.1150617284</text:p>
          </table:table-cell>
          <table:table-cell table:style-name="ce1" office:value-type="float" office:value="1144.61283950617" calcext:value-type="float">
            <text:p>1144.61283950617</text:p>
          </table:table-cell>
          <table:table-cell table:style-name="ce1" office:value-type="float" office:value="1026.29925925926" calcext:value-type="float">
            <text:p>1026.29925925926</text:p>
          </table:table-cell>
          <table:table-cell table:style-name="ce1" office:value-type="float" office:value="964.395555555556" calcext:value-type="float">
            <text:p>964.395555555556</text:p>
          </table:table-cell>
          <table:table-cell table:style-name="ce1" office:value-type="float" office:value="1026.19950617284" calcext:value-type="float">
            <text:p>1026.19950617284</text:p>
          </table:table-cell>
          <table:table-cell table:style-name="ce1" office:value-type="float" office:value="944.878518518519" calcext:value-type="float">
            <text:p>944.878518518519</text:p>
          </table:table-cell>
          <table:table-cell table:style-name="ce1" office:value-type="float" office:value="980.622716049383" calcext:value-type="float">
            <text:p>980.622716049383</text:p>
          </table:table-cell>
          <table:table-cell table:style-name="ce1" office:value-type="float" office:value="933.153580246914" calcext:value-type="float">
            <text:p>933.153580246914</text:p>
          </table:table-cell>
          <table:table-cell table:style-name="ce1" office:value-type="float" office:value="1021.21827160494" calcext:value-type="float">
            <text:p>1021.21827160494</text:p>
          </table:table-cell>
          <table:table-cell table:style-name="ce1" office:value-type="float" office:value="951.453827160494" calcext:value-type="float">
            <text:p>951.453827160494</text:p>
          </table:table-cell>
          <table:table-cell table:style-name="ce1" office:value-type="float" office:value="981.196049382716" calcext:value-type="float">
            <text:p>981.196049382716</text:p>
          </table:table-cell>
          <table:table-cell table:style-name="ce1" office:value-type="float" office:value="932.568395061728" calcext:value-type="float">
            <text:p>932.568395061728</text:p>
          </table:table-cell>
          <table:table-cell office:value-type="float" office:value="1805.69382716049" calcext:value-type="float">
            <text:p>1805.69382716049</text:p>
          </table:table-cell>
          <table:table-cell office:value-type="float" office:value="1747.94024691358" calcext:value-type="float">
            <text:p>1747.94024691358</text:p>
          </table:table-cell>
          <table:table-cell office:value-type="float" office:value="2942.72395061728" calcext:value-type="float">
            <text:p>2942.72395061728</text:p>
          </table:table-cell>
          <table:table-cell office:value-type="float" office:value="2851.68197530864" calcext:value-type="float">
            <text:p>2851.68197530864</text:p>
          </table:table-cell>
          <table:table-cell office:value-type="float" office:value="5310.28839506173" calcext:value-type="float">
            <text:p>5310.28839506173</text:p>
          </table:table-cell>
          <table:table-cell office:value-type="float" office:value="5280.48839506173" calcext:value-type="float">
            <text:p>5280.48839506173</text:p>
          </table:table-cell>
          <table:table-cell office:value-type="float" office:value="11553.6049382716" calcext:value-type="float">
            <text:p>11553.6049382716</text:p>
          </table:table-cell>
          <table:table-cell office:value-type="float" office:value="10214.1303703704" calcext:value-type="float">
            <text:p>10214.1303703704</text:p>
          </table:table-cell>
          <table:table-cell office:value-type="float" office:value="13884.7679012346" calcext:value-type="float">
            <text:p>13884.7679012346</text:p>
          </table:table-cell>
          <table:table-cell office:value-type="float" office:value="13012.612345679" calcext:value-type="float">
            <text:p>13012.612345679</text:p>
          </table:table-cell>
          <table:table-cell office:value-type="float" office:value="17463.3960493827" calcext:value-type="float">
            <text:p>17463.3960493827</text:p>
          </table:table-cell>
          <table:table-cell office:value-type="float" office:value="16678.2528395062" calcext:value-type="float">
            <text:p>16678.2528395062</text:p>
          </table:table-cell>
          <table:table-cell office:value-type="float" office:value="20799.5664197531" calcext:value-type="float">
            <text:p>20799.5664197531</text:p>
          </table:table-cell>
          <table:table-cell office:value-type="float" office:value="19176.2785185185" calcext:value-type="float">
            <text:p>19176.2785185185</text:p>
          </table:table-cell>
          <table:table-cell office:value-type="float" office:value="21728.5372839506" calcext:value-type="float">
            <text:p>21728.5372839506</text:p>
          </table:table-cell>
          <table:table-cell office:value-type="float" office:value="20434.2335802469" calcext:value-type="float">
            <text:p>20434.2335802469</text:p>
          </table:table-cell>
          <table:table-cell office:value-type="float" office:value="24212.8256790123" calcext:value-type="float">
            <text:p>24212.8256790123</text:p>
          </table:table-cell>
          <table:table-cell office:value-type="float" office:value="23520.5274074074" calcext:value-type="float">
            <text:p>23520.5274074074</text:p>
          </table:table-cell>
          <table:table-cell office:value-type="float" office:value="23873.830617284" calcext:value-type="float">
            <text:p>23873.830617284</text:p>
          </table:table-cell>
          <table:table-cell office:value-type="float" office:value="22697.3580246914" calcext:value-type="float">
            <text:p>22697.3580246914</text:p>
          </table:table-cell>
          <table:table-cell table:number-columns-repeated="3"/>
          <table:table-cell table:style-name="ce2" table:number-columns-repeated="19"/>
          <table:table-cell table:style-name="ce3" table:number-columns-repeated="2"/>
          <table:table-cell table:number-columns-repeated="960"/>
        </table:table-row>
        <table:table-row table:style-name="ro1">
          <table:table-cell table:style-name="ce1" office:value-type="float" office:value="6851.64987654321" calcext:value-type="float">
            <text:p>6851.64987654321</text:p>
          </table:table-cell>
          <table:table-cell table:style-name="ce1" office:value-type="float" office:value="6470.45827160494" calcext:value-type="float">
            <text:p>6470.45827160494</text:p>
          </table:table-cell>
          <table:table-cell table:style-name="ce1" office:value-type="float" office:value="6459.85530864198" calcext:value-type="float">
            <text:p>6459.85530864198</text:p>
          </table:table-cell>
          <table:table-cell table:style-name="ce1" office:value-type="float" office:value="5940.40543209877" calcext:value-type="float">
            <text:p>5940.40543209877</text:p>
          </table:table-cell>
          <table:table-cell table:style-name="ce1" office:value-type="float" office:value="4363.41481481482" calcext:value-type="float">
            <text:p>4363.41481481482</text:p>
          </table:table-cell>
          <table:table-cell table:style-name="ce1" office:value-type="float" office:value="4014.99654320988" calcext:value-type="float">
            <text:p>4014.99654320988</text:p>
          </table:table-cell>
          <table:table-cell table:style-name="ce1" office:value-type="float" office:value="2107.53777777778" calcext:value-type="float">
            <text:p>2107.53777777778</text:p>
          </table:table-cell>
          <table:table-cell table:style-name="ce1" office:value-type="float" office:value="2224.32691358025" calcext:value-type="float">
            <text:p>2224.32691358025</text:p>
          </table:table-cell>
          <table:table-cell table:style-name="ce1" office:value-type="float" office:value="1222.48740740741" calcext:value-type="float">
            <text:p>1222.48740740741</text:p>
          </table:table-cell>
          <table:table-cell table:style-name="ce1" office:value-type="float" office:value="1145.27061728395" calcext:value-type="float">
            <text:p>1145.27061728395</text:p>
          </table:table-cell>
          <table:table-cell table:style-name="ce1" office:value-type="float" office:value="1035.62320987654" calcext:value-type="float">
            <text:p>1035.62320987654</text:p>
          </table:table-cell>
          <table:table-cell table:style-name="ce1" office:value-type="float" office:value="971.272592592593" calcext:value-type="float">
            <text:p>971.272592592593</text:p>
          </table:table-cell>
          <table:table-cell table:style-name="ce1" office:value-type="float" office:value="1036.4350617284" calcext:value-type="float">
            <text:p>1036.4350617284</text:p>
          </table:table-cell>
          <table:table-cell table:style-name="ce1" office:value-type="float" office:value="952.641975308642" calcext:value-type="float">
            <text:p>952.641975308642</text:p>
          </table:table-cell>
          <table:table-cell table:style-name="ce1" office:value-type="float" office:value="990.608395061728" calcext:value-type="float">
            <text:p>990.608395061728</text:p>
          </table:table-cell>
          <table:table-cell table:style-name="ce1" office:value-type="float" office:value="942.948148148148" calcext:value-type="float">
            <text:p>942.948148148148</text:p>
          </table:table-cell>
          <table:table-cell table:style-name="ce1" office:value-type="float" office:value="1029.46172839506" calcext:value-type="float">
            <text:p>1029.46172839506</text:p>
          </table:table-cell>
          <table:table-cell table:style-name="ce1" office:value-type="float" office:value="960.885432098766" calcext:value-type="float">
            <text:p>960.885432098766</text:p>
          </table:table-cell>
          <table:table-cell table:style-name="ce1" office:value-type="float" office:value="987.921481481482" calcext:value-type="float">
            <text:p>987.921481481482</text:p>
          </table:table-cell>
          <table:table-cell table:style-name="ce1" office:value-type="float" office:value="937.854320987654" calcext:value-type="float">
            <text:p>937.854320987654</text:p>
          </table:table-cell>
          <table:table-cell office:value-type="float" office:value="1872.82617283951" calcext:value-type="float">
            <text:p>1872.82617283951</text:p>
          </table:table-cell>
          <table:table-cell office:value-type="float" office:value="1808.0775308642" calcext:value-type="float">
            <text:p>1808.0775308642</text:p>
          </table:table-cell>
          <table:table-cell office:value-type="float" office:value="3070.29580246914" calcext:value-type="float">
            <text:p>3070.29580246914</text:p>
          </table:table-cell>
          <table:table-cell office:value-type="float" office:value="2969.27456790123" calcext:value-type="float">
            <text:p>2969.27456790123</text:p>
          </table:table-cell>
          <table:table-cell office:value-type="float" office:value="5573.05827160494" calcext:value-type="float">
            <text:p>5573.05827160494</text:p>
          </table:table-cell>
          <table:table-cell office:value-type="float" office:value="5528.80592592593" calcext:value-type="float">
            <text:p>5528.80592592593</text:p>
          </table:table-cell>
          <table:table-cell office:value-type="float" office:value="11954.9145679012" calcext:value-type="float">
            <text:p>11954.9145679012</text:p>
          </table:table-cell>
          <table:table-cell office:value-type="float" office:value="10547.6661728395" calcext:value-type="float">
            <text:p>10547.6661728395</text:p>
          </table:table-cell>
          <table:table-cell office:value-type="float" office:value="14503.3041975309" calcext:value-type="float">
            <text:p>14503.3041975309</text:p>
          </table:table-cell>
          <table:table-cell office:value-type="float" office:value="13565.5837037037" calcext:value-type="float">
            <text:p>13565.5837037037</text:p>
          </table:table-cell>
          <table:table-cell office:value-type="float" office:value="18086.2054320988" calcext:value-type="float">
            <text:p>18086.2054320988</text:p>
          </table:table-cell>
          <table:table-cell office:value-type="float" office:value="17259.3995061728" calcext:value-type="float">
            <text:p>17259.3995061728</text:p>
          </table:table-cell>
          <table:table-cell office:value-type="float" office:value="21421.5303703704" calcext:value-type="float">
            <text:p>21421.5303703704</text:p>
          </table:table-cell>
          <table:table-cell office:value-type="float" office:value="19725.1550617284" calcext:value-type="float">
            <text:p>19725.1550617284</text:p>
          </table:table-cell>
          <table:table-cell office:value-type="float" office:value="22326.3397530864" calcext:value-type="float">
            <text:p>22326.3397530864</text:p>
          </table:table-cell>
          <table:table-cell office:value-type="float" office:value="20979.8582716049" calcext:value-type="float">
            <text:p>20979.8582716049</text:p>
          </table:table-cell>
          <table:table-cell office:value-type="float" office:value="24848.6656790123" calcext:value-type="float">
            <text:p>24848.6656790123</text:p>
          </table:table-cell>
          <table:table-cell office:value-type="float" office:value="24148.2004938272" calcext:value-type="float">
            <text:p>24148.2004938272</text:p>
          </table:table-cell>
          <table:table-cell office:value-type="float" office:value="24531.1540740741" calcext:value-type="float">
            <text:p>24531.1540740741</text:p>
          </table:table-cell>
          <table:table-cell office:value-type="float" office:value="23301.1624691358" calcext:value-type="float">
            <text:p>23301.1624691358</text:p>
          </table:table-cell>
          <table:table-cell table:number-columns-repeated="3"/>
          <table:table-cell table:style-name="ce2" table:number-columns-repeated="19"/>
          <table:table-cell table:style-name="ce3" table:number-columns-repeated="2"/>
          <table:table-cell table:number-columns-repeated="960"/>
        </table:table-row>
        <table:table-row table:style-name="ro1">
          <table:table-cell table:style-name="ce1" office:value-type="float" office:value="6915.31802469136" calcext:value-type="float">
            <text:p>6915.31802469136</text:p>
          </table:table-cell>
          <table:table-cell table:style-name="ce1" office:value-type="float" office:value="6524.05728395062" calcext:value-type="float">
            <text:p>6524.05728395062</text:p>
          </table:table-cell>
          <table:table-cell table:style-name="ce1" office:value-type="float" office:value="6509.26172839506" calcext:value-type="float">
            <text:p>6509.26172839506</text:p>
          </table:table-cell>
          <table:table-cell table:style-name="ce1" office:value-type="float" office:value="5968.07802469136" calcext:value-type="float">
            <text:p>5968.07802469136</text:p>
          </table:table-cell>
          <table:table-cell table:style-name="ce1" office:value-type="float" office:value="4337.53135802469" calcext:value-type="float">
            <text:p>4337.53135802469</text:p>
          </table:table-cell>
          <table:table-cell table:style-name="ce1" office:value-type="float" office:value="3985.4612345679" calcext:value-type="float">
            <text:p>3985.4612345679</text:p>
          </table:table-cell>
          <table:table-cell table:style-name="ce1" office:value-type="float" office:value="2092.45580246914" calcext:value-type="float">
            <text:p>2092.45580246914</text:p>
          </table:table-cell>
          <table:table-cell table:style-name="ce1" office:value-type="float" office:value="2201.93283950617" calcext:value-type="float">
            <text:p>2201.93283950617</text:p>
          </table:table-cell>
          <table:table-cell table:style-name="ce1" office:value-type="float" office:value="1226.92839506173" calcext:value-type="float">
            <text:p>1226.92839506173</text:p>
          </table:table-cell>
          <table:table-cell table:style-name="ce1" office:value-type="float" office:value="1147.05679012346" calcext:value-type="float">
            <text:p>1147.05679012346</text:p>
          </table:table-cell>
          <table:table-cell table:style-name="ce1" office:value-type="float" office:value="1042.37037037037" calcext:value-type="float">
            <text:p>1042.37037037037</text:p>
          </table:table-cell>
          <table:table-cell table:style-name="ce1" office:value-type="float" office:value="977.837530864198" calcext:value-type="float">
            <text:p>977.837530864198</text:p>
          </table:table-cell>
          <table:table-cell table:style-name="ce1" office:value-type="float" office:value="1044.43604938272" calcext:value-type="float">
            <text:p>1044.43604938272</text:p>
          </table:table-cell>
          <table:table-cell table:style-name="ce1" office:value-type="float" office:value="961.926419753086" calcext:value-type="float">
            <text:p>961.926419753086</text:p>
          </table:table-cell>
          <table:table-cell table:style-name="ce1" office:value-type="float" office:value="997.604444444444" calcext:value-type="float">
            <text:p>997.604444444444</text:p>
          </table:table-cell>
          <table:table-cell table:style-name="ce1" office:value-type="float" office:value="947.155555555556" calcext:value-type="float">
            <text:p>947.155555555556</text:p>
          </table:table-cell>
          <table:table-cell table:style-name="ce1" office:value-type="float" office:value="1036.71209876543" calcext:value-type="float">
            <text:p>1036.71209876543</text:p>
          </table:table-cell>
          <table:table-cell table:style-name="ce1" office:value-type="float" office:value="967.379259259259" calcext:value-type="float">
            <text:p>967.379259259259</text:p>
          </table:table-cell>
          <table:table-cell table:style-name="ce1" office:value-type="float" office:value="993.401481481482" calcext:value-type="float">
            <text:p>993.401481481482</text:p>
          </table:table-cell>
          <table:table-cell table:style-name="ce1" office:value-type="float" office:value="945.71012345679" calcext:value-type="float">
            <text:p>945.71012345679</text:p>
          </table:table-cell>
          <table:table-cell office:value-type="float" office:value="1993.67259259259" calcext:value-type="float">
            <text:p>1993.67259259259</text:p>
          </table:table-cell>
          <table:table-cell office:value-type="float" office:value="1923.29382716049" calcext:value-type="float">
            <text:p>1923.29382716049</text:p>
          </table:table-cell>
          <table:table-cell office:value-type="float" office:value="3296.71407407407" calcext:value-type="float">
            <text:p>3296.71407407407</text:p>
          </table:table-cell>
          <table:table-cell office:value-type="float" office:value="3178.66864197531" calcext:value-type="float">
            <text:p>3178.66864197531</text:p>
          </table:table-cell>
          <table:table-cell office:value-type="float" office:value="5985.87456790123" calcext:value-type="float">
            <text:p>5985.87456790123</text:p>
          </table:table-cell>
          <table:table-cell office:value-type="float" office:value="5938.38222222222" calcext:value-type="float">
            <text:p>5938.38222222222</text:p>
          </table:table-cell>
          <table:table-cell office:value-type="float" office:value="12668.4256790123" calcext:value-type="float">
            <text:p>12668.4256790123</text:p>
          </table:table-cell>
          <table:table-cell office:value-type="float" office:value="11142.4962962963" calcext:value-type="float">
            <text:p>11142.4962962963</text:p>
          </table:table-cell>
          <table:table-cell office:value-type="float" office:value="15126.0962962963" calcext:value-type="float">
            <text:p>15126.0962962963</text:p>
          </table:table-cell>
          <table:table-cell office:value-type="float" office:value="14140.8404938272" calcext:value-type="float">
            <text:p>14140.8404938272</text:p>
          </table:table-cell>
          <table:table-cell office:value-type="float" office:value="18719.984691358" calcext:value-type="float">
            <text:p>18719.984691358</text:p>
          </table:table-cell>
          <table:table-cell office:value-type="float" office:value="17837.732345679" calcext:value-type="float">
            <text:p>17837.732345679</text:p>
          </table:table-cell>
          <table:table-cell office:value-type="float" office:value="22045.722962963" calcext:value-type="float">
            <text:p>22045.722962963</text:p>
          </table:table-cell>
          <table:table-cell office:value-type="float" office:value="20303.6286419753" calcext:value-type="float">
            <text:p>20303.6286419753</text:p>
          </table:table-cell>
          <table:table-cell office:value-type="float" office:value="22937.7264197531" calcext:value-type="float">
            <text:p>22937.7264197531</text:p>
          </table:table-cell>
          <table:table-cell office:value-type="float" office:value="21558.655308642" calcext:value-type="float">
            <text:p>21558.655308642</text:p>
          </table:table-cell>
          <table:table-cell office:value-type="float" office:value="25511.8227160494" calcext:value-type="float">
            <text:p>25511.8227160494</text:p>
          </table:table-cell>
          <table:table-cell office:value-type="float" office:value="24820.3249382716" calcext:value-type="float">
            <text:p>24820.3249382716</text:p>
          </table:table-cell>
          <table:table-cell office:value-type="float" office:value="25211.6780246914" calcext:value-type="float">
            <text:p>25211.6780246914</text:p>
          </table:table-cell>
          <table:table-cell office:value-type="float" office:value="23940.0162962963" calcext:value-type="float">
            <text:p>23940.0162962963</text:p>
          </table:table-cell>
          <table:table-cell table:number-columns-repeated="3"/>
          <table:table-cell table:style-name="ce2" table:number-columns-repeated="19"/>
          <table:table-cell table:style-name="ce3" table:number-columns-repeated="2"/>
          <table:table-cell table:number-columns-repeated="960"/>
        </table:table-row>
        <table:table-row table:style-name="ro1">
          <table:table-cell table:style-name="ce1" office:value-type="float" office:value="6987.50666666667" calcext:value-type="float">
            <text:p>6987.50666666667</text:p>
          </table:table-cell>
          <table:table-cell table:style-name="ce1" office:value-type="float" office:value="6581.75555555556" calcext:value-type="float">
            <text:p>6581.75555555556</text:p>
          </table:table-cell>
          <table:table-cell table:style-name="ce1" office:value-type="float" office:value="6563.11851851852" calcext:value-type="float">
            <text:p>6563.11851851852</text:p>
          </table:table-cell>
          <table:table-cell table:style-name="ce1" office:value-type="float" office:value="5994.59703703704" calcext:value-type="float">
            <text:p>5994.59703703704</text:p>
          </table:table-cell>
          <table:table-cell table:style-name="ce1" office:value-type="float" office:value="4315.97827160494" calcext:value-type="float">
            <text:p>4315.97827160494</text:p>
          </table:table-cell>
          <table:table-cell table:style-name="ce1" office:value-type="float" office:value="3955.12395061728" calcext:value-type="float">
            <text:p>3955.12395061728</text:p>
          </table:table-cell>
          <table:table-cell table:style-name="ce1" office:value-type="float" office:value="2082.21925925926" calcext:value-type="float">
            <text:p>2082.21925925926</text:p>
          </table:table-cell>
          <table:table-cell table:style-name="ce1" office:value-type="float" office:value="2184.49679012346" calcext:value-type="float">
            <text:p>2184.49679012346</text:p>
          </table:table-cell>
          <table:table-cell table:style-name="ce1" office:value-type="float" office:value="1227.81037037037" calcext:value-type="float">
            <text:p>1227.81037037037</text:p>
          </table:table-cell>
          <table:table-cell table:style-name="ce1" office:value-type="float" office:value="1148.81382716049" calcext:value-type="float">
            <text:p>1148.81382716049</text:p>
          </table:table-cell>
          <table:table-cell table:style-name="ce1" office:value-type="float" office:value="1051.34962962963" calcext:value-type="float">
            <text:p>1051.34962962963</text:p>
          </table:table-cell>
          <table:table-cell table:style-name="ce1" office:value-type="float" office:value="984.29975308642" calcext:value-type="float">
            <text:p>984.29975308642</text:p>
          </table:table-cell>
          <table:table-cell table:style-name="ce1" office:value-type="float" office:value="1052.07061728395" calcext:value-type="float">
            <text:p>1052.07061728395</text:p>
          </table:table-cell>
          <table:table-cell table:style-name="ce1" office:value-type="float" office:value="966.596543209877" calcext:value-type="float">
            <text:p>966.596543209877</text:p>
          </table:table-cell>
          <table:table-cell table:style-name="ce1" office:value-type="float" office:value="1004.72839506173" calcext:value-type="float">
            <text:p>1004.72839506173</text:p>
          </table:table-cell>
          <table:table-cell table:style-name="ce1" office:value-type="float" office:value="954.148641975309" calcext:value-type="float">
            <text:p>954.148641975309</text:p>
          </table:table-cell>
          <table:table-cell table:style-name="ce1" office:value-type="float" office:value="1041.52345679012" calcext:value-type="float">
            <text:p>1041.52345679012</text:p>
          </table:table-cell>
          <table:table-cell table:style-name="ce1" office:value-type="float" office:value="974.016790123457" calcext:value-type="float">
            <text:p>974.016790123457</text:p>
          </table:table-cell>
          <table:table-cell table:style-name="ce1" office:value-type="float" office:value="1002.07259259259" calcext:value-type="float">
            <text:p>1002.07259259259</text:p>
          </table:table-cell>
          <table:table-cell table:style-name="ce1" office:value-type="float" office:value="951.253827160494" calcext:value-type="float">
            <text:p>951.253827160494</text:p>
          </table:table-cell>
          <table:table-cell office:value-type="float" office:value="2129.15111111111" calcext:value-type="float">
            <text:p>2129.15111111111</text:p>
          </table:table-cell>
          <table:table-cell office:value-type="float" office:value="2045.63358024691" calcext:value-type="float">
            <text:p>2045.63358024691</text:p>
          </table:table-cell>
          <table:table-cell office:value-type="float" office:value="3544.59802469136" calcext:value-type="float">
            <text:p>3544.59802469136</text:p>
          </table:table-cell>
          <table:table-cell office:value-type="float" office:value="3405.53777777778" calcext:value-type="float">
            <text:p>3405.53777777778</text:p>
          </table:table-cell>
          <table:table-cell office:value-type="float" office:value="6443.31703703704" calcext:value-type="float">
            <text:p>6443.31703703704</text:p>
          </table:table-cell>
          <table:table-cell office:value-type="float" office:value="6359.27061728395" calcext:value-type="float">
            <text:p>6359.27061728395</text:p>
          </table:table-cell>
          <table:table-cell office:value-type="float" office:value="13390.7417283951" calcext:value-type="float">
            <text:p>13390.7417283951</text:p>
          </table:table-cell>
          <table:table-cell office:value-type="float" office:value="11747.2069135802" calcext:value-type="float">
            <text:p>11747.2069135802</text:p>
          </table:table-cell>
          <table:table-cell office:value-type="float" office:value="15630.1125925926" calcext:value-type="float">
            <text:p>15630.1125925926</text:p>
          </table:table-cell>
          <table:table-cell office:value-type="float" office:value="14598.070617284" calcext:value-type="float">
            <text:p>14598.070617284</text:p>
          </table:table-cell>
          <table:table-cell office:value-type="float" office:value="19182.6237037037" calcext:value-type="float">
            <text:p>19182.6237037037</text:p>
          </table:table-cell>
          <table:table-cell office:value-type="float" office:value="18251.0182716049" calcext:value-type="float">
            <text:p>18251.0182716049</text:p>
          </table:table-cell>
          <table:table-cell office:value-type="float" office:value="22498.910617284" calcext:value-type="float">
            <text:p>22498.910617284</text:p>
          </table:table-cell>
          <table:table-cell office:value-type="float" office:value="20711.5313580247" calcext:value-type="float">
            <text:p>20711.5313580247</text:p>
          </table:table-cell>
          <table:table-cell office:value-type="float" office:value="23360.4093827161" calcext:value-type="float">
            <text:p>23360.4093827161</text:p>
          </table:table-cell>
          <table:table-cell office:value-type="float" office:value="21931.2350617284" calcext:value-type="float">
            <text:p>21931.2350617284</text:p>
          </table:table-cell>
          <table:table-cell office:value-type="float" office:value="25959.990617284" calcext:value-type="float">
            <text:p>25959.990617284</text:p>
          </table:table-cell>
          <table:table-cell office:value-type="float" office:value="25260.615308642" calcext:value-type="float">
            <text:p>25260.615308642</text:p>
          </table:table-cell>
          <table:table-cell office:value-type="float" office:value="25670.5501234568" calcext:value-type="float">
            <text:p>25670.5501234568</text:p>
          </table:table-cell>
          <table:table-cell office:value-type="float" office:value="24374.4069135802" calcext:value-type="float">
            <text:p>24374.4069135802</text:p>
          </table:table-cell>
          <table:table-cell table:number-columns-repeated="3"/>
          <table:table-cell table:style-name="ce2" table:number-columns-repeated="19"/>
          <table:table-cell table:style-name="ce3" table:number-columns-repeated="2"/>
          <table:table-cell table:number-columns-repeated="960"/>
        </table:table-row>
        <table:table-row table:style-name="ro1">
          <table:table-cell table:style-name="ce1" office:value-type="float" office:value="7043.47901234568" calcext:value-type="float">
            <text:p>7043.47901234568</text:p>
          </table:table-cell>
          <table:table-cell table:style-name="ce1" office:value-type="float" office:value="6623.39654320988" calcext:value-type="float">
            <text:p>6623.39654320988</text:p>
          </table:table-cell>
          <table:table-cell table:style-name="ce1" office:value-type="float" office:value="6600.2424691358" calcext:value-type="float">
            <text:p>6600.2424691358</text:p>
          </table:table-cell>
          <table:table-cell table:style-name="ce1" office:value-type="float" office:value="6018.26419753086" calcext:value-type="float">
            <text:p>6018.26419753086</text:p>
          </table:table-cell>
          <table:table-cell table:style-name="ce1" office:value-type="float" office:value="4285.31901234568" calcext:value-type="float">
            <text:p>4285.31901234568</text:p>
          </table:table-cell>
          <table:table-cell table:style-name="ce1" office:value-type="float" office:value="3917.88691358025" calcext:value-type="float">
            <text:p>3917.88691358025</text:p>
          </table:table-cell>
          <table:table-cell table:style-name="ce1" office:value-type="float" office:value="2068.5950617284" calcext:value-type="float">
            <text:p>2068.5950617284</text:p>
          </table:table-cell>
          <table:table-cell table:style-name="ce1" office:value-type="float" office:value="2166.94864197531" calcext:value-type="float">
            <text:p>2166.94864197531</text:p>
          </table:table-cell>
          <table:table-cell table:style-name="ce1" office:value-type="float" office:value="1232.62518518519" calcext:value-type="float">
            <text:p>1232.62518518519</text:p>
          </table:table-cell>
          <table:table-cell table:style-name="ce1" office:value-type="float" office:value="1156.77037037037" calcext:value-type="float">
            <text:p>1156.77037037037</text:p>
          </table:table-cell>
          <table:table-cell table:style-name="ce1" office:value-type="float" office:value="1059.14814814815" calcext:value-type="float">
            <text:p>1059.14814814815</text:p>
          </table:table-cell>
          <table:table-cell table:style-name="ce1" office:value-type="float" office:value="992.10962962963" calcext:value-type="float">
            <text:p>992.10962962963</text:p>
          </table:table-cell>
          <table:table-cell table:style-name="ce1" office:value-type="float" office:value="1064.31111111111" calcext:value-type="float">
            <text:p>1064.31111111111</text:p>
          </table:table-cell>
          <table:table-cell table:style-name="ce1" office:value-type="float" office:value="978.299259259259" calcext:value-type="float">
            <text:p>978.299259259259</text:p>
          </table:table-cell>
          <table:table-cell table:style-name="ce1" office:value-type="float" office:value="1013.76098765432" calcext:value-type="float">
            <text:p>1013.76098765432</text:p>
          </table:table-cell>
          <table:table-cell table:style-name="ce1" office:value-type="float" office:value="964.072592592593" calcext:value-type="float">
            <text:p>964.072592592593</text:p>
          </table:table-cell>
          <table:table-cell table:style-name="ce1" office:value-type="float" office:value="1052.07703703704" calcext:value-type="float">
            <text:p>1052.07703703704</text:p>
          </table:table-cell>
          <table:table-cell table:style-name="ce1" office:value-type="float" office:value="981.127901234568" calcext:value-type="float">
            <text:p>981.127901234568</text:p>
          </table:table-cell>
          <table:table-cell table:style-name="ce1" office:value-type="float" office:value="1010.5412345679" calcext:value-type="float">
            <text:p>1010.5412345679</text:p>
          </table:table-cell>
          <table:table-cell table:style-name="ce1" office:value-type="float" office:value="957.827160493827" calcext:value-type="float">
            <text:p>957.827160493827</text:p>
          </table:table-cell>
          <table:table-cell office:value-type="float" office:value="2251.60148148148" calcext:value-type="float">
            <text:p>2251.60148148148</text:p>
          </table:table-cell>
          <table:table-cell office:value-type="float" office:value="2159.77086419753" calcext:value-type="float">
            <text:p>2159.77086419753</text:p>
          </table:table-cell>
          <table:table-cell office:value-type="float" office:value="3778.49975308642" calcext:value-type="float">
            <text:p>3778.49975308642</text:p>
          </table:table-cell>
          <table:table-cell office:value-type="float" office:value="3621.04493827161" calcext:value-type="float">
            <text:p>3621.04493827161</text:p>
          </table:table-cell>
          <table:table-cell office:value-type="float" office:value="6851.80197530864" calcext:value-type="float">
            <text:p>6851.80197530864</text:p>
          </table:table-cell>
          <table:table-cell office:value-type="float" office:value="6741.44098765432" calcext:value-type="float">
            <text:p>6741.44098765432</text:p>
          </table:table-cell>
          <table:table-cell office:value-type="float" office:value="13973.9728395062" calcext:value-type="float">
            <text:p>13973.9728395062</text:p>
          </table:table-cell>
          <table:table-cell office:value-type="float" office:value="12236.7654320988" calcext:value-type="float">
            <text:p>12236.7654320988</text:p>
          </table:table-cell>
          <table:table-cell office:value-type="float" office:value="16090.8745679012" calcext:value-type="float">
            <text:p>16090.8745679012</text:p>
          </table:table-cell>
          <table:table-cell office:value-type="float" office:value="15029.4054320988" calcext:value-type="float">
            <text:p>15029.4054320988</text:p>
          </table:table-cell>
          <table:table-cell office:value-type="float" office:value="19641.5565432099" calcext:value-type="float">
            <text:p>19641.5565432099</text:p>
          </table:table-cell>
          <table:table-cell office:value-type="float" office:value="18680.3634567901" calcext:value-type="float">
            <text:p>18680.3634567901</text:p>
          </table:table-cell>
          <table:table-cell office:value-type="float" office:value="22937.6869135802" calcext:value-type="float">
            <text:p>22937.6869135802</text:p>
          </table:table-cell>
          <table:table-cell office:value-type="float" office:value="21111.8083950617" calcext:value-type="float">
            <text:p>21111.8083950617</text:p>
          </table:table-cell>
          <table:table-cell office:value-type="float" office:value="23776.7279012346" calcext:value-type="float">
            <text:p>23776.7279012346</text:p>
          </table:table-cell>
          <table:table-cell office:value-type="float" office:value="22311.9679012346" calcext:value-type="float">
            <text:p>22311.9679012346</text:p>
          </table:table-cell>
          <table:table-cell office:value-type="float" office:value="26393.0079012346" calcext:value-type="float">
            <text:p>26393.0079012346</text:p>
          </table:table-cell>
          <table:table-cell office:value-type="float" office:value="25700.0562962963" calcext:value-type="float">
            <text:p>25700.0562962963</text:p>
          </table:table-cell>
          <table:table-cell office:value-type="float" office:value="26124.5343209877" calcext:value-type="float">
            <text:p>26124.5343209877</text:p>
          </table:table-cell>
          <table:table-cell office:value-type="float" office:value="24792.2172839506" calcext:value-type="float">
            <text:p>24792.2172839506</text:p>
          </table:table-cell>
          <table:table-cell table:number-columns-repeated="3"/>
          <table:table-cell table:style-name="ce2" table:number-columns-repeated="19"/>
          <table:table-cell table:style-name="ce3" table:number-columns-repeated="2"/>
          <table:table-cell table:number-columns-repeated="960"/>
        </table:table-row>
        <table:table-row table:style-name="ro1">
          <table:table-cell table:style-name="ce1" office:value-type="float" office:value="7144.83160493827" calcext:value-type="float">
            <text:p>7144.83160493827</text:p>
          </table:table-cell>
          <table:table-cell table:style-name="ce1" office:value-type="float" office:value="6710.84493827161" calcext:value-type="float">
            <text:p>6710.84493827161</text:p>
          </table:table-cell>
          <table:table-cell table:style-name="ce1" office:value-type="float" office:value="6666.61679012346" calcext:value-type="float">
            <text:p>6666.61679012346</text:p>
          </table:table-cell>
          <table:table-cell table:style-name="ce1" office:value-type="float" office:value="6070.60148148148" calcext:value-type="float">
            <text:p>6070.60148148148</text:p>
          </table:table-cell>
          <table:table-cell table:style-name="ce1" office:value-type="float" office:value="4279.55259259259" calcext:value-type="float">
            <text:p>4279.55259259259</text:p>
          </table:table-cell>
          <table:table-cell table:style-name="ce1" office:value-type="float" office:value="3906.78320987654" calcext:value-type="float">
            <text:p>3906.78320987654</text:p>
          </table:table-cell>
          <table:table-cell table:style-name="ce1" office:value-type="float" office:value="2066.94913580247" calcext:value-type="float">
            <text:p>2066.94913580247</text:p>
          </table:table-cell>
          <table:table-cell table:style-name="ce1" office:value-type="float" office:value="2160.05234567901" calcext:value-type="float">
            <text:p>2160.05234567901</text:p>
          </table:table-cell>
          <table:table-cell table:style-name="ce1" office:value-type="float" office:value="1235.05728395062" calcext:value-type="float">
            <text:p>1235.05728395062</text:p>
          </table:table-cell>
          <table:table-cell table:style-name="ce1" office:value-type="float" office:value="1156.61728395062" calcext:value-type="float">
            <text:p>1156.61728395062</text:p>
          </table:table-cell>
          <table:table-cell table:style-name="ce1" office:value-type="float" office:value="1066.33728395062" calcext:value-type="float">
            <text:p>1066.33728395062</text:p>
          </table:table-cell>
          <table:table-cell table:style-name="ce1" office:value-type="float" office:value="998.507160493827" calcext:value-type="float">
            <text:p>998.507160493827</text:p>
          </table:table-cell>
          <table:table-cell table:style-name="ce1" office:value-type="float" office:value="1071.21283950617" calcext:value-type="float">
            <text:p>1071.21283950617</text:p>
          </table:table-cell>
          <table:table-cell table:style-name="ce1" office:value-type="float" office:value="984.813827160494" calcext:value-type="float">
            <text:p>984.813827160494</text:p>
          </table:table-cell>
          <table:table-cell table:style-name="ce1" office:value-type="float" office:value="1020.30518518519" calcext:value-type="float">
            <text:p>1020.30518518519</text:p>
          </table:table-cell>
          <table:table-cell table:style-name="ce1" office:value-type="float" office:value="968.614320987654" calcext:value-type="float">
            <text:p>968.614320987654</text:p>
          </table:table-cell>
          <table:table-cell table:style-name="ce1" office:value-type="float" office:value="1057.96740740741" calcext:value-type="float">
            <text:p>1057.96740740741</text:p>
          </table:table-cell>
          <table:table-cell table:style-name="ce1" office:value-type="float" office:value="989.01037037037" calcext:value-type="float">
            <text:p>989.01037037037</text:p>
          </table:table-cell>
          <table:table-cell table:style-name="ce1" office:value-type="float" office:value="1015.41530864198" calcext:value-type="float">
            <text:p>1015.41530864198</text:p>
          </table:table-cell>
          <table:table-cell table:style-name="ce1" office:value-type="float" office:value="962.015308641975" calcext:value-type="float">
            <text:p>962.015308641975</text:p>
          </table:table-cell>
          <table:table-cell office:value-type="float" office:value="2369.30567901235" calcext:value-type="float">
            <text:p>2369.30567901235</text:p>
          </table:table-cell>
          <table:table-cell office:value-type="float" office:value="2267.5175308642" calcext:value-type="float">
            <text:p>2267.5175308642</text:p>
          </table:table-cell>
          <table:table-cell office:value-type="float" office:value="4005.46567901235" calcext:value-type="float">
            <text:p>4005.46567901235</text:p>
          </table:table-cell>
          <table:table-cell office:value-type="float" office:value="3827.64395061728" calcext:value-type="float">
            <text:p>3827.64395061728</text:p>
          </table:table-cell>
          <table:table-cell office:value-type="float" office:value="7224.10074074074" calcext:value-type="float">
            <text:p>7224.10074074074</text:p>
          </table:table-cell>
          <table:table-cell office:value-type="float" office:value="7086.67802469136" calcext:value-type="float">
            <text:p>7086.67802469136</text:p>
          </table:table-cell>
          <table:table-cell office:value-type="float" office:value="14446.1797530864" calcext:value-type="float">
            <text:p>14446.1797530864</text:p>
          </table:table-cell>
          <table:table-cell office:value-type="float" office:value="12640.249382716" calcext:value-type="float">
            <text:p>12640.249382716</text:p>
          </table:table-cell>
          <table:table-cell office:value-type="float" office:value="16223.4419753086" calcext:value-type="float">
            <text:p>16223.4419753086</text:p>
          </table:table-cell>
          <table:table-cell office:value-type="float" office:value="15144.2311111111" calcext:value-type="float">
            <text:p>15144.2311111111</text:p>
          </table:table-cell>
          <table:table-cell office:value-type="float" office:value="19698.6390123457" calcext:value-type="float">
            <text:p>19698.6390123457</text:p>
          </table:table-cell>
          <table:table-cell office:value-type="float" office:value="18705.6232098765" calcext:value-type="float">
            <text:p>18705.6232098765</text:p>
          </table:table-cell>
          <table:table-cell office:value-type="float" office:value="22888.9901234568" calcext:value-type="float">
            <text:p>22888.9901234568</text:p>
          </table:table-cell>
          <table:table-cell office:value-type="float" office:value="21071.3427160494" calcext:value-type="float">
            <text:p>21071.3427160494</text:p>
          </table:table-cell>
          <table:table-cell office:value-type="float" office:value="23682.7733333333" calcext:value-type="float">
            <text:p>23682.7733333333</text:p>
          </table:table-cell>
          <table:table-cell office:value-type="float" office:value="22235.1975308642" calcext:value-type="float">
            <text:p>22235.1975308642</text:p>
          </table:table-cell>
          <table:table-cell office:value-type="float" office:value="26273.0182716049" calcext:value-type="float">
            <text:p>26273.0182716049</text:p>
          </table:table-cell>
          <table:table-cell office:value-type="float" office:value="25597.4790123457" calcext:value-type="float">
            <text:p>25597.4790123457</text:p>
          </table:table-cell>
          <table:table-cell office:value-type="float" office:value="26012.4330864198" calcext:value-type="float">
            <text:p>26012.4330864198</text:p>
          </table:table-cell>
          <table:table-cell office:value-type="float" office:value="24700.3249382716" calcext:value-type="float">
            <text:p>24700.3249382716</text:p>
          </table:table-cell>
          <table:table-cell table:number-columns-repeated="3"/>
          <table:table-cell table:style-name="ce2" table:number-columns-repeated="19"/>
          <table:table-cell table:style-name="ce3" table:number-columns-repeated="2"/>
          <table:table-cell table:number-columns-repeated="960"/>
        </table:table-row>
        <table:table-row table:style-name="ro1">
          <table:table-cell table:style-name="ce1" office:value-type="float" office:value="7229.72296296296" calcext:value-type="float">
            <text:p>7229.72296296296</text:p>
          </table:table-cell>
          <table:table-cell table:style-name="ce1" office:value-type="float" office:value="6777.35259259259" calcext:value-type="float">
            <text:p>6777.35259259259</text:p>
          </table:table-cell>
          <table:table-cell table:style-name="ce1" office:value-type="float" office:value="6711.14567901235" calcext:value-type="float">
            <text:p>6711.14567901235</text:p>
          </table:table-cell>
          <table:table-cell table:style-name="ce1" office:value-type="float" office:value="6100.52049382716" calcext:value-type="float">
            <text:p>6100.52049382716</text:p>
          </table:table-cell>
          <table:table-cell table:style-name="ce1" office:value-type="float" office:value="4260.41777777778" calcext:value-type="float">
            <text:p>4260.41777777778</text:p>
          </table:table-cell>
          <table:table-cell table:style-name="ce1" office:value-type="float" office:value="3887.63604938272" calcext:value-type="float">
            <text:p>3887.63604938272</text:p>
          </table:table-cell>
          <table:table-cell table:style-name="ce1" office:value-type="float" office:value="2060.60345679012" calcext:value-type="float">
            <text:p>2060.60345679012</text:p>
          </table:table-cell>
          <table:table-cell table:style-name="ce1" office:value-type="float" office:value="2149.42617283951" calcext:value-type="float">
            <text:p>2149.42617283951</text:p>
          </table:table-cell>
          <table:table-cell table:style-name="ce1" office:value-type="float" office:value="1240.02320987654" calcext:value-type="float">
            <text:p>1240.02320987654</text:p>
          </table:table-cell>
          <table:table-cell table:style-name="ce1" office:value-type="float" office:value="1161.47654320988" calcext:value-type="float">
            <text:p>1161.47654320988</text:p>
          </table:table-cell>
          <table:table-cell table:style-name="ce1" office:value-type="float" office:value="1077.27950617284" calcext:value-type="float">
            <text:p>1077.27950617284</text:p>
          </table:table-cell>
          <table:table-cell table:style-name="ce1" office:value-type="float" office:value="1007.13086419753" calcext:value-type="float">
            <text:p>1007.13086419753</text:p>
          </table:table-cell>
          <table:table-cell table:style-name="ce1" office:value-type="float" office:value="1078.97827160494" calcext:value-type="float">
            <text:p>1078.97827160494</text:p>
          </table:table-cell>
          <table:table-cell table:style-name="ce1" office:value-type="float" office:value="992.930864197531" calcext:value-type="float">
            <text:p>992.930864197531</text:p>
          </table:table-cell>
          <table:table-cell table:style-name="ce1" office:value-type="float" office:value="1027.0024691358" calcext:value-type="float">
            <text:p>1027.0024691358</text:p>
          </table:table-cell>
          <table:table-cell table:style-name="ce1" office:value-type="float" office:value="976.630617283951" calcext:value-type="float">
            <text:p>976.630617283951</text:p>
          </table:table-cell>
          <table:table-cell table:style-name="ce1" office:value-type="float" office:value="1063.81777777778" calcext:value-type="float">
            <text:p>1063.81777777778</text:p>
          </table:table-cell>
          <table:table-cell table:style-name="ce1" office:value-type="float" office:value="997.640987654321" calcext:value-type="float">
            <text:p>997.640987654321</text:p>
          </table:table-cell>
          <table:table-cell table:style-name="ce1" office:value-type="float" office:value="1023.82617283951" calcext:value-type="float">
            <text:p>1023.82617283951</text:p>
          </table:table-cell>
          <table:table-cell table:style-name="ce1" office:value-type="float" office:value="967.920493827161" calcext:value-type="float">
            <text:p>967.920493827161</text:p>
          </table:table-cell>
          <table:table-cell office:value-type="float" office:value="2539.60543209877" calcext:value-type="float">
            <text:p>2539.60543209877</text:p>
          </table:table-cell>
          <table:table-cell office:value-type="float" office:value="2422.28493827161" calcext:value-type="float">
            <text:p>2422.28493827161</text:p>
          </table:table-cell>
          <table:table-cell office:value-type="float" office:value="4332.92691358025" calcext:value-type="float">
            <text:p>4332.92691358025</text:p>
          </table:table-cell>
          <table:table-cell office:value-type="float" office:value="4125.86074074074" calcext:value-type="float">
            <text:p>4125.86074074074</text:p>
          </table:table-cell>
          <table:table-cell office:value-type="float" office:value="7754.80049382716" calcext:value-type="float">
            <text:p>7754.80049382716</text:p>
          </table:table-cell>
          <table:table-cell office:value-type="float" office:value="7586.25679012346" calcext:value-type="float">
            <text:p>7586.25679012346</text:p>
          </table:table-cell>
          <table:table-cell office:value-type="float" office:value="15187.6883950617" calcext:value-type="float">
            <text:p>15187.6883950617</text:p>
          </table:table-cell>
          <table:table-cell office:value-type="float" office:value="13264.2019753086" calcext:value-type="float">
            <text:p>13264.2019753086</text:p>
          </table:table-cell>
          <table:table-cell office:value-type="float" office:value="17024.9441975309" calcext:value-type="float">
            <text:p>17024.9441975309</text:p>
          </table:table-cell>
          <table:table-cell office:value-type="float" office:value="15860.1511111111" calcext:value-type="float">
            <text:p>15860.1511111111</text:p>
          </table:table-cell>
          <table:table-cell office:value-type="float" office:value="20535.2839506173" calcext:value-type="float">
            <text:p>20535.2839506173</text:p>
          </table:table-cell>
          <table:table-cell office:value-type="float" office:value="19475.8622222222" calcext:value-type="float">
            <text:p>19475.8622222222</text:p>
          </table:table-cell>
          <table:table-cell office:value-type="float" office:value="23764.1130864198" calcext:value-type="float">
            <text:p>23764.1130864198</text:p>
          </table:table-cell>
          <table:table-cell office:value-type="float" office:value="21854.2118518519" calcext:value-type="float">
            <text:p>21854.2118518519</text:p>
          </table:table-cell>
          <table:table-cell office:value-type="float" office:value="24551.8765432099" calcext:value-type="float">
            <text:p>24551.8765432099</text:p>
          </table:table-cell>
          <table:table-cell office:value-type="float" office:value="23041.0424691358" calcext:value-type="float">
            <text:p>23041.0424691358</text:p>
          </table:table-cell>
          <table:table-cell office:value-type="float" office:value="27229.9461728395" calcext:value-type="float">
            <text:p>27229.9461728395</text:p>
          </table:table-cell>
          <table:table-cell office:value-type="float" office:value="26528.9496296296" calcext:value-type="float">
            <text:p>26528.9496296296</text:p>
          </table:table-cell>
          <table:table-cell office:value-type="float" office:value="26992.0212345679" calcext:value-type="float">
            <text:p>26992.0212345679</text:p>
          </table:table-cell>
          <table:table-cell office:value-type="float" office:value="25588.5471604938" calcext:value-type="float">
            <text:p>25588.5471604938</text:p>
          </table:table-cell>
          <table:table-cell table:number-columns-repeated="3"/>
          <table:table-cell table:style-name="ce2" table:number-columns-repeated="19"/>
          <table:table-cell table:style-name="ce3" table:number-columns-repeated="2"/>
          <table:table-cell table:number-columns-repeated="960"/>
        </table:table-row>
        <table:table-row table:style-name="ro1">
          <table:table-cell table:style-name="ce1" office:value-type="float" office:value="7311.2162962963" calcext:value-type="float">
            <text:p>7311.2162962963</text:p>
          </table:table-cell>
          <table:table-cell table:style-name="ce1" office:value-type="float" office:value="6852.10567901235" calcext:value-type="float">
            <text:p>6852.10567901235</text:p>
          </table:table-cell>
          <table:table-cell table:style-name="ce1" office:value-type="float" office:value="6756.57728395062" calcext:value-type="float">
            <text:p>6756.57728395062</text:p>
          </table:table-cell>
          <table:table-cell table:style-name="ce1" office:value-type="float" office:value="6123.83160493827" calcext:value-type="float">
            <text:p>6123.83160493827</text:p>
          </table:table-cell>
          <table:table-cell table:style-name="ce1" office:value-type="float" office:value="4249.56938271605" calcext:value-type="float">
            <text:p>4249.56938271605</text:p>
          </table:table-cell>
          <table:table-cell table:style-name="ce1" office:value-type="float" office:value="3870.09185185185" calcext:value-type="float">
            <text:p>3870.09185185185</text:p>
          </table:table-cell>
          <table:table-cell table:style-name="ce1" office:value-type="float" office:value="2059.53925925926" calcext:value-type="float">
            <text:p>2059.53925925926</text:p>
          </table:table-cell>
          <table:table-cell table:style-name="ce1" office:value-type="float" office:value="2142.89975308642" calcext:value-type="float">
            <text:p>2142.89975308642</text:p>
          </table:table-cell>
          <table:table-cell table:style-name="ce1" office:value-type="float" office:value="1246.24345679012" calcext:value-type="float">
            <text:p>1246.24345679012</text:p>
          </table:table-cell>
          <table:table-cell table:style-name="ce1" office:value-type="float" office:value="1165.88444444444" calcext:value-type="float">
            <text:p>1165.88444444444</text:p>
          </table:table-cell>
          <table:table-cell table:style-name="ce1" office:value-type="float" office:value="1087.98419753086" calcext:value-type="float">
            <text:p>1087.98419753086</text:p>
          </table:table-cell>
          <table:table-cell table:style-name="ce1" office:value-type="float" office:value="1015.49728395062" calcext:value-type="float">
            <text:p>1015.49728395062</text:p>
          </table:table-cell>
          <table:table-cell table:style-name="ce1" office:value-type="float" office:value="1089.05283950617" calcext:value-type="float">
            <text:p>1089.05283950617</text:p>
          </table:table-cell>
          <table:table-cell table:style-name="ce1" office:value-type="float" office:value="1001.28148148148" calcext:value-type="float">
            <text:p>1001.28148148148</text:p>
          </table:table-cell>
          <table:table-cell table:style-name="ce1" office:value-type="float" office:value="1036.12938271605" calcext:value-type="float">
            <text:p>1036.12938271605</text:p>
          </table:table-cell>
          <table:table-cell table:style-name="ce1" office:value-type="float" office:value="981.618765432099" calcext:value-type="float">
            <text:p>981.618765432099</text:p>
          </table:table-cell>
          <table:table-cell table:style-name="ce1" office:value-type="float" office:value="1071.78716049383" calcext:value-type="float">
            <text:p>1071.78716049383</text:p>
          </table:table-cell>
          <table:table-cell table:style-name="ce1" office:value-type="float" office:value="1002.94716049383" calcext:value-type="float">
            <text:p>1002.94716049383</text:p>
          </table:table-cell>
          <table:table-cell table:style-name="ce1" office:value-type="float" office:value="1030.4637037037" calcext:value-type="float">
            <text:p>1030.4637037037</text:p>
          </table:table-cell>
          <table:table-cell table:style-name="ce1" office:value-type="float" office:value="974.185185185185" calcext:value-type="float">
            <text:p>974.185185185185</text:p>
          </table:table-cell>
          <table:table-cell office:value-type="float" office:value="2701.13086419753" calcext:value-type="float">
            <text:p>2701.13086419753</text:p>
          </table:table-cell>
          <table:table-cell office:value-type="float" office:value="2579.95950617284" calcext:value-type="float">
            <text:p>2579.95950617284</text:p>
          </table:table-cell>
          <table:table-cell office:value-type="float" office:value="4642.29580246914" calcext:value-type="float">
            <text:p>4642.29580246914</text:p>
          </table:table-cell>
          <table:table-cell office:value-type="float" office:value="4414.07160493827" calcext:value-type="float">
            <text:p>4414.07160493827</text:p>
          </table:table-cell>
          <table:table-cell office:value-type="float" office:value="8248.97333333333" calcext:value-type="float">
            <text:p>8248.97333333333</text:p>
          </table:table-cell>
          <table:table-cell office:value-type="float" office:value="8037.39407407407" calcext:value-type="float">
            <text:p>8037.39407407407</text:p>
          </table:table-cell>
          <table:table-cell office:value-type="float" office:value="15807.0296296296" calcext:value-type="float">
            <text:p>15807.0296296296</text:p>
          </table:table-cell>
          <table:table-cell office:value-type="float" office:value="13780.6444444444" calcext:value-type="float">
            <text:p>13780.6444444444</text:p>
          </table:table-cell>
          <table:table-cell office:value-type="float" office:value="17270.3925925926" calcext:value-type="float">
            <text:p>17270.3925925926</text:p>
          </table:table-cell>
          <table:table-cell office:value-type="float" office:value="16098.7343209877" calcext:value-type="float">
            <text:p>16098.7343209877</text:p>
          </table:table-cell>
          <table:table-cell office:value-type="float" office:value="20741.7244444444" calcext:value-type="float">
            <text:p>20741.7244444444</text:p>
          </table:table-cell>
          <table:table-cell office:value-type="float" office:value="19652.4814814815" calcext:value-type="float">
            <text:p>19652.4814814815</text:p>
          </table:table-cell>
          <table:table-cell office:value-type="float" office:value="23915.7698765432" calcext:value-type="float">
            <text:p>23915.7698765432</text:p>
          </table:table-cell>
          <table:table-cell office:value-type="float" office:value="22008.9022222222" calcext:value-type="float">
            <text:p>22008.9022222222</text:p>
          </table:table-cell>
          <table:table-cell office:value-type="float" office:value="24678.5190123457" calcext:value-type="float">
            <text:p>24678.5190123457</text:p>
          </table:table-cell>
          <table:table-cell office:value-type="float" office:value="23160.9590123457" calcext:value-type="float">
            <text:p>23160.9590123457</text:p>
          </table:table-cell>
          <table:table-cell office:value-type="float" office:value="27343.3634567901" calcext:value-type="float">
            <text:p>27343.3634567901</text:p>
          </table:table-cell>
          <table:table-cell office:value-type="float" office:value="26645.8943209877" calcext:value-type="float">
            <text:p>26645.8943209877</text:p>
          </table:table-cell>
          <table:table-cell office:value-type="float" office:value="27116.5032098765" calcext:value-type="float">
            <text:p>27116.5032098765</text:p>
          </table:table-cell>
          <table:table-cell office:value-type="float" office:value="25690.0350617284" calcext:value-type="float">
            <text:p>25690.0350617284</text:p>
          </table:table-cell>
          <table:table-cell table:number-columns-repeated="3"/>
          <table:table-cell table:style-name="ce2" table:number-columns-repeated="19"/>
          <table:table-cell table:style-name="ce3" table:number-columns-repeated="2"/>
          <table:table-cell table:number-columns-repeated="960"/>
        </table:table-row>
        <table:table-row table:style-name="ro1">
          <table:table-cell table:style-name="ce1" office:value-type="float" office:value="7387.72543209877" calcext:value-type="float">
            <text:p>7387.72543209877</text:p>
          </table:table-cell>
          <table:table-cell table:style-name="ce1" office:value-type="float" office:value="6920.26024691358" calcext:value-type="float">
            <text:p>6920.26024691358</text:p>
          </table:table-cell>
          <table:table-cell table:style-name="ce1" office:value-type="float" office:value="6786.07061728395" calcext:value-type="float">
            <text:p>6786.07061728395</text:p>
          </table:table-cell>
          <table:table-cell table:style-name="ce1" office:value-type="float" office:value="6142.8024691358" calcext:value-type="float">
            <text:p>6142.8024691358</text:p>
          </table:table-cell>
          <table:table-cell table:style-name="ce1" office:value-type="float" office:value="4223.31654320988" calcext:value-type="float">
            <text:p>4223.31654320988</text:p>
          </table:table-cell>
          <table:table-cell table:style-name="ce1" office:value-type="float" office:value="3842.62320987654" calcext:value-type="float">
            <text:p>3842.62320987654</text:p>
          </table:table-cell>
          <table:table-cell table:style-name="ce1" office:value-type="float" office:value="2051.4987654321" calcext:value-type="float">
            <text:p>2051.4987654321</text:p>
          </table:table-cell>
          <table:table-cell table:style-name="ce1" office:value-type="float" office:value="2134.07407407407" calcext:value-type="float">
            <text:p>2134.07407407407</text:p>
          </table:table-cell>
          <table:table-cell table:style-name="ce1" office:value-type="float" office:value="1249.53777777778" calcext:value-type="float">
            <text:p>1249.53777777778</text:p>
          </table:table-cell>
          <table:table-cell table:style-name="ce1" office:value-type="float" office:value="1171.26864197531" calcext:value-type="float">
            <text:p>1171.26864197531</text:p>
          </table:table-cell>
          <table:table-cell table:style-name="ce1" office:value-type="float" office:value="1093.66419753086" calcext:value-type="float">
            <text:p>1093.66419753086</text:p>
          </table:table-cell>
          <table:table-cell table:style-name="ce1" office:value-type="float" office:value="1022.50765432099" calcext:value-type="float">
            <text:p>1022.50765432099</text:p>
          </table:table-cell>
          <table:table-cell table:style-name="ce1" office:value-type="float" office:value="1098.81975308642" calcext:value-type="float">
            <text:p>1098.81975308642</text:p>
          </table:table-cell>
          <table:table-cell table:style-name="ce1" office:value-type="float" office:value="1009.43950617284" calcext:value-type="float">
            <text:p>1009.43950617284</text:p>
          </table:table-cell>
          <table:table-cell table:style-name="ce1" office:value-type="float" office:value="1042.49086419753" calcext:value-type="float">
            <text:p>1042.49086419753</text:p>
          </table:table-cell>
          <table:table-cell table:style-name="ce1" office:value-type="float" office:value="988.675555555556" calcext:value-type="float">
            <text:p>988.675555555556</text:p>
          </table:table-cell>
          <table:table-cell table:style-name="ce1" office:value-type="float" office:value="1076.8750617284" calcext:value-type="float">
            <text:p>1076.8750617284</text:p>
          </table:table-cell>
          <table:table-cell table:style-name="ce1" office:value-type="float" office:value="1006.16148148148" calcext:value-type="float">
            <text:p>1006.16148148148</text:p>
          </table:table-cell>
          <table:table-cell table:style-name="ce1" office:value-type="float" office:value="1033.96987654321" calcext:value-type="float">
            <text:p>1033.96987654321</text:p>
          </table:table-cell>
          <table:table-cell table:style-name="ce1" office:value-type="float" office:value="977.654814814815" calcext:value-type="float">
            <text:p>977.654814814815</text:p>
          </table:table-cell>
          <table:table-cell office:value-type="float" office:value="2832.26469135802" calcext:value-type="float">
            <text:p>2832.26469135802</text:p>
          </table:table-cell>
          <table:table-cell office:value-type="float" office:value="2699.51111111111" calcext:value-type="float">
            <text:p>2699.51111111111</text:p>
          </table:table-cell>
          <table:table-cell office:value-type="float" office:value="4904.97481481482" calcext:value-type="float">
            <text:p>4904.97481481482</text:p>
          </table:table-cell>
          <table:table-cell office:value-type="float" office:value="4656.88888888889" calcext:value-type="float">
            <text:p>4656.88888888889</text:p>
          </table:table-cell>
          <table:table-cell office:value-type="float" office:value="8636.58567901235" calcext:value-type="float">
            <text:p>8636.58567901235</text:p>
          </table:table-cell>
          <table:table-cell office:value-type="float" office:value="8387.77777777778" calcext:value-type="float">
            <text:p>8387.77777777778</text:p>
          </table:table-cell>
          <table:table-cell office:value-type="float" office:value="16192.9901234568" calcext:value-type="float">
            <text:p>16192.9901234568</text:p>
          </table:table-cell>
          <table:table-cell office:value-type="float" office:value="14095.1348148148" calcext:value-type="float">
            <text:p>14095.1348148148</text:p>
          </table:table-cell>
          <table:table-cell office:value-type="float" office:value="17692.4301234568" calcext:value-type="float">
            <text:p>17692.4301234568</text:p>
          </table:table-cell>
          <table:table-cell office:value-type="float" office:value="16495.2656790123" calcext:value-type="float">
            <text:p>16495.2656790123</text:p>
          </table:table-cell>
          <table:table-cell office:value-type="float" office:value="21158.6641975309" calcext:value-type="float">
            <text:p>21158.6641975309</text:p>
          </table:table-cell>
          <table:table-cell office:value-type="float" office:value="20025.0962962963" calcext:value-type="float">
            <text:p>20025.0962962963</text:p>
          </table:table-cell>
          <table:table-cell office:value-type="float" office:value="24311.6740740741" calcext:value-type="float">
            <text:p>24311.6740740741</text:p>
          </table:table-cell>
          <table:table-cell office:value-type="float" office:value="22371.612345679" calcext:value-type="float">
            <text:p>22371.612345679</text:p>
          </table:table-cell>
          <table:table-cell office:value-type="float" office:value="25045.8444444444" calcext:value-type="float">
            <text:p>25045.8444444444</text:p>
          </table:table-cell>
          <table:table-cell office:value-type="float" office:value="23488.4730864198" calcext:value-type="float">
            <text:p>23488.4730864198</text:p>
          </table:table-cell>
          <table:table-cell office:value-type="float" office:value="27761.5659259259" calcext:value-type="float">
            <text:p>27761.5659259259</text:p>
          </table:table-cell>
          <table:table-cell office:value-type="float" office:value="27034.6938271605" calcext:value-type="float">
            <text:p>27034.6938271605</text:p>
          </table:table-cell>
          <table:table-cell office:value-type="float" office:value="27523.3274074074" calcext:value-type="float">
            <text:p>27523.3274074074</text:p>
          </table:table-cell>
          <table:table-cell office:value-type="float" office:value="26057.6962962963" calcext:value-type="float">
            <text:p>26057.6962962963</text:p>
          </table:table-cell>
          <table:table-cell table:number-columns-repeated="3"/>
          <table:table-cell table:style-name="ce2" table:number-columns-repeated="19"/>
          <table:table-cell table:style-name="ce3" table:number-columns-repeated="2"/>
          <table:table-cell table:number-columns-repeated="960"/>
        </table:table-row>
        <table:table-row table:style-name="ro1">
          <table:table-cell table:style-name="ce1" office:value-type="float" office:value="7465.80839506173" calcext:value-type="float">
            <text:p>7465.80839506173</text:p>
          </table:table-cell>
          <table:table-cell table:style-name="ce1" office:value-type="float" office:value="6991.92049382716" calcext:value-type="float">
            <text:p>6991.92049382716</text:p>
          </table:table-cell>
          <table:table-cell table:style-name="ce1" office:value-type="float" office:value="6810.68345679012" calcext:value-type="float">
            <text:p>6810.68345679012</text:p>
          </table:table-cell>
          <table:table-cell table:style-name="ce1" office:value-type="float" office:value="6154.09086419753" calcext:value-type="float">
            <text:p>6154.09086419753</text:p>
          </table:table-cell>
          <table:table-cell table:style-name="ce1" office:value-type="float" office:value="4205.64296296296" calcext:value-type="float">
            <text:p>4205.64296296296</text:p>
          </table:table-cell>
          <table:table-cell table:style-name="ce1" office:value-type="float" office:value="3822.19111111111" calcext:value-type="float">
            <text:p>3822.19111111111</text:p>
          </table:table-cell>
          <table:table-cell table:style-name="ce1" office:value-type="float" office:value="2048.12197530864" calcext:value-type="float">
            <text:p>2048.12197530864</text:p>
          </table:table-cell>
          <table:table-cell table:style-name="ce1" office:value-type="float" office:value="2127.02765432099" calcext:value-type="float">
            <text:p>2127.02765432099</text:p>
          </table:table-cell>
          <table:table-cell table:style-name="ce1" office:value-type="float" office:value="1254.94222222222" calcext:value-type="float">
            <text:p>1254.94222222222</text:p>
          </table:table-cell>
          <table:table-cell table:style-name="ce1" office:value-type="float" office:value="1175.54222222222" calcext:value-type="float">
            <text:p>1175.54222222222</text:p>
          </table:table-cell>
          <table:table-cell table:style-name="ce1" office:value-type="float" office:value="1102.66962962963" calcext:value-type="float">
            <text:p>1102.66962962963</text:p>
          </table:table-cell>
          <table:table-cell table:style-name="ce1" office:value-type="float" office:value="1029.08197530864" calcext:value-type="float">
            <text:p>1029.08197530864</text:p>
          </table:table-cell>
          <table:table-cell table:style-name="ce1" office:value-type="float" office:value="1105.16987654321" calcext:value-type="float">
            <text:p>1105.16987654321</text:p>
          </table:table-cell>
          <table:table-cell table:style-name="ce1" office:value-type="float" office:value="1015.41530864198" calcext:value-type="float">
            <text:p>1015.41530864198</text:p>
          </table:table-cell>
          <table:table-cell table:style-name="ce1" office:value-type="float" office:value="1047.14172839506" calcext:value-type="float">
            <text:p>1047.14172839506</text:p>
          </table:table-cell>
          <table:table-cell table:style-name="ce1" office:value-type="float" office:value="995.743209876543" calcext:value-type="float">
            <text:p>995.743209876543</text:p>
          </table:table-cell>
          <table:table-cell table:style-name="ce1" office:value-type="float" office:value="1085.43901234568" calcext:value-type="float">
            <text:p>1085.43901234568</text:p>
          </table:table-cell>
          <table:table-cell table:style-name="ce1" office:value-type="float" office:value="1014.47061728395" calcext:value-type="float">
            <text:p>1014.47061728395</text:p>
          </table:table-cell>
          <table:table-cell table:style-name="ce1" office:value-type="float" office:value="1039.45086419753" calcext:value-type="float">
            <text:p>1039.45086419753</text:p>
          </table:table-cell>
          <table:table-cell table:style-name="ce1" office:value-type="float" office:value="983.148148148148" calcext:value-type="float">
            <text:p>983.148148148148</text:p>
          </table:table-cell>
          <table:table-cell office:value-type="float" office:value="3041.7037037037" calcext:value-type="float">
            <text:p>3041.7037037037</text:p>
          </table:table-cell>
          <table:table-cell office:value-type="float" office:value="2896.27259259259" calcext:value-type="float">
            <text:p>2896.27259259259</text:p>
          </table:table-cell>
          <table:table-cell office:value-type="float" office:value="5307.54024691358" calcext:value-type="float">
            <text:p>5307.54024691358</text:p>
          </table:table-cell>
          <table:table-cell office:value-type="float" office:value="5032.69283950617" calcext:value-type="float">
            <text:p>5032.69283950617</text:p>
          </table:table-cell>
          <table:table-cell office:value-type="float" office:value="9246.03308641975" calcext:value-type="float">
            <text:p>9246.03308641975</text:p>
          </table:table-cell>
          <table:table-cell office:value-type="float" office:value="8938.20444444444" calcext:value-type="float">
            <text:p>8938.20444444444</text:p>
          </table:table-cell>
          <table:table-cell office:value-type="float" office:value="16934.0409876543" calcext:value-type="float">
            <text:p>16934.0409876543</text:p>
          </table:table-cell>
          <table:table-cell office:value-type="float" office:value="14719.5925925926" calcext:value-type="float">
            <text:p>14719.5925925926</text:p>
          </table:table-cell>
          <table:table-cell office:value-type="float" office:value="18146.612345679" calcext:value-type="float">
            <text:p>18146.612345679</text:p>
          </table:table-cell>
          <table:table-cell office:value-type="float" office:value="16915.3496296296" calcext:value-type="float">
            <text:p>16915.3496296296</text:p>
          </table:table-cell>
          <table:table-cell office:value-type="float" office:value="21611.0607407407" calcext:value-type="float">
            <text:p>21611.0607407407</text:p>
          </table:table-cell>
          <table:table-cell office:value-type="float" office:value="20444.4607407407" calcext:value-type="float">
            <text:p>20444.4607407407</text:p>
          </table:table-cell>
          <table:table-cell office:value-type="float" office:value="24755.3896296296" calcext:value-type="float">
            <text:p>24755.3896296296</text:p>
          </table:table-cell>
          <table:table-cell office:value-type="float" office:value="22762.2355555556" calcext:value-type="float">
            <text:p>22762.2355555556</text:p>
          </table:table-cell>
          <table:table-cell office:value-type="float" office:value="25462.3604938272" calcext:value-type="float">
            <text:p>25462.3604938272</text:p>
          </table:table-cell>
          <table:table-cell office:value-type="float" office:value="23880.0622222222" calcext:value-type="float">
            <text:p>23880.0622222222</text:p>
          </table:table-cell>
          <table:table-cell office:value-type="float" office:value="28178.1422222222" calcext:value-type="float">
            <text:p>28178.1422222222</text:p>
          </table:table-cell>
          <table:table-cell office:value-type="float" office:value="27481.6469135802" calcext:value-type="float">
            <text:p>27481.6469135802</text:p>
          </table:table-cell>
          <table:table-cell office:value-type="float" office:value="27962.0469135803" calcext:value-type="float">
            <text:p>27962.0469135803</text:p>
          </table:table-cell>
          <table:table-cell office:value-type="float" office:value="26478.6360493827" calcext:value-type="float">
            <text:p>26478.6360493827</text:p>
          </table:table-cell>
          <table:table-cell table:number-columns-repeated="3"/>
          <table:table-cell table:style-name="ce2" table:number-columns-repeated="19"/>
          <table:table-cell table:style-name="ce3" table:number-columns-repeated="2"/>
          <table:table-cell table:number-columns-repeated="960"/>
        </table:table-row>
        <table:table-row table:style-name="ro1">
          <table:table-cell table:style-name="ce1" office:value-type="float" office:value="7506.10419753086" calcext:value-type="float">
            <text:p>7506.10419753086</text:p>
          </table:table-cell>
          <table:table-cell table:style-name="ce1" office:value-type="float" office:value="7024.54913580247" calcext:value-type="float">
            <text:p>7024.54913580247</text:p>
          </table:table-cell>
          <table:table-cell table:style-name="ce1" office:value-type="float" office:value="6794.44148148148" calcext:value-type="float">
            <text:p>6794.44148148148</text:p>
          </table:table-cell>
          <table:table-cell table:style-name="ce1" office:value-type="float" office:value="6129.56987654321" calcext:value-type="float">
            <text:p>6129.56987654321</text:p>
          </table:table-cell>
          <table:table-cell table:style-name="ce1" office:value-type="float" office:value="4167.77382716049" calcext:value-type="float">
            <text:p>4167.77382716049</text:p>
          </table:table-cell>
          <table:table-cell table:style-name="ce1" office:value-type="float" office:value="3780.28395061728" calcext:value-type="float">
            <text:p>3780.28395061728</text:p>
          </table:table-cell>
          <table:table-cell table:style-name="ce1" office:value-type="float" office:value="2031.09283950617" calcext:value-type="float">
            <text:p>2031.09283950617</text:p>
          </table:table-cell>
          <table:table-cell table:style-name="ce1" office:value-type="float" office:value="2107.35407407407" calcext:value-type="float">
            <text:p>2107.35407407407</text:p>
          </table:table-cell>
          <table:table-cell table:style-name="ce1" office:value-type="float" office:value="1258.94814814815" calcext:value-type="float">
            <text:p>1258.94814814815</text:p>
          </table:table-cell>
          <table:table-cell table:style-name="ce1" office:value-type="float" office:value="1178.74271604938" calcext:value-type="float">
            <text:p>1178.74271604938</text:p>
          </table:table-cell>
          <table:table-cell table:style-name="ce1" office:value-type="float" office:value="1109.35358024691" calcext:value-type="float">
            <text:p>1109.35358024691</text:p>
          </table:table-cell>
          <table:table-cell table:style-name="ce1" office:value-type="float" office:value="1037.55851851852" calcext:value-type="float">
            <text:p>1037.55851851852</text:p>
          </table:table-cell>
          <table:table-cell table:style-name="ce1" office:value-type="float" office:value="1113.28987654321" calcext:value-type="float">
            <text:p>1113.28987654321</text:p>
          </table:table-cell>
          <table:table-cell table:style-name="ce1" office:value-type="float" office:value="1023.12987654321" calcext:value-type="float">
            <text:p>1023.12987654321</text:p>
          </table:table-cell>
          <table:table-cell table:style-name="ce1" office:value-type="float" office:value="1053.81234567901" calcext:value-type="float">
            <text:p>1053.81234567901</text:p>
          </table:table-cell>
          <table:table-cell table:style-name="ce1" office:value-type="float" office:value="1000.29827160494" calcext:value-type="float">
            <text:p>1000.29827160494</text:p>
          </table:table-cell>
          <table:table-cell table:style-name="ce1" office:value-type="float" office:value="1090.02962962963" calcext:value-type="float">
            <text:p>1090.02962962963</text:p>
          </table:table-cell>
          <table:table-cell table:style-name="ce1" office:value-type="float" office:value="1018.91259259259" calcext:value-type="float">
            <text:p>1018.91259259259</text:p>
          </table:table-cell>
          <table:table-cell table:style-name="ce1" office:value-type="float" office:value="1043.27555555556" calcext:value-type="float">
            <text:p>1043.27555555556</text:p>
          </table:table-cell>
          <table:table-cell table:style-name="ce1" office:value-type="float" office:value="989.224691358025" calcext:value-type="float">
            <text:p>989.224691358025</text:p>
          </table:table-cell>
          <table:table-cell office:value-type="float" office:value="3227.33234567901" calcext:value-type="float">
            <text:p>3227.33234567901</text:p>
          </table:table-cell>
          <table:table-cell office:value-type="float" office:value="3070.16444444444" calcext:value-type="float">
            <text:p>3070.16444444444</text:p>
          </table:table-cell>
          <table:table-cell office:value-type="float" office:value="5664.94666666667" calcext:value-type="float">
            <text:p>5664.94666666667</text:p>
          </table:table-cell>
          <table:table-cell office:value-type="float" office:value="5365.13728395062" calcext:value-type="float">
            <text:p>5365.13728395062</text:p>
          </table:table-cell>
          <table:table-cell office:value-type="float" office:value="9751.30518518519" calcext:value-type="float">
            <text:p>9751.30518518519</text:p>
          </table:table-cell>
          <table:table-cell office:value-type="float" office:value="9397.02320987654" calcext:value-type="float">
            <text:p>9397.02320987654</text:p>
          </table:table-cell>
          <table:table-cell office:value-type="float" office:value="17469.4967901235" calcext:value-type="float">
            <text:p>17469.4967901235</text:p>
          </table:table-cell>
          <table:table-cell office:value-type="float" office:value="15171.2834567901" calcext:value-type="float">
            <text:p>15171.2834567901</text:p>
          </table:table-cell>
          <table:table-cell office:value-type="float" office:value="18717.4612345679" calcext:value-type="float">
            <text:p>18717.4612345679</text:p>
          </table:table-cell>
          <table:table-cell office:value-type="float" office:value="17429.735308642" calcext:value-type="float">
            <text:p>17429.735308642</text:p>
          </table:table-cell>
          <table:table-cell office:value-type="float" office:value="22178.2898765432" calcext:value-type="float">
            <text:p>22178.2898765432</text:p>
          </table:table-cell>
          <table:table-cell office:value-type="float" office:value="20963.6518518519" calcext:value-type="float">
            <text:p>20963.6518518519</text:p>
          </table:table-cell>
          <table:table-cell office:value-type="float" office:value="25323.4735802469" calcext:value-type="float">
            <text:p>25323.4735802469</text:p>
          </table:table-cell>
          <table:table-cell office:value-type="float" office:value="23307.2360493827" calcext:value-type="float">
            <text:p>23307.2360493827</text:p>
          </table:table-cell>
          <table:table-cell office:value-type="float" office:value="26026.4814814815" calcext:value-type="float">
            <text:p>26026.4814814815</text:p>
          </table:table-cell>
          <table:table-cell office:value-type="float" office:value="24383.5590123457" calcext:value-type="float">
            <text:p>24383.5590123457</text:p>
          </table:table-cell>
          <table:table-cell office:value-type="float" office:value="28784.8967901235" calcext:value-type="float">
            <text:p>28784.8967901235</text:p>
          </table:table-cell>
          <table:table-cell office:value-type="float" office:value="28058.3219753086" calcext:value-type="float">
            <text:p>28058.3219753086</text:p>
          </table:table-cell>
          <table:table-cell office:value-type="float" office:value="28555.5022222222" calcext:value-type="float">
            <text:p>28555.5022222222</text:p>
          </table:table-cell>
          <table:table-cell office:value-type="float" office:value="27027.0898765432" calcext:value-type="float">
            <text:p>27027.0898765432</text:p>
          </table:table-cell>
          <table:table-cell table:number-columns-repeated="3"/>
          <table:table-cell table:style-name="ce2" table:number-columns-repeated="19"/>
          <table:table-cell table:style-name="ce3" table:number-columns-repeated="2"/>
          <table:table-cell table:number-columns-repeated="960"/>
        </table:table-row>
        <table:table-row table:style-name="ro1">
          <table:table-cell table:style-name="ce1" office:value-type="float" office:value="7614.14567901235" calcext:value-type="float">
            <text:p>7614.14567901235</text:p>
          </table:table-cell>
          <table:table-cell table:style-name="ce1" office:value-type="float" office:value="7121.03950617284" calcext:value-type="float">
            <text:p>7121.03950617284</text:p>
          </table:table-cell>
          <table:table-cell table:style-name="ce1" office:value-type="float" office:value="6843.99654320988" calcext:value-type="float">
            <text:p>6843.99654320988</text:p>
          </table:table-cell>
          <table:table-cell table:style-name="ce1" office:value-type="float" office:value="6154.98074074074" calcext:value-type="float">
            <text:p>6154.98074074074</text:p>
          </table:table-cell>
          <table:table-cell table:style-name="ce1" office:value-type="float" office:value="4167.1362962963" calcext:value-type="float">
            <text:p>4167.1362962963</text:p>
          </table:table-cell>
          <table:table-cell table:style-name="ce1" office:value-type="float" office:value="3774.40296296296" calcext:value-type="float">
            <text:p>3774.40296296296</text:p>
          </table:table-cell>
          <table:table-cell table:style-name="ce1" office:value-type="float" office:value="2036.09580246914" calcext:value-type="float">
            <text:p>2036.09580246914</text:p>
          </table:table-cell>
          <table:table-cell table:style-name="ce1" office:value-type="float" office:value="2106.43358024691" calcext:value-type="float">
            <text:p>2106.43358024691</text:p>
          </table:table-cell>
          <table:table-cell table:style-name="ce1" office:value-type="float" office:value="1263.0237037037" calcext:value-type="float">
            <text:p>1263.0237037037</text:p>
          </table:table-cell>
          <table:table-cell table:style-name="ce1" office:value-type="float" office:value="1180.65283950617" calcext:value-type="float">
            <text:p>1180.65283950617</text:p>
          </table:table-cell>
          <table:table-cell table:style-name="ce1" office:value-type="float" office:value="1118.95901234568" calcext:value-type="float">
            <text:p>1118.95901234568</text:p>
          </table:table-cell>
          <table:table-cell table:style-name="ce1" office:value-type="float" office:value="1044.73333333333" calcext:value-type="float">
            <text:p>1044.73333333333</text:p>
          </table:table-cell>
          <table:table-cell table:style-name="ce1" office:value-type="float" office:value="1118.62617283951" calcext:value-type="float">
            <text:p>1118.62617283951</text:p>
          </table:table-cell>
          <table:table-cell table:style-name="ce1" office:value-type="float" office:value="1026.28444444444" calcext:value-type="float">
            <text:p>1026.28444444444</text:p>
          </table:table-cell>
          <table:table-cell table:style-name="ce1" office:value-type="float" office:value="1059.89135802469" calcext:value-type="float">
            <text:p>1059.89135802469</text:p>
          </table:table-cell>
          <table:table-cell table:style-name="ce1" office:value-type="float" office:value="1005.36" calcext:value-type="float">
            <text:p>1005.36</text:p>
          </table:table-cell>
          <table:table-cell table:style-name="ce1" office:value-type="float" office:value="1097.91259259259" calcext:value-type="float">
            <text:p>1097.91259259259</text:p>
          </table:table-cell>
          <table:table-cell table:style-name="ce1" office:value-type="float" office:value="1024.34617283951" calcext:value-type="float">
            <text:p>1024.34617283951</text:p>
          </table:table-cell>
          <table:table-cell table:style-name="ce1" office:value-type="float" office:value="1048.16740740741" calcext:value-type="float">
            <text:p>1048.16740740741</text:p>
          </table:table-cell>
          <table:table-cell table:style-name="ce1" office:value-type="float" office:value="992.340740740741" calcext:value-type="float">
            <text:p>992.340740740741</text:p>
          </table:table-cell>
          <table:table-cell office:value-type="float" office:value="3426.35950617284" calcext:value-type="float">
            <text:p>3426.35950617284</text:p>
          </table:table-cell>
          <table:table-cell office:value-type="float" office:value="3258.54074074074" calcext:value-type="float">
            <text:p>3258.54074074074</text:p>
          </table:table-cell>
          <table:table-cell office:value-type="float" office:value="6056.92197530864" calcext:value-type="float">
            <text:p>6056.92197530864</text:p>
          </table:table-cell>
          <table:table-cell office:value-type="float" office:value="5728.05037037037" calcext:value-type="float">
            <text:p>5728.05037037037</text:p>
          </table:table-cell>
          <table:table-cell office:value-type="float" office:value="10289.7239506173" calcext:value-type="float">
            <text:p>10289.7239506173</text:p>
          </table:table-cell>
          <table:table-cell office:value-type="float" office:value="9876.2162962963" calcext:value-type="float">
            <text:p>9876.2162962963</text:p>
          </table:table-cell>
          <table:table-cell office:value-type="float" office:value="18028.8992592593" calcext:value-type="float">
            <text:p>18028.8992592593</text:p>
          </table:table-cell>
          <table:table-cell office:value-type="float" office:value="15650.464691358" calcext:value-type="float">
            <text:p>15650.464691358</text:p>
          </table:table-cell>
          <table:table-cell office:value-type="float" office:value="19119.1274074074" calcext:value-type="float">
            <text:p>19119.1274074074</text:p>
          </table:table-cell>
          <table:table-cell office:value-type="float" office:value="17801.9965432099" calcext:value-type="float">
            <text:p>17801.9965432099</text:p>
          </table:table-cell>
          <table:table-cell office:value-type="float" office:value="22594.4261728395" calcext:value-type="float">
            <text:p>22594.4261728395</text:p>
          </table:table-cell>
          <table:table-cell office:value-type="float" office:value="21327.6879012346" calcext:value-type="float">
            <text:p>21327.6879012346</text:p>
          </table:table-cell>
          <table:table-cell office:value-type="float" office:value="25725.5693827161" calcext:value-type="float">
            <text:p>25725.5693827161</text:p>
          </table:table-cell>
          <table:table-cell office:value-type="float" office:value="23626.3535802469" calcext:value-type="float">
            <text:p>23626.3535802469</text:p>
          </table:table-cell>
          <table:table-cell office:value-type="float" office:value="26374.3185185185" calcext:value-type="float">
            <text:p>26374.3185185185</text:p>
          </table:table-cell>
          <table:table-cell office:value-type="float" office:value="24717.7002469136" calcext:value-type="float">
            <text:p>24717.7002469136</text:p>
          </table:table-cell>
          <table:table-cell office:value-type="float" office:value="29138.6819753086" calcext:value-type="float">
            <text:p>29138.6819753086</text:p>
          </table:table-cell>
          <table:table-cell office:value-type="float" office:value="28436.1525925926" calcext:value-type="float">
            <text:p>28436.1525925926</text:p>
          </table:table-cell>
          <table:table-cell office:value-type="float" office:value="28918.0928395062" calcext:value-type="float">
            <text:p>28918.0928395062</text:p>
          </table:table-cell>
          <table:table-cell office:value-type="float" office:value="27358.6069135802" calcext:value-type="float">
            <text:p>27358.6069135802</text:p>
          </table:table-cell>
          <table:table-cell table:number-columns-repeated="3"/>
          <table:table-cell table:style-name="ce2" table:number-columns-repeated="19"/>
          <table:table-cell table:style-name="ce3" table:number-columns-repeated="2"/>
          <table:table-cell table:number-columns-repeated="960"/>
        </table:table-row>
        <table:table-row table:style-name="ro1">
          <table:table-cell table:style-name="ce1" office:value-type="float" office:value="7695.22913580247" calcext:value-type="float">
            <text:p>7695.22913580247</text:p>
          </table:table-cell>
          <table:table-cell table:style-name="ce1" office:value-type="float" office:value="7192.14617283951" calcext:value-type="float">
            <text:p>7192.14617283951</text:p>
          </table:table-cell>
          <table:table-cell table:style-name="ce1" office:value-type="float" office:value="6873.50765432099" calcext:value-type="float">
            <text:p>6873.50765432099</text:p>
          </table:table-cell>
          <table:table-cell table:style-name="ce1" office:value-type="float" office:value="6163.24641975309" calcext:value-type="float">
            <text:p>6163.24641975309</text:p>
          </table:table-cell>
          <table:table-cell table:style-name="ce1" office:value-type="float" office:value="4153.94765432099" calcext:value-type="float">
            <text:p>4153.94765432099</text:p>
          </table:table-cell>
          <table:table-cell table:style-name="ce1" office:value-type="float" office:value="3753.65086419753" calcext:value-type="float">
            <text:p>3753.65086419753</text:p>
          </table:table-cell>
          <table:table-cell table:style-name="ce1" office:value-type="float" office:value="2037.8237037037" calcext:value-type="float">
            <text:p>2037.8237037037</text:p>
          </table:table-cell>
          <table:table-cell table:style-name="ce1" office:value-type="float" office:value="2103.6237037037" calcext:value-type="float">
            <text:p>2103.6237037037</text:p>
          </table:table-cell>
          <table:table-cell table:style-name="ce1" office:value-type="float" office:value="1267.60444444444" calcext:value-type="float">
            <text:p>1267.60444444444</text:p>
          </table:table-cell>
          <table:table-cell table:style-name="ce1" office:value-type="float" office:value="1186.51901234568" calcext:value-type="float">
            <text:p>1186.51901234568</text:p>
          </table:table-cell>
          <table:table-cell table:style-name="ce1" office:value-type="float" office:value="1128.12641975309" calcext:value-type="float">
            <text:p>1128.12641975309</text:p>
          </table:table-cell>
          <table:table-cell table:style-name="ce1" office:value-type="float" office:value="1051.27160493827" calcext:value-type="float">
            <text:p>1051.27160493827</text:p>
          </table:table-cell>
          <table:table-cell table:style-name="ce1" office:value-type="float" office:value="1124.7762962963" calcext:value-type="float">
            <text:p>1124.7762962963</text:p>
          </table:table-cell>
          <table:table-cell table:style-name="ce1" office:value-type="float" office:value="1035.82666666667" calcext:value-type="float">
            <text:p>1035.82666666667</text:p>
          </table:table-cell>
          <table:table-cell table:style-name="ce1" office:value-type="float" office:value="1065.17086419753" calcext:value-type="float">
            <text:p>1065.17086419753</text:p>
          </table:table-cell>
          <table:table-cell table:style-name="ce1" office:value-type="float" office:value="1011.83308641975" calcext:value-type="float">
            <text:p>1011.83308641975</text:p>
          </table:table-cell>
          <table:table-cell table:style-name="ce1" office:value-type="float" office:value="1098.43851851852" calcext:value-type="float">
            <text:p>1098.43851851852</text:p>
          </table:table-cell>
          <table:table-cell table:style-name="ce1" office:value-type="float" office:value="1027.46666666667" calcext:value-type="float">
            <text:p>1027.46666666667</text:p>
          </table:table-cell>
          <table:table-cell table:style-name="ce1" office:value-type="float" office:value="1053.09975308642" calcext:value-type="float">
            <text:p>1053.09975308642</text:p>
          </table:table-cell>
          <table:table-cell table:style-name="ce1" office:value-type="float" office:value="994.198024691358" calcext:value-type="float">
            <text:p>994.198024691358</text:p>
          </table:table-cell>
          <table:table-cell office:value-type="float" office:value="3628.03160493827" calcext:value-type="float">
            <text:p>3628.03160493827</text:p>
          </table:table-cell>
          <table:table-cell office:value-type="float" office:value="3450.92938271605" calcext:value-type="float">
            <text:p>3450.92938271605</text:p>
          </table:table-cell>
          <table:table-cell office:value-type="float" office:value="6463.57086419753" calcext:value-type="float">
            <text:p>6463.57086419753</text:p>
          </table:table-cell>
          <table:table-cell office:value-type="float" office:value="6118.17135802469" calcext:value-type="float">
            <text:p>6118.17135802469</text:p>
          </table:table-cell>
          <table:table-cell office:value-type="float" office:value="10853.3995061728" calcext:value-type="float">
            <text:p>10853.3995061728</text:p>
          </table:table-cell>
          <table:table-cell office:value-type="float" office:value="10377.4933333333" calcext:value-type="float">
            <text:p>10377.4933333333</text:p>
          </table:table-cell>
          <table:table-cell office:value-type="float" office:value="18584.0108641975" calcext:value-type="float">
            <text:p>18584.0108641975</text:p>
          </table:table-cell>
          <table:table-cell office:value-type="float" office:value="16114.0281481481" calcext:value-type="float">
            <text:p>16114.0281481481</text:p>
          </table:table-cell>
          <table:table-cell office:value-type="float" office:value="19522.0325925926" calcext:value-type="float">
            <text:p>19522.0325925926</text:p>
          </table:table-cell>
          <table:table-cell office:value-type="float" office:value="18165.6908641975" calcext:value-type="float">
            <text:p>18165.6908641975</text:p>
          </table:table-cell>
          <table:table-cell office:value-type="float" office:value="22988.0508641975" calcext:value-type="float">
            <text:p>22988.0508641975</text:p>
          </table:table-cell>
          <table:table-cell office:value-type="float" office:value="21689.1037037037" calcext:value-type="float">
            <text:p>21689.1037037037</text:p>
          </table:table-cell>
          <table:table-cell office:value-type="float" office:value="26093.2108641975" calcext:value-type="float">
            <text:p>26093.2108641975</text:p>
          </table:table-cell>
          <table:table-cell office:value-type="float" office:value="23990.270617284" calcext:value-type="float">
            <text:p>23990.270617284</text:p>
          </table:table-cell>
          <table:table-cell office:value-type="float" office:value="26744.4503703704" calcext:value-type="float">
            <text:p>26744.4503703704</text:p>
          </table:table-cell>
          <table:table-cell office:value-type="float" office:value="25047.7432098765" calcext:value-type="float">
            <text:p>25047.7432098765</text:p>
          </table:table-cell>
          <table:table-cell office:value-type="float" office:value="29507.9204938272" calcext:value-type="float">
            <text:p>29507.9204938272</text:p>
          </table:table-cell>
          <table:table-cell office:value-type="float" office:value="28812.0128395062" calcext:value-type="float">
            <text:p>28812.0128395062</text:p>
          </table:table-cell>
          <table:table-cell office:value-type="float" office:value="29297.0222222222" calcext:value-type="float">
            <text:p>29297.0222222222</text:p>
          </table:table-cell>
          <table:table-cell office:value-type="float" office:value="27705.1091358025" calcext:value-type="float">
            <text:p>27705.1091358025</text:p>
          </table:table-cell>
          <table:table-cell table:number-columns-repeated="3"/>
          <table:table-cell table:style-name="ce2" table:number-columns-repeated="19"/>
          <table:table-cell table:style-name="ce3" table:number-columns-repeated="2"/>
          <table:table-cell table:number-columns-repeated="960"/>
        </table:table-row>
        <table:table-row table:style-name="ro1">
          <table:table-cell table:style-name="ce1" office:value-type="float" office:value="7755.91111111111" calcext:value-type="float">
            <text:p>7755.91111111111</text:p>
          </table:table-cell>
          <table:table-cell table:style-name="ce1" office:value-type="float" office:value="7251.93135802469" calcext:value-type="float">
            <text:p>7251.93135802469</text:p>
          </table:table-cell>
          <table:table-cell table:style-name="ce1" office:value-type="float" office:value="6868.57530864198" calcext:value-type="float">
            <text:p>6868.57530864198</text:p>
          </table:table-cell>
          <table:table-cell table:style-name="ce1" office:value-type="float" office:value="6147.96888888889" calcext:value-type="float">
            <text:p>6147.96888888889</text:p>
          </table:table-cell>
          <table:table-cell table:style-name="ce1" office:value-type="float" office:value="4129.09728395062" calcext:value-type="float">
            <text:p>4129.09728395062</text:p>
          </table:table-cell>
          <table:table-cell table:style-name="ce1" office:value-type="float" office:value="3720.18419753086" calcext:value-type="float">
            <text:p>3720.18419753086</text:p>
          </table:table-cell>
          <table:table-cell table:style-name="ce1" office:value-type="float" office:value="2032.21333333333" calcext:value-type="float">
            <text:p>2032.21333333333</text:p>
          </table:table-cell>
          <table:table-cell table:style-name="ce1" office:value-type="float" office:value="2092.2162962963" calcext:value-type="float">
            <text:p>2092.2162962963</text:p>
          </table:table-cell>
          <table:table-cell table:style-name="ce1" office:value-type="float" office:value="1274.12592592593" calcext:value-type="float">
            <text:p>1274.12592592593</text:p>
          </table:table-cell>
          <table:table-cell table:style-name="ce1" office:value-type="float" office:value="1191.71308641975" calcext:value-type="float">
            <text:p>1191.71308641975</text:p>
          </table:table-cell>
          <table:table-cell table:style-name="ce1" office:value-type="float" office:value="1136.05185185185" calcext:value-type="float">
            <text:p>1136.05185185185</text:p>
          </table:table-cell>
          <table:table-cell table:style-name="ce1" office:value-type="float" office:value="1059.23407407407" calcext:value-type="float">
            <text:p>1059.23407407407</text:p>
          </table:table-cell>
          <table:table-cell table:style-name="ce1" office:value-type="float" office:value="1131.29432098765" calcext:value-type="float">
            <text:p>1131.29432098765</text:p>
          </table:table-cell>
          <table:table-cell table:style-name="ce1" office:value-type="float" office:value="1039.44049382716" calcext:value-type="float">
            <text:p>1039.44049382716</text:p>
          </table:table-cell>
          <table:table-cell table:style-name="ce1" office:value-type="float" office:value="1071.84296296296" calcext:value-type="float">
            <text:p>1071.84296296296</text:p>
          </table:table-cell>
          <table:table-cell table:style-name="ce1" office:value-type="float" office:value="1015.8424691358" calcext:value-type="float">
            <text:p>1015.8424691358</text:p>
          </table:table-cell>
          <table:table-cell table:style-name="ce1" office:value-type="float" office:value="1104.56148148148" calcext:value-type="float">
            <text:p>1104.56148148148</text:p>
          </table:table-cell>
          <table:table-cell table:style-name="ce1" office:value-type="float" office:value="1036.81679012346" calcext:value-type="float">
            <text:p>1036.81679012346</text:p>
          </table:table-cell>
          <table:table-cell table:style-name="ce1" office:value-type="float" office:value="1057.24098765432" calcext:value-type="float">
            <text:p>1057.24098765432</text:p>
          </table:table-cell>
          <table:table-cell table:style-name="ce1" office:value-type="float" office:value="1000.1975308642" calcext:value-type="float">
            <text:p>1000.1975308642</text:p>
          </table:table-cell>
          <table:table-cell office:value-type="float" office:value="3802.31950617284" calcext:value-type="float">
            <text:p>3802.31950617284</text:p>
          </table:table-cell>
          <table:table-cell office:value-type="float" office:value="3618.35160493827" calcext:value-type="float">
            <text:p>3618.35160493827</text:p>
          </table:table-cell>
          <table:table-cell office:value-type="float" office:value="6810.4987654321" calcext:value-type="float">
            <text:p>6810.4987654321</text:p>
          </table:table-cell>
          <table:table-cell office:value-type="float" office:value="6450.31111111111" calcext:value-type="float">
            <text:p>6450.31111111111</text:p>
          </table:table-cell>
          <table:table-cell office:value-type="float" office:value="11287.4982716049" calcext:value-type="float">
            <text:p>11287.4982716049</text:p>
          </table:table-cell>
          <table:table-cell office:value-type="float" office:value="10752.4775308642" calcext:value-type="float">
            <text:p>10752.4775308642</text:p>
          </table:table-cell>
          <table:table-cell office:value-type="float" office:value="18915.1975308642" calcext:value-type="float">
            <text:p>18915.1975308642</text:p>
          </table:table-cell>
          <table:table-cell office:value-type="float" office:value="16391.0271604938" calcext:value-type="float">
            <text:p>16391.0271604938</text:p>
          </table:table-cell>
          <table:table-cell office:value-type="float" office:value="19567.7328395062" calcext:value-type="float">
            <text:p>19567.7328395062</text:p>
          </table:table-cell>
          <table:table-cell office:value-type="float" office:value="18211.3333333333" calcext:value-type="float">
            <text:p>18211.3333333333</text:p>
          </table:table-cell>
          <table:table-cell office:value-type="float" office:value="22965.9945679012" calcext:value-type="float">
            <text:p>22965.9945679012</text:p>
          </table:table-cell>
          <table:table-cell office:value-type="float" office:value="21645.0232098765" calcext:value-type="float">
            <text:p>21645.0232098765</text:p>
          </table:table-cell>
          <table:table-cell office:value-type="float" office:value="25995.4454320988" calcext:value-type="float">
            <text:p>25995.4454320988</text:p>
          </table:table-cell>
          <table:table-cell office:value-type="float" office:value="23892.5081481481" calcext:value-type="float">
            <text:p>23892.5081481481</text:p>
          </table:table-cell>
          <table:table-cell office:value-type="float" office:value="26592.8434567901" calcext:value-type="float">
            <text:p>26592.8434567901</text:p>
          </table:table-cell>
          <table:table-cell office:value-type="float" office:value="24910.202962963" calcext:value-type="float">
            <text:p>24910.202962963</text:p>
          </table:table-cell>
          <table:table-cell office:value-type="float" office:value="29309.2760493827" calcext:value-type="float">
            <text:p>29309.2760493827</text:p>
          </table:table-cell>
          <table:table-cell office:value-type="float" office:value="28641.550617284" calcext:value-type="float">
            <text:p>28641.550617284</text:p>
          </table:table-cell>
          <table:table-cell office:value-type="float" office:value="29103.362962963" calcext:value-type="float">
            <text:p>29103.362962963</text:p>
          </table:table-cell>
          <table:table-cell office:value-type="float" office:value="27516.4572839506" calcext:value-type="float">
            <text:p>27516.4572839506</text:p>
          </table:table-cell>
          <table:table-cell table:number-columns-repeated="3"/>
          <table:table-cell table:style-name="ce2" table:number-columns-repeated="19"/>
          <table:table-cell table:style-name="ce3" table:number-columns-repeated="2"/>
          <table:table-cell table:number-columns-repeated="960"/>
        </table:table-row>
        <table:table-row table:style-name="ro1">
          <table:table-cell table:style-name="ce1" office:value-type="float" office:value="7839.70716049383" calcext:value-type="float">
            <text:p>7839.70716049383</text:p>
          </table:table-cell>
          <table:table-cell table:style-name="ce1" office:value-type="float" office:value="7318.42765432099" calcext:value-type="float">
            <text:p>7318.42765432099</text:p>
          </table:table-cell>
          <table:table-cell table:style-name="ce1" office:value-type="float" office:value="6882.88197530864" calcext:value-type="float">
            <text:p>6882.88197530864</text:p>
          </table:table-cell>
          <table:table-cell table:style-name="ce1" office:value-type="float" office:value="6141.63851851852" calcext:value-type="float">
            <text:p>6141.63851851852</text:p>
          </table:table-cell>
          <table:table-cell table:style-name="ce1" office:value-type="float" office:value="4111.64740740741" calcext:value-type="float">
            <text:p>4111.64740740741</text:p>
          </table:table-cell>
          <table:table-cell table:style-name="ce1" office:value-type="float" office:value="3701.32493827161" calcext:value-type="float">
            <text:p>3701.32493827161</text:p>
          </table:table-cell>
          <table:table-cell table:style-name="ce1" office:value-type="float" office:value="2031.59308641975" calcext:value-type="float">
            <text:p>2031.59308641975</text:p>
          </table:table-cell>
          <table:table-cell table:style-name="ce1" office:value-type="float" office:value="2089.5812345679" calcext:value-type="float">
            <text:p>2089.5812345679</text:p>
          </table:table-cell>
          <table:table-cell table:style-name="ce1" office:value-type="float" office:value="1278.6187654321" calcext:value-type="float">
            <text:p>1278.6187654321</text:p>
          </table:table-cell>
          <table:table-cell table:style-name="ce1" office:value-type="float" office:value="1193.61530864198" calcext:value-type="float">
            <text:p>1193.61530864198</text:p>
          </table:table-cell>
          <table:table-cell table:style-name="ce1" office:value-type="float" office:value="1141.23851851852" calcext:value-type="float">
            <text:p>1141.23851851852</text:p>
          </table:table-cell>
          <table:table-cell table:style-name="ce1" office:value-type="float" office:value="1063.51802469136" calcext:value-type="float">
            <text:p>1063.51802469136</text:p>
          </table:table-cell>
          <table:table-cell table:style-name="ce1" office:value-type="float" office:value="1139.57086419753" calcext:value-type="float">
            <text:p>1139.57086419753</text:p>
          </table:table-cell>
          <table:table-cell table:style-name="ce1" office:value-type="float" office:value="1042.14962962963" calcext:value-type="float">
            <text:p>1042.14962962963</text:p>
          </table:table-cell>
          <table:table-cell table:style-name="ce1" office:value-type="float" office:value="1075.78666666667" calcext:value-type="float">
            <text:p>1075.78666666667</text:p>
          </table:table-cell>
          <table:table-cell table:style-name="ce1" office:value-type="float" office:value="1018.97283950617" calcext:value-type="float">
            <text:p>1018.97283950617</text:p>
          </table:table-cell>
          <table:table-cell table:style-name="ce1" office:value-type="float" office:value="1107.43160493827" calcext:value-type="float">
            <text:p>1107.43160493827</text:p>
          </table:table-cell>
          <table:table-cell table:style-name="ce1" office:value-type="float" office:value="1037.23901234568" calcext:value-type="float">
            <text:p>1037.23901234568</text:p>
          </table:table-cell>
          <table:table-cell table:style-name="ce1" office:value-type="float" office:value="1061.05975308642" calcext:value-type="float">
            <text:p>1061.05975308642</text:p>
          </table:table-cell>
          <table:table-cell table:style-name="ce1" office:value-type="float" office:value="1002.87950617284" calcext:value-type="float">
            <text:p>1002.87950617284</text:p>
          </table:table-cell>
          <table:table-cell office:value-type="float" office:value="4062.62814814815" calcext:value-type="float">
            <text:p>4062.62814814815</text:p>
          </table:table-cell>
          <table:table-cell office:value-type="float" office:value="3863.07703703704" calcext:value-type="float">
            <text:p>3863.07703703704</text:p>
          </table:table-cell>
          <table:table-cell office:value-type="float" office:value="7321.08839506173" calcext:value-type="float">
            <text:p>7321.08839506173</text:p>
          </table:table-cell>
          <table:table-cell office:value-type="float" office:value="6937.96839506173" calcext:value-type="float">
            <text:p>6937.96839506173</text:p>
          </table:table-cell>
          <table:table-cell office:value-type="float" office:value="11971.4202469136" calcext:value-type="float">
            <text:p>11971.4202469136</text:p>
          </table:table-cell>
          <table:table-cell office:value-type="float" office:value="11351.6686419753" calcext:value-type="float">
            <text:p>11351.6686419753</text:p>
          </table:table-cell>
          <table:table-cell office:value-type="float" office:value="19629.9308641975" calcext:value-type="float">
            <text:p>19629.9308641975</text:p>
          </table:table-cell>
          <table:table-cell office:value-type="float" office:value="17011.3032098765" calcext:value-type="float">
            <text:p>17011.3032098765</text:p>
          </table:table-cell>
          <table:table-cell office:value-type="float" office:value="20297.2928395062" calcext:value-type="float">
            <text:p>20297.2928395062</text:p>
          </table:table-cell>
          <table:table-cell office:value-type="float" office:value="18884.3698765432" calcext:value-type="float">
            <text:p>18884.3698765432</text:p>
          </table:table-cell>
          <table:table-cell office:value-type="float" office:value="23752.7891358025" calcext:value-type="float">
            <text:p>23752.7891358025</text:p>
          </table:table-cell>
          <table:table-cell office:value-type="float" office:value="22375.5555555556" calcext:value-type="float">
            <text:p>22375.5555555556</text:p>
          </table:table-cell>
          <table:table-cell office:value-type="float" office:value="26808.3817283951" calcext:value-type="float">
            <text:p>26808.3817283951</text:p>
          </table:table-cell>
          <table:table-cell office:value-type="float" office:value="24631.1837037037" calcext:value-type="float">
            <text:p>24631.1837037037</text:p>
          </table:table-cell>
          <table:table-cell office:value-type="float" office:value="27386.7491358025" calcext:value-type="float">
            <text:p>27386.7491358025</text:p>
          </table:table-cell>
          <table:table-cell office:value-type="float" office:value="25640.707654321" calcext:value-type="float">
            <text:p>25640.707654321</text:p>
          </table:table-cell>
          <table:table-cell office:value-type="float" office:value="30166.8" calcext:value-type="float">
            <text:p>30166.8</text:p>
          </table:table-cell>
          <table:table-cell office:value-type="float" office:value="29481.3081481482" calcext:value-type="float">
            <text:p>29481.3081481482</text:p>
          </table:table-cell>
          <table:table-cell office:value-type="float" office:value="29963.2533333333" calcext:value-type="float">
            <text:p>29963.2533333333</text:p>
          </table:table-cell>
          <table:table-cell office:value-type="float" office:value="28285.0879012346" calcext:value-type="float">
            <text:p>28285.0879012346</text:p>
          </table:table-cell>
          <table:table-cell table:number-columns-repeated="3"/>
          <table:table-cell table:style-name="ce2" table:number-columns-repeated="19"/>
          <table:table-cell table:style-name="ce3" table:number-columns-repeated="2"/>
          <table:table-cell table:number-columns-repeated="960"/>
        </table:table-row>
        <table:table-row table:style-name="ro1">
          <table:table-cell table:style-name="ce1" office:value-type="float" office:value="7900.53481481482" calcext:value-type="float">
            <text:p>7900.53481481482</text:p>
          </table:table-cell>
          <table:table-cell table:style-name="ce1" office:value-type="float" office:value="7371.17679012346" calcext:value-type="float">
            <text:p>7371.17679012346</text:p>
          </table:table-cell>
          <table:table-cell table:style-name="ce1" office:value-type="float" office:value="6880.00345679012" calcext:value-type="float">
            <text:p>6880.00345679012</text:p>
          </table:table-cell>
          <table:table-cell table:style-name="ce1" office:value-type="float" office:value="6125.68888888889" calcext:value-type="float">
            <text:p>6125.68888888889</text:p>
          </table:table-cell>
          <table:table-cell table:style-name="ce1" office:value-type="float" office:value="4093" calcext:value-type="float">
            <text:p>4093</text:p>
          </table:table-cell>
          <table:table-cell table:style-name="ce1" office:value-type="float" office:value="3669.94716049383" calcext:value-type="float">
            <text:p>3669.94716049383</text:p>
          </table:table-cell>
          <table:table-cell table:style-name="ce1" office:value-type="float" office:value="2029.04790123457" calcext:value-type="float">
            <text:p>2029.04790123457</text:p>
          </table:table-cell>
          <table:table-cell table:style-name="ce1" office:value-type="float" office:value="2080.40049382716" calcext:value-type="float">
            <text:p>2080.40049382716</text:p>
          </table:table-cell>
          <table:table-cell table:style-name="ce1" office:value-type="float" office:value="1282.24148148148" calcext:value-type="float">
            <text:p>1282.24148148148</text:p>
          </table:table-cell>
          <table:table-cell table:style-name="ce1" office:value-type="float" office:value="1196.30716049383" calcext:value-type="float">
            <text:p>1196.30716049383</text:p>
          </table:table-cell>
          <table:table-cell table:style-name="ce1" office:value-type="float" office:value="1148.24395061728" calcext:value-type="float">
            <text:p>1148.24395061728</text:p>
          </table:table-cell>
          <table:table-cell table:style-name="ce1" office:value-type="float" office:value="1068.49777777778" calcext:value-type="float">
            <text:p>1068.49777777778</text:p>
          </table:table-cell>
          <table:table-cell table:style-name="ce1" office:value-type="float" office:value="1145.00938271605" calcext:value-type="float">
            <text:p>1145.00938271605</text:p>
          </table:table-cell>
          <table:table-cell table:style-name="ce1" office:value-type="float" office:value="1049.48049382716" calcext:value-type="float">
            <text:p>1049.48049382716</text:p>
          </table:table-cell>
          <table:table-cell table:style-name="ce1" office:value-type="float" office:value="1078.02864197531" calcext:value-type="float">
            <text:p>1078.02864197531</text:p>
          </table:table-cell>
          <table:table-cell table:style-name="ce1" office:value-type="float" office:value="1022.27456790123" calcext:value-type="float">
            <text:p>1022.27456790123</text:p>
          </table:table-cell>
          <table:table-cell table:style-name="ce1" office:value-type="float" office:value="1111.47950617284" calcext:value-type="float">
            <text:p>1111.47950617284</text:p>
          </table:table-cell>
          <table:table-cell table:style-name="ce1" office:value-type="float" office:value="1040.54469135802" calcext:value-type="float">
            <text:p>1040.54469135802</text:p>
          </table:table-cell>
          <table:table-cell table:style-name="ce1" office:value-type="float" office:value="1064.48938271605" calcext:value-type="float">
            <text:p>1064.48938271605</text:p>
          </table:table-cell>
          <table:table-cell table:style-name="ce1" office:value-type="float" office:value="1006.16395061728" calcext:value-type="float">
            <text:p>1006.16395061728</text:p>
          </table:table-cell>
          <table:table-cell office:value-type="float" office:value="4242.38074074074" calcext:value-type="float">
            <text:p>4242.38074074074</text:p>
          </table:table-cell>
          <table:table-cell office:value-type="float" office:value="4042.25086419753" calcext:value-type="float">
            <text:p>4042.25086419753</text:p>
          </table:table-cell>
          <table:table-cell office:value-type="float" office:value="7690.0024691358" calcext:value-type="float">
            <text:p>7690.0024691358</text:p>
          </table:table-cell>
          <table:table-cell office:value-type="float" office:value="7286.95604938272" calcext:value-type="float">
            <text:p>7286.95604938272</text:p>
          </table:table-cell>
          <table:table-cell office:value-type="float" office:value="12408.5496296296" calcext:value-type="float">
            <text:p>12408.5496296296</text:p>
          </table:table-cell>
          <table:table-cell office:value-type="float" office:value="11717.9832098765" calcext:value-type="float">
            <text:p>11717.9832098765</text:p>
          </table:table-cell>
          <table:table-cell office:value-type="float" office:value="19945.0424691358" calcext:value-type="float">
            <text:p>19945.0424691358</text:p>
          </table:table-cell>
          <table:table-cell office:value-type="float" office:value="17263.3120987654" calcext:value-type="float">
            <text:p>17263.3120987654</text:p>
          </table:table-cell>
          <table:table-cell office:value-type="float" office:value="20521.0212345679" calcext:value-type="float">
            <text:p>20521.0212345679</text:p>
          </table:table-cell>
          <table:table-cell office:value-type="float" office:value="19073.3530864198" calcext:value-type="float">
            <text:p>19073.3530864198</text:p>
          </table:table-cell>
          <table:table-cell office:value-type="float" office:value="23935.9466666667" calcext:value-type="float">
            <text:p>23935.9466666667</text:p>
          </table:table-cell>
          <table:table-cell office:value-type="float" office:value="22527.6977777778" calcext:value-type="float">
            <text:p>22527.6977777778</text:p>
          </table:table-cell>
          <table:table-cell office:value-type="float" office:value="26955.8019753086" calcext:value-type="float">
            <text:p>26955.8019753086</text:p>
          </table:table-cell>
          <table:table-cell office:value-type="float" office:value="24772.3259259259" calcext:value-type="float">
            <text:p>24772.3259259259</text:p>
          </table:table-cell>
          <table:table-cell office:value-type="float" office:value="27512.6740740741" calcext:value-type="float">
            <text:p>27512.6740740741</text:p>
          </table:table-cell>
          <table:table-cell office:value-type="float" office:value="25754.7560493827" calcext:value-type="float">
            <text:p>25754.7560493827</text:p>
          </table:table-cell>
          <table:table-cell office:value-type="float" office:value="30279.4355555556" calcext:value-type="float">
            <text:p>30279.4355555556</text:p>
          </table:table-cell>
          <table:table-cell office:value-type="float" office:value="29599.3185185185" calcext:value-type="float">
            <text:p>29599.3185185185</text:p>
          </table:table-cell>
          <table:table-cell office:value-type="float" office:value="30061.5871604938" calcext:value-type="float">
            <text:p>30061.5871604938</text:p>
          </table:table-cell>
          <table:table-cell office:value-type="float" office:value="28385.682962963" calcext:value-type="float">
            <text:p>28385.682962963</text:p>
          </table:table-cell>
          <table:table-cell table:number-columns-repeated="3"/>
          <table:table-cell table:style-name="ce2" table:number-columns-repeated="19"/>
          <table:table-cell table:style-name="ce3" table:number-columns-repeated="2"/>
          <table:table-cell table:number-columns-repeated="960"/>
        </table:table-row>
        <table:table-row table:style-name="ro1">
          <table:table-cell table:style-name="ce1" office:value-type="float" office:value="7941.94913580247" calcext:value-type="float">
            <text:p>7941.94913580247</text:p>
          </table:table-cell>
          <table:table-cell table:style-name="ce1" office:value-type="float" office:value="7409.62074074074" calcext:value-type="float">
            <text:p>7409.62074074074</text:p>
          </table:table-cell>
          <table:table-cell table:style-name="ce1" office:value-type="float" office:value="6866.37037037037" calcext:value-type="float">
            <text:p>6866.37037037037</text:p>
          </table:table-cell>
          <table:table-cell table:style-name="ce1" office:value-type="float" office:value="6086.54271604938" calcext:value-type="float">
            <text:p>6086.54271604938</text:p>
          </table:table-cell>
          <table:table-cell table:style-name="ce1" office:value-type="float" office:value="4054.39654320988" calcext:value-type="float">
            <text:p>4054.39654320988</text:p>
          </table:table-cell>
          <table:table-cell table:style-name="ce1" office:value-type="float" office:value="3632.61679012346" calcext:value-type="float">
            <text:p>3632.61679012346</text:p>
          </table:table-cell>
          <table:table-cell table:style-name="ce1" office:value-type="float" office:value="2020.71950617284" calcext:value-type="float">
            <text:p>2020.71950617284</text:p>
          </table:table-cell>
          <table:table-cell table:style-name="ce1" office:value-type="float" office:value="2064.15555555556" calcext:value-type="float">
            <text:p>2064.15555555556</text:p>
          </table:table-cell>
          <table:table-cell table:style-name="ce1" office:value-type="float" office:value="1284.53530864198" calcext:value-type="float">
            <text:p>1284.53530864198</text:p>
          </table:table-cell>
          <table:table-cell table:style-name="ce1" office:value-type="float" office:value="1199.72790123457" calcext:value-type="float">
            <text:p>1199.72790123457</text:p>
          </table:table-cell>
          <table:table-cell table:style-name="ce1" office:value-type="float" office:value="1154.5175308642" calcext:value-type="float">
            <text:p>1154.5175308642</text:p>
          </table:table-cell>
          <table:table-cell table:style-name="ce1" office:value-type="float" office:value="1072.96049382716" calcext:value-type="float">
            <text:p>1072.96049382716</text:p>
          </table:table-cell>
          <table:table-cell table:style-name="ce1" office:value-type="float" office:value="1147.49728395062" calcext:value-type="float">
            <text:p>1147.49728395062</text:p>
          </table:table-cell>
          <table:table-cell table:style-name="ce1" office:value-type="float" office:value="1053.36938271605" calcext:value-type="float">
            <text:p>1053.36938271605</text:p>
          </table:table-cell>
          <table:table-cell table:style-name="ce1" office:value-type="float" office:value="1081.56888888889" calcext:value-type="float">
            <text:p>1081.56888888889</text:p>
          </table:table-cell>
          <table:table-cell table:style-name="ce1" office:value-type="float" office:value="1024.01135802469" calcext:value-type="float">
            <text:p>1024.01135802469</text:p>
          </table:table-cell>
          <table:table-cell table:style-name="ce1" office:value-type="float" office:value="1113.89283950617" calcext:value-type="float">
            <text:p>1113.89283950617</text:p>
          </table:table-cell>
          <table:table-cell table:style-name="ce1" office:value-type="float" office:value="1045.02962962963" calcext:value-type="float">
            <text:p>1045.02962962963</text:p>
          </table:table-cell>
          <table:table-cell table:style-name="ce1" office:value-type="float" office:value="1065.48790123457" calcext:value-type="float">
            <text:p>1065.48790123457</text:p>
          </table:table-cell>
          <table:table-cell table:style-name="ce1" office:value-type="float" office:value="1007.75160493827" calcext:value-type="float">
            <text:p>1007.75160493827</text:p>
          </table:table-cell>
          <table:table-cell office:value-type="float" office:value="4519.99061728395" calcext:value-type="float">
            <text:p>4519.99061728395</text:p>
          </table:table-cell>
          <table:table-cell office:value-type="float" office:value="4310.29827160494" calcext:value-type="float">
            <text:p>4310.29827160494</text:p>
          </table:table-cell>
          <table:table-cell office:value-type="float" office:value="8227.83901234568" calcext:value-type="float">
            <text:p>8227.83901234568</text:p>
          </table:table-cell>
          <table:table-cell office:value-type="float" office:value="7797.84197530864" calcext:value-type="float">
            <text:p>7797.84197530864</text:p>
          </table:table-cell>
          <table:table-cell office:value-type="float" office:value="13112.4809876543" calcext:value-type="float">
            <text:p>13112.4809876543</text:p>
          </table:table-cell>
          <table:table-cell office:value-type="float" office:value="12322.477037037" calcext:value-type="float">
            <text:p>12322.477037037</text:p>
          </table:table-cell>
          <table:table-cell office:value-type="float" office:value="20655.9279012346" calcext:value-type="float">
            <text:p>20655.9279012346</text:p>
          </table:table-cell>
          <table:table-cell office:value-type="float" office:value="17870.1649382716" calcext:value-type="float">
            <text:p>17870.1649382716</text:p>
          </table:table-cell>
          <table:table-cell office:value-type="float" office:value="21011.117037037" calcext:value-type="float">
            <text:p>21011.117037037</text:p>
          </table:table-cell>
          <table:table-cell office:value-type="float" office:value="19516.9871604938" calcext:value-type="float">
            <text:p>19516.9871604938</text:p>
          </table:table-cell>
          <table:table-cell office:value-type="float" office:value="24446.3585185185" calcext:value-type="float">
            <text:p>24446.3585185185</text:p>
          </table:table-cell>
          <table:table-cell office:value-type="float" office:value="22986.0004938272" calcext:value-type="float">
            <text:p>22986.0004938272</text:p>
          </table:table-cell>
          <table:table-cell office:value-type="float" office:value="27466.3911111111" calcext:value-type="float">
            <text:p>27466.3911111111</text:p>
          </table:table-cell>
          <table:table-cell office:value-type="float" office:value="25237.6795061728" calcext:value-type="float">
            <text:p>25237.6795061728</text:p>
          </table:table-cell>
          <table:table-cell office:value-type="float" office:value="27985.7501234568" calcext:value-type="float">
            <text:p>27985.7501234568</text:p>
          </table:table-cell>
          <table:table-cell office:value-type="float" office:value="26180.0419753086" calcext:value-type="float">
            <text:p>26180.0419753086</text:p>
          </table:table-cell>
          <table:table-cell office:value-type="float" office:value="30760.969382716" calcext:value-type="float">
            <text:p>30760.969382716</text:p>
          </table:table-cell>
          <table:table-cell office:value-type="float" office:value="30086.5496296296" calcext:value-type="float">
            <text:p>30086.5496296296</text:p>
          </table:table-cell>
          <table:table-cell office:value-type="float" office:value="30524.5935802469" calcext:value-type="float">
            <text:p>30524.5935802469</text:p>
          </table:table-cell>
          <table:table-cell office:value-type="float" office:value="28816.6760493827" calcext:value-type="float">
            <text:p>28816.6760493827</text:p>
          </table:table-cell>
          <table:table-cell table:number-columns-repeated="3"/>
          <table:table-cell table:style-name="ce2" table:number-columns-repeated="19"/>
          <table:table-cell table:style-name="ce3" table:number-columns-repeated="2"/>
          <table:table-cell table:number-columns-repeated="960"/>
        </table:table-row>
        <table:table-row table:style-name="ro1">
          <table:table-cell table:style-name="ce1" office:value-type="float" office:value="8019.01234567901" calcext:value-type="float">
            <text:p>8019.01234567901</text:p>
          </table:table-cell>
          <table:table-cell table:style-name="ce1" office:value-type="float" office:value="7486.41333333333" calcext:value-type="float">
            <text:p>7486.41333333333</text:p>
          </table:table-cell>
          <table:table-cell table:style-name="ce1" office:value-type="float" office:value="6865.12987654321" calcext:value-type="float">
            <text:p>6865.12987654321</text:p>
          </table:table-cell>
          <table:table-cell table:style-name="ce1" office:value-type="float" office:value="6082.76691358025" calcext:value-type="float">
            <text:p>6082.76691358025</text:p>
          </table:table-cell>
          <table:table-cell table:style-name="ce1" office:value-type="float" office:value="4042.20444444444" calcext:value-type="float">
            <text:p>4042.20444444444</text:p>
          </table:table-cell>
          <table:table-cell table:style-name="ce1" office:value-type="float" office:value="3616.33925925926" calcext:value-type="float">
            <text:p>3616.33925925926</text:p>
          </table:table-cell>
          <table:table-cell table:style-name="ce1" office:value-type="float" office:value="2019.48790123457" calcext:value-type="float">
            <text:p>2019.48790123457</text:p>
          </table:table-cell>
          <table:table-cell table:style-name="ce1" office:value-type="float" office:value="2064.9975308642" calcext:value-type="float">
            <text:p>2064.9975308642</text:p>
          </table:table-cell>
          <table:table-cell table:style-name="ce1" office:value-type="float" office:value="1291.38913580247" calcext:value-type="float">
            <text:p>1291.38913580247</text:p>
          </table:table-cell>
          <table:table-cell table:style-name="ce1" office:value-type="float" office:value="1206.20691358025" calcext:value-type="float">
            <text:p>1206.20691358025</text:p>
          </table:table-cell>
          <table:table-cell table:style-name="ce1" office:value-type="float" office:value="1162.75604938272" calcext:value-type="float">
            <text:p>1162.75604938272</text:p>
          </table:table-cell>
          <table:table-cell table:style-name="ce1" office:value-type="float" office:value="1079.82716049383" calcext:value-type="float">
            <text:p>1079.82716049383</text:p>
          </table:table-cell>
          <table:table-cell table:style-name="ce1" office:value-type="float" office:value="1154.63259259259" calcext:value-type="float">
            <text:p>1154.63259259259</text:p>
          </table:table-cell>
          <table:table-cell table:style-name="ce1" office:value-type="float" office:value="1058.97432098765" calcext:value-type="float">
            <text:p>1058.97432098765</text:p>
          </table:table-cell>
          <table:table-cell table:style-name="ce1" office:value-type="float" office:value="1087.76641975309" calcext:value-type="float">
            <text:p>1087.76641975309</text:p>
          </table:table-cell>
          <table:table-cell table:style-name="ce1" office:value-type="float" office:value="1029.08444444444" calcext:value-type="float">
            <text:p>1029.08444444444</text:p>
          </table:table-cell>
          <table:table-cell table:style-name="ce1" office:value-type="float" office:value="1120.60197530864" calcext:value-type="float">
            <text:p>1120.60197530864</text:p>
          </table:table-cell>
          <table:table-cell table:style-name="ce1" office:value-type="float" office:value="1048.23604938272" calcext:value-type="float">
            <text:p>1048.23604938272</text:p>
          </table:table-cell>
          <table:table-cell table:style-name="ce1" office:value-type="float" office:value="1071.32395061728" calcext:value-type="float">
            <text:p>1071.32395061728</text:p>
          </table:table-cell>
          <table:table-cell table:style-name="ce1" office:value-type="float" office:value="1010.01432098765" calcext:value-type="float">
            <text:p>1010.01432098765</text:p>
          </table:table-cell>
          <table:table-cell office:value-type="float" office:value="4773.9150617284" calcext:value-type="float">
            <text:p>4773.9150617284</text:p>
          </table:table-cell>
          <table:table-cell office:value-type="float" office:value="4548.71012345679" calcext:value-type="float">
            <text:p>4548.71012345679</text:p>
          </table:table-cell>
          <table:table-cell office:value-type="float" office:value="8705.77777777778" calcext:value-type="float">
            <text:p>8705.77777777778</text:p>
          </table:table-cell>
          <table:table-cell office:value-type="float" office:value="8260.79209876543" calcext:value-type="float">
            <text:p>8260.79209876543</text:p>
          </table:table-cell>
          <table:table-cell office:value-type="float" office:value="13709.2948148148" calcext:value-type="float">
            <text:p>13709.2948148148</text:p>
          </table:table-cell>
          <table:table-cell office:value-type="float" office:value="12832.8656790123" calcext:value-type="float">
            <text:p>12832.8656790123</text:p>
          </table:table-cell>
          <table:table-cell office:value-type="float" office:value="21187.575308642" calcext:value-type="float">
            <text:p>21187.575308642</text:p>
          </table:table-cell>
          <table:table-cell office:value-type="float" office:value="18318.3214814815" calcext:value-type="float">
            <text:p>18318.3214814815</text:p>
          </table:table-cell>
          <table:table-cell office:value-type="float" office:value="21448.6824691358" calcext:value-type="float">
            <text:p>21448.6824691358</text:p>
          </table:table-cell>
          <table:table-cell office:value-type="float" office:value="19923.8167901235" calcext:value-type="float">
            <text:p>19923.8167901235</text:p>
          </table:table-cell>
          <table:table-cell office:value-type="float" office:value="24889.9634567901" calcext:value-type="float">
            <text:p>24889.9634567901</text:p>
          </table:table-cell>
          <table:table-cell office:value-type="float" office:value="23391.1417283951" calcext:value-type="float">
            <text:p>23391.1417283951</text:p>
          </table:table-cell>
          <table:table-cell office:value-type="float" office:value="27888.6597530864" calcext:value-type="float">
            <text:p>27888.6597530864</text:p>
          </table:table-cell>
          <table:table-cell office:value-type="float" office:value="25623.0434567901" calcext:value-type="float">
            <text:p>25623.0434567901</text:p>
          </table:table-cell>
          <table:table-cell office:value-type="float" office:value="28424.3762962963" calcext:value-type="float">
            <text:p>28424.3762962963</text:p>
          </table:table-cell>
          <table:table-cell office:value-type="float" office:value="26584.9397530864" calcext:value-type="float">
            <text:p>26584.9397530864</text:p>
          </table:table-cell>
          <table:table-cell office:value-type="float" office:value="31191.0785185185" calcext:value-type="float">
            <text:p>31191.0785185185</text:p>
          </table:table-cell>
          <table:table-cell office:value-type="float" office:value="30520.6839506173" calcext:value-type="float">
            <text:p>30520.6839506173</text:p>
          </table:table-cell>
          <table:table-cell office:value-type="float" office:value="30954.7945679012" calcext:value-type="float">
            <text:p>30954.7945679012</text:p>
          </table:table-cell>
          <table:table-cell office:value-type="float" office:value="29199.1367901235" calcext:value-type="float">
            <text:p>29199.1367901235</text:p>
          </table:table-cell>
          <table:table-cell table:number-columns-repeated="3"/>
          <table:table-cell table:style-name="ce2" table:number-columns-repeated="19"/>
          <table:table-cell table:style-name="ce3" table:number-columns-repeated="2"/>
          <table:table-cell table:number-columns-repeated="960"/>
        </table:table-row>
        <table:table-row table:style-name="ro1">
          <table:table-cell table:style-name="ce1" office:value-type="float" office:value="8085.40345679012" calcext:value-type="float">
            <text:p>8085.40345679012</text:p>
          </table:table-cell>
          <table:table-cell table:style-name="ce1" office:value-type="float" office:value="7536.19950617284" calcext:value-type="float">
            <text:p>7536.19950617284</text:p>
          </table:table-cell>
          <table:table-cell table:style-name="ce1" office:value-type="float" office:value="6856.02222222222" calcext:value-type="float">
            <text:p>6856.02222222222</text:p>
          </table:table-cell>
          <table:table-cell table:style-name="ce1" office:value-type="float" office:value="6065.00395061728" calcext:value-type="float">
            <text:p>6065.00395061728</text:p>
          </table:table-cell>
          <table:table-cell table:style-name="ce1" office:value-type="float" office:value="4020.13481481482" calcext:value-type="float">
            <text:p>4020.13481481482</text:p>
          </table:table-cell>
          <table:table-cell table:style-name="ce1" office:value-type="float" office:value="3590.34666666667" calcext:value-type="float">
            <text:p>3590.34666666667</text:p>
          </table:table-cell>
          <table:table-cell table:style-name="ce1" office:value-type="float" office:value="2020.15456790123" calcext:value-type="float">
            <text:p>2020.15456790123</text:p>
          </table:table-cell>
          <table:table-cell table:style-name="ce1" office:value-type="float" office:value="2061.3412345679" calcext:value-type="float">
            <text:p>2061.3412345679</text:p>
          </table:table-cell>
          <table:table-cell table:style-name="ce1" office:value-type="float" office:value="1293.25283950617" calcext:value-type="float">
            <text:p>1293.25283950617</text:p>
          </table:table-cell>
          <table:table-cell table:style-name="ce1" office:value-type="float" office:value="1209.76543209877" calcext:value-type="float">
            <text:p>1209.76543209877</text:p>
          </table:table-cell>
          <table:table-cell table:style-name="ce1" office:value-type="float" office:value="1168.68148148148" calcext:value-type="float">
            <text:p>1168.68148148148</text:p>
          </table:table-cell>
          <table:table-cell table:style-name="ce1" office:value-type="float" office:value="1084.85333333333" calcext:value-type="float">
            <text:p>1084.85333333333</text:p>
          </table:table-cell>
          <table:table-cell table:style-name="ce1" office:value-type="float" office:value="1159.66172839506" calcext:value-type="float">
            <text:p>1159.66172839506</text:p>
          </table:table-cell>
          <table:table-cell table:style-name="ce1" office:value-type="float" office:value="1062.83012345679" calcext:value-type="float">
            <text:p>1062.83012345679</text:p>
          </table:table-cell>
          <table:table-cell table:style-name="ce1" office:value-type="float" office:value="1091.91259259259" calcext:value-type="float">
            <text:p>1091.91259259259</text:p>
          </table:table-cell>
          <table:table-cell table:style-name="ce1" office:value-type="float" office:value="1033.82962962963" calcext:value-type="float">
            <text:p>1033.82962962963</text:p>
          </table:table-cell>
          <table:table-cell table:style-name="ce1" office:value-type="float" office:value="1124.51358024691" calcext:value-type="float">
            <text:p>1124.51358024691</text:p>
          </table:table-cell>
          <table:table-cell table:style-name="ce1" office:value-type="float" office:value="1053.53283950617" calcext:value-type="float">
            <text:p>1053.53283950617</text:p>
          </table:table-cell>
          <table:table-cell table:style-name="ce1" office:value-type="float" office:value="1073.81481481481" calcext:value-type="float">
            <text:p>1073.81481481481</text:p>
          </table:table-cell>
          <table:table-cell table:style-name="ce1" office:value-type="float" office:value="1014.93679012346" calcext:value-type="float">
            <text:p>1014.93679012346</text:p>
          </table:table-cell>
          <table:table-cell office:value-type="float" office:value="5023.22716049383" calcext:value-type="float">
            <text:p>5023.22716049383</text:p>
          </table:table-cell>
          <table:table-cell office:value-type="float" office:value="4797.12641975309" calcext:value-type="float">
            <text:p>4797.12641975309</text:p>
          </table:table-cell>
          <table:table-cell office:value-type="float" office:value="9151.01432098766" calcext:value-type="float">
            <text:p>9151.01432098766</text:p>
          </table:table-cell>
          <table:table-cell office:value-type="float" office:value="8687.7412345679" calcext:value-type="float">
            <text:p>8687.7412345679</text:p>
          </table:table-cell>
          <table:table-cell office:value-type="float" office:value="14255.3254320988" calcext:value-type="float">
            <text:p>14255.3254320988</text:p>
          </table:table-cell>
          <table:table-cell office:value-type="float" office:value="13300.8538271605" calcext:value-type="float">
            <text:p>13300.8538271605</text:p>
          </table:table-cell>
          <table:table-cell office:value-type="float" office:value="21642.6360493827" calcext:value-type="float">
            <text:p>21642.6360493827</text:p>
          </table:table-cell>
          <table:table-cell office:value-type="float" office:value="18721.932345679" calcext:value-type="float">
            <text:p>18721.932345679</text:p>
          </table:table-cell>
          <table:table-cell office:value-type="float" office:value="21787.1525925926" calcext:value-type="float">
            <text:p>21787.1525925926</text:p>
          </table:table-cell>
          <table:table-cell office:value-type="float" office:value="20241.0479012346" calcext:value-type="float">
            <text:p>20241.0479012346</text:p>
          </table:table-cell>
          <table:table-cell office:value-type="float" office:value="25229.3525925926" calcext:value-type="float">
            <text:p>25229.3525925926</text:p>
          </table:table-cell>
          <table:table-cell office:value-type="float" office:value="23679.8577777778" calcext:value-type="float">
            <text:p>23679.8577777778</text:p>
          </table:table-cell>
          <table:table-cell office:value-type="float" office:value="28215.7555555556" calcext:value-type="float">
            <text:p>28215.7555555556</text:p>
          </table:table-cell>
          <table:table-cell office:value-type="float" office:value="25912.910617284" calcext:value-type="float">
            <text:p>25912.910617284</text:p>
          </table:table-cell>
          <table:table-cell office:value-type="float" office:value="28680.1027160494" calcext:value-type="float">
            <text:p>28680.1027160494</text:p>
          </table:table-cell>
          <table:table-cell office:value-type="float" office:value="26826.4059259259" calcext:value-type="float">
            <text:p>26826.4059259259</text:p>
          </table:table-cell>
          <table:table-cell office:value-type="float" office:value="31460.2987654321" calcext:value-type="float">
            <text:p>31460.2987654321</text:p>
          </table:table-cell>
          <table:table-cell office:value-type="float" office:value="30815.1713580247" calcext:value-type="float">
            <text:p>30815.1713580247</text:p>
          </table:table-cell>
          <table:table-cell office:value-type="float" office:value="31216.0795061728" calcext:value-type="float">
            <text:p>31216.0795061728</text:p>
          </table:table-cell>
          <table:table-cell office:value-type="float" office:value="29429.4345679012" calcext:value-type="float">
            <text:p>29429.4345679012</text:p>
          </table:table-cell>
          <table:table-cell table:number-columns-repeated="3"/>
          <table:table-cell table:style-name="ce2" table:number-columns-repeated="19"/>
          <table:table-cell table:style-name="ce3" table:number-columns-repeated="2"/>
          <table:table-cell table:number-columns-repeated="960"/>
        </table:table-row>
        <table:table-row table:style-name="ro1">
          <table:table-cell table:style-name="ce1" office:value-type="float" office:value="8159.65679012346" calcext:value-type="float">
            <text:p>8159.65679012346</text:p>
          </table:table-cell>
          <table:table-cell table:style-name="ce1" office:value-type="float" office:value="7605.34271604938" calcext:value-type="float">
            <text:p>7605.34271604938</text:p>
          </table:table-cell>
          <table:table-cell table:style-name="ce1" office:value-type="float" office:value="6868.52345679012" calcext:value-type="float">
            <text:p>6868.52345679012</text:p>
          </table:table-cell>
          <table:table-cell table:style-name="ce1" office:value-type="float" office:value="6053.02518518519" calcext:value-type="float">
            <text:p>6053.02518518519</text:p>
          </table:table-cell>
          <table:table-cell table:style-name="ce1" office:value-type="float" office:value="4018.29481481482" calcext:value-type="float">
            <text:p>4018.29481481482</text:p>
          </table:table-cell>
          <table:table-cell table:style-name="ce1" office:value-type="float" office:value="3576.0750617284" calcext:value-type="float">
            <text:p>3576.0750617284</text:p>
          </table:table-cell>
          <table:table-cell table:style-name="ce1" office:value-type="float" office:value="2023.20938271605" calcext:value-type="float">
            <text:p>2023.20938271605</text:p>
          </table:table-cell>
          <table:table-cell table:style-name="ce1" office:value-type="float" office:value="2059.16148148148" calcext:value-type="float">
            <text:p>2059.16148148148</text:p>
          </table:table-cell>
          <table:table-cell table:style-name="ce1" office:value-type="float" office:value="1300.16049382716" calcext:value-type="float">
            <text:p>1300.16049382716</text:p>
          </table:table-cell>
          <table:table-cell table:style-name="ce1" office:value-type="float" office:value="1212.38172839506" calcext:value-type="float">
            <text:p>1212.38172839506</text:p>
          </table:table-cell>
          <table:table-cell table:style-name="ce1" office:value-type="float" office:value="1174.13679012346" calcext:value-type="float">
            <text:p>1174.13679012346</text:p>
          </table:table-cell>
          <table:table-cell table:style-name="ce1" office:value-type="float" office:value="1087.89432098765" calcext:value-type="float">
            <text:p>1087.89432098765</text:p>
          </table:table-cell>
          <table:table-cell table:style-name="ce1" office:value-type="float" office:value="1164.47012345679" calcext:value-type="float">
            <text:p>1164.47012345679</text:p>
          </table:table-cell>
          <table:table-cell table:style-name="ce1" office:value-type="float" office:value="1065.08691358025" calcext:value-type="float">
            <text:p>1065.08691358025</text:p>
          </table:table-cell>
          <table:table-cell table:style-name="ce1" office:value-type="float" office:value="1095.37382716049" calcext:value-type="float">
            <text:p>1095.37382716049</text:p>
          </table:table-cell>
          <table:table-cell table:style-name="ce1" office:value-type="float" office:value="1038.42074074074" calcext:value-type="float">
            <text:p>1038.42074074074</text:p>
          </table:table-cell>
          <table:table-cell table:style-name="ce1" office:value-type="float" office:value="1127.79555555556" calcext:value-type="float">
            <text:p>1127.79555555556</text:p>
          </table:table-cell>
          <table:table-cell table:style-name="ce1" office:value-type="float" office:value="1054.28296296296" calcext:value-type="float">
            <text:p>1054.28296296296</text:p>
          </table:table-cell>
          <table:table-cell table:style-name="ce1" office:value-type="float" office:value="1078.22320987654" calcext:value-type="float">
            <text:p>1078.22320987654</text:p>
          </table:table-cell>
          <table:table-cell table:style-name="ce1" office:value-type="float" office:value="1017.99851851852" calcext:value-type="float">
            <text:p>1017.99851851852</text:p>
          </table:table-cell>
          <table:table-cell office:value-type="float" office:value="5242.95654320988" calcext:value-type="float">
            <text:p>5242.95654320988</text:p>
          </table:table-cell>
          <table:table-cell office:value-type="float" office:value="5012.7437037037" calcext:value-type="float">
            <text:p>5012.7437037037</text:p>
          </table:table-cell>
          <table:table-cell office:value-type="float" office:value="9531.06419753086" calcext:value-type="float">
            <text:p>9531.06419753086</text:p>
          </table:table-cell>
          <table:table-cell office:value-type="float" office:value="9064.57086419753" calcext:value-type="float">
            <text:p>9064.57086419753</text:p>
          </table:table-cell>
          <table:table-cell office:value-type="float" office:value="14696.5669135802" calcext:value-type="float">
            <text:p>14696.5669135802</text:p>
          </table:table-cell>
          <table:table-cell office:value-type="float" office:value="13663.9777777778" calcext:value-type="float">
            <text:p>13663.9777777778</text:p>
          </table:table-cell>
          <table:table-cell office:value-type="float" office:value="21932.8997530864" calcext:value-type="float">
            <text:p>21932.8997530864</text:p>
          </table:table-cell>
          <table:table-cell office:value-type="float" office:value="18973.6765432099" calcext:value-type="float">
            <text:p>18973.6765432099</text:p>
          </table:table-cell>
          <table:table-cell office:value-type="float" office:value="22148.2138271605" calcext:value-type="float">
            <text:p>22148.2138271605</text:p>
          </table:table-cell>
          <table:table-cell office:value-type="float" office:value="20566.5402469136" calcext:value-type="float">
            <text:p>20566.5402469136</text:p>
          </table:table-cell>
          <table:table-cell office:value-type="float" office:value="25593.4691358025" calcext:value-type="float">
            <text:p>25593.4691358025</text:p>
          </table:table-cell>
          <table:table-cell office:value-type="float" office:value="24007.612345679" calcext:value-type="float">
            <text:p>24007.612345679</text:p>
          </table:table-cell>
          <table:table-cell office:value-type="float" office:value="28569.6335802469" calcext:value-type="float">
            <text:p>28569.6335802469</text:p>
          </table:table-cell>
          <table:table-cell office:value-type="float" office:value="26213.6192592593" calcext:value-type="float">
            <text:p>26213.6192592593</text:p>
          </table:table-cell>
          <table:table-cell office:value-type="float" office:value="29016.6311111111" calcext:value-type="float">
            <text:p>29016.6311111111</text:p>
          </table:table-cell>
          <table:table-cell office:value-type="float" office:value="27117.08" calcext:value-type="float">
            <text:p>27117.08</text:p>
          </table:table-cell>
          <table:table-cell office:value-type="float" office:value="31785.0997530864" calcext:value-type="float">
            <text:p>31785.0997530864</text:p>
          </table:table-cell>
          <table:table-cell office:value-type="float" office:value="31136.1279012346" calcext:value-type="float">
            <text:p>31136.1279012346</text:p>
          </table:table-cell>
          <table:table-cell office:value-type="float" office:value="31520.2074074074" calcext:value-type="float">
            <text:p>31520.2074074074</text:p>
          </table:table-cell>
          <table:table-cell office:value-type="float" office:value="29705.3609876543" calcext:value-type="float">
            <text:p>29705.3609876543</text:p>
          </table:table-cell>
          <table:table-cell table:number-columns-repeated="3"/>
          <table:table-cell table:style-name="ce2" table:number-columns-repeated="19"/>
          <table:table-cell table:style-name="ce3" table:number-columns-repeated="2"/>
          <table:table-cell table:number-columns-repeated="960"/>
        </table:table-row>
        <table:table-row table:style-name="ro1">
          <table:table-cell table:style-name="ce1" office:value-type="float" office:value="8172.0987654321" calcext:value-type="float">
            <text:p>8172.0987654321</text:p>
          </table:table-cell>
          <table:table-cell table:style-name="ce1" office:value-type="float" office:value="7614.6375308642" calcext:value-type="float">
            <text:p>7614.6375308642</text:p>
          </table:table-cell>
          <table:table-cell table:style-name="ce1" office:value-type="float" office:value="6812.60839506173" calcext:value-type="float">
            <text:p>6812.60839506173</text:p>
          </table:table-cell>
          <table:table-cell table:style-name="ce1" office:value-type="float" office:value="5987.11407407407" calcext:value-type="float">
            <text:p>5987.11407407407</text:p>
          </table:table-cell>
          <table:table-cell table:style-name="ce1" office:value-type="float" office:value="3964.90814814815" calcext:value-type="float">
            <text:p>3964.90814814815</text:p>
          </table:table-cell>
          <table:table-cell table:style-name="ce1" office:value-type="float" office:value="3523.08592592593" calcext:value-type="float">
            <text:p>3523.08592592593</text:p>
          </table:table-cell>
          <table:table-cell table:style-name="ce1" office:value-type="float" office:value="2007.53432098765" calcext:value-type="float">
            <text:p>2007.53432098765</text:p>
          </table:table-cell>
          <table:table-cell table:style-name="ce1" office:value-type="float" office:value="2041.25777777778" calcext:value-type="float">
            <text:p>2041.25777777778</text:p>
          </table:table-cell>
          <table:table-cell table:style-name="ce1" office:value-type="float" office:value="1302.75111111111" calcext:value-type="float">
            <text:p>1302.75111111111</text:p>
          </table:table-cell>
          <table:table-cell table:style-name="ce1" office:value-type="float" office:value="1216.37283950617" calcext:value-type="float">
            <text:p>1216.37283950617</text:p>
          </table:table-cell>
          <table:table-cell table:style-name="ce1" office:value-type="float" office:value="1176.05037037037" calcext:value-type="float">
            <text:p>1176.05037037037</text:p>
          </table:table-cell>
          <table:table-cell table:style-name="ce1" office:value-type="float" office:value="1094.58271604938" calcext:value-type="float">
            <text:p>1094.58271604938</text:p>
          </table:table-cell>
          <table:table-cell table:style-name="ce1" office:value-type="float" office:value="1164.96098765432" calcext:value-type="float">
            <text:p>1164.96098765432</text:p>
          </table:table-cell>
          <table:table-cell table:style-name="ce1" office:value-type="float" office:value="1069.26814814815" calcext:value-type="float">
            <text:p>1069.26814814815</text:p>
          </table:table-cell>
          <table:table-cell table:style-name="ce1" office:value-type="float" office:value="1098.92395061728" calcext:value-type="float">
            <text:p>1098.92395061728</text:p>
          </table:table-cell>
          <table:table-cell table:style-name="ce1" office:value-type="float" office:value="1038.20197530864" calcext:value-type="float">
            <text:p>1038.20197530864</text:p>
          </table:table-cell>
          <table:table-cell table:style-name="ce1" office:value-type="float" office:value="1130.91209876543" calcext:value-type="float">
            <text:p>1130.91209876543</text:p>
          </table:table-cell>
          <table:table-cell table:style-name="ce1" office:value-type="float" office:value="1057.13580246914" calcext:value-type="float">
            <text:p>1057.13580246914</text:p>
          </table:table-cell>
          <table:table-cell table:style-name="ce1" office:value-type="float" office:value="1079.99012345679" calcext:value-type="float">
            <text:p>1079.99012345679</text:p>
          </table:table-cell>
          <table:table-cell table:style-name="ce1" office:value-type="float" office:value="1020.9362962963" calcext:value-type="float">
            <text:p>1020.9362962963</text:p>
          </table:table-cell>
          <table:table-cell office:value-type="float" office:value="5456.35061728395" calcext:value-type="float">
            <text:p>5456.35061728395</text:p>
          </table:table-cell>
          <table:table-cell office:value-type="float" office:value="5218.89530864198" calcext:value-type="float">
            <text:p>5218.89530864198</text:p>
          </table:table-cell>
          <table:table-cell office:value-type="float" office:value="9889.71851851852" calcext:value-type="float">
            <text:p>9889.71851851852</text:p>
          </table:table-cell>
          <table:table-cell office:value-type="float" office:value="9416.41580246914" calcext:value-type="float">
            <text:p>9416.41580246914</text:p>
          </table:table-cell>
          <table:table-cell office:value-type="float" office:value="15092.467654321" calcext:value-type="float">
            <text:p>15092.467654321</text:p>
          </table:table-cell>
          <table:table-cell office:value-type="float" office:value="13970.2133333333" calcext:value-type="float">
            <text:p>13970.2133333333</text:p>
          </table:table-cell>
          <table:table-cell office:value-type="float" office:value="22137.7165432099" calcext:value-type="float">
            <text:p>22137.7165432099</text:p>
          </table:table-cell>
          <table:table-cell office:value-type="float" office:value="19153.6977777778" calcext:value-type="float">
            <text:p>19153.6977777778</text:p>
          </table:table-cell>
          <table:table-cell office:value-type="float" office:value="22267.4632098765" calcext:value-type="float">
            <text:p>22267.4632098765</text:p>
          </table:table-cell>
          <table:table-cell office:value-type="float" office:value="20675.3920987654" calcext:value-type="float">
            <text:p>20675.3920987654</text:p>
          </table:table-cell>
          <table:table-cell office:value-type="float" office:value="25673.8849382716" calcext:value-type="float">
            <text:p>25673.8849382716</text:p>
          </table:table-cell>
          <table:table-cell office:value-type="float" office:value="24074.1397530864" calcext:value-type="float">
            <text:p>24074.1397530864</text:p>
          </table:table-cell>
          <table:table-cell office:value-type="float" office:value="28596.6054320988" calcext:value-type="float">
            <text:p>28596.6054320988</text:p>
          </table:table-cell>
          <table:table-cell office:value-type="float" office:value="26257.8577777778" calcext:value-type="float">
            <text:p>26257.8577777778</text:p>
          </table:table-cell>
          <table:table-cell office:value-type="float" office:value="29011.8172839506" calcext:value-type="float">
            <text:p>29011.8172839506</text:p>
          </table:table-cell>
          <table:table-cell office:value-type="float" office:value="27111.5195061728" calcext:value-type="float">
            <text:p>27111.5195061728</text:p>
          </table:table-cell>
          <table:table-cell office:value-type="float" office:value="31763.837037037" calcext:value-type="float">
            <text:p>31763.837037037</text:p>
          </table:table-cell>
          <table:table-cell office:value-type="float" office:value="31138.5274074074" calcext:value-type="float">
            <text:p>31138.5274074074</text:p>
          </table:table-cell>
          <table:table-cell office:value-type="float" office:value="31482.0622222222" calcext:value-type="float">
            <text:p>31482.0622222222</text:p>
          </table:table-cell>
          <table:table-cell office:value-type="float" office:value="29658.1303703704" calcext:value-type="float">
            <text:p>29658.1303703704</text:p>
          </table:table-cell>
          <table:table-cell table:number-columns-repeated="3"/>
          <table:table-cell table:style-name="ce2" table:number-columns-repeated="19"/>
          <table:table-cell table:style-name="ce3" table:number-columns-repeated="2"/>
          <table:table-cell table:number-columns-repeated="960"/>
        </table:table-row>
        <table:table-row table:style-name="ro1">
          <table:table-cell table:style-name="ce1" office:value-type="float" office:value="8263.46765432099" calcext:value-type="float">
            <text:p>8263.46765432099</text:p>
          </table:table-cell>
          <table:table-cell table:style-name="ce1" office:value-type="float" office:value="7700.12345679012" calcext:value-type="float">
            <text:p>7700.12345679012</text:p>
          </table:table-cell>
          <table:table-cell table:style-name="ce1" office:value-type="float" office:value="6835.48049382716" calcext:value-type="float">
            <text:p>6835.48049382716</text:p>
          </table:table-cell>
          <table:table-cell table:style-name="ce1" office:value-type="float" office:value="6003.27802469136" calcext:value-type="float">
            <text:p>6003.27802469136</text:p>
          </table:table-cell>
          <table:table-cell table:style-name="ce1" office:value-type="float" office:value="3966.44592592593" calcext:value-type="float">
            <text:p>3966.44592592593</text:p>
          </table:table-cell>
          <table:table-cell table:style-name="ce1" office:value-type="float" office:value="3519.08" calcext:value-type="float">
            <text:p>3519.08</text:p>
          </table:table-cell>
          <table:table-cell table:style-name="ce1" office:value-type="float" office:value="2019.95012345679" calcext:value-type="float">
            <text:p>2019.95012345679</text:p>
          </table:table-cell>
          <table:table-cell table:style-name="ce1" office:value-type="float" office:value="2047.92543209877" calcext:value-type="float">
            <text:p>2047.92543209877</text:p>
          </table:table-cell>
          <table:table-cell table:style-name="ce1" office:value-type="float" office:value="1306.16839506173" calcext:value-type="float">
            <text:p>1306.16839506173</text:p>
          </table:table-cell>
          <table:table-cell table:style-name="ce1" office:value-type="float" office:value="1219.15358024691" calcext:value-type="float">
            <text:p>1219.15358024691</text:p>
          </table:table-cell>
          <table:table-cell table:style-name="ce1" office:value-type="float" office:value="1183.09827160494" calcext:value-type="float">
            <text:p>1183.09827160494</text:p>
          </table:table-cell>
          <table:table-cell table:style-name="ce1" office:value-type="float" office:value="1098.28641975309" calcext:value-type="float">
            <text:p>1098.28641975309</text:p>
          </table:table-cell>
          <table:table-cell table:style-name="ce1" office:value-type="float" office:value="1168.55061728395" calcext:value-type="float">
            <text:p>1168.55061728395</text:p>
          </table:table-cell>
          <table:table-cell table:style-name="ce1" office:value-type="float" office:value="1071.20444444444" calcext:value-type="float">
            <text:p>1071.20444444444</text:p>
          </table:table-cell>
          <table:table-cell table:style-name="ce1" office:value-type="float" office:value="1098.83703703704" calcext:value-type="float">
            <text:p>1098.83703703704</text:p>
          </table:table-cell>
          <table:table-cell table:style-name="ce1" office:value-type="float" office:value="1041.37333333333" calcext:value-type="float">
            <text:p>1041.37333333333</text:p>
          </table:table-cell>
          <table:table-cell table:style-name="ce1" office:value-type="float" office:value="1134.21925925926" calcext:value-type="float">
            <text:p>1134.21925925926</text:p>
          </table:table-cell>
          <table:table-cell table:style-name="ce1" office:value-type="float" office:value="1057.43654320988" calcext:value-type="float">
            <text:p>1057.43654320988</text:p>
          </table:table-cell>
          <table:table-cell table:style-name="ce1" office:value-type="float" office:value="1082.9624691358" calcext:value-type="float">
            <text:p>1082.9624691358</text:p>
          </table:table-cell>
          <table:table-cell table:style-name="ce1" office:value-type="float" office:value="1021.6849382716" calcext:value-type="float">
            <text:p>1021.6849382716</text:p>
          </table:table-cell>
          <table:table-cell office:value-type="float" office:value="5846.8237037037" calcext:value-type="float">
            <text:p>5846.8237037037</text:p>
          </table:table-cell>
          <table:table-cell office:value-type="float" office:value="5606.26172839506" calcext:value-type="float">
            <text:p>5606.26172839506</text:p>
          </table:table-cell>
          <table:table-cell office:value-type="float" office:value="10564.3160493827" calcext:value-type="float">
            <text:p>10564.3160493827</text:p>
          </table:table-cell>
          <table:table-cell office:value-type="float" office:value="10048.7441975309" calcext:value-type="float">
            <text:p>10048.7441975309</text:p>
          </table:table-cell>
          <table:table-cell office:value-type="float" office:value="15975.7343209877" calcext:value-type="float">
            <text:p>15975.7343209877</text:p>
          </table:table-cell>
          <table:table-cell office:value-type="float" office:value="14711.0735802469" calcext:value-type="float">
            <text:p>14711.0735802469</text:p>
          </table:table-cell>
          <table:table-cell office:value-type="float" office:value="23075.1767901235" calcext:value-type="float">
            <text:p>23075.1767901235</text:p>
          </table:table-cell>
          <table:table-cell office:value-type="float" office:value="19927.4093827161" calcext:value-type="float">
            <text:p>19927.4093827161</text:p>
          </table:table-cell>
          <table:table-cell office:value-type="float" office:value="22871.0641975309" calcext:value-type="float">
            <text:p>22871.0641975309</text:p>
          </table:table-cell>
          <table:table-cell office:value-type="float" office:value="21234.7397530864" calcext:value-type="float">
            <text:p>21234.7397530864</text:p>
          </table:table-cell>
          <table:table-cell office:value-type="float" office:value="26319.4785185185" calcext:value-type="float">
            <text:p>26319.4785185185</text:p>
          </table:table-cell>
          <table:table-cell office:value-type="float" office:value="24657.4197530864" calcext:value-type="float">
            <text:p>24657.4197530864</text:p>
          </table:table-cell>
          <table:table-cell office:value-type="float" office:value="29229.4237037037" calcext:value-type="float">
            <text:p>29229.4237037037</text:p>
          </table:table-cell>
          <table:table-cell office:value-type="float" office:value="26843.3002469136" calcext:value-type="float">
            <text:p>26843.3002469136</text:p>
          </table:table-cell>
          <table:table-cell office:value-type="float" office:value="29635.0385185185" calcext:value-type="float">
            <text:p>29635.0385185185</text:p>
          </table:table-cell>
          <table:table-cell office:value-type="float" office:value="27703.4918518519" calcext:value-type="float">
            <text:p>27703.4918518519</text:p>
          </table:table-cell>
          <table:table-cell office:value-type="float" office:value="32402.3056790123" calcext:value-type="float">
            <text:p>32402.3056790123</text:p>
          </table:table-cell>
          <table:table-cell office:value-type="float" office:value="31789.3214814815" calcext:value-type="float">
            <text:p>31789.3214814815</text:p>
          </table:table-cell>
          <table:table-cell office:value-type="float" office:value="32082.4192592593" calcext:value-type="float">
            <text:p>32082.4192592593</text:p>
          </table:table-cell>
          <table:table-cell office:value-type="float" office:value="30240.4345679012" calcext:value-type="float">
            <text:p>30240.4345679012</text:p>
          </table:table-cell>
          <table:table-cell table:number-columns-repeated="3"/>
          <table:table-cell table:style-name="ce2" table:number-columns-repeated="19"/>
          <table:table-cell table:style-name="ce3" table:number-columns-repeated="2"/>
          <table:table-cell table:number-columns-repeated="960"/>
        </table:table-row>
        <table:table-row table:style-name="ro1">
          <table:table-cell table:style-name="ce1" office:value-type="float" office:value="8300.90666666667" calcext:value-type="float">
            <text:p>8300.90666666667</text:p>
          </table:table-cell>
          <table:table-cell table:style-name="ce1" office:value-type="float" office:value="7731.96296296296" calcext:value-type="float">
            <text:p>7731.96296296296</text:p>
          </table:table-cell>
          <table:table-cell table:style-name="ce1" office:value-type="float" office:value="6810.75802469136" calcext:value-type="float">
            <text:p>6810.75802469136</text:p>
          </table:table-cell>
          <table:table-cell table:style-name="ce1" office:value-type="float" office:value="5963.80543209877" calcext:value-type="float">
            <text:p>5963.80543209877</text:p>
          </table:table-cell>
          <table:table-cell table:style-name="ce1" office:value-type="float" office:value="3947.23308641975" calcext:value-type="float">
            <text:p>3947.23308641975</text:p>
          </table:table-cell>
          <table:table-cell table:style-name="ce1" office:value-type="float" office:value="3494.2237037037" calcext:value-type="float">
            <text:p>3494.2237037037</text:p>
          </table:table-cell>
          <table:table-cell table:style-name="ce1" office:value-type="float" office:value="2016.28938271605" calcext:value-type="float">
            <text:p>2016.28938271605</text:p>
          </table:table-cell>
          <table:table-cell table:style-name="ce1" office:value-type="float" office:value="2039.13432098765" calcext:value-type="float">
            <text:p>2039.13432098765</text:p>
          </table:table-cell>
          <table:table-cell table:style-name="ce1" office:value-type="float" office:value="1309.46617283951" calcext:value-type="float">
            <text:p>1309.46617283951</text:p>
          </table:table-cell>
          <table:table-cell table:style-name="ce1" office:value-type="float" office:value="1221.81530864198" calcext:value-type="float">
            <text:p>1221.81530864198</text:p>
          </table:table-cell>
          <table:table-cell table:style-name="ce1" office:value-type="float" office:value="1188.60148148148" calcext:value-type="float">
            <text:p>1188.60148148148</text:p>
          </table:table-cell>
          <table:table-cell table:style-name="ce1" office:value-type="float" office:value="1100.62074074074" calcext:value-type="float">
            <text:p>1100.62074074074</text:p>
          </table:table-cell>
          <table:table-cell table:style-name="ce1" office:value-type="float" office:value="1175.43160493827" calcext:value-type="float">
            <text:p>1175.43160493827</text:p>
          </table:table-cell>
          <table:table-cell table:style-name="ce1" office:value-type="float" office:value="1077.58913580247" calcext:value-type="float">
            <text:p>1077.58913580247</text:p>
          </table:table-cell>
          <table:table-cell table:style-name="ce1" office:value-type="float" office:value="1102.97975308642" calcext:value-type="float">
            <text:p>1102.97975308642</text:p>
          </table:table-cell>
          <table:table-cell table:style-name="ce1" office:value-type="float" office:value="1047.73382716049" calcext:value-type="float">
            <text:p>1047.73382716049</text:p>
          </table:table-cell>
          <table:table-cell table:style-name="ce1" office:value-type="float" office:value="1135.48098765432" calcext:value-type="float">
            <text:p>1135.48098765432</text:p>
          </table:table-cell>
          <table:table-cell table:style-name="ce1" office:value-type="float" office:value="1060.63950617284" calcext:value-type="float">
            <text:p>1060.63950617284</text:p>
          </table:table-cell>
          <table:table-cell table:style-name="ce1" office:value-type="float" office:value="1082.79950617284" calcext:value-type="float">
            <text:p>1082.79950617284</text:p>
          </table:table-cell>
          <table:table-cell table:style-name="ce1" office:value-type="float" office:value="1025.4237037037" calcext:value-type="float">
            <text:p>1025.4237037037</text:p>
          </table:table-cell>
          <table:table-cell office:value-type="float" office:value="6159.66666666667" calcext:value-type="float">
            <text:p>6159.66666666667</text:p>
          </table:table-cell>
          <table:table-cell office:value-type="float" office:value="5906.1362962963" calcext:value-type="float">
            <text:p>5906.1362962963</text:p>
          </table:table-cell>
          <table:table-cell office:value-type="float" office:value="11070.4651851852" calcext:value-type="float">
            <text:p>11070.4651851852</text:p>
          </table:table-cell>
          <table:table-cell office:value-type="float" office:value="10539.8143209877" calcext:value-type="float">
            <text:p>10539.8143209877</text:p>
          </table:table-cell>
          <table:table-cell office:value-type="float" office:value="16564.1461728395" calcext:value-type="float">
            <text:p>16564.1461728395</text:p>
          </table:table-cell>
          <table:table-cell office:value-type="float" office:value="15198.9407407407" calcext:value-type="float">
            <text:p>15198.9407407407</text:p>
          </table:table-cell>
          <table:table-cell office:value-type="float" office:value="23570.1071604938" calcext:value-type="float">
            <text:p>23570.1071604938</text:p>
          </table:table-cell>
          <table:table-cell office:value-type="float" office:value="20366.5145679012" calcext:value-type="float">
            <text:p>20366.5145679012</text:p>
          </table:table-cell>
          <table:table-cell office:value-type="float" office:value="23020.3209876543" calcext:value-type="float">
            <text:p>23020.3209876543</text:p>
          </table:table-cell>
          <table:table-cell office:value-type="float" office:value="21365.5841975309" calcext:value-type="float">
            <text:p>21365.5841975309</text:p>
          </table:table-cell>
          <table:table-cell office:value-type="float" office:value="26449.3111111111" calcext:value-type="float">
            <text:p>26449.3111111111</text:p>
          </table:table-cell>
          <table:table-cell office:value-type="float" office:value="24759.5896296296" calcext:value-type="float">
            <text:p>24759.5896296296</text:p>
          </table:table-cell>
          <table:table-cell office:value-type="float" office:value="29333.9777777778" calcext:value-type="float">
            <text:p>29333.9777777778</text:p>
          </table:table-cell>
          <table:table-cell office:value-type="float" office:value="26917.5002469136" calcext:value-type="float">
            <text:p>26917.5002469136</text:p>
          </table:table-cell>
          <table:table-cell office:value-type="float" office:value="29684.7135802469" calcext:value-type="float">
            <text:p>29684.7135802469</text:p>
          </table:table-cell>
          <table:table-cell office:value-type="float" office:value="27751.4612345679" calcext:value-type="float">
            <text:p>27751.4612345679</text:p>
          </table:table-cell>
          <table:table-cell office:value-type="float" office:value="32446.2513580247" calcext:value-type="float">
            <text:p>32446.2513580247</text:p>
          </table:table-cell>
          <table:table-cell office:value-type="float" office:value="31851.4725925926" calcext:value-type="float">
            <text:p>31851.4725925926</text:p>
          </table:table-cell>
          <table:table-cell office:value-type="float" office:value="32109.3990123457" calcext:value-type="float">
            <text:p>32109.3990123457</text:p>
          </table:table-cell>
          <table:table-cell office:value-type="float" office:value="30243.4577777778" calcext:value-type="float">
            <text:p>30243.4577777778</text:p>
          </table:table-cell>
          <table:table-cell table:number-columns-repeated="3"/>
          <table:table-cell table:style-name="ce2" table:number-columns-repeated="19"/>
          <table:table-cell table:style-name="ce3" table:number-columns-repeated="2"/>
          <table:table-cell table:number-columns-repeated="960"/>
        </table:table-row>
        <table:table-row table:style-name="ro1">
          <table:table-cell table:style-name="ce1" office:value-type="float" office:value="8349.79802469136" calcext:value-type="float">
            <text:p>8349.79802469136</text:p>
          </table:table-cell>
          <table:table-cell table:style-name="ce1" office:value-type="float" office:value="7774.17185185185" calcext:value-type="float">
            <text:p>7774.17185185185</text:p>
          </table:table-cell>
          <table:table-cell table:style-name="ce1" office:value-type="float" office:value="6802.58567901235" calcext:value-type="float">
            <text:p>6802.58567901235</text:p>
          </table:table-cell>
          <table:table-cell table:style-name="ce1" office:value-type="float" office:value="5936.69679012346" calcext:value-type="float">
            <text:p>5936.69679012346</text:p>
          </table:table-cell>
          <table:table-cell table:style-name="ce1" office:value-type="float" office:value="3929.93432098765" calcext:value-type="float">
            <text:p>3929.93432098765</text:p>
          </table:table-cell>
          <table:table-cell table:style-name="ce1" office:value-type="float" office:value="3471.86024691358" calcext:value-type="float">
            <text:p>3471.86024691358</text:p>
          </table:table-cell>
          <table:table-cell table:style-name="ce1" office:value-type="float" office:value="2016.73530864198" calcext:value-type="float">
            <text:p>2016.73530864198</text:p>
          </table:table-cell>
          <table:table-cell table:style-name="ce1" office:value-type="float" office:value="2034.99160493827" calcext:value-type="float">
            <text:p>2034.99160493827</text:p>
          </table:table-cell>
          <table:table-cell table:style-name="ce1" office:value-type="float" office:value="1312.03308641975" calcext:value-type="float">
            <text:p>1312.03308641975</text:p>
          </table:table-cell>
          <table:table-cell table:style-name="ce1" office:value-type="float" office:value="1225.5787654321" calcext:value-type="float">
            <text:p>1225.5787654321</text:p>
          </table:table-cell>
          <table:table-cell table:style-name="ce1" office:value-type="float" office:value="1194.82765432099" calcext:value-type="float">
            <text:p>1194.82765432099</text:p>
          </table:table-cell>
          <table:table-cell table:style-name="ce1" office:value-type="float" office:value="1105.52888888889" calcext:value-type="float">
            <text:p>1105.52888888889</text:p>
          </table:table-cell>
          <table:table-cell table:style-name="ce1" office:value-type="float" office:value="1177.88049382716" calcext:value-type="float">
            <text:p>1177.88049382716</text:p>
          </table:table-cell>
          <table:table-cell table:style-name="ce1" office:value-type="float" office:value="1079.21135802469" calcext:value-type="float">
            <text:p>1079.21135802469</text:p>
          </table:table-cell>
          <table:table-cell table:style-name="ce1" office:value-type="float" office:value="1104.8962962963" calcext:value-type="float">
            <text:p>1104.8962962963</text:p>
          </table:table-cell>
          <table:table-cell table:style-name="ce1" office:value-type="float" office:value="1048.41037037037" calcext:value-type="float">
            <text:p>1048.41037037037</text:p>
          </table:table-cell>
          <table:table-cell table:style-name="ce1" office:value-type="float" office:value="1139.32839506173" calcext:value-type="float">
            <text:p>1139.32839506173</text:p>
          </table:table-cell>
          <table:table-cell table:style-name="ce1" office:value-type="float" office:value="1061.3412345679" calcext:value-type="float">
            <text:p>1061.3412345679</text:p>
          </table:table-cell>
          <table:table-cell table:style-name="ce1" office:value-type="float" office:value="1085.48197530864" calcext:value-type="float">
            <text:p>1085.48197530864</text:p>
          </table:table-cell>
          <table:table-cell table:style-name="ce1" office:value-type="float" office:value="1025.60395061728" calcext:value-type="float">
            <text:p>1025.60395061728</text:p>
          </table:table-cell>
          <table:table-cell office:value-type="float" office:value="6398.38864197531" calcext:value-type="float">
            <text:p>6398.38864197531</text:p>
          </table:table-cell>
          <table:table-cell office:value-type="float" office:value="6136.95851851852" calcext:value-type="float">
            <text:p>6136.95851851852</text:p>
          </table:table-cell>
          <table:table-cell office:value-type="float" office:value="11418.9471604938" calcext:value-type="float">
            <text:p>11418.9471604938</text:p>
          </table:table-cell>
          <table:table-cell office:value-type="float" office:value="10872.6098765432" calcext:value-type="float">
            <text:p>10872.6098765432</text:p>
          </table:table-cell>
          <table:table-cell office:value-type="float" office:value="16938.5664197531" calcext:value-type="float">
            <text:p>16938.5664197531</text:p>
          </table:table-cell>
          <table:table-cell office:value-type="float" office:value="15495.4849382716" calcext:value-type="float">
            <text:p>15495.4849382716</text:p>
          </table:table-cell>
          <table:table-cell office:value-type="float" office:value="23749.6898765432" calcext:value-type="float">
            <text:p>23749.6898765432</text:p>
          </table:table-cell>
          <table:table-cell office:value-type="float" office:value="20534.9679012346" calcext:value-type="float">
            <text:p>20534.9679012346</text:p>
          </table:table-cell>
          <table:table-cell office:value-type="float" office:value="23552.427654321" calcext:value-type="float">
            <text:p>23552.427654321</text:p>
          </table:table-cell>
          <table:table-cell office:value-type="float" office:value="21858.1827160494" calcext:value-type="float">
            <text:p>21858.1827160494</text:p>
          </table:table-cell>
          <table:table-cell office:value-type="float" office:value="27013.9145679012" calcext:value-type="float">
            <text:p>27013.9145679012</text:p>
          </table:table-cell>
          <table:table-cell office:value-type="float" office:value="25288.8814814815" calcext:value-type="float">
            <text:p>25288.8814814815</text:p>
          </table:table-cell>
          <table:table-cell office:value-type="float" office:value="29910.0696296296" calcext:value-type="float">
            <text:p>29910.0696296296</text:p>
          </table:table-cell>
          <table:table-cell office:value-type="float" office:value="27447.1985185185" calcext:value-type="float">
            <text:p>27447.1985185185</text:p>
          </table:table-cell>
          <table:table-cell office:value-type="float" office:value="30242.2390123457" calcext:value-type="float">
            <text:p>30242.2390123457</text:p>
          </table:table-cell>
          <table:table-cell office:value-type="float" office:value="28249.5417283951" calcext:value-type="float">
            <text:p>28249.5417283951</text:p>
          </table:table-cell>
          <table:table-cell office:value-type="float" office:value="33019.4261728395" calcext:value-type="float">
            <text:p>33019.4261728395</text:p>
          </table:table-cell>
          <table:table-cell office:value-type="float" office:value="32400.6503703704" calcext:value-type="float">
            <text:p>32400.6503703704</text:p>
          </table:table-cell>
          <table:table-cell office:value-type="float" office:value="32668.2409876543" calcext:value-type="float">
            <text:p>32668.2409876543</text:p>
          </table:table-cell>
          <table:table-cell office:value-type="float" office:value="30739.7456790123" calcext:value-type="float">
            <text:p>30739.7456790123</text:p>
          </table:table-cell>
          <table:table-cell table:number-columns-repeated="3"/>
          <table:table-cell table:style-name="ce2" table:number-columns-repeated="19"/>
          <table:table-cell table:style-name="ce3" table:number-columns-repeated="2"/>
          <table:table-cell table:number-columns-repeated="960"/>
        </table:table-row>
        <table:table-row table:style-name="ro1">
          <table:table-cell table:style-name="ce1" office:value-type="float" office:value="8379.26617283951" calcext:value-type="float">
            <text:p>8379.26617283951</text:p>
          </table:table-cell>
          <table:table-cell table:style-name="ce1" office:value-type="float" office:value="7808.72691358025" calcext:value-type="float">
            <text:p>7808.72691358025</text:p>
          </table:table-cell>
          <table:table-cell table:style-name="ce1" office:value-type="float" office:value="6777.06814814815" calcext:value-type="float">
            <text:p>6777.06814814815</text:p>
          </table:table-cell>
          <table:table-cell table:style-name="ce1" office:value-type="float" office:value="5902.62765432099" calcext:value-type="float">
            <text:p>5902.62765432099</text:p>
          </table:table-cell>
          <table:table-cell table:style-name="ce1" office:value-type="float" office:value="3913.9575308642" calcext:value-type="float">
            <text:p>3913.9575308642</text:p>
          </table:table-cell>
          <table:table-cell table:style-name="ce1" office:value-type="float" office:value="3450.79950617284" calcext:value-type="float">
            <text:p>3450.79950617284</text:p>
          </table:table-cell>
          <table:table-cell table:style-name="ce1" office:value-type="float" office:value="2016.23308641975" calcext:value-type="float">
            <text:p>2016.23308641975</text:p>
          </table:table-cell>
          <table:table-cell table:style-name="ce1" office:value-type="float" office:value="2031.37234567901" calcext:value-type="float">
            <text:p>2031.37234567901</text:p>
          </table:table-cell>
          <table:table-cell table:style-name="ce1" office:value-type="float" office:value="1315.56148148148" calcext:value-type="float">
            <text:p>1315.56148148148</text:p>
          </table:table-cell>
          <table:table-cell table:style-name="ce1" office:value-type="float" office:value="1226.42518518519" calcext:value-type="float">
            <text:p>1226.42518518519</text:p>
          </table:table-cell>
          <table:table-cell table:style-name="ce1" office:value-type="float" office:value="1196.30666666667" calcext:value-type="float">
            <text:p>1196.30666666667</text:p>
          </table:table-cell>
          <table:table-cell table:style-name="ce1" office:value-type="float" office:value="1108.0824691358" calcext:value-type="float">
            <text:p>1108.0824691358</text:p>
          </table:table-cell>
          <table:table-cell table:style-name="ce1" office:value-type="float" office:value="1178.50814814815" calcext:value-type="float">
            <text:p>1178.50814814815</text:p>
          </table:table-cell>
          <table:table-cell table:style-name="ce1" office:value-type="float" office:value="1081.94765432099" calcext:value-type="float">
            <text:p>1081.94765432099</text:p>
          </table:table-cell>
          <table:table-cell table:style-name="ce1" office:value-type="float" office:value="1109.14172839506" calcext:value-type="float">
            <text:p>1109.14172839506</text:p>
          </table:table-cell>
          <table:table-cell table:style-name="ce1" office:value-type="float" office:value="1050.15604938272" calcext:value-type="float">
            <text:p>1050.15604938272</text:p>
          </table:table-cell>
          <table:table-cell table:style-name="ce1" office:value-type="float" office:value="1140.16197530864" calcext:value-type="float">
            <text:p>1140.16197530864</text:p>
          </table:table-cell>
          <table:table-cell table:style-name="ce1" office:value-type="float" office:value="1061.50518518519" calcext:value-type="float">
            <text:p>1061.50518518519</text:p>
          </table:table-cell>
          <table:table-cell table:style-name="ce1" office:value-type="float" office:value="1087.03259259259" calcext:value-type="float">
            <text:p>1087.03259259259</text:p>
          </table:table-cell>
          <table:table-cell table:style-name="ce1" office:value-type="float" office:value="1027.44938271605" calcext:value-type="float">
            <text:p>1027.44938271605</text:p>
          </table:table-cell>
          <table:table-cell office:value-type="float" office:value="6667.75407407407" calcext:value-type="float">
            <text:p>6667.75407407407</text:p>
          </table:table-cell>
          <table:table-cell office:value-type="float" office:value="6404.64938271605" calcext:value-type="float">
            <text:p>6404.64938271605</text:p>
          </table:table-cell>
          <table:table-cell office:value-type="float" office:value="11809.2869135802" calcext:value-type="float">
            <text:p>11809.2869135802</text:p>
          </table:table-cell>
          <table:table-cell office:value-type="float" office:value="11235.5432098765" calcext:value-type="float">
            <text:p>11235.5432098765</text:p>
          </table:table-cell>
          <table:table-cell office:value-type="float" office:value="17328.7545679012" calcext:value-type="float">
            <text:p>17328.7545679012</text:p>
          </table:table-cell>
          <table:table-cell office:value-type="float" office:value="15803.7841975309" calcext:value-type="float">
            <text:p>15803.7841975309</text:p>
          </table:table-cell>
          <table:table-cell office:value-type="float" office:value="23999.6632098765" calcext:value-type="float">
            <text:p>23999.6632098765</text:p>
          </table:table-cell>
          <table:table-cell office:value-type="float" office:value="20739.3288888889" calcext:value-type="float">
            <text:p>20739.3288888889</text:p>
          </table:table-cell>
          <table:table-cell office:value-type="float" office:value="23856.7832098765" calcext:value-type="float">
            <text:p>23856.7832098765</text:p>
          </table:table-cell>
          <table:table-cell office:value-type="float" office:value="22128.7945679012" calcext:value-type="float">
            <text:p>22128.7945679012</text:p>
          </table:table-cell>
          <table:table-cell office:value-type="float" office:value="27320.7264197531" calcext:value-type="float">
            <text:p>27320.7264197531</text:p>
          </table:table-cell>
          <table:table-cell office:value-type="float" office:value="25540.1807407407" calcext:value-type="float">
            <text:p>25540.1807407407</text:p>
          </table:table-cell>
          <table:table-cell office:value-type="float" office:value="30190.76" calcext:value-type="float">
            <text:p>30190.76</text:p>
          </table:table-cell>
          <table:table-cell office:value-type="float" office:value="27710.3664197531" calcext:value-type="float">
            <text:p>27710.3664197531</text:p>
          </table:table-cell>
          <table:table-cell office:value-type="float" office:value="30504.8948148148" calcext:value-type="float">
            <text:p>30504.8948148148</text:p>
          </table:table-cell>
          <table:table-cell office:value-type="float" office:value="28486.2074074074" calcext:value-type="float">
            <text:p>28486.2074074074</text:p>
          </table:table-cell>
          <table:table-cell office:value-type="float" office:value="33258.6286419753" calcext:value-type="float">
            <text:p>33258.6286419753</text:p>
          </table:table-cell>
          <table:table-cell office:value-type="float" office:value="32675.4602469136" calcext:value-type="float">
            <text:p>32675.4602469136</text:p>
          </table:table-cell>
          <table:table-cell office:value-type="float" office:value="32881.5387654321" calcext:value-type="float">
            <text:p>32881.5387654321</text:p>
          </table:table-cell>
          <table:table-cell office:value-type="float" office:value="30933.2780246914" calcext:value-type="float">
            <text:p>30933.2780246914</text:p>
          </table:table-cell>
          <table:table-cell table:number-columns-repeated="3"/>
          <table:table-cell table:style-name="ce2" table:number-columns-repeated="19"/>
          <table:table-cell table:style-name="ce3" table:number-columns-repeated="2"/>
          <table:table-cell table:number-columns-repeated="960"/>
        </table:table-row>
        <table:table-row table:style-name="ro1">
          <table:table-cell table:style-name="ce1" office:value-type="float" office:value="8423.61333333333" calcext:value-type="float">
            <text:p>8423.61333333333</text:p>
          </table:table-cell>
          <table:table-cell table:style-name="ce1" office:value-type="float" office:value="7853.49135802469" calcext:value-type="float">
            <text:p>7853.49135802469</text:p>
          </table:table-cell>
          <table:table-cell table:style-name="ce1" office:value-type="float" office:value="6762.16444444445" calcext:value-type="float">
            <text:p>6762.16444444445</text:p>
          </table:table-cell>
          <table:table-cell table:style-name="ce1" office:value-type="float" office:value="5881.59802469136" calcext:value-type="float">
            <text:p>5881.59802469136</text:p>
          </table:table-cell>
          <table:table-cell table:style-name="ce1" office:value-type="float" office:value="3888.63604938272" calcext:value-type="float">
            <text:p>3888.63604938272</text:p>
          </table:table-cell>
          <table:table-cell table:style-name="ce1" office:value-type="float" office:value="3432.49481481481" calcext:value-type="float">
            <text:p>3432.49481481481</text:p>
          </table:table-cell>
          <table:table-cell table:style-name="ce1" office:value-type="float" office:value="2018.04444444444" calcext:value-type="float">
            <text:p>2018.04444444444</text:p>
          </table:table-cell>
          <table:table-cell table:style-name="ce1" office:value-type="float" office:value="2029.14962962963" calcext:value-type="float">
            <text:p>2029.14962962963</text:p>
          </table:table-cell>
          <table:table-cell table:style-name="ce1" office:value-type="float" office:value="1320.05185185185" calcext:value-type="float">
            <text:p>1320.05185185185</text:p>
          </table:table-cell>
          <table:table-cell table:style-name="ce1" office:value-type="float" office:value="1230.49580246914" calcext:value-type="float">
            <text:p>1230.49580246914</text:p>
          </table:table-cell>
          <table:table-cell table:style-name="ce1" office:value-type="float" office:value="1202.01086419753" calcext:value-type="float">
            <text:p>1202.01086419753</text:p>
          </table:table-cell>
          <table:table-cell table:style-name="ce1" office:value-type="float" office:value="1110.99358024691" calcext:value-type="float">
            <text:p>1110.99358024691</text:p>
          </table:table-cell>
          <table:table-cell table:style-name="ce1" office:value-type="float" office:value="1183.14172839506" calcext:value-type="float">
            <text:p>1183.14172839506</text:p>
          </table:table-cell>
          <table:table-cell table:style-name="ce1" office:value-type="float" office:value="1082.04740740741" calcext:value-type="float">
            <text:p>1082.04740740741</text:p>
          </table:table-cell>
          <table:table-cell table:style-name="ce1" office:value-type="float" office:value="1111.21728395062" calcext:value-type="float">
            <text:p>1111.21728395062</text:p>
          </table:table-cell>
          <table:table-cell table:style-name="ce1" office:value-type="float" office:value="1052.55901234568" calcext:value-type="float">
            <text:p>1052.55901234568</text:p>
          </table:table-cell>
          <table:table-cell table:style-name="ce1" office:value-type="float" office:value="1142.53827160494" calcext:value-type="float">
            <text:p>1142.53827160494</text:p>
          </table:table-cell>
          <table:table-cell table:style-name="ce1" office:value-type="float" office:value="1063.11802469136" calcext:value-type="float">
            <text:p>1063.11802469136</text:p>
          </table:table-cell>
          <table:table-cell table:style-name="ce1" office:value-type="float" office:value="1092.83209876543" calcext:value-type="float">
            <text:p>1092.83209876543</text:p>
          </table:table-cell>
          <table:table-cell table:style-name="ce1" office:value-type="float" office:value="1029.93777777778" calcext:value-type="float">
            <text:p>1029.93777777778</text:p>
          </table:table-cell>
          <table:table-cell office:value-type="float" office:value="7144.46962962963" calcext:value-type="float">
            <text:p>7144.46962962963</text:p>
          </table:table-cell>
          <table:table-cell office:value-type="float" office:value="6862.91950617284" calcext:value-type="float">
            <text:p>6862.91950617284</text:p>
          </table:table-cell>
          <table:table-cell office:value-type="float" office:value="12531.2567901235" calcext:value-type="float">
            <text:p>12531.2567901235</text:p>
          </table:table-cell>
          <table:table-cell office:value-type="float" office:value="11907.2755555556" calcext:value-type="float">
            <text:p>11907.2755555556</text:p>
          </table:table-cell>
          <table:table-cell office:value-type="float" office:value="18206.9743209877" calcext:value-type="float">
            <text:p>18206.9743209877</text:p>
          </table:table-cell>
          <table:table-cell office:value-type="float" office:value="16551.3264197531" calcext:value-type="float">
            <text:p>16551.3264197531</text:p>
          </table:table-cell>
          <table:table-cell office:value-type="float" office:value="24900.1634567901" calcext:value-type="float">
            <text:p>24900.1634567901</text:p>
          </table:table-cell>
          <table:table-cell office:value-type="float" office:value="21524.6577777778" calcext:value-type="float">
            <text:p>21524.6577777778</text:p>
          </table:table-cell>
          <table:table-cell office:value-type="float" office:value="23925.0118518519" calcext:value-type="float">
            <text:p>23925.0118518519</text:p>
          </table:table-cell>
          <table:table-cell office:value-type="float" office:value="22185.1590123457" calcext:value-type="float">
            <text:p>22185.1590123457</text:p>
          </table:table-cell>
          <table:table-cell office:value-type="float" office:value="27362.1037037037" calcext:value-type="float">
            <text:p>27362.1037037037</text:p>
          </table:table-cell>
          <table:table-cell office:value-type="float" office:value="25574.2133333333" calcext:value-type="float">
            <text:p>25574.2133333333</text:p>
          </table:table-cell>
          <table:table-cell office:value-type="float" office:value="30158.2241975309" calcext:value-type="float">
            <text:p>30158.2241975309</text:p>
          </table:table-cell>
          <table:table-cell office:value-type="float" office:value="27682.0543209877" calcext:value-type="float">
            <text:p>27682.0543209877</text:p>
          </table:table-cell>
          <table:table-cell office:value-type="float" office:value="30434.2439506173" calcext:value-type="float">
            <text:p>30434.2439506173</text:p>
          </table:table-cell>
          <table:table-cell office:value-type="float" office:value="28448.8745679012" calcext:value-type="float">
            <text:p>28448.8745679012</text:p>
          </table:table-cell>
          <table:table-cell office:value-type="float" office:value="33172.9920987654" calcext:value-type="float">
            <text:p>33172.9920987654</text:p>
          </table:table-cell>
          <table:table-cell office:value-type="float" office:value="32614.2918518519" calcext:value-type="float">
            <text:p>32614.2918518519</text:p>
          </table:table-cell>
          <table:table-cell office:value-type="float" office:value="32773.517037037" calcext:value-type="float">
            <text:p>32773.517037037</text:p>
          </table:table-cell>
          <table:table-cell office:value-type="float" office:value="30837.9461728395" calcext:value-type="float">
            <text:p>30837.9461728395</text:p>
          </table:table-cell>
          <table:table-cell table:number-columns-repeated="3"/>
          <table:table-cell table:style-name="ce2" table:number-columns-repeated="19"/>
          <table:table-cell table:style-name="ce3" table:number-columns-repeated="2"/>
          <table:table-cell table:number-columns-repeated="960"/>
        </table:table-row>
        <table:table-row table:style-name="ro1">
          <table:table-cell table:style-name="ce1" office:value-type="float" office:value="8426.42913580247" calcext:value-type="float">
            <text:p>8426.42913580247</text:p>
          </table:table-cell>
          <table:table-cell table:style-name="ce1" office:value-type="float" office:value="7856.42716049383" calcext:value-type="float">
            <text:p>7856.42716049383</text:p>
          </table:table-cell>
          <table:table-cell table:style-name="ce1" office:value-type="float" office:value="6722.02469135803" calcext:value-type="float">
            <text:p>6722.02469135803</text:p>
          </table:table-cell>
          <table:table-cell table:style-name="ce1" office:value-type="float" office:value="5825.07358024691" calcext:value-type="float">
            <text:p>5825.07358024691</text:p>
          </table:table-cell>
          <table:table-cell table:style-name="ce1" office:value-type="float" office:value="3859.25185185185" calcext:value-type="float">
            <text:p>3859.25185185185</text:p>
          </table:table-cell>
          <table:table-cell table:style-name="ce1" office:value-type="float" office:value="3392.68839506173" calcext:value-type="float">
            <text:p>3392.68839506173</text:p>
          </table:table-cell>
          <table:table-cell table:style-name="ce1" office:value-type="float" office:value="2006.42271604938" calcext:value-type="float">
            <text:p>2006.42271604938</text:p>
          </table:table-cell>
          <table:table-cell table:style-name="ce1" office:value-type="float" office:value="2017.46469135802" calcext:value-type="float">
            <text:p>2017.46469135802</text:p>
          </table:table-cell>
          <table:table-cell table:style-name="ce1" office:value-type="float" office:value="1320.90666666667" calcext:value-type="float">
            <text:p>1320.90666666667</text:p>
          </table:table-cell>
          <table:table-cell table:style-name="ce1" office:value-type="float" office:value="1231.16592592593" calcext:value-type="float">
            <text:p>1231.16592592593</text:p>
          </table:table-cell>
          <table:table-cell table:style-name="ce1" office:value-type="float" office:value="1202.69975308642" calcext:value-type="float">
            <text:p>1202.69975308642</text:p>
          </table:table-cell>
          <table:table-cell table:style-name="ce1" office:value-type="float" office:value="1112.90469135802" calcext:value-type="float">
            <text:p>1112.90469135802</text:p>
          </table:table-cell>
          <table:table-cell table:style-name="ce1" office:value-type="float" office:value="1183.66567901235" calcext:value-type="float">
            <text:p>1183.66567901235</text:p>
          </table:table-cell>
          <table:table-cell table:style-name="ce1" office:value-type="float" office:value="1085.32444444444" calcext:value-type="float">
            <text:p>1085.32444444444</text:p>
          </table:table-cell>
          <table:table-cell table:style-name="ce1" office:value-type="float" office:value="1110.23308641975" calcext:value-type="float">
            <text:p>1110.23308641975</text:p>
          </table:table-cell>
          <table:table-cell table:style-name="ce1" office:value-type="float" office:value="1053.73580246914" calcext:value-type="float">
            <text:p>1053.73580246914</text:p>
          </table:table-cell>
          <table:table-cell table:style-name="ce1" office:value-type="float" office:value="1141.68641975309" calcext:value-type="float">
            <text:p>1141.68641975309</text:p>
          </table:table-cell>
          <table:table-cell table:style-name="ce1" office:value-type="float" office:value="1064.20543209877" calcext:value-type="float">
            <text:p>1064.20543209877</text:p>
          </table:table-cell>
          <table:table-cell table:style-name="ce1" office:value-type="float" office:value="1090.73580246914" calcext:value-type="float">
            <text:p>1090.73580246914</text:p>
          </table:table-cell>
          <table:table-cell table:style-name="ce1" office:value-type="float" office:value="1031.49530864198" calcext:value-type="float">
            <text:p>1031.49530864198</text:p>
          </table:table-cell>
          <table:table-cell office:value-type="float" office:value="7419.54864197531" calcext:value-type="float">
            <text:p>7419.54864197531</text:p>
          </table:table-cell>
          <table:table-cell office:value-type="float" office:value="7133.97827160494" calcext:value-type="float">
            <text:p>7133.97827160494</text:p>
          </table:table-cell>
          <table:table-cell office:value-type="float" office:value="12910.9061728395" calcext:value-type="float">
            <text:p>12910.9061728395</text:p>
          </table:table-cell>
          <table:table-cell office:value-type="float" office:value="12261.2360493827" calcext:value-type="float">
            <text:p>12261.2360493827</text:p>
          </table:table-cell>
          <table:table-cell office:value-type="float" office:value="18580.9738271605" calcext:value-type="float">
            <text:p>18580.9738271605</text:p>
          </table:table-cell>
          <table:table-cell office:value-type="float" office:value="16827.6528395062" calcext:value-type="float">
            <text:p>16827.6528395062</text:p>
          </table:table-cell>
          <table:table-cell office:value-type="float" office:value="25117.557037037" calcext:value-type="float">
            <text:p>25117.557037037</text:p>
          </table:table-cell>
          <table:table-cell office:value-type="float" office:value="21683.8686419753" calcext:value-type="float">
            <text:p>21683.8686419753</text:p>
          </table:table-cell>
          <table:table-cell office:value-type="float" office:value="24284.824691358" calcext:value-type="float">
            <text:p>24284.824691358</text:p>
          </table:table-cell>
          <table:table-cell office:value-type="float" office:value="22529.7595061728" calcext:value-type="float">
            <text:p>22529.7595061728</text:p>
          </table:table-cell>
          <table:table-cell office:value-type="float" office:value="27734.1209876543" calcext:value-type="float">
            <text:p>27734.1209876543</text:p>
          </table:table-cell>
          <table:table-cell office:value-type="float" office:value="25914.9264197531" calcext:value-type="float">
            <text:p>25914.9264197531</text:p>
          </table:table-cell>
          <table:table-cell office:value-type="float" office:value="30554.3792592593" calcext:value-type="float">
            <text:p>30554.3792592593</text:p>
          </table:table-cell>
          <table:table-cell office:value-type="float" office:value="28050.212345679" calcext:value-type="float">
            <text:p>28050.212345679</text:p>
          </table:table-cell>
          <table:table-cell office:value-type="float" office:value="30811.1165432099" calcext:value-type="float">
            <text:p>30811.1165432099</text:p>
          </table:table-cell>
          <table:table-cell office:value-type="float" office:value="28765.9017283951" calcext:value-type="float">
            <text:p>28765.9017283951</text:p>
          </table:table-cell>
          <table:table-cell office:value-type="float" office:value="33542.695308642" calcext:value-type="float">
            <text:p>33542.695308642</text:p>
          </table:table-cell>
          <table:table-cell office:value-type="float" office:value="32966.5308641975" calcext:value-type="float">
            <text:p>32966.5308641975</text:p>
          </table:table-cell>
          <table:table-cell office:value-type="float" office:value="33100.4755555556" calcext:value-type="float">
            <text:p>33100.4755555556</text:p>
          </table:table-cell>
          <table:table-cell office:value-type="float" office:value="31122.1456790123" calcext:value-type="float">
            <text:p>31122.1456790123</text:p>
          </table:table-cell>
          <table:table-cell table:number-columns-repeated="3"/>
          <table:table-cell table:style-name="ce2" table:number-columns-repeated="19"/>
          <table:table-cell table:style-name="ce3" table:number-columns-repeated="2"/>
          <table:table-cell table:number-columns-repeated="960"/>
        </table:table-row>
        <table:table-row table:style-name="ro1">
          <table:table-cell table:style-name="ce1" office:value-type="float" office:value="8477.01086419753" calcext:value-type="float">
            <text:p>8477.01086419753</text:p>
          </table:table-cell>
          <table:table-cell table:style-name="ce1" office:value-type="float" office:value="7897.21135802469" calcext:value-type="float">
            <text:p>7897.21135802469</text:p>
          </table:table-cell>
          <table:table-cell table:style-name="ce1" office:value-type="float" office:value="6712.26024691358" calcext:value-type="float">
            <text:p>6712.26024691358</text:p>
          </table:table-cell>
          <table:table-cell table:style-name="ce1" office:value-type="float" office:value="5805.18074074074" calcext:value-type="float">
            <text:p>5805.18074074074</text:p>
          </table:table-cell>
          <table:table-cell table:style-name="ce1" office:value-type="float" office:value="3851.75407407407" calcext:value-type="float">
            <text:p>3851.75407407407</text:p>
          </table:table-cell>
          <table:table-cell table:style-name="ce1" office:value-type="float" office:value="3379.4750617284" calcext:value-type="float">
            <text:p>3379.4750617284</text:p>
          </table:table-cell>
          <table:table-cell table:style-name="ce1" office:value-type="float" office:value="2010.79407407407" calcext:value-type="float">
            <text:p>2010.79407407407</text:p>
          </table:table-cell>
          <table:table-cell table:style-name="ce1" office:value-type="float" office:value="2018.55802469136" calcext:value-type="float">
            <text:p>2018.55802469136</text:p>
          </table:table-cell>
          <table:table-cell table:style-name="ce1" office:value-type="float" office:value="1324.69185185185" calcext:value-type="float">
            <text:p>1324.69185185185</text:p>
          </table:table-cell>
          <table:table-cell table:style-name="ce1" office:value-type="float" office:value="1231.57827160494" calcext:value-type="float">
            <text:p>1231.57827160494</text:p>
          </table:table-cell>
          <table:table-cell table:style-name="ce1" office:value-type="float" office:value="1207.0637037037" calcext:value-type="float">
            <text:p>1207.0637037037</text:p>
          </table:table-cell>
          <table:table-cell table:style-name="ce1" office:value-type="float" office:value="1116.50567901235" calcext:value-type="float">
            <text:p>1116.50567901235</text:p>
          </table:table-cell>
          <table:table-cell table:style-name="ce1" office:value-type="float" office:value="1188.20641975309" calcext:value-type="float">
            <text:p>1188.20641975309</text:p>
          </table:table-cell>
          <table:table-cell table:style-name="ce1" office:value-type="float" office:value="1086.25679012346" calcext:value-type="float">
            <text:p>1086.25679012346</text:p>
          </table:table-cell>
          <table:table-cell table:style-name="ce1" office:value-type="float" office:value="1113.57086419753" calcext:value-type="float">
            <text:p>1113.57086419753</text:p>
          </table:table-cell>
          <table:table-cell table:style-name="ce1" office:value-type="float" office:value="1055.3837037037" calcext:value-type="float">
            <text:p>1055.3837037037</text:p>
          </table:table-cell>
          <table:table-cell table:style-name="ce1" office:value-type="float" office:value="1145.99555555556" calcext:value-type="float">
            <text:p>1145.99555555556</text:p>
          </table:table-cell>
          <table:table-cell table:style-name="ce1" office:value-type="float" office:value="1064.9975308642" calcext:value-type="float">
            <text:p>1064.9975308642</text:p>
          </table:table-cell>
          <table:table-cell table:style-name="ce1" office:value-type="float" office:value="1097.02271604938" calcext:value-type="float">
            <text:p>1097.02271604938</text:p>
          </table:table-cell>
          <table:table-cell table:style-name="ce1" office:value-type="float" office:value="1035.17333333333" calcext:value-type="float">
            <text:p>1035.17333333333</text:p>
          </table:table-cell>
          <table:table-cell office:value-type="float" office:value="7855.73481481482" calcext:value-type="float">
            <text:p>7855.73481481482</text:p>
          </table:table-cell>
          <table:table-cell office:value-type="float" office:value="7546.27654320988" calcext:value-type="float">
            <text:p>7546.27654320988</text:p>
          </table:table-cell>
          <table:table-cell office:value-type="float" office:value="13501.7096296296" calcext:value-type="float">
            <text:p>13501.7096296296</text:p>
          </table:table-cell>
          <table:table-cell office:value-type="float" office:value="12817.0167901235" calcext:value-type="float">
            <text:p>12817.0167901235</text:p>
          </table:table-cell>
          <table:table-cell office:value-type="float" office:value="19284.6671604938" calcext:value-type="float">
            <text:p>19284.6671604938</text:p>
          </table:table-cell>
          <table:table-cell office:value-type="float" office:value="17399.5985185185" calcext:value-type="float">
            <text:p>17399.5985185185</text:p>
          </table:table-cell>
          <table:table-cell office:value-type="float" office:value="25758.2237037037" calcext:value-type="float">
            <text:p>25758.2237037037</text:p>
          </table:table-cell>
          <table:table-cell office:value-type="float" office:value="22246.8854320988" calcext:value-type="float">
            <text:p>22246.8854320988</text:p>
          </table:table-cell>
          <table:table-cell office:value-type="float" office:value="24818.0795061728" calcext:value-type="float">
            <text:p>24818.0795061728</text:p>
          </table:table-cell>
          <table:table-cell office:value-type="float" office:value="23005.2143209877" calcext:value-type="float">
            <text:p>23005.2143209877</text:p>
          </table:table-cell>
          <table:table-cell office:value-type="float" office:value="28303.4088888889" calcext:value-type="float">
            <text:p>28303.4088888889</text:p>
          </table:table-cell>
          <table:table-cell office:value-type="float" office:value="26417.8009876543" calcext:value-type="float">
            <text:p>26417.8009876543</text:p>
          </table:table-cell>
          <table:table-cell office:value-type="float" office:value="31114.867654321" calcext:value-type="float">
            <text:p>31114.867654321</text:p>
          </table:table-cell>
          <table:table-cell office:value-type="float" office:value="28549.4958024691" calcext:value-type="float">
            <text:p>28549.4958024691</text:p>
          </table:table-cell>
          <table:table-cell office:value-type="float" office:value="31337.0992592593" calcext:value-type="float">
            <text:p>31337.0992592593</text:p>
          </table:table-cell>
          <table:table-cell office:value-type="float" office:value="29263.5041975309" calcext:value-type="float">
            <text:p>29263.5041975309</text:p>
          </table:table-cell>
          <table:table-cell office:value-type="float" office:value="34104.7960493827" calcext:value-type="float">
            <text:p>34104.7960493827</text:p>
          </table:table-cell>
          <table:table-cell office:value-type="float" office:value="33533.8079012346" calcext:value-type="float">
            <text:p>33533.8079012346</text:p>
          </table:table-cell>
          <table:table-cell office:value-type="float" office:value="33649.332345679" calcext:value-type="float">
            <text:p>33649.332345679</text:p>
          </table:table-cell>
          <table:table-cell office:value-type="float" office:value="31608.2009876543" calcext:value-type="float">
            <text:p>31608.2009876543</text:p>
          </table:table-cell>
          <table:table-cell table:number-columns-repeated="3"/>
          <table:table-cell table:style-name="ce2" table:number-columns-repeated="19"/>
          <table:table-cell table:style-name="ce3" table:number-columns-repeated="2"/>
          <table:table-cell table:number-columns-repeated="960"/>
        </table:table-row>
        <table:table-row table:style-name="ro1">
          <table:table-cell table:style-name="ce1" office:value-type="float" office:value="8490.60493827161" calcext:value-type="float">
            <text:p>8490.60493827161</text:p>
          </table:table-cell>
          <table:table-cell table:style-name="ce1" office:value-type="float" office:value="7909.3837037037" calcext:value-type="float">
            <text:p>7909.3837037037</text:p>
          </table:table-cell>
          <table:table-cell table:style-name="ce1" office:value-type="float" office:value="6674.5575308642" calcext:value-type="float">
            <text:p>6674.5575308642</text:p>
          </table:table-cell>
          <table:table-cell table:style-name="ce1" office:value-type="float" office:value="5764.23209876543" calcext:value-type="float">
            <text:p>5764.23209876543</text:p>
          </table:table-cell>
          <table:table-cell table:style-name="ce1" office:value-type="float" office:value="3825.03259259259" calcext:value-type="float">
            <text:p>3825.03259259259</text:p>
          </table:table-cell>
          <table:table-cell table:style-name="ce1" office:value-type="float" office:value="3352.15703703704" calcext:value-type="float">
            <text:p>3352.15703703704</text:p>
          </table:table-cell>
          <table:table-cell table:style-name="ce1" office:value-type="float" office:value="2009.63802469136" calcext:value-type="float">
            <text:p>2009.63802469136</text:p>
          </table:table-cell>
          <table:table-cell table:style-name="ce1" office:value-type="float" office:value="2009.89234567901" calcext:value-type="float">
            <text:p>2009.89234567901</text:p>
          </table:table-cell>
          <table:table-cell table:style-name="ce1" office:value-type="float" office:value="1326.10617283951" calcext:value-type="float">
            <text:p>1326.10617283951</text:p>
          </table:table-cell>
          <table:table-cell table:style-name="ce1" office:value-type="float" office:value="1235.81037037037" calcext:value-type="float">
            <text:p>1235.81037037037</text:p>
          </table:table-cell>
          <table:table-cell table:style-name="ce1" office:value-type="float" office:value="1211.03012345679" calcext:value-type="float">
            <text:p>1211.03012345679</text:p>
          </table:table-cell>
          <table:table-cell table:style-name="ce1" office:value-type="float" office:value="1119.1012345679" calcext:value-type="float">
            <text:p>1119.1012345679</text:p>
          </table:table-cell>
          <table:table-cell table:style-name="ce1" office:value-type="float" office:value="1189.64691358025" calcext:value-type="float">
            <text:p>1189.64691358025</text:p>
          </table:table-cell>
          <table:table-cell table:style-name="ce1" office:value-type="float" office:value="1089.54864197531" calcext:value-type="float">
            <text:p>1089.54864197531</text:p>
          </table:table-cell>
          <table:table-cell table:style-name="ce1" office:value-type="float" office:value="1114.71950617284" calcext:value-type="float">
            <text:p>1114.71950617284</text:p>
          </table:table-cell>
          <table:table-cell table:style-name="ce1" office:value-type="float" office:value="1058.6187654321" calcext:value-type="float">
            <text:p>1058.6187654321</text:p>
          </table:table-cell>
          <table:table-cell table:style-name="ce1" office:value-type="float" office:value="1147.0162962963" calcext:value-type="float">
            <text:p>1147.0162962963</text:p>
          </table:table-cell>
          <table:table-cell table:style-name="ce1" office:value-type="float" office:value="1066.56493827161" calcext:value-type="float">
            <text:p>1066.56493827161</text:p>
          </table:table-cell>
          <table:table-cell table:style-name="ce1" office:value-type="float" office:value="1097.00296296296" calcext:value-type="float">
            <text:p>1097.00296296296</text:p>
          </table:table-cell>
          <table:table-cell table:style-name="ce1" office:value-type="float" office:value="1035.60049382716" calcext:value-type="float">
            <text:p>1035.60049382716</text:p>
          </table:table-cell>
          <table:table-cell office:value-type="float" office:value="8200.3387654321" calcext:value-type="float">
            <text:p>8200.3387654321</text:p>
          </table:table-cell>
          <table:table-cell office:value-type="float" office:value="7896.68395061728" calcext:value-type="float">
            <text:p>7896.68395061728</text:p>
          </table:table-cell>
          <table:table-cell office:value-type="float" office:value="13999.4661728395" calcext:value-type="float">
            <text:p>13999.4661728395</text:p>
          </table:table-cell>
          <table:table-cell office:value-type="float" office:value="13268.8118518519" calcext:value-type="float">
            <text:p>13268.8118518519</text:p>
          </table:table-cell>
          <table:table-cell office:value-type="float" office:value="19782.0775308642" calcext:value-type="float">
            <text:p>19782.0775308642</text:p>
          </table:table-cell>
          <table:table-cell office:value-type="float" office:value="17796.5925925926" calcext:value-type="float">
            <text:p>17796.5925925926</text:p>
          </table:table-cell>
          <table:table-cell office:value-type="float" office:value="26148.7911111111" calcext:value-type="float">
            <text:p>26148.7911111111</text:p>
          </table:table-cell>
          <table:table-cell office:value-type="float" office:value="22579.3343209877" calcext:value-type="float">
            <text:p>22579.3343209877</text:p>
          </table:table-cell>
          <table:table-cell office:value-type="float" office:value="25075.2320987654" calcext:value-type="float">
            <text:p>25075.2320987654</text:p>
          </table:table-cell>
          <table:table-cell office:value-type="float" office:value="23236.375308642" calcext:value-type="float">
            <text:p>23236.375308642</text:p>
          </table:table-cell>
          <table:table-cell office:value-type="float" office:value="28552.8098765432" calcext:value-type="float">
            <text:p>28552.8098765432</text:p>
          </table:table-cell>
          <table:table-cell office:value-type="float" office:value="26643.3264197531" calcext:value-type="float">
            <text:p>26643.3264197531</text:p>
          </table:table-cell>
          <table:table-cell office:value-type="float" office:value="31349.5807407407" calcext:value-type="float">
            <text:p>31349.5807407407</text:p>
          </table:table-cell>
          <table:table-cell office:value-type="float" office:value="28772.2903703704" calcext:value-type="float">
            <text:p>28772.2903703704</text:p>
          </table:table-cell>
          <table:table-cell office:value-type="float" office:value="31553.7091358025" calcext:value-type="float">
            <text:p>31553.7091358025</text:p>
          </table:table-cell>
          <table:table-cell office:value-type="float" office:value="29443.984691358" calcext:value-type="float">
            <text:p>29443.984691358</text:p>
          </table:table-cell>
          <table:table-cell office:value-type="float" office:value="34299.9743209877" calcext:value-type="float">
            <text:p>34299.9743209877</text:p>
          </table:table-cell>
          <table:table-cell office:value-type="float" office:value="33732.9649382716" calcext:value-type="float">
            <text:p>33732.9649382716</text:p>
          </table:table-cell>
          <table:table-cell office:value-type="float" office:value="33790.0711111111" calcext:value-type="float">
            <text:p>33790.0711111111</text:p>
          </table:table-cell>
          <table:table-cell office:value-type="float" office:value="31764.732345679" calcext:value-type="float">
            <text:p>31764.732345679</text:p>
          </table:table-cell>
          <table:table-cell table:number-columns-repeated="3"/>
          <table:table-cell table:style-name="ce2" table:number-columns-repeated="19"/>
          <table:table-cell table:style-name="ce3" table:number-columns-repeated="2"/>
          <table:table-cell table:number-columns-repeated="960"/>
        </table:table-row>
        <table:table-row table:style-name="ro1">
          <table:table-cell table:style-name="ce1" office:value-type="float" office:value="8496.51209876543" calcext:value-type="float">
            <text:p>8496.51209876543</text:p>
          </table:table-cell>
          <table:table-cell table:style-name="ce1" office:value-type="float" office:value="7918.02962962963" calcext:value-type="float">
            <text:p>7918.02962962963</text:p>
          </table:table-cell>
          <table:table-cell table:style-name="ce1" office:value-type="float" office:value="6649.18074074074" calcext:value-type="float">
            <text:p>6649.18074074074</text:p>
          </table:table-cell>
          <table:table-cell table:style-name="ce1" office:value-type="float" office:value="5725.20691358025" calcext:value-type="float">
            <text:p>5725.20691358025</text:p>
          </table:table-cell>
          <table:table-cell table:style-name="ce1" office:value-type="float" office:value="3802.80197530864" calcext:value-type="float">
            <text:p>3802.80197530864</text:p>
          </table:table-cell>
          <table:table-cell table:style-name="ce1" office:value-type="float" office:value="3324.07802469136" calcext:value-type="float">
            <text:p>3324.07802469136</text:p>
          </table:table-cell>
          <table:table-cell table:style-name="ce1" office:value-type="float" office:value="2006.1387654321" calcext:value-type="float">
            <text:p>2006.1387654321</text:p>
          </table:table-cell>
          <table:table-cell table:style-name="ce1" office:value-type="float" office:value="2000.45185185185" calcext:value-type="float">
            <text:p>2000.45185185185</text:p>
          </table:table-cell>
          <table:table-cell table:style-name="ce1" office:value-type="float" office:value="1320.95654320988" calcext:value-type="float">
            <text:p>1320.95654320988</text:p>
          </table:table-cell>
          <table:table-cell table:style-name="ce1" office:value-type="float" office:value="1232.16345679012" calcext:value-type="float">
            <text:p>1232.16345679012</text:p>
          </table:table-cell>
          <table:table-cell table:style-name="ce1" office:value-type="float" office:value="1209.94024691358" calcext:value-type="float">
            <text:p>1209.94024691358</text:p>
          </table:table-cell>
          <table:table-cell table:style-name="ce1" office:value-type="float" office:value="1117.41185185185" calcext:value-type="float">
            <text:p>1117.41185185185</text:p>
          </table:table-cell>
          <table:table-cell table:style-name="ce1" office:value-type="float" office:value="1184.9362962963" calcext:value-type="float">
            <text:p>1184.9362962963</text:p>
          </table:table-cell>
          <table:table-cell table:style-name="ce1" office:value-type="float" office:value="1088.00049382716" calcext:value-type="float">
            <text:p>1088.00049382716</text:p>
          </table:table-cell>
          <table:table-cell table:style-name="ce1" office:value-type="float" office:value="1111.89679012346" calcext:value-type="float">
            <text:p>1111.89679012346</text:p>
          </table:table-cell>
          <table:table-cell table:style-name="ce1" office:value-type="float" office:value="1057.01185185185" calcext:value-type="float">
            <text:p>1057.01185185185</text:p>
          </table:table-cell>
          <table:table-cell table:style-name="ce1" office:value-type="float" office:value="1144.71160493827" calcext:value-type="float">
            <text:p>1144.71160493827</text:p>
          </table:table-cell>
          <table:table-cell table:style-name="ce1" office:value-type="float" office:value="1062.15604938272" calcext:value-type="float">
            <text:p>1062.15604938272</text:p>
          </table:table-cell>
          <table:table-cell table:style-name="ce1" office:value-type="float" office:value="1094.13975308642" calcext:value-type="float">
            <text:p>1094.13975308642</text:p>
          </table:table-cell>
          <table:table-cell table:style-name="ce1" office:value-type="float" office:value="1035.12691358025" calcext:value-type="float">
            <text:p>1035.12691358025</text:p>
          </table:table-cell>
          <table:table-cell office:value-type="float" office:value="8473.37777777778" calcext:value-type="float">
            <text:p>8473.37777777778</text:p>
          </table:table-cell>
          <table:table-cell office:value-type="float" office:value="8160.86962962963" calcext:value-type="float">
            <text:p>8160.86962962963</text:p>
          </table:table-cell>
          <table:table-cell office:value-type="float" office:value="14326.64" calcext:value-type="float">
            <text:p>14326.64</text:p>
          </table:table-cell>
          <table:table-cell office:value-type="float" office:value="13579.7392592593" calcext:value-type="float">
            <text:p>13579.7392592593</text:p>
          </table:table-cell>
          <table:table-cell office:value-type="float" office:value="20072.5772839506" calcext:value-type="float">
            <text:p>20072.5772839506</text:p>
          </table:table-cell>
          <table:table-cell office:value-type="float" office:value="18028.8948148148" calcext:value-type="float">
            <text:p>18028.8948148148</text:p>
          </table:table-cell>
          <table:table-cell office:value-type="float" office:value="26298.117037037" calcext:value-type="float">
            <text:p>26298.117037037</text:p>
          </table:table-cell>
          <table:table-cell office:value-type="float" office:value="22706.2019753086" calcext:value-type="float">
            <text:p>22706.2019753086</text:p>
          </table:table-cell>
          <table:table-cell office:value-type="float" office:value="25384.4064197531" calcext:value-type="float">
            <text:p>25384.4064197531</text:p>
          </table:table-cell>
          <table:table-cell office:value-type="float" office:value="23523.8874074074" calcext:value-type="float">
            <text:p>23523.8874074074</text:p>
          </table:table-cell>
          <table:table-cell office:value-type="float" office:value="28880.1461728395" calcext:value-type="float">
            <text:p>28880.1461728395</text:p>
          </table:table-cell>
          <table:table-cell office:value-type="float" office:value="26921.0340740741" calcext:value-type="float">
            <text:p>26921.0340740741</text:p>
          </table:table-cell>
          <table:table-cell office:value-type="float" office:value="31650.1728395062" calcext:value-type="float">
            <text:p>31650.1728395062</text:p>
          </table:table-cell>
          <table:table-cell office:value-type="float" office:value="29019.2844444444" calcext:value-type="float">
            <text:p>29019.2844444444</text:p>
          </table:table-cell>
          <table:table-cell office:value-type="float" office:value="31814.4543209877" calcext:value-type="float">
            <text:p>31814.4543209877</text:p>
          </table:table-cell>
          <table:table-cell office:value-type="float" office:value="29694.2241975309" calcext:value-type="float">
            <text:p>29694.2241975309</text:p>
          </table:table-cell>
          <table:table-cell office:value-type="float" office:value="34554.8044444444" calcext:value-type="float">
            <text:p>34554.8044444444</text:p>
          </table:table-cell>
          <table:table-cell office:value-type="float" office:value="34001.6479012346" calcext:value-type="float">
            <text:p>34001.6479012346</text:p>
          </table:table-cell>
          <table:table-cell office:value-type="float" office:value="34027.5693827161" calcext:value-type="float">
            <text:p>34027.5693827161</text:p>
          </table:table-cell>
          <table:table-cell office:value-type="float" office:value="31969.277037037" calcext:value-type="float">
            <text:p>31969.277037037</text:p>
          </table:table-cell>
          <table:table-cell table:number-columns-repeated="3"/>
          <table:table-cell table:style-name="ce2" table:number-columns-repeated="19"/>
          <table:table-cell table:style-name="ce3" table:number-columns-repeated="2"/>
          <table:table-cell table:number-columns-repeated="960"/>
        </table:table-row>
        <table:table-row table:style-name="ro1">
          <table:table-cell table:style-name="ce1" office:value-type="float" office:value="8496.38222222222" calcext:value-type="float">
            <text:p>8496.38222222222</text:p>
          </table:table-cell>
          <table:table-cell table:style-name="ce1" office:value-type="float" office:value="7933.10765432099" calcext:value-type="float">
            <text:p>7933.10765432099</text:p>
          </table:table-cell>
          <table:table-cell table:style-name="ce1" office:value-type="float" office:value="6616.26024691358" calcext:value-type="float">
            <text:p>6616.26024691358</text:p>
          </table:table-cell>
          <table:table-cell table:style-name="ce1" office:value-type="float" office:value="5691.04543209877" calcext:value-type="float">
            <text:p>5691.04543209877</text:p>
          </table:table-cell>
          <table:table-cell table:style-name="ce1" office:value-type="float" office:value="3784.17234567901" calcext:value-type="float">
            <text:p>3784.17234567901</text:p>
          </table:table-cell>
          <table:table-cell table:style-name="ce1" office:value-type="float" office:value="3307.47555555556" calcext:value-type="float">
            <text:p>3307.47555555556</text:p>
          </table:table-cell>
          <table:table-cell table:style-name="ce1" office:value-type="float" office:value="2001.10765432099" calcext:value-type="float">
            <text:p>2001.10765432099</text:p>
          </table:table-cell>
          <table:table-cell table:style-name="ce1" office:value-type="float" office:value="2000.48148148148" calcext:value-type="float">
            <text:p>2000.48148148148</text:p>
          </table:table-cell>
          <table:table-cell table:style-name="ce1" office:value-type="float" office:value="1325.95851851852" calcext:value-type="float">
            <text:p>1325.95851851852</text:p>
          </table:table-cell>
          <table:table-cell table:style-name="ce1" office:value-type="float" office:value="1235.57777777778" calcext:value-type="float">
            <text:p>1235.57777777778</text:p>
          </table:table-cell>
          <table:table-cell table:style-name="ce1" office:value-type="float" office:value="1214.28148148148" calcext:value-type="float">
            <text:p>1214.28148148148</text:p>
          </table:table-cell>
          <table:table-cell table:style-name="ce1" office:value-type="float" office:value="1119.66716049383" calcext:value-type="float">
            <text:p>1119.66716049383</text:p>
          </table:table-cell>
          <table:table-cell table:style-name="ce1" office:value-type="float" office:value="1189.02222222222" calcext:value-type="float">
            <text:p>1189.02222222222</text:p>
          </table:table-cell>
          <table:table-cell table:style-name="ce1" office:value-type="float" office:value="1088.78716049383" calcext:value-type="float">
            <text:p>1088.78716049383</text:p>
          </table:table-cell>
          <table:table-cell table:style-name="ce1" office:value-type="float" office:value="1115.25234567901" calcext:value-type="float">
            <text:p>1115.25234567901</text:p>
          </table:table-cell>
          <table:table-cell table:style-name="ce1" office:value-type="float" office:value="1056.78024691358" calcext:value-type="float">
            <text:p>1056.78024691358</text:p>
          </table:table-cell>
          <table:table-cell table:style-name="ce1" office:value-type="float" office:value="1146.09086419753" calcext:value-type="float">
            <text:p>1146.09086419753</text:p>
          </table:table-cell>
          <table:table-cell table:style-name="ce1" office:value-type="float" office:value="1062.08049382716" calcext:value-type="float">
            <text:p>1062.08049382716</text:p>
          </table:table-cell>
          <table:table-cell table:style-name="ce1" office:value-type="float" office:value="1096.49234567901" calcext:value-type="float">
            <text:p>1096.49234567901</text:p>
          </table:table-cell>
          <table:table-cell table:style-name="ce1" office:value-type="float" office:value="1036.25827160494" calcext:value-type="float">
            <text:p>1036.25827160494</text:p>
          </table:table-cell>
          <table:table-cell office:value-type="float" office:value="8852.38172839506" calcext:value-type="float">
            <text:p>8852.38172839506</text:p>
          </table:table-cell>
          <table:table-cell office:value-type="float" office:value="8529.22172839506" calcext:value-type="float">
            <text:p>8529.22172839506</text:p>
          </table:table-cell>
          <table:table-cell office:value-type="float" office:value="14838.9925925926" calcext:value-type="float">
            <text:p>14838.9925925926</text:p>
          </table:table-cell>
          <table:table-cell office:value-type="float" office:value="14039.5871604938" calcext:value-type="float">
            <text:p>14039.5871604938</text:p>
          </table:table-cell>
          <table:table-cell office:value-type="float" office:value="20624.7012345679" calcext:value-type="float">
            <text:p>20624.7012345679</text:p>
          </table:table-cell>
          <table:table-cell office:value-type="float" office:value="18448.6745679012" calcext:value-type="float">
            <text:p>18448.6745679012</text:p>
          </table:table-cell>
          <table:table-cell office:value-type="float" office:value="26752.1797530864" calcext:value-type="float">
            <text:p>26752.1797530864</text:p>
          </table:table-cell>
          <table:table-cell office:value-type="float" office:value="23089.6913580247" calcext:value-type="float">
            <text:p>23089.6913580247</text:p>
          </table:table-cell>
          <table:table-cell office:value-type="float" office:value="25697.6641975309" calcext:value-type="float">
            <text:p>25697.6641975309</text:p>
          </table:table-cell>
          <table:table-cell office:value-type="float" office:value="23798.8849382716" calcext:value-type="float">
            <text:p>23798.8849382716</text:p>
          </table:table-cell>
          <table:table-cell office:value-type="float" office:value="29192.6059259259" calcext:value-type="float">
            <text:p>29192.6059259259</text:p>
          </table:table-cell>
          <table:table-cell office:value-type="float" office:value="27196.7372839506" calcext:value-type="float">
            <text:p>27196.7372839506</text:p>
          </table:table-cell>
          <table:table-cell office:value-type="float" office:value="31958.7116049383" calcext:value-type="float">
            <text:p>31958.7116049383</text:p>
          </table:table-cell>
          <table:table-cell office:value-type="float" office:value="29314.4548148148" calcext:value-type="float">
            <text:p>29314.4548148148</text:p>
          </table:table-cell>
          <table:table-cell office:value-type="float" office:value="32094.6869135802" calcext:value-type="float">
            <text:p>32094.6869135802</text:p>
          </table:table-cell>
          <table:table-cell office:value-type="float" office:value="29935.4483950617" calcext:value-type="float">
            <text:p>29935.4483950617</text:p>
          </table:table-cell>
          <table:table-cell office:value-type="float" office:value="34819.9881481482" calcext:value-type="float">
            <text:p>34819.9881481482</text:p>
          </table:table-cell>
          <table:table-cell office:value-type="float" office:value="34266.0488888889" calcext:value-type="float">
            <text:p>34266.0488888889</text:p>
          </table:table-cell>
          <table:table-cell office:value-type="float" office:value="34277.997037037" calcext:value-type="float">
            <text:p>34277.997037037</text:p>
          </table:table-cell>
          <table:table-cell office:value-type="float" office:value="32162.9185185185" calcext:value-type="float">
            <text:p>32162.9185185185</text:p>
          </table:table-cell>
          <table:table-cell table:number-columns-repeated="3"/>
          <table:table-cell table:style-name="ce2" table:number-columns-repeated="19"/>
          <table:table-cell table:style-name="ce3" table:number-columns-repeated="2"/>
          <table:table-cell table:number-columns-repeated="960"/>
        </table:table-row>
        <table:table-row table:style-name="ro1">
          <table:table-cell table:style-name="ce1" office:value-type="float" office:value="8503.96938271605" calcext:value-type="float">
            <text:p>8503.96938271605</text:p>
          </table:table-cell>
          <table:table-cell table:style-name="ce1" office:value-type="float" office:value="7931.84" calcext:value-type="float">
            <text:p>7931.84</text:p>
          </table:table-cell>
          <table:table-cell table:style-name="ce1" office:value-type="float" office:value="6592.20049382716" calcext:value-type="float">
            <text:p>6592.20049382716</text:p>
          </table:table-cell>
          <table:table-cell table:style-name="ce1" office:value-type="float" office:value="5654.34814814815" calcext:value-type="float">
            <text:p>5654.34814814815</text:p>
          </table:table-cell>
          <table:table-cell table:style-name="ce1" office:value-type="float" office:value="3770.84148148148" calcext:value-type="float">
            <text:p>3770.84148148148</text:p>
          </table:table-cell>
          <table:table-cell table:style-name="ce1" office:value-type="float" office:value="3291.40641975309" calcext:value-type="float">
            <text:p>3291.40641975309</text:p>
          </table:table-cell>
          <table:table-cell table:style-name="ce1" office:value-type="float" office:value="2005.59703703704" calcext:value-type="float">
            <text:p>2005.59703703704</text:p>
          </table:table-cell>
          <table:table-cell table:style-name="ce1" office:value-type="float" office:value="1997.28888888889" calcext:value-type="float">
            <text:p>1997.28888888889</text:p>
          </table:table-cell>
          <table:table-cell table:style-name="ce1" office:value-type="float" office:value="1329.88345679012" calcext:value-type="float">
            <text:p>1329.88345679012</text:p>
          </table:table-cell>
          <table:table-cell table:style-name="ce1" office:value-type="float" office:value="1238.96592592593" calcext:value-type="float">
            <text:p>1238.96592592593</text:p>
          </table:table-cell>
          <table:table-cell table:style-name="ce1" office:value-type="float" office:value="1219.50469135802" calcext:value-type="float">
            <text:p>1219.50469135802</text:p>
          </table:table-cell>
          <table:table-cell table:style-name="ce1" office:value-type="float" office:value="1121.93432098765" calcext:value-type="float">
            <text:p>1121.93432098765</text:p>
          </table:table-cell>
          <table:table-cell table:style-name="ce1" office:value-type="float" office:value="1194.10024691358" calcext:value-type="float">
            <text:p>1194.10024691358</text:p>
          </table:table-cell>
          <table:table-cell table:style-name="ce1" office:value-type="float" office:value="1093.46814814815" calcext:value-type="float">
            <text:p>1093.46814814815</text:p>
          </table:table-cell>
          <table:table-cell table:style-name="ce1" office:value-type="float" office:value="1116.85432098765" calcext:value-type="float">
            <text:p>1116.85432098765</text:p>
          </table:table-cell>
          <table:table-cell table:style-name="ce1" office:value-type="float" office:value="1062.76543209877" calcext:value-type="float">
            <text:p>1062.76543209877</text:p>
          </table:table-cell>
          <table:table-cell table:style-name="ce1" office:value-type="float" office:value="1152.17679012346" calcext:value-type="float">
            <text:p>1152.17679012346</text:p>
          </table:table-cell>
          <table:table-cell table:style-name="ce1" office:value-type="float" office:value="1066.26666666667" calcext:value-type="float">
            <text:p>1066.26666666667</text:p>
          </table:table-cell>
          <table:table-cell table:style-name="ce1" office:value-type="float" office:value="1099.83012345679" calcext:value-type="float">
            <text:p>1099.83012345679</text:p>
          </table:table-cell>
          <table:table-cell table:style-name="ce1" office:value-type="float" office:value="1039.47209876543" calcext:value-type="float">
            <text:p>1039.47209876543</text:p>
          </table:table-cell>
          <table:table-cell office:value-type="float" office:value="9199.32" calcext:value-type="float">
            <text:p>9199.32</text:p>
          </table:table-cell>
          <table:table-cell office:value-type="float" office:value="8887.15703703704" calcext:value-type="float">
            <text:p>8887.15703703704</text:p>
          </table:table-cell>
          <table:table-cell office:value-type="float" office:value="15288.0597530864" calcext:value-type="float">
            <text:p>15288.0597530864</text:p>
          </table:table-cell>
          <table:table-cell office:value-type="float" office:value="14452.0079012346" calcext:value-type="float">
            <text:p>14452.0079012346</text:p>
          </table:table-cell>
          <table:table-cell office:value-type="float" office:value="21082.2197530864" calcext:value-type="float">
            <text:p>21082.2197530864</text:p>
          </table:table-cell>
          <table:table-cell office:value-type="float" office:value="18816.5402469136" calcext:value-type="float">
            <text:p>18816.5402469136</text:p>
          </table:table-cell>
          <table:table-cell office:value-type="float" office:value="27111.5259259259" calcext:value-type="float">
            <text:p>27111.5259259259</text:p>
          </table:table-cell>
          <table:table-cell office:value-type="float" office:value="23402.612345679" calcext:value-type="float">
            <text:p>23402.612345679</text:p>
          </table:table-cell>
          <table:table-cell office:value-type="float" office:value="25776.7950617284" calcext:value-type="float">
            <text:p>25776.7950617284</text:p>
          </table:table-cell>
          <table:table-cell office:value-type="float" office:value="23877.3560493827" calcext:value-type="float">
            <text:p>23877.3560493827</text:p>
          </table:table-cell>
          <table:table-cell office:value-type="float" office:value="29248.0967901235" calcext:value-type="float">
            <text:p>29248.0967901235</text:p>
          </table:table-cell>
          <table:table-cell office:value-type="float" office:value="27249.9017283951" calcext:value-type="float">
            <text:p>27249.9017283951</text:p>
          </table:table-cell>
          <table:table-cell office:value-type="float" office:value="31955.6113580247" calcext:value-type="float">
            <text:p>31955.6113580247</text:p>
          </table:table-cell>
          <table:table-cell office:value-type="float" office:value="29338.8222222222" calcext:value-type="float">
            <text:p>29338.8222222222</text:p>
          </table:table-cell>
          <table:table-cell office:value-type="float" office:value="32099.5960493827" calcext:value-type="float">
            <text:p>32099.5960493827</text:p>
          </table:table-cell>
          <table:table-cell office:value-type="float" office:value="29947.9032098765" calcext:value-type="float">
            <text:p>29947.9032098765</text:p>
          </table:table-cell>
          <table:table-cell office:value-type="float" office:value="34791.1160493827" calcext:value-type="float">
            <text:p>34791.1160493827</text:p>
          </table:table-cell>
          <table:table-cell office:value-type="float" office:value="34243.3935802469" calcext:value-type="float">
            <text:p>34243.3935802469</text:p>
          </table:table-cell>
          <table:table-cell office:value-type="float" office:value="34195.6365432099" calcext:value-type="float">
            <text:p>34195.6365432099</text:p>
          </table:table-cell>
          <table:table-cell office:value-type="float" office:value="32103.8232098765" calcext:value-type="float">
            <text:p>32103.8232098765</text:p>
          </table:table-cell>
          <table:table-cell table:number-columns-repeated="3"/>
          <table:table-cell table:style-name="ce2" table:number-columns-repeated="19"/>
          <table:table-cell table:style-name="ce3" table:number-columns-repeated="2"/>
          <table:table-cell table:number-columns-repeated="960"/>
        </table:table-row>
        <table:table-row table:style-name="ro1">
          <table:table-cell table:style-name="ce1" office:value-type="float" office:value="8492.71160493827" calcext:value-type="float">
            <text:p>8492.71160493827</text:p>
          </table:table-cell>
          <table:table-cell table:style-name="ce1" office:value-type="float" office:value="7925.57580246914" calcext:value-type="float">
            <text:p>7925.57580246914</text:p>
          </table:table-cell>
          <table:table-cell table:style-name="ce1" office:value-type="float" office:value="6549.45382716049" calcext:value-type="float">
            <text:p>6549.45382716049</text:p>
          </table:table-cell>
          <table:table-cell table:style-name="ce1" office:value-type="float" office:value="5609.11111111111" calcext:value-type="float">
            <text:p>5609.11111111111</text:p>
          </table:table-cell>
          <table:table-cell table:style-name="ce1" office:value-type="float" office:value="3743.03308641975" calcext:value-type="float">
            <text:p>3743.03308641975</text:p>
          </table:table-cell>
          <table:table-cell table:style-name="ce1" office:value-type="float" office:value="3261.43604938272" calcext:value-type="float">
            <text:p>3261.43604938272</text:p>
          </table:table-cell>
          <table:table-cell table:style-name="ce1" office:value-type="float" office:value="1999.13481481481" calcext:value-type="float">
            <text:p>1999.13481481481</text:p>
          </table:table-cell>
          <table:table-cell table:style-name="ce1" office:value-type="float" office:value="1989.71456790123" calcext:value-type="float">
            <text:p>1989.71456790123</text:p>
          </table:table-cell>
          <table:table-cell table:style-name="ce1" office:value-type="float" office:value="1329.19012345679" calcext:value-type="float">
            <text:p>1329.19012345679</text:p>
          </table:table-cell>
          <table:table-cell table:style-name="ce1" office:value-type="float" office:value="1237.42469135802" calcext:value-type="float">
            <text:p>1237.42469135802</text:p>
          </table:table-cell>
          <table:table-cell table:style-name="ce1" office:value-type="float" office:value="1218.21975308642" calcext:value-type="float">
            <text:p>1218.21975308642</text:p>
          </table:table-cell>
          <table:table-cell table:style-name="ce1" office:value-type="float" office:value="1123" calcext:value-type="float">
            <text:p>1123</text:p>
          </table:table-cell>
          <table:table-cell table:style-name="ce1" office:value-type="float" office:value="1192.17333333333" calcext:value-type="float">
            <text:p>1192.17333333333</text:p>
          </table:table-cell>
          <table:table-cell table:style-name="ce1" office:value-type="float" office:value="1092.0612345679" calcext:value-type="float">
            <text:p>1092.0612345679</text:p>
          </table:table-cell>
          <table:table-cell table:style-name="ce1" office:value-type="float" office:value="1116.40444444444" calcext:value-type="float">
            <text:p>1116.40444444444</text:p>
          </table:table-cell>
          <table:table-cell table:style-name="ce1" office:value-type="float" office:value="1061.95209876543" calcext:value-type="float">
            <text:p>1061.95209876543</text:p>
          </table:table-cell>
          <table:table-cell table:style-name="ce1" office:value-type="float" office:value="1149.45580246914" calcext:value-type="float">
            <text:p>1149.45580246914</text:p>
          </table:table-cell>
          <table:table-cell table:style-name="ce1" office:value-type="float" office:value="1061.7362962963" calcext:value-type="float">
            <text:p>1061.7362962963</text:p>
          </table:table-cell>
          <table:table-cell table:style-name="ce1" office:value-type="float" office:value="1098.22617283951" calcext:value-type="float">
            <text:p>1098.22617283951</text:p>
          </table:table-cell>
          <table:table-cell table:style-name="ce1" office:value-type="float" office:value="1039.62074074074" calcext:value-type="float">
            <text:p>1039.62074074074</text:p>
          </table:table-cell>
          <table:table-cell office:value-type="float" office:value="9644.53185185185" calcext:value-type="float">
            <text:p>9644.53185185185</text:p>
          </table:table-cell>
          <table:table-cell office:value-type="float" office:value="9311.58222222222" calcext:value-type="float">
            <text:p>9311.58222222222</text:p>
          </table:table-cell>
          <table:table-cell office:value-type="float" office:value="15896.6108641975" calcext:value-type="float">
            <text:p>15896.6108641975</text:p>
          </table:table-cell>
          <table:table-cell office:value-type="float" office:value="15006.7950617284" calcext:value-type="float">
            <text:p>15006.7950617284</text:p>
          </table:table-cell>
          <table:table-cell office:value-type="float" office:value="21754.0508641975" calcext:value-type="float">
            <text:p>21754.0508641975</text:p>
          </table:table-cell>
          <table:table-cell office:value-type="float" office:value="19342.5669135802" calcext:value-type="float">
            <text:p>19342.5669135802</text:p>
          </table:table-cell>
          <table:table-cell office:value-type="float" office:value="27732.9056790123" calcext:value-type="float">
            <text:p>27732.9056790123</text:p>
          </table:table-cell>
          <table:table-cell office:value-type="float" office:value="23932.0064197531" calcext:value-type="float">
            <text:p>23932.0064197531</text:p>
          </table:table-cell>
          <table:table-cell office:value-type="float" office:value="26030.3466666667" calcext:value-type="float">
            <text:p>26030.3466666667</text:p>
          </table:table-cell>
          <table:table-cell office:value-type="float" office:value="24097.867654321" calcext:value-type="float">
            <text:p>24097.867654321</text:p>
          </table:table-cell>
          <table:table-cell office:value-type="float" office:value="29513.8671604938" calcext:value-type="float">
            <text:p>29513.8671604938</text:p>
          </table:table-cell>
          <table:table-cell office:value-type="float" office:value="27480.575308642" calcext:value-type="float">
            <text:p>27480.575308642</text:p>
          </table:table-cell>
          <table:table-cell office:value-type="float" office:value="32204.0237037037" calcext:value-type="float">
            <text:p>32204.0237037037</text:p>
          </table:table-cell>
          <table:table-cell office:value-type="float" office:value="29535.0883950617" calcext:value-type="float">
            <text:p>29535.0883950617</text:p>
          </table:table-cell>
          <table:table-cell office:value-type="float" office:value="32292.4385185185" calcext:value-type="float">
            <text:p>32292.4385185185</text:p>
          </table:table-cell>
          <table:table-cell office:value-type="float" office:value="30118.6844444444" calcext:value-type="float">
            <text:p>30118.6844444444</text:p>
          </table:table-cell>
          <table:table-cell office:value-type="float" office:value="35006.3624691358" calcext:value-type="float">
            <text:p>35006.3624691358</text:p>
          </table:table-cell>
          <table:table-cell office:value-type="float" office:value="34436.4133333333" calcext:value-type="float">
            <text:p>34436.4133333333</text:p>
          </table:table-cell>
          <table:table-cell office:value-type="float" office:value="34360.5698765432" calcext:value-type="float">
            <text:p>34360.5698765432</text:p>
          </table:table-cell>
          <table:table-cell office:value-type="float" office:value="32251.3520987654" calcext:value-type="float">
            <text:p>32251.3520987654</text:p>
          </table:table-cell>
          <table:table-cell table:number-columns-repeated="3"/>
          <table:table-cell table:style-name="ce2" table:number-columns-repeated="19"/>
          <table:table-cell table:style-name="ce3" table:number-columns-repeated="2"/>
          <table:table-cell table:number-columns-repeated="960"/>
        </table:table-row>
        <table:table-row table:style-name="ro1">
          <table:table-cell table:style-name="ce1" office:value-type="float" office:value="8507.07604938272" calcext:value-type="float">
            <text:p>8507.07604938272</text:p>
          </table:table-cell>
          <table:table-cell table:style-name="ce1" office:value-type="float" office:value="7934.58172839506" calcext:value-type="float">
            <text:p>7934.58172839506</text:p>
          </table:table-cell>
          <table:table-cell table:style-name="ce1" office:value-type="float" office:value="6528.8187654321" calcext:value-type="float">
            <text:p>6528.8187654321</text:p>
          </table:table-cell>
          <table:table-cell table:style-name="ce1" office:value-type="float" office:value="5576.15259259259" calcext:value-type="float">
            <text:p>5576.15259259259</text:p>
          </table:table-cell>
          <table:table-cell table:style-name="ce1" office:value-type="float" office:value="3734.11259259259" calcext:value-type="float">
            <text:p>3734.11259259259</text:p>
          </table:table-cell>
          <table:table-cell table:style-name="ce1" office:value-type="float" office:value="3247.71851851852" calcext:value-type="float">
            <text:p>3247.71851851852</text:p>
          </table:table-cell>
          <table:table-cell table:style-name="ce1" office:value-type="float" office:value="2002.43654320988" calcext:value-type="float">
            <text:p>2002.43654320988</text:p>
          </table:table-cell>
          <table:table-cell table:style-name="ce1" office:value-type="float" office:value="1986.15061728395" calcext:value-type="float">
            <text:p>1986.15061728395</text:p>
          </table:table-cell>
          <table:table-cell table:style-name="ce1" office:value-type="float" office:value="1332.17333333333" calcext:value-type="float">
            <text:p>1332.17333333333</text:p>
          </table:table-cell>
          <table:table-cell table:style-name="ce1" office:value-type="float" office:value="1239.73185185185" calcext:value-type="float">
            <text:p>1239.73185185185</text:p>
          </table:table-cell>
          <table:table-cell table:style-name="ce1" office:value-type="float" office:value="1219.60444444444" calcext:value-type="float">
            <text:p>1219.60444444444</text:p>
          </table:table-cell>
          <table:table-cell table:style-name="ce1" office:value-type="float" office:value="1126.71061728395" calcext:value-type="float">
            <text:p>1126.71061728395</text:p>
          </table:table-cell>
          <table:table-cell table:style-name="ce1" office:value-type="float" office:value="1194.31160493827" calcext:value-type="float">
            <text:p>1194.31160493827</text:p>
          </table:table-cell>
          <table:table-cell table:style-name="ce1" office:value-type="float" office:value="1096.62074074074" calcext:value-type="float">
            <text:p>1096.62074074074</text:p>
          </table:table-cell>
          <table:table-cell table:style-name="ce1" office:value-type="float" office:value="1116.67555555556" calcext:value-type="float">
            <text:p>1116.67555555556</text:p>
          </table:table-cell>
          <table:table-cell table:style-name="ce1" office:value-type="float" office:value="1065.28296296296" calcext:value-type="float">
            <text:p>1065.28296296296</text:p>
          </table:table-cell>
          <table:table-cell table:style-name="ce1" office:value-type="float" office:value="1153.23851851852" calcext:value-type="float">
            <text:p>1153.23851851852</text:p>
          </table:table-cell>
          <table:table-cell table:style-name="ce1" office:value-type="float" office:value="1063.82074074074" calcext:value-type="float">
            <text:p>1063.82074074074</text:p>
          </table:table-cell>
          <table:table-cell table:style-name="ce1" office:value-type="float" office:value="1100.3412345679" calcext:value-type="float">
            <text:p>1100.3412345679</text:p>
          </table:table-cell>
          <table:table-cell table:style-name="ce1" office:value-type="float" office:value="1042.92" calcext:value-type="float">
            <text:p>1042.92</text:p>
          </table:table-cell>
          <table:table-cell office:value-type="float" office:value="10035.6162962963" calcext:value-type="float">
            <text:p>10035.6162962963</text:p>
          </table:table-cell>
          <table:table-cell office:value-type="float" office:value="9691.91901234568" calcext:value-type="float">
            <text:p>9691.91901234568</text:p>
          </table:table-cell>
          <table:table-cell office:value-type="float" office:value="16389.744691358" calcext:value-type="float">
            <text:p>16389.744691358</text:p>
          </table:table-cell>
          <table:table-cell office:value-type="float" office:value="15451.4271604938" calcext:value-type="float">
            <text:p>15451.4271604938</text:p>
          </table:table-cell>
          <table:table-cell office:value-type="float" office:value="22265.2474074074" calcext:value-type="float">
            <text:p>22265.2474074074</text:p>
          </table:table-cell>
          <table:table-cell office:value-type="float" office:value="19762.5674074074" calcext:value-type="float">
            <text:p>19762.5674074074</text:p>
          </table:table-cell>
          <table:table-cell office:value-type="float" office:value="28135.5935802469" calcext:value-type="float">
            <text:p>28135.5935802469</text:p>
          </table:table-cell>
          <table:table-cell office:value-type="float" office:value="24289.4079012346" calcext:value-type="float">
            <text:p>24289.4079012346</text:p>
          </table:table-cell>
          <table:table-cell office:value-type="float" office:value="26617.824691358" calcext:value-type="float">
            <text:p>26617.824691358</text:p>
          </table:table-cell>
          <table:table-cell office:value-type="float" office:value="24651.5654320988" calcext:value-type="float">
            <text:p>24651.5654320988</text:p>
          </table:table-cell>
          <table:table-cell office:value-type="float" office:value="30162.0962962963" calcext:value-type="float">
            <text:p>30162.0962962963</text:p>
          </table:table-cell>
          <table:table-cell office:value-type="float" office:value="28054.2172839506" calcext:value-type="float">
            <text:p>28054.2172839506</text:p>
          </table:table-cell>
          <table:table-cell office:value-type="float" office:value="32860.2419753086" calcext:value-type="float">
            <text:p>32860.2419753086</text:p>
          </table:table-cell>
          <table:table-cell office:value-type="float" office:value="30147.984691358" calcext:value-type="float">
            <text:p>30147.984691358</text:p>
          </table:table-cell>
          <table:table-cell office:value-type="float" office:value="32939.6558024691" calcext:value-type="float">
            <text:p>32939.6558024691</text:p>
          </table:table-cell>
          <table:table-cell office:value-type="float" office:value="30732.0997530864" calcext:value-type="float">
            <text:p>30732.0997530864</text:p>
          </table:table-cell>
          <table:table-cell office:value-type="float" office:value="35657.855308642" calcext:value-type="float">
            <text:p>35657.855308642</text:p>
          </table:table-cell>
          <table:table-cell office:value-type="float" office:value="35100.5703703704" calcext:value-type="float">
            <text:p>35100.5703703704</text:p>
          </table:table-cell>
          <table:table-cell office:value-type="float" office:value="34983.7624691358" calcext:value-type="float">
            <text:p>34983.7624691358</text:p>
          </table:table-cell>
          <table:table-cell office:value-type="float" office:value="32813.3298765432" calcext:value-type="float">
            <text:p>32813.3298765432</text:p>
          </table:table-cell>
          <table:table-cell table:number-columns-repeated="3"/>
          <table:table-cell table:style-name="ce2" table:number-columns-repeated="19"/>
          <table:table-cell table:style-name="ce3" table:number-columns-repeated="2"/>
          <table:table-cell table:number-columns-repeated="960"/>
        </table:table-row>
        <table:table-row table:style-name="ro1">
          <table:table-cell table:style-name="ce1" office:value-type="float" office:value="8490.0024691358" calcext:value-type="float">
            <text:p>8490.0024691358</text:p>
          </table:table-cell>
          <table:table-cell table:style-name="ce1" office:value-type="float" office:value="7916.08345679012" calcext:value-type="float">
            <text:p>7916.08345679012</text:p>
          </table:table-cell>
          <table:table-cell table:style-name="ce1" office:value-type="float" office:value="6490.55456790124" calcext:value-type="float">
            <text:p>6490.55456790124</text:p>
          </table:table-cell>
          <table:table-cell table:style-name="ce1" office:value-type="float" office:value="5530.36839506173" calcext:value-type="float">
            <text:p>5530.36839506173</text:p>
          </table:table-cell>
          <table:table-cell table:style-name="ce1" office:value-type="float" office:value="3706.34716049383" calcext:value-type="float">
            <text:p>3706.34716049383</text:p>
          </table:table-cell>
          <table:table-cell table:style-name="ce1" office:value-type="float" office:value="3220.91209876543" calcext:value-type="float">
            <text:p>3220.91209876543</text:p>
          </table:table-cell>
          <table:table-cell table:style-name="ce1" office:value-type="float" office:value="1997.12691358025" calcext:value-type="float">
            <text:p>1997.12691358025</text:p>
          </table:table-cell>
          <table:table-cell table:style-name="ce1" office:value-type="float" office:value="1980.12395061728" calcext:value-type="float">
            <text:p>1980.12395061728</text:p>
          </table:table-cell>
          <table:table-cell table:style-name="ce1" office:value-type="float" office:value="1333.63851851852" calcext:value-type="float">
            <text:p>1333.63851851852</text:p>
          </table:table-cell>
          <table:table-cell table:style-name="ce1" office:value-type="float" office:value="1239.63604938272" calcext:value-type="float">
            <text:p>1239.63604938272</text:p>
          </table:table-cell>
          <table:table-cell table:style-name="ce1" office:value-type="float" office:value="1222.98617283951" calcext:value-type="float">
            <text:p>1222.98617283951</text:p>
          </table:table-cell>
          <table:table-cell table:style-name="ce1" office:value-type="float" office:value="1128.39209876543" calcext:value-type="float">
            <text:p>1128.39209876543</text:p>
          </table:table-cell>
          <table:table-cell table:style-name="ce1" office:value-type="float" office:value="1195.57975308642" calcext:value-type="float">
            <text:p>1195.57975308642</text:p>
          </table:table-cell>
          <table:table-cell table:style-name="ce1" office:value-type="float" office:value="1095.52888888889" calcext:value-type="float">
            <text:p>1095.52888888889</text:p>
          </table:table-cell>
          <table:table-cell table:style-name="ce1" office:value-type="float" office:value="1119.23259259259" calcext:value-type="float">
            <text:p>1119.23259259259</text:p>
          </table:table-cell>
          <table:table-cell table:style-name="ce1" office:value-type="float" office:value="1064.9837037037" calcext:value-type="float">
            <text:p>1064.9837037037</text:p>
          </table:table-cell>
          <table:table-cell table:style-name="ce1" office:value-type="float" office:value="1153.57382716049" calcext:value-type="float">
            <text:p>1153.57382716049</text:p>
          </table:table-cell>
          <table:table-cell table:style-name="ce1" office:value-type="float" office:value="1062.86716049383" calcext:value-type="float">
            <text:p>1062.86716049383</text:p>
          </table:table-cell>
          <table:table-cell table:style-name="ce1" office:value-type="float" office:value="1102.01382716049" calcext:value-type="float">
            <text:p>1102.01382716049</text:p>
          </table:table-cell>
          <table:table-cell table:style-name="ce1" office:value-type="float" office:value="1044.69580246914" calcext:value-type="float">
            <text:p>1044.69580246914</text:p>
          </table:table-cell>
          <table:table-cell office:value-type="float" office:value="10407.6809876543" calcext:value-type="float">
            <text:p>10407.6809876543</text:p>
          </table:table-cell>
          <table:table-cell office:value-type="float" office:value="10062.415308642" calcext:value-type="float">
            <text:p>10062.415308642</text:p>
          </table:table-cell>
          <table:table-cell office:value-type="float" office:value="16864.7372839506" calcext:value-type="float">
            <text:p>16864.7372839506</text:p>
          </table:table-cell>
          <table:table-cell office:value-type="float" office:value="15861.3866666667" calcext:value-type="float">
            <text:p>15861.3866666667</text:p>
          </table:table-cell>
          <table:table-cell office:value-type="float" office:value="22728.8266666667" calcext:value-type="float">
            <text:p>22728.8266666667</text:p>
          </table:table-cell>
          <table:table-cell office:value-type="float" office:value="20137.2207407407" calcext:value-type="float">
            <text:p>20137.2207407407</text:p>
          </table:table-cell>
          <table:table-cell office:value-type="float" office:value="28528.8291358025" calcext:value-type="float">
            <text:p>28528.8291358025</text:p>
          </table:table-cell>
          <table:table-cell office:value-type="float" office:value="24633.722962963" calcext:value-type="float">
            <text:p>24633.722962963</text:p>
          </table:table-cell>
          <table:table-cell office:value-type="float" office:value="26908.7091358025" calcext:value-type="float">
            <text:p>26908.7091358025</text:p>
          </table:table-cell>
          <table:table-cell office:value-type="float" office:value="24892.4508641975" calcext:value-type="float">
            <text:p>24892.4508641975</text:p>
          </table:table-cell>
          <table:table-cell office:value-type="float" office:value="30456.387654321" calcext:value-type="float">
            <text:p>30456.387654321</text:p>
          </table:table-cell>
          <table:table-cell office:value-type="float" office:value="28307.3980246914" calcext:value-type="float">
            <text:p>28307.3980246914</text:p>
          </table:table-cell>
          <table:table-cell office:value-type="float" office:value="33132.5866666667" calcext:value-type="float">
            <text:p>33132.5866666667</text:p>
          </table:table-cell>
          <table:table-cell office:value-type="float" office:value="30374.3204938272" calcext:value-type="float">
            <text:p>30374.3204938272</text:p>
          </table:table-cell>
          <table:table-cell office:value-type="float" office:value="33169.3402469136" calcext:value-type="float">
            <text:p>33169.3402469136</text:p>
          </table:table-cell>
          <table:table-cell office:value-type="float" office:value="30929.397037037" calcext:value-type="float">
            <text:p>30929.397037037</text:p>
          </table:table-cell>
          <table:table-cell office:value-type="float" office:value="35899.0133333333" calcext:value-type="float">
            <text:p>35899.0133333333</text:p>
          </table:table-cell>
          <table:table-cell office:value-type="float" office:value="35315.9501234568" calcext:value-type="float">
            <text:p>35315.9501234568</text:p>
          </table:table-cell>
          <table:table-cell office:value-type="float" office:value="35183.6212345679" calcext:value-type="float">
            <text:p>35183.6212345679</text:p>
          </table:table-cell>
          <table:table-cell office:value-type="float" office:value="32991.6177777778" calcext:value-type="float">
            <text:p>32991.6177777778</text:p>
          </table:table-cell>
          <table:table-cell table:number-columns-repeated="3"/>
          <table:table-cell table:style-name="ce2" table:number-columns-repeated="19"/>
          <table:table-cell table:style-name="ce3" table:number-columns-repeated="2"/>
          <table:table-cell table:number-columns-repeated="960"/>
        </table:table-row>
        <table:table-row table:style-name="ro1">
          <table:table-cell table:style-name="ce1" office:value-type="float" office:value="8471.45333333333" calcext:value-type="float">
            <text:p>8471.45333333333</text:p>
          </table:table-cell>
          <table:table-cell table:style-name="ce1" office:value-type="float" office:value="7885.8" calcext:value-type="float">
            <text:p>7885.8</text:p>
          </table:table-cell>
          <table:table-cell table:style-name="ce1" office:value-type="float" office:value="6449.89234567901" calcext:value-type="float">
            <text:p>6449.89234567901</text:p>
          </table:table-cell>
          <table:table-cell table:style-name="ce1" office:value-type="float" office:value="5486.47111111111" calcext:value-type="float">
            <text:p>5486.47111111111</text:p>
          </table:table-cell>
          <table:table-cell table:style-name="ce1" office:value-type="float" office:value="3686.37777777778" calcext:value-type="float">
            <text:p>3686.37777777778</text:p>
          </table:table-cell>
          <table:table-cell table:style-name="ce1" office:value-type="float" office:value="3197.67061728395" calcext:value-type="float">
            <text:p>3197.67061728395</text:p>
          </table:table-cell>
          <table:table-cell table:style-name="ce1" office:value-type="float" office:value="1991.65728395062" calcext:value-type="float">
            <text:p>1991.65728395062</text:p>
          </table:table-cell>
          <table:table-cell table:style-name="ce1" office:value-type="float" office:value="1973.72740740741" calcext:value-type="float">
            <text:p>1973.72740740741</text:p>
          </table:table-cell>
          <table:table-cell table:style-name="ce1" office:value-type="float" office:value="1332.76345679012" calcext:value-type="float">
            <text:p>1332.76345679012</text:p>
          </table:table-cell>
          <table:table-cell table:style-name="ce1" office:value-type="float" office:value="1241.51950617284" calcext:value-type="float">
            <text:p>1241.51950617284</text:p>
          </table:table-cell>
          <table:table-cell table:style-name="ce1" office:value-type="float" office:value="1223.76098765432" calcext:value-type="float">
            <text:p>1223.76098765432</text:p>
          </table:table-cell>
          <table:table-cell table:style-name="ce1" office:value-type="float" office:value="1127.02962962963" calcext:value-type="float">
            <text:p>1127.02962962963</text:p>
          </table:table-cell>
          <table:table-cell table:style-name="ce1" office:value-type="float" office:value="1194.34617283951" calcext:value-type="float">
            <text:p>1194.34617283951</text:p>
          </table:table-cell>
          <table:table-cell table:style-name="ce1" office:value-type="float" office:value="1096.79654320988" calcext:value-type="float">
            <text:p>1096.79654320988</text:p>
          </table:table-cell>
          <table:table-cell table:style-name="ce1" office:value-type="float" office:value="1119.96148148148" calcext:value-type="float">
            <text:p>1119.96148148148</text:p>
          </table:table-cell>
          <table:table-cell table:style-name="ce1" office:value-type="float" office:value="1066.30962962963" calcext:value-type="float">
            <text:p>1066.30962962963</text:p>
          </table:table-cell>
          <table:table-cell table:style-name="ce1" office:value-type="float" office:value="1153.79012345679" calcext:value-type="float">
            <text:p>1153.79012345679</text:p>
          </table:table-cell>
          <table:table-cell table:style-name="ce1" office:value-type="float" office:value="1060.7787654321" calcext:value-type="float">
            <text:p>1060.7787654321</text:p>
          </table:table-cell>
          <table:table-cell table:style-name="ce1" office:value-type="float" office:value="1101.16740740741" calcext:value-type="float">
            <text:p>1101.16740740741</text:p>
          </table:table-cell>
          <table:table-cell table:style-name="ce1" office:value-type="float" office:value="1044.92790123457" calcext:value-type="float">
            <text:p>1044.92790123457</text:p>
          </table:table-cell>
          <table:table-cell office:value-type="float" office:value="10752.9545679012" calcext:value-type="float">
            <text:p>10752.9545679012</text:p>
          </table:table-cell>
          <table:table-cell office:value-type="float" office:value="10405.8804938272" calcext:value-type="float">
            <text:p>10405.8804938272</text:p>
          </table:table-cell>
          <table:table-cell office:value-type="float" office:value="17269.9422222222" calcext:value-type="float">
            <text:p>17269.9422222222</text:p>
          </table:table-cell>
          <table:table-cell office:value-type="float" office:value="16232.6182716049" calcext:value-type="float">
            <text:p>16232.6182716049</text:p>
          </table:table-cell>
          <table:table-cell office:value-type="float" office:value="23150.7990123457" calcext:value-type="float">
            <text:p>23150.7990123457</text:p>
          </table:table-cell>
          <table:table-cell office:value-type="float" office:value="20448.3234567901" calcext:value-type="float">
            <text:p>20448.3234567901</text:p>
          </table:table-cell>
          <table:table-cell office:value-type="float" office:value="28822.2869135802" calcext:value-type="float">
            <text:p>28822.2869135802</text:p>
          </table:table-cell>
          <table:table-cell office:value-type="float" office:value="24900.9269135802" calcext:value-type="float">
            <text:p>24900.9269135802</text:p>
          </table:table-cell>
          <table:table-cell office:value-type="float" office:value="27188.5491358025" calcext:value-type="float">
            <text:p>27188.5491358025</text:p>
          </table:table-cell>
          <table:table-cell office:value-type="float" office:value="25150.8034567901" calcext:value-type="float">
            <text:p>25150.8034567901</text:p>
          </table:table-cell>
          <table:table-cell office:value-type="float" office:value="30718.1911111111" calcext:value-type="float">
            <text:p>30718.1911111111</text:p>
          </table:table-cell>
          <table:table-cell office:value-type="float" office:value="28546.4671604938" calcext:value-type="float">
            <text:p>28546.4671604938</text:p>
          </table:table-cell>
          <table:table-cell office:value-type="float" office:value="33388.6464197531" calcext:value-type="float">
            <text:p>33388.6464197531</text:p>
          </table:table-cell>
          <table:table-cell office:value-type="float" office:value="30641.4582716049" calcext:value-type="float">
            <text:p>30641.4582716049</text:p>
          </table:table-cell>
          <table:table-cell office:value-type="float" office:value="33424.6316049383" calcext:value-type="float">
            <text:p>33424.6316049383</text:p>
          </table:table-cell>
          <table:table-cell office:value-type="float" office:value="31145.2069135803" calcext:value-type="float">
            <text:p>31145.2069135803</text:p>
          </table:table-cell>
          <table:table-cell office:value-type="float" office:value="36126.255308642" calcext:value-type="float">
            <text:p>36126.255308642</text:p>
          </table:table-cell>
          <table:table-cell office:value-type="float" office:value="35535.8202469136" calcext:value-type="float">
            <text:p>35535.8202469136</text:p>
          </table:table-cell>
          <table:table-cell office:value-type="float" office:value="35386.4849382716" calcext:value-type="float">
            <text:p>35386.4849382716</text:p>
          </table:table-cell>
          <table:table-cell office:value-type="float" office:value="33175.3802469136" calcext:value-type="float">
            <text:p>33175.3802469136</text:p>
          </table:table-cell>
          <table:table-cell table:number-columns-repeated="3"/>
          <table:table-cell table:style-name="ce2" table:number-columns-repeated="19"/>
          <table:table-cell table:style-name="ce3" table:number-columns-repeated="2"/>
          <table:table-cell table:number-columns-repeated="960"/>
        </table:table-row>
        <table:table-row table:style-name="ro1">
          <table:table-cell table:style-name="ce1" office:value-type="float" office:value="8449.67950617284" calcext:value-type="float">
            <text:p>8449.67950617284</text:p>
          </table:table-cell>
          <table:table-cell table:style-name="ce1" office:value-type="float" office:value="7885.17037037037" calcext:value-type="float">
            <text:p>7885.17037037037</text:p>
          </table:table-cell>
          <table:table-cell table:style-name="ce1" office:value-type="float" office:value="6411.36493827161" calcext:value-type="float">
            <text:p>6411.36493827161</text:p>
          </table:table-cell>
          <table:table-cell table:style-name="ce1" office:value-type="float" office:value="5447.29777777778" calcext:value-type="float">
            <text:p>5447.29777777778</text:p>
          </table:table-cell>
          <table:table-cell table:style-name="ce1" office:value-type="float" office:value="3670.56740740741" calcext:value-type="float">
            <text:p>3670.56740740741</text:p>
          </table:table-cell>
          <table:table-cell table:style-name="ce1" office:value-type="float" office:value="3175.76148148148" calcext:value-type="float">
            <text:p>3175.76148148148</text:p>
          </table:table-cell>
          <table:table-cell table:style-name="ce1" office:value-type="float" office:value="1989.72345679012" calcext:value-type="float">
            <text:p>1989.72345679012</text:p>
          </table:table-cell>
          <table:table-cell table:style-name="ce1" office:value-type="float" office:value="1965.51012345679" calcext:value-type="float">
            <text:p>1965.51012345679</text:p>
          </table:table-cell>
          <table:table-cell table:style-name="ce1" office:value-type="float" office:value="1335.30024691358" calcext:value-type="float">
            <text:p>1335.30024691358</text:p>
          </table:table-cell>
          <table:table-cell table:style-name="ce1" office:value-type="float" office:value="1243.1624691358" calcext:value-type="float">
            <text:p>1243.1624691358</text:p>
          </table:table-cell>
          <table:table-cell table:style-name="ce1" office:value-type="float" office:value="1224.78172839506" calcext:value-type="float">
            <text:p>1224.78172839506</text:p>
          </table:table-cell>
          <table:table-cell table:style-name="ce1" office:value-type="float" office:value="1127.40987654321" calcext:value-type="float">
            <text:p>1127.40987654321</text:p>
          </table:table-cell>
          <table:table-cell table:style-name="ce1" office:value-type="float" office:value="1196.48691358025" calcext:value-type="float">
            <text:p>1196.48691358025</text:p>
          </table:table-cell>
          <table:table-cell table:style-name="ce1" office:value-type="float" office:value="1097.17728395062" calcext:value-type="float">
            <text:p>1097.17728395062</text:p>
          </table:table-cell>
          <table:table-cell table:style-name="ce1" office:value-type="float" office:value="1120.19456790123" calcext:value-type="float">
            <text:p>1120.19456790123</text:p>
          </table:table-cell>
          <table:table-cell table:style-name="ce1" office:value-type="float" office:value="1066.42074074074" calcext:value-type="float">
            <text:p>1066.42074074074</text:p>
          </table:table-cell>
          <table:table-cell table:style-name="ce1" office:value-type="float" office:value="1155.69728395062" calcext:value-type="float">
            <text:p>1155.69728395062</text:p>
          </table:table-cell>
          <table:table-cell table:style-name="ce1" office:value-type="float" office:value="1061.81679012346" calcext:value-type="float">
            <text:p>1061.81679012346</text:p>
          </table:table-cell>
          <table:table-cell table:style-name="ce1" office:value-type="float" office:value="1104.83160493827" calcext:value-type="float">
            <text:p>1104.83160493827</text:p>
          </table:table-cell>
          <table:table-cell table:style-name="ce1" office:value-type="float" office:value="1048.77679012346" calcext:value-type="float">
            <text:p>1048.77679012346</text:p>
          </table:table-cell>
          <table:table-cell office:value-type="float" office:value="11139.9387654321" calcext:value-type="float">
            <text:p>11139.9387654321</text:p>
          </table:table-cell>
          <table:table-cell office:value-type="float" office:value="10791.7318518519" calcext:value-type="float">
            <text:p>10791.7318518519</text:p>
          </table:table-cell>
          <table:table-cell office:value-type="float" office:value="17744.8518518519" calcext:value-type="float">
            <text:p>17744.8518518519</text:p>
          </table:table-cell>
          <table:table-cell office:value-type="float" office:value="16658.307654321" calcext:value-type="float">
            <text:p>16658.307654321</text:p>
          </table:table-cell>
          <table:table-cell office:value-type="float" office:value="23633.0903703704" calcext:value-type="float">
            <text:p>23633.0903703704</text:p>
          </table:table-cell>
          <table:table-cell office:value-type="float" office:value="20828.867654321" calcext:value-type="float">
            <text:p>20828.867654321</text:p>
          </table:table-cell>
          <table:table-cell office:value-type="float" office:value="29230.6404938272" calcext:value-type="float">
            <text:p>29230.6404938272</text:p>
          </table:table-cell>
          <table:table-cell office:value-type="float" office:value="25243.2251851852" calcext:value-type="float">
            <text:p>25243.2251851852</text:p>
          </table:table-cell>
          <table:table-cell office:value-type="float" office:value="27466.7239506173" calcext:value-type="float">
            <text:p>27466.7239506173</text:p>
          </table:table-cell>
          <table:table-cell office:value-type="float" office:value="25414.5822222222" calcext:value-type="float">
            <text:p>25414.5822222222</text:p>
          </table:table-cell>
          <table:table-cell office:value-type="float" office:value="31034.8222222222" calcext:value-type="float">
            <text:p>31034.8222222222</text:p>
          </table:table-cell>
          <table:table-cell office:value-type="float" office:value="28828.7451851852" calcext:value-type="float">
            <text:p>28828.7451851852</text:p>
          </table:table-cell>
          <table:table-cell office:value-type="float" office:value="33675.4375308642" calcext:value-type="float">
            <text:p>33675.4375308642</text:p>
          </table:table-cell>
          <table:table-cell office:value-type="float" office:value="30894.9348148148" calcext:value-type="float">
            <text:p>30894.9348148148</text:p>
          </table:table-cell>
          <table:table-cell office:value-type="float" office:value="33676.8256790124" calcext:value-type="float">
            <text:p>33676.8256790124</text:p>
          </table:table-cell>
          <table:table-cell office:value-type="float" office:value="31394.8019753086" calcext:value-type="float">
            <text:p>31394.8019753086</text:p>
          </table:table-cell>
          <table:table-cell office:value-type="float" office:value="36399.9338271605" calcext:value-type="float">
            <text:p>36399.9338271605</text:p>
          </table:table-cell>
          <table:table-cell office:value-type="float" office:value="35807.8251851852" calcext:value-type="float">
            <text:p>35807.8251851852</text:p>
          </table:table-cell>
          <table:table-cell office:value-type="float" office:value="35612.2874074074" calcext:value-type="float">
            <text:p>35612.2874074074</text:p>
          </table:table-cell>
          <table:table-cell office:value-type="float" office:value="33379.1402469136" calcext:value-type="float">
            <text:p>33379.1402469136</text:p>
          </table:table-cell>
          <table:table-cell table:number-columns-repeated="3"/>
          <table:table-cell table:style-name="ce2" table:number-columns-repeated="19"/>
          <table:table-cell table:style-name="ce3" table:number-columns-repeated="2"/>
          <table:table-cell table:number-columns-repeated="960"/>
        </table:table-row>
        <table:table-row table:style-name="ro1">
          <table:table-cell table:style-name="ce1" office:value-type="float" office:value="8433.9249382716" calcext:value-type="float">
            <text:p>8433.9249382716</text:p>
          </table:table-cell>
          <table:table-cell table:style-name="ce1" office:value-type="float" office:value="7860.80888888889" calcext:value-type="float">
            <text:p>7860.80888888889</text:p>
          </table:table-cell>
          <table:table-cell table:style-name="ce1" office:value-type="float" office:value="6374.66518518519" calcext:value-type="float">
            <text:p>6374.66518518519</text:p>
          </table:table-cell>
          <table:table-cell table:style-name="ce1" office:value-type="float" office:value="5411.23358024691" calcext:value-type="float">
            <text:p>5411.23358024691</text:p>
          </table:table-cell>
          <table:table-cell table:style-name="ce1" office:value-type="float" office:value="3653.93432098765" calcext:value-type="float">
            <text:p>3653.93432098765</text:p>
          </table:table-cell>
          <table:table-cell table:style-name="ce1" office:value-type="float" office:value="3157.34172839506" calcext:value-type="float">
            <text:p>3157.34172839506</text:p>
          </table:table-cell>
          <table:table-cell table:style-name="ce1" office:value-type="float" office:value="1985.76345679012" calcext:value-type="float">
            <text:p>1985.76345679012</text:p>
          </table:table-cell>
          <table:table-cell table:style-name="ce1" office:value-type="float" office:value="1960.80888888889" calcext:value-type="float">
            <text:p>1960.80888888889</text:p>
          </table:table-cell>
          <table:table-cell table:style-name="ce1" office:value-type="float" office:value="1330.74518518519" calcext:value-type="float">
            <text:p>1330.74518518519</text:p>
          </table:table-cell>
          <table:table-cell table:style-name="ce1" office:value-type="float" office:value="1239.61432098765" calcext:value-type="float">
            <text:p>1239.61432098765</text:p>
          </table:table-cell>
          <table:table-cell table:style-name="ce1" office:value-type="float" office:value="1223.96839506173" calcext:value-type="float">
            <text:p>1223.96839506173</text:p>
          </table:table-cell>
          <table:table-cell table:style-name="ce1" office:value-type="float" office:value="1124.62172839506" calcext:value-type="float">
            <text:p>1124.62172839506</text:p>
          </table:table-cell>
          <table:table-cell table:style-name="ce1" office:value-type="float" office:value="1195.04493827161" calcext:value-type="float">
            <text:p>1195.04493827161</text:p>
          </table:table-cell>
          <table:table-cell table:style-name="ce1" office:value-type="float" office:value="1094.92839506173" calcext:value-type="float">
            <text:p>1094.92839506173</text:p>
          </table:table-cell>
          <table:table-cell table:style-name="ce1" office:value-type="float" office:value="1118.35358024691" calcext:value-type="float">
            <text:p>1118.35358024691</text:p>
          </table:table-cell>
          <table:table-cell table:style-name="ce1" office:value-type="float" office:value="1065.3762962963" calcext:value-type="float">
            <text:p>1065.3762962963</text:p>
          </table:table-cell>
          <table:table-cell table:style-name="ce1" office:value-type="float" office:value="1152.34074074074" calcext:value-type="float">
            <text:p>1152.34074074074</text:p>
          </table:table-cell>
          <table:table-cell table:style-name="ce1" office:value-type="float" office:value="1057.44790123457" calcext:value-type="float">
            <text:p>1057.44790123457</text:p>
          </table:table-cell>
          <table:table-cell table:style-name="ce1" office:value-type="float" office:value="1102.13728395062" calcext:value-type="float">
            <text:p>1102.13728395062</text:p>
          </table:table-cell>
          <table:table-cell table:style-name="ce1" office:value-type="float" office:value="1045.32888888889" calcext:value-type="float">
            <text:p>1045.32888888889</text:p>
          </table:table-cell>
          <table:table-cell office:value-type="float" office:value="11393.4760493827" calcext:value-type="float">
            <text:p>11393.4760493827</text:p>
          </table:table-cell>
          <table:table-cell office:value-type="float" office:value="11045.6434567901" calcext:value-type="float">
            <text:p>11045.6434567901</text:p>
          </table:table-cell>
          <table:table-cell office:value-type="float" office:value="18003.150617284" calcext:value-type="float">
            <text:p>18003.150617284</text:p>
          </table:table-cell>
          <table:table-cell office:value-type="float" office:value="16873.5822222222" calcext:value-type="float">
            <text:p>16873.5822222222</text:p>
          </table:table-cell>
          <table:table-cell office:value-type="float" office:value="23827.8725925926" calcext:value-type="float">
            <text:p>23827.8725925926</text:p>
          </table:table-cell>
          <table:table-cell office:value-type="float" office:value="20967.5244444444" calcext:value-type="float">
            <text:p>20967.5244444444</text:p>
          </table:table-cell>
          <table:table-cell office:value-type="float" office:value="29294.0479012346" calcext:value-type="float">
            <text:p>29294.0479012346</text:p>
          </table:table-cell>
          <table:table-cell office:value-type="float" office:value="25294.9239506173" calcext:value-type="float">
            <text:p>25294.9239506173</text:p>
          </table:table-cell>
          <table:table-cell office:value-type="float" office:value="27608.4987654321" calcext:value-type="float">
            <text:p>27608.4987654321</text:p>
          </table:table-cell>
          <table:table-cell office:value-type="float" office:value="25537.0345679012" calcext:value-type="float">
            <text:p>25537.0345679012</text:p>
          </table:table-cell>
          <table:table-cell office:value-type="float" office:value="31150.655308642" calcext:value-type="float">
            <text:p>31150.655308642</text:p>
          </table:table-cell>
          <table:table-cell office:value-type="float" office:value="28932.4212345679" calcext:value-type="float">
            <text:p>28932.4212345679</text:p>
          </table:table-cell>
          <table:table-cell office:value-type="float" office:value="33774.9703703704" calcext:value-type="float">
            <text:p>33774.9703703704</text:p>
          </table:table-cell>
          <table:table-cell office:value-type="float" office:value="31006.6637037037" calcext:value-type="float">
            <text:p>31006.6637037037</text:p>
          </table:table-cell>
          <table:table-cell office:value-type="float" office:value="33765.3150617284" calcext:value-type="float">
            <text:p>33765.3150617284</text:p>
          </table:table-cell>
          <table:table-cell office:value-type="float" office:value="31490.8720987654" calcext:value-type="float">
            <text:p>31490.8720987654</text:p>
          </table:table-cell>
          <table:table-cell office:value-type="float" office:value="36442.4108641975" calcext:value-type="float">
            <text:p>36442.4108641975</text:p>
          </table:table-cell>
          <table:table-cell office:value-type="float" office:value="35870.5491358025" calcext:value-type="float">
            <text:p>35870.5491358025</text:p>
          </table:table-cell>
          <table:table-cell office:value-type="float" office:value="35642.5377777778" calcext:value-type="float">
            <text:p>35642.5377777778</text:p>
          </table:table-cell>
          <table:table-cell office:value-type="float" office:value="33388.5935802469" calcext:value-type="float">
            <text:p>33388.5935802469</text:p>
          </table:table-cell>
          <table:table-cell table:number-columns-repeated="3"/>
          <table:table-cell table:style-name="ce2" table:number-columns-repeated="19"/>
          <table:table-cell table:style-name="ce3" table:number-columns-repeated="2"/>
          <table:table-cell table:number-columns-repeated="960"/>
        </table:table-row>
        <table:table-row table:style-name="ro1">
          <table:table-cell table:style-name="ce1" office:value-type="float" office:value="8420.44444444445" calcext:value-type="float">
            <text:p>8420.44444444445</text:p>
          </table:table-cell>
          <table:table-cell table:style-name="ce1" office:value-type="float" office:value="7846.15950617284" calcext:value-type="float">
            <text:p>7846.15950617284</text:p>
          </table:table-cell>
          <table:table-cell table:style-name="ce1" office:value-type="float" office:value="6343.47111111111" calcext:value-type="float">
            <text:p>6343.47111111111</text:p>
          </table:table-cell>
          <table:table-cell table:style-name="ce1" office:value-type="float" office:value="5368.72592592593" calcext:value-type="float">
            <text:p>5368.72592592593</text:p>
          </table:table-cell>
          <table:table-cell table:style-name="ce1" office:value-type="float" office:value="3634.46814814815" calcext:value-type="float">
            <text:p>3634.46814814815</text:p>
          </table:table-cell>
          <table:table-cell table:style-name="ce1" office:value-type="float" office:value="3137.40197530864" calcext:value-type="float">
            <text:p>3137.40197530864</text:p>
          </table:table-cell>
          <table:table-cell table:style-name="ce1" office:value-type="float" office:value="1985.45925925926" calcext:value-type="float">
            <text:p>1985.45925925926</text:p>
          </table:table-cell>
          <table:table-cell table:style-name="ce1" office:value-type="float" office:value="1958.54962962963" calcext:value-type="float">
            <text:p>1958.54962962963</text:p>
          </table:table-cell>
          <table:table-cell table:style-name="ce1" office:value-type="float" office:value="1334.44641975309" calcext:value-type="float">
            <text:p>1334.44641975309</text:p>
          </table:table-cell>
          <table:table-cell table:style-name="ce1" office:value-type="float" office:value="1243.17185185185" calcext:value-type="float">
            <text:p>1243.17185185185</text:p>
          </table:table-cell>
          <table:table-cell table:style-name="ce1" office:value-type="float" office:value="1231.18666666667" calcext:value-type="float">
            <text:p>1231.18666666667</text:p>
          </table:table-cell>
          <table:table-cell table:style-name="ce1" office:value-type="float" office:value="1131.36" calcext:value-type="float">
            <text:p>1131.36</text:p>
          </table:table-cell>
          <table:table-cell table:style-name="ce1" office:value-type="float" office:value="1197.82617283951" calcext:value-type="float">
            <text:p>1197.82617283951</text:p>
          </table:table-cell>
          <table:table-cell table:style-name="ce1" office:value-type="float" office:value="1098.65925925926" calcext:value-type="float">
            <text:p>1098.65925925926</text:p>
          </table:table-cell>
          <table:table-cell table:style-name="ce1" office:value-type="float" office:value="1121.32839506173" calcext:value-type="float">
            <text:p>1121.32839506173</text:p>
          </table:table-cell>
          <table:table-cell table:style-name="ce1" office:value-type="float" office:value="1069.11950617284" calcext:value-type="float">
            <text:p>1069.11950617284</text:p>
          </table:table-cell>
          <table:table-cell table:style-name="ce1" office:value-type="float" office:value="1157.16641975309" calcext:value-type="float">
            <text:p>1157.16641975309</text:p>
          </table:table-cell>
          <table:table-cell table:style-name="ce1" office:value-type="float" office:value="1058.36839506173" calcext:value-type="float">
            <text:p>1058.36839506173</text:p>
          </table:table-cell>
          <table:table-cell table:style-name="ce1" office:value-type="float" office:value="1104.29679012346" calcext:value-type="float">
            <text:p>1104.29679012346</text:p>
          </table:table-cell>
          <table:table-cell table:style-name="ce1" office:value-type="float" office:value="1047.92592592593" calcext:value-type="float">
            <text:p>1047.92592592593</text:p>
          </table:table-cell>
          <table:table-cell office:value-type="float" office:value="11904.9851851852" calcext:value-type="float">
            <text:p>11904.9851851852</text:p>
          </table:table-cell>
          <table:table-cell office:value-type="float" office:value="11536.3308641975" calcext:value-type="float">
            <text:p>11536.3308641975</text:p>
          </table:table-cell>
          <table:table-cell office:value-type="float" office:value="18649.6474074074" calcext:value-type="float">
            <text:p>18649.6474074074</text:p>
          </table:table-cell>
          <table:table-cell office:value-type="float" office:value="17453.2281481481" calcext:value-type="float">
            <text:p>17453.2281481481</text:p>
          </table:table-cell>
          <table:table-cell office:value-type="float" office:value="24534.0108641975" calcext:value-type="float">
            <text:p>24534.0108641975</text:p>
          </table:table-cell>
          <table:table-cell office:value-type="float" office:value="21537.0424691358" calcext:value-type="float">
            <text:p>21537.0424691358</text:p>
          </table:table-cell>
          <table:table-cell office:value-type="float" office:value="29993.6962962963" calcext:value-type="float">
            <text:p>29993.6962962963</text:p>
          </table:table-cell>
          <table:table-cell office:value-type="float" office:value="25883.1249382716" calcext:value-type="float">
            <text:p>25883.1249382716</text:p>
          </table:table-cell>
          <table:table-cell office:value-type="float" office:value="27952.9422222222" calcext:value-type="float">
            <text:p>27952.9422222222</text:p>
          </table:table-cell>
          <table:table-cell office:value-type="float" office:value="25849.5782716049" calcext:value-type="float">
            <text:p>25849.5782716049</text:p>
          </table:table-cell>
          <table:table-cell office:value-type="float" office:value="31517.4834567901" calcext:value-type="float">
            <text:p>31517.4834567901</text:p>
          </table:table-cell>
          <table:table-cell office:value-type="float" office:value="29257.3624691358" calcext:value-type="float">
            <text:p>29257.3624691358</text:p>
          </table:table-cell>
          <table:table-cell office:value-type="float" office:value="34116.3120987654" calcext:value-type="float">
            <text:p>34116.3120987654</text:p>
          </table:table-cell>
          <table:table-cell office:value-type="float" office:value="31297.7733333333" calcext:value-type="float">
            <text:p>31297.7733333333</text:p>
          </table:table-cell>
          <table:table-cell office:value-type="float" office:value="34079.9308641975" calcext:value-type="float">
            <text:p>34079.9308641975</text:p>
          </table:table-cell>
          <table:table-cell office:value-type="float" office:value="31775.8316049383" calcext:value-type="float">
            <text:p>31775.8316049383</text:p>
          </table:table-cell>
          <table:table-cell office:value-type="float" office:value="36776.0088888889" calcext:value-type="float">
            <text:p>36776.0088888889</text:p>
          </table:table-cell>
          <table:table-cell office:value-type="float" office:value="36162.1185185185" calcext:value-type="float">
            <text:p>36162.1185185185</text:p>
          </table:table-cell>
          <table:table-cell office:value-type="float" office:value="35932.6390123457" calcext:value-type="float">
            <text:p>35932.6390123457</text:p>
          </table:table-cell>
          <table:table-cell office:value-type="float" office:value="33628.095308642" calcext:value-type="float">
            <text:p>33628.095308642</text:p>
          </table:table-cell>
          <table:table-cell table:number-columns-repeated="3"/>
          <table:table-cell table:style-name="ce2" table:number-columns-repeated="19"/>
          <table:table-cell table:style-name="ce3" table:number-columns-repeated="2"/>
          <table:table-cell table:number-columns-repeated="960"/>
        </table:table-row>
        <table:table-row table:style-name="ro1">
          <table:table-cell table:style-name="ce1" office:value-type="float" office:value="8393.41382716049" calcext:value-type="float">
            <text:p>8393.41382716049</text:p>
          </table:table-cell>
          <table:table-cell table:style-name="ce1" office:value-type="float" office:value="7817.76938271605" calcext:value-type="float">
            <text:p>7817.76938271605</text:p>
          </table:table-cell>
          <table:table-cell table:style-name="ce1" office:value-type="float" office:value="6300.55111111111" calcext:value-type="float">
            <text:p>6300.55111111111</text:p>
          </table:table-cell>
          <table:table-cell table:style-name="ce1" office:value-type="float" office:value="5333.84148148148" calcext:value-type="float">
            <text:p>5333.84148148148</text:p>
          </table:table-cell>
          <table:table-cell table:style-name="ce1" office:value-type="float" office:value="3619.70469135803" calcext:value-type="float">
            <text:p>3619.70469135803</text:p>
          </table:table-cell>
          <table:table-cell table:style-name="ce1" office:value-type="float" office:value="3119.06962962963" calcext:value-type="float">
            <text:p>3119.06962962963</text:p>
          </table:table-cell>
          <table:table-cell table:style-name="ce1" office:value-type="float" office:value="1983.13037037037" calcext:value-type="float">
            <text:p>1983.13037037037</text:p>
          </table:table-cell>
          <table:table-cell table:style-name="ce1" office:value-type="float" office:value="1952.01283950617" calcext:value-type="float">
            <text:p>1952.01283950617</text:p>
          </table:table-cell>
          <table:table-cell table:style-name="ce1" office:value-type="float" office:value="1335.51604938272" calcext:value-type="float">
            <text:p>1335.51604938272</text:p>
          </table:table-cell>
          <table:table-cell table:style-name="ce1" office:value-type="float" office:value="1240.85432098765" calcext:value-type="float">
            <text:p>1240.85432098765</text:p>
          </table:table-cell>
          <table:table-cell table:style-name="ce1" office:value-type="float" office:value="1228.65827160494" calcext:value-type="float">
            <text:p>1228.65827160494</text:p>
          </table:table-cell>
          <table:table-cell table:style-name="ce1" office:value-type="float" office:value="1130.75851851852" calcext:value-type="float">
            <text:p>1130.75851851852</text:p>
          </table:table-cell>
          <table:table-cell table:style-name="ce1" office:value-type="float" office:value="1197.87950617284" calcext:value-type="float">
            <text:p>1197.87950617284</text:p>
          </table:table-cell>
          <table:table-cell table:style-name="ce1" office:value-type="float" office:value="1097.55802469136" calcext:value-type="float">
            <text:p>1097.55802469136</text:p>
          </table:table-cell>
          <table:table-cell table:style-name="ce1" office:value-type="float" office:value="1122.08938271605" calcext:value-type="float">
            <text:p>1122.08938271605</text:p>
          </table:table-cell>
          <table:table-cell table:style-name="ce1" office:value-type="float" office:value="1071.17382716049" calcext:value-type="float">
            <text:p>1071.17382716049</text:p>
          </table:table-cell>
          <table:table-cell table:style-name="ce1" office:value-type="float" office:value="1156.38320987654" calcext:value-type="float">
            <text:p>1156.38320987654</text:p>
          </table:table-cell>
          <table:table-cell table:style-name="ce1" office:value-type="float" office:value="1057.63209876543" calcext:value-type="float">
            <text:p>1057.63209876543</text:p>
          </table:table-cell>
          <table:table-cell table:style-name="ce1" office:value-type="float" office:value="1104.35950617284" calcext:value-type="float">
            <text:p>1104.35950617284</text:p>
          </table:table-cell>
          <table:table-cell table:style-name="ce1" office:value-type="float" office:value="1048.82962962963" calcext:value-type="float">
            <text:p>1048.82962962963</text:p>
          </table:table-cell>
          <table:table-cell office:value-type="float" office:value="12265.9130864198" calcext:value-type="float">
            <text:p>12265.9130864198</text:p>
          </table:table-cell>
          <table:table-cell office:value-type="float" office:value="11897.4232098765" calcext:value-type="float">
            <text:p>11897.4232098765</text:p>
          </table:table-cell>
          <table:table-cell office:value-type="float" office:value="19051.6350617284" calcext:value-type="float">
            <text:p>19051.6350617284</text:p>
          </table:table-cell>
          <table:table-cell office:value-type="float" office:value="17819.6533333333" calcext:value-type="float">
            <text:p>17819.6533333333</text:p>
          </table:table-cell>
          <table:table-cell office:value-type="float" office:value="24936.5679012346" calcext:value-type="float">
            <text:p>24936.5679012346</text:p>
          </table:table-cell>
          <table:table-cell office:value-type="float" office:value="21853.3481481481" calcext:value-type="float">
            <text:p>21853.3481481481</text:p>
          </table:table-cell>
          <table:table-cell office:value-type="float" office:value="30305.347654321" calcext:value-type="float">
            <text:p>30305.347654321</text:p>
          </table:table-cell>
          <table:table-cell office:value-type="float" office:value="26162.0903703704" calcext:value-type="float">
            <text:p>26162.0903703704</text:p>
          </table:table-cell>
          <table:table-cell office:value-type="float" office:value="27966.6469135802" calcext:value-type="float">
            <text:p>27966.6469135802</text:p>
          </table:table-cell>
          <table:table-cell office:value-type="float" office:value="25865.6982716049" calcext:value-type="float">
            <text:p>25865.6982716049</text:p>
          </table:table-cell>
          <table:table-cell office:value-type="float" office:value="31506.6301234568" calcext:value-type="float">
            <text:p>31506.6301234568</text:p>
          </table:table-cell>
          <table:table-cell office:value-type="float" office:value="29232.2760493827" calcext:value-type="float">
            <text:p>29232.2760493827</text:p>
          </table:table-cell>
          <table:table-cell office:value-type="float" office:value="34073.6691358025" calcext:value-type="float">
            <text:p>34073.6691358025</text:p>
          </table:table-cell>
          <table:table-cell office:value-type="float" office:value="31281.6350617284" calcext:value-type="float">
            <text:p>31281.6350617284</text:p>
          </table:table-cell>
          <table:table-cell office:value-type="float" office:value="34018.7758024691" calcext:value-type="float">
            <text:p>34018.7758024691</text:p>
          </table:table-cell>
          <table:table-cell office:value-type="float" office:value="31710.1595061728" calcext:value-type="float">
            <text:p>31710.1595061728</text:p>
          </table:table-cell>
          <table:table-cell office:value-type="float" office:value="36708.0286419753" calcext:value-type="float">
            <text:p>36708.0286419753</text:p>
          </table:table-cell>
          <table:table-cell office:value-type="float" office:value="36054.3525925926" calcext:value-type="float">
            <text:p>36054.3525925926</text:p>
          </table:table-cell>
          <table:table-cell office:value-type="float" office:value="35834.9950617284" calcext:value-type="float">
            <text:p>35834.9950617284</text:p>
          </table:table-cell>
          <table:table-cell office:value-type="float" office:value="33497.1679012346" calcext:value-type="float">
            <text:p>33497.1679012346</text:p>
          </table:table-cell>
          <table:table-cell table:number-columns-repeated="3"/>
          <table:table-cell table:style-name="ce2" table:number-columns-repeated="19"/>
          <table:table-cell table:style-name="ce3" table:number-columns-repeated="2"/>
          <table:table-cell table:number-columns-repeated="960"/>
        </table:table-row>
        <table:table-row table:style-name="ro1">
          <table:table-cell table:style-name="ce1" office:value-type="float" office:value="8352.20790123457" calcext:value-type="float">
            <text:p>8352.20790123457</text:p>
          </table:table-cell>
          <table:table-cell table:style-name="ce1" office:value-type="float" office:value="7782.13333333333" calcext:value-type="float">
            <text:p>7782.13333333333</text:p>
          </table:table-cell>
          <table:table-cell table:style-name="ce1" office:value-type="float" office:value="6260.91802469136" calcext:value-type="float">
            <text:p>6260.91802469136</text:p>
          </table:table-cell>
          <table:table-cell table:style-name="ce1" office:value-type="float" office:value="5286.83604938272" calcext:value-type="float">
            <text:p>5286.83604938272</text:p>
          </table:table-cell>
          <table:table-cell table:style-name="ce1" office:value-type="float" office:value="3595.07061728395" calcext:value-type="float">
            <text:p>3595.07061728395</text:p>
          </table:table-cell>
          <table:table-cell table:style-name="ce1" office:value-type="float" office:value="3096.40987654321" calcext:value-type="float">
            <text:p>3096.40987654321</text:p>
          </table:table-cell>
          <table:table-cell table:style-name="ce1" office:value-type="float" office:value="1975.61530864198" calcext:value-type="float">
            <text:p>1975.61530864198</text:p>
          </table:table-cell>
          <table:table-cell table:style-name="ce1" office:value-type="float" office:value="1944.56641975309" calcext:value-type="float">
            <text:p>1944.56641975309</text:p>
          </table:table-cell>
          <table:table-cell table:style-name="ce1" office:value-type="float" office:value="1333.1837037037" calcext:value-type="float">
            <text:p>1333.1837037037</text:p>
          </table:table-cell>
          <table:table-cell table:style-name="ce1" office:value-type="float" office:value="1237.31308641975" calcext:value-type="float">
            <text:p>1237.31308641975</text:p>
          </table:table-cell>
          <table:table-cell table:style-name="ce1" office:value-type="float" office:value="1225.40641975309" calcext:value-type="float">
            <text:p>1225.40641975309</text:p>
          </table:table-cell>
          <table:table-cell table:style-name="ce1" office:value-type="float" office:value="1128.27604938272" calcext:value-type="float">
            <text:p>1128.27604938272</text:p>
          </table:table-cell>
          <table:table-cell table:style-name="ce1" office:value-type="float" office:value="1195.85530864198" calcext:value-type="float">
            <text:p>1195.85530864198</text:p>
          </table:table-cell>
          <table:table-cell table:style-name="ce1" office:value-type="float" office:value="1095.42666666667" calcext:value-type="float">
            <text:p>1095.42666666667</text:p>
          </table:table-cell>
          <table:table-cell table:style-name="ce1" office:value-type="float" office:value="1118.99012345679" calcext:value-type="float">
            <text:p>1118.99012345679</text:p>
          </table:table-cell>
          <table:table-cell table:style-name="ce1" office:value-type="float" office:value="1069.08790123457" calcext:value-type="float">
            <text:p>1069.08790123457</text:p>
          </table:table-cell>
          <table:table-cell table:style-name="ce1" office:value-type="float" office:value="1155.69777777778" calcext:value-type="float">
            <text:p>1155.69777777778</text:p>
          </table:table-cell>
          <table:table-cell table:style-name="ce1" office:value-type="float" office:value="1055.68888888889" calcext:value-type="float">
            <text:p>1055.68888888889</text:p>
          </table:table-cell>
          <table:table-cell table:style-name="ce1" office:value-type="float" office:value="1100.72641975309" calcext:value-type="float">
            <text:p>1100.72641975309</text:p>
          </table:table-cell>
          <table:table-cell table:style-name="ce1" office:value-type="float" office:value="1048.15012345679" calcext:value-type="float">
            <text:p>1048.15012345679</text:p>
          </table:table-cell>
          <table:table-cell office:value-type="float" office:value="12625.7555555556" calcext:value-type="float">
            <text:p>12625.7555555556</text:p>
          </table:table-cell>
          <table:table-cell office:value-type="float" office:value="12263.7713580247" calcext:value-type="float">
            <text:p>12263.7713580247</text:p>
          </table:table-cell>
          <table:table-cell office:value-type="float" office:value="19466.4804938272" calcext:value-type="float">
            <text:p>19466.4804938272</text:p>
          </table:table-cell>
          <table:table-cell office:value-type="float" office:value="18180.2562962963" calcext:value-type="float">
            <text:p>18180.2562962963</text:p>
          </table:table-cell>
          <table:table-cell office:value-type="float" office:value="25360.0034567901" calcext:value-type="float">
            <text:p>25360.0034567901</text:p>
          </table:table-cell>
          <table:table-cell office:value-type="float" office:value="22168.0054320988" calcext:value-type="float">
            <text:p>22168.0054320988</text:p>
          </table:table-cell>
          <table:table-cell office:value-type="float" office:value="30634.5560493827" calcext:value-type="float">
            <text:p>30634.5560493827</text:p>
          </table:table-cell>
          <table:table-cell office:value-type="float" office:value="26452.7841975309" calcext:value-type="float">
            <text:p>26452.7841975309</text:p>
          </table:table-cell>
          <table:table-cell office:value-type="float" office:value="28200.1980246914" calcext:value-type="float">
            <text:p>28200.1980246914</text:p>
          </table:table-cell>
          <table:table-cell office:value-type="float" office:value="26080.7116049383" calcext:value-type="float">
            <text:p>26080.7116049383</text:p>
          </table:table-cell>
          <table:table-cell office:value-type="float" office:value="31764.2454320988" calcext:value-type="float">
            <text:p>31764.2454320988</text:p>
          </table:table-cell>
          <table:table-cell office:value-type="float" office:value="29462.9916049383" calcext:value-type="float">
            <text:p>29462.9916049383</text:p>
          </table:table-cell>
          <table:table-cell office:value-type="float" office:value="34279.5002469136" calcext:value-type="float">
            <text:p>34279.5002469136</text:p>
          </table:table-cell>
          <table:table-cell office:value-type="float" office:value="31458.0883950617" calcext:value-type="float">
            <text:p>31458.0883950617</text:p>
          </table:table-cell>
          <table:table-cell office:value-type="float" office:value="34216.9096296296" calcext:value-type="float">
            <text:p>34216.9096296296</text:p>
          </table:table-cell>
          <table:table-cell office:value-type="float" office:value="31893.6696296296" calcext:value-type="float">
            <text:p>31893.6696296296</text:p>
          </table:table-cell>
          <table:table-cell office:value-type="float" office:value="36890.2681481482" calcext:value-type="float">
            <text:p>36890.2681481482</text:p>
          </table:table-cell>
          <table:table-cell office:value-type="float" office:value="36252.5980246914" calcext:value-type="float">
            <text:p>36252.5980246914</text:p>
          </table:table-cell>
          <table:table-cell office:value-type="float" office:value="35990.2454320988" calcext:value-type="float">
            <text:p>35990.2454320988</text:p>
          </table:table-cell>
          <table:table-cell office:value-type="float" office:value="33652.1585185185" calcext:value-type="float">
            <text:p>33652.1585185185</text:p>
          </table:table-cell>
          <table:table-cell table:number-columns-repeated="3"/>
          <table:table-cell table:style-name="ce2" table:number-columns-repeated="19"/>
          <table:table-cell table:style-name="ce3" table:number-columns-repeated="2"/>
          <table:table-cell table:number-columns-repeated="960"/>
        </table:table-row>
        <table:table-row table:style-name="ro1">
          <table:table-cell table:style-name="ce1" office:value-type="float" office:value="8296.95061728395" calcext:value-type="float">
            <text:p>8296.95061728395</text:p>
          </table:table-cell>
          <table:table-cell table:style-name="ce1" office:value-type="float" office:value="7722.64" calcext:value-type="float">
            <text:p>7722.64</text:p>
          </table:table-cell>
          <table:table-cell table:style-name="ce1" office:value-type="float" office:value="6195.74222222222" calcext:value-type="float">
            <text:p>6195.74222222222</text:p>
          </table:table-cell>
          <table:table-cell table:style-name="ce1" office:value-type="float" office:value="5226.08345679012" calcext:value-type="float">
            <text:p>5226.08345679012</text:p>
          </table:table-cell>
          <table:table-cell table:style-name="ce1" office:value-type="float" office:value="3563.05234567901" calcext:value-type="float">
            <text:p>3563.05234567901</text:p>
          </table:table-cell>
          <table:table-cell table:style-name="ce1" office:value-type="float" office:value="3064.01432098765" calcext:value-type="float">
            <text:p>3064.01432098765</text:p>
          </table:table-cell>
          <table:table-cell table:style-name="ce1" office:value-type="float" office:value="1965.44740740741" calcext:value-type="float">
            <text:p>1965.44740740741</text:p>
          </table:table-cell>
          <table:table-cell table:style-name="ce1" office:value-type="float" office:value="1931.98716049383" calcext:value-type="float">
            <text:p>1931.98716049383</text:p>
          </table:table-cell>
          <table:table-cell table:style-name="ce1" office:value-type="float" office:value="1334.62419753086" calcext:value-type="float">
            <text:p>1334.62419753086</text:p>
          </table:table-cell>
          <table:table-cell table:style-name="ce1" office:value-type="float" office:value="1239.37728395062" calcext:value-type="float">
            <text:p>1239.37728395062</text:p>
          </table:table-cell>
          <table:table-cell table:style-name="ce1" office:value-type="float" office:value="1229.70024691358" calcext:value-type="float">
            <text:p>1229.70024691358</text:p>
          </table:table-cell>
          <table:table-cell table:style-name="ce1" office:value-type="float" office:value="1132.03604938272" calcext:value-type="float">
            <text:p>1132.03604938272</text:p>
          </table:table-cell>
          <table:table-cell table:style-name="ce1" office:value-type="float" office:value="1195.90567901235" calcext:value-type="float">
            <text:p>1195.90567901235</text:p>
          </table:table-cell>
          <table:table-cell table:style-name="ce1" office:value-type="float" office:value="1098.01925925926" calcext:value-type="float">
            <text:p>1098.01925925926</text:p>
          </table:table-cell>
          <table:table-cell table:style-name="ce1" office:value-type="float" office:value="1120.46172839506" calcext:value-type="float">
            <text:p>1120.46172839506</text:p>
          </table:table-cell>
          <table:table-cell table:style-name="ce1" office:value-type="float" office:value="1070.04543209877" calcext:value-type="float">
            <text:p>1070.04543209877</text:p>
          </table:table-cell>
          <table:table-cell table:style-name="ce1" office:value-type="float" office:value="1157.14716049383" calcext:value-type="float">
            <text:p>1157.14716049383</text:p>
          </table:table-cell>
          <table:table-cell table:style-name="ce1" office:value-type="float" office:value="1053.99111111111" calcext:value-type="float">
            <text:p>1053.99111111111</text:p>
          </table:table-cell>
          <table:table-cell table:style-name="ce1" office:value-type="float" office:value="1101.74518518519" calcext:value-type="float">
            <text:p>1101.74518518519</text:p>
          </table:table-cell>
          <table:table-cell table:style-name="ce1" office:value-type="float" office:value="1050.82814814815" calcext:value-type="float">
            <text:p>1050.82814814815</text:p>
          </table:table-cell>
          <table:table-cell office:value-type="float" office:value="12852.3007407407" calcext:value-type="float">
            <text:p>12852.3007407407</text:p>
          </table:table-cell>
          <table:table-cell office:value-type="float" office:value="12477.3032098765" calcext:value-type="float">
            <text:p>12477.3032098765</text:p>
          </table:table-cell>
          <table:table-cell office:value-type="float" office:value="19648.5308641975" calcext:value-type="float">
            <text:p>19648.5308641975</text:p>
          </table:table-cell>
          <table:table-cell office:value-type="float" office:value="18337.6014814815" calcext:value-type="float">
            <text:p>18337.6014814815</text:p>
          </table:table-cell>
          <table:table-cell office:value-type="float" office:value="25485.5130864198" calcext:value-type="float">
            <text:p>25485.5130864198</text:p>
          </table:table-cell>
          <table:table-cell office:value-type="float" office:value="22247.1041975309" calcext:value-type="float">
            <text:p>22247.1041975309</text:p>
          </table:table-cell>
          <table:table-cell office:value-type="float" office:value="30635.0938271605" calcext:value-type="float">
            <text:p>30635.0938271605</text:p>
          </table:table-cell>
          <table:table-cell office:value-type="float" office:value="26444.7032098765" calcext:value-type="float">
            <text:p>26444.7032098765</text:p>
          </table:table-cell>
          <table:table-cell office:value-type="float" office:value="28719.7733333333" calcext:value-type="float">
            <text:p>28719.7733333333</text:p>
          </table:table-cell>
          <table:table-cell office:value-type="float" office:value="26547.0834567901" calcext:value-type="float">
            <text:p>26547.0834567901</text:p>
          </table:table-cell>
          <table:table-cell office:value-type="float" office:value="32321.9022222222" calcext:value-type="float">
            <text:p>32321.9022222222</text:p>
          </table:table-cell>
          <table:table-cell office:value-type="float" office:value="29943.6434567901" calcext:value-type="float">
            <text:p>29943.6434567901</text:p>
          </table:table-cell>
          <table:table-cell office:value-type="float" office:value="34866.7595061728" calcext:value-type="float">
            <text:p>34866.7595061728</text:p>
          </table:table-cell>
          <table:table-cell office:value-type="float" office:value="31972.4158024691" calcext:value-type="float">
            <text:p>31972.4158024691</text:p>
          </table:table-cell>
          <table:table-cell office:value-type="float" office:value="34750.4651851852" calcext:value-type="float">
            <text:p>34750.4651851852</text:p>
          </table:table-cell>
          <table:table-cell office:value-type="float" office:value="32374.3595061728" calcext:value-type="float">
            <text:p>32374.3595061728</text:p>
          </table:table-cell>
          <table:table-cell office:value-type="float" office:value="37471.4888888889" calcext:value-type="float">
            <text:p>37471.4888888889</text:p>
          </table:table-cell>
          <table:table-cell office:value-type="float" office:value="36775.5501234568" calcext:value-type="float">
            <text:p>36775.5501234568</text:p>
          </table:table-cell>
          <table:table-cell office:value-type="float" office:value="36532.2908641975" calcext:value-type="float">
            <text:p>36532.2908641975</text:p>
          </table:table-cell>
          <table:table-cell office:value-type="float" office:value="34121.3180246914" calcext:value-type="float">
            <text:p>34121.3180246914</text:p>
          </table:table-cell>
          <table:table-cell table:number-columns-repeated="3"/>
          <table:table-cell table:style-name="ce2" table:number-columns-repeated="19"/>
          <table:table-cell table:style-name="ce3" table:number-columns-repeated="2"/>
          <table:table-cell table:number-columns-repeated="960"/>
        </table:table-row>
        <table:table-row table:style-name="ro1">
          <table:table-cell table:style-name="ce1" office:value-type="float" office:value="8300.62518518519" calcext:value-type="float">
            <text:p>8300.62518518519</text:p>
          </table:table-cell>
          <table:table-cell table:style-name="ce1" office:value-type="float" office:value="7721.55012345679" calcext:value-type="float">
            <text:p>7721.55012345679</text:p>
          </table:table-cell>
          <table:table-cell table:style-name="ce1" office:value-type="float" office:value="6182.76098765432" calcext:value-type="float">
            <text:p>6182.76098765432</text:p>
          </table:table-cell>
          <table:table-cell table:style-name="ce1" office:value-type="float" office:value="5208.37333333333" calcext:value-type="float">
            <text:p>5208.37333333333</text:p>
          </table:table-cell>
          <table:table-cell table:style-name="ce1" office:value-type="float" office:value="3564.18716049383" calcext:value-type="float">
            <text:p>3564.18716049383</text:p>
          </table:table-cell>
          <table:table-cell table:style-name="ce1" office:value-type="float" office:value="3059.31604938272" calcext:value-type="float">
            <text:p>3059.31604938272</text:p>
          </table:table-cell>
          <table:table-cell table:style-name="ce1" office:value-type="float" office:value="1969.8237037037" calcext:value-type="float">
            <text:p>1969.8237037037</text:p>
          </table:table-cell>
          <table:table-cell table:style-name="ce1" office:value-type="float" office:value="1935.04" calcext:value-type="float">
            <text:p>1935.04</text:p>
          </table:table-cell>
          <table:table-cell table:style-name="ce1" office:value-type="float" office:value="1331.41777777778" calcext:value-type="float">
            <text:p>1331.41777777778</text:p>
          </table:table-cell>
          <table:table-cell table:style-name="ce1" office:value-type="float" office:value="1236.9624691358" calcext:value-type="float">
            <text:p>1236.9624691358</text:p>
          </table:table-cell>
          <table:table-cell table:style-name="ce1" office:value-type="float" office:value="1227.93432098765" calcext:value-type="float">
            <text:p>1227.93432098765</text:p>
          </table:table-cell>
          <table:table-cell table:style-name="ce1" office:value-type="float" office:value="1130.23209876543" calcext:value-type="float">
            <text:p>1130.23209876543</text:p>
          </table:table-cell>
          <table:table-cell table:style-name="ce1" office:value-type="float" office:value="1195.1249382716" calcext:value-type="float">
            <text:p>1195.1249382716</text:p>
          </table:table-cell>
          <table:table-cell table:style-name="ce1" office:value-type="float" office:value="1096.45530864198" calcext:value-type="float">
            <text:p>1096.45530864198</text:p>
          </table:table-cell>
          <table:table-cell table:style-name="ce1" office:value-type="float" office:value="1119.24444444444" calcext:value-type="float">
            <text:p>1119.24444444444</text:p>
          </table:table-cell>
          <table:table-cell table:style-name="ce1" office:value-type="float" office:value="1071.66024691358" calcext:value-type="float">
            <text:p>1071.66024691358</text:p>
          </table:table-cell>
          <table:table-cell table:style-name="ce1" office:value-type="float" office:value="1157.84049382716" calcext:value-type="float">
            <text:p>1157.84049382716</text:p>
          </table:table-cell>
          <table:table-cell table:style-name="ce1" office:value-type="float" office:value="1051.72592592593" calcext:value-type="float">
            <text:p>1051.72592592593</text:p>
          </table:table-cell>
          <table:table-cell table:style-name="ce1" office:value-type="float" office:value="1100.19061728395" calcext:value-type="float">
            <text:p>1100.19061728395</text:p>
          </table:table-cell>
          <table:table-cell table:style-name="ce1" office:value-type="float" office:value="1052.01728395062" calcext:value-type="float">
            <text:p>1052.01728395062</text:p>
          </table:table-cell>
          <table:table-cell office:value-type="float" office:value="13343.3901234568" calcext:value-type="float">
            <text:p>13343.3901234568</text:p>
          </table:table-cell>
          <table:table-cell office:value-type="float" office:value="12962.9525925926" calcext:value-type="float">
            <text:p>12962.9525925926</text:p>
          </table:table-cell>
          <table:table-cell office:value-type="float" office:value="20257.852345679" calcext:value-type="float">
            <text:p>20257.852345679</text:p>
          </table:table-cell>
          <table:table-cell office:value-type="float" office:value="18875.0498765432" calcext:value-type="float">
            <text:p>18875.0498765432</text:p>
          </table:table-cell>
          <table:table-cell office:value-type="float" office:value="26156.3940740741" calcext:value-type="float">
            <text:p>26156.3940740741</text:p>
          </table:table-cell>
          <table:table-cell office:value-type="float" office:value="22783.747654321" calcext:value-type="float">
            <text:p>22783.747654321</text:p>
          </table:table-cell>
          <table:table-cell office:value-type="float" office:value="31260.2281481481" calcext:value-type="float">
            <text:p>31260.2281481481</text:p>
          </table:table-cell>
          <table:table-cell office:value-type="float" office:value="26996.8113580247" calcext:value-type="float">
            <text:p>26996.8113580247</text:p>
          </table:table-cell>
          <table:table-cell office:value-type="float" office:value="28972.1491358025" calcext:value-type="float">
            <text:p>28972.1491358025</text:p>
          </table:table-cell>
          <table:table-cell office:value-type="float" office:value="26782.2340740741" calcext:value-type="float">
            <text:p>26782.2340740741</text:p>
          </table:table-cell>
          <table:table-cell office:value-type="float" office:value="32574.5595061728" calcext:value-type="float">
            <text:p>32574.5595061728</text:p>
          </table:table-cell>
          <table:table-cell office:value-type="float" office:value="30180.2750617284" calcext:value-type="float">
            <text:p>30180.2750617284</text:p>
          </table:table-cell>
          <table:table-cell office:value-type="float" office:value="35112.0133333333" calcext:value-type="float">
            <text:p>35112.0133333333</text:p>
          </table:table-cell>
          <table:table-cell office:value-type="float" office:value="32202.4083950617" calcext:value-type="float">
            <text:p>32202.4083950617</text:p>
          </table:table-cell>
          <table:table-cell office:value-type="float" office:value="35006.9649382716" calcext:value-type="float">
            <text:p>35006.9649382716</text:p>
          </table:table-cell>
          <table:table-cell office:value-type="float" office:value="32585.322962963" calcext:value-type="float">
            <text:p>32585.322962963</text:p>
          </table:table-cell>
          <table:table-cell office:value-type="float" office:value="37703.7762962963" calcext:value-type="float">
            <text:p>37703.7762962963</text:p>
          </table:table-cell>
          <table:table-cell office:value-type="float" office:value="36961.2009876543" calcext:value-type="float">
            <text:p>36961.2009876543</text:p>
          </table:table-cell>
          <table:table-cell office:value-type="float" office:value="36725.0908641975" calcext:value-type="float">
            <text:p>36725.0908641975</text:p>
          </table:table-cell>
          <table:table-cell office:value-type="float" office:value="34273.7743209877" calcext:value-type="float">
            <text:p>34273.7743209877</text:p>
          </table:table-cell>
          <table:table-cell table:number-columns-repeated="3"/>
          <table:table-cell table:style-name="ce2" table:number-columns-repeated="19"/>
          <table:table-cell table:style-name="ce3" table:number-columns-repeated="2"/>
          <table:table-cell table:number-columns-repeated="960"/>
        </table:table-row>
        <table:table-row table:style-name="ro1">
          <table:table-cell office:value-type="float" office:value="380.55056710775" calcext:value-type="float">
            <text:p>380.55056710775</text:p>
          </table:table-cell>
          <table:table-cell office:value-type="float" office:value="404.218336483932" calcext:value-type="float">
            <text:p>404.218336483932</text:p>
          </table:table-cell>
          <table:table-cell office:value-type="float" office:value="380.710302457467" calcext:value-type="float">
            <text:p>380.710302457467</text:p>
          </table:table-cell>
          <table:table-cell office:value-type="float" office:value="400.994801512287" calcext:value-type="float">
            <text:p>400.994801512287</text:p>
          </table:table-cell>
          <table:table-cell office:value-type="float" office:value="375.536862003781" calcext:value-type="float">
            <text:p>375.536862003781</text:p>
          </table:table-cell>
          <table:table-cell office:value-type="float" office:value="387.68809073724" calcext:value-type="float">
            <text:p>387.68809073724</text:p>
          </table:table-cell>
          <table:table-cell office:value-type="float" office:value="388.55056710775" calcext:value-type="float">
            <text:p>388.55056710775</text:p>
          </table:table-cell>
          <table:table-cell office:value-type="float" office:value="400.915879017013" calcext:value-type="float">
            <text:p>400.915879017013</text:p>
          </table:table-cell>
          <table:table-cell office:value-type="float" office:value="367.333175803403" calcext:value-type="float">
            <text:p>367.333175803403</text:p>
          </table:table-cell>
          <table:table-cell office:value-type="float" office:value="364.672967863894" calcext:value-type="float">
            <text:p>364.672967863894</text:p>
          </table:table-cell>
          <table:table-cell office:value-type="float" office:value="399.912098298677" calcext:value-type="float">
            <text:p>399.912098298677</text:p>
          </table:table-cell>
          <table:table-cell office:value-type="float" office:value="379.124763705104" calcext:value-type="float">
            <text:p>379.124763705104</text:p>
          </table:table-cell>
          <table:table-cell office:value-type="float" office:value="411.746219281664" calcext:value-type="float">
            <text:p>411.746219281664</text:p>
          </table:table-cell>
          <table:table-cell office:value-type="float" office:value="394.608223062382" calcext:value-type="float">
            <text:p>394.608223062382</text:p>
          </table:table-cell>
          <table:table-cell office:value-type="float" office:value="393.766540642722" calcext:value-type="float">
            <text:p>393.766540642722</text:p>
          </table:table-cell>
          <table:table-cell office:value-type="float" office:value="397.339792060492" calcext:value-type="float">
            <text:p>397.339792060492</text:p>
          </table:table-cell>
          <table:table-cell office:value-type="float" office:value="409.942816635161" calcext:value-type="float">
            <text:p>409.942816635161</text:p>
          </table:table-cell>
          <table:table-cell office:value-type="float" office:value="410.488185255198" calcext:value-type="float">
            <text:p>410.488185255198</text:p>
          </table:table-cell>
          <table:table-cell office:value-type="float" office:value="408.999527410208" calcext:value-type="float">
            <text:p>408.999527410208</text:p>
          </table:table-cell>
          <table:table-cell office:value-type="float" office:value="425.456049149338" calcext:value-type="float">
            <text:p>425.456049149338</text:p>
          </table:table-cell>
          <table:table-cell office:value-type="float" office:value="157.606805293006" calcext:value-type="float">
            <text:p>157.606805293006</text:p>
          </table:table-cell>
          <table:table-cell office:value-type="float" office:value="158.907844990548" calcext:value-type="float">
            <text:p>158.907844990548</text:p>
          </table:table-cell>
          <table:table-cell office:value-type="float" office:value="157.270793950851" calcext:value-type="float">
            <text:p>157.270793950851</text:p>
          </table:table-cell>
          <table:table-cell office:value-type="float" office:value="158.643194706994" calcext:value-type="float">
            <text:p>158.643194706994</text:p>
          </table:table-cell>
          <table:table-cell office:value-type="float" office:value="156.290170132325" calcext:value-type="float">
            <text:p>156.290170132325</text:p>
          </table:table-cell>
          <table:table-cell office:value-type="float" office:value="157.046786389414" calcext:value-type="float">
            <text:p>157.046786389414</text:p>
          </table:table-cell>
          <table:table-cell office:value-type="float" office:value="157.826559546314" calcext:value-type="float">
            <text:p>157.826559546314</text:p>
          </table:table-cell>
          <table:table-cell office:value-type="float" office:value="157.849243856333" calcext:value-type="float">
            <text:p>157.849243856333</text:p>
          </table:table-cell>
          <table:table-cell office:value-type="float" office:value="154.685255198488" calcext:value-type="float">
            <text:p>154.685255198488</text:p>
          </table:table-cell>
          <table:table-cell office:value-type="float" office:value="155.415879017013" calcext:value-type="float">
            <text:p>155.415879017013</text:p>
          </table:table-cell>
          <table:table-cell office:value-type="float" office:value="157.043005671078" calcext:value-type="float">
            <text:p>157.043005671078</text:p>
          </table:table-cell>
          <table:table-cell office:value-type="float" office:value="156.603969754253" calcext:value-type="float">
            <text:p>156.603969754253</text:p>
          </table:table-cell>
          <table:table-cell office:value-type="float" office:value="158.464555765595" calcext:value-type="float">
            <text:p>158.464555765595</text:p>
          </table:table-cell>
          <table:table-cell office:value-type="float" office:value="158.097353497164" calcext:value-type="float">
            <text:p>158.097353497164</text:p>
          </table:table-cell>
          <table:table-cell office:value-type="float" office:value="156.974007561437" calcext:value-type="float">
            <text:p>156.974007561437</text:p>
          </table:table-cell>
          <table:table-cell office:value-type="float" office:value="157.774574669187" calcext:value-type="float">
            <text:p>157.774574669187</text:p>
          </table:table-cell>
          <table:table-cell office:value-type="float" office:value="158.541587901701" calcext:value-type="float">
            <text:p>158.541587901701</text:p>
          </table:table-cell>
          <table:table-cell office:value-type="float" office:value="158.259924385633" calcext:value-type="float">
            <text:p>158.259924385633</text:p>
          </table:table-cell>
          <table:table-cell office:value-type="float" office:value="157.752835538752" calcext:value-type="float">
            <text:p>157.752835538752</text:p>
          </table:table-cell>
          <table:table-cell office:value-type="float" office:value="158.112948960302" calcext:value-type="float">
            <text:p>158.112948960302</text:p>
          </table:table-cell>
          <table:table-cell table:number-columns-repeated="3"/>
          <table:table-cell table:style-name="ce3" table:number-columns-repeated="21"/>
          <table:table-cell table:number-columns-repeated="960"/>
        </table:table-row>
        <table:table-row table:style-name="ro1">
          <table:table-cell office:value-type="float" office:value="380.558601134216" calcext:value-type="float">
            <text:p>380.558601134216</text:p>
          </table:table-cell>
          <table:table-cell office:value-type="float" office:value="401.661625708885" calcext:value-type="float">
            <text:p>401.661625708885</text:p>
          </table:table-cell>
          <table:table-cell office:value-type="float" office:value="380.962665406427" calcext:value-type="float">
            <text:p>380.962665406427</text:p>
          </table:table-cell>
          <table:table-cell office:value-type="float" office:value="399.840737240076" calcext:value-type="float">
            <text:p>399.840737240076</text:p>
          </table:table-cell>
          <table:table-cell office:value-type="float" office:value="376.377126654064" calcext:value-type="float">
            <text:p>376.377126654064</text:p>
          </table:table-cell>
          <table:table-cell office:value-type="float" office:value="390.372873345936" calcext:value-type="float">
            <text:p>390.372873345936</text:p>
          </table:table-cell>
          <table:table-cell office:value-type="float" office:value="390.175330812854" calcext:value-type="float">
            <text:p>390.175330812854</text:p>
          </table:table-cell>
          <table:table-cell office:value-type="float" office:value="403.692816635161" calcext:value-type="float">
            <text:p>403.692816635161</text:p>
          </table:table-cell>
          <table:table-cell office:value-type="float" office:value="370.502835538752" calcext:value-type="float">
            <text:p>370.502835538752</text:p>
          </table:table-cell>
          <table:table-cell office:value-type="float" office:value="369.615311909263" calcext:value-type="float">
            <text:p>369.615311909263</text:p>
          </table:table-cell>
          <table:table-cell office:value-type="float" office:value="401.495274102079" calcext:value-type="float">
            <text:p>401.495274102079</text:p>
          </table:table-cell>
          <table:table-cell office:value-type="float" office:value="381.888468809074" calcext:value-type="float">
            <text:p>381.888468809074</text:p>
          </table:table-cell>
          <table:table-cell office:value-type="float" office:value="412.072778827977" calcext:value-type="float">
            <text:p>412.072778827977</text:p>
          </table:table-cell>
          <table:table-cell office:value-type="float" office:value="398.554347826087" calcext:value-type="float">
            <text:p>398.554347826087</text:p>
          </table:table-cell>
          <table:table-cell office:value-type="float" office:value="400.011342155009" calcext:value-type="float">
            <text:p>400.011342155009</text:p>
          </table:table-cell>
          <table:table-cell office:value-type="float" office:value="400.374291115312" calcext:value-type="float">
            <text:p>400.374291115312</text:p>
          </table:table-cell>
          <table:table-cell office:value-type="float" office:value="417.559073724008" calcext:value-type="float">
            <text:p>417.559073724008</text:p>
          </table:table-cell>
          <table:table-cell office:value-type="float" office:value="418.346880907372" calcext:value-type="float">
            <text:p>418.346880907372</text:p>
          </table:table-cell>
          <table:table-cell office:value-type="float" office:value="414.595463137996" calcext:value-type="float">
            <text:p>414.595463137996</text:p>
          </table:table-cell>
          <table:table-cell office:value-type="float" office:value="429.251417769376" calcext:value-type="float">
            <text:p>429.251417769376</text:p>
          </table:table-cell>
          <table:table-cell office:value-type="float" office:value="143.994328922495" calcext:value-type="float">
            <text:p>143.994328922495</text:p>
          </table:table-cell>
          <table:table-cell office:value-type="float" office:value="144.745274102079" calcext:value-type="float">
            <text:p>144.745274102079</text:p>
          </table:table-cell>
          <table:table-cell office:value-type="float" office:value="143.695652173913" calcext:value-type="float">
            <text:p>143.695652173913</text:p>
          </table:table-cell>
          <table:table-cell office:value-type="float" office:value="144.602551984877" calcext:value-type="float">
            <text:p>144.602551984877</text:p>
          </table:table-cell>
          <table:table-cell office:value-type="float" office:value="143.628071833648" calcext:value-type="float">
            <text:p>143.628071833648</text:p>
          </table:table-cell>
          <table:table-cell office:value-type="float" office:value="144.234877126654" calcext:value-type="float">
            <text:p>144.234877126654</text:p>
          </table:table-cell>
          <table:table-cell office:value-type="float" office:value="145.331758034026" calcext:value-type="float">
            <text:p>145.331758034026</text:p>
          </table:table-cell>
          <table:table-cell office:value-type="float" office:value="145.547731568998" calcext:value-type="float">
            <text:p>145.547731568998</text:p>
          </table:table-cell>
          <table:table-cell office:value-type="float" office:value="144.258506616257" calcext:value-type="float">
            <text:p>144.258506616257</text:p>
          </table:table-cell>
          <table:table-cell office:value-type="float" office:value="143.961247637051" calcext:value-type="float">
            <text:p>143.961247637051</text:p>
          </table:table-cell>
          <table:table-cell office:value-type="float" office:value="144.980623818526" calcext:value-type="float">
            <text:p>144.980623818526</text:p>
          </table:table-cell>
          <table:table-cell office:value-type="float" office:value="144.602079395085" calcext:value-type="float">
            <text:p>144.602079395085</text:p>
          </table:table-cell>
          <table:table-cell office:value-type="float" office:value="146.322306238185" calcext:value-type="float">
            <text:p>146.322306238185</text:p>
          </table:table-cell>
          <table:table-cell office:value-type="float" office:value="145.943289224953" calcext:value-type="float">
            <text:p>145.943289224953</text:p>
          </table:table-cell>
          <table:table-cell office:value-type="float" office:value="146.253780718337" calcext:value-type="float">
            <text:p>146.253780718337</text:p>
          </table:table-cell>
          <table:table-cell office:value-type="float" office:value="146.739603024575" calcext:value-type="float">
            <text:p>146.739603024575</text:p>
          </table:table-cell>
          <table:table-cell office:value-type="float" office:value="148.302457466919" calcext:value-type="float">
            <text:p>148.302457466919</text:p>
          </table:table-cell>
          <table:table-cell office:value-type="float" office:value="148.536389413989" calcext:value-type="float">
            <text:p>148.536389413989</text:p>
          </table:table-cell>
          <table:table-cell office:value-type="float" office:value="148.079867674858" calcext:value-type="float">
            <text:p>148.079867674858</text:p>
          </table:table-cell>
          <table:table-cell office:value-type="float" office:value="148.832703213611" calcext:value-type="float">
            <text:p>148.832703213611</text:p>
          </table:table-cell>
          <table:table-cell table:number-columns-repeated="984"/>
        </table:table-row>
        <table:table-row table:style-name="ro1">
          <table:table-cell office:value-type="float" office:value="386.670604914934" calcext:value-type="float">
            <text:p>386.670604914934</text:p>
          </table:table-cell>
          <table:table-cell office:value-type="float" office:value="406.741965973535" calcext:value-type="float">
            <text:p>406.741965973535</text:p>
          </table:table-cell>
          <table:table-cell office:value-type="float" office:value="387.774574669187" calcext:value-type="float">
            <text:p>387.774574669187</text:p>
          </table:table-cell>
          <table:table-cell office:value-type="float" office:value="405.076086956522" calcext:value-type="float">
            <text:p>405.076086956522</text:p>
          </table:table-cell>
          <table:table-cell office:value-type="float" office:value="379.955103969754" calcext:value-type="float">
            <text:p>379.955103969754</text:p>
          </table:table-cell>
          <table:table-cell office:value-type="float" office:value="395.928638941399" calcext:value-type="float">
            <text:p>395.928638941399</text:p>
          </table:table-cell>
          <table:table-cell office:value-type="float" office:value="394.559073724008" calcext:value-type="float">
            <text:p>394.559073724008</text:p>
          </table:table-cell>
          <table:table-cell office:value-type="float" office:value="408.35538752363" calcext:value-type="float">
            <text:p>408.35538752363</text:p>
          </table:table-cell>
          <table:table-cell office:value-type="float" office:value="373.167296786389" calcext:value-type="float">
            <text:p>373.167296786389</text:p>
          </table:table-cell>
          <table:table-cell office:value-type="float" office:value="373.427221172023" calcext:value-type="float">
            <text:p>373.427221172023</text:p>
          </table:table-cell>
          <table:table-cell office:value-type="float" office:value="404.637051039698" calcext:value-type="float">
            <text:p>404.637051039698</text:p>
          </table:table-cell>
          <table:table-cell office:value-type="float" office:value="386.512287334594" calcext:value-type="float">
            <text:p>386.512287334594</text:p>
          </table:table-cell>
          <table:table-cell office:value-type="float" office:value="413.996691871456" calcext:value-type="float">
            <text:p>413.996691871456</text:p>
          </table:table-cell>
          <table:table-cell office:value-type="float" office:value="403.393194706994" calcext:value-type="float">
            <text:p>403.393194706994</text:p>
          </table:table-cell>
          <table:table-cell office:value-type="float" office:value="405.036389413989" calcext:value-type="float">
            <text:p>405.036389413989</text:p>
          </table:table-cell>
          <table:table-cell office:value-type="float" office:value="406.064744801512" calcext:value-type="float">
            <text:p>406.064744801512</text:p>
          </table:table-cell>
          <table:table-cell office:value-type="float" office:value="420.544423440454" calcext:value-type="float">
            <text:p>420.544423440454</text:p>
          </table:table-cell>
          <table:table-cell office:value-type="float" office:value="422.498109640832" calcext:value-type="float">
            <text:p>422.498109640832</text:p>
          </table:table-cell>
          <table:table-cell office:value-type="float" office:value="419.491493383743" calcext:value-type="float">
            <text:p>419.491493383743</text:p>
          </table:table-cell>
          <table:table-cell office:value-type="float" office:value="432.978733459357" calcext:value-type="float">
            <text:p>432.978733459357</text:p>
          </table:table-cell>
          <table:table-cell office:value-type="float" office:value="145.351134215501" calcext:value-type="float">
            <text:p>145.351134215501</text:p>
          </table:table-cell>
          <table:table-cell office:value-type="float" office:value="146.173440453686" calcext:value-type="float">
            <text:p>146.173440453686</text:p>
          </table:table-cell>
          <table:table-cell office:value-type="float" office:value="144.866729678639" calcext:value-type="float">
            <text:p>144.866729678639</text:p>
          </table:table-cell>
          <table:table-cell office:value-type="float" office:value="146.187618147448" calcext:value-type="float">
            <text:p>146.187618147448</text:p>
          </table:table-cell>
          <table:table-cell office:value-type="float" office:value="144.438563327032" calcext:value-type="float">
            <text:p>144.438563327032</text:p>
          </table:table-cell>
          <table:table-cell office:value-type="float" office:value="145.424858223062" calcext:value-type="float">
            <text:p>145.424858223062</text:p>
          </table:table-cell>
          <table:table-cell office:value-type="float" office:value="145.563799621928" calcext:value-type="float">
            <text:p>145.563799621928</text:p>
          </table:table-cell>
          <table:table-cell office:value-type="float" office:value="146.351606805293" calcext:value-type="float">
            <text:p>146.351606805293</text:p>
          </table:table-cell>
          <table:table-cell office:value-type="float" office:value="144.139413988658" calcext:value-type="float">
            <text:p>144.139413988658</text:p>
          </table:table-cell>
          <table:table-cell office:value-type="float" office:value="144.663043478261" calcext:value-type="float">
            <text:p>144.663043478261</text:p>
          </table:table-cell>
          <table:table-cell office:value-type="float" office:value="146.169187145558" calcext:value-type="float">
            <text:p>146.169187145558</text:p>
          </table:table-cell>
          <table:table-cell office:value-type="float" office:value="145.896030245747" calcext:value-type="float">
            <text:p>145.896030245747</text:p>
          </table:table-cell>
          <table:table-cell office:value-type="float" office:value="146.087901701323" calcext:value-type="float">
            <text:p>146.087901701323</text:p>
          </table:table-cell>
          <table:table-cell office:value-type="float" office:value="146.853969754253" calcext:value-type="float">
            <text:p>146.853969754253</text:p>
          </table:table-cell>
          <table:table-cell office:value-type="float" office:value="147.26606805293" calcext:value-type="float">
            <text:p>147.26606805293</text:p>
          </table:table-cell>
          <table:table-cell office:value-type="float" office:value="147.027882797732" calcext:value-type="float">
            <text:p>147.027882797732</text:p>
          </table:table-cell>
          <table:table-cell office:value-type="float" office:value="149.475897920605" calcext:value-type="float">
            <text:p>149.475897920605</text:p>
          </table:table-cell>
          <table:table-cell office:value-type="float" office:value="149.190926275992" calcext:value-type="float">
            <text:p>149.190926275992</text:p>
          </table:table-cell>
          <table:table-cell office:value-type="float" office:value="149.139413988658" calcext:value-type="float">
            <text:p>149.139413988658</text:p>
          </table:table-cell>
          <table:table-cell office:value-type="float" office:value="149.614839319471" calcext:value-type="float">
            <text:p>149.614839319471</text:p>
          </table:table-cell>
          <table:table-cell table:number-columns-repeated="984"/>
        </table:table-row>
        <table:table-row table:style-name="ro1">
          <table:table-cell office:value-type="float" office:value="391.79347826087" calcext:value-type="float">
            <text:p>391.79347826087</text:p>
          </table:table-cell>
          <table:table-cell office:value-type="float" office:value="411.85775047259" calcext:value-type="float">
            <text:p>411.85775047259</text:p>
          </table:table-cell>
          <table:table-cell office:value-type="float" office:value="393.185255198488" calcext:value-type="float">
            <text:p>393.185255198488</text:p>
          </table:table-cell>
          <table:table-cell office:value-type="float" office:value="410.84640831758" calcext:value-type="float">
            <text:p>410.84640831758</text:p>
          </table:table-cell>
          <table:table-cell office:value-type="float" office:value="382.60775047259" calcext:value-type="float">
            <text:p>382.60775047259</text:p>
          </table:table-cell>
          <table:table-cell office:value-type="float" office:value="401.670132325142" calcext:value-type="float">
            <text:p>401.670132325142</text:p>
          </table:table-cell>
          <table:table-cell office:value-type="float" office:value="395.059073724008" calcext:value-type="float">
            <text:p>395.059073724008</text:p>
          </table:table-cell>
          <table:table-cell office:value-type="float" office:value="412.215028355388" calcext:value-type="float">
            <text:p>412.215028355388</text:p>
          </table:table-cell>
          <table:table-cell office:value-type="float" office:value="375.51843100189" calcext:value-type="float">
            <text:p>375.51843100189</text:p>
          </table:table-cell>
          <table:table-cell office:value-type="float" office:value="375.144612476371" calcext:value-type="float">
            <text:p>375.144612476371</text:p>
          </table:table-cell>
          <table:table-cell office:value-type="float" office:value="407.496219281664" calcext:value-type="float">
            <text:p>407.496219281664</text:p>
          </table:table-cell>
          <table:table-cell office:value-type="float" office:value="389.980623818526" calcext:value-type="float">
            <text:p>389.980623818526</text:p>
          </table:table-cell>
          <table:table-cell office:value-type="float" office:value="416.893194706994" calcext:value-type="float">
            <text:p>416.893194706994</text:p>
          </table:table-cell>
          <table:table-cell office:value-type="float" office:value="406.274102079395" calcext:value-type="float">
            <text:p>406.274102079395</text:p>
          </table:table-cell>
          <table:table-cell office:value-type="float" office:value="408.771739130435" calcext:value-type="float">
            <text:p>408.771739130435</text:p>
          </table:table-cell>
          <table:table-cell office:value-type="float" office:value="407.910680529301" calcext:value-type="float">
            <text:p>407.910680529301</text:p>
          </table:table-cell>
          <table:table-cell office:value-type="float" office:value="424.763232514178" calcext:value-type="float">
            <text:p>424.763232514178</text:p>
          </table:table-cell>
          <table:table-cell office:value-type="float" office:value="428.382325141777" calcext:value-type="float">
            <text:p>428.382325141777</text:p>
          </table:table-cell>
          <table:table-cell office:value-type="float" office:value="422.736767485822" calcext:value-type="float">
            <text:p>422.736767485822</text:p>
          </table:table-cell>
          <table:table-cell office:value-type="float" office:value="438.016540642722" calcext:value-type="float">
            <text:p>438.016540642722</text:p>
          </table:table-cell>
          <table:table-cell office:value-type="float" office:value="145.405009451796" calcext:value-type="float">
            <text:p>145.405009451796</text:p>
          </table:table-cell>
          <table:table-cell office:value-type="float" office:value="146.329867674858" calcext:value-type="float">
            <text:p>146.329867674858</text:p>
          </table:table-cell>
          <table:table-cell office:value-type="float" office:value="145.264650283554" calcext:value-type="float">
            <text:p>145.264650283554</text:p>
          </table:table-cell>
          <table:table-cell office:value-type="float" office:value="146.57561436673" calcext:value-type="float">
            <text:p>146.57561436673</text:p>
          </table:table-cell>
          <table:table-cell office:value-type="float" office:value="144.494801512287" calcext:value-type="float">
            <text:p>144.494801512287</text:p>
          </table:table-cell>
          <table:table-cell office:value-type="float" office:value="145.603024574669" calcext:value-type="float">
            <text:p>145.603024574669</text:p>
          </table:table-cell>
          <table:table-cell office:value-type="float" office:value="145.79820415879" calcext:value-type="float">
            <text:p>145.79820415879</text:p>
          </table:table-cell>
          <table:table-cell office:value-type="float" office:value="146.862948960302" calcext:value-type="float">
            <text:p>146.862948960302</text:p>
          </table:table-cell>
          <table:table-cell office:value-type="float" office:value="144.660207939509" calcext:value-type="float">
            <text:p>144.660207939509</text:p>
          </table:table-cell>
          <table:table-cell office:value-type="float" office:value="145.918241965974" calcext:value-type="float">
            <text:p>145.918241965974</text:p>
          </table:table-cell>
          <table:table-cell office:value-type="float" office:value="145.984404536862" calcext:value-type="float">
            <text:p>145.984404536862</text:p>
          </table:table-cell>
          <table:table-cell office:value-type="float" office:value="146.246691871456" calcext:value-type="float">
            <text:p>146.246691871456</text:p>
          </table:table-cell>
          <table:table-cell office:value-type="float" office:value="146.703686200378" calcext:value-type="float">
            <text:p>146.703686200378</text:p>
          </table:table-cell>
          <table:table-cell office:value-type="float" office:value="147.834120982987" calcext:value-type="float">
            <text:p>147.834120982987</text:p>
          </table:table-cell>
          <table:table-cell office:value-type="float" office:value="147.927221172023" calcext:value-type="float">
            <text:p>147.927221172023</text:p>
          </table:table-cell>
          <table:table-cell office:value-type="float" office:value="148.167296786389" calcext:value-type="float">
            <text:p>148.167296786389</text:p>
          </table:table-cell>
          <table:table-cell office:value-type="float" office:value="150.433364839319" calcext:value-type="float">
            <text:p>150.433364839319</text:p>
          </table:table-cell>
          <table:table-cell office:value-type="float" office:value="150.278827977316" calcext:value-type="float">
            <text:p>150.278827977316</text:p>
          </table:table-cell>
          <table:table-cell office:value-type="float" office:value="150.387996219282" calcext:value-type="float">
            <text:p>150.387996219282</text:p>
          </table:table-cell>
          <table:table-cell office:value-type="float" office:value="151.393194706994" calcext:value-type="float">
            <text:p>151.393194706994</text:p>
          </table:table-cell>
          <table:table-cell table:number-columns-repeated="984"/>
        </table:table-row>
        <table:table-row table:style-name="ro1">
          <table:table-cell office:value-type="float" office:value="398.147448015123" calcext:value-type="float">
            <text:p>398.147448015123</text:p>
          </table:table-cell>
          <table:table-cell office:value-type="float" office:value="416.29347826087" calcext:value-type="float">
            <text:p>416.29347826087</text:p>
          </table:table-cell>
          <table:table-cell office:value-type="float" office:value="396.416824196597" calcext:value-type="float">
            <text:p>396.416824196597</text:p>
          </table:table-cell>
          <table:table-cell office:value-type="float" office:value="417.274102079395" calcext:value-type="float">
            <text:p>417.274102079395</text:p>
          </table:table-cell>
          <table:table-cell office:value-type="float" office:value="384.804347826087" calcext:value-type="float">
            <text:p>384.804347826087</text:p>
          </table:table-cell>
          <table:table-cell office:value-type="float" office:value="405.206994328923" calcext:value-type="float">
            <text:p>405.206994328923</text:p>
          </table:table-cell>
          <table:table-cell office:value-type="float" office:value="396.63988657845" calcext:value-type="float">
            <text:p>396.63988657845</text:p>
          </table:table-cell>
          <table:table-cell office:value-type="float" office:value="414.160680529301" calcext:value-type="float">
            <text:p>414.160680529301</text:p>
          </table:table-cell>
          <table:table-cell office:value-type="float" office:value="376.681001890359" calcext:value-type="float">
            <text:p>376.681001890359</text:p>
          </table:table-cell>
          <table:table-cell office:value-type="float" office:value="377.776465028355" calcext:value-type="float">
            <text:p>377.776465028355</text:p>
          </table:table-cell>
          <table:table-cell office:value-type="float" office:value="408.884215500945" calcext:value-type="float">
            <text:p>408.884215500945</text:p>
          </table:table-cell>
          <table:table-cell office:value-type="float" office:value="391.7202268431" calcext:value-type="float">
            <text:p>391.7202268431</text:p>
          </table:table-cell>
          <table:table-cell office:value-type="float" office:value="418.914933837429" calcext:value-type="float">
            <text:p>418.914933837429</text:p>
          </table:table-cell>
          <table:table-cell office:value-type="float" office:value="408.273629489603" calcext:value-type="float">
            <text:p>408.273629489603</text:p>
          </table:table-cell>
          <table:table-cell office:value-type="float" office:value="409.553875236295" calcext:value-type="float">
            <text:p>409.553875236295</text:p>
          </table:table-cell>
          <table:table-cell office:value-type="float" office:value="412.251890359168" calcext:value-type="float">
            <text:p>412.251890359168</text:p>
          </table:table-cell>
          <table:table-cell office:value-type="float" office:value="427.213137996219" calcext:value-type="float">
            <text:p>427.213137996219</text:p>
          </table:table-cell>
          <table:table-cell office:value-type="float" office:value="431.457939508507" calcext:value-type="float">
            <text:p>431.457939508507</text:p>
          </table:table-cell>
          <table:table-cell office:value-type="float" office:value="424.677221172023" calcext:value-type="float">
            <text:p>424.677221172023</text:p>
          </table:table-cell>
          <table:table-cell office:value-type="float" office:value="437.686672967864" calcext:value-type="float">
            <text:p>437.686672967864</text:p>
          </table:table-cell>
          <table:table-cell office:value-type="float" office:value="146.38752362949" calcext:value-type="float">
            <text:p>146.38752362949</text:p>
          </table:table-cell>
          <table:table-cell office:value-type="float" office:value="146.875708884688" calcext:value-type="float">
            <text:p>146.875708884688</text:p>
          </table:table-cell>
          <table:table-cell office:value-type="float" office:value="145.949905482042" calcext:value-type="float">
            <text:p>145.949905482042</text:p>
          </table:table-cell>
          <table:table-cell office:value-type="float" office:value="147.209357277883" calcext:value-type="float">
            <text:p>147.209357277883</text:p>
          </table:table-cell>
          <table:table-cell office:value-type="float" office:value="145.084593572779" calcext:value-type="float">
            <text:p>145.084593572779</text:p>
          </table:table-cell>
          <table:table-cell office:value-type="float" office:value="146.778355387524" calcext:value-type="float">
            <text:p>146.778355387524</text:p>
          </table:table-cell>
          <table:table-cell office:value-type="float" office:value="146.273629489603" calcext:value-type="float">
            <text:p>146.273629489603</text:p>
          </table:table-cell>
          <table:table-cell office:value-type="float" office:value="147.729678638941" calcext:value-type="float">
            <text:p>147.729678638941</text:p>
          </table:table-cell>
          <table:table-cell office:value-type="float" office:value="144.410207939509" calcext:value-type="float">
            <text:p>144.410207939509</text:p>
          </table:table-cell>
          <table:table-cell office:value-type="float" office:value="145.729678638941" calcext:value-type="float">
            <text:p>145.729678638941</text:p>
          </table:table-cell>
          <table:table-cell office:value-type="float" office:value="146.661153119093" calcext:value-type="float">
            <text:p>146.661153119093</text:p>
          </table:table-cell>
          <table:table-cell office:value-type="float" office:value="147.163043478261" calcext:value-type="float">
            <text:p>147.163043478261</text:p>
          </table:table-cell>
          <table:table-cell office:value-type="float" office:value="147.644612476371" calcext:value-type="float">
            <text:p>147.644612476371</text:p>
          </table:table-cell>
          <table:table-cell office:value-type="float" office:value="147.821833648393" calcext:value-type="float">
            <text:p>147.821833648393</text:p>
          </table:table-cell>
          <table:table-cell office:value-type="float" office:value="148.912570888469" calcext:value-type="float">
            <text:p>148.912570888469</text:p>
          </table:table-cell>
          <table:table-cell office:value-type="float" office:value="148.707466918715" calcext:value-type="float">
            <text:p>148.707466918715</text:p>
          </table:table-cell>
          <table:table-cell office:value-type="float" office:value="152.302457466919" calcext:value-type="float">
            <text:p>152.302457466919</text:p>
          </table:table-cell>
          <table:table-cell office:value-type="float" office:value="152.437618147448" calcext:value-type="float">
            <text:p>152.437618147448</text:p>
          </table:table-cell>
          <table:table-cell office:value-type="float" office:value="152.362948960302" calcext:value-type="float">
            <text:p>152.362948960302</text:p>
          </table:table-cell>
          <table:table-cell office:value-type="float" office:value="153.463610586011" calcext:value-type="float">
            <text:p>153.463610586011</text:p>
          </table:table-cell>
          <table:table-cell table:number-columns-repeated="984"/>
        </table:table-row>
        <table:table-row table:style-name="ro1">
          <table:table-cell office:value-type="float" office:value="403.691871455577" calcext:value-type="float">
            <text:p>403.691871455577</text:p>
          </table:table-cell>
          <table:table-cell office:value-type="float" office:value="421.233459357278" calcext:value-type="float">
            <text:p>421.233459357278</text:p>
          </table:table-cell>
          <table:table-cell office:value-type="float" office:value="401.463610586011" calcext:value-type="float">
            <text:p>401.463610586011</text:p>
          </table:table-cell>
          <table:table-cell office:value-type="float" office:value="423.576559546314" calcext:value-type="float">
            <text:p>423.576559546314</text:p>
          </table:table-cell>
          <table:table-cell office:value-type="float" office:value="386.138941398866" calcext:value-type="float">
            <text:p>386.138941398866</text:p>
          </table:table-cell>
          <table:table-cell office:value-type="float" office:value="410.561436672968" calcext:value-type="float">
            <text:p>410.561436672968</text:p>
          </table:table-cell>
          <table:table-cell office:value-type="float" office:value="399.440926275992" calcext:value-type="float">
            <text:p>399.440926275992</text:p>
          </table:table-cell>
          <table:table-cell office:value-type="float" office:value="415.273156899811" calcext:value-type="float">
            <text:p>415.273156899811</text:p>
          </table:table-cell>
          <table:table-cell office:value-type="float" office:value="378.615784499055" calcext:value-type="float">
            <text:p>378.615784499055</text:p>
          </table:table-cell>
          <table:table-cell office:value-type="float" office:value="378.124763705104" calcext:value-type="float">
            <text:p>378.124763705104</text:p>
          </table:table-cell>
          <table:table-cell office:value-type="float" office:value="408.925330812854" calcext:value-type="float">
            <text:p>408.925330812854</text:p>
          </table:table-cell>
          <table:table-cell office:value-type="float" office:value="392.668241965974" calcext:value-type="float">
            <text:p>392.668241965974</text:p>
          </table:table-cell>
          <table:table-cell office:value-type="float" office:value="420.675803402647" calcext:value-type="float">
            <text:p>420.675803402647</text:p>
          </table:table-cell>
          <table:table-cell office:value-type="float" office:value="409.130907372401" calcext:value-type="float">
            <text:p>409.130907372401</text:p>
          </table:table-cell>
          <table:table-cell office:value-type="float" office:value="412.085538752363" calcext:value-type="float">
            <text:p>412.085538752363</text:p>
          </table:table-cell>
          <table:table-cell office:value-type="float" office:value="413.391776937618" calcext:value-type="float">
            <text:p>413.391776937618</text:p>
          </table:table-cell>
          <table:table-cell office:value-type="float" office:value="428.301984877127" calcext:value-type="float">
            <text:p>428.301984877127</text:p>
          </table:table-cell>
          <table:table-cell office:value-type="float" office:value="434.420604914934" calcext:value-type="float">
            <text:p>434.420604914934</text:p>
          </table:table-cell>
          <table:table-cell office:value-type="float" office:value="426.79347826087" calcext:value-type="float">
            <text:p>426.79347826087</text:p>
          </table:table-cell>
          <table:table-cell office:value-type="float" office:value="440.25236294896" calcext:value-type="float">
            <text:p>440.25236294896</text:p>
          </table:table-cell>
          <table:table-cell office:value-type="float" office:value="146.744328922495" calcext:value-type="float">
            <text:p>146.744328922495</text:p>
          </table:table-cell>
          <table:table-cell office:value-type="float" office:value="147.078922495274" calcext:value-type="float">
            <text:p>147.078922495274</text:p>
          </table:table-cell>
          <table:table-cell office:value-type="float" office:value="145.949905482042" calcext:value-type="float">
            <text:p>145.949905482042</text:p>
          </table:table-cell>
          <table:table-cell office:value-type="float" office:value="147.488657844991" calcext:value-type="float">
            <text:p>147.488657844991</text:p>
          </table:table-cell>
          <table:table-cell office:value-type="float" office:value="144.839792060492" calcext:value-type="float">
            <text:p>144.839792060492</text:p>
          </table:table-cell>
          <table:table-cell office:value-type="float" office:value="146.628071833648" calcext:value-type="float">
            <text:p>146.628071833648</text:p>
          </table:table-cell>
          <table:table-cell office:value-type="float" office:value="146.631379962193" calcext:value-type="float">
            <text:p>146.631379962193</text:p>
          </table:table-cell>
          <table:table-cell office:value-type="float" office:value="148.246691871456" calcext:value-type="float">
            <text:p>148.246691871456</text:p>
          </table:table-cell>
          <table:table-cell office:value-type="float" office:value="145.700378071834" calcext:value-type="float">
            <text:p>145.700378071834</text:p>
          </table:table-cell>
          <table:table-cell office:value-type="float" office:value="146.267013232514" calcext:value-type="float">
            <text:p>146.267013232514</text:p>
          </table:table-cell>
          <table:table-cell office:value-type="float" office:value="146.70415879017" calcext:value-type="float">
            <text:p>146.70415879017</text:p>
          </table:table-cell>
          <table:table-cell office:value-type="float" office:value="147.056710775047" calcext:value-type="float">
            <text:p>147.056710775047</text:p>
          </table:table-cell>
          <table:table-cell office:value-type="float" office:value="146.94943289225" calcext:value-type="float">
            <text:p>146.94943289225</text:p>
          </table:table-cell>
          <table:table-cell office:value-type="float" office:value="148.609168241966" calcext:value-type="float">
            <text:p>148.609168241966</text:p>
          </table:table-cell>
          <table:table-cell office:value-type="float" office:value="150.18572778828" calcext:value-type="float">
            <text:p>150.18572778828</text:p>
          </table:table-cell>
          <table:table-cell office:value-type="float" office:value="149.301039697543" calcext:value-type="float">
            <text:p>149.301039697543</text:p>
          </table:table-cell>
          <table:table-cell office:value-type="float" office:value="155.337429111531" calcext:value-type="float">
            <text:p>155.337429111531</text:p>
          </table:table-cell>
          <table:table-cell office:value-type="float" office:value="154.739603024575" calcext:value-type="float">
            <text:p>154.739603024575</text:p>
          </table:table-cell>
          <table:table-cell office:value-type="float" office:value="156.089319470699" calcext:value-type="float">
            <text:p>156.089319470699</text:p>
          </table:table-cell>
          <table:table-cell office:value-type="float" office:value="156.929111531191" calcext:value-type="float">
            <text:p>156.929111531191</text:p>
          </table:table-cell>
          <table:table-cell table:number-columns-repeated="984"/>
        </table:table-row>
        <table:table-row table:style-name="ro1">
          <table:table-cell office:value-type="float" office:value="408.874763705104" calcext:value-type="float">
            <text:p>408.874763705104</text:p>
          </table:table-cell>
          <table:table-cell office:value-type="float" office:value="427.36011342155" calcext:value-type="float">
            <text:p>427.36011342155</text:p>
          </table:table-cell>
          <table:table-cell office:value-type="float" office:value="406.843100189036" calcext:value-type="float">
            <text:p>406.843100189036</text:p>
          </table:table-cell>
          <table:table-cell office:value-type="float" office:value="427.900283553875" calcext:value-type="float">
            <text:p>427.900283553875</text:p>
          </table:table-cell>
          <table:table-cell office:value-type="float" office:value="389.347353497165" calcext:value-type="float">
            <text:p>389.347353497165</text:p>
          </table:table-cell>
          <table:table-cell office:value-type="float" office:value="414.431474480151" calcext:value-type="float">
            <text:p>414.431474480151</text:p>
          </table:table-cell>
          <table:table-cell office:value-type="float" office:value="401.256143667297" calcext:value-type="float">
            <text:p>401.256143667297</text:p>
          </table:table-cell>
          <table:table-cell office:value-type="float" office:value="419.320888468809" calcext:value-type="float">
            <text:p>419.320888468809</text:p>
          </table:table-cell>
          <table:table-cell office:value-type="float" office:value="380.112948960302" calcext:value-type="float">
            <text:p>380.112948960302</text:p>
          </table:table-cell>
          <table:table-cell office:value-type="float" office:value="379.046313799622" calcext:value-type="float">
            <text:p>379.046313799622</text:p>
          </table:table-cell>
          <table:table-cell office:value-type="float" office:value="411.549621928166" calcext:value-type="float">
            <text:p>411.549621928166</text:p>
          </table:table-cell>
          <table:table-cell office:value-type="float" office:value="393.062381852552" calcext:value-type="float">
            <text:p>393.062381852552</text:p>
          </table:table-cell>
          <table:table-cell office:value-type="float" office:value="422.361531190926" calcext:value-type="float">
            <text:p>422.361531190926</text:p>
          </table:table-cell>
          <table:table-cell office:value-type="float" office:value="410.465028355388" calcext:value-type="float">
            <text:p>410.465028355388</text:p>
          </table:table-cell>
          <table:table-cell office:value-type="float" office:value="413.745274102079" calcext:value-type="float">
            <text:p>413.745274102079</text:p>
          </table:table-cell>
          <table:table-cell office:value-type="float" office:value="414.961720226843" calcext:value-type="float">
            <text:p>414.961720226843</text:p>
          </table:table-cell>
          <table:table-cell office:value-type="float" office:value="430.426748582231" calcext:value-type="float">
            <text:p>430.426748582231</text:p>
          </table:table-cell>
          <table:table-cell office:value-type="float" office:value="435.728260869565" calcext:value-type="float">
            <text:p>435.728260869565</text:p>
          </table:table-cell>
          <table:table-cell office:value-type="float" office:value="428.861058601134" calcext:value-type="float">
            <text:p>428.861058601134</text:p>
          </table:table-cell>
          <table:table-cell office:value-type="float" office:value="441.48393194707" calcext:value-type="float">
            <text:p>441.48393194707</text:p>
          </table:table-cell>
          <table:table-cell office:value-type="float" office:value="147.280245746692" calcext:value-type="float">
            <text:p>147.280245746692</text:p>
          </table:table-cell>
          <table:table-cell office:value-type="float" office:value="147.679584120983" calcext:value-type="float">
            <text:p>147.679584120983</text:p>
          </table:table-cell>
          <table:table-cell office:value-type="float" office:value="146.696124763705" calcext:value-type="float">
            <text:p>146.696124763705</text:p>
          </table:table-cell>
          <table:table-cell office:value-type="float" office:value="148.176275992439" calcext:value-type="float">
            <text:p>148.176275992439</text:p>
          </table:table-cell>
          <table:table-cell office:value-type="float" office:value="145.456049149338" calcext:value-type="float">
            <text:p>145.456049149338</text:p>
          </table:table-cell>
          <table:table-cell office:value-type="float" office:value="147.73629489603" calcext:value-type="float">
            <text:p>147.73629489603</text:p>
          </table:table-cell>
          <table:table-cell office:value-type="float" office:value="146.891776937618" calcext:value-type="float">
            <text:p>146.891776937618</text:p>
          </table:table-cell>
          <table:table-cell office:value-type="float" office:value="148.403119092628" calcext:value-type="float">
            <text:p>148.403119092628</text:p>
          </table:table-cell>
          <table:table-cell office:value-type="float" office:value="145.854442344045" calcext:value-type="float">
            <text:p>145.854442344045</text:p>
          </table:table-cell>
          <table:table-cell office:value-type="float" office:value="146.82797731569" calcext:value-type="float">
            <text:p>146.82797731569</text:p>
          </table:table-cell>
          <table:table-cell office:value-type="float" office:value="146.767485822306" calcext:value-type="float">
            <text:p>146.767485822306</text:p>
          </table:table-cell>
          <table:table-cell office:value-type="float" office:value="147.267013232514" calcext:value-type="float">
            <text:p>147.267013232514</text:p>
          </table:table-cell>
          <table:table-cell office:value-type="float" office:value="146.883742911153" calcext:value-type="float">
            <text:p>146.883742911153</text:p>
          </table:table-cell>
          <table:table-cell office:value-type="float" office:value="148.823724007561" calcext:value-type="float">
            <text:p>148.823724007561</text:p>
          </table:table-cell>
          <table:table-cell office:value-type="float" office:value="151.090737240076" calcext:value-type="float">
            <text:p>151.090737240076</text:p>
          </table:table-cell>
          <table:table-cell office:value-type="float" office:value="150.665406427221" calcext:value-type="float">
            <text:p>150.665406427221</text:p>
          </table:table-cell>
          <table:table-cell office:value-type="float" office:value="158.961247637051" calcext:value-type="float">
            <text:p>158.961247637051</text:p>
          </table:table-cell>
          <table:table-cell office:value-type="float" office:value="159.898865784499" calcext:value-type="float">
            <text:p>159.898865784499</text:p>
          </table:table-cell>
          <table:table-cell office:value-type="float" office:value="159.993383742911" calcext:value-type="float">
            <text:p>159.993383742911</text:p>
          </table:table-cell>
          <table:table-cell office:value-type="float" office:value="161.440926275992" calcext:value-type="float">
            <text:p>161.440926275992</text:p>
          </table:table-cell>
          <table:table-cell table:number-columns-repeated="984"/>
        </table:table-row>
        <table:table-row table:style-name="ro1">
          <table:table-cell office:value-type="float" office:value="415.500945179584" calcext:value-type="float">
            <text:p>415.500945179584</text:p>
          </table:table-cell>
          <table:table-cell office:value-type="float" office:value="433.473062381853" calcext:value-type="float">
            <text:p>433.473062381853</text:p>
          </table:table-cell>
          <table:table-cell office:value-type="float" office:value="411.632797731569" calcext:value-type="float">
            <text:p>411.632797731569</text:p>
          </table:table-cell>
          <table:table-cell office:value-type="float" office:value="436.498582230624" calcext:value-type="float">
            <text:p>436.498582230624</text:p>
          </table:table-cell>
          <table:table-cell office:value-type="float" office:value="392.061436672968" calcext:value-type="float">
            <text:p>392.061436672968</text:p>
          </table:table-cell>
          <table:table-cell office:value-type="float" office:value="418.662098298677" calcext:value-type="float">
            <text:p>418.662098298677</text:p>
          </table:table-cell>
          <table:table-cell office:value-type="float" office:value="402.473534971645" calcext:value-type="float">
            <text:p>402.473534971645</text:p>
          </table:table-cell>
          <table:table-cell office:value-type="float" office:value="422.505671077505" calcext:value-type="float">
            <text:p>422.505671077505</text:p>
          </table:table-cell>
          <table:table-cell office:value-type="float" office:value="381.241493383743" calcext:value-type="float">
            <text:p>381.241493383743</text:p>
          </table:table-cell>
          <table:table-cell office:value-type="float" office:value="381.210775047259" calcext:value-type="float">
            <text:p>381.210775047259</text:p>
          </table:table-cell>
          <table:table-cell office:value-type="float" office:value="413.350189035917" calcext:value-type="float">
            <text:p>413.350189035917</text:p>
          </table:table-cell>
          <table:table-cell office:value-type="float" office:value="394.668241965974" calcext:value-type="float">
            <text:p>394.668241965974</text:p>
          </table:table-cell>
          <table:table-cell office:value-type="float" office:value="424.810964083176" calcext:value-type="float">
            <text:p>424.810964083176</text:p>
          </table:table-cell>
          <table:table-cell office:value-type="float" office:value="410.729206049149" calcext:value-type="float">
            <text:p>410.729206049149</text:p>
          </table:table-cell>
          <table:table-cell office:value-type="float" office:value="414.792533081285" calcext:value-type="float">
            <text:p>414.792533081285</text:p>
          </table:table-cell>
          <table:table-cell office:value-type="float" office:value="418.361531190926" calcext:value-type="float">
            <text:p>418.361531190926</text:p>
          </table:table-cell>
          <table:table-cell office:value-type="float" office:value="433.102551984877" calcext:value-type="float">
            <text:p>433.102551984877</text:p>
          </table:table-cell>
          <table:table-cell office:value-type="float" office:value="438.783081285444" calcext:value-type="float">
            <text:p>438.783081285444</text:p>
          </table:table-cell>
          <table:table-cell office:value-type="float" office:value="430.561436672968" calcext:value-type="float">
            <text:p>430.561436672968</text:p>
          </table:table-cell>
          <table:table-cell office:value-type="float" office:value="442.189035916824" calcext:value-type="float">
            <text:p>442.189035916824</text:p>
          </table:table-cell>
          <table:table-cell office:value-type="float" office:value="146.998582230624" calcext:value-type="float">
            <text:p>146.998582230624</text:p>
          </table:table-cell>
          <table:table-cell office:value-type="float" office:value="147.719754253308" calcext:value-type="float">
            <text:p>147.719754253308</text:p>
          </table:table-cell>
          <table:table-cell office:value-type="float" office:value="146.845935727788" calcext:value-type="float">
            <text:p>146.845935727788</text:p>
          </table:table-cell>
          <table:table-cell office:value-type="float" office:value="148.749054820416" calcext:value-type="float">
            <text:p>148.749054820416</text:p>
          </table:table-cell>
          <table:table-cell office:value-type="float" office:value="145.972117202268" calcext:value-type="float">
            <text:p>145.972117202268</text:p>
          </table:table-cell>
          <table:table-cell office:value-type="float" office:value="148.319470699433" calcext:value-type="float">
            <text:p>148.319470699433</text:p>
          </table:table-cell>
          <table:table-cell office:value-type="float" office:value="147.375236294896" calcext:value-type="float">
            <text:p>147.375236294896</text:p>
          </table:table-cell>
          <table:table-cell office:value-type="float" office:value="149.380434782609" calcext:value-type="float">
            <text:p>149.380434782609</text:p>
          </table:table-cell>
          <table:table-cell office:value-type="float" office:value="147.068052930057" calcext:value-type="float">
            <text:p>147.068052930057</text:p>
          </table:table-cell>
          <table:table-cell office:value-type="float" office:value="147.705103969754" calcext:value-type="float">
            <text:p>147.705103969754</text:p>
          </table:table-cell>
          <table:table-cell office:value-type="float" office:value="148.02741020794" calcext:value-type="float">
            <text:p>148.02741020794</text:p>
          </table:table-cell>
          <table:table-cell office:value-type="float" office:value="148.645085066163" calcext:value-type="float">
            <text:p>148.645085066163</text:p>
          </table:table-cell>
          <table:table-cell office:value-type="float" office:value="148.127126654064" calcext:value-type="float">
            <text:p>148.127126654064</text:p>
          </table:table-cell>
          <table:table-cell office:value-type="float" office:value="149.36011342155" calcext:value-type="float">
            <text:p>149.36011342155</text:p>
          </table:table-cell>
          <table:table-cell office:value-type="float" office:value="154.001417769376" calcext:value-type="float">
            <text:p>154.001417769376</text:p>
          </table:table-cell>
          <table:table-cell office:value-type="float" office:value="153.813799621928" calcext:value-type="float">
            <text:p>153.813799621928</text:p>
          </table:table-cell>
          <table:table-cell office:value-type="float" office:value="166.909735349716" calcext:value-type="float">
            <text:p>166.909735349716</text:p>
          </table:table-cell>
          <table:table-cell office:value-type="float" office:value="167.394139886578" calcext:value-type="float">
            <text:p>167.394139886578</text:p>
          </table:table-cell>
          <table:table-cell office:value-type="float" office:value="168.580812854442" calcext:value-type="float">
            <text:p>168.580812854442</text:p>
          </table:table-cell>
          <table:table-cell office:value-type="float" office:value="170.400756143667" calcext:value-type="float">
            <text:p>170.400756143667</text:p>
          </table:table-cell>
          <table:table-cell table:number-columns-repeated="984"/>
        </table:table-row>
        <table:table-row table:style-name="ro1">
          <table:table-cell office:value-type="float" office:value="421.757088846881" calcext:value-type="float">
            <text:p>421.757088846881</text:p>
          </table:table-cell>
          <table:table-cell office:value-type="float" office:value="442.726843100189" calcext:value-type="float">
            <text:p>442.726843100189</text:p>
          </table:table-cell>
          <table:table-cell office:value-type="float" office:value="417.589792060492" calcext:value-type="float">
            <text:p>417.589792060492</text:p>
          </table:table-cell>
          <table:table-cell office:value-type="float" office:value="443.90595463138" calcext:value-type="float">
            <text:p>443.90595463138</text:p>
          </table:table-cell>
          <table:table-cell office:value-type="float" office:value="395.509924385633" calcext:value-type="float">
            <text:p>395.509924385633</text:p>
          </table:table-cell>
          <table:table-cell office:value-type="float" office:value="425.794423440454" calcext:value-type="float">
            <text:p>425.794423440454</text:p>
          </table:table-cell>
          <table:table-cell office:value-type="float" office:value="406.103024574669" calcext:value-type="float">
            <text:p>406.103024574669</text:p>
          </table:table-cell>
          <table:table-cell office:value-type="float" office:value="427.500472589792" calcext:value-type="float">
            <text:p>427.500472589792</text:p>
          </table:table-cell>
          <table:table-cell office:value-type="float" office:value="384.04820415879" calcext:value-type="float">
            <text:p>384.04820415879</text:p>
          </table:table-cell>
          <table:table-cell office:value-type="float" office:value="381.9702268431" calcext:value-type="float">
            <text:p>381.9702268431</text:p>
          </table:table-cell>
          <table:table-cell office:value-type="float" office:value="413.851134215501" calcext:value-type="float">
            <text:p>413.851134215501</text:p>
          </table:table-cell>
          <table:table-cell office:value-type="float" office:value="394.928638941399" calcext:value-type="float">
            <text:p>394.928638941399</text:p>
          </table:table-cell>
          <table:table-cell office:value-type="float" office:value="424.801512287335" calcext:value-type="float">
            <text:p>424.801512287335</text:p>
          </table:table-cell>
          <table:table-cell office:value-type="float" office:value="412.612003780718" calcext:value-type="float">
            <text:p>412.612003780718</text:p>
          </table:table-cell>
          <table:table-cell office:value-type="float" office:value="417.026465028355" calcext:value-type="float">
            <text:p>417.026465028355</text:p>
          </table:table-cell>
          <table:table-cell office:value-type="float" office:value="419.666351606805" calcext:value-type="float">
            <text:p>419.666351606805</text:p>
          </table:table-cell>
          <table:table-cell office:value-type="float" office:value="433.401701323251" calcext:value-type="float">
            <text:p>433.401701323251</text:p>
          </table:table-cell>
          <table:table-cell office:value-type="float" office:value="440.86247637051" calcext:value-type="float">
            <text:p>440.86247637051</text:p>
          </table:table-cell>
          <table:table-cell office:value-type="float" office:value="431.177693761815" calcext:value-type="float">
            <text:p>431.177693761815</text:p>
          </table:table-cell>
          <table:table-cell office:value-type="float" office:value="444.116729678639" calcext:value-type="float">
            <text:p>444.116729678639</text:p>
          </table:table-cell>
          <table:table-cell office:value-type="float" office:value="147.794423440454" calcext:value-type="float">
            <text:p>147.794423440454</text:p>
          </table:table-cell>
          <table:table-cell office:value-type="float" office:value="148.48393194707" calcext:value-type="float">
            <text:p>148.48393194707</text:p>
          </table:table-cell>
          <table:table-cell office:value-type="float" office:value="147.226370510397" calcext:value-type="float">
            <text:p>147.226370510397</text:p>
          </table:table-cell>
          <table:table-cell office:value-type="float" office:value="149.169187145558" calcext:value-type="float">
            <text:p>149.169187145558</text:p>
          </table:table-cell>
          <table:table-cell office:value-type="float" office:value="145.883270321361" calcext:value-type="float">
            <text:p>145.883270321361</text:p>
          </table:table-cell>
          <table:table-cell office:value-type="float" office:value="148.741493383743" calcext:value-type="float">
            <text:p>148.741493383743</text:p>
          </table:table-cell>
          <table:table-cell office:value-type="float" office:value="148.243856332703" calcext:value-type="float">
            <text:p>148.243856332703</text:p>
          </table:table-cell>
          <table:table-cell office:value-type="float" office:value="150.280718336484" calcext:value-type="float">
            <text:p>150.280718336484</text:p>
          </table:table-cell>
          <table:table-cell office:value-type="float" office:value="147.289697542533" calcext:value-type="float">
            <text:p>147.289697542533</text:p>
          </table:table-cell>
          <table:table-cell office:value-type="float" office:value="147.958884688091" calcext:value-type="float">
            <text:p>147.958884688091</text:p>
          </table:table-cell>
          <table:table-cell office:value-type="float" office:value="148.086956521739" calcext:value-type="float">
            <text:p>148.086956521739</text:p>
          </table:table-cell>
          <table:table-cell office:value-type="float" office:value="148.510869565217" calcext:value-type="float">
            <text:p>148.510869565217</text:p>
          </table:table-cell>
          <table:table-cell office:value-type="float" office:value="148.622400756144" calcext:value-type="float">
            <text:p>148.622400756144</text:p>
          </table:table-cell>
          <table:table-cell office:value-type="float" office:value="150.847353497164" calcext:value-type="float">
            <text:p>150.847353497164</text:p>
          </table:table-cell>
          <table:table-cell office:value-type="float" office:value="157.446597353497" calcext:value-type="float">
            <text:p>157.446597353497</text:p>
          </table:table-cell>
          <table:table-cell office:value-type="float" office:value="157.140831758034" calcext:value-type="float">
            <text:p>157.140831758034</text:p>
          </table:table-cell>
          <table:table-cell office:value-type="float" office:value="177.440926275992" calcext:value-type="float">
            <text:p>177.440926275992</text:p>
          </table:table-cell>
          <table:table-cell office:value-type="float" office:value="177.770321361059" calcext:value-type="float">
            <text:p>177.770321361059</text:p>
          </table:table-cell>
          <table:table-cell office:value-type="float" office:value="179.118620037807" calcext:value-type="float">
            <text:p>179.118620037807</text:p>
          </table:table-cell>
          <table:table-cell office:value-type="float" office:value="181.280718336484" calcext:value-type="float">
            <text:p>181.280718336484</text:p>
          </table:table-cell>
          <table:table-cell table:number-columns-repeated="984"/>
        </table:table-row>
        <table:table-row table:style-name="ro1">
          <table:table-cell office:value-type="float" office:value="430.436672967864" calcext:value-type="float">
            <text:p>430.436672967864</text:p>
          </table:table-cell>
          <table:table-cell office:value-type="float" office:value="450.895557655955" calcext:value-type="float">
            <text:p>450.895557655955</text:p>
          </table:table-cell>
          <table:table-cell office:value-type="float" office:value="424.769848771267" calcext:value-type="float">
            <text:p>424.769848771267</text:p>
          </table:table-cell>
          <table:table-cell office:value-type="float" office:value="452.852079395085" calcext:value-type="float">
            <text:p>452.852079395085</text:p>
          </table:table-cell>
          <table:table-cell office:value-type="float" office:value="400.715028355388" calcext:value-type="float">
            <text:p>400.715028355388</text:p>
          </table:table-cell>
          <table:table-cell office:value-type="float" office:value="435.163988657845" calcext:value-type="float">
            <text:p>435.163988657845</text:p>
          </table:table-cell>
          <table:table-cell office:value-type="float" office:value="408.166351606805" calcext:value-type="float">
            <text:p>408.166351606805</text:p>
          </table:table-cell>
          <table:table-cell office:value-type="float" office:value="433.541115311909" calcext:value-type="float">
            <text:p>433.541115311909</text:p>
          </table:table-cell>
          <table:table-cell office:value-type="float" office:value="384.98393194707" calcext:value-type="float">
            <text:p>384.98393194707</text:p>
          </table:table-cell>
          <table:table-cell office:value-type="float" office:value="385.146975425331" calcext:value-type="float">
            <text:p>385.146975425331</text:p>
          </table:table-cell>
          <table:table-cell office:value-type="float" office:value="414.264177693762" calcext:value-type="float">
            <text:p>414.264177693762</text:p>
          </table:table-cell>
          <table:table-cell office:value-type="float" office:value="395.803875236295" calcext:value-type="float">
            <text:p>395.803875236295</text:p>
          </table:table-cell>
          <table:table-cell office:value-type="float" office:value="424.451323251418" calcext:value-type="float">
            <text:p>424.451323251418</text:p>
          </table:table-cell>
          <table:table-cell office:value-type="float" office:value="412.06190926276" calcext:value-type="float">
            <text:p>412.06190926276</text:p>
          </table:table-cell>
          <table:table-cell office:value-type="float" office:value="416.536862003781" calcext:value-type="float">
            <text:p>416.536862003781</text:p>
          </table:table-cell>
          <table:table-cell office:value-type="float" office:value="419.056710775047" calcext:value-type="float">
            <text:p>419.056710775047</text:p>
          </table:table-cell>
          <table:table-cell office:value-type="float" office:value="434.56190926276" calcext:value-type="float">
            <text:p>434.56190926276</text:p>
          </table:table-cell>
          <table:table-cell office:value-type="float" office:value="439.915406427221" calcext:value-type="float">
            <text:p>439.915406427221</text:p>
          </table:table-cell>
          <table:table-cell office:value-type="float" office:value="432.094990548204" calcext:value-type="float">
            <text:p>432.094990548204</text:p>
          </table:table-cell>
          <table:table-cell office:value-type="float" office:value="444.258979206049" calcext:value-type="float">
            <text:p>444.258979206049</text:p>
          </table:table-cell>
          <table:table-cell office:value-type="float" office:value="148.70652173913" calcext:value-type="float">
            <text:p>148.70652173913</text:p>
          </table:table-cell>
          <table:table-cell office:value-type="float" office:value="149.571833648393" calcext:value-type="float">
            <text:p>149.571833648393</text:p>
          </table:table-cell>
          <table:table-cell office:value-type="float" office:value="148.332703213611" calcext:value-type="float">
            <text:p>148.332703213611</text:p>
          </table:table-cell>
          <table:table-cell office:value-type="float" office:value="150.820415879017" calcext:value-type="float">
            <text:p>150.820415879017</text:p>
          </table:table-cell>
          <table:table-cell office:value-type="float" office:value="146.893194706994" calcext:value-type="float">
            <text:p>146.893194706994</text:p>
          </table:table-cell>
          <table:table-cell office:value-type="float" office:value="150.87618147448" calcext:value-type="float">
            <text:p>150.87618147448</text:p>
          </table:table-cell>
          <table:table-cell office:value-type="float" office:value="149.609168241966" calcext:value-type="float">
            <text:p>149.609168241966</text:p>
          </table:table-cell>
          <table:table-cell office:value-type="float" office:value="152.200378071834" calcext:value-type="float">
            <text:p>152.200378071834</text:p>
          </table:table-cell>
          <table:table-cell office:value-type="float" office:value="147.991493383743" calcext:value-type="float">
            <text:p>147.991493383743</text:p>
          </table:table-cell>
          <table:table-cell office:value-type="float" office:value="149.046786389414" calcext:value-type="float">
            <text:p>149.046786389414</text:p>
          </table:table-cell>
          <table:table-cell office:value-type="float" office:value="148.884215500945" calcext:value-type="float">
            <text:p>148.884215500945</text:p>
          </table:table-cell>
          <table:table-cell office:value-type="float" office:value="149.366729678639" calcext:value-type="float">
            <text:p>149.366729678639</text:p>
          </table:table-cell>
          <table:table-cell office:value-type="float" office:value="148.975897920605" calcext:value-type="float">
            <text:p>148.975897920605</text:p>
          </table:table-cell>
          <table:table-cell office:value-type="float" office:value="151.914933837429" calcext:value-type="float">
            <text:p>151.914933837429</text:p>
          </table:table-cell>
          <table:table-cell office:value-type="float" office:value="162.526937618147" calcext:value-type="float">
            <text:p>162.526937618147</text:p>
          </table:table-cell>
          <table:table-cell office:value-type="float" office:value="161.991965973535" calcext:value-type="float">
            <text:p>161.991965973535</text:p>
          </table:table-cell>
          <table:table-cell office:value-type="float" office:value="192.739130434783" calcext:value-type="float">
            <text:p>192.739130434783</text:p>
          </table:table-cell>
          <table:table-cell office:value-type="float" office:value="193.48156899811" calcext:value-type="float">
            <text:p>193.48156899811</text:p>
          </table:table-cell>
          <table:table-cell office:value-type="float" office:value="194.410680529301" calcext:value-type="float">
            <text:p>194.410680529301</text:p>
          </table:table-cell>
          <table:table-cell office:value-type="float" office:value="198.202268431002" calcext:value-type="float">
            <text:p>198.202268431002</text:p>
          </table:table-cell>
          <table:table-cell table:number-columns-repeated="984"/>
        </table:table-row>
        <table:table-row table:style-name="ro1">
          <table:table-cell office:value-type="float" office:value="441.374291115312" calcext:value-type="float">
            <text:p>441.374291115312</text:p>
          </table:table-cell>
          <table:table-cell office:value-type="float" office:value="462.033081285444" calcext:value-type="float">
            <text:p>462.033081285444</text:p>
          </table:table-cell>
          <table:table-cell office:value-type="float" office:value="434.613894139887" calcext:value-type="float">
            <text:p>434.613894139887</text:p>
          </table:table-cell>
          <table:table-cell office:value-type="float" office:value="467.644139886578" calcext:value-type="float">
            <text:p>467.644139886578</text:p>
          </table:table-cell>
          <table:table-cell office:value-type="float" office:value="407.942344045369" calcext:value-type="float">
            <text:p>407.942344045369</text:p>
          </table:table-cell>
          <table:table-cell office:value-type="float" office:value="448.485349716446" calcext:value-type="float">
            <text:p>448.485349716446</text:p>
          </table:table-cell>
          <table:table-cell office:value-type="float" office:value="416.083648393195" calcext:value-type="float">
            <text:p>416.083648393195</text:p>
          </table:table-cell>
          <table:table-cell office:value-type="float" office:value="443.324669187146" calcext:value-type="float">
            <text:p>443.324669187146</text:p>
          </table:table-cell>
          <table:table-cell office:value-type="float" office:value="389.303875236295" calcext:value-type="float">
            <text:p>389.303875236295</text:p>
          </table:table-cell>
          <table:table-cell office:value-type="float" office:value="388.690926275992" calcext:value-type="float">
            <text:p>388.690926275992</text:p>
          </table:table-cell>
          <table:table-cell office:value-type="float" office:value="416.812854442344" calcext:value-type="float">
            <text:p>416.812854442344</text:p>
          </table:table-cell>
          <table:table-cell office:value-type="float" office:value="398.493383742911" calcext:value-type="float">
            <text:p>398.493383742911</text:p>
          </table:table-cell>
          <table:table-cell office:value-type="float" office:value="426.735349716446" calcext:value-type="float">
            <text:p>426.735349716446</text:p>
          </table:table-cell>
          <table:table-cell office:value-type="float" office:value="413.301512287335" calcext:value-type="float">
            <text:p>413.301512287335</text:p>
          </table:table-cell>
          <table:table-cell office:value-type="float" office:value="418.663988657845" calcext:value-type="float">
            <text:p>418.663988657845</text:p>
          </table:table-cell>
          <table:table-cell office:value-type="float" office:value="421.351606805293" calcext:value-type="float">
            <text:p>421.351606805293</text:p>
          </table:table-cell>
          <table:table-cell office:value-type="float" office:value="437.272684310019" calcext:value-type="float">
            <text:p>437.272684310019</text:p>
          </table:table-cell>
          <table:table-cell office:value-type="float" office:value="442.414461247637" calcext:value-type="float">
            <text:p>442.414461247637</text:p>
          </table:table-cell>
          <table:table-cell office:value-type="float" office:value="433.27741020794" calcext:value-type="float">
            <text:p>433.27741020794</text:p>
          </table:table-cell>
          <table:table-cell office:value-type="float" office:value="446.406427221172" calcext:value-type="float">
            <text:p>446.406427221172</text:p>
          </table:table-cell>
          <table:table-cell office:value-type="float" office:value="150.131852551985" calcext:value-type="float">
            <text:p>150.131852551985</text:p>
          </table:table-cell>
          <table:table-cell office:value-type="float" office:value="151.017013232514" calcext:value-type="float">
            <text:p>151.017013232514</text:p>
          </table:table-cell>
          <table:table-cell office:value-type="float" office:value="149.405482041588" calcext:value-type="float">
            <text:p>149.405482041588</text:p>
          </table:table-cell>
          <table:table-cell office:value-type="float" office:value="152.246219281664" calcext:value-type="float">
            <text:p>152.246219281664</text:p>
          </table:table-cell>
          <table:table-cell office:value-type="float" office:value="147.974952741021" calcext:value-type="float">
            <text:p>147.974952741021</text:p>
          </table:table-cell>
          <table:table-cell office:value-type="float" office:value="151.810491493384" calcext:value-type="float">
            <text:p>151.810491493384</text:p>
          </table:table-cell>
          <table:table-cell office:value-type="float" office:value="150.694706994329" calcext:value-type="float">
            <text:p>150.694706994329</text:p>
          </table:table-cell>
          <table:table-cell office:value-type="float" office:value="153.78213610586" calcext:value-type="float">
            <text:p>153.78213610586</text:p>
          </table:table-cell>
          <table:table-cell office:value-type="float" office:value="149.248109640832" calcext:value-type="float">
            <text:p>149.248109640832</text:p>
          </table:table-cell>
          <table:table-cell office:value-type="float" office:value="150.273629489603" calcext:value-type="float">
            <text:p>150.273629489603</text:p>
          </table:table-cell>
          <table:table-cell office:value-type="float" office:value="150.060491493384" calcext:value-type="float">
            <text:p>150.060491493384</text:p>
          </table:table-cell>
          <table:table-cell office:value-type="float" office:value="151.248582230624" calcext:value-type="float">
            <text:p>151.248582230624</text:p>
          </table:table-cell>
          <table:table-cell office:value-type="float" office:value="150.645085066163" calcext:value-type="float">
            <text:p>150.645085066163</text:p>
          </table:table-cell>
          <table:table-cell office:value-type="float" office:value="155.093572778828" calcext:value-type="float">
            <text:p>155.093572778828</text:p>
          </table:table-cell>
          <table:table-cell office:value-type="float" office:value="171.174858223062" calcext:value-type="float">
            <text:p>171.174858223062</text:p>
          </table:table-cell>
          <table:table-cell office:value-type="float" office:value="169.946124763705" calcext:value-type="float">
            <text:p>169.946124763705</text:p>
          </table:table-cell>
          <table:table-cell office:value-type="float" office:value="215.273629489603" calcext:value-type="float">
            <text:p>215.273629489603</text:p>
          </table:table-cell>
          <table:table-cell office:value-type="float" office:value="215.322778827977" calcext:value-type="float">
            <text:p>215.322778827977</text:p>
          </table:table-cell>
          <table:table-cell office:value-type="float" office:value="215.716446124764" calcext:value-type="float">
            <text:p>215.716446124764</text:p>
          </table:table-cell>
          <table:table-cell office:value-type="float" office:value="221.165879017013" calcext:value-type="float">
            <text:p>221.165879017013</text:p>
          </table:table-cell>
          <table:table-cell table:number-columns-repeated="984"/>
        </table:table-row>
        <table:table-row table:style-name="ro1">
          <table:table-cell office:value-type="float" office:value="456.344517958412" calcext:value-type="float">
            <text:p>456.344517958412</text:p>
          </table:table-cell>
          <table:table-cell office:value-type="float" office:value="477.008979206049" calcext:value-type="float">
            <text:p>477.008979206049</text:p>
          </table:table-cell>
          <table:table-cell office:value-type="float" office:value="447.42202268431" calcext:value-type="float">
            <text:p>447.42202268431</text:p>
          </table:table-cell>
          <table:table-cell office:value-type="float" office:value="484.567107750473" calcext:value-type="float">
            <text:p>484.567107750473</text:p>
          </table:table-cell>
          <table:table-cell office:value-type="float" office:value="416.220699432892" calcext:value-type="float">
            <text:p>416.220699432892</text:p>
          </table:table-cell>
          <table:table-cell office:value-type="float" office:value="463.525047258979" calcext:value-type="float">
            <text:p>463.525047258979</text:p>
          </table:table-cell>
          <table:table-cell office:value-type="float" office:value="423.03449905482" calcext:value-type="float">
            <text:p>423.03449905482</text:p>
          </table:table-cell>
          <table:table-cell office:value-type="float" office:value="453.331758034026" calcext:value-type="float">
            <text:p>453.331758034026</text:p>
          </table:table-cell>
          <table:table-cell office:value-type="float" office:value="393.361058601134" calcext:value-type="float">
            <text:p>393.361058601134</text:p>
          </table:table-cell>
          <table:table-cell office:value-type="float" office:value="391.933837429112" calcext:value-type="float">
            <text:p>391.933837429112</text:p>
          </table:table-cell>
          <table:table-cell office:value-type="float" office:value="419.000945179584" calcext:value-type="float">
            <text:p>419.000945179584</text:p>
          </table:table-cell>
          <table:table-cell office:value-type="float" office:value="400.335538752363" calcext:value-type="float">
            <text:p>400.335538752363</text:p>
          </table:table-cell>
          <table:table-cell office:value-type="float" office:value="426.269376181474" calcext:value-type="float">
            <text:p>426.269376181474</text:p>
          </table:table-cell>
          <table:table-cell office:value-type="float" office:value="413.958884688091" calcext:value-type="float">
            <text:p>413.958884688091</text:p>
          </table:table-cell>
          <table:table-cell office:value-type="float" office:value="419.499054820416" calcext:value-type="float">
            <text:p>419.499054820416</text:p>
          </table:table-cell>
          <table:table-cell office:value-type="float" office:value="422.822778827977" calcext:value-type="float">
            <text:p>422.822778827977</text:p>
          </table:table-cell>
          <table:table-cell office:value-type="float" office:value="438.138468809074" calcext:value-type="float">
            <text:p>438.138468809074</text:p>
          </table:table-cell>
          <table:table-cell office:value-type="float" office:value="444.52741020794" calcext:value-type="float">
            <text:p>444.52741020794</text:p>
          </table:table-cell>
          <table:table-cell office:value-type="float" office:value="434.363894139887" calcext:value-type="float">
            <text:p>434.363894139887</text:p>
          </table:table-cell>
          <table:table-cell office:value-type="float" office:value="447.910207939509" calcext:value-type="float">
            <text:p>447.910207939509</text:p>
          </table:table-cell>
          <table:table-cell office:value-type="float" office:value="151.482041587902" calcext:value-type="float">
            <text:p>151.482041587902</text:p>
          </table:table-cell>
          <table:table-cell office:value-type="float" office:value="152.563799621928" calcext:value-type="float">
            <text:p>152.563799621928</text:p>
          </table:table-cell>
          <table:table-cell office:value-type="float" office:value="150.854914933837" calcext:value-type="float">
            <text:p>150.854914933837</text:p>
          </table:table-cell>
          <table:table-cell office:value-type="float" office:value="154.035916824197" calcext:value-type="float">
            <text:p>154.035916824197</text:p>
          </table:table-cell>
          <table:table-cell office:value-type="float" office:value="149.006143667297" calcext:value-type="float">
            <text:p>149.006143667297</text:p>
          </table:table-cell>
          <table:table-cell office:value-type="float" office:value="154.502835538752" calcext:value-type="float">
            <text:p>154.502835538752</text:p>
          </table:table-cell>
          <table:table-cell office:value-type="float" office:value="151.85538752363" calcext:value-type="float">
            <text:p>151.85538752363</text:p>
          </table:table-cell>
          <table:table-cell office:value-type="float" office:value="156.151228733459" calcext:value-type="float">
            <text:p>156.151228733459</text:p>
          </table:table-cell>
          <table:table-cell office:value-type="float" office:value="150.554820415879" calcext:value-type="float">
            <text:p>150.554820415879</text:p>
          </table:table-cell>
          <table:table-cell office:value-type="float" office:value="151.787807183365" calcext:value-type="float">
            <text:p>151.787807183365</text:p>
          </table:table-cell>
          <table:table-cell office:value-type="float" office:value="151.231096408318" calcext:value-type="float">
            <text:p>151.231096408318</text:p>
          </table:table-cell>
          <table:table-cell office:value-type="float" office:value="153.033553875236" calcext:value-type="float">
            <text:p>153.033553875236</text:p>
          </table:table-cell>
          <table:table-cell office:value-type="float" office:value="151.675330812854" calcext:value-type="float">
            <text:p>151.675330812854</text:p>
          </table:table-cell>
          <table:table-cell office:value-type="float" office:value="158.448960302457" calcext:value-type="float">
            <text:p>158.448960302457</text:p>
          </table:table-cell>
          <table:table-cell office:value-type="float" office:value="181.762759924386" calcext:value-type="float">
            <text:p>181.762759924386</text:p>
          </table:table-cell>
          <table:table-cell office:value-type="float" office:value="180.458884688091" calcext:value-type="float">
            <text:p>180.458884688091</text:p>
          </table:table-cell>
          <table:table-cell office:value-type="float" office:value="243.212665406427" calcext:value-type="float">
            <text:p>243.212665406427</text:p>
          </table:table-cell>
          <table:table-cell office:value-type="float" office:value="244.54820415879" calcext:value-type="float">
            <text:p>244.54820415879</text:p>
          </table:table-cell>
          <table:table-cell office:value-type="float" office:value="241.109168241966" calcext:value-type="float">
            <text:p>241.109168241966</text:p>
          </table:table-cell>
          <table:table-cell office:value-type="float" office:value="250.138941398866" calcext:value-type="float">
            <text:p>250.138941398866</text:p>
          </table:table-cell>
          <table:table-cell table:number-columns-repeated="984"/>
        </table:table-row>
        <table:table-row table:style-name="ro1">
          <table:table-cell office:value-type="float" office:value="472.99763705104" calcext:value-type="float">
            <text:p>472.99763705104</text:p>
          </table:table-cell>
          <table:table-cell office:value-type="float" office:value="495.677693761815" calcext:value-type="float">
            <text:p>495.677693761815</text:p>
          </table:table-cell>
          <table:table-cell office:value-type="float" office:value="463.388468809074" calcext:value-type="float">
            <text:p>463.388468809074</text:p>
          </table:table-cell>
          <table:table-cell office:value-type="float" office:value="505.477788279773" calcext:value-type="float">
            <text:p>505.477788279773</text:p>
          </table:table-cell>
          <table:table-cell office:value-type="float" office:value="427.004725897921" calcext:value-type="float">
            <text:p>427.004725897921</text:p>
          </table:table-cell>
          <table:table-cell office:value-type="float" office:value="484.931474480151" calcext:value-type="float">
            <text:p>484.931474480151</text:p>
          </table:table-cell>
          <table:table-cell office:value-type="float" office:value="434.232041587902" calcext:value-type="float">
            <text:p>434.232041587902</text:p>
          </table:table-cell>
          <table:table-cell office:value-type="float" office:value="470.745274102079" calcext:value-type="float">
            <text:p>470.745274102079</text:p>
          </table:table-cell>
          <table:table-cell office:value-type="float" office:value="399.967391304348" calcext:value-type="float">
            <text:p>399.967391304348</text:p>
          </table:table-cell>
          <table:table-cell office:value-type="float" office:value="399.108223062382" calcext:value-type="float">
            <text:p>399.108223062382</text:p>
          </table:table-cell>
          <table:table-cell office:value-type="float" office:value="420.393194706994" calcext:value-type="float">
            <text:p>420.393194706994</text:p>
          </table:table-cell>
          <table:table-cell office:value-type="float" office:value="404.611531190926" calcext:value-type="float">
            <text:p>404.611531190926</text:p>
          </table:table-cell>
          <table:table-cell office:value-type="float" office:value="428.276465028355" calcext:value-type="float">
            <text:p>428.276465028355</text:p>
          </table:table-cell>
          <table:table-cell office:value-type="float" office:value="417.538279773157" calcext:value-type="float">
            <text:p>417.538279773157</text:p>
          </table:table-cell>
          <table:table-cell office:value-type="float" office:value="422.017485822306" calcext:value-type="float">
            <text:p>422.017485822306</text:p>
          </table:table-cell>
          <table:table-cell office:value-type="float" office:value="425.20179584121" calcext:value-type="float">
            <text:p>425.20179584121</text:p>
          </table:table-cell>
          <table:table-cell office:value-type="float" office:value="441.135633270321" calcext:value-type="float">
            <text:p>441.135633270321</text:p>
          </table:table-cell>
          <table:table-cell office:value-type="float" office:value="447.484877126654" calcext:value-type="float">
            <text:p>447.484877126654</text:p>
          </table:table-cell>
          <table:table-cell office:value-type="float" office:value="435.803875236295" calcext:value-type="float">
            <text:p>435.803875236295</text:p>
          </table:table-cell>
          <table:table-cell office:value-type="float" office:value="450.36247637051" calcext:value-type="float">
            <text:p>450.36247637051</text:p>
          </table:table-cell>
          <table:table-cell office:value-type="float" office:value="153.466446124764" calcext:value-type="float">
            <text:p>153.466446124764</text:p>
          </table:table-cell>
          <table:table-cell office:value-type="float" office:value="154.506616257089" calcext:value-type="float">
            <text:p>154.506616257089</text:p>
          </table:table-cell>
          <table:table-cell office:value-type="float" office:value="152.789224952741" calcext:value-type="float">
            <text:p>152.789224952741</text:p>
          </table:table-cell>
          <table:table-cell office:value-type="float" office:value="156.632797731569" calcext:value-type="float">
            <text:p>156.632797731569</text:p>
          </table:table-cell>
          <table:table-cell office:value-type="float" office:value="150.929111531191" calcext:value-type="float">
            <text:p>150.929111531191</text:p>
          </table:table-cell>
          <table:table-cell office:value-type="float" office:value="157.730623818526" calcext:value-type="float">
            <text:p>157.730623818526</text:p>
          </table:table-cell>
          <table:table-cell office:value-type="float" office:value="154.029300567108" calcext:value-type="float">
            <text:p>154.029300567108</text:p>
          </table:table-cell>
          <table:table-cell office:value-type="float" office:value="159.120037807183" calcext:value-type="float">
            <text:p>159.120037807183</text:p>
          </table:table-cell>
          <table:table-cell office:value-type="float" office:value="152.441871455577" calcext:value-type="float">
            <text:p>152.441871455577</text:p>
          </table:table-cell>
          <table:table-cell office:value-type="float" office:value="154.531663516068" calcext:value-type="float">
            <text:p>154.531663516068</text:p>
          </table:table-cell>
          <table:table-cell office:value-type="float" office:value="152.836011342155" calcext:value-type="float">
            <text:p>152.836011342155</text:p>
          </table:table-cell>
          <table:table-cell office:value-type="float" office:value="156.286862003781" calcext:value-type="float">
            <text:p>156.286862003781</text:p>
          </table:table-cell>
          <table:table-cell office:value-type="float" office:value="154.031663516068" calcext:value-type="float">
            <text:p>154.031663516068</text:p>
          </table:table-cell>
          <table:table-cell office:value-type="float" office:value="163.805293005671" calcext:value-type="float">
            <text:p>163.805293005671</text:p>
          </table:table-cell>
          <table:table-cell office:value-type="float" office:value="198.261814744802" calcext:value-type="float">
            <text:p>198.261814744802</text:p>
          </table:table-cell>
          <table:table-cell office:value-type="float" office:value="196.562854442344" calcext:value-type="float">
            <text:p>196.562854442344</text:p>
          </table:table-cell>
          <table:table-cell office:value-type="float" office:value="284.788279773157" calcext:value-type="float">
            <text:p>284.788279773157</text:p>
          </table:table-cell>
          <table:table-cell office:value-type="float" office:value="285.979206049149" calcext:value-type="float">
            <text:p>285.979206049149</text:p>
          </table:table-cell>
          <table:table-cell office:value-type="float" office:value="279.673440453686" calcext:value-type="float">
            <text:p>279.673440453686</text:p>
          </table:table-cell>
          <table:table-cell office:value-type="float" office:value="288.650756143667" calcext:value-type="float">
            <text:p>288.650756143667</text:p>
          </table:table-cell>
          <table:table-cell table:number-columns-repeated="984"/>
        </table:table-row>
        <table:table-row table:style-name="ro1">
          <table:table-cell office:value-type="float" office:value="495.171077504726" calcext:value-type="float">
            <text:p>495.171077504726</text:p>
          </table:table-cell>
          <table:table-cell office:value-type="float" office:value="519.462192816635" calcext:value-type="float">
            <text:p>519.462192816635</text:p>
          </table:table-cell>
          <table:table-cell office:value-type="float" office:value="484.159262759924" calcext:value-type="float">
            <text:p>484.159262759924</text:p>
          </table:table-cell>
          <table:table-cell office:value-type="float" office:value="533.228733459357" calcext:value-type="float">
            <text:p>533.228733459357</text:p>
          </table:table-cell>
          <table:table-cell office:value-type="float" office:value="442.708884688091" calcext:value-type="float">
            <text:p>442.708884688091</text:p>
          </table:table-cell>
          <table:table-cell office:value-type="float" office:value="510.906899810964" calcext:value-type="float">
            <text:p>510.906899810964</text:p>
          </table:table-cell>
          <table:table-cell office:value-type="float" office:value="447.078449905482" calcext:value-type="float">
            <text:p>447.078449905482</text:p>
          </table:table-cell>
          <table:table-cell office:value-type="float" office:value="492.956994328923" calcext:value-type="float">
            <text:p>492.956994328923</text:p>
          </table:table-cell>
          <table:table-cell office:value-type="float" office:value="406.354442344045" calcext:value-type="float">
            <text:p>406.354442344045</text:p>
          </table:table-cell>
          <table:table-cell office:value-type="float" office:value="408.375236294896" calcext:value-type="float">
            <text:p>408.375236294896</text:p>
          </table:table-cell>
          <table:table-cell office:value-type="float" office:value="424.396030245747" calcext:value-type="float">
            <text:p>424.396030245747</text:p>
          </table:table-cell>
          <table:table-cell office:value-type="float" office:value="407.211720226843" calcext:value-type="float">
            <text:p>407.211720226843</text:p>
          </table:table-cell>
          <table:table-cell office:value-type="float" office:value="428.88752362949" calcext:value-type="float">
            <text:p>428.88752362949</text:p>
          </table:table-cell>
          <table:table-cell office:value-type="float" office:value="418.520321361059" calcext:value-type="float">
            <text:p>418.520321361059</text:p>
          </table:table-cell>
          <table:table-cell office:value-type="float" office:value="423.17438563327" calcext:value-type="float">
            <text:p>423.17438563327</text:p>
          </table:table-cell>
          <table:table-cell office:value-type="float" office:value="426.489603024575" calcext:value-type="float">
            <text:p>426.489603024575</text:p>
          </table:table-cell>
          <table:table-cell office:value-type="float" office:value="443.328449905482" calcext:value-type="float">
            <text:p>443.328449905482</text:p>
          </table:table-cell>
          <table:table-cell office:value-type="float" office:value="451.009451795841" calcext:value-type="float">
            <text:p>451.009451795841</text:p>
          </table:table-cell>
          <table:table-cell office:value-type="float" office:value="438.86011342155" calcext:value-type="float">
            <text:p>438.86011342155</text:p>
          </table:table-cell>
          <table:table-cell office:value-type="float" office:value="452.143194706994" calcext:value-type="float">
            <text:p>452.143194706994</text:p>
          </table:table-cell>
          <table:table-cell office:value-type="float" office:value="155.726370510397" calcext:value-type="float">
            <text:p>155.726370510397</text:p>
          </table:table-cell>
          <table:table-cell office:value-type="float" office:value="157.510396975425" calcext:value-type="float">
            <text:p>157.510396975425</text:p>
          </table:table-cell>
          <table:table-cell office:value-type="float" office:value="155.138468809074" calcext:value-type="float">
            <text:p>155.138468809074</text:p>
          </table:table-cell>
          <table:table-cell office:value-type="float" office:value="159.993383742911" calcext:value-type="float">
            <text:p>159.993383742911</text:p>
          </table:table-cell>
          <table:table-cell office:value-type="float" office:value="152.681001890359" calcext:value-type="float">
            <text:p>152.681001890359</text:p>
          </table:table-cell>
          <table:table-cell office:value-type="float" office:value="161.462192816635" calcext:value-type="float">
            <text:p>161.462192816635</text:p>
          </table:table-cell>
          <table:table-cell office:value-type="float" office:value="156.491965973535" calcext:value-type="float">
            <text:p>156.491965973535</text:p>
          </table:table-cell>
          <table:table-cell office:value-type="float" office:value="163.937618147448" calcext:value-type="float">
            <text:p>163.937618147448</text:p>
          </table:table-cell>
          <table:table-cell office:value-type="float" office:value="154.535444234405" calcext:value-type="float">
            <text:p>154.535444234405</text:p>
          </table:table-cell>
          <table:table-cell office:value-type="float" office:value="156.65831758034" calcext:value-type="float">
            <text:p>156.65831758034</text:p>
          </table:table-cell>
          <table:table-cell office:value-type="float" office:value="155.974480151229" calcext:value-type="float">
            <text:p>155.974480151229</text:p>
          </table:table-cell>
          <table:table-cell office:value-type="float" office:value="159.791115311909" calcext:value-type="float">
            <text:p>159.791115311909</text:p>
          </table:table-cell>
          <table:table-cell office:value-type="float" office:value="157.749527410208" calcext:value-type="float">
            <text:p>157.749527410208</text:p>
          </table:table-cell>
          <table:table-cell office:value-type="float" office:value="170.738185255199" calcext:value-type="float">
            <text:p>170.738185255199</text:p>
          </table:table-cell>
          <table:table-cell office:value-type="float" office:value="221.1904536862" calcext:value-type="float">
            <text:p>221.1904536862</text:p>
          </table:table-cell>
          <table:table-cell office:value-type="float" office:value="219.590264650284" calcext:value-type="float">
            <text:p>219.590264650284</text:p>
          </table:table-cell>
          <table:table-cell office:value-type="float" office:value="339.558128544423" calcext:value-type="float">
            <text:p>339.558128544423</text:p>
          </table:table-cell>
          <table:table-cell office:value-type="float" office:value="343.320415879017" calcext:value-type="float">
            <text:p>343.320415879017</text:p>
          </table:table-cell>
          <table:table-cell office:value-type="float" office:value="327.915406427221" calcext:value-type="float">
            <text:p>327.915406427221</text:p>
          </table:table-cell>
          <table:table-cell office:value-type="float" office:value="342.131379962193" calcext:value-type="float">
            <text:p>342.131379962193</text:p>
          </table:table-cell>
          <table:table-cell table:number-columns-repeated="984"/>
        </table:table-row>
        <table:table-row table:style-name="ro1">
          <table:table-cell office:value-type="float" office:value="521.926275992439" calcext:value-type="float">
            <text:p>521.926275992439</text:p>
          </table:table-cell>
          <table:table-cell office:value-type="float" office:value="547.94943289225" calcext:value-type="float">
            <text:p>547.94943289225</text:p>
          </table:table-cell>
          <table:table-cell office:value-type="float" office:value="508.319943289225" calcext:value-type="float">
            <text:p>508.319943289225</text:p>
          </table:table-cell>
          <table:table-cell office:value-type="float" office:value="567.568052930057" calcext:value-type="float">
            <text:p>567.568052930057</text:p>
          </table:table-cell>
          <table:table-cell office:value-type="float" office:value="459.903119092628" calcext:value-type="float">
            <text:p>459.903119092628</text:p>
          </table:table-cell>
          <table:table-cell office:value-type="float" office:value="546.441398865785" calcext:value-type="float">
            <text:p>546.441398865785</text:p>
          </table:table-cell>
          <table:table-cell office:value-type="float" office:value="463.484404536862" calcext:value-type="float">
            <text:p>463.484404536862</text:p>
          </table:table-cell>
          <table:table-cell office:value-type="float" office:value="523.766540642722" calcext:value-type="float">
            <text:p>523.766540642722</text:p>
          </table:table-cell>
          <table:table-cell office:value-type="float" office:value="417.667769376181" calcext:value-type="float">
            <text:p>417.667769376181</text:p>
          </table:table-cell>
          <table:table-cell office:value-type="float" office:value="420.465028355388" calcext:value-type="float">
            <text:p>420.465028355388</text:p>
          </table:table-cell>
          <table:table-cell office:value-type="float" office:value="429.864839319471" calcext:value-type="float">
            <text:p>429.864839319471</text:p>
          </table:table-cell>
          <table:table-cell office:value-type="float" office:value="414.006616257089" calcext:value-type="float">
            <text:p>414.006616257089</text:p>
          </table:table-cell>
          <table:table-cell office:value-type="float" office:value="430.513232514178" calcext:value-type="float">
            <text:p>430.513232514178</text:p>
          </table:table-cell>
          <table:table-cell office:value-type="float" office:value="422.137051039698" calcext:value-type="float">
            <text:p>422.137051039698</text:p>
          </table:table-cell>
          <table:table-cell office:value-type="float" office:value="426.872873345936" calcext:value-type="float">
            <text:p>426.872873345936</text:p>
          </table:table-cell>
          <table:table-cell office:value-type="float" office:value="429.729206049149" calcext:value-type="float">
            <text:p>429.729206049149</text:p>
          </table:table-cell>
          <table:table-cell office:value-type="float" office:value="445.560491493384" calcext:value-type="float">
            <text:p>445.560491493384</text:p>
          </table:table-cell>
          <table:table-cell office:value-type="float" office:value="455.224952741021" calcext:value-type="float">
            <text:p>455.224952741021</text:p>
          </table:table-cell>
          <table:table-cell office:value-type="float" office:value="441.129489603025" calcext:value-type="float">
            <text:p>441.129489603025</text:p>
          </table:table-cell>
          <table:table-cell office:value-type="float" office:value="455.024102079395" calcext:value-type="float">
            <text:p>455.024102079395</text:p>
          </table:table-cell>
          <table:table-cell office:value-type="float" office:value="158.738185255199" calcext:value-type="float">
            <text:p>158.738185255199</text:p>
          </table:table-cell>
          <table:table-cell office:value-type="float" office:value="159.959829867675" calcext:value-type="float">
            <text:p>159.959829867675</text:p>
          </table:table-cell>
          <table:table-cell office:value-type="float" office:value="157.759451795841" calcext:value-type="float">
            <text:p>157.759451795841</text:p>
          </table:table-cell>
          <table:table-cell office:value-type="float" office:value="163.461720226843" calcext:value-type="float">
            <text:p>163.461720226843</text:p>
          </table:table-cell>
          <table:table-cell office:value-type="float" office:value="155.421550094518" calcext:value-type="float">
            <text:p>155.421550094518</text:p>
          </table:table-cell>
          <table:table-cell office:value-type="float" office:value="165.865311909263" calcext:value-type="float">
            <text:p>165.865311909263</text:p>
          </table:table-cell>
          <table:table-cell office:value-type="float" office:value="159.721172022684" calcext:value-type="float">
            <text:p>159.721172022684</text:p>
          </table:table-cell>
          <table:table-cell office:value-type="float" office:value="168.403119092628" calcext:value-type="float">
            <text:p>168.403119092628</text:p>
          </table:table-cell>
          <table:table-cell office:value-type="float" office:value="157.348771266541" calcext:value-type="float">
            <text:p>157.348771266541</text:p>
          </table:table-cell>
          <table:table-cell office:value-type="float" office:value="160.73629489603" calcext:value-type="float">
            <text:p>160.73629489603</text:p>
          </table:table-cell>
          <table:table-cell office:value-type="float" office:value="158.434310018904" calcext:value-type="float">
            <text:p>158.434310018904</text:p>
          </table:table-cell>
          <table:table-cell office:value-type="float" office:value="164.711247637051" calcext:value-type="float">
            <text:p>164.711247637051</text:p>
          </table:table-cell>
          <table:table-cell office:value-type="float" office:value="161.446597353497" calcext:value-type="float">
            <text:p>161.446597353497</text:p>
          </table:table-cell>
          <table:table-cell office:value-type="float" office:value="180.455576559546" calcext:value-type="float">
            <text:p>180.455576559546</text:p>
          </table:table-cell>
          <table:table-cell office:value-type="float" office:value="252.927693761815" calcext:value-type="float">
            <text:p>252.927693761815</text:p>
          </table:table-cell>
          <table:table-cell office:value-type="float" office:value="249.083175803403" calcext:value-type="float">
            <text:p>249.083175803403</text:p>
          </table:table-cell>
          <table:table-cell office:value-type="float" office:value="412.961720226843" calcext:value-type="float">
            <text:p>412.961720226843</text:p>
          </table:table-cell>
          <table:table-cell office:value-type="float" office:value="417.12381852552" calcext:value-type="float">
            <text:p>417.12381852552</text:p>
          </table:table-cell>
          <table:table-cell office:value-type="float" office:value="390.694706994329" calcext:value-type="float">
            <text:p>390.694706994329</text:p>
          </table:table-cell>
          <table:table-cell office:value-type="float" office:value="409.165879017013" calcext:value-type="float">
            <text:p>409.165879017013</text:p>
          </table:table-cell>
          <table:table-cell table:number-columns-repeated="984"/>
        </table:table-row>
        <table:table-row table:style-name="ro1">
          <table:table-cell office:value-type="float" office:value="557.367674858223" calcext:value-type="float">
            <text:p>557.367674858223</text:p>
          </table:table-cell>
          <table:table-cell office:value-type="float" office:value="583.314744801512" calcext:value-type="float">
            <text:p>583.314744801512</text:p>
          </table:table-cell>
          <table:table-cell office:value-type="float" office:value="540.291587901701" calcext:value-type="float">
            <text:p>540.291587901701</text:p>
          </table:table-cell>
          <table:table-cell office:value-type="float" office:value="609.875236294896" calcext:value-type="float">
            <text:p>609.875236294896</text:p>
          </table:table-cell>
          <table:table-cell office:value-type="float" office:value="482.661625708885" calcext:value-type="float">
            <text:p>482.661625708885</text:p>
          </table:table-cell>
          <table:table-cell office:value-type="float" office:value="590.015122873346" calcext:value-type="float">
            <text:p>590.015122873346</text:p>
          </table:table-cell>
          <table:table-cell office:value-type="float" office:value="488.219281663516" calcext:value-type="float">
            <text:p>488.219281663516</text:p>
          </table:table-cell>
          <table:table-cell office:value-type="float" office:value="562.610586011342" calcext:value-type="float">
            <text:p>562.610586011342</text:p>
          </table:table-cell>
          <table:table-cell office:value-type="float" office:value="434.5297731569" calcext:value-type="float">
            <text:p>434.5297731569</text:p>
          </table:table-cell>
          <table:table-cell office:value-type="float" office:value="439.660680529301" calcext:value-type="float">
            <text:p>439.660680529301</text:p>
          </table:table-cell>
          <table:table-cell office:value-type="float" office:value="435.918241965974" calcext:value-type="float">
            <text:p>435.918241965974</text:p>
          </table:table-cell>
          <table:table-cell office:value-type="float" office:value="423.292533081285" calcext:value-type="float">
            <text:p>423.292533081285</text:p>
          </table:table-cell>
          <table:table-cell office:value-type="float" office:value="432.771266540643" calcext:value-type="float">
            <text:p>432.771266540643</text:p>
          </table:table-cell>
          <table:table-cell office:value-type="float" office:value="424.961720226843" calcext:value-type="float">
            <text:p>424.961720226843</text:p>
          </table:table-cell>
          <table:table-cell office:value-type="float" office:value="430.915406427221" calcext:value-type="float">
            <text:p>430.915406427221</text:p>
          </table:table-cell>
          <table:table-cell office:value-type="float" office:value="434.554820415879" calcext:value-type="float">
            <text:p>434.554820415879</text:p>
          </table:table-cell>
          <table:table-cell office:value-type="float" office:value="451.007561436673" calcext:value-type="float">
            <text:p>451.007561436673</text:p>
          </table:table-cell>
          <table:table-cell office:value-type="float" office:value="457.815689981096" calcext:value-type="float">
            <text:p>457.815689981096</text:p>
          </table:table-cell>
          <table:table-cell office:value-type="float" office:value="444.590264650284" calcext:value-type="float">
            <text:p>444.590264650284</text:p>
          </table:table-cell>
          <table:table-cell office:value-type="float" office:value="458.136105860113" calcext:value-type="float">
            <text:p>458.136105860113</text:p>
          </table:table-cell>
          <table:table-cell office:value-type="float" office:value="161.854442344045" calcext:value-type="float">
            <text:p>161.854442344045</text:p>
          </table:table-cell>
          <table:table-cell office:value-type="float" office:value="163.012759924386" calcext:value-type="float">
            <text:p>163.012759924386</text:p>
          </table:table-cell>
          <table:table-cell office:value-type="float" office:value="161.444706994329" calcext:value-type="float">
            <text:p>161.444706994329</text:p>
          </table:table-cell>
          <table:table-cell office:value-type="float" office:value="168.297731568998" calcext:value-type="float">
            <text:p>168.297731568998</text:p>
          </table:table-cell>
          <table:table-cell office:value-type="float" office:value="157.95415879017" calcext:value-type="float">
            <text:p>157.95415879017</text:p>
          </table:table-cell>
          <table:table-cell office:value-type="float" office:value="170.849243856333" calcext:value-type="float">
            <text:p>170.849243856333</text:p>
          </table:table-cell>
          <table:table-cell office:value-type="float" office:value="162.992911153119" calcext:value-type="float">
            <text:p>162.992911153119</text:p>
          </table:table-cell>
          <table:table-cell office:value-type="float" office:value="174.600661625709" calcext:value-type="float">
            <text:p>174.600661625709</text:p>
          </table:table-cell>
          <table:table-cell office:value-type="float" office:value="161.15831758034" calcext:value-type="float">
            <text:p>161.15831758034</text:p>
          </table:table-cell>
          <table:table-cell office:value-type="float" office:value="165.966446124764" calcext:value-type="float">
            <text:p>165.966446124764</text:p>
          </table:table-cell>
          <table:table-cell office:value-type="float" office:value="162.730623818526" calcext:value-type="float">
            <text:p>162.730623818526</text:p>
          </table:table-cell>
          <table:table-cell office:value-type="float" office:value="170.836956521739" calcext:value-type="float">
            <text:p>170.836956521739</text:p>
          </table:table-cell>
          <table:table-cell office:value-type="float" office:value="166.296786389414" calcext:value-type="float">
            <text:p>166.296786389414</text:p>
          </table:table-cell>
          <table:table-cell office:value-type="float" office:value="193.043005671078" calcext:value-type="float">
            <text:p>193.043005671078</text:p>
          </table:table-cell>
          <table:table-cell office:value-type="float" office:value="295.20415879017" calcext:value-type="float">
            <text:p>295.20415879017</text:p>
          </table:table-cell>
          <table:table-cell office:value-type="float" office:value="289.386105860113" calcext:value-type="float">
            <text:p>289.386105860113</text:p>
          </table:table-cell>
          <table:table-cell office:value-type="float" office:value="507.136578449905" calcext:value-type="float">
            <text:p>507.136578449905</text:p>
          </table:table-cell>
          <table:table-cell office:value-type="float" office:value="513.963610586011" calcext:value-type="float">
            <text:p>513.963610586011</text:p>
          </table:table-cell>
          <table:table-cell office:value-type="float" office:value="469.94943289225" calcext:value-type="float">
            <text:p>469.94943289225</text:p>
          </table:table-cell>
          <table:table-cell office:value-type="float" office:value="494.874763705104" calcext:value-type="float">
            <text:p>494.874763705104</text:p>
          </table:table-cell>
          <table:table-cell table:number-columns-repeated="984"/>
        </table:table-row>
        <table:table-row table:style-name="ro1">
          <table:table-cell office:value-type="float" office:value="597.187145557656" calcext:value-type="float">
            <text:p>597.187145557656</text:p>
          </table:table-cell>
          <table:table-cell office:value-type="float" office:value="624.041115311909" calcext:value-type="float">
            <text:p>624.041115311909</text:p>
          </table:table-cell>
          <table:table-cell office:value-type="float" office:value="578.479678638941" calcext:value-type="float">
            <text:p>578.479678638941</text:p>
          </table:table-cell>
          <table:table-cell office:value-type="float" office:value="660.826086956522" calcext:value-type="float">
            <text:p>660.826086956522</text:p>
          </table:table-cell>
          <table:table-cell office:value-type="float" office:value="509.996691871456" calcext:value-type="float">
            <text:p>509.996691871456</text:p>
          </table:table-cell>
          <table:table-cell office:value-type="float" office:value="646.437145557656" calcext:value-type="float">
            <text:p>646.437145557656</text:p>
          </table:table-cell>
          <table:table-cell office:value-type="float" office:value="516.058128544423" calcext:value-type="float">
            <text:p>516.058128544423</text:p>
          </table:table-cell>
          <table:table-cell office:value-type="float" office:value="611.206049149338" calcext:value-type="float">
            <text:p>611.206049149338</text:p>
          </table:table-cell>
          <table:table-cell office:value-type="float" office:value="453.240075614367" calcext:value-type="float">
            <text:p>453.240075614367</text:p>
          </table:table-cell>
          <table:table-cell office:value-type="float" office:value="460.041587901701" calcext:value-type="float">
            <text:p>460.041587901701</text:p>
          </table:table-cell>
          <table:table-cell office:value-type="float" office:value="441.859640831758" calcext:value-type="float">
            <text:p>441.859640831758</text:p>
          </table:table-cell>
          <table:table-cell office:value-type="float" office:value="431.775047258979" calcext:value-type="float">
            <text:p>431.775047258979</text:p>
          </table:table-cell>
          <table:table-cell office:value-type="float" office:value="435.29584120983" calcext:value-type="float">
            <text:p>435.29584120983</text:p>
          </table:table-cell>
          <table:table-cell office:value-type="float" office:value="429.78213610586" calcext:value-type="float">
            <text:p>429.78213610586</text:p>
          </table:table-cell>
          <table:table-cell office:value-type="float" office:value="433.606805293006" calcext:value-type="float">
            <text:p>433.606805293006</text:p>
          </table:table-cell>
          <table:table-cell office:value-type="float" office:value="438.017013232514" calcext:value-type="float">
            <text:p>438.017013232514</text:p>
          </table:table-cell>
          <table:table-cell office:value-type="float" office:value="454.876654064272" calcext:value-type="float">
            <text:p>454.876654064272</text:p>
          </table:table-cell>
          <table:table-cell office:value-type="float" office:value="461.838374291115" calcext:value-type="float">
            <text:p>461.838374291115</text:p>
          </table:table-cell>
          <table:table-cell office:value-type="float" office:value="444.853024574669" calcext:value-type="float">
            <text:p>444.853024574669</text:p>
          </table:table-cell>
          <table:table-cell office:value-type="float" office:value="461.4404536862" calcext:value-type="float">
            <text:p>461.4404536862</text:p>
          </table:table-cell>
          <table:table-cell office:value-type="float" office:value="165.922495274102" calcext:value-type="float">
            <text:p>165.922495274102</text:p>
          </table:table-cell>
          <table:table-cell office:value-type="float" office:value="167.462665406427" calcext:value-type="float">
            <text:p>167.462665406427</text:p>
          </table:table-cell>
          <table:table-cell office:value-type="float" office:value="165.25236294896" calcext:value-type="float">
            <text:p>165.25236294896</text:p>
          </table:table-cell>
          <table:table-cell office:value-type="float" office:value="173.648865784499" calcext:value-type="float">
            <text:p>173.648865784499</text:p>
          </table:table-cell>
          <table:table-cell office:value-type="float" office:value="160.741965973535" calcext:value-type="float">
            <text:p>160.741965973535</text:p>
          </table:table-cell>
          <table:table-cell office:value-type="float" office:value="177.70652173913" calcext:value-type="float">
            <text:p>177.70652173913</text:p>
          </table:table-cell>
          <table:table-cell office:value-type="float" office:value="167.758506616257" calcext:value-type="float">
            <text:p>167.758506616257</text:p>
          </table:table-cell>
          <table:table-cell office:value-type="float" office:value="182.468809073724" calcext:value-type="float">
            <text:p>182.468809073724</text:p>
          </table:table-cell>
          <table:table-cell office:value-type="float" office:value="165.571833648393" calcext:value-type="float">
            <text:p>165.571833648393</text:p>
          </table:table-cell>
          <table:table-cell office:value-type="float" office:value="171.77741020794" calcext:value-type="float">
            <text:p>171.77741020794</text:p>
          </table:table-cell>
          <table:table-cell office:value-type="float" office:value="167.904536862004" calcext:value-type="float">
            <text:p>167.904536862004</text:p>
          </table:table-cell>
          <table:table-cell office:value-type="float" office:value="180.105860113422" calcext:value-type="float">
            <text:p>180.105860113422</text:p>
          </table:table-cell>
          <table:table-cell office:value-type="float" office:value="173.582230623819" calcext:value-type="float">
            <text:p>173.582230623819</text:p>
          </table:table-cell>
          <table:table-cell office:value-type="float" office:value="210.637996219282" calcext:value-type="float">
            <text:p>210.637996219282</text:p>
          </table:table-cell>
          <table:table-cell office:value-type="float" office:value="352.836956521739" calcext:value-type="float">
            <text:p>352.836956521739</text:p>
          </table:table-cell>
          <table:table-cell office:value-type="float" office:value="343.680529300567" calcext:value-type="float">
            <text:p>343.680529300567</text:p>
          </table:table-cell>
          <table:table-cell office:value-type="float" office:value="630.147448015123" calcext:value-type="float">
            <text:p>630.147448015123</text:p>
          </table:table-cell>
          <table:table-cell office:value-type="float" office:value="639.579867674858" calcext:value-type="float">
            <text:p>639.579867674858</text:p>
          </table:table-cell>
          <table:table-cell office:value-type="float" office:value="571.530718336484" calcext:value-type="float">
            <text:p>571.530718336484</text:p>
          </table:table-cell>
          <table:table-cell office:value-type="float" office:value="601.679111531191" calcext:value-type="float">
            <text:p>601.679111531191</text:p>
          </table:table-cell>
          <table:table-cell table:number-columns-repeated="984"/>
        </table:table-row>
        <table:table-row table:style-name="ro1">
          <table:table-cell office:value-type="float" office:value="647.723062381853" calcext:value-type="float">
            <text:p>647.723062381853</text:p>
          </table:table-cell>
          <table:table-cell office:value-type="float" office:value="680.939981096408" calcext:value-type="float">
            <text:p>680.939981096408</text:p>
          </table:table-cell>
          <table:table-cell office:value-type="float" office:value="627.619565217391" calcext:value-type="float">
            <text:p>627.619565217391</text:p>
          </table:table-cell>
          <table:table-cell office:value-type="float" office:value="729.719281663516" calcext:value-type="float">
            <text:p>729.719281663516</text:p>
          </table:table-cell>
          <table:table-cell office:value-type="float" office:value="547.310491493384" calcext:value-type="float">
            <text:p>547.310491493384</text:p>
          </table:table-cell>
          <table:table-cell office:value-type="float" office:value="717.871928166352" calcext:value-type="float">
            <text:p>717.871928166352</text:p>
          </table:table-cell>
          <table:table-cell office:value-type="float" office:value="553.68809073724" calcext:value-type="float">
            <text:p>553.68809073724</text:p>
          </table:table-cell>
          <table:table-cell office:value-type="float" office:value="677.507088846881" calcext:value-type="float">
            <text:p>677.507088846881</text:p>
          </table:table-cell>
          <table:table-cell office:value-type="float" office:value="478.965028355388" calcext:value-type="float">
            <text:p>478.965028355388</text:p>
          </table:table-cell>
          <table:table-cell office:value-type="float" office:value="490.957466918715" calcext:value-type="float">
            <text:p>490.957466918715</text:p>
          </table:table-cell>
          <table:table-cell office:value-type="float" office:value="453.851606805293" calcext:value-type="float">
            <text:p>453.851606805293</text:p>
          </table:table-cell>
          <table:table-cell office:value-type="float" office:value="449.544423440454" calcext:value-type="float">
            <text:p>449.544423440454</text:p>
          </table:table-cell>
          <table:table-cell office:value-type="float" office:value="438.230151228733" calcext:value-type="float">
            <text:p>438.230151228733</text:p>
          </table:table-cell>
          <table:table-cell office:value-type="float" office:value="438.172967863894" calcext:value-type="float">
            <text:p>438.172967863894</text:p>
          </table:table-cell>
          <table:table-cell office:value-type="float" office:value="440.916351606805" calcext:value-type="float">
            <text:p>440.916351606805</text:p>
          </table:table-cell>
          <table:table-cell office:value-type="float" office:value="444.70415879017" calcext:value-type="float">
            <text:p>444.70415879017</text:p>
          </table:table-cell>
          <table:table-cell office:value-type="float" office:value="461.725425330813" calcext:value-type="float">
            <text:p>461.725425330813</text:p>
          </table:table-cell>
          <table:table-cell office:value-type="float" office:value="468.817107750473" calcext:value-type="float">
            <text:p>468.817107750473</text:p>
          </table:table-cell>
          <table:table-cell office:value-type="float" office:value="450.987240075614" calcext:value-type="float">
            <text:p>450.987240075614</text:p>
          </table:table-cell>
          <table:table-cell office:value-type="float" office:value="464.067580340265" calcext:value-type="float">
            <text:p>464.067580340265</text:p>
          </table:table-cell>
          <table:table-cell office:value-type="float" office:value="170.537334593573" calcext:value-type="float">
            <text:p>170.537334593573</text:p>
          </table:table-cell>
          <table:table-cell office:value-type="float" office:value="173.074669187146" calcext:value-type="float">
            <text:p>173.074669187146</text:p>
          </table:table-cell>
          <table:table-cell office:value-type="float" office:value="169.95652173913" calcext:value-type="float">
            <text:p>169.95652173913</text:p>
          </table:table-cell>
          <table:table-cell office:value-type="float" office:value="180.784971644612" calcext:value-type="float">
            <text:p>180.784971644612</text:p>
          </table:table-cell>
          <table:table-cell office:value-type="float" office:value="165.824669187146" calcext:value-type="float">
            <text:p>165.824669187146</text:p>
          </table:table-cell>
          <table:table-cell office:value-type="float" office:value="186.153119092628" calcext:value-type="float">
            <text:p>186.153119092628</text:p>
          </table:table-cell>
          <table:table-cell office:value-type="float" office:value="173.247164461248" calcext:value-type="float">
            <text:p>173.247164461248</text:p>
          </table:table-cell>
          <table:table-cell office:value-type="float" office:value="192.367674858223" calcext:value-type="float">
            <text:p>192.367674858223</text:p>
          </table:table-cell>
          <table:table-cell office:value-type="float" office:value="171.206049149338" calcext:value-type="float">
            <text:p>171.206049149338</text:p>
          </table:table-cell>
          <table:table-cell office:value-type="float" office:value="179.452741020794" calcext:value-type="float">
            <text:p>179.452741020794</text:p>
          </table:table-cell>
          <table:table-cell office:value-type="float" office:value="174.177693761815" calcext:value-type="float">
            <text:p>174.177693761815</text:p>
          </table:table-cell>
          <table:table-cell office:value-type="float" office:value="190.237240075614" calcext:value-type="float">
            <text:p>190.237240075614</text:p>
          </table:table-cell>
          <table:table-cell office:value-type="float" office:value="182.135633270321" calcext:value-type="float">
            <text:p>182.135633270321</text:p>
          </table:table-cell>
          <table:table-cell office:value-type="float" office:value="231.995274102079" calcext:value-type="float">
            <text:p>231.995274102079</text:p>
          </table:table-cell>
          <table:table-cell office:value-type="float" office:value="426.008506616257" calcext:value-type="float">
            <text:p>426.008506616257</text:p>
          </table:table-cell>
          <table:table-cell office:value-type="float" office:value="415.226843100189" calcext:value-type="float">
            <text:p>415.226843100189</text:p>
          </table:table-cell>
          <table:table-cell office:value-type="float" office:value="781.384688090737" calcext:value-type="float">
            <text:p>781.384688090737</text:p>
          </table:table-cell>
          <table:table-cell office:value-type="float" office:value="795.708412098299" calcext:value-type="float">
            <text:p>795.708412098299</text:p>
          </table:table-cell>
          <table:table-cell office:value-type="float" office:value="691.707939508507" calcext:value-type="float">
            <text:p>691.707939508507</text:p>
          </table:table-cell>
          <table:table-cell office:value-type="float" office:value="731.809073724008" calcext:value-type="float">
            <text:p>731.809073724008</text:p>
          </table:table-cell>
          <table:table-cell table:number-columns-repeated="984"/>
        </table:table-row>
        <table:table-row table:style-name="ro1">
          <table:table-cell office:value-type="float" office:value="708.947069943289" calcext:value-type="float">
            <text:p>708.947069943289</text:p>
          </table:table-cell>
          <table:table-cell office:value-type="float" office:value="745.04820415879" calcext:value-type="float">
            <text:p>745.04820415879</text:p>
          </table:table-cell>
          <table:table-cell office:value-type="float" office:value="686.767485822306" calcext:value-type="float">
            <text:p>686.767485822306</text:p>
          </table:table-cell>
          <table:table-cell office:value-type="float" office:value="811.500945179584" calcext:value-type="float">
            <text:p>811.500945179584</text:p>
          </table:table-cell>
          <table:table-cell office:value-type="float" office:value="590.588374291115" calcext:value-type="float">
            <text:p>590.588374291115</text:p>
          </table:table-cell>
          <table:table-cell office:value-type="float" office:value="806.485349716446" calcext:value-type="float">
            <text:p>806.485349716446</text:p>
          </table:table-cell>
          <table:table-cell office:value-type="float" office:value="601.312381852552" calcext:value-type="float">
            <text:p>601.312381852552</text:p>
          </table:table-cell>
          <table:table-cell office:value-type="float" office:value="761.48629489603" calcext:value-type="float">
            <text:p>761.48629489603</text:p>
          </table:table-cell>
          <table:table-cell office:value-type="float" office:value="511.711247637051" calcext:value-type="float">
            <text:p>511.711247637051</text:p>
          </table:table-cell>
          <table:table-cell office:value-type="float" office:value="531.897448015123" calcext:value-type="float">
            <text:p>531.897448015123</text:p>
          </table:table-cell>
          <table:table-cell office:value-type="float" office:value="468.444706994329" calcext:value-type="float">
            <text:p>468.444706994329</text:p>
          </table:table-cell>
          <table:table-cell office:value-type="float" office:value="471.68809073724" calcext:value-type="float">
            <text:p>471.68809073724</text:p>
          </table:table-cell>
          <table:table-cell office:value-type="float" office:value="442.042060491493" calcext:value-type="float">
            <text:p>442.042060491493</text:p>
          </table:table-cell>
          <table:table-cell office:value-type="float" office:value="448.07797731569" calcext:value-type="float">
            <text:p>448.07797731569</text:p>
          </table:table-cell>
          <table:table-cell office:value-type="float" office:value="447.025519848771" calcext:value-type="float">
            <text:p>447.025519848771</text:p>
          </table:table-cell>
          <table:table-cell office:value-type="float" office:value="451.295368620038" calcext:value-type="float">
            <text:p>451.295368620038</text:p>
          </table:table-cell>
          <table:table-cell office:value-type="float" office:value="468.413516068053" calcext:value-type="float">
            <text:p>468.413516068053</text:p>
          </table:table-cell>
          <table:table-cell office:value-type="float" office:value="476.631379962193" calcext:value-type="float">
            <text:p>476.631379962193</text:p>
          </table:table-cell>
          <table:table-cell office:value-type="float" office:value="455.027882797732" calcext:value-type="float">
            <text:p>455.027882797732</text:p>
          </table:table-cell>
          <table:table-cell office:value-type="float" office:value="470.057655954631" calcext:value-type="float">
            <text:p>470.057655954631</text:p>
          </table:table-cell>
          <table:table-cell office:value-type="float" office:value="177.257561436673" calcext:value-type="float">
            <text:p>177.257561436673</text:p>
          </table:table-cell>
          <table:table-cell office:value-type="float" office:value="180.182419659735" calcext:value-type="float">
            <text:p>180.182419659735</text:p>
          </table:table-cell>
          <table:table-cell office:value-type="float" office:value="177.307183364839" calcext:value-type="float">
            <text:p>177.307183364839</text:p>
          </table:table-cell>
          <table:table-cell office:value-type="float" office:value="190.102079395085" calcext:value-type="float">
            <text:p>190.102079395085</text:p>
          </table:table-cell>
          <table:table-cell office:value-type="float" office:value="170.968809073724" calcext:value-type="float">
            <text:p>170.968809073724</text:p>
          </table:table-cell>
          <table:table-cell office:value-type="float" office:value="197.98156899811" calcext:value-type="float">
            <text:p>197.98156899811</text:p>
          </table:table-cell>
          <table:table-cell office:value-type="float" office:value="180.542060491493" calcext:value-type="float">
            <text:p>180.542060491493</text:p>
          </table:table-cell>
          <table:table-cell office:value-type="float" office:value="205.855860113422" calcext:value-type="float">
            <text:p>205.855860113422</text:p>
          </table:table-cell>
          <table:table-cell office:value-type="float" office:value="179.036389413989" calcext:value-type="float">
            <text:p>179.036389413989</text:p>
          </table:table-cell>
          <table:table-cell office:value-type="float" office:value="189.882797731569" calcext:value-type="float">
            <text:p>189.882797731569</text:p>
          </table:table-cell>
          <table:table-cell office:value-type="float" office:value="182.764177693762" calcext:value-type="float">
            <text:p>182.764177693762</text:p>
          </table:table-cell>
          <table:table-cell office:value-type="float" office:value="204.870510396975" calcext:value-type="float">
            <text:p>204.870510396975</text:p>
          </table:table-cell>
          <table:table-cell office:value-type="float" office:value="193.306238185255" calcext:value-type="float">
            <text:p>193.306238185255</text:p>
          </table:table-cell>
          <table:table-cell office:value-type="float" office:value="262.405009451796" calcext:value-type="float">
            <text:p>262.405009451796</text:p>
          </table:table-cell>
          <table:table-cell office:value-type="float" office:value="528.112948960302" calcext:value-type="float">
            <text:p>528.112948960302</text:p>
          </table:table-cell>
          <table:table-cell office:value-type="float" office:value="511.975425330813" calcext:value-type="float">
            <text:p>511.975425330813</text:p>
          </table:table-cell>
          <table:table-cell office:value-type="float" office:value="983.067107750473" calcext:value-type="float">
            <text:p>983.067107750473</text:p>
          </table:table-cell>
          <table:table-cell office:value-type="float" office:value="1006.64603024575" calcext:value-type="float">
            <text:p>1006.64603024575</text:p>
          </table:table-cell>
          <table:table-cell office:value-type="float" office:value="850.604442344045" calcext:value-type="float">
            <text:p>850.604442344045</text:p>
          </table:table-cell>
          <table:table-cell office:value-type="float" office:value="900.731096408318" calcext:value-type="float">
            <text:p>900.731096408318</text:p>
          </table:table-cell>
          <table:table-cell table:number-columns-repeated="984"/>
        </table:table-row>
        <table:table-row table:style-name="ro1">
          <table:table-cell office:value-type="float" office:value="783.853024574669" calcext:value-type="float">
            <text:p>783.853024574669</text:p>
          </table:table-cell>
          <table:table-cell office:value-type="float" office:value="825.54820415879" calcext:value-type="float">
            <text:p>825.54820415879</text:p>
          </table:table-cell>
          <table:table-cell office:value-type="float" office:value="759.698015122873" calcext:value-type="float">
            <text:p>759.698015122873</text:p>
          </table:table-cell>
          <table:table-cell office:value-type="float" office:value="915.550567107751" calcext:value-type="float">
            <text:p>915.550567107751</text:p>
          </table:table-cell>
          <table:table-cell office:value-type="float" office:value="647.060018903592" calcext:value-type="float">
            <text:p>647.060018903592</text:p>
          </table:table-cell>
          <table:table-cell office:value-type="float" office:value="920.739603024575" calcext:value-type="float">
            <text:p>920.739603024575</text:p>
          </table:table-cell>
          <table:table-cell office:value-type="float" office:value="660.584593572779" calcext:value-type="float">
            <text:p>660.584593572779</text:p>
          </table:table-cell>
          <table:table-cell office:value-type="float" office:value="873.081285444234" calcext:value-type="float">
            <text:p>873.081285444234</text:p>
          </table:table-cell>
          <table:table-cell office:value-type="float" office:value="552.601606805293" calcext:value-type="float">
            <text:p>552.601606805293</text:p>
          </table:table-cell>
          <table:table-cell office:value-type="float" office:value="584.343100189036" calcext:value-type="float">
            <text:p>584.343100189036</text:p>
          </table:table-cell>
          <table:table-cell office:value-type="float" office:value="486.622400756144" calcext:value-type="float">
            <text:p>486.622400756144</text:p>
          </table:table-cell>
          <table:table-cell office:value-type="float" office:value="500.822306238185" calcext:value-type="float">
            <text:p>500.822306238185</text:p>
          </table:table-cell>
          <table:table-cell office:value-type="float" office:value="445.854914933837" calcext:value-type="float">
            <text:p>445.854914933837</text:p>
          </table:table-cell>
          <table:table-cell office:value-type="float" office:value="461.42202268431" calcext:value-type="float">
            <text:p>461.42202268431</text:p>
          </table:table-cell>
          <table:table-cell office:value-type="float" office:value="456.569470699433" calcext:value-type="float">
            <text:p>456.569470699433</text:p>
          </table:table-cell>
          <table:table-cell office:value-type="float" office:value="459.2202268431" calcext:value-type="float">
            <text:p>459.2202268431</text:p>
          </table:table-cell>
          <table:table-cell office:value-type="float" office:value="475.085066162571" calcext:value-type="float">
            <text:p>475.085066162571</text:p>
          </table:table-cell>
          <table:table-cell office:value-type="float" office:value="484.918714555766" calcext:value-type="float">
            <text:p>484.918714555766</text:p>
          </table:table-cell>
          <table:table-cell office:value-type="float" office:value="457.890831758034" calcext:value-type="float">
            <text:p>457.890831758034</text:p>
          </table:table-cell>
          <table:table-cell office:value-type="float" office:value="475.371928166352" calcext:value-type="float">
            <text:p>475.371928166352</text:p>
          </table:table-cell>
          <table:table-cell office:value-type="float" office:value="186.173913043478" calcext:value-type="float">
            <text:p>186.173913043478</text:p>
          </table:table-cell>
          <table:table-cell office:value-type="float" office:value="188.238657844991" calcext:value-type="float">
            <text:p>188.238657844991</text:p>
          </table:table-cell>
          <table:table-cell office:value-type="float" office:value="185.127126654064" calcext:value-type="float">
            <text:p>185.127126654064</text:p>
          </table:table-cell>
          <table:table-cell office:value-type="float" office:value="202.232514177694" calcext:value-type="float">
            <text:p>202.232514177694</text:p>
          </table:table-cell>
          <table:table-cell office:value-type="float" office:value="179.147448015123" calcext:value-type="float">
            <text:p>179.147448015123</text:p>
          </table:table-cell>
          <table:table-cell office:value-type="float" office:value="212.938563327032" calcext:value-type="float">
            <text:p>212.938563327032</text:p>
          </table:table-cell>
          <table:table-cell office:value-type="float" office:value="190.95652173913" calcext:value-type="float">
            <text:p>190.95652173913</text:p>
          </table:table-cell>
          <table:table-cell office:value-type="float" office:value="224.119092627599" calcext:value-type="float">
            <text:p>224.119092627599</text:p>
          </table:table-cell>
          <table:table-cell office:value-type="float" office:value="188.226843100189" calcext:value-type="float">
            <text:p>188.226843100189</text:p>
          </table:table-cell>
          <table:table-cell office:value-type="float" office:value="202.007561436673" calcext:value-type="float">
            <text:p>202.007561436673</text:p>
          </table:table-cell>
          <table:table-cell office:value-type="float" office:value="192.714555765595" calcext:value-type="float">
            <text:p>192.714555765595</text:p>
          </table:table-cell>
          <table:table-cell office:value-type="float" office:value="224.267485822306" calcext:value-type="float">
            <text:p>224.267485822306</text:p>
          </table:table-cell>
          <table:table-cell office:value-type="float" office:value="207.592155009452" calcext:value-type="float">
            <text:p>207.592155009452</text:p>
          </table:table-cell>
          <table:table-cell office:value-type="float" office:value="302.613894139887" calcext:value-type="float">
            <text:p>302.613894139887</text:p>
          </table:table-cell>
          <table:table-cell office:value-type="float" office:value="660.345935727788" calcext:value-type="float">
            <text:p>660.345935727788</text:p>
          </table:table-cell>
          <table:table-cell office:value-type="float" office:value="637.514177693762" calcext:value-type="float">
            <text:p>637.514177693762</text:p>
          </table:table-cell>
          <table:table-cell office:value-type="float" office:value="1236.99952741021" calcext:value-type="float">
            <text:p>1236.99952741021</text:p>
          </table:table-cell>
          <table:table-cell office:value-type="float" office:value="1266.36011342155" calcext:value-type="float">
            <text:p>1266.36011342155</text:p>
          </table:table-cell>
          <table:table-cell office:value-type="float" office:value="1043.55056710775" calcext:value-type="float">
            <text:p>1043.55056710775</text:p>
          </table:table-cell>
          <table:table-cell office:value-type="float" office:value="1110.50708884688" calcext:value-type="float">
            <text:p>1110.50708884688</text:p>
          </table:table-cell>
          <table:table-cell table:number-columns-repeated="984"/>
        </table:table-row>
        <table:table-row table:style-name="ro1">
          <table:table-cell office:value-type="float" office:value="878.709357277883" calcext:value-type="float">
            <text:p>878.709357277883</text:p>
          </table:table-cell>
          <table:table-cell office:value-type="float" office:value="926.224952741021" calcext:value-type="float">
            <text:p>926.224952741021</text:p>
          </table:table-cell>
          <table:table-cell office:value-type="float" office:value="855.474952741021" calcext:value-type="float">
            <text:p>855.474952741021</text:p>
          </table:table-cell>
          <table:table-cell office:value-type="float" office:value="1048.94801512287" calcext:value-type="float">
            <text:p>1048.94801512287</text:p>
          </table:table-cell>
          <table:table-cell office:value-type="float" office:value="719.662570888469" calcext:value-type="float">
            <text:p>719.662570888469</text:p>
          </table:table-cell>
          <table:table-cell office:value-type="float" office:value="1073.29962192817" calcext:value-type="float">
            <text:p>1073.29962192817</text:p>
          </table:table-cell>
          <table:table-cell office:value-type="float" office:value="743.901228733459" calcext:value-type="float">
            <text:p>743.901228733459</text:p>
          </table:table-cell>
          <table:table-cell office:value-type="float" office:value="1021.57655954631" calcext:value-type="float">
            <text:p>1021.57655954631</text:p>
          </table:table-cell>
          <table:table-cell office:value-type="float" office:value="610.563799621928" calcext:value-type="float">
            <text:p>610.563799621928</text:p>
          </table:table-cell>
          <table:table-cell office:value-type="float" office:value="657.482986767486" calcext:value-type="float">
            <text:p>657.482986767486</text:p>
          </table:table-cell>
          <table:table-cell office:value-type="float" office:value="512.133742911153" calcext:value-type="float">
            <text:p>512.133742911153</text:p>
          </table:table-cell>
          <table:table-cell office:value-type="float" office:value="543.203686200378" calcext:value-type="float">
            <text:p>543.203686200378</text:p>
          </table:table-cell>
          <table:table-cell office:value-type="float" office:value="453.652646502836" calcext:value-type="float">
            <text:p>453.652646502836</text:p>
          </table:table-cell>
          <table:table-cell office:value-type="float" office:value="479.894612476371" calcext:value-type="float">
            <text:p>479.894612476371</text:p>
          </table:table-cell>
          <table:table-cell office:value-type="float" office:value="468.041115311909" calcext:value-type="float">
            <text:p>468.041115311909</text:p>
          </table:table-cell>
          <table:table-cell office:value-type="float" office:value="470.321361058601" calcext:value-type="float">
            <text:p>470.321361058601</text:p>
          </table:table-cell>
          <table:table-cell office:value-type="float" office:value="486.273156899811" calcext:value-type="float">
            <text:p>486.273156899811</text:p>
          </table:table-cell>
          <table:table-cell office:value-type="float" office:value="498.269376181474" calcext:value-type="float">
            <text:p>498.269376181474</text:p>
          </table:table-cell>
          <table:table-cell office:value-type="float" office:value="467.530245746692" calcext:value-type="float">
            <text:p>467.530245746692</text:p>
          </table:table-cell>
          <table:table-cell office:value-type="float" office:value="483.60538752363" calcext:value-type="float">
            <text:p>483.60538752363</text:p>
          </table:table-cell>
          <table:table-cell office:value-type="float" office:value="195.459829867675" calcext:value-type="float">
            <text:p>195.459829867675</text:p>
          </table:table-cell>
          <table:table-cell office:value-type="float" office:value="198.282608695652" calcext:value-type="float">
            <text:p>198.282608695652</text:p>
          </table:table-cell>
          <table:table-cell office:value-type="float" office:value="195.810018903592" calcext:value-type="float">
            <text:p>195.810018903592</text:p>
          </table:table-cell>
          <table:table-cell office:value-type="float" office:value="216.629489603025" calcext:value-type="float">
            <text:p>216.629489603025</text:p>
          </table:table-cell>
          <table:table-cell office:value-type="float" office:value="186.750945179584" calcext:value-type="float">
            <text:p>186.750945179584</text:p>
          </table:table-cell>
          <table:table-cell office:value-type="float" office:value="228.714083175803" calcext:value-type="float">
            <text:p>228.714083175803</text:p>
          </table:table-cell>
          <table:table-cell office:value-type="float" office:value="202.59168241966" calcext:value-type="float">
            <text:p>202.59168241966</text:p>
          </table:table-cell>
          <table:table-cell office:value-type="float" office:value="242.845463137996" calcext:value-type="float">
            <text:p>242.845463137996</text:p>
          </table:table-cell>
          <table:table-cell office:value-type="float" office:value="200.347353497164" calcext:value-type="float">
            <text:p>200.347353497164</text:p>
          </table:table-cell>
          <table:table-cell office:value-type="float" office:value="218.992438563327" calcext:value-type="float">
            <text:p>218.992438563327</text:p>
          </table:table-cell>
          <table:table-cell office:value-type="float" office:value="206.727315689981" calcext:value-type="float">
            <text:p>206.727315689981</text:p>
          </table:table-cell>
          <table:table-cell office:value-type="float" office:value="247.969754253308" calcext:value-type="float">
            <text:p>247.969754253308</text:p>
          </table:table-cell>
          <table:table-cell office:value-type="float" office:value="227.543005671078" calcext:value-type="float">
            <text:p>227.543005671078</text:p>
          </table:table-cell>
          <table:table-cell office:value-type="float" office:value="355.272684310019" calcext:value-type="float">
            <text:p>355.272684310019</text:p>
          </table:table-cell>
          <table:table-cell office:value-type="float" office:value="840.164933837429" calcext:value-type="float">
            <text:p>840.164933837429</text:p>
          </table:table-cell>
          <table:table-cell office:value-type="float" office:value="805.04584120983" calcext:value-type="float">
            <text:p>805.04584120983</text:p>
          </table:table-cell>
          <table:table-cell office:value-type="float" office:value="1558.60869565217" calcext:value-type="float">
            <text:p>1558.60869565217</text:p>
          </table:table-cell>
          <table:table-cell office:value-type="float" office:value="1598.82608695652" calcext:value-type="float">
            <text:p>1598.82608695652</text:p>
          </table:table-cell>
          <table:table-cell office:value-type="float" office:value="1285.99952741021" calcext:value-type="float">
            <text:p>1285.99952741021</text:p>
          </table:table-cell>
          <table:table-cell office:value-type="float" office:value="1377.41162570888" calcext:value-type="float">
            <text:p>1377.41162570888</text:p>
          </table:table-cell>
          <table:table-cell table:number-columns-repeated="984"/>
        </table:table-row>
        <table:table-row table:style-name="ro1">
          <table:table-cell office:value-type="float" office:value="999.016540642722" calcext:value-type="float">
            <text:p>999.016540642722</text:p>
          </table:table-cell>
          <table:table-cell office:value-type="float" office:value="1053.0061436673" calcext:value-type="float">
            <text:p>1053.0061436673</text:p>
          </table:table-cell>
          <table:table-cell office:value-type="float" office:value="973.364366729679" calcext:value-type="float">
            <text:p>973.364366729679</text:p>
          </table:table-cell>
          <table:table-cell office:value-type="float" office:value="1219.28497164461" calcext:value-type="float">
            <text:p>1219.28497164461</text:p>
          </table:table-cell>
          <table:table-cell office:value-type="float" office:value="812.906899810964" calcext:value-type="float">
            <text:p>812.906899810964</text:p>
          </table:table-cell>
          <table:table-cell office:value-type="float" office:value="1264.83175803403" calcext:value-type="float">
            <text:p>1264.83175803403</text:p>
          </table:table-cell>
          <table:table-cell office:value-type="float" office:value="852.849243856333" calcext:value-type="float">
            <text:p>852.849243856333</text:p>
          </table:table-cell>
          <table:table-cell office:value-type="float" office:value="1216.18714555766" calcext:value-type="float">
            <text:p>1216.18714555766</text:p>
          </table:table-cell>
          <table:table-cell office:value-type="float" office:value="682.996691871456" calcext:value-type="float">
            <text:p>682.996691871456</text:p>
          </table:table-cell>
          <table:table-cell office:value-type="float" office:value="752.336483931947" calcext:value-type="float">
            <text:p>752.336483931947</text:p>
          </table:table-cell>
          <table:table-cell office:value-type="float" office:value="545.529300567108" calcext:value-type="float">
            <text:p>545.529300567108</text:p>
          </table:table-cell>
          <table:table-cell office:value-type="float" office:value="599.100661625709" calcext:value-type="float">
            <text:p>599.100661625709</text:p>
          </table:table-cell>
          <table:table-cell office:value-type="float" office:value="462.161625708885" calcext:value-type="float">
            <text:p>462.161625708885</text:p>
          </table:table-cell>
          <table:table-cell office:value-type="float" office:value="504.750472589792" calcext:value-type="float">
            <text:p>504.750472589792</text:p>
          </table:table-cell>
          <table:table-cell office:value-type="float" office:value="480.788279773157" calcext:value-type="float">
            <text:p>480.788279773157</text:p>
          </table:table-cell>
          <table:table-cell office:value-type="float" office:value="484.389413988658" calcext:value-type="float">
            <text:p>484.389413988658</text:p>
          </table:table-cell>
          <table:table-cell office:value-type="float" office:value="498.431001890359" calcext:value-type="float">
            <text:p>498.431001890359</text:p>
          </table:table-cell>
          <table:table-cell office:value-type="float" office:value="510.081758034026" calcext:value-type="float">
            <text:p>510.081758034026</text:p>
          </table:table-cell>
          <table:table-cell office:value-type="float" office:value="474.044896030246" calcext:value-type="float">
            <text:p>474.044896030246</text:p>
          </table:table-cell>
          <table:table-cell office:value-type="float" office:value="492.398393194707" calcext:value-type="float">
            <text:p>492.398393194707</text:p>
          </table:table-cell>
          <table:table-cell office:value-type="float" office:value="209.180056710775" calcext:value-type="float">
            <text:p>209.180056710775</text:p>
          </table:table-cell>
          <table:table-cell office:value-type="float" office:value="212.931001890359" calcext:value-type="float">
            <text:p>212.931001890359</text:p>
          </table:table-cell>
          <table:table-cell office:value-type="float" office:value="209.756143667297" calcext:value-type="float">
            <text:p>209.756143667297</text:p>
          </table:table-cell>
          <table:table-cell office:value-type="float" office:value="235.531190926276" calcext:value-type="float">
            <text:p>235.531190926276</text:p>
          </table:table-cell>
          <table:table-cell office:value-type="float" office:value="199.257561436673" calcext:value-type="float">
            <text:p>199.257561436673</text:p>
          </table:table-cell>
          <table:table-cell office:value-type="float" office:value="252.37381852552" calcext:value-type="float">
            <text:p>252.37381852552</text:p>
          </table:table-cell>
          <table:table-cell office:value-type="float" office:value="220.493856332703" calcext:value-type="float">
            <text:p>220.493856332703</text:p>
          </table:table-cell>
          <table:table-cell office:value-type="float" office:value="270.874291115312" calcext:value-type="float">
            <text:p>270.874291115312</text:p>
          </table:table-cell>
          <table:table-cell office:value-type="float" office:value="215.568998109641" calcext:value-type="float">
            <text:p>215.568998109641</text:p>
          </table:table-cell>
          <table:table-cell office:value-type="float" office:value="240.350189035917" calcext:value-type="float">
            <text:p>240.350189035917</text:p>
          </table:table-cell>
          <table:table-cell office:value-type="float" office:value="224.25" calcext:value-type="float">
            <text:p>224.25</text:p>
          </table:table-cell>
          <table:table-cell office:value-type="float" office:value="280.634688090737" calcext:value-type="float">
            <text:p>280.634688090737</text:p>
          </table:table-cell>
          <table:table-cell office:value-type="float" office:value="252.140831758034" calcext:value-type="float">
            <text:p>252.140831758034</text:p>
          </table:table-cell>
          <table:table-cell office:value-type="float" office:value="426.108223062382" calcext:value-type="float">
            <text:p>426.108223062382</text:p>
          </table:table-cell>
          <table:table-cell office:value-type="float" office:value="1069.07655954631" calcext:value-type="float">
            <text:p>1069.07655954631</text:p>
          </table:table-cell>
          <table:table-cell office:value-type="float" office:value="1020.5179584121" calcext:value-type="float">
            <text:p>1020.5179584121</text:p>
          </table:table-cell>
          <table:table-cell office:value-type="float" office:value="1955.51748582231" calcext:value-type="float">
            <text:p>1955.51748582231</text:p>
          </table:table-cell>
          <table:table-cell office:value-type="float" office:value="2006.02126654064" calcext:value-type="float">
            <text:p>2006.02126654064</text:p>
          </table:table-cell>
          <table:table-cell office:value-type="float" office:value="1582.91493383743" calcext:value-type="float">
            <text:p>1582.91493383743</text:p>
          </table:table-cell>
          <table:table-cell office:value-type="float" office:value="1698.03213610586" calcext:value-type="float">
            <text:p>1698.03213610586</text:p>
          </table:table-cell>
          <table:table-cell table:number-columns-repeated="984"/>
        </table:table-row>
        <table:table-row table:style-name="ro1">
          <table:table-cell office:value-type="float" office:value="1147.04017013233" calcext:value-type="float">
            <text:p>1147.04017013233</text:p>
          </table:table-cell>
          <table:table-cell office:value-type="float" office:value="1211.33270321361" calcext:value-type="float">
            <text:p>1211.33270321361</text:p>
          </table:table-cell>
          <table:table-cell office:value-type="float" office:value="1125.17816635161" calcext:value-type="float">
            <text:p>1125.17816635161</text:p>
          </table:table-cell>
          <table:table-cell office:value-type="float" office:value="1442.14508506616" calcext:value-type="float">
            <text:p>1442.14508506616</text:p>
          </table:table-cell>
          <table:table-cell office:value-type="float" office:value="933.183837429112" calcext:value-type="float">
            <text:p>933.183837429112</text:p>
          </table:table-cell>
          <table:table-cell office:value-type="float" office:value="1517.04820415879" calcext:value-type="float">
            <text:p>1517.04820415879</text:p>
          </table:table-cell>
          <table:table-cell office:value-type="float" office:value="995.621928166352" calcext:value-type="float">
            <text:p>995.621928166352</text:p>
          </table:table-cell>
          <table:table-cell office:value-type="float" office:value="1466.76984877127" calcext:value-type="float">
            <text:p>1466.76984877127</text:p>
          </table:table-cell>
          <table:table-cell office:value-type="float" office:value="777.697542533081" calcext:value-type="float">
            <text:p>777.697542533081</text:p>
          </table:table-cell>
          <table:table-cell office:value-type="float" office:value="877.603497164461" calcext:value-type="float">
            <text:p>877.603497164461</text:p>
          </table:table-cell>
          <table:table-cell office:value-type="float" office:value="591.134688090737" calcext:value-type="float">
            <text:p>591.134688090737</text:p>
          </table:table-cell>
          <table:table-cell office:value-type="float" office:value="675.946597353497" calcext:value-type="float">
            <text:p>675.946597353497</text:p>
          </table:table-cell>
          <table:table-cell office:value-type="float" office:value="472.648865784499" calcext:value-type="float">
            <text:p>472.648865784499</text:p>
          </table:table-cell>
          <table:table-cell office:value-type="float" office:value="539.000945179584" calcext:value-type="float">
            <text:p>539.000945179584</text:p>
          </table:table-cell>
          <table:table-cell office:value-type="float" office:value="496.840264650284" calcext:value-type="float">
            <text:p>496.840264650284</text:p>
          </table:table-cell>
          <table:table-cell office:value-type="float" office:value="498.721644612476" calcext:value-type="float">
            <text:p>498.721644612476</text:p>
          </table:table-cell>
          <table:table-cell office:value-type="float" office:value="512.749527410208" calcext:value-type="float">
            <text:p>512.749527410208</text:p>
          </table:table-cell>
          <table:table-cell office:value-type="float" office:value="526.23629489603" calcext:value-type="float">
            <text:p>526.23629489603</text:p>
          </table:table-cell>
          <table:table-cell office:value-type="float" office:value="483.603024574669" calcext:value-type="float">
            <text:p>483.603024574669</text:p>
          </table:table-cell>
          <table:table-cell office:value-type="float" office:value="502.221644612476" calcext:value-type="float">
            <text:p>502.221644612476</text:p>
          </table:table-cell>
          <table:table-cell office:value-type="float" office:value="223.911153119093" calcext:value-type="float">
            <text:p>223.911153119093</text:p>
          </table:table-cell>
          <table:table-cell office:value-type="float" office:value="228.599243856333" calcext:value-type="float">
            <text:p>228.599243856333</text:p>
          </table:table-cell>
          <table:table-cell office:value-type="float" office:value="225.269848771267" calcext:value-type="float">
            <text:p>225.269848771267</text:p>
          </table:table-cell>
          <table:table-cell office:value-type="float" office:value="257.328449905482" calcext:value-type="float">
            <text:p>257.328449905482</text:p>
          </table:table-cell>
          <table:table-cell office:value-type="float" office:value="214.075141776938" calcext:value-type="float">
            <text:p>214.075141776938</text:p>
          </table:table-cell>
          <table:table-cell office:value-type="float" office:value="278.90595463138" calcext:value-type="float">
            <text:p>278.90595463138</text:p>
          </table:table-cell>
          <table:table-cell office:value-type="float" office:value="240.336956521739" calcext:value-type="float">
            <text:p>240.336956521739</text:p>
          </table:table-cell>
          <table:table-cell office:value-type="float" office:value="303.666351606805" calcext:value-type="float">
            <text:p>303.666351606805</text:p>
          </table:table-cell>
          <table:table-cell office:value-type="float" office:value="233.677221172023" calcext:value-type="float">
            <text:p>233.677221172023</text:p>
          </table:table-cell>
          <table:table-cell office:value-type="float" office:value="265.792533081285" calcext:value-type="float">
            <text:p>265.792533081285</text:p>
          </table:table-cell>
          <table:table-cell office:value-type="float" office:value="244.281190926276" calcext:value-type="float">
            <text:p>244.281190926276</text:p>
          </table:table-cell>
          <table:table-cell office:value-type="float" office:value="320.087901701323" calcext:value-type="float">
            <text:p>320.087901701323</text:p>
          </table:table-cell>
          <table:table-cell office:value-type="float" office:value="282.116729678639" calcext:value-type="float">
            <text:p>282.116729678639</text:p>
          </table:table-cell>
          <table:table-cell office:value-type="float" office:value="517.866729678639" calcext:value-type="float">
            <text:p>517.866729678639</text:p>
          </table:table-cell>
          <table:table-cell office:value-type="float" office:value="1353.2854442344" calcext:value-type="float">
            <text:p>1353.2854442344</text:p>
          </table:table-cell>
          <table:table-cell office:value-type="float" office:value="1289.58979206049" calcext:value-type="float">
            <text:p>1289.58979206049</text:p>
          </table:table-cell>
          <table:table-cell office:value-type="float" office:value="2423.74621928166" calcext:value-type="float">
            <text:p>2423.74621928166</text:p>
          </table:table-cell>
          <table:table-cell office:value-type="float" office:value="2482.15264650284" calcext:value-type="float">
            <text:p>2482.15264650284</text:p>
          </table:table-cell>
          <table:table-cell office:value-type="float" office:value="1943.12996219282" calcext:value-type="float">
            <text:p>1943.12996219282</text:p>
          </table:table-cell>
          <table:table-cell office:value-type="float" office:value="2089.21786389414" calcext:value-type="float">
            <text:p>2089.21786389414</text:p>
          </table:table-cell>
          <table:table-cell table:number-columns-repeated="984"/>
        </table:table-row>
        <table:table-row table:style-name="ro1">
          <table:table-cell office:value-type="float" office:value="1332.28402646503" calcext:value-type="float">
            <text:p>1332.28402646503</text:p>
          </table:table-cell>
          <table:table-cell office:value-type="float" office:value="1411.32466918715" calcext:value-type="float">
            <text:p>1411.32466918715</text:p>
          </table:table-cell>
          <table:table-cell office:value-type="float" office:value="1317.97731568998" calcext:value-type="float">
            <text:p>1317.97731568998</text:p>
          </table:table-cell>
          <table:table-cell office:value-type="float" office:value="1721.12051039698" calcext:value-type="float">
            <text:p>1721.12051039698</text:p>
          </table:table-cell>
          <table:table-cell office:value-type="float" office:value="1087.75330812854" calcext:value-type="float">
            <text:p>1087.75330812854</text:p>
          </table:table-cell>
          <table:table-cell office:value-type="float" office:value="1836.47211720227" calcext:value-type="float">
            <text:p>1836.47211720227</text:p>
          </table:table-cell>
          <table:table-cell office:value-type="float" office:value="1180.50236294896" calcext:value-type="float">
            <text:p>1180.50236294896</text:p>
          </table:table-cell>
          <table:table-cell office:value-type="float" office:value="1795.39650283554" calcext:value-type="float">
            <text:p>1795.39650283554</text:p>
          </table:table-cell>
          <table:table-cell office:value-type="float" office:value="900.976843100189" calcext:value-type="float">
            <text:p>900.976843100189</text:p>
          </table:table-cell>
          <table:table-cell office:value-type="float" office:value="1049.16398865785" calcext:value-type="float">
            <text:p>1049.16398865785</text:p>
          </table:table-cell>
          <table:table-cell office:value-type="float" office:value="652.017958412098" calcext:value-type="float">
            <text:p>652.017958412098</text:p>
          </table:table-cell>
          <table:table-cell office:value-type="float" office:value="777.671550094518" calcext:value-type="float">
            <text:p>777.671550094518</text:p>
          </table:table-cell>
          <table:table-cell office:value-type="float" office:value="486.895085066163" calcext:value-type="float">
            <text:p>486.895085066163</text:p>
          </table:table-cell>
          <table:table-cell office:value-type="float" office:value="580.806238185255" calcext:value-type="float">
            <text:p>580.806238185255</text:p>
          </table:table-cell>
          <table:table-cell office:value-type="float" office:value="517.450850661626" calcext:value-type="float">
            <text:p>517.450850661626</text:p>
          </table:table-cell>
          <table:table-cell office:value-type="float" office:value="518.880907372401" calcext:value-type="float">
            <text:p>518.880907372401</text:p>
          </table:table-cell>
          <table:table-cell office:value-type="float" office:value="530.508506616257" calcext:value-type="float">
            <text:p>530.508506616257</text:p>
          </table:table-cell>
          <table:table-cell office:value-type="float" office:value="544.84168241966" calcext:value-type="float">
            <text:p>544.84168241966</text:p>
          </table:table-cell>
          <table:table-cell office:value-type="float" office:value="494.20415879017" calcext:value-type="float">
            <text:p>494.20415879017</text:p>
          </table:table-cell>
          <table:table-cell office:value-type="float" office:value="514.09404536862" calcext:value-type="float">
            <text:p>514.09404536862</text:p>
          </table:table-cell>
          <table:table-cell office:value-type="float" office:value="241.931474480151" calcext:value-type="float">
            <text:p>241.931474480151</text:p>
          </table:table-cell>
          <table:table-cell office:value-type="float" office:value="248.849716446125" calcext:value-type="float">
            <text:p>248.849716446125</text:p>
          </table:table-cell>
          <table:table-cell office:value-type="float" office:value="245.143667296786" calcext:value-type="float">
            <text:p>245.143667296786</text:p>
          </table:table-cell>
          <table:table-cell office:value-type="float" office:value="285.527882797732" calcext:value-type="float">
            <text:p>285.527882797732</text:p>
          </table:table-cell>
          <table:table-cell office:value-type="float" office:value="231.622873345936" calcext:value-type="float">
            <text:p>231.622873345936</text:p>
          </table:table-cell>
          <table:table-cell office:value-type="float" office:value="311.215028355388" calcext:value-type="float">
            <text:p>311.215028355388</text:p>
          </table:table-cell>
          <table:table-cell office:value-type="float" office:value="264.545368620038" calcext:value-type="float">
            <text:p>264.545368620038</text:p>
          </table:table-cell>
          <table:table-cell office:value-type="float" office:value="340.671077504726" calcext:value-type="float">
            <text:p>340.671077504726</text:p>
          </table:table-cell>
          <table:table-cell office:value-type="float" office:value="258.261342155009" calcext:value-type="float">
            <text:p>258.261342155009</text:p>
          </table:table-cell>
          <table:table-cell office:value-type="float" office:value="298.45415879017" calcext:value-type="float">
            <text:p>298.45415879017</text:p>
          </table:table-cell>
          <table:table-cell office:value-type="float" office:value="270.643667296786" calcext:value-type="float">
            <text:p>270.643667296786</text:p>
          </table:table-cell>
          <table:table-cell office:value-type="float" office:value="371.030718336484" calcext:value-type="float">
            <text:p>371.030718336484</text:p>
          </table:table-cell>
          <table:table-cell office:value-type="float" office:value="325.754725897921" calcext:value-type="float">
            <text:p>325.754725897921</text:p>
          </table:table-cell>
          <table:table-cell office:value-type="float" office:value="634.870510396975" calcext:value-type="float">
            <text:p>634.870510396975</text:p>
          </table:table-cell>
          <table:table-cell office:value-type="float" office:value="1706.45368620038" calcext:value-type="float">
            <text:p>1706.45368620038</text:p>
          </table:table-cell>
          <table:table-cell office:value-type="float" office:value="1619.02268431002" calcext:value-type="float">
            <text:p>1619.02268431002</text:p>
          </table:table-cell>
          <table:table-cell office:value-type="float" office:value="2984.99810964083" calcext:value-type="float">
            <text:p>2984.99810964083</text:p>
          </table:table-cell>
          <table:table-cell office:value-type="float" office:value="3037.97164461248" calcext:value-type="float">
            <text:p>3037.97164461248</text:p>
          </table:table-cell>
          <table:table-cell office:value-type="float" office:value="2398.51701323251" calcext:value-type="float">
            <text:p>2398.51701323251</text:p>
          </table:table-cell>
          <table:table-cell office:value-type="float" office:value="2559.69139886578" calcext:value-type="float">
            <text:p>2559.69139886578</text:p>
          </table:table-cell>
          <table:table-cell table:number-columns-repeated="984"/>
        </table:table-row>
        <table:table-row table:style-name="ro1">
          <table:table-cell office:value-type="float" office:value="1572.94612476371" calcext:value-type="float">
            <text:p>1572.94612476371</text:p>
          </table:table-cell>
          <table:table-cell office:value-type="float" office:value="1666.93241965974" calcext:value-type="float">
            <text:p>1666.93241965974</text:p>
          </table:table-cell>
          <table:table-cell office:value-type="float" office:value="1569.01559546314" calcext:value-type="float">
            <text:p>1569.01559546314</text:p>
          </table:table-cell>
          <table:table-cell office:value-type="float" office:value="2085.87192816635" calcext:value-type="float">
            <text:p>2085.87192816635</text:p>
          </table:table-cell>
          <table:table-cell office:value-type="float" office:value="1288.2679584121" calcext:value-type="float">
            <text:p>1288.2679584121</text:p>
          </table:table-cell>
          <table:table-cell office:value-type="float" office:value="2252.22448015123" calcext:value-type="float">
            <text:p>2252.22448015123</text:p>
          </table:table-cell>
          <table:table-cell office:value-type="float" office:value="1432.56332703214" calcext:value-type="float">
            <text:p>1432.56332703214</text:p>
          </table:table-cell>
          <table:table-cell office:value-type="float" office:value="2237.84168241966" calcext:value-type="float">
            <text:p>2237.84168241966</text:p>
          </table:table-cell>
          <table:table-cell office:value-type="float" office:value="1066.06994328923" calcext:value-type="float">
            <text:p>1066.06994328923</text:p>
          </table:table-cell>
          <table:table-cell office:value-type="float" office:value="1275.26370510397" calcext:value-type="float">
            <text:p>1275.26370510397</text:p>
          </table:table-cell>
          <table:table-cell office:value-type="float" office:value="730.976370510397" calcext:value-type="float">
            <text:p>730.976370510397</text:p>
          </table:table-cell>
          <table:table-cell office:value-type="float" office:value="917.253308128544" calcext:value-type="float">
            <text:p>917.253308128544</text:p>
          </table:table-cell>
          <table:table-cell office:value-type="float" office:value="507.555765595463" calcext:value-type="float">
            <text:p>507.555765595463</text:p>
          </table:table-cell>
          <table:table-cell office:value-type="float" office:value="638.629962192817" calcext:value-type="float">
            <text:p>638.629962192817</text:p>
          </table:table-cell>
          <table:table-cell office:value-type="float" office:value="537.939508506616" calcext:value-type="float">
            <text:p>537.939508506616</text:p>
          </table:table-cell>
          <table:table-cell office:value-type="float" office:value="538.436200378072" calcext:value-type="float">
            <text:p>538.436200378072</text:p>
          </table:table-cell>
          <table:table-cell office:value-type="float" office:value="549.144612476371" calcext:value-type="float">
            <text:p>549.144612476371</text:p>
          </table:table-cell>
          <table:table-cell office:value-type="float" office:value="564.345463137996" calcext:value-type="float">
            <text:p>564.345463137996</text:p>
          </table:table-cell>
          <table:table-cell office:value-type="float" office:value="508.06190926276" calcext:value-type="float">
            <text:p>508.06190926276</text:p>
          </table:table-cell>
          <table:table-cell office:value-type="float" office:value="529.195652173913" calcext:value-type="float">
            <text:p>529.195652173913</text:p>
          </table:table-cell>
          <table:table-cell office:value-type="float" office:value="265.217391304348" calcext:value-type="float">
            <text:p>265.217391304348</text:p>
          </table:table-cell>
          <table:table-cell office:value-type="float" office:value="272.821833648393" calcext:value-type="float">
            <text:p>272.821833648393</text:p>
          </table:table-cell>
          <table:table-cell office:value-type="float" office:value="269.178638941399" calcext:value-type="float">
            <text:p>269.178638941399</text:p>
          </table:table-cell>
          <table:table-cell office:value-type="float" office:value="317.726370510397" calcext:value-type="float">
            <text:p>317.726370510397</text:p>
          </table:table-cell>
          <table:table-cell office:value-type="float" office:value="252.819943289225" calcext:value-type="float">
            <text:p>252.819943289225</text:p>
          </table:table-cell>
          <table:table-cell office:value-type="float" office:value="346.179111531191" calcext:value-type="float">
            <text:p>346.179111531191</text:p>
          </table:table-cell>
          <table:table-cell office:value-type="float" office:value="297.509924385633" calcext:value-type="float">
            <text:p>297.509924385633</text:p>
          </table:table-cell>
          <table:table-cell office:value-type="float" office:value="382.283553875236" calcext:value-type="float">
            <text:p>382.283553875236</text:p>
          </table:table-cell>
          <table:table-cell office:value-type="float" office:value="288.823251417769" calcext:value-type="float">
            <text:p>288.823251417769</text:p>
          </table:table-cell>
          <table:table-cell office:value-type="float" office:value="340.854442344045" calcext:value-type="float">
            <text:p>340.854442344045</text:p>
          </table:table-cell>
          <table:table-cell office:value-type="float" office:value="303.166824196597" calcext:value-type="float">
            <text:p>303.166824196597</text:p>
          </table:table-cell>
          <table:table-cell office:value-type="float" office:value="431.614366729679" calcext:value-type="float">
            <text:p>431.614366729679</text:p>
          </table:table-cell>
          <table:table-cell office:value-type="float" office:value="383.415406427221" calcext:value-type="float">
            <text:p>383.415406427221</text:p>
          </table:table-cell>
          <table:table-cell office:value-type="float" office:value="789.338846880907" calcext:value-type="float">
            <text:p>789.338846880907</text:p>
          </table:table-cell>
          <table:table-cell office:value-type="float" office:value="2133.19187145558" calcext:value-type="float">
            <text:p>2133.19187145558</text:p>
          </table:table-cell>
          <table:table-cell office:value-type="float" office:value="2017.93005671078" calcext:value-type="float">
            <text:p>2017.93005671078</text:p>
          </table:table-cell>
          <table:table-cell office:value-type="float" office:value="3642.38657844991" calcext:value-type="float">
            <text:p>3642.38657844991</text:p>
          </table:table-cell>
          <table:table-cell office:value-type="float" office:value="3671.48393194707" calcext:value-type="float">
            <text:p>3671.48393194707</text:p>
          </table:table-cell>
          <table:table-cell office:value-type="float" office:value="2948.72353497164" calcext:value-type="float">
            <text:p>2948.72353497164</text:p>
          </table:table-cell>
          <table:table-cell office:value-type="float" office:value="3130.5061436673" calcext:value-type="float">
            <text:p>3130.5061436673</text:p>
          </table:table-cell>
          <table:table-cell table:number-columns-repeated="984"/>
        </table:table-row>
        <table:table-row table:style-name="ro1">
          <table:table-cell office:value-type="float" office:value="1879.44423440454" calcext:value-type="float">
            <text:p>1879.44423440454</text:p>
          </table:table-cell>
          <table:table-cell office:value-type="float" office:value="1985.24007561437" calcext:value-type="float">
            <text:p>1985.24007561437</text:p>
          </table:table-cell>
          <table:table-cell office:value-type="float" office:value="1887.49480151229" calcext:value-type="float">
            <text:p>1887.49480151229</text:p>
          </table:table-cell>
          <table:table-cell office:value-type="float" office:value="2549.12145557656" calcext:value-type="float">
            <text:p>2549.12145557656</text:p>
          </table:table-cell>
          <table:table-cell office:value-type="float" office:value="1551.6309073724" calcext:value-type="float">
            <text:p>1551.6309073724</text:p>
          </table:table-cell>
          <table:table-cell office:value-type="float" office:value="2798.96691871456" calcext:value-type="float">
            <text:p>2798.96691871456</text:p>
          </table:table-cell>
          <table:table-cell office:value-type="float" office:value="1769.65075614367" calcext:value-type="float">
            <text:p>1769.65075614367</text:p>
          </table:table-cell>
          <table:table-cell office:value-type="float" office:value="2815.31994328922" calcext:value-type="float">
            <text:p>2815.31994328922</text:p>
          </table:table-cell>
          <table:table-cell office:value-type="float" office:value="1288.8572778828" calcext:value-type="float">
            <text:p>1288.8572778828</text:p>
          </table:table-cell>
          <table:table-cell office:value-type="float" office:value="1580.3156899811" calcext:value-type="float">
            <text:p>1580.3156899811</text:p>
          </table:table-cell>
          <table:table-cell office:value-type="float" office:value="834.668714555766" calcext:value-type="float">
            <text:p>834.668714555766</text:p>
          </table:table-cell>
          <table:table-cell office:value-type="float" office:value="1100.89413988658" calcext:value-type="float">
            <text:p>1100.89413988658</text:p>
          </table:table-cell>
          <table:table-cell office:value-type="float" office:value="533.643667296786" calcext:value-type="float">
            <text:p>533.643667296786</text:p>
          </table:table-cell>
          <table:table-cell office:value-type="float" office:value="708.072306238185" calcext:value-type="float">
            <text:p>708.072306238185</text:p>
          </table:table-cell>
          <table:table-cell office:value-type="float" office:value="560.270793950851" calcext:value-type="float">
            <text:p>560.270793950851</text:p>
          </table:table-cell>
          <table:table-cell office:value-type="float" office:value="560.58034026465" calcext:value-type="float">
            <text:p>560.58034026465</text:p>
          </table:table-cell>
          <table:table-cell office:value-type="float" office:value="572.900756143667" calcext:value-type="float">
            <text:p>572.900756143667</text:p>
          </table:table-cell>
          <table:table-cell office:value-type="float" office:value="586.741020793951" calcext:value-type="float">
            <text:p>586.741020793951</text:p>
          </table:table-cell>
          <table:table-cell office:value-type="float" office:value="523.429584120983" calcext:value-type="float">
            <text:p>523.429584120983</text:p>
          </table:table-cell>
          <table:table-cell office:value-type="float" office:value="545.346880907373" calcext:value-type="float">
            <text:p>545.346880907373</text:p>
          </table:table-cell>
          <table:table-cell office:value-type="float" office:value="292.937618147448" calcext:value-type="float">
            <text:p>292.937618147448</text:p>
          </table:table-cell>
          <table:table-cell office:value-type="float" office:value="303.04347826087" calcext:value-type="float">
            <text:p>303.04347826087</text:p>
          </table:table-cell>
          <table:table-cell office:value-type="float" office:value="300.632797731569" calcext:value-type="float">
            <text:p>300.632797731569</text:p>
          </table:table-cell>
          <table:table-cell office:value-type="float" office:value="358.167769376181" calcext:value-type="float">
            <text:p>358.167769376181</text:p>
          </table:table-cell>
          <table:table-cell office:value-type="float" office:value="281.906427221172" calcext:value-type="float">
            <text:p>281.906427221172</text:p>
          </table:table-cell>
          <table:table-cell office:value-type="float" office:value="390.067107750473" calcext:value-type="float">
            <text:p>390.067107750473</text:p>
          </table:table-cell>
          <table:table-cell office:value-type="float" office:value="340" calcext:value-type="float">
            <text:p>340</text:p>
          </table:table-cell>
          <table:table-cell office:value-type="float" office:value="431.932892249527" calcext:value-type="float">
            <text:p>431.932892249527</text:p>
          </table:table-cell>
          <table:table-cell office:value-type="float" office:value="326.270321361059" calcext:value-type="float">
            <text:p>326.270321361059</text:p>
          </table:table-cell>
          <table:table-cell office:value-type="float" office:value="386.257088846881" calcext:value-type="float">
            <text:p>386.257088846881</text:p>
          </table:table-cell>
          <table:table-cell office:value-type="float" office:value="339.93572778828" calcext:value-type="float">
            <text:p>339.93572778828</text:p>
          </table:table-cell>
          <table:table-cell office:value-type="float" office:value="503.079395085066" calcext:value-type="float">
            <text:p>503.079395085066</text:p>
          </table:table-cell>
          <table:table-cell office:value-type="float" office:value="454.115311909263" calcext:value-type="float">
            <text:p>454.115311909263</text:p>
          </table:table-cell>
          <table:table-cell office:value-type="float" office:value="969.055765595463" calcext:value-type="float">
            <text:p>969.055765595463</text:p>
          </table:table-cell>
          <table:table-cell office:value-type="float" office:value="2598.62948960302" calcext:value-type="float">
            <text:p>2598.62948960302</text:p>
          </table:table-cell>
          <table:table-cell office:value-type="float" office:value="2461.32230623819" calcext:value-type="float">
            <text:p>2461.32230623819</text:p>
          </table:table-cell>
          <table:table-cell office:value-type="float" office:value="4310.04962192817" calcext:value-type="float">
            <text:p>4310.04962192817</text:p>
          </table:table-cell>
          <table:table-cell office:value-type="float" office:value="4314.21880907372" calcext:value-type="float">
            <text:p>4314.21880907372</text:p>
          </table:table-cell>
          <table:table-cell office:value-type="float" office:value="3549.33553875236" calcext:value-type="float">
            <text:p>3549.33553875236</text:p>
          </table:table-cell>
          <table:table-cell office:value-type="float" office:value="3732.31332703214" calcext:value-type="float">
            <text:p>3732.31332703214</text:p>
          </table:table-cell>
          <table:table-cell table:number-columns-repeated="984"/>
        </table:table-row>
        <table:table-row table:style-name="ro1">
          <table:table-cell office:value-type="float" office:value="2268.83412098299" calcext:value-type="float">
            <text:p>2268.83412098299</text:p>
          </table:table-cell>
          <table:table-cell office:value-type="float" office:value="2388.43620037807" calcext:value-type="float">
            <text:p>2388.43620037807</text:p>
          </table:table-cell>
          <table:table-cell office:value-type="float" office:value="2303.65879017013" calcext:value-type="float">
            <text:p>2303.65879017013</text:p>
          </table:table-cell>
          <table:table-cell office:value-type="float" office:value="3148.5836483932" calcext:value-type="float">
            <text:p>3148.5836483932</text:p>
          </table:table-cell>
          <table:table-cell office:value-type="float" office:value="1890.52221172023" calcext:value-type="float">
            <text:p>1890.52221172023</text:p>
          </table:table-cell>
          <table:table-cell office:value-type="float" office:value="3495.2145557656" calcext:value-type="float">
            <text:p>3495.2145557656</text:p>
          </table:table-cell>
          <table:table-cell office:value-type="float" office:value="2216.42816635161" calcext:value-type="float">
            <text:p>2216.42816635161</text:p>
          </table:table-cell>
          <table:table-cell office:value-type="float" office:value="3551.77741020794" calcext:value-type="float">
            <text:p>3551.77741020794</text:p>
          </table:table-cell>
          <table:table-cell office:value-type="float" office:value="1588.23771266541" calcext:value-type="float">
            <text:p>1588.23771266541</text:p>
          </table:table-cell>
          <table:table-cell office:value-type="float" office:value="1984.92155009452" calcext:value-type="float">
            <text:p>1984.92155009452</text:p>
          </table:table-cell>
          <table:table-cell office:value-type="float" office:value="972.554347826087" calcext:value-type="float">
            <text:p>972.554347826087</text:p>
          </table:table-cell>
          <table:table-cell office:value-type="float" office:value="1342.80056710775" calcext:value-type="float">
            <text:p>1342.80056710775</text:p>
          </table:table-cell>
          <table:table-cell office:value-type="float" office:value="566.444234404537" calcext:value-type="float">
            <text:p>566.444234404537</text:p>
          </table:table-cell>
          <table:table-cell office:value-type="float" office:value="793.51370510397" calcext:value-type="float">
            <text:p>793.51370510397</text:p>
          </table:table-cell>
          <table:table-cell office:value-type="float" office:value="582.918714555766" calcext:value-type="float">
            <text:p>582.918714555766</text:p>
          </table:table-cell>
          <table:table-cell office:value-type="float" office:value="585.356332703214" calcext:value-type="float">
            <text:p>585.356332703214</text:p>
          </table:table-cell>
          <table:table-cell office:value-type="float" office:value="596.882325141777" calcext:value-type="float">
            <text:p>596.882325141777</text:p>
          </table:table-cell>
          <table:table-cell office:value-type="float" office:value="609.45179584121" calcext:value-type="float">
            <text:p>609.45179584121</text:p>
          </table:table-cell>
          <table:table-cell office:value-type="float" office:value="540.676275992439" calcext:value-type="float">
            <text:p>540.676275992439</text:p>
          </table:table-cell>
          <table:table-cell office:value-type="float" office:value="564.159262759924" calcext:value-type="float">
            <text:p>564.159262759924</text:p>
          </table:table-cell>
          <table:table-cell office:value-type="float" office:value="326.178638941399" calcext:value-type="float">
            <text:p>326.178638941399</text:p>
          </table:table-cell>
          <table:table-cell office:value-type="float" office:value="336.931947069943" calcext:value-type="float">
            <text:p>336.931947069943</text:p>
          </table:table-cell>
          <table:table-cell office:value-type="float" office:value="337.151228733459" calcext:value-type="float">
            <text:p>337.151228733459</text:p>
          </table:table-cell>
          <table:table-cell office:value-type="float" office:value="402.13752362949" calcext:value-type="float">
            <text:p>402.13752362949</text:p>
          </table:table-cell>
          <table:table-cell office:value-type="float" office:value="313.984877126654" calcext:value-type="float">
            <text:p>313.984877126654</text:p>
          </table:table-cell>
          <table:table-cell office:value-type="float" office:value="433.460775047259" calcext:value-type="float">
            <text:p>433.460775047259</text:p>
          </table:table-cell>
          <table:table-cell office:value-type="float" office:value="385.887996219282" calcext:value-type="float">
            <text:p>385.887996219282</text:p>
          </table:table-cell>
          <table:table-cell office:value-type="float" office:value="484.898393194707" calcext:value-type="float">
            <text:p>484.898393194707</text:p>
          </table:table-cell>
          <table:table-cell office:value-type="float" office:value="367.660207939509" calcext:value-type="float">
            <text:p>367.660207939509</text:p>
          </table:table-cell>
          <table:table-cell office:value-type="float" office:value="436.909262759924" calcext:value-type="float">
            <text:p>436.909262759924</text:p>
          </table:table-cell>
          <table:table-cell office:value-type="float" office:value="383.719281663516" calcext:value-type="float">
            <text:p>383.719281663516</text:p>
          </table:table-cell>
          <table:table-cell office:value-type="float" office:value="582.46550094518" calcext:value-type="float">
            <text:p>582.46550094518</text:p>
          </table:table-cell>
          <table:table-cell office:value-type="float" office:value="542.773629489603" calcext:value-type="float">
            <text:p>542.773629489603</text:p>
          </table:table-cell>
          <table:table-cell office:value-type="float" office:value="1175.96975425331" calcext:value-type="float">
            <text:p>1175.96975425331</text:p>
          </table:table-cell>
          <table:table-cell office:value-type="float" office:value="3084.86625708885" calcext:value-type="float">
            <text:p>3084.86625708885</text:p>
          </table:table-cell>
          <table:table-cell office:value-type="float" office:value="2929.76465028355" calcext:value-type="float">
            <text:p>2929.76465028355</text:p>
          </table:table-cell>
          <table:table-cell office:value-type="float" office:value="4942.66257088847" calcext:value-type="float">
            <text:p>4942.66257088847</text:p>
          </table:table-cell>
          <table:table-cell office:value-type="float" office:value="4925.40879017013" calcext:value-type="float">
            <text:p>4925.40879017013</text:p>
          </table:table-cell>
          <table:table-cell office:value-type="float" office:value="4164.80671077505" calcext:value-type="float">
            <text:p>4164.80671077505</text:p>
          </table:table-cell>
          <table:table-cell office:value-type="float" office:value="4321.28449905482" calcext:value-type="float">
            <text:p>4321.28449905482</text:p>
          </table:table-cell>
          <table:table-cell table:number-columns-repeated="984"/>
        </table:table-row>
        <table:table-row table:style-name="ro1">
          <table:table-cell office:value-type="float" office:value="2767.12429111531" calcext:value-type="float">
            <text:p>2767.12429111531</text:p>
          </table:table-cell>
          <table:table-cell office:value-type="float" office:value="2907.13799621928" calcext:value-type="float">
            <text:p>2907.13799621928</text:p>
          </table:table-cell>
          <table:table-cell office:value-type="float" office:value="2858.38137996219" calcext:value-type="float">
            <text:p>2858.38137996219</text:p>
          </table:table-cell>
          <table:table-cell office:value-type="float" office:value="3921.6965973535" calcext:value-type="float">
            <text:p>3921.6965973535</text:p>
          </table:table-cell>
          <table:table-cell office:value-type="float" office:value="2353.38846880907" calcext:value-type="float">
            <text:p>2353.38846880907</text:p>
          </table:table-cell>
          <table:table-cell office:value-type="float" office:value="4352.16398865785" calcext:value-type="float">
            <text:p>4352.16398865785</text:p>
          </table:table-cell>
          <table:table-cell office:value-type="float" office:value="2825.04347826087" calcext:value-type="float">
            <text:p>2825.04347826087</text:p>
          </table:table-cell>
          <table:table-cell office:value-type="float" office:value="4457.03402646503" calcext:value-type="float">
            <text:p>4457.03402646503</text:p>
          </table:table-cell>
          <table:table-cell office:value-type="float" office:value="2000.01134215501" calcext:value-type="float">
            <text:p>2000.01134215501</text:p>
          </table:table-cell>
          <table:table-cell office:value-type="float" office:value="2515.73393194707" calcext:value-type="float">
            <text:p>2515.73393194707</text:p>
          </table:table-cell>
          <table:table-cell office:value-type="float" office:value="1157.452268431" calcext:value-type="float">
            <text:p>1157.452268431</text:p>
          </table:table-cell>
          <table:table-cell office:value-type="float" office:value="1653.91020793951" calcext:value-type="float">
            <text:p>1653.91020793951</text:p>
          </table:table-cell>
          <table:table-cell office:value-type="float" office:value="610.315217391304" calcext:value-type="float">
            <text:p>610.315217391304</text:p>
          </table:table-cell>
          <table:table-cell office:value-type="float" office:value="892.038279773157" calcext:value-type="float">
            <text:p>892.038279773157</text:p>
          </table:table-cell>
          <table:table-cell office:value-type="float" office:value="608.296313799622" calcext:value-type="float">
            <text:p>608.296313799622</text:p>
          </table:table-cell>
          <table:table-cell office:value-type="float" office:value="608.25" calcext:value-type="float">
            <text:p>608.25</text:p>
          </table:table-cell>
          <table:table-cell office:value-type="float" office:value="621.639413988658" calcext:value-type="float">
            <text:p>621.639413988658</text:p>
          </table:table-cell>
          <table:table-cell office:value-type="float" office:value="636.588374291115" calcext:value-type="float">
            <text:p>636.588374291115</text:p>
          </table:table-cell>
          <table:table-cell office:value-type="float" office:value="562.898393194707" calcext:value-type="float">
            <text:p>562.898393194707</text:p>
          </table:table-cell>
          <table:table-cell office:value-type="float" office:value="584.543950850662" calcext:value-type="float">
            <text:p>584.543950850662</text:p>
          </table:table-cell>
          <table:table-cell office:value-type="float" office:value="362.544896030246" calcext:value-type="float">
            <text:p>362.544896030246</text:p>
          </table:table-cell>
          <table:table-cell office:value-type="float" office:value="374.40595463138" calcext:value-type="float">
            <text:p>374.40595463138</text:p>
          </table:table-cell>
          <table:table-cell office:value-type="float" office:value="376.931947069943" calcext:value-type="float">
            <text:p>376.931947069943</text:p>
          </table:table-cell>
          <table:table-cell office:value-type="float" office:value="447.394612476371" calcext:value-type="float">
            <text:p>447.394612476371</text:p>
          </table:table-cell>
          <table:table-cell office:value-type="float" office:value="351.747164461248" calcext:value-type="float">
            <text:p>351.747164461248</text:p>
          </table:table-cell>
          <table:table-cell office:value-type="float" office:value="476.414461247637" calcext:value-type="float">
            <text:p>476.414461247637</text:p>
          </table:table-cell>
          <table:table-cell office:value-type="float" office:value="437.039224952741" calcext:value-type="float">
            <text:p>437.039224952741</text:p>
          </table:table-cell>
          <table:table-cell office:value-type="float" office:value="537.84404536862" calcext:value-type="float">
            <text:p>537.84404536862</text:p>
          </table:table-cell>
          <table:table-cell office:value-type="float" office:value="423.066635160681" calcext:value-type="float">
            <text:p>423.066635160681</text:p>
          </table:table-cell>
          <table:table-cell office:value-type="float" office:value="503.792060491493" calcext:value-type="float">
            <text:p>503.792060491493</text:p>
          </table:table-cell>
          <table:table-cell office:value-type="float" office:value="441.804820415879" calcext:value-type="float">
            <text:p>441.804820415879</text:p>
          </table:table-cell>
          <table:table-cell office:value-type="float" office:value="684.677693761815" calcext:value-type="float">
            <text:p>684.677693761815</text:p>
          </table:table-cell>
          <table:table-cell office:value-type="float" office:value="663.484877126654" calcext:value-type="float">
            <text:p>663.484877126654</text:p>
          </table:table-cell>
          <table:table-cell office:value-type="float" office:value="1452.61389413989" calcext:value-type="float">
            <text:p>1452.61389413989</text:p>
          </table:table-cell>
          <table:table-cell office:value-type="float" office:value="3680.71219281664" calcext:value-type="float">
            <text:p>3680.71219281664</text:p>
          </table:table-cell>
          <table:table-cell office:value-type="float" office:value="3495.80860113422" calcext:value-type="float">
            <text:p>3495.80860113422</text:p>
          </table:table-cell>
          <table:table-cell office:value-type="float" office:value="5682.77930056711" calcext:value-type="float">
            <text:p>5682.77930056711</text:p>
          </table:table-cell>
          <table:table-cell office:value-type="float" office:value="5657.01370510397" calcext:value-type="float">
            <text:p>5657.01370510397</text:p>
          </table:table-cell>
          <table:table-cell office:value-type="float" office:value="4923.65689981096" calcext:value-type="float">
            <text:p>4923.65689981096</text:p>
          </table:table-cell>
          <table:table-cell office:value-type="float" office:value="5027.20652173913" calcext:value-type="float">
            <text:p>5027.20652173913</text:p>
          </table:table-cell>
          <table:table-cell table:number-columns-repeated="984"/>
        </table:table-row>
        <table:table-row table:style-name="ro1">
          <table:table-cell office:value-type="float" office:value="3387.59168241966" calcext:value-type="float">
            <text:p>3387.59168241966</text:p>
          </table:table-cell>
          <table:table-cell office:value-type="float" office:value="3567.88657844991" calcext:value-type="float">
            <text:p>3567.88657844991</text:p>
          </table:table-cell>
          <table:table-cell office:value-type="float" office:value="3553.23913043478" calcext:value-type="float">
            <text:p>3553.23913043478</text:p>
          </table:table-cell>
          <table:table-cell office:value-type="float" office:value="4846.89319470699" calcext:value-type="float">
            <text:p>4846.89319470699</text:p>
          </table:table-cell>
          <table:table-cell office:value-type="float" office:value="2948.12003780718" calcext:value-type="float">
            <text:p>2948.12003780718</text:p>
          </table:table-cell>
          <table:table-cell office:value-type="float" office:value="5311.43383742911" calcext:value-type="float">
            <text:p>5311.43383742911</text:p>
          </table:table-cell>
          <table:table-cell office:value-type="float" office:value="3606.96928166352" calcext:value-type="float">
            <text:p>3606.96928166352</text:p>
          </table:table-cell>
          <table:table-cell office:value-type="float" office:value="5435.91446124764" calcext:value-type="float">
            <text:p>5435.91446124764</text:p>
          </table:table-cell>
          <table:table-cell office:value-type="float" office:value="2534.97589792061" calcext:value-type="float">
            <text:p>2534.97589792061</text:p>
          </table:table-cell>
          <table:table-cell office:value-type="float" office:value="3173.18667296786" calcext:value-type="float">
            <text:p>3173.18667296786</text:p>
          </table:table-cell>
          <table:table-cell office:value-type="float" office:value="1394.2202268431" calcext:value-type="float">
            <text:p>1394.2202268431</text:p>
          </table:table-cell>
          <table:table-cell office:value-type="float" office:value="2029.28969754253" calcext:value-type="float">
            <text:p>2029.28969754253</text:p>
          </table:table-cell>
          <table:table-cell office:value-type="float" office:value="665.418714555766" calcext:value-type="float">
            <text:p>665.418714555766</text:p>
          </table:table-cell>
          <table:table-cell office:value-type="float" office:value="999.737712665406" calcext:value-type="float">
            <text:p>999.737712665406</text:p>
          </table:table-cell>
          <table:table-cell office:value-type="float" office:value="633.753780718336" calcext:value-type="float">
            <text:p>633.753780718336</text:p>
          </table:table-cell>
          <table:table-cell office:value-type="float" office:value="636.026465028355" calcext:value-type="float">
            <text:p>636.026465028355</text:p>
          </table:table-cell>
          <table:table-cell office:value-type="float" office:value="647.134215500945" calcext:value-type="float">
            <text:p>647.134215500945</text:p>
          </table:table-cell>
          <table:table-cell office:value-type="float" office:value="662.836011342155" calcext:value-type="float">
            <text:p>662.836011342155</text:p>
          </table:table-cell>
          <table:table-cell office:value-type="float" office:value="586.439508506616" calcext:value-type="float">
            <text:p>586.439508506616</text:p>
          </table:table-cell>
          <table:table-cell office:value-type="float" office:value="608.37381852552" calcext:value-type="float">
            <text:p>608.37381852552</text:p>
          </table:table-cell>
          <table:table-cell office:value-type="float" office:value="406.56190926276" calcext:value-type="float">
            <text:p>406.56190926276</text:p>
          </table:table-cell>
          <table:table-cell office:value-type="float" office:value="420.213610586011" calcext:value-type="float">
            <text:p>420.213610586011</text:p>
          </table:table-cell>
          <table:table-cell office:value-type="float" office:value="426.762759924386" calcext:value-type="float">
            <text:p>426.762759924386</text:p>
          </table:table-cell>
          <table:table-cell office:value-type="float" office:value="499.631852551985" calcext:value-type="float">
            <text:p>499.631852551985</text:p>
          </table:table-cell>
          <table:table-cell office:value-type="float" office:value="397.560964083176" calcext:value-type="float">
            <text:p>397.560964083176</text:p>
          </table:table-cell>
          <table:table-cell office:value-type="float" office:value="526.372400756144" calcext:value-type="float">
            <text:p>526.372400756144</text:p>
          </table:table-cell>
          <table:table-cell office:value-type="float" office:value="500.551984877127" calcext:value-type="float">
            <text:p>500.551984877127</text:p>
          </table:table-cell>
          <table:table-cell office:value-type="float" office:value="599.730623818526" calcext:value-type="float">
            <text:p>599.730623818526</text:p>
          </table:table-cell>
          <table:table-cell office:value-type="float" office:value="485.060491493384" calcext:value-type="float">
            <text:p>485.060491493384</text:p>
          </table:table-cell>
          <table:table-cell office:value-type="float" office:value="577.348298676749" calcext:value-type="float">
            <text:p>577.348298676749</text:p>
          </table:table-cell>
          <table:table-cell office:value-type="float" office:value="507.931947069943" calcext:value-type="float">
            <text:p>507.931947069943</text:p>
          </table:table-cell>
          <table:table-cell office:value-type="float" office:value="802.871928166352" calcext:value-type="float">
            <text:p>802.871928166352</text:p>
          </table:table-cell>
          <table:table-cell office:value-type="float" office:value="814.09168241966" calcext:value-type="float">
            <text:p>814.09168241966</text:p>
          </table:table-cell>
          <table:table-cell office:value-type="float" office:value="1771.1843100189" calcext:value-type="float">
            <text:p>1771.1843100189</text:p>
          </table:table-cell>
          <table:table-cell office:value-type="float" office:value="4267.797731569" calcext:value-type="float">
            <text:p>4267.797731569</text:p>
          </table:table-cell>
          <table:table-cell office:value-type="float" office:value="4075.79631379962" calcext:value-type="float">
            <text:p>4075.79631379962</text:p>
          </table:table-cell>
          <table:table-cell office:value-type="float" office:value="6374.68903591683" calcext:value-type="float">
            <text:p>6374.68903591683</text:p>
          </table:table-cell>
          <table:table-cell office:value-type="float" office:value="6324.70085066163" calcext:value-type="float">
            <text:p>6324.70085066163</text:p>
          </table:table-cell>
          <table:table-cell office:value-type="float" office:value="5658.50756143667" calcext:value-type="float">
            <text:p>5658.50756143667</text:p>
          </table:table-cell>
          <table:table-cell office:value-type="float" office:value="5701.0775047259" calcext:value-type="float">
            <text:p>5701.0775047259</text:p>
          </table:table-cell>
          <table:table-cell table:number-columns-repeated="984"/>
        </table:table-row>
        <table:table-row table:style-name="ro1">
          <table:table-cell office:value-type="float" office:value="4145.11105860114" calcext:value-type="float">
            <text:p>4145.11105860114</text:p>
          </table:table-cell>
          <table:table-cell office:value-type="float" office:value="4378.23724007561" calcext:value-type="float">
            <text:p>4378.23724007561</text:p>
          </table:table-cell>
          <table:table-cell office:value-type="float" office:value="4410.51937618147" calcext:value-type="float">
            <text:p>4410.51937618147</text:p>
          </table:table-cell>
          <table:table-cell office:value-type="float" office:value="5922.31947069943" calcext:value-type="float">
            <text:p>5922.31947069943</text:p>
          </table:table-cell>
          <table:table-cell office:value-type="float" office:value="3696.61483931947" calcext:value-type="float">
            <text:p>3696.61483931947</text:p>
          </table:table-cell>
          <table:table-cell office:value-type="float" office:value="6322.3752362949" calcext:value-type="float">
            <text:p>6322.3752362949</text:p>
          </table:table-cell>
          <table:table-cell office:value-type="float" office:value="4532.11342155009" calcext:value-type="float">
            <text:p>4532.11342155009</text:p>
          </table:table-cell>
          <table:table-cell office:value-type="float" office:value="6442.36862003781" calcext:value-type="float">
            <text:p>6442.36862003781</text:p>
          </table:table-cell>
          <table:table-cell office:value-type="float" office:value="3189.4347826087" calcext:value-type="float">
            <text:p>3189.4347826087</text:p>
          </table:table-cell>
          <table:table-cell office:value-type="float" office:value="3917.20132325142" calcext:value-type="float">
            <text:p>3917.20132325142</text:p>
          </table:table-cell>
          <table:table-cell office:value-type="float" office:value="1686.5656899811" calcext:value-type="float">
            <text:p>1686.5656899811</text:p>
          </table:table-cell>
          <table:table-cell office:value-type="float" office:value="2459.13185255199" calcext:value-type="float">
            <text:p>2459.13185255199</text:p>
          </table:table-cell>
          <table:table-cell office:value-type="float" office:value="731.891776937618" calcext:value-type="float">
            <text:p>731.891776937618</text:p>
          </table:table-cell>
          <table:table-cell office:value-type="float" office:value="1107.72258979206" calcext:value-type="float">
            <text:p>1107.72258979206</text:p>
          </table:table-cell>
          <table:table-cell office:value-type="float" office:value="658.300567107751" calcext:value-type="float">
            <text:p>658.300567107751</text:p>
          </table:table-cell>
          <table:table-cell office:value-type="float" office:value="661.214083175803" calcext:value-type="float">
            <text:p>661.214083175803</text:p>
          </table:table-cell>
          <table:table-cell office:value-type="float" office:value="673.523156899811" calcext:value-type="float">
            <text:p>673.523156899811</text:p>
          </table:table-cell>
          <table:table-cell office:value-type="float" office:value="687.823724007561" calcext:value-type="float">
            <text:p>687.823724007561</text:p>
          </table:table-cell>
          <table:table-cell office:value-type="float" office:value="609.057183364839" calcext:value-type="float">
            <text:p>609.057183364839</text:p>
          </table:table-cell>
          <table:table-cell office:value-type="float" office:value="629.939035916824" calcext:value-type="float">
            <text:p>629.939035916824</text:p>
          </table:table-cell>
          <table:table-cell office:value-type="float" office:value="449.765595463138" calcext:value-type="float">
            <text:p>449.765595463138</text:p>
          </table:table-cell>
          <table:table-cell office:value-type="float" office:value="466.270321361059" calcext:value-type="float">
            <text:p>466.270321361059</text:p>
          </table:table-cell>
          <table:table-cell office:value-type="float" office:value="474.98629489603" calcext:value-type="float">
            <text:p>474.98629489603</text:p>
          </table:table-cell>
          <table:table-cell office:value-type="float" office:value="552.891304347826" calcext:value-type="float">
            <text:p>552.891304347826</text:p>
          </table:table-cell>
          <table:table-cell office:value-type="float" office:value="446.706994328923" calcext:value-type="float">
            <text:p>446.706994328923</text:p>
          </table:table-cell>
          <table:table-cell office:value-type="float" office:value="576.780245746692" calcext:value-type="float">
            <text:p>576.780245746692</text:p>
          </table:table-cell>
          <table:table-cell office:value-type="float" office:value="564.051512287335" calcext:value-type="float">
            <text:p>564.051512287335</text:p>
          </table:table-cell>
          <table:table-cell office:value-type="float" office:value="665.241965973535" calcext:value-type="float">
            <text:p>665.241965973535</text:p>
          </table:table-cell>
          <table:table-cell office:value-type="float" office:value="553.735349716446" calcext:value-type="float">
            <text:p>553.735349716446</text:p>
          </table:table-cell>
          <table:table-cell office:value-type="float" office:value="660.191398865785" calcext:value-type="float">
            <text:p>660.191398865785</text:p>
          </table:table-cell>
          <table:table-cell office:value-type="float" office:value="588.5595463138" calcext:value-type="float">
            <text:p>588.5595463138</text:p>
          </table:table-cell>
          <table:table-cell office:value-type="float" office:value="939.350661625709" calcext:value-type="float">
            <text:p>939.350661625709</text:p>
          </table:table-cell>
          <table:table-cell office:value-type="float" office:value="995.711720226843" calcext:value-type="float">
            <text:p>995.711720226843</text:p>
          </table:table-cell>
          <table:table-cell office:value-type="float" office:value="2140.31947069943" calcext:value-type="float">
            <text:p>2140.31947069943</text:p>
          </table:table-cell>
          <table:table-cell office:value-type="float" office:value="4855.03024574669" calcext:value-type="float">
            <text:p>4855.03024574669</text:p>
          </table:table-cell>
          <table:table-cell office:value-type="float" office:value="4664.38846880907" calcext:value-type="float">
            <text:p>4664.38846880907</text:p>
          </table:table-cell>
          <table:table-cell office:value-type="float" office:value="7042.71691871456" calcext:value-type="float">
            <text:p>7042.71691871456</text:p>
          </table:table-cell>
          <table:table-cell office:value-type="float" office:value="6994.66257088847" calcext:value-type="float">
            <text:p>6994.66257088847</text:p>
          </table:table-cell>
          <table:table-cell office:value-type="float" office:value="6393.61342155009" calcext:value-type="float">
            <text:p>6393.61342155009</text:p>
          </table:table-cell>
          <table:table-cell office:value-type="float" office:value="6387.47400756144" calcext:value-type="float">
            <text:p>6387.47400756144</text:p>
          </table:table-cell>
          <table:table-cell table:number-columns-repeated="984"/>
        </table:table-row>
        <table:table-row table:style-name="ro1">
          <table:table-cell office:value-type="float" office:value="5031.19565217391" calcext:value-type="float">
            <text:p>5031.19565217391</text:p>
          </table:table-cell>
          <table:table-cell office:value-type="float" office:value="5364.11814744802" calcext:value-type="float">
            <text:p>5364.11814744802</text:p>
          </table:table-cell>
          <table:table-cell office:value-type="float" office:value="5429.55056710775" calcext:value-type="float">
            <text:p>5429.55056710775</text:p>
          </table:table-cell>
          <table:table-cell office:value-type="float" office:value="7116.63043478261" calcext:value-type="float">
            <text:p>7116.63043478261</text:p>
          </table:table-cell>
          <table:table-cell office:value-type="float" office:value="4617.91587901701" calcext:value-type="float">
            <text:p>4617.91587901701</text:p>
          </table:table-cell>
          <table:table-cell office:value-type="float" office:value="7328.8275047259" calcext:value-type="float">
            <text:p>7328.8275047259</text:p>
          </table:table-cell>
          <table:table-cell office:value-type="float" office:value="5566.44517958412" calcext:value-type="float">
            <text:p>5566.44517958412</text:p>
          </table:table-cell>
          <table:table-cell office:value-type="float" office:value="7433.31663516068" calcext:value-type="float">
            <text:p>7433.31663516068</text:p>
          </table:table-cell>
          <table:table-cell office:value-type="float" office:value="3942.71172022684" calcext:value-type="float">
            <text:p>3942.71172022684</text:p>
          </table:table-cell>
          <table:table-cell office:value-type="float" office:value="4706.73345935728" calcext:value-type="float">
            <text:p>4706.73345935728</text:p>
          </table:table-cell>
          <table:table-cell office:value-type="float" office:value="2033.74338374291" calcext:value-type="float">
            <text:p>2033.74338374291</text:p>
          </table:table-cell>
          <table:table-cell office:value-type="float" office:value="2922.44187145558" calcext:value-type="float">
            <text:p>2922.44187145558</text:p>
          </table:table-cell>
          <table:table-cell office:value-type="float" office:value="813.238185255199" calcext:value-type="float">
            <text:p>813.238185255199</text:p>
          </table:table-cell>
          <table:table-cell office:value-type="float" office:value="1214.31805293006" calcext:value-type="float">
            <text:p>1214.31805293006</text:p>
          </table:table-cell>
          <table:table-cell office:value-type="float" office:value="681.458412098299" calcext:value-type="float">
            <text:p>681.458412098299</text:p>
          </table:table-cell>
          <table:table-cell office:value-type="float" office:value="686.835066162571" calcext:value-type="float">
            <text:p>686.835066162571</text:p>
          </table:table-cell>
          <table:table-cell office:value-type="float" office:value="696.155482041588" calcext:value-type="float">
            <text:p>696.155482041588</text:p>
          </table:table-cell>
          <table:table-cell office:value-type="float" office:value="712.128071833648" calcext:value-type="float">
            <text:p>712.128071833648</text:p>
          </table:table-cell>
          <table:table-cell office:value-type="float" office:value="633.342155009452" calcext:value-type="float">
            <text:p>633.342155009452</text:p>
          </table:table-cell>
          <table:table-cell office:value-type="float" office:value="655.285444234405" calcext:value-type="float">
            <text:p>655.285444234405</text:p>
          </table:table-cell>
          <table:table-cell office:value-type="float" office:value="495.890359168242" calcext:value-type="float">
            <text:p>495.890359168242</text:p>
          </table:table-cell>
          <table:table-cell office:value-type="float" office:value="515.895085066163" calcext:value-type="float">
            <text:p>515.895085066163</text:p>
          </table:table-cell>
          <table:table-cell office:value-type="float" office:value="527.710302457467" calcext:value-type="float">
            <text:p>527.710302457467</text:p>
          </table:table-cell>
          <table:table-cell office:value-type="float" office:value="609.63988657845" calcext:value-type="float">
            <text:p>609.63988657845</text:p>
          </table:table-cell>
          <table:table-cell office:value-type="float" office:value="501.007561436673" calcext:value-type="float">
            <text:p>501.007561436673</text:p>
          </table:table-cell>
          <table:table-cell office:value-type="float" office:value="633.319470699433" calcext:value-type="float">
            <text:p>633.319470699433</text:p>
          </table:table-cell>
          <table:table-cell office:value-type="float" office:value="633.003780718336" calcext:value-type="float">
            <text:p>633.003780718336</text:p>
          </table:table-cell>
          <table:table-cell office:value-type="float" office:value="735.11247637051" calcext:value-type="float">
            <text:p>735.11247637051</text:p>
          </table:table-cell>
          <table:table-cell office:value-type="float" office:value="620.240075614367" calcext:value-type="float">
            <text:p>620.240075614367</text:p>
          </table:table-cell>
          <table:table-cell office:value-type="float" office:value="737.390359168242" calcext:value-type="float">
            <text:p>737.390359168242</text:p>
          </table:table-cell>
          <table:table-cell office:value-type="float" office:value="673.164461247637" calcext:value-type="float">
            <text:p>673.164461247637</text:p>
          </table:table-cell>
          <table:table-cell office:value-type="float" office:value="1073.98298676749" calcext:value-type="float">
            <text:p>1073.98298676749</text:p>
          </table:table-cell>
          <table:table-cell office:value-type="float" office:value="1193.19706994329" calcext:value-type="float">
            <text:p>1193.19706994329</text:p>
          </table:table-cell>
          <table:table-cell office:value-type="float" office:value="2506.87051039698" calcext:value-type="float">
            <text:p>2506.87051039698</text:p>
          </table:table-cell>
          <table:table-cell office:value-type="float" office:value="5342.83884688091" calcext:value-type="float">
            <text:p>5342.83884688091</text:p>
          </table:table-cell>
          <table:table-cell office:value-type="float" office:value="5156.66587901701" calcext:value-type="float">
            <text:p>5156.66587901701</text:p>
          </table:table-cell>
          <table:table-cell office:value-type="float" office:value="7566.37003780718" calcext:value-type="float">
            <text:p>7566.37003780718</text:p>
          </table:table-cell>
          <table:table-cell office:value-type="float" office:value="7511.58128544424" calcext:value-type="float">
            <text:p>7511.58128544424</text:p>
          </table:table-cell>
          <table:table-cell office:value-type="float" office:value="6945.31710775047" calcext:value-type="float">
            <text:p>6945.31710775047</text:p>
          </table:table-cell>
          <table:table-cell office:value-type="float" office:value="6915.34735349716" calcext:value-type="float">
            <text:p>6915.34735349716</text:p>
          </table:table-cell>
          <table:table-cell table:number-columns-repeated="984"/>
        </table:table-row>
        <table:table-row table:style-name="ro1">
          <table:table-cell office:value-type="float" office:value="6016.45935727788" calcext:value-type="float">
            <text:p>6016.45935727788</text:p>
          </table:table-cell>
          <table:table-cell office:value-type="float" office:value="6470.90075614367" calcext:value-type="float">
            <text:p>6470.90075614367</text:p>
          </table:table-cell>
          <table:table-cell office:value-type="float" office:value="6536.19754253308" calcext:value-type="float">
            <text:p>6536.19754253308</text:p>
          </table:table-cell>
          <table:table-cell office:value-type="float" office:value="8310.81332703214" calcext:value-type="float">
            <text:p>8310.81332703214</text:p>
          </table:table-cell>
          <table:table-cell office:value-type="float" office:value="5655.96550094518" calcext:value-type="float">
            <text:p>5655.96550094518</text:p>
          </table:table-cell>
          <table:table-cell office:value-type="float" office:value="8277.94092627599" calcext:value-type="float">
            <text:p>8277.94092627599</text:p>
          </table:table-cell>
          <table:table-cell office:value-type="float" office:value="6611.83459357278" calcext:value-type="float">
            <text:p>6611.83459357278</text:p>
          </table:table-cell>
          <table:table-cell office:value-type="float" office:value="8361.21313799622" calcext:value-type="float">
            <text:p>8361.21313799622</text:p>
          </table:table-cell>
          <table:table-cell office:value-type="float" office:value="4764.76228733459" calcext:value-type="float">
            <text:p>4764.76228733459</text:p>
          </table:table-cell>
          <table:table-cell office:value-type="float" office:value="5510.56899810964" calcext:value-type="float">
            <text:p>5510.56899810964</text:p>
          </table:table-cell>
          <table:table-cell office:value-type="float" office:value="2442.48487712665" calcext:value-type="float">
            <text:p>2442.48487712665</text:p>
          </table:table-cell>
          <table:table-cell office:value-type="float" office:value="3425.46313799622" calcext:value-type="float">
            <text:p>3425.46313799622</text:p>
          </table:table-cell>
          <table:table-cell office:value-type="float" office:value="910.301039697543" calcext:value-type="float">
            <text:p>910.301039697543</text:p>
          </table:table-cell>
          <table:table-cell office:value-type="float" office:value="1311.23393194707" calcext:value-type="float">
            <text:p>1311.23393194707</text:p>
          </table:table-cell>
          <table:table-cell office:value-type="float" office:value="703.26606805293" calcext:value-type="float">
            <text:p>703.26606805293</text:p>
          </table:table-cell>
          <table:table-cell office:value-type="float" office:value="710.78213610586" calcext:value-type="float">
            <text:p>710.78213610586</text:p>
          </table:table-cell>
          <table:table-cell office:value-type="float" office:value="719.385160680529" calcext:value-type="float">
            <text:p>719.385160680529</text:p>
          </table:table-cell>
          <table:table-cell office:value-type="float" office:value="736.677693761815" calcext:value-type="float">
            <text:p>736.677693761815</text:p>
          </table:table-cell>
          <table:table-cell office:value-type="float" office:value="656.553402646503" calcext:value-type="float">
            <text:p>656.553402646503</text:p>
          </table:table-cell>
          <table:table-cell office:value-type="float" office:value="678.373345935728" calcext:value-type="float">
            <text:p>678.373345935728</text:p>
          </table:table-cell>
          <table:table-cell office:value-type="float" office:value="542.087901701323" calcext:value-type="float">
            <text:p>542.087901701323</text:p>
          </table:table-cell>
          <table:table-cell office:value-type="float" office:value="566.51843100189" calcext:value-type="float">
            <text:p>566.51843100189</text:p>
          </table:table-cell>
          <table:table-cell office:value-type="float" office:value="580.046313799622" calcext:value-type="float">
            <text:p>580.046313799622</text:p>
          </table:table-cell>
          <table:table-cell office:value-type="float" office:value="669.932892249527" calcext:value-type="float">
            <text:p>669.932892249527</text:p>
          </table:table-cell>
          <table:table-cell office:value-type="float" office:value="559.812854442344" calcext:value-type="float">
            <text:p>559.812854442344</text:p>
          </table:table-cell>
          <table:table-cell office:value-type="float" office:value="690.920604914934" calcext:value-type="float">
            <text:p>690.920604914934</text:p>
          </table:table-cell>
          <table:table-cell office:value-type="float" office:value="705.960775047259" calcext:value-type="float">
            <text:p>705.960775047259</text:p>
          </table:table-cell>
          <table:table-cell office:value-type="float" office:value="813.64224952741" calcext:value-type="float">
            <text:p>813.64224952741</text:p>
          </table:table-cell>
          <table:table-cell office:value-type="float" office:value="717.719754253308" calcext:value-type="float">
            <text:p>717.719754253308</text:p>
          </table:table-cell>
          <table:table-cell office:value-type="float" office:value="847.068052930057" calcext:value-type="float">
            <text:p>847.068052930057</text:p>
          </table:table-cell>
          <table:table-cell office:value-type="float" office:value="805.741020793951" calcext:value-type="float">
            <text:p>805.741020793951</text:p>
          </table:table-cell>
          <table:table-cell office:value-type="float" office:value="1275.36247637051" calcext:value-type="float">
            <text:p>1275.36247637051</text:p>
          </table:table-cell>
          <table:table-cell office:value-type="float" office:value="1481.79111531191" calcext:value-type="float">
            <text:p>1481.79111531191</text:p>
          </table:table-cell>
          <table:table-cell office:value-type="float" office:value="3018.49291115312" calcext:value-type="float">
            <text:p>3018.49291115312</text:p>
          </table:table-cell>
          <table:table-cell office:value-type="float" office:value="6064.36011342155" calcext:value-type="float">
            <text:p>6064.36011342155</text:p>
          </table:table-cell>
          <table:table-cell office:value-type="float" office:value="5888.39319470699" calcext:value-type="float">
            <text:p>5888.39319470699</text:p>
          </table:table-cell>
          <table:table-cell office:value-type="float" office:value="8406.23062381853" calcext:value-type="float">
            <text:p>8406.23062381853</text:p>
          </table:table-cell>
          <table:table-cell office:value-type="float" office:value="8358.28638941399" calcext:value-type="float">
            <text:p>8358.28638941399</text:p>
          </table:table-cell>
          <table:table-cell office:value-type="float" office:value="7765.02835538752" calcext:value-type="float">
            <text:p>7765.02835538752</text:p>
          </table:table-cell>
          <table:table-cell office:value-type="float" office:value="7692.87665406427" calcext:value-type="float">
            <text:p>7692.87665406427</text:p>
          </table:table-cell>
          <table:table-cell table:number-columns-repeated="984"/>
        </table:table-row>
        <table:table-row table:style-name="ro1">
          <table:table-cell office:value-type="float" office:value="7040.1129489603" calcext:value-type="float">
            <text:p>7040.1129489603</text:p>
          </table:table-cell>
          <table:table-cell office:value-type="float" office:value="7534.73771266541" calcext:value-type="float">
            <text:p>7534.73771266541</text:p>
          </table:table-cell>
          <table:table-cell office:value-type="float" office:value="7637.85018903592" calcext:value-type="float">
            <text:p>7637.85018903592</text:p>
          </table:table-cell>
          <table:table-cell office:value-type="float" office:value="9411.21644612476" calcext:value-type="float">
            <text:p>9411.21644612476</text:p>
          </table:table-cell>
          <table:table-cell office:value-type="float" office:value="6715.95699432892" calcext:value-type="float">
            <text:p>6715.95699432892</text:p>
          </table:table-cell>
          <table:table-cell office:value-type="float" office:value="9185.99007561437" calcext:value-type="float">
            <text:p>9185.99007561437</text:p>
          </table:table-cell>
          <table:table-cell office:value-type="float" office:value="7600.21030245747" calcext:value-type="float">
            <text:p>7600.21030245747</text:p>
          </table:table-cell>
          <table:table-cell office:value-type="float" office:value="9236.5056710775" calcext:value-type="float">
            <text:p>9236.5056710775</text:p>
          </table:table-cell>
          <table:table-cell office:value-type="float" office:value="5603.82939508507" calcext:value-type="float">
            <text:p>5603.82939508507</text:p>
          </table:table-cell>
          <table:table-cell office:value-type="float" office:value="6285.29914933837" calcext:value-type="float">
            <text:p>6285.29914933837</text:p>
          </table:table-cell>
          <table:table-cell office:value-type="float" office:value="2904.56096408318" calcext:value-type="float">
            <text:p>2904.56096408318</text:p>
          </table:table-cell>
          <table:table-cell office:value-type="float" office:value="3926.66351606805" calcext:value-type="float">
            <text:p>3926.66351606805</text:p>
          </table:table-cell>
          <table:table-cell office:value-type="float" office:value="1017.11720226843" calcext:value-type="float">
            <text:p>1017.11720226843</text:p>
          </table:table-cell>
          <table:table-cell office:value-type="float" office:value="1397.81332703214" calcext:value-type="float">
            <text:p>1397.81332703214</text:p>
          </table:table-cell>
          <table:table-cell office:value-type="float" office:value="724.670604914934" calcext:value-type="float">
            <text:p>724.670604914934</text:p>
          </table:table-cell>
          <table:table-cell office:value-type="float" office:value="734.280718336484" calcext:value-type="float">
            <text:p>734.280718336484</text:p>
          </table:table-cell>
          <table:table-cell office:value-type="float" office:value="740.241965973535" calcext:value-type="float">
            <text:p>740.241965973535</text:p>
          </table:table-cell>
          <table:table-cell office:value-type="float" office:value="754.127126654064" calcext:value-type="float">
            <text:p>754.127126654064</text:p>
          </table:table-cell>
          <table:table-cell office:value-type="float" office:value="677.471172022684" calcext:value-type="float">
            <text:p>677.471172022684</text:p>
          </table:table-cell>
          <table:table-cell office:value-type="float" office:value="699.599716446125" calcext:value-type="float">
            <text:p>699.599716446125</text:p>
          </table:table-cell>
          <table:table-cell office:value-type="float" office:value="586.59640831758" calcext:value-type="float">
            <text:p>586.59640831758</text:p>
          </table:table-cell>
          <table:table-cell office:value-type="float" office:value="610.189035916824" calcext:value-type="float">
            <text:p>610.189035916824</text:p>
          </table:table-cell>
          <table:table-cell office:value-type="float" office:value="632.70179584121" calcext:value-type="float">
            <text:p>632.70179584121</text:p>
          </table:table-cell>
          <table:table-cell office:value-type="float" office:value="721.928638941399" calcext:value-type="float">
            <text:p>721.928638941399</text:p>
          </table:table-cell>
          <table:table-cell office:value-type="float" office:value="617.04820415879" calcext:value-type="float">
            <text:p>617.04820415879</text:p>
          </table:table-cell>
          <table:table-cell office:value-type="float" office:value="746.968336483932" calcext:value-type="float">
            <text:p>746.968336483932</text:p>
          </table:table-cell>
          <table:table-cell office:value-type="float" office:value="779.243383742911" calcext:value-type="float">
            <text:p>779.243383742911</text:p>
          </table:table-cell>
          <table:table-cell office:value-type="float" office:value="887.835066162571" calcext:value-type="float">
            <text:p>887.835066162571</text:p>
          </table:table-cell>
          <table:table-cell office:value-type="float" office:value="812.345463137996" calcext:value-type="float">
            <text:p>812.345463137996</text:p>
          </table:table-cell>
          <table:table-cell office:value-type="float" office:value="953.269376181475" calcext:value-type="float">
            <text:p>953.269376181475</text:p>
          </table:table-cell>
          <table:table-cell office:value-type="float" office:value="948.912570888469" calcext:value-type="float">
            <text:p>948.912570888469</text:p>
          </table:table-cell>
          <table:table-cell office:value-type="float" office:value="1474.80765595463" calcext:value-type="float">
            <text:p>1474.80765595463</text:p>
          </table:table-cell>
          <table:table-cell office:value-type="float" office:value="1794.46975425331" calcext:value-type="float">
            <text:p>1794.46975425331</text:p>
          </table:table-cell>
          <table:table-cell office:value-type="float" office:value="3519.57230623819" calcext:value-type="float">
            <text:p>3519.57230623819</text:p>
          </table:table-cell>
          <table:table-cell office:value-type="float" office:value="6683.17485822306" calcext:value-type="float">
            <text:p>6683.17485822306</text:p>
          </table:table-cell>
          <table:table-cell office:value-type="float" office:value="6511.05860113422" calcext:value-type="float">
            <text:p>6511.05860113422</text:p>
          </table:table-cell>
          <table:table-cell office:value-type="float" office:value="9103.61105860114" calcext:value-type="float">
            <text:p>9103.61105860114</text:p>
          </table:table-cell>
          <table:table-cell office:value-type="float" office:value="9050.85207939509" calcext:value-type="float">
            <text:p>9050.85207939509</text:p>
          </table:table-cell>
          <table:table-cell office:value-type="float" office:value="8423.6904536862" calcext:value-type="float">
            <text:p>8423.6904536862</text:p>
          </table:table-cell>
          <table:table-cell office:value-type="float" office:value="8318.03308128544" calcext:value-type="float">
            <text:p>8318.03308128544</text:p>
          </table:table-cell>
          <table:table-cell table:number-columns-repeated="984"/>
        </table:table-row>
        <table:table-row table:style-name="ro1">
          <table:table-cell office:value-type="float" office:value="8047.47684310019" calcext:value-type="float">
            <text:p>8047.47684310019</text:p>
          </table:table-cell>
          <table:table-cell office:value-type="float" office:value="8564.41446124764" calcext:value-type="float">
            <text:p>8564.41446124764</text:p>
          </table:table-cell>
          <table:table-cell office:value-type="float" office:value="8700.44801512287" calcext:value-type="float">
            <text:p>8700.44801512287</text:p>
          </table:table-cell>
          <table:table-cell office:value-type="float" office:value="10446.1346880907" calcext:value-type="float">
            <text:p>10446.1346880907</text:p>
          </table:table-cell>
          <table:table-cell office:value-type="float" office:value="7758.61153119093" calcext:value-type="float">
            <text:p>7758.61153119093</text:p>
          </table:table-cell>
          <table:table-cell office:value-type="float" office:value="10064.4494328923" calcext:value-type="float">
            <text:p>10064.4494328923</text:p>
          </table:table-cell>
          <table:table-cell office:value-type="float" office:value="8537.26465028355" calcext:value-type="float">
            <text:p>8537.26465028355</text:p>
          </table:table-cell>
          <table:table-cell office:value-type="float" office:value="10093.8728733459" calcext:value-type="float">
            <text:p>10093.8728733459</text:p>
          </table:table-cell>
          <table:table-cell office:value-type="float" office:value="6445.13185255199" calcext:value-type="float">
            <text:p>6445.13185255199</text:p>
          </table:table-cell>
          <table:table-cell office:value-type="float" office:value="7035.92769376182" calcext:value-type="float">
            <text:p>7035.92769376182</text:p>
          </table:table-cell>
          <table:table-cell office:value-type="float" office:value="3418.61436672968" calcext:value-type="float">
            <text:p>3418.61436672968</text:p>
          </table:table-cell>
          <table:table-cell office:value-type="float" office:value="4430.29489603025" calcext:value-type="float">
            <text:p>4430.29489603025</text:p>
          </table:table-cell>
          <table:table-cell office:value-type="float" office:value="1137.26275992439" calcext:value-type="float">
            <text:p>1137.26275992439</text:p>
          </table:table-cell>
          <table:table-cell office:value-type="float" office:value="1476.42296786389" calcext:value-type="float">
            <text:p>1476.42296786389</text:p>
          </table:table-cell>
          <table:table-cell office:value-type="float" office:value="747.256143667297" calcext:value-type="float">
            <text:p>747.256143667297</text:p>
          </table:table-cell>
          <table:table-cell office:value-type="float" office:value="755.966446124764" calcext:value-type="float">
            <text:p>755.966446124764</text:p>
          </table:table-cell>
          <table:table-cell office:value-type="float" office:value="762.502835538752" calcext:value-type="float">
            <text:p>762.502835538752</text:p>
          </table:table-cell>
          <table:table-cell office:value-type="float" office:value="774.874763705104" calcext:value-type="float">
            <text:p>774.874763705104</text:p>
          </table:table-cell>
          <table:table-cell office:value-type="float" office:value="700.262759924386" calcext:value-type="float">
            <text:p>700.262759924386</text:p>
          </table:table-cell>
          <table:table-cell office:value-type="float" office:value="717.772684310019" calcext:value-type="float">
            <text:p>717.772684310019</text:p>
          </table:table-cell>
          <table:table-cell office:value-type="float" office:value="640.294423440454" calcext:value-type="float">
            <text:p>640.294423440454</text:p>
          </table:table-cell>
          <table:table-cell office:value-type="float" office:value="666.306238185255" calcext:value-type="float">
            <text:p>666.306238185255</text:p>
          </table:table-cell>
          <table:table-cell office:value-type="float" office:value="695.749054820416" calcext:value-type="float">
            <text:p>695.749054820416</text:p>
          </table:table-cell>
          <table:table-cell office:value-type="float" office:value="789.455103969754" calcext:value-type="float">
            <text:p>789.455103969754</text:p>
          </table:table-cell>
          <table:table-cell office:value-type="float" office:value="686.021266540643" calcext:value-type="float">
            <text:p>686.021266540643</text:p>
          </table:table-cell>
          <table:table-cell office:value-type="float" office:value="817.634688090737" calcext:value-type="float">
            <text:p>817.634688090737</text:p>
          </table:table-cell>
          <table:table-cell office:value-type="float" office:value="868.149338374291" calcext:value-type="float">
            <text:p>868.149338374291</text:p>
          </table:table-cell>
          <table:table-cell office:value-type="float" office:value="979.216918714556" calcext:value-type="float">
            <text:p>979.216918714556</text:p>
          </table:table-cell>
          <table:table-cell office:value-type="float" office:value="912.275519848771" calcext:value-type="float">
            <text:p>912.275519848771</text:p>
          </table:table-cell>
          <table:table-cell office:value-type="float" office:value="1065.202268431" calcext:value-type="float">
            <text:p>1065.202268431</text:p>
          </table:table-cell>
          <table:table-cell office:value-type="float" office:value="1115.39319470699" calcext:value-type="float">
            <text:p>1115.39319470699</text:p>
          </table:table-cell>
          <table:table-cell office:value-type="float" office:value="1694.54442344045" calcext:value-type="float">
            <text:p>1694.54442344045</text:p>
          </table:table-cell>
          <table:table-cell office:value-type="float" office:value="2161.78119092628" calcext:value-type="float">
            <text:p>2161.78119092628</text:p>
          </table:table-cell>
          <table:table-cell office:value-type="float" office:value="4045.28638941399" calcext:value-type="float">
            <text:p>4045.28638941399</text:p>
          </table:table-cell>
          <table:table-cell office:value-type="float" office:value="7313.48771266541" calcext:value-type="float">
            <text:p>7313.48771266541</text:p>
          </table:table-cell>
          <table:table-cell office:value-type="float" office:value="7161.51323251418" calcext:value-type="float">
            <text:p>7161.51323251418</text:p>
          </table:table-cell>
          <table:table-cell office:value-type="float" office:value="9809.1190926276" calcext:value-type="float">
            <text:p>9809.1190926276</text:p>
          </table:table-cell>
          <table:table-cell office:value-type="float" office:value="9758.21502835539" calcext:value-type="float">
            <text:p>9758.21502835539</text:p>
          </table:table-cell>
          <table:table-cell office:value-type="float" office:value="9076.32419659735" calcext:value-type="float">
            <text:p>9076.32419659735</text:p>
          </table:table-cell>
          <table:table-cell office:value-type="float" office:value="8965.44376181474" calcext:value-type="float">
            <text:p>8965.44376181474</text:p>
          </table:table-cell>
          <table:table-cell table:number-columns-repeated="984"/>
        </table:table-row>
        <table:table-row table:style-name="ro1">
          <table:table-cell office:value-type="float" office:value="9017.82703213611" calcext:value-type="float">
            <text:p>9017.82703213611</text:p>
          </table:table-cell>
          <table:table-cell office:value-type="float" office:value="9525.45557655955" calcext:value-type="float">
            <text:p>9525.45557655955</text:p>
          </table:table-cell>
          <table:table-cell office:value-type="float" office:value="9713.09688090737" calcext:value-type="float">
            <text:p>9713.09688090737</text:p>
          </table:table-cell>
          <table:table-cell office:value-type="float" office:value="11437.8464083176" calcext:value-type="float">
            <text:p>11437.8464083176</text:p>
          </table:table-cell>
          <table:table-cell office:value-type="float" office:value="8760.78875236295" calcext:value-type="float">
            <text:p>8760.78875236295</text:p>
          </table:table-cell>
          <table:table-cell office:value-type="float" office:value="10929.8336483932" calcext:value-type="float">
            <text:p>10929.8336483932</text:p>
          </table:table-cell>
          <table:table-cell office:value-type="float" office:value="9421.15973534972" calcext:value-type="float">
            <text:p>9421.15973534972</text:p>
          </table:table-cell>
          <table:table-cell office:value-type="float" office:value="10936" calcext:value-type="float">
            <text:p>10936</text:p>
          </table:table-cell>
          <table:table-cell office:value-type="float" office:value="7248.50283553875" calcext:value-type="float">
            <text:p>7248.50283553875</text:p>
          </table:table-cell>
          <table:table-cell office:value-type="float" office:value="7750.62854442344" calcext:value-type="float">
            <text:p>7750.62854442344</text:p>
          </table:table-cell>
          <table:table-cell office:value-type="float" office:value="3974.03213610586" calcext:value-type="float">
            <text:p>3974.03213610586</text:p>
          </table:table-cell>
          <table:table-cell office:value-type="float" office:value="4922.32986767486" calcext:value-type="float">
            <text:p>4922.32986767486</text:p>
          </table:table-cell>
          <table:table-cell office:value-type="float" office:value="1259.65217391304" calcext:value-type="float">
            <text:p>1259.65217391304</text:p>
          </table:table-cell>
          <table:table-cell office:value-type="float" office:value="1543.26937618147" calcext:value-type="float">
            <text:p>1543.26937618147</text:p>
          </table:table-cell>
          <table:table-cell office:value-type="float" office:value="764.358695652174" calcext:value-type="float">
            <text:p>764.358695652174</text:p>
          </table:table-cell>
          <table:table-cell office:value-type="float" office:value="779.172495274102" calcext:value-type="float">
            <text:p>779.172495274102</text:p>
          </table:table-cell>
          <table:table-cell office:value-type="float" office:value="780.235349716446" calcext:value-type="float">
            <text:p>780.235349716446</text:p>
          </table:table-cell>
          <table:table-cell office:value-type="float" office:value="796.583175803403" calcext:value-type="float">
            <text:p>796.583175803403</text:p>
          </table:table-cell>
          <table:table-cell office:value-type="float" office:value="719.383742911153" calcext:value-type="float">
            <text:p>719.383742911153</text:p>
          </table:table-cell>
          <table:table-cell office:value-type="float" office:value="736.258979206049" calcext:value-type="float">
            <text:p>736.258979206049</text:p>
          </table:table-cell>
          <table:table-cell office:value-type="float" office:value="688.625708884688" calcext:value-type="float">
            <text:p>688.625708884688</text:p>
          </table:table-cell>
          <table:table-cell office:value-type="float" office:value="713.603024574669" calcext:value-type="float">
            <text:p>713.603024574669</text:p>
          </table:table-cell>
          <table:table-cell office:value-type="float" office:value="750.773156899811" calcext:value-type="float">
            <text:p>750.773156899811</text:p>
          </table:table-cell>
          <table:table-cell office:value-type="float" office:value="851.952268431002" calcext:value-type="float">
            <text:p>851.952268431002</text:p>
          </table:table-cell>
          <table:table-cell office:value-type="float" office:value="751.812854442344" calcext:value-type="float">
            <text:p>751.812854442344</text:p>
          </table:table-cell>
          <table:table-cell office:value-type="float" office:value="882.726370510397" calcext:value-type="float">
            <text:p>882.726370510397</text:p>
          </table:table-cell>
          <table:table-cell office:value-type="float" office:value="947.820415879017" calcext:value-type="float">
            <text:p>947.820415879017</text:p>
          </table:table-cell>
          <table:table-cell office:value-type="float" office:value="1062.10302457467" calcext:value-type="float">
            <text:p>1062.10302457467</text:p>
          </table:table-cell>
          <table:table-cell office:value-type="float" office:value="1021.5831758034" calcext:value-type="float">
            <text:p>1021.5831758034</text:p>
          </table:table-cell>
          <table:table-cell office:value-type="float" office:value="1184.53875236295" calcext:value-type="float">
            <text:p>1184.53875236295</text:p>
          </table:table-cell>
          <table:table-cell office:value-type="float" office:value="1307.5538752363" calcext:value-type="float">
            <text:p>1307.5538752363</text:p>
          </table:table-cell>
          <table:table-cell office:value-type="float" office:value="1931.61814744802" calcext:value-type="float">
            <text:p>1931.61814744802</text:p>
          </table:table-cell>
          <table:table-cell office:value-type="float" office:value="2581.30482041588" calcext:value-type="float">
            <text:p>2581.30482041588</text:p>
          </table:table-cell>
          <table:table-cell office:value-type="float" office:value="4589.9820415879" calcext:value-type="float">
            <text:p>4589.9820415879</text:p>
          </table:table-cell>
          <table:table-cell office:value-type="float" office:value="7949.47967863894" calcext:value-type="float">
            <text:p>7949.47967863894</text:p>
          </table:table-cell>
          <table:table-cell office:value-type="float" office:value="7797.1252362949" calcext:value-type="float">
            <text:p>7797.1252362949</text:p>
          </table:table-cell>
          <table:table-cell office:value-type="float" office:value="10528.2878071834" calcext:value-type="float">
            <text:p>10528.2878071834</text:p>
          </table:table-cell>
          <table:table-cell office:value-type="float" office:value="10482.2358223062" calcext:value-type="float">
            <text:p>10482.2358223062</text:p>
          </table:table-cell>
          <table:table-cell office:value-type="float" office:value="9731.69092627599" calcext:value-type="float">
            <text:p>9731.69092627599</text:p>
          </table:table-cell>
          <table:table-cell office:value-type="float" office:value="9624.56001890359" calcext:value-type="float">
            <text:p>9624.56001890359</text:p>
          </table:table-cell>
          <table:table-cell table:number-columns-repeated="984"/>
        </table:table-row>
        <table:table-row table:style-name="ro1">
          <table:table-cell office:value-type="float" office:value="9956.1134215501" calcext:value-type="float">
            <text:p>9956.1134215501</text:p>
          </table:table-cell>
          <table:table-cell office:value-type="float" office:value="10461.9494328923" calcext:value-type="float">
            <text:p>10461.9494328923</text:p>
          </table:table-cell>
          <table:table-cell office:value-type="float" office:value="10706.8464083176" calcext:value-type="float">
            <text:p>10706.8464083176</text:p>
          </table:table-cell>
          <table:table-cell office:value-type="float" office:value="12428.1039697543" calcext:value-type="float">
            <text:p>12428.1039697543</text:p>
          </table:table-cell>
          <table:table-cell office:value-type="float" office:value="9752.33695652174" calcext:value-type="float">
            <text:p>9752.33695652174</text:p>
          </table:table-cell>
          <table:table-cell office:value-type="float" office:value="11815.097826087" calcext:value-type="float">
            <text:p>11815.097826087</text:p>
          </table:table-cell>
          <table:table-cell office:value-type="float" office:value="10292.0732514178" calcext:value-type="float">
            <text:p>10292.0732514178</text:p>
          </table:table-cell>
          <table:table-cell office:value-type="float" office:value="11788.2069943289" calcext:value-type="float">
            <text:p>11788.2069943289</text:p>
          </table:table-cell>
          <table:table-cell office:value-type="float" office:value="8014.59971644613" calcext:value-type="float">
            <text:p>8014.59971644613</text:p>
          </table:table-cell>
          <table:table-cell office:value-type="float" office:value="8429.27173913043" calcext:value-type="float">
            <text:p>8429.27173913043</text:p>
          </table:table-cell>
          <table:table-cell office:value-type="float" office:value="4548.18761814745" calcext:value-type="float">
            <text:p>4548.18761814745</text:p>
          </table:table-cell>
          <table:table-cell office:value-type="float" office:value="5406.4645557656" calcext:value-type="float">
            <text:p>5406.4645557656</text:p>
          </table:table-cell>
          <table:table-cell office:value-type="float" office:value="1382.7202268431" calcext:value-type="float">
            <text:p>1382.7202268431</text:p>
          </table:table-cell>
          <table:table-cell office:value-type="float" office:value="1603.34404536862" calcext:value-type="float">
            <text:p>1603.34404536862</text:p>
          </table:table-cell>
          <table:table-cell office:value-type="float" office:value="783.683837429112" calcext:value-type="float">
            <text:p>783.683837429112</text:p>
          </table:table-cell>
          <table:table-cell office:value-type="float" office:value="796.794896030246" calcext:value-type="float">
            <text:p>796.794896030246</text:p>
          </table:table-cell>
          <table:table-cell office:value-type="float" office:value="798.13752362949" calcext:value-type="float">
            <text:p>798.13752362949</text:p>
          </table:table-cell>
          <table:table-cell office:value-type="float" office:value="812.589792060492" calcext:value-type="float">
            <text:p>812.589792060492</text:p>
          </table:table-cell>
          <table:table-cell office:value-type="float" office:value="737.160680529301" calcext:value-type="float">
            <text:p>737.160680529301</text:p>
          </table:table-cell>
          <table:table-cell office:value-type="float" office:value="752.862948960302" calcext:value-type="float">
            <text:p>752.862948960302</text:p>
          </table:table-cell>
          <table:table-cell office:value-type="float" office:value="746.860586011342" calcext:value-type="float">
            <text:p>746.860586011342</text:p>
          </table:table-cell>
          <table:table-cell office:value-type="float" office:value="776.203686200378" calcext:value-type="float">
            <text:p>776.203686200378</text:p>
          </table:table-cell>
          <table:table-cell office:value-type="float" office:value="821.580812854442" calcext:value-type="float">
            <text:p>821.580812854442</text:p>
          </table:table-cell>
          <table:table-cell office:value-type="float" office:value="927.176748582231" calcext:value-type="float">
            <text:p>927.176748582231</text:p>
          </table:table-cell>
          <table:table-cell office:value-type="float" office:value="830.883742911153" calcext:value-type="float">
            <text:p>830.883742911153</text:p>
          </table:table-cell>
          <table:table-cell office:value-type="float" office:value="960.365311909263" calcext:value-type="float">
            <text:p>960.365311909263</text:p>
          </table:table-cell>
          <table:table-cell office:value-type="float" office:value="1049.73393194707" calcext:value-type="float">
            <text:p>1049.73393194707</text:p>
          </table:table-cell>
          <table:table-cell office:value-type="float" office:value="1164.48676748582" calcext:value-type="float">
            <text:p>1164.48676748582</text:p>
          </table:table-cell>
          <table:table-cell office:value-type="float" office:value="1133.12807183365" calcext:value-type="float">
            <text:p>1133.12807183365</text:p>
          </table:table-cell>
          <table:table-cell office:value-type="float" office:value="1303.5179584121" calcext:value-type="float">
            <text:p>1303.5179584121</text:p>
          </table:table-cell>
          <table:table-cell office:value-type="float" office:value="1520.17013232514" calcext:value-type="float">
            <text:p>1520.17013232514</text:p>
          </table:table-cell>
          <table:table-cell office:value-type="float" office:value="2185.65028355388" calcext:value-type="float">
            <text:p>2185.65028355388</text:p>
          </table:table-cell>
          <table:table-cell office:value-type="float" office:value="3051.6427221172" calcext:value-type="float">
            <text:p>3051.6427221172</text:p>
          </table:table-cell>
          <table:table-cell office:value-type="float" office:value="5146.07797731569" calcext:value-type="float">
            <text:p>5146.07797731569</text:p>
          </table:table-cell>
          <table:table-cell office:value-type="float" office:value="8593.22826086957" calcext:value-type="float">
            <text:p>8593.22826086957</text:p>
          </table:table-cell>
          <table:table-cell office:value-type="float" office:value="8450.98345935728" calcext:value-type="float">
            <text:p>8450.98345935728</text:p>
          </table:table-cell>
          <table:table-cell office:value-type="float" office:value="11253.4777882798" calcext:value-type="float">
            <text:p>11253.4777882798</text:p>
          </table:table-cell>
          <table:table-cell office:value-type="float" office:value="11192.9796786389" calcext:value-type="float">
            <text:p>11192.9796786389</text:p>
          </table:table-cell>
          <table:table-cell office:value-type="float" office:value="10391.3506616257" calcext:value-type="float">
            <text:p>10391.3506616257</text:p>
          </table:table-cell>
          <table:table-cell office:value-type="float" office:value="10284.6275992439" calcext:value-type="float">
            <text:p>10284.6275992439</text:p>
          </table:table-cell>
          <table:table-cell table:number-columns-repeated="984"/>
        </table:table-row>
        <table:table-row table:style-name="ro1">
          <table:table-cell office:value-type="float" office:value="10837.5392249527" calcext:value-type="float">
            <text:p>10837.5392249527</text:p>
          </table:table-cell>
          <table:table-cell office:value-type="float" office:value="11352.5916824197" calcext:value-type="float">
            <text:p>11352.5916824197</text:p>
          </table:table-cell>
          <table:table-cell office:value-type="float" office:value="11627.4489603025" calcext:value-type="float">
            <text:p>11627.4489603025</text:p>
          </table:table-cell>
          <table:table-cell office:value-type="float" office:value="13357.9508506616" calcext:value-type="float">
            <text:p>13357.9508506616</text:p>
          </table:table-cell>
          <table:table-cell office:value-type="float" office:value="10676.8057655955" calcext:value-type="float">
            <text:p>10676.8057655955</text:p>
          </table:table-cell>
          <table:table-cell office:value-type="float" office:value="12630.2448015123" calcext:value-type="float">
            <text:p>12630.2448015123</text:p>
          </table:table-cell>
          <table:table-cell office:value-type="float" office:value="11136.3142722117" calcext:value-type="float">
            <text:p>11136.3142722117</text:p>
          </table:table-cell>
          <table:table-cell office:value-type="float" office:value="12588.2632325142" calcext:value-type="float">
            <text:p>12588.2632325142</text:p>
          </table:table-cell>
          <table:table-cell office:value-type="float" office:value="8761.36767485822" calcext:value-type="float">
            <text:p>8761.36767485822</text:p>
          </table:table-cell>
          <table:table-cell office:value-type="float" office:value="9105.75236294896" calcext:value-type="float">
            <text:p>9105.75236294896</text:p>
          </table:table-cell>
          <table:table-cell office:value-type="float" office:value="5152.39366729679" calcext:value-type="float">
            <text:p>5152.39366729679</text:p>
          </table:table-cell>
          <table:table-cell office:value-type="float" office:value="5877.51323251418" calcext:value-type="float">
            <text:p>5877.51323251418</text:p>
          </table:table-cell>
          <table:table-cell office:value-type="float" office:value="1505.30056710775" calcext:value-type="float">
            <text:p>1505.30056710775</text:p>
          </table:table-cell>
          <table:table-cell office:value-type="float" office:value="1657.6847826087" calcext:value-type="float">
            <text:p>1657.6847826087</text:p>
          </table:table-cell>
          <table:table-cell office:value-type="float" office:value="801.005671077505" calcext:value-type="float">
            <text:p>801.005671077505</text:p>
          </table:table-cell>
          <table:table-cell office:value-type="float" office:value="815.925330812854" calcext:value-type="float">
            <text:p>815.925330812854</text:p>
          </table:table-cell>
          <table:table-cell office:value-type="float" office:value="814.606805293006" calcext:value-type="float">
            <text:p>814.606805293006</text:p>
          </table:table-cell>
          <table:table-cell office:value-type="float" office:value="827.900283553875" calcext:value-type="float">
            <text:p>827.900283553875</text:p>
          </table:table-cell>
          <table:table-cell office:value-type="float" office:value="752.903119092628" calcext:value-type="float">
            <text:p>752.903119092628</text:p>
          </table:table-cell>
          <table:table-cell office:value-type="float" office:value="771.824196597354" calcext:value-type="float">
            <text:p>771.824196597354</text:p>
          </table:table-cell>
          <table:table-cell office:value-type="float" office:value="805.163516068053" calcext:value-type="float">
            <text:p>805.163516068053</text:p>
          </table:table-cell>
          <table:table-cell office:value-type="float" office:value="835.56427221172" calcext:value-type="float">
            <text:p>835.56427221172</text:p>
          </table:table-cell>
          <table:table-cell office:value-type="float" office:value="888.908790170132" calcext:value-type="float">
            <text:p>888.908790170132</text:p>
          </table:table-cell>
          <table:table-cell office:value-type="float" office:value="1001.91918714556" calcext:value-type="float">
            <text:p>1001.91918714556</text:p>
          </table:table-cell>
          <table:table-cell office:value-type="float" office:value="906.950850661626" calcext:value-type="float">
            <text:p>906.950850661626</text:p>
          </table:table-cell>
          <table:table-cell office:value-type="float" office:value="1038.61814744802" calcext:value-type="float">
            <text:p>1038.61814744802</text:p>
          </table:table-cell>
          <table:table-cell office:value-type="float" office:value="1150.5118147448" calcext:value-type="float">
            <text:p>1150.5118147448</text:p>
          </table:table-cell>
          <table:table-cell office:value-type="float" office:value="1262.87145557656" calcext:value-type="float">
            <text:p>1262.87145557656</text:p>
          </table:table-cell>
          <table:table-cell office:value-type="float" office:value="1252.94234404537" calcext:value-type="float">
            <text:p>1252.94234404537</text:p>
          </table:table-cell>
          <table:table-cell office:value-type="float" office:value="1436.10444234405" calcext:value-type="float">
            <text:p>1436.10444234405</text:p>
          </table:table-cell>
          <table:table-cell office:value-type="float" office:value="1759.34640831758" calcext:value-type="float">
            <text:p>1759.34640831758</text:p>
          </table:table-cell>
          <table:table-cell office:value-type="float" office:value="2461.68998109641" calcext:value-type="float">
            <text:p>2461.68998109641</text:p>
          </table:table-cell>
          <table:table-cell office:value-type="float" office:value="3589.30434782609" calcext:value-type="float">
            <text:p>3589.30434782609</text:p>
          </table:table-cell>
          <table:table-cell office:value-type="float" office:value="5745.05482041588" calcext:value-type="float">
            <text:p>5745.05482041588</text:p>
          </table:table-cell>
          <table:table-cell office:value-type="float" office:value="9290.28024574669" calcext:value-type="float">
            <text:p>9290.28024574669</text:p>
          </table:table-cell>
          <table:table-cell office:value-type="float" office:value="9161.65311909263" calcext:value-type="float">
            <text:p>9161.65311909263</text:p>
          </table:table-cell>
          <table:table-cell office:value-type="float" office:value="12044.5151228733" calcext:value-type="float">
            <text:p>12044.5151228733</text:p>
          </table:table-cell>
          <table:table-cell office:value-type="float" office:value="11992.5033081285" calcext:value-type="float">
            <text:p>11992.5033081285</text:p>
          </table:table-cell>
          <table:table-cell office:value-type="float" office:value="11120.6337429112" calcext:value-type="float">
            <text:p>11120.6337429112</text:p>
          </table:table-cell>
          <table:table-cell office:value-type="float" office:value="11018.2041587902" calcext:value-type="float">
            <text:p>11018.2041587902</text:p>
          </table:table-cell>
          <table:table-cell table:number-columns-repeated="984"/>
        </table:table-row>
        <table:table-row table:style-name="ro1">
          <table:table-cell office:value-type="float" office:value="11705.8322306238" calcext:value-type="float">
            <text:p>11705.8322306238</text:p>
          </table:table-cell>
          <table:table-cell office:value-type="float" office:value="12239.390831758" calcext:value-type="float">
            <text:p>12239.390831758</text:p>
          </table:table-cell>
          <table:table-cell office:value-type="float" office:value="12530.4437618147" calcext:value-type="float">
            <text:p>12530.4437618147</text:p>
          </table:table-cell>
          <table:table-cell office:value-type="float" office:value="14286.6110586011" calcext:value-type="float">
            <text:p>14286.6110586011</text:p>
          </table:table-cell>
          <table:table-cell office:value-type="float" office:value="11578.3360113422" calcext:value-type="float">
            <text:p>11578.3360113422</text:p>
          </table:table-cell>
          <table:table-cell office:value-type="float" office:value="13465.4035916824" calcext:value-type="float">
            <text:p>13465.4035916824</text:p>
          </table:table-cell>
          <table:table-cell office:value-type="float" office:value="11962.0444234405" calcext:value-type="float">
            <text:p>11962.0444234405</text:p>
          </table:table-cell>
          <table:table-cell office:value-type="float" office:value="13393.7353497164" calcext:value-type="float">
            <text:p>13393.7353497164</text:p>
          </table:table-cell>
          <table:table-cell office:value-type="float" office:value="9515.89366729679" calcext:value-type="float">
            <text:p>9515.89366729679</text:p>
          </table:table-cell>
          <table:table-cell office:value-type="float" office:value="9773.96266540643" calcext:value-type="float">
            <text:p>9773.96266540643</text:p>
          </table:table-cell>
          <table:table-cell office:value-type="float" office:value="5749.29442344045" calcext:value-type="float">
            <text:p>5749.29442344045</text:p>
          </table:table-cell>
          <table:table-cell office:value-type="float" office:value="6343.89083175803" calcext:value-type="float">
            <text:p>6343.89083175803</text:p>
          </table:table-cell>
          <table:table-cell office:value-type="float" office:value="1617.86105860113" calcext:value-type="float">
            <text:p>1617.86105860113</text:p>
          </table:table-cell>
          <table:table-cell office:value-type="float" office:value="1708.33601134216" calcext:value-type="float">
            <text:p>1708.33601134216</text:p>
          </table:table-cell>
          <table:table-cell office:value-type="float" office:value="819.116257088847" calcext:value-type="float">
            <text:p>819.116257088847</text:p>
          </table:table-cell>
          <table:table-cell office:value-type="float" office:value="836.12145557656" calcext:value-type="float">
            <text:p>836.12145557656</text:p>
          </table:table-cell>
          <table:table-cell office:value-type="float" office:value="830.843572778828" calcext:value-type="float">
            <text:p>830.843572778828</text:p>
          </table:table-cell>
          <table:table-cell office:value-type="float" office:value="846.734877126654" calcext:value-type="float">
            <text:p>846.734877126654</text:p>
          </table:table-cell>
          <table:table-cell office:value-type="float" office:value="770.45415879017" calcext:value-type="float">
            <text:p>770.45415879017</text:p>
          </table:table-cell>
          <table:table-cell office:value-type="float" office:value="786.462665406427" calcext:value-type="float">
            <text:p>786.462665406427</text:p>
          </table:table-cell>
          <table:table-cell office:value-type="float" office:value="865.742911153119" calcext:value-type="float">
            <text:p>865.742911153119</text:p>
          </table:table-cell>
          <table:table-cell office:value-type="float" office:value="896.085066162571" calcext:value-type="float">
            <text:p>896.085066162571</text:p>
          </table:table-cell>
          <table:table-cell office:value-type="float" office:value="957.285444234405" calcext:value-type="float">
            <text:p>957.285444234405</text:p>
          </table:table-cell>
          <table:table-cell office:value-type="float" office:value="1075.1668241966" calcext:value-type="float">
            <text:p>1075.1668241966</text:p>
          </table:table-cell>
          <table:table-cell office:value-type="float" office:value="985.868147448015" calcext:value-type="float">
            <text:p>985.868147448015</text:p>
          </table:table-cell>
          <table:table-cell office:value-type="float" office:value="1115.26134215501" calcext:value-type="float">
            <text:p>1115.26134215501</text:p>
          </table:table-cell>
          <table:table-cell office:value-type="float" office:value="1253.12570888469" calcext:value-type="float">
            <text:p>1253.12570888469</text:p>
          </table:table-cell>
          <table:table-cell office:value-type="float" office:value="1363.34215500945" calcext:value-type="float">
            <text:p>1363.34215500945</text:p>
          </table:table-cell>
          <table:table-cell office:value-type="float" office:value="1367.49669187146" calcext:value-type="float">
            <text:p>1367.49669187146</text:p>
          </table:table-cell>
          <table:table-cell office:value-type="float" office:value="1556.58790170132" calcext:value-type="float">
            <text:p>1556.58790170132</text:p>
          </table:table-cell>
          <table:table-cell office:value-type="float" office:value="1994.30671077505" calcext:value-type="float">
            <text:p>1994.30671077505</text:p>
          </table:table-cell>
          <table:table-cell office:value-type="float" office:value="2729.14933837429" calcext:value-type="float">
            <text:p>2729.14933837429</text:p>
          </table:table-cell>
          <table:table-cell office:value-type="float" office:value="4121.36531190926" calcext:value-type="float">
            <text:p>4121.36531190926</text:p>
          </table:table-cell>
          <table:table-cell office:value-type="float" office:value="6294.02693761815" calcext:value-type="float">
            <text:p>6294.02693761815</text:p>
          </table:table-cell>
          <table:table-cell office:value-type="float" office:value="9889.17769376181" calcext:value-type="float">
            <text:p>9889.17769376181</text:p>
          </table:table-cell>
          <table:table-cell office:value-type="float" office:value="9756.71975425331" calcext:value-type="float">
            <text:p>9756.71975425331</text:p>
          </table:table-cell>
          <table:table-cell office:value-type="float" office:value="12704.04536862" calcext:value-type="float">
            <text:p>12704.04536862</text:p>
          </table:table-cell>
          <table:table-cell office:value-type="float" office:value="12643.2996219282" calcext:value-type="float">
            <text:p>12643.2996219282</text:p>
          </table:table-cell>
          <table:table-cell office:value-type="float" office:value="11719.9305293006" calcext:value-type="float">
            <text:p>11719.9305293006</text:p>
          </table:table-cell>
          <table:table-cell office:value-type="float" office:value="11629.7859168242" calcext:value-type="float">
            <text:p>11629.7859168242</text:p>
          </table:table-cell>
          <table:table-cell table:number-columns-repeated="984"/>
        </table:table-row>
        <table:table-row table:style-name="ro1">
          <table:table-cell office:value-type="float" office:value="12573.8199432892" calcext:value-type="float">
            <text:p>12573.8199432892</text:p>
          </table:table-cell>
          <table:table-cell office:value-type="float" office:value="13131.8875236295" calcext:value-type="float">
            <text:p>13131.8875236295</text:p>
          </table:table-cell>
          <table:table-cell office:value-type="float" office:value="13455.3052930057" calcext:value-type="float">
            <text:p>13455.3052930057</text:p>
          </table:table-cell>
          <table:table-cell office:value-type="float" office:value="15219.9678638941" calcext:value-type="float">
            <text:p>15219.9678638941</text:p>
          </table:table-cell>
          <table:table-cell office:value-type="float" office:value="12475.6034971645" calcext:value-type="float">
            <text:p>12475.6034971645</text:p>
          </table:table-cell>
          <table:table-cell office:value-type="float" office:value="14285.8861058601" calcext:value-type="float">
            <text:p>14285.8861058601</text:p>
          </table:table-cell>
          <table:table-cell office:value-type="float" office:value="12791.2495274102" calcext:value-type="float">
            <text:p>12791.2495274102</text:p>
          </table:table-cell>
          <table:table-cell office:value-type="float" office:value="14199.8861058601" calcext:value-type="float">
            <text:p>14199.8861058601</text:p>
          </table:table-cell>
          <table:table-cell office:value-type="float" office:value="10223.811436673" calcext:value-type="float">
            <text:p>10223.811436673</text:p>
          </table:table-cell>
          <table:table-cell office:value-type="float" office:value="10402.4820415879" calcext:value-type="float">
            <text:p>10402.4820415879</text:p>
          </table:table-cell>
          <table:table-cell office:value-type="float" office:value="6329.57230623819" calcext:value-type="float">
            <text:p>6329.57230623819</text:p>
          </table:table-cell>
          <table:table-cell office:value-type="float" office:value="6766.89130434783" calcext:value-type="float">
            <text:p>6766.89130434783</text:p>
          </table:table-cell>
          <table:table-cell office:value-type="float" office:value="1726.62570888469" calcext:value-type="float">
            <text:p>1726.62570888469</text:p>
          </table:table-cell>
          <table:table-cell office:value-type="float" office:value="1749.76654064272" calcext:value-type="float">
            <text:p>1749.76654064272</text:p>
          </table:table-cell>
          <table:table-cell office:value-type="float" office:value="833.76606805293" calcext:value-type="float">
            <text:p>833.76606805293</text:p>
          </table:table-cell>
          <table:table-cell office:value-type="float" office:value="852.391304347826" calcext:value-type="float">
            <text:p>852.391304347826</text:p>
          </table:table-cell>
          <table:table-cell office:value-type="float" office:value="847.259451795841" calcext:value-type="float">
            <text:p>847.259451795841</text:p>
          </table:table-cell>
          <table:table-cell office:value-type="float" office:value="859.3393194707" calcext:value-type="float">
            <text:p>859.3393194707</text:p>
          </table:table-cell>
          <table:table-cell office:value-type="float" office:value="785.972589792061" calcext:value-type="float">
            <text:p>785.972589792061</text:p>
          </table:table-cell>
          <table:table-cell office:value-type="float" office:value="804.225897920605" calcext:value-type="float">
            <text:p>804.225897920605</text:p>
          </table:table-cell>
          <table:table-cell office:value-type="float" office:value="918.251890359168" calcext:value-type="float">
            <text:p>918.251890359168</text:p>
          </table:table-cell>
          <table:table-cell office:value-type="float" office:value="951.424858223062" calcext:value-type="float">
            <text:p>951.424858223062</text:p>
          </table:table-cell>
          <table:table-cell office:value-type="float" office:value="1020.63232514178" calcext:value-type="float">
            <text:p>1020.63232514178</text:p>
          </table:table-cell>
          <table:table-cell office:value-type="float" office:value="1137.65737240076" calcext:value-type="float">
            <text:p>1137.65737240076</text:p>
          </table:table-cell>
          <table:table-cell office:value-type="float" office:value="1057.35916824197" calcext:value-type="float">
            <text:p>1057.35916824197</text:p>
          </table:table-cell>
          <table:table-cell office:value-type="float" office:value="1182.60066162571" calcext:value-type="float">
            <text:p>1182.60066162571</text:p>
          </table:table-cell>
          <table:table-cell office:value-type="float" office:value="1346.16540642722" calcext:value-type="float">
            <text:p>1346.16540642722</text:p>
          </table:table-cell>
          <table:table-cell office:value-type="float" office:value="1455.33364839319" calcext:value-type="float">
            <text:p>1455.33364839319</text:p>
          </table:table-cell>
          <table:table-cell office:value-type="float" office:value="1513.24007561437" calcext:value-type="float">
            <text:p>1513.24007561437</text:p>
          </table:table-cell>
          <table:table-cell office:value-type="float" office:value="1710.48015122873" calcext:value-type="float">
            <text:p>1710.48015122873</text:p>
          </table:table-cell>
          <table:table-cell office:value-type="float" office:value="2283.9168241966" calcext:value-type="float">
            <text:p>2283.9168241966</text:p>
          </table:table-cell>
          <table:table-cell office:value-type="float" office:value="3056.29395085066" calcext:value-type="float">
            <text:p>3056.29395085066</text:p>
          </table:table-cell>
          <table:table-cell office:value-type="float" office:value="4788.56805293006" calcext:value-type="float">
            <text:p>4788.56805293006</text:p>
          </table:table-cell>
          <table:table-cell office:value-type="float" office:value="6984.73298676749" calcext:value-type="float">
            <text:p>6984.73298676749</text:p>
          </table:table-cell>
          <table:table-cell office:value-type="float" office:value="10702.7948960302" calcext:value-type="float">
            <text:p>10702.7948960302</text:p>
          </table:table-cell>
          <table:table-cell office:value-type="float" office:value="10589.0949905482" calcext:value-type="float">
            <text:p>10589.0949905482</text:p>
          </table:table-cell>
          <table:table-cell office:value-type="float" office:value="13637.7655954631" calcext:value-type="float">
            <text:p>13637.7655954631</text:p>
          </table:table-cell>
          <table:table-cell office:value-type="float" office:value="13569.4995274102" calcext:value-type="float">
            <text:p>13569.4995274102</text:p>
          </table:table-cell>
          <table:table-cell office:value-type="float" office:value="12594.7712665406" calcext:value-type="float">
            <text:p>12594.7712665406</text:p>
          </table:table-cell>
          <table:table-cell office:value-type="float" office:value="12493.8780718337" calcext:value-type="float">
            <text:p>12493.8780718337</text:p>
          </table:table-cell>
          <table:table-cell table:number-columns-repeated="984"/>
        </table:table-row>
        <table:table-row table:style-name="ro1">
          <table:table-cell office:value-type="float" office:value="13357.034026465" calcext:value-type="float">
            <text:p>13357.034026465</text:p>
          </table:table-cell>
          <table:table-cell office:value-type="float" office:value="13932.3601134216" calcext:value-type="float">
            <text:p>13932.3601134216</text:p>
          </table:table-cell>
          <table:table-cell office:value-type="float" office:value="14261.6384688091" calcext:value-type="float">
            <text:p>14261.6384688091</text:p>
          </table:table-cell>
          <table:table-cell office:value-type="float" office:value="16060.2793005671" calcext:value-type="float">
            <text:p>16060.2793005671</text:p>
          </table:table-cell>
          <table:table-cell office:value-type="float" office:value="13283.688563327" calcext:value-type="float">
            <text:p>13283.688563327</text:p>
          </table:table-cell>
          <table:table-cell office:value-type="float" office:value="15031.3189981096" calcext:value-type="float">
            <text:p>15031.3189981096</text:p>
          </table:table-cell>
          <table:table-cell office:value-type="float" office:value="13534.3331758034" calcext:value-type="float">
            <text:p>13534.3331758034</text:p>
          </table:table-cell>
          <table:table-cell office:value-type="float" office:value="14917.0760869565" calcext:value-type="float">
            <text:p>14917.0760869565</text:p>
          </table:table-cell>
          <table:table-cell office:value-type="float" office:value="10904.4437618147" calcext:value-type="float">
            <text:p>10904.4437618147</text:p>
          </table:table-cell>
          <table:table-cell office:value-type="float" office:value="10998.3289224953" calcext:value-type="float">
            <text:p>10998.3289224953</text:p>
          </table:table-cell>
          <table:table-cell office:value-type="float" office:value="6886.73724007561" calcext:value-type="float">
            <text:p>6886.73724007561</text:p>
          </table:table-cell>
          <table:table-cell office:value-type="float" office:value="7158.16871455577" calcext:value-type="float">
            <text:p>7158.16871455577</text:p>
          </table:table-cell>
          <table:table-cell office:value-type="float" office:value="1829.24480151229" calcext:value-type="float">
            <text:p>1829.24480151229</text:p>
          </table:table-cell>
          <table:table-cell office:value-type="float" office:value="1782.92722117202" calcext:value-type="float">
            <text:p>1782.92722117202</text:p>
          </table:table-cell>
          <table:table-cell office:value-type="float" office:value="848.066635160681" calcext:value-type="float">
            <text:p>848.066635160681</text:p>
          </table:table-cell>
          <table:table-cell office:value-type="float" office:value="868.256143667297" calcext:value-type="float">
            <text:p>868.256143667297</text:p>
          </table:table-cell>
          <table:table-cell office:value-type="float" office:value="859.495746691871" calcext:value-type="float">
            <text:p>859.495746691871</text:p>
          </table:table-cell>
          <table:table-cell office:value-type="float" office:value="872.428638941399" calcext:value-type="float">
            <text:p>872.428638941399</text:p>
          </table:table-cell>
          <table:table-cell office:value-type="float" office:value="798.103024574669" calcext:value-type="float">
            <text:p>798.103024574669</text:p>
          </table:table-cell>
          <table:table-cell office:value-type="float" office:value="815.667296786389" calcext:value-type="float">
            <text:p>815.667296786389</text:p>
          </table:table-cell>
          <table:table-cell office:value-type="float" office:value="990.852079395085" calcext:value-type="float">
            <text:p>990.852079395085</text:p>
          </table:table-cell>
          <table:table-cell office:value-type="float" office:value="1027.51134215501" calcext:value-type="float">
            <text:p>1027.51134215501</text:p>
          </table:table-cell>
          <table:table-cell office:value-type="float" office:value="1103.84073724008" calcext:value-type="float">
            <text:p>1103.84073724008</text:p>
          </table:table-cell>
          <table:table-cell office:value-type="float" office:value="1224.81994328923" calcext:value-type="float">
            <text:p>1224.81994328923</text:p>
          </table:table-cell>
          <table:table-cell office:value-type="float" office:value="1148.84262759924" calcext:value-type="float">
            <text:p>1148.84262759924</text:p>
          </table:table-cell>
          <table:table-cell office:value-type="float" office:value="1273.48393194707" calcext:value-type="float">
            <text:p>1273.48393194707</text:p>
          </table:table-cell>
          <table:table-cell office:value-type="float" office:value="1467.31852551985" calcext:value-type="float">
            <text:p>1467.31852551985</text:p>
          </table:table-cell>
          <table:table-cell office:value-type="float" office:value="1572.00330812854" calcext:value-type="float">
            <text:p>1572.00330812854</text:p>
          </table:table-cell>
          <table:table-cell office:value-type="float" office:value="1646.12334593573" calcext:value-type="float">
            <text:p>1646.12334593573</text:p>
          </table:table-cell>
          <table:table-cell office:value-type="float" office:value="1848.29867674858" calcext:value-type="float">
            <text:p>1848.29867674858</text:p>
          </table:table-cell>
          <table:table-cell office:value-type="float" office:value="2558.27646502836" calcext:value-type="float">
            <text:p>2558.27646502836</text:p>
          </table:table-cell>
          <table:table-cell office:value-type="float" office:value="3366.78024574669" calcext:value-type="float">
            <text:p>3366.78024574669</text:p>
          </table:table-cell>
          <table:table-cell office:value-type="float" office:value="5433.79584120983" calcext:value-type="float">
            <text:p>5433.79584120983</text:p>
          </table:table-cell>
          <table:table-cell office:value-type="float" office:value="7604.19754253308" calcext:value-type="float">
            <text:p>7604.19754253308</text:p>
          </table:table-cell>
          <table:table-cell office:value-type="float" office:value="11384.129489603" calcext:value-type="float">
            <text:p>11384.129489603</text:p>
          </table:table-cell>
          <table:table-cell office:value-type="float" office:value="11289.0897920605" calcext:value-type="float">
            <text:p>11289.0897920605</text:p>
          </table:table-cell>
          <table:table-cell office:value-type="float" office:value="14392.943289225" calcext:value-type="float">
            <text:p>14392.943289225</text:p>
          </table:table-cell>
          <table:table-cell office:value-type="float" office:value="14341.3086011342" calcext:value-type="float">
            <text:p>14341.3086011342</text:p>
          </table:table-cell>
          <table:table-cell office:value-type="float" office:value="13319.25" calcext:value-type="float">
            <text:p>13319.25</text:p>
          </table:table-cell>
          <table:table-cell office:value-type="float" office:value="13228.806710775" calcext:value-type="float">
            <text:p>13228.806710775</text:p>
          </table:table-cell>
          <table:table-cell table:number-columns-repeated="984"/>
        </table:table-row>
        <table:table-row table:style-name="ro1">
          <table:table-cell office:value-type="float" office:value="14123.9962192817" calcext:value-type="float">
            <text:p>14123.9962192817</text:p>
          </table:table-cell>
          <table:table-cell office:value-type="float" office:value="14746.1238185255" calcext:value-type="float">
            <text:p>14746.1238185255</text:p>
          </table:table-cell>
          <table:table-cell office:value-type="float" office:value="15074.7088846881" calcext:value-type="float">
            <text:p>15074.7088846881</text:p>
          </table:table-cell>
          <table:table-cell office:value-type="float" office:value="16892.6460302457" calcext:value-type="float">
            <text:p>16892.6460302457</text:p>
          </table:table-cell>
          <table:table-cell office:value-type="float" office:value="14075.0845935728" calcext:value-type="float">
            <text:p>14075.0845935728</text:p>
          </table:table-cell>
          <table:table-cell office:value-type="float" office:value="15765.2533081285" calcext:value-type="float">
            <text:p>15765.2533081285</text:p>
          </table:table-cell>
          <table:table-cell office:value-type="float" office:value="14269.9891304348" calcext:value-type="float">
            <text:p>14269.9891304348</text:p>
          </table:table-cell>
          <table:table-cell office:value-type="float" office:value="15619.2003780718" calcext:value-type="float">
            <text:p>15619.2003780718</text:p>
          </table:table-cell>
          <table:table-cell office:value-type="float" office:value="11556.6020793951" calcext:value-type="float">
            <text:p>11556.6020793951</text:p>
          </table:table-cell>
          <table:table-cell office:value-type="float" office:value="11576.4092627599" calcext:value-type="float">
            <text:p>11576.4092627599</text:p>
          </table:table-cell>
          <table:table-cell office:value-type="float" office:value="7419.15406427221" calcext:value-type="float">
            <text:p>7419.15406427221</text:p>
          </table:table-cell>
          <table:table-cell office:value-type="float" office:value="7518.75330812855" calcext:value-type="float">
            <text:p>7518.75330812855</text:p>
          </table:table-cell>
          <table:table-cell office:value-type="float" office:value="1926.44754253308" calcext:value-type="float">
            <text:p>1926.44754253308</text:p>
          </table:table-cell>
          <table:table-cell office:value-type="float" office:value="1815.31238185255" calcext:value-type="float">
            <text:p>1815.31238185255</text:p>
          </table:table-cell>
          <table:table-cell office:value-type="float" office:value="861.171550094518" calcext:value-type="float">
            <text:p>861.171550094518</text:p>
          </table:table-cell>
          <table:table-cell office:value-type="float" office:value="881.464083175803" calcext:value-type="float">
            <text:p>881.464083175803</text:p>
          </table:table-cell>
          <table:table-cell office:value-type="float" office:value="871.109640831758" calcext:value-type="float">
            <text:p>871.109640831758</text:p>
          </table:table-cell>
          <table:table-cell office:value-type="float" office:value="884.614839319471" calcext:value-type="float">
            <text:p>884.614839319471</text:p>
          </table:table-cell>
          <table:table-cell office:value-type="float" office:value="810.694706994329" calcext:value-type="float">
            <text:p>810.694706994329</text:p>
          </table:table-cell>
          <table:table-cell office:value-type="float" office:value="827.234877126654" calcext:value-type="float">
            <text:p>827.234877126654</text:p>
          </table:table-cell>
          <table:table-cell office:value-type="float" office:value="1047.14744801512" calcext:value-type="float">
            <text:p>1047.14744801512</text:p>
          </table:table-cell>
          <table:table-cell office:value-type="float" office:value="1084.43761814745" calcext:value-type="float">
            <text:p>1084.43761814745</text:p>
          </table:table-cell>
          <table:table-cell office:value-type="float" office:value="1165.99858223062" calcext:value-type="float">
            <text:p>1165.99858223062</text:p>
          </table:table-cell>
          <table:table-cell office:value-type="float" office:value="1295.73393194707" calcext:value-type="float">
            <text:p>1295.73393194707</text:p>
          </table:table-cell>
          <table:table-cell office:value-type="float" office:value="1222.57892249527" calcext:value-type="float">
            <text:p>1222.57892249527</text:p>
          </table:table-cell>
          <table:table-cell office:value-type="float" office:value="1342.41115311909" calcext:value-type="float">
            <text:p>1342.41115311909</text:p>
          </table:table-cell>
          <table:table-cell office:value-type="float" office:value="1561.8809073724" calcext:value-type="float">
            <text:p>1561.8809073724</text:p>
          </table:table-cell>
          <table:table-cell office:value-type="float" office:value="1663.61011342155" calcext:value-type="float">
            <text:p>1663.61011342155</text:p>
          </table:table-cell>
          <table:table-cell office:value-type="float" office:value="1781.65784499055" calcext:value-type="float">
            <text:p>1781.65784499055</text:p>
          </table:table-cell>
          <table:table-cell office:value-type="float" office:value="1989.99480151229" calcext:value-type="float">
            <text:p>1989.99480151229</text:p>
          </table:table-cell>
          <table:table-cell office:value-type="float" office:value="2855.92580340265" calcext:value-type="float">
            <text:p>2855.92580340265</text:p>
          </table:table-cell>
          <table:table-cell office:value-type="float" office:value="3680.67296786389" calcext:value-type="float">
            <text:p>3680.67296786389</text:p>
          </table:table-cell>
          <table:table-cell office:value-type="float" office:value="6121.87759924386" calcext:value-type="float">
            <text:p>6121.87759924386</text:p>
          </table:table-cell>
          <table:table-cell office:value-type="float" office:value="8247.94517958412" calcext:value-type="float">
            <text:p>8247.94517958412</text:p>
          </table:table-cell>
          <table:table-cell office:value-type="float" office:value="12105.9328922495" calcext:value-type="float">
            <text:p>12105.9328922495</text:p>
          </table:table-cell>
          <table:table-cell office:value-type="float" office:value="12012.1928166352" calcext:value-type="float">
            <text:p>12012.1928166352</text:p>
          </table:table-cell>
          <table:table-cell office:value-type="float" office:value="15189.5316635161" calcext:value-type="float">
            <text:p>15189.5316635161</text:p>
          </table:table-cell>
          <table:table-cell office:value-type="float" office:value="15132.8412098299" calcext:value-type="float">
            <text:p>15132.8412098299</text:p>
          </table:table-cell>
          <table:table-cell office:value-type="float" office:value="14071.5359168242" calcext:value-type="float">
            <text:p>14071.5359168242</text:p>
          </table:table-cell>
          <table:table-cell office:value-type="float" office:value="13973.29536862" calcext:value-type="float">
            <text:p>13973.29536862</text:p>
          </table:table-cell>
          <table:table-cell table:number-columns-repeated="984"/>
        </table:table-row>
        <table:table-row table:style-name="ro1">
          <table:table-cell office:value-type="float" office:value="14912.1446124764" calcext:value-type="float">
            <text:p>14912.1446124764</text:p>
          </table:table-cell>
          <table:table-cell office:value-type="float" office:value="15562.6734404537" calcext:value-type="float">
            <text:p>15562.6734404537</text:p>
          </table:table-cell>
          <table:table-cell office:value-type="float" office:value="15895.3842155009" calcext:value-type="float">
            <text:p>15895.3842155009</text:p>
          </table:table-cell>
          <table:table-cell office:value-type="float" office:value="17737.8638941399" calcext:value-type="float">
            <text:p>17737.8638941399</text:p>
          </table:table-cell>
          <table:table-cell office:value-type="float" office:value="14874.7826086957" calcext:value-type="float">
            <text:p>14874.7826086957</text:p>
          </table:table-cell>
          <table:table-cell office:value-type="float" office:value="16527.988657845" calcext:value-type="float">
            <text:p>16527.988657845</text:p>
          </table:table-cell>
          <table:table-cell office:value-type="float" office:value="15012.5619092628" calcext:value-type="float">
            <text:p>15012.5619092628</text:p>
          </table:table-cell>
          <table:table-cell office:value-type="float" office:value="16341.6616257089" calcext:value-type="float">
            <text:p>16341.6616257089</text:p>
          </table:table-cell>
          <table:table-cell office:value-type="float" office:value="12234.797731569" calcext:value-type="float">
            <text:p>12234.797731569</text:p>
          </table:table-cell>
          <table:table-cell office:value-type="float" office:value="12163.7192816635" calcext:value-type="float">
            <text:p>12163.7192816635</text:p>
          </table:table-cell>
          <table:table-cell office:value-type="float" office:value="7961.36767485822" calcext:value-type="float">
            <text:p>7961.36767485822</text:p>
          </table:table-cell>
          <table:table-cell office:value-type="float" office:value="7889.54395085066" calcext:value-type="float">
            <text:p>7889.54395085066</text:p>
          </table:table-cell>
          <table:table-cell office:value-type="float" office:value="2023.48629489603" calcext:value-type="float">
            <text:p>2023.48629489603</text:p>
          </table:table-cell>
          <table:table-cell office:value-type="float" office:value="1850.51748582231" calcext:value-type="float">
            <text:p>1850.51748582231</text:p>
          </table:table-cell>
          <table:table-cell office:value-type="float" office:value="875.145557655955" calcext:value-type="float">
            <text:p>875.145557655955</text:p>
          </table:table-cell>
          <table:table-cell office:value-type="float" office:value="894.183837429112" calcext:value-type="float">
            <text:p>894.183837429112</text:p>
          </table:table-cell>
          <table:table-cell office:value-type="float" office:value="885.111058601134" calcext:value-type="float">
            <text:p>885.111058601134</text:p>
          </table:table-cell>
          <table:table-cell office:value-type="float" office:value="896.979206049149" calcext:value-type="float">
            <text:p>896.979206049149</text:p>
          </table:table-cell>
          <table:table-cell office:value-type="float" office:value="822.992911153119" calcext:value-type="float">
            <text:p>822.992911153119</text:p>
          </table:table-cell>
          <table:table-cell office:value-type="float" office:value="841.519376181475" calcext:value-type="float">
            <text:p>841.519376181475</text:p>
          </table:table-cell>
          <table:table-cell office:value-type="float" office:value="1107.79442344045" calcext:value-type="float">
            <text:p>1107.79442344045</text:p>
          </table:table-cell>
          <table:table-cell office:value-type="float" office:value="1146.70368620038" calcext:value-type="float">
            <text:p>1146.70368620038</text:p>
          </table:table-cell>
          <table:table-cell office:value-type="float" office:value="1236.89744801512" calcext:value-type="float">
            <text:p>1236.89744801512</text:p>
          </table:table-cell>
          <table:table-cell office:value-type="float" office:value="1365.52551984877" calcext:value-type="float">
            <text:p>1365.52551984877</text:p>
          </table:table-cell>
          <table:table-cell office:value-type="float" office:value="1300.69612476371" calcext:value-type="float">
            <text:p>1300.69612476371</text:p>
          </table:table-cell>
          <table:table-cell office:value-type="float" office:value="1418.30529300567" calcext:value-type="float">
            <text:p>1418.30529300567</text:p>
          </table:table-cell>
          <table:table-cell office:value-type="float" office:value="1668.07939508507" calcext:value-type="float">
            <text:p>1668.07939508507</text:p>
          </table:table-cell>
          <table:table-cell office:value-type="float" office:value="1762.00330812854" calcext:value-type="float">
            <text:p>1762.00330812854</text:p>
          </table:table-cell>
          <table:table-cell office:value-type="float" office:value="1906.07703213611" calcext:value-type="float">
            <text:p>1906.07703213611</text:p>
          </table:table-cell>
          <table:table-cell office:value-type="float" office:value="2118.6370510397" calcext:value-type="float">
            <text:p>2118.6370510397</text:p>
          </table:table-cell>
          <table:table-cell office:value-type="float" office:value="3135.55907372401" calcext:value-type="float">
            <text:p>3135.55907372401</text:p>
          </table:table-cell>
          <table:table-cell office:value-type="float" office:value="3979.4106805293" calcext:value-type="float">
            <text:p>3979.4106805293</text:p>
          </table:table-cell>
          <table:table-cell office:value-type="float" office:value="6779.58081285444" calcext:value-type="float">
            <text:p>6779.58081285444</text:p>
          </table:table-cell>
          <table:table-cell office:value-type="float" office:value="8828.82986767486" calcext:value-type="float">
            <text:p>8828.82986767486</text:p>
          </table:table-cell>
          <table:table-cell office:value-type="float" office:value="12737.8563327032" calcext:value-type="float">
            <text:p>12737.8563327032</text:p>
          </table:table-cell>
          <table:table-cell office:value-type="float" office:value="12664.5741965974" calcext:value-type="float">
            <text:p>12664.5741965974</text:p>
          </table:table-cell>
          <table:table-cell office:value-type="float" office:value="15864.2084120983" calcext:value-type="float">
            <text:p>15864.2084120983</text:p>
          </table:table-cell>
          <table:table-cell office:value-type="float" office:value="15784.2930056711" calcext:value-type="float">
            <text:p>15784.2930056711</text:p>
          </table:table-cell>
          <table:table-cell office:value-type="float" office:value="14737.2854442344" calcext:value-type="float">
            <text:p>14737.2854442344</text:p>
          </table:table-cell>
          <table:table-cell office:value-type="float" office:value="14627.7292060491" calcext:value-type="float">
            <text:p>14627.7292060491</text:p>
          </table:table-cell>
          <table:table-cell table:number-columns-repeated="984"/>
        </table:table-row>
        <table:table-row table:style-name="ro1">
          <table:table-cell office:value-type="float" office:value="15663.1923440454" calcext:value-type="float">
            <text:p>15663.1923440454</text:p>
          </table:table-cell>
          <table:table-cell office:value-type="float" office:value="16336.5921550095" calcext:value-type="float">
            <text:p>16336.5921550095</text:p>
          </table:table-cell>
          <table:table-cell office:value-type="float" office:value="16659.4224952741" calcext:value-type="float">
            <text:p>16659.4224952741</text:p>
          </table:table-cell>
          <table:table-cell office:value-type="float" office:value="18529.609168242" calcext:value-type="float">
            <text:p>18529.609168242</text:p>
          </table:table-cell>
          <table:table-cell office:value-type="float" office:value="15600.5387523629" calcext:value-type="float">
            <text:p>15600.5387523629</text:p>
          </table:table-cell>
          <table:table-cell office:value-type="float" office:value="17220.0311909263" calcext:value-type="float">
            <text:p>17220.0311909263</text:p>
          </table:table-cell>
          <table:table-cell office:value-type="float" office:value="15684.6214555766" calcext:value-type="float">
            <text:p>15684.6214555766</text:p>
          </table:table-cell>
          <table:table-cell office:value-type="float" office:value="17006.9376181474" calcext:value-type="float">
            <text:p>17006.9376181474</text:p>
          </table:table-cell>
          <table:table-cell office:value-type="float" office:value="12837.4291115312" calcext:value-type="float">
            <text:p>12837.4291115312</text:p>
          </table:table-cell>
          <table:table-cell office:value-type="float" office:value="12689.8983931947" calcext:value-type="float">
            <text:p>12689.8983931947</text:p>
          </table:table-cell>
          <table:table-cell office:value-type="float" office:value="8447.84026465028" calcext:value-type="float">
            <text:p>8447.84026465028</text:p>
          </table:table-cell>
          <table:table-cell office:value-type="float" office:value="8199.78260869565" calcext:value-type="float">
            <text:p>8199.78260869565</text:p>
          </table:table-cell>
          <table:table-cell office:value-type="float" office:value="2108.00141776938" calcext:value-type="float">
            <text:p>2108.00141776938</text:p>
          </table:table-cell>
          <table:table-cell office:value-type="float" office:value="1875.71739130435" calcext:value-type="float">
            <text:p>1875.71739130435</text:p>
          </table:table-cell>
          <table:table-cell office:value-type="float" office:value="884.34168241966" calcext:value-type="float">
            <text:p>884.34168241966</text:p>
          </table:table-cell>
          <table:table-cell office:value-type="float" office:value="907.354442344045" calcext:value-type="float">
            <text:p>907.354442344045</text:p>
          </table:table-cell>
          <table:table-cell office:value-type="float" office:value="893.643194706994" calcext:value-type="float">
            <text:p>893.643194706994</text:p>
          </table:table-cell>
          <table:table-cell office:value-type="float" office:value="906.447069943289" calcext:value-type="float">
            <text:p>906.447069943289</text:p>
          </table:table-cell>
          <table:table-cell office:value-type="float" office:value="835.744801512287" calcext:value-type="float">
            <text:p>835.744801512287</text:p>
          </table:table-cell>
          <table:table-cell office:value-type="float" office:value="850.732986767486" calcext:value-type="float">
            <text:p>850.732986767486</text:p>
          </table:table-cell>
          <table:table-cell office:value-type="float" office:value="1180.73251417769" calcext:value-type="float">
            <text:p>1180.73251417769</text:p>
          </table:table-cell>
          <table:table-cell office:value-type="float" office:value="1225.07183364839" calcext:value-type="float">
            <text:p>1225.07183364839</text:p>
          </table:table-cell>
          <table:table-cell office:value-type="float" office:value="1321.5118147448" calcext:value-type="float">
            <text:p>1321.5118147448</text:p>
          </table:table-cell>
          <table:table-cell office:value-type="float" office:value="1457.74338374291" calcext:value-type="float">
            <text:p>1457.74338374291</text:p>
          </table:table-cell>
          <table:table-cell office:value-type="float" office:value="1398.73913043478" calcext:value-type="float">
            <text:p>1398.73913043478</text:p>
          </table:table-cell>
          <table:table-cell office:value-type="float" office:value="1513.55293005671" calcext:value-type="float">
            <text:p>1513.55293005671</text:p>
          </table:table-cell>
          <table:table-cell office:value-type="float" office:value="1795.98913043478" calcext:value-type="float">
            <text:p>1795.98913043478</text:p>
          </table:table-cell>
          <table:table-cell office:value-type="float" office:value="1886.66446124764" calcext:value-type="float">
            <text:p>1886.66446124764</text:p>
          </table:table-cell>
          <table:table-cell office:value-type="float" office:value="2058.09404536862" calcext:value-type="float">
            <text:p>2058.09404536862</text:p>
          </table:table-cell>
          <table:table-cell office:value-type="float" office:value="2274.36342155009" calcext:value-type="float">
            <text:p>2274.36342155009</text:p>
          </table:table-cell>
          <table:table-cell office:value-type="float" office:value="3466.34877126654" calcext:value-type="float">
            <text:p>3466.34877126654</text:p>
          </table:table-cell>
          <table:table-cell office:value-type="float" office:value="4334.20935727788" calcext:value-type="float">
            <text:p>4334.20935727788</text:p>
          </table:table-cell>
          <table:table-cell office:value-type="float" office:value="7552.83175803403" calcext:value-type="float">
            <text:p>7552.83175803403</text:p>
          </table:table-cell>
          <table:table-cell office:value-type="float" office:value="9543.07986767486" calcext:value-type="float">
            <text:p>9543.07986767486</text:p>
          </table:table-cell>
          <table:table-cell office:value-type="float" office:value="13532.9423440454" calcext:value-type="float">
            <text:p>13532.9423440454</text:p>
          </table:table-cell>
          <table:table-cell office:value-type="float" office:value="13470.9215500945" calcext:value-type="float">
            <text:p>13470.9215500945</text:p>
          </table:table-cell>
          <table:table-cell office:value-type="float" office:value="16727.3809073724" calcext:value-type="float">
            <text:p>16727.3809073724</text:p>
          </table:table-cell>
          <table:table-cell office:value-type="float" office:value="16645.3643667297" calcext:value-type="float">
            <text:p>16645.3643667297</text:p>
          </table:table-cell>
          <table:table-cell office:value-type="float" office:value="15575.1975425331" calcext:value-type="float">
            <text:p>15575.1975425331</text:p>
          </table:table-cell>
          <table:table-cell office:value-type="float" office:value="15463.879489603" calcext:value-type="float">
            <text:p>15463.879489603</text:p>
          </table:table-cell>
          <table:table-cell table:number-columns-repeated="984"/>
        </table:table-row>
        <table:table-row table:style-name="ro1">
          <table:table-cell office:value-type="float" office:value="16395.1427221172" calcext:value-type="float">
            <text:p>16395.1427221172</text:p>
          </table:table-cell>
          <table:table-cell office:value-type="float" office:value="17118.7088846881" calcext:value-type="float">
            <text:p>17118.7088846881</text:p>
          </table:table-cell>
          <table:table-cell office:value-type="float" office:value="17441.4579395085" calcext:value-type="float">
            <text:p>17441.4579395085</text:p>
          </table:table-cell>
          <table:table-cell office:value-type="float" office:value="19326.5524574669" calcext:value-type="float">
            <text:p>19326.5524574669</text:p>
          </table:table-cell>
          <table:table-cell office:value-type="float" office:value="16344.3827977316" calcext:value-type="float">
            <text:p>16344.3827977316</text:p>
          </table:table-cell>
          <table:table-cell office:value-type="float" office:value="17921.8421550095" calcext:value-type="float">
            <text:p>17921.8421550095</text:p>
          </table:table-cell>
          <table:table-cell office:value-type="float" office:value="16350.3076559546" calcext:value-type="float">
            <text:p>16350.3076559546</text:p>
          </table:table-cell>
          <table:table-cell office:value-type="float" office:value="17668.2849716446" calcext:value-type="float">
            <text:p>17668.2849716446</text:p>
          </table:table-cell>
          <table:table-cell office:value-type="float" office:value="13427.3383742911" calcext:value-type="float">
            <text:p>13427.3383742911</text:p>
          </table:table-cell>
          <table:table-cell office:value-type="float" office:value="13203.1611531191" calcext:value-type="float">
            <text:p>13203.1611531191</text:p>
          </table:table-cell>
          <table:table-cell office:value-type="float" office:value="8893.43005671078" calcext:value-type="float">
            <text:p>8893.43005671078</text:p>
          </table:table-cell>
          <table:table-cell office:value-type="float" office:value="8484.58128544423" calcext:value-type="float">
            <text:p>8484.58128544423</text:p>
          </table:table-cell>
          <table:table-cell office:value-type="float" office:value="2184.45132325142" calcext:value-type="float">
            <text:p>2184.45132325142</text:p>
          </table:table-cell>
          <table:table-cell office:value-type="float" office:value="1899.05576559546" calcext:value-type="float">
            <text:p>1899.05576559546</text:p>
          </table:table-cell>
          <table:table-cell office:value-type="float" office:value="897.135160680529" calcext:value-type="float">
            <text:p>897.135160680529</text:p>
          </table:table-cell>
          <table:table-cell office:value-type="float" office:value="919.426748582231" calcext:value-type="float">
            <text:p>919.426748582231</text:p>
          </table:table-cell>
          <table:table-cell office:value-type="float" office:value="903.008034026465" calcext:value-type="float">
            <text:p>903.008034026465</text:p>
          </table:table-cell>
          <table:table-cell office:value-type="float" office:value="918.272684310019" calcext:value-type="float">
            <text:p>918.272684310019</text:p>
          </table:table-cell>
          <table:table-cell office:value-type="float" office:value="846.76606805293" calcext:value-type="float">
            <text:p>846.76606805293</text:p>
          </table:table-cell>
          <table:table-cell office:value-type="float" office:value="860.788279773157" calcext:value-type="float">
            <text:p>860.788279773157</text:p>
          </table:table-cell>
          <table:table-cell office:value-type="float" office:value="1224.61436672968" calcext:value-type="float">
            <text:p>1224.61436672968</text:p>
          </table:table-cell>
          <table:table-cell office:value-type="float" office:value="1269.28449905482" calcext:value-type="float">
            <text:p>1269.28449905482</text:p>
          </table:table-cell>
          <table:table-cell office:value-type="float" office:value="1371.66162570888" calcext:value-type="float">
            <text:p>1371.66162570888</text:p>
          </table:table-cell>
          <table:table-cell office:value-type="float" office:value="1504.3572778828" calcext:value-type="float">
            <text:p>1504.3572778828</text:p>
          </table:table-cell>
          <table:table-cell office:value-type="float" office:value="1454.51512287335" calcext:value-type="float">
            <text:p>1454.51512287335</text:p>
          </table:table-cell>
          <table:table-cell office:value-type="float" office:value="1564.65406427221" calcext:value-type="float">
            <text:p>1564.65406427221</text:p>
          </table:table-cell>
          <table:table-cell office:value-type="float" office:value="1867.95510396975" calcext:value-type="float">
            <text:p>1867.95510396975</text:p>
          </table:table-cell>
          <table:table-cell office:value-type="float" office:value="1955.60538752363" calcext:value-type="float">
            <text:p>1955.60538752363</text:p>
          </table:table-cell>
          <table:table-cell office:value-type="float" office:value="2198.51323251418" calcext:value-type="float">
            <text:p>2198.51323251418</text:p>
          </table:table-cell>
          <table:table-cell office:value-type="float" office:value="2418.23724007561" calcext:value-type="float">
            <text:p>2418.23724007561</text:p>
          </table:table-cell>
          <table:table-cell office:value-type="float" office:value="3789.32608695652" calcext:value-type="float">
            <text:p>3789.32608695652</text:p>
          </table:table-cell>
          <table:table-cell office:value-type="float" office:value="4675.2438563327" calcext:value-type="float">
            <text:p>4675.2438563327</text:p>
          </table:table-cell>
          <table:table-cell office:value-type="float" office:value="8286.1247637051" calcext:value-type="float">
            <text:p>8286.1247637051</text:p>
          </table:table-cell>
          <table:table-cell office:value-type="float" office:value="10215.0075614367" calcext:value-type="float">
            <text:p>10215.0075614367</text:p>
          </table:table-cell>
          <table:table-cell office:value-type="float" office:value="14244.724952741" calcext:value-type="float">
            <text:p>14244.724952741</text:p>
          </table:table-cell>
          <table:table-cell office:value-type="float" office:value="14186.9017013233" calcext:value-type="float">
            <text:p>14186.9017013233</text:p>
          </table:table-cell>
          <table:table-cell office:value-type="float" office:value="17456.2892249527" calcext:value-type="float">
            <text:p>17456.2892249527</text:p>
          </table:table-cell>
          <table:table-cell office:value-type="float" office:value="17364.9139886578" calcext:value-type="float">
            <text:p>17364.9139886578</text:p>
          </table:table-cell>
          <table:table-cell office:value-type="float" office:value="16314.0269376181" calcext:value-type="float">
            <text:p>16314.0269376181</text:p>
          </table:table-cell>
          <table:table-cell office:value-type="float" office:value="16175.0737240076" calcext:value-type="float">
            <text:p>16175.0737240076</text:p>
          </table:table-cell>
          <table:table-cell table:number-columns-repeated="984"/>
        </table:table-row>
        <table:table-row table:style-name="ro1">
          <table:table-cell office:value-type="float" office:value="17064.486294896" calcext:value-type="float">
            <text:p>17064.486294896</text:p>
          </table:table-cell>
          <table:table-cell office:value-type="float" office:value="17816.6285444234" calcext:value-type="float">
            <text:p>17816.6285444234</text:p>
          </table:table-cell>
          <table:table-cell office:value-type="float" office:value="18128.631852552" calcext:value-type="float">
            <text:p>18128.631852552</text:p>
          </table:table-cell>
          <table:table-cell office:value-type="float" office:value="20029.9631379962" calcext:value-type="float">
            <text:p>20029.9631379962</text:p>
          </table:table-cell>
          <table:table-cell office:value-type="float" office:value="17004.1564272212" calcext:value-type="float">
            <text:p>17004.1564272212</text:p>
          </table:table-cell>
          <table:table-cell office:value-type="float" office:value="18555.6186200378" calcext:value-type="float">
            <text:p>18555.6186200378</text:p>
          </table:table-cell>
          <table:table-cell office:value-type="float" office:value="16950.3208884688" calcext:value-type="float">
            <text:p>16950.3208884688</text:p>
          </table:table-cell>
          <table:table-cell office:value-type="float" office:value="18271.2013232514" calcext:value-type="float">
            <text:p>18271.2013232514</text:p>
          </table:table-cell>
          <table:table-cell office:value-type="float" office:value="13957.2646502836" calcext:value-type="float">
            <text:p>13957.2646502836</text:p>
          </table:table-cell>
          <table:table-cell office:value-type="float" office:value="13651.4054820416" calcext:value-type="float">
            <text:p>13651.4054820416</text:p>
          </table:table-cell>
          <table:table-cell office:value-type="float" office:value="9289.61153119093" calcext:value-type="float">
            <text:p>9289.61153119093</text:p>
          </table:table-cell>
          <table:table-cell office:value-type="float" office:value="8736.095463138" calcext:value-type="float">
            <text:p>8736.095463138</text:p>
          </table:table-cell>
          <table:table-cell office:value-type="float" office:value="2252.32325141777" calcext:value-type="float">
            <text:p>2252.32325141777</text:p>
          </table:table-cell>
          <table:table-cell office:value-type="float" office:value="1913.88941398866" calcext:value-type="float">
            <text:p>1913.88941398866</text:p>
          </table:table-cell>
          <table:table-cell office:value-type="float" office:value="904.125708884688" calcext:value-type="float">
            <text:p>904.125708884688</text:p>
          </table:table-cell>
          <table:table-cell office:value-type="float" office:value="927.838374291115" calcext:value-type="float">
            <text:p>927.838374291115</text:p>
          </table:table-cell>
          <table:table-cell office:value-type="float" office:value="912.198015122873" calcext:value-type="float">
            <text:p>912.198015122873</text:p>
          </table:table-cell>
          <table:table-cell office:value-type="float" office:value="924.15359168242" calcext:value-type="float">
            <text:p>924.15359168242</text:p>
          </table:table-cell>
          <table:table-cell office:value-type="float" office:value="854.198960302458" calcext:value-type="float">
            <text:p>854.198960302458</text:p>
          </table:table-cell>
          <table:table-cell office:value-type="float" office:value="869.554347826087" calcext:value-type="float">
            <text:p>869.554347826087</text:p>
          </table:table-cell>
          <table:table-cell office:value-type="float" office:value="1307.17674858223" calcext:value-type="float">
            <text:p>1307.17674858223</text:p>
          </table:table-cell>
          <table:table-cell office:value-type="float" office:value="1358.03119092628" calcext:value-type="float">
            <text:p>1358.03119092628</text:p>
          </table:table-cell>
          <table:table-cell office:value-type="float" office:value="1466.7915879017" calcext:value-type="float">
            <text:p>1466.7915879017</text:p>
          </table:table-cell>
          <table:table-cell office:value-type="float" office:value="1608.78686200378" calcext:value-type="float">
            <text:p>1608.78686200378</text:p>
          </table:table-cell>
          <table:table-cell office:value-type="float" office:value="1565.08034026465" calcext:value-type="float">
            <text:p>1565.08034026465</text:p>
          </table:table-cell>
          <table:table-cell office:value-type="float" office:value="1673.79631379962" calcext:value-type="float">
            <text:p>1673.79631379962</text:p>
          </table:table-cell>
          <table:table-cell office:value-type="float" office:value="2014.96266540643" calcext:value-type="float">
            <text:p>2014.96266540643</text:p>
          </table:table-cell>
          <table:table-cell office:value-type="float" office:value="2100.56805293006" calcext:value-type="float">
            <text:p>2100.56805293006</text:p>
          </table:table-cell>
          <table:table-cell office:value-type="float" office:value="2338.51984877127" calcext:value-type="float">
            <text:p>2338.51984877127</text:p>
          </table:table-cell>
          <table:table-cell office:value-type="float" office:value="2564.13043478261" calcext:value-type="float">
            <text:p>2564.13043478261</text:p>
          </table:table-cell>
          <table:table-cell office:value-type="float" office:value="4113.68100189036" calcext:value-type="float">
            <text:p>4113.68100189036</text:p>
          </table:table-cell>
          <table:table-cell office:value-type="float" office:value="5016.49716446125" calcext:value-type="float">
            <text:p>5016.49716446125</text:p>
          </table:table-cell>
          <table:table-cell office:value-type="float" office:value="9015.47684310019" calcext:value-type="float">
            <text:p>9015.47684310019</text:p>
          </table:table-cell>
          <table:table-cell office:value-type="float" office:value="10883.997637051" calcext:value-type="float">
            <text:p>10883.997637051</text:p>
          </table:table-cell>
          <table:table-cell office:value-type="float" office:value="14932.8643667297" calcext:value-type="float">
            <text:p>14932.8643667297</text:p>
          </table:table-cell>
          <table:table-cell office:value-type="float" office:value="14872.311436673" calcext:value-type="float">
            <text:p>14872.311436673</text:p>
          </table:table-cell>
          <table:table-cell office:value-type="float" office:value="18154.7287334594" calcext:value-type="float">
            <text:p>18154.7287334594</text:p>
          </table:table-cell>
          <table:table-cell office:value-type="float" office:value="18046.2911153119" calcext:value-type="float">
            <text:p>18046.2911153119</text:p>
          </table:table-cell>
          <table:table-cell office:value-type="float" office:value="17029.3534971645" calcext:value-type="float">
            <text:p>17029.3534971645</text:p>
          </table:table-cell>
          <table:table-cell office:value-type="float" office:value="16858.0902646503" calcext:value-type="float">
            <text:p>16858.0902646503</text:p>
          </table:table-cell>
          <table:table-cell table:number-columns-repeated="984"/>
        </table:table-row>
        <table:table-row table:style-name="ro1">
          <table:table-cell office:value-type="float" office:value="17766.0259924386" calcext:value-type="float">
            <text:p>17766.0259924386</text:p>
          </table:table-cell>
          <table:table-cell office:value-type="float" office:value="18561.8260869565" calcext:value-type="float">
            <text:p>18561.8260869565</text:p>
          </table:table-cell>
          <table:table-cell office:value-type="float" office:value="18845.8657844991" calcext:value-type="float">
            <text:p>18845.8657844991</text:p>
          </table:table-cell>
          <table:table-cell office:value-type="float" office:value="20780.652173913" calcext:value-type="float">
            <text:p>20780.652173913</text:p>
          </table:table-cell>
          <table:table-cell office:value-type="float" office:value="17680.3265595463" calcext:value-type="float">
            <text:p>17680.3265595463</text:p>
          </table:table-cell>
          <table:table-cell office:value-type="float" office:value="19216.6724952741" calcext:value-type="float">
            <text:p>19216.6724952741</text:p>
          </table:table-cell>
          <table:table-cell office:value-type="float" office:value="17581.8643667297" calcext:value-type="float">
            <text:p>17581.8643667297</text:p>
          </table:table-cell>
          <table:table-cell office:value-type="float" office:value="18897.7958412098" calcext:value-type="float">
            <text:p>18897.7958412098</text:p>
          </table:table-cell>
          <table:table-cell office:value-type="float" office:value="14479.3308128544" calcext:value-type="float">
            <text:p>14479.3308128544</text:p>
          </table:table-cell>
          <table:table-cell office:value-type="float" office:value="14100.5458412098" calcext:value-type="float">
            <text:p>14100.5458412098</text:p>
          </table:table-cell>
          <table:table-cell office:value-type="float" office:value="9668.1488657845" calcext:value-type="float">
            <text:p>9668.1488657845</text:p>
          </table:table-cell>
          <table:table-cell office:value-type="float" office:value="8964.96928166352" calcext:value-type="float">
            <text:p>8964.96928166352</text:p>
          </table:table-cell>
          <table:table-cell office:value-type="float" office:value="2311.5538752363" calcext:value-type="float">
            <text:p>2311.5538752363</text:p>
          </table:table-cell>
          <table:table-cell office:value-type="float" office:value="1927.09073724008" calcext:value-type="float">
            <text:p>1927.09073724008</text:p>
          </table:table-cell>
          <table:table-cell office:value-type="float" office:value="913.781190926276" calcext:value-type="float">
            <text:p>913.781190926276</text:p>
          </table:table-cell>
          <table:table-cell office:value-type="float" office:value="935.942344045369" calcext:value-type="float">
            <text:p>935.942344045369</text:p>
          </table:table-cell>
          <table:table-cell office:value-type="float" office:value="919.42202268431" calcext:value-type="float">
            <text:p>919.42202268431</text:p>
          </table:table-cell>
          <table:table-cell office:value-type="float" office:value="932.01843100189" calcext:value-type="float">
            <text:p>932.01843100189</text:p>
          </table:table-cell>
          <table:table-cell office:value-type="float" office:value="861.447542533081" calcext:value-type="float">
            <text:p>861.447542533081</text:p>
          </table:table-cell>
          <table:table-cell office:value-type="float" office:value="877.406427221172" calcext:value-type="float">
            <text:p>877.406427221172</text:p>
          </table:table-cell>
          <table:table-cell office:value-type="float" office:value="1357.65926275992" calcext:value-type="float">
            <text:p>1357.65926275992</text:p>
          </table:table-cell>
          <table:table-cell office:value-type="float" office:value="1409.50945179584" calcext:value-type="float">
            <text:p>1409.50945179584</text:p>
          </table:table-cell>
          <table:table-cell office:value-type="float" office:value="1523.87948960302" calcext:value-type="float">
            <text:p>1523.87948960302</text:p>
          </table:table-cell>
          <table:table-cell office:value-type="float" office:value="1669.1190926276" calcext:value-type="float">
            <text:p>1669.1190926276</text:p>
          </table:table-cell>
          <table:table-cell office:value-type="float" office:value="1631.72684310019" calcext:value-type="float">
            <text:p>1631.72684310019</text:p>
          </table:table-cell>
          <table:table-cell office:value-type="float" office:value="1737.45935727788" calcext:value-type="float">
            <text:p>1737.45935727788</text:p>
          </table:table-cell>
          <table:table-cell office:value-type="float" office:value="2105.07703213611" calcext:value-type="float">
            <text:p>2105.07703213611</text:p>
          </table:table-cell>
          <table:table-cell office:value-type="float" office:value="2182.55718336484" calcext:value-type="float">
            <text:p>2182.55718336484</text:p>
          </table:table-cell>
          <table:table-cell office:value-type="float" office:value="2477.77551984877" calcext:value-type="float">
            <text:p>2477.77551984877</text:p>
          </table:table-cell>
          <table:table-cell office:value-type="float" office:value="2704.56049149338" calcext:value-type="float">
            <text:p>2704.56049149338</text:p>
          </table:table-cell>
          <table:table-cell office:value-type="float" office:value="4425.34262759924" calcext:value-type="float">
            <text:p>4425.34262759924</text:p>
          </table:table-cell>
          <table:table-cell office:value-type="float" office:value="5359.58459357278" calcext:value-type="float">
            <text:p>5359.58459357278</text:p>
          </table:table-cell>
          <table:table-cell office:value-type="float" office:value="9745.48298676749" calcext:value-type="float">
            <text:p>9745.48298676749</text:p>
          </table:table-cell>
          <table:table-cell office:value-type="float" office:value="11522.9447069943" calcext:value-type="float">
            <text:p>11522.9447069943</text:p>
          </table:table-cell>
          <table:table-cell office:value-type="float" office:value="15540.6862003781" calcext:value-type="float">
            <text:p>15540.6862003781</text:p>
          </table:table-cell>
          <table:table-cell office:value-type="float" office:value="15507.2367674858" calcext:value-type="float">
            <text:p>15507.2367674858</text:p>
          </table:table-cell>
          <table:table-cell office:value-type="float" office:value="18745.665879017" calcext:value-type="float">
            <text:p>18745.665879017</text:p>
          </table:table-cell>
          <table:table-cell office:value-type="float" office:value="18643.9465973535" calcext:value-type="float">
            <text:p>18643.9465973535</text:p>
          </table:table-cell>
          <table:table-cell office:value-type="float" office:value="17644.7896975425" calcext:value-type="float">
            <text:p>17644.7896975425</text:p>
          </table:table-cell>
          <table:table-cell office:value-type="float" office:value="17474.6776937618" calcext:value-type="float">
            <text:p>17474.6776937618</text:p>
          </table:table-cell>
          <table:table-cell table:number-columns-repeated="984"/>
        </table:table-row>
        <table:table-row table:style-name="ro1">
          <table:table-cell office:value-type="float" office:value="18352.7244801512" calcext:value-type="float">
            <text:p>18352.7244801512</text:p>
          </table:table-cell>
          <table:table-cell office:value-type="float" office:value="19170.7514177694" calcext:value-type="float">
            <text:p>19170.7514177694</text:p>
          </table:table-cell>
          <table:table-cell office:value-type="float" office:value="19451.1285444234" calcext:value-type="float">
            <text:p>19451.1285444234</text:p>
          </table:table-cell>
          <table:table-cell office:value-type="float" office:value="21392.2670132325" calcext:value-type="float">
            <text:p>21392.2670132325</text:p>
          </table:table-cell>
          <table:table-cell office:value-type="float" office:value="18255.8922495274" calcext:value-type="float">
            <text:p>18255.8922495274</text:p>
          </table:table-cell>
          <table:table-cell office:value-type="float" office:value="19757.79536862" calcext:value-type="float">
            <text:p>19757.79536862</text:p>
          </table:table-cell>
          <table:table-cell office:value-type="float" office:value="18096.4929111531" calcext:value-type="float">
            <text:p>18096.4929111531</text:p>
          </table:table-cell>
          <table:table-cell office:value-type="float" office:value="19401.0434782609" calcext:value-type="float">
            <text:p>19401.0434782609</text:p>
          </table:table-cell>
          <table:table-cell office:value-type="float" office:value="15066.606805293" calcext:value-type="float">
            <text:p>15066.606805293</text:p>
          </table:table-cell>
          <table:table-cell office:value-type="float" office:value="14603.6592627599" calcext:value-type="float">
            <text:p>14603.6592627599</text:p>
          </table:table-cell>
          <table:table-cell office:value-type="float" office:value="10073.4352551985" calcext:value-type="float">
            <text:p>10073.4352551985</text:p>
          </table:table-cell>
          <table:table-cell office:value-type="float" office:value="9220.19706994329" calcext:value-type="float">
            <text:p>9220.19706994329</text:p>
          </table:table-cell>
          <table:table-cell office:value-type="float" office:value="2379.32183364839" calcext:value-type="float">
            <text:p>2379.32183364839</text:p>
          </table:table-cell>
          <table:table-cell office:value-type="float" office:value="1949.28166351607" calcext:value-type="float">
            <text:p>1949.28166351607</text:p>
          </table:table-cell>
          <table:table-cell office:value-type="float" office:value="924.48629489603" calcext:value-type="float">
            <text:p>924.48629489603</text:p>
          </table:table-cell>
          <table:table-cell office:value-type="float" office:value="948.716918714556" calcext:value-type="float">
            <text:p>948.716918714556</text:p>
          </table:table-cell>
          <table:table-cell office:value-type="float" office:value="932.132797731569" calcext:value-type="float">
            <text:p>932.132797731569</text:p>
          </table:table-cell>
          <table:table-cell office:value-type="float" office:value="944.774102079395" calcext:value-type="float">
            <text:p>944.774102079395</text:p>
          </table:table-cell>
          <table:table-cell office:value-type="float" office:value="874.093100189036" calcext:value-type="float">
            <text:p>874.093100189036</text:p>
          </table:table-cell>
          <table:table-cell office:value-type="float" office:value="889.709357277883" calcext:value-type="float">
            <text:p>889.709357277883</text:p>
          </table:table-cell>
          <table:table-cell office:value-type="float" office:value="1430.86247637051" calcext:value-type="float">
            <text:p>1430.86247637051</text:p>
          </table:table-cell>
          <table:table-cell office:value-type="float" office:value="1487.77504725898" calcext:value-type="float">
            <text:p>1487.77504725898</text:p>
          </table:table-cell>
          <table:table-cell office:value-type="float" office:value="1609.49716446125" calcext:value-type="float">
            <text:p>1609.49716446125</text:p>
          </table:table-cell>
          <table:table-cell office:value-type="float" office:value="1756.39981096408" calcext:value-type="float">
            <text:p>1756.39981096408</text:p>
          </table:table-cell>
          <table:table-cell office:value-type="float" office:value="1731.37996219282" calcext:value-type="float">
            <text:p>1731.37996219282</text:p>
          </table:table-cell>
          <table:table-cell office:value-type="float" office:value="1832.84451795841" calcext:value-type="float">
            <text:p>1832.84451795841</text:p>
          </table:table-cell>
          <table:table-cell office:value-type="float" office:value="2233.78071833648" calcext:value-type="float">
            <text:p>2233.78071833648</text:p>
          </table:table-cell>
          <table:table-cell office:value-type="float" office:value="2314.43809073724" calcext:value-type="float">
            <text:p>2314.43809073724</text:p>
          </table:table-cell>
          <table:table-cell office:value-type="float" office:value="2619.43100189036" calcext:value-type="float">
            <text:p>2619.43100189036</text:p>
          </table:table-cell>
          <table:table-cell office:value-type="float" office:value="2852.82797731569" calcext:value-type="float">
            <text:p>2852.82797731569</text:p>
          </table:table-cell>
          <table:table-cell office:value-type="float" office:value="4767.99763705104" calcext:value-type="float">
            <text:p>4767.99763705104</text:p>
          </table:table-cell>
          <table:table-cell office:value-type="float" office:value="5720.88799621928" calcext:value-type="float">
            <text:p>5720.88799621928</text:p>
          </table:table-cell>
          <table:table-cell office:value-type="float" office:value="10513.1611531191" calcext:value-type="float">
            <text:p>10513.1611531191</text:p>
          </table:table-cell>
          <table:table-cell office:value-type="float" office:value="12197.2518903592" calcext:value-type="float">
            <text:p>12197.2518903592</text:p>
          </table:table-cell>
          <table:table-cell office:value-type="float" office:value="16183.0959357278" calcext:value-type="float">
            <text:p>16183.0959357278</text:p>
          </table:table-cell>
          <table:table-cell office:value-type="float" office:value="16155.7802457467" calcext:value-type="float">
            <text:p>16155.7802457467</text:p>
          </table:table-cell>
          <table:table-cell office:value-type="float" office:value="19390.8601134216" calcext:value-type="float">
            <text:p>19390.8601134216</text:p>
          </table:table-cell>
          <table:table-cell office:value-type="float" office:value="19271.6020793951" calcext:value-type="float">
            <text:p>19271.6020793951</text:p>
          </table:table-cell>
          <table:table-cell office:value-type="float" office:value="18300.3946124764" calcext:value-type="float">
            <text:p>18300.3946124764</text:p>
          </table:table-cell>
          <table:table-cell office:value-type="float" office:value="18111.761342155" calcext:value-type="float">
            <text:p>18111.761342155</text:p>
          </table:table-cell>
          <table:table-cell table:number-columns-repeated="984"/>
        </table:table-row>
        <table:table-row table:style-name="ro1">
          <table:table-cell office:value-type="float" office:value="19026.0066162571" calcext:value-type="float">
            <text:p>19026.0066162571</text:p>
          </table:table-cell>
          <table:table-cell office:value-type="float" office:value="19883.9234404537" calcext:value-type="float">
            <text:p>19883.9234404537</text:p>
          </table:table-cell>
          <table:table-cell office:value-type="float" office:value="20155.3322306238" calcext:value-type="float">
            <text:p>20155.3322306238</text:p>
          </table:table-cell>
          <table:table-cell office:value-type="float" office:value="22120.7306238185" calcext:value-type="float">
            <text:p>22120.7306238185</text:p>
          </table:table-cell>
          <table:table-cell office:value-type="float" office:value="18928.2518903592" calcext:value-type="float">
            <text:p>18928.2518903592</text:p>
          </table:table-cell>
          <table:table-cell office:value-type="float" office:value="20406.3936672968" calcext:value-type="float">
            <text:p>20406.3936672968</text:p>
          </table:table-cell>
          <table:table-cell office:value-type="float" office:value="18707.2807183365" calcext:value-type="float">
            <text:p>18707.2807183365</text:p>
          </table:table-cell>
          <table:table-cell office:value-type="float" office:value="20016.152173913" calcext:value-type="float">
            <text:p>20016.152173913</text:p>
          </table:table-cell>
          <table:table-cell office:value-type="float" office:value="15584.7655954631" calcext:value-type="float">
            <text:p>15584.7655954631</text:p>
          </table:table-cell>
          <table:table-cell office:value-type="float" office:value="15049.8199432892" calcext:value-type="float">
            <text:p>15049.8199432892</text:p>
          </table:table-cell>
          <table:table-cell office:value-type="float" office:value="10402.9820415879" calcext:value-type="float">
            <text:p>10402.9820415879</text:p>
          </table:table-cell>
          <table:table-cell office:value-type="float" office:value="9423.45793950851" calcext:value-type="float">
            <text:p>9423.45793950851</text:p>
          </table:table-cell>
          <table:table-cell office:value-type="float" office:value="2431.20604914934" calcext:value-type="float">
            <text:p>2431.20604914934</text:p>
          </table:table-cell>
          <table:table-cell office:value-type="float" office:value="1961.33695652174" calcext:value-type="float">
            <text:p>1961.33695652174</text:p>
          </table:table-cell>
          <table:table-cell office:value-type="float" office:value="933.820415879017" calcext:value-type="float">
            <text:p>933.820415879017</text:p>
          </table:table-cell>
          <table:table-cell office:value-type="float" office:value="960.068052930057" calcext:value-type="float">
            <text:p>960.068052930057</text:p>
          </table:table-cell>
          <table:table-cell office:value-type="float" office:value="941.538279773157" calcext:value-type="float">
            <text:p>941.538279773157</text:p>
          </table:table-cell>
          <table:table-cell office:value-type="float" office:value="955.415879017013" calcext:value-type="float">
            <text:p>955.415879017013</text:p>
          </table:table-cell>
          <table:table-cell office:value-type="float" office:value="883.549621928166" calcext:value-type="float">
            <text:p>883.549621928166</text:p>
          </table:table-cell>
          <table:table-cell office:value-type="float" office:value="897.1904536862" calcext:value-type="float">
            <text:p>897.1904536862</text:p>
          </table:table-cell>
          <table:table-cell office:value-type="float" office:value="1492.06143667297" calcext:value-type="float">
            <text:p>1492.06143667297</text:p>
          </table:table-cell>
          <table:table-cell office:value-type="float" office:value="1551.08601134216" calcext:value-type="float">
            <text:p>1551.08601134216</text:p>
          </table:table-cell>
          <table:table-cell office:value-type="float" office:value="1680.61672967864" calcext:value-type="float">
            <text:p>1680.61672967864</text:p>
          </table:table-cell>
          <table:table-cell office:value-type="float" office:value="1828.0713610586" calcext:value-type="float">
            <text:p>1828.0713610586</text:p>
          </table:table-cell>
          <table:table-cell office:value-type="float" office:value="1812.64035916824" calcext:value-type="float">
            <text:p>1812.64035916824</text:p>
          </table:table-cell>
          <table:table-cell office:value-type="float" office:value="1911.42627599244" calcext:value-type="float">
            <text:p>1911.42627599244</text:p>
          </table:table-cell>
          <table:table-cell office:value-type="float" office:value="2342.49054820416" calcext:value-type="float">
            <text:p>2342.49054820416</text:p>
          </table:table-cell>
          <table:table-cell office:value-type="float" office:value="2416.30765595463" calcext:value-type="float">
            <text:p>2416.30765595463</text:p>
          </table:table-cell>
          <table:table-cell office:value-type="float" office:value="2757.77599243856" calcext:value-type="float">
            <text:p>2757.77599243856</text:p>
          </table:table-cell>
          <table:table-cell office:value-type="float" office:value="2992.02504725898" calcext:value-type="float">
            <text:p>2992.02504725898</text:p>
          </table:table-cell>
          <table:table-cell office:value-type="float" office:value="5090.99338374291" calcext:value-type="float">
            <text:p>5090.99338374291</text:p>
          </table:table-cell>
          <table:table-cell office:value-type="float" office:value="6068.48062381853" calcext:value-type="float">
            <text:p>6068.48062381853</text:p>
          </table:table-cell>
          <table:table-cell office:value-type="float" office:value="11230.1001890359" calcext:value-type="float">
            <text:p>11230.1001890359</text:p>
          </table:table-cell>
          <table:table-cell office:value-type="float" office:value="12821.5770321361" calcext:value-type="float">
            <text:p>12821.5770321361</text:p>
          </table:table-cell>
          <table:table-cell office:value-type="float" office:value="16718.1564272212" calcext:value-type="float">
            <text:p>16718.1564272212</text:p>
          </table:table-cell>
          <table:table-cell office:value-type="float" office:value="16703.7419659735" calcext:value-type="float">
            <text:p>16703.7419659735</text:p>
          </table:table-cell>
          <table:table-cell office:value-type="float" office:value="19889.3076559546" calcext:value-type="float">
            <text:p>19889.3076559546</text:p>
          </table:table-cell>
          <table:table-cell office:value-type="float" office:value="19778.8331758034" calcext:value-type="float">
            <text:p>19778.8331758034</text:p>
          </table:table-cell>
          <table:table-cell office:value-type="float" office:value="18834.1691871456" calcext:value-type="float">
            <text:p>18834.1691871456</text:p>
          </table:table-cell>
          <table:table-cell office:value-type="float" office:value="18621.3034026465" calcext:value-type="float">
            <text:p>18621.3034026465</text:p>
          </table:table-cell>
          <table:table-cell table:number-columns-repeated="984"/>
        </table:table-row>
        <table:table-row table:style-name="ro1">
          <table:table-cell office:value-type="float" office:value="19619.9428166352" calcext:value-type="float">
            <text:p>19619.9428166352</text:p>
          </table:table-cell>
          <table:table-cell office:value-type="float" office:value="20518.870510397" calcext:value-type="float">
            <text:p>20518.870510397</text:p>
          </table:table-cell>
          <table:table-cell office:value-type="float" office:value="20765.3875236295" calcext:value-type="float">
            <text:p>20765.3875236295</text:p>
          </table:table-cell>
          <table:table-cell office:value-type="float" office:value="22746" calcext:value-type="float">
            <text:p>22746</text:p>
          </table:table-cell>
          <table:table-cell office:value-type="float" office:value="19488.5066162571" calcext:value-type="float">
            <text:p>19488.5066162571</text:p>
          </table:table-cell>
          <table:table-cell office:value-type="float" office:value="20974.3827977316" calcext:value-type="float">
            <text:p>20974.3827977316</text:p>
          </table:table-cell>
          <table:table-cell office:value-type="float" office:value="19207.8506616257" calcext:value-type="float">
            <text:p>19207.8506616257</text:p>
          </table:table-cell>
          <table:table-cell office:value-type="float" office:value="20546.0694706994" calcext:value-type="float">
            <text:p>20546.0694706994</text:p>
          </table:table-cell>
          <table:table-cell office:value-type="float" office:value="16027.8516068053" calcext:value-type="float">
            <text:p>16027.8516068053</text:p>
          </table:table-cell>
          <table:table-cell office:value-type="float" office:value="15417.9399810964" calcext:value-type="float">
            <text:p>15417.9399810964</text:p>
          </table:table-cell>
          <table:table-cell office:value-type="float" office:value="10678.3360113422" calcext:value-type="float">
            <text:p>10678.3360113422</text:p>
          </table:table-cell>
          <table:table-cell office:value-type="float" office:value="9584.23771266541" calcext:value-type="float">
            <text:p>9584.23771266541</text:p>
          </table:table-cell>
          <table:table-cell office:value-type="float" office:value="2464.62854442344" calcext:value-type="float">
            <text:p>2464.62854442344</text:p>
          </table:table-cell>
          <table:table-cell office:value-type="float" office:value="1964.98393194707" calcext:value-type="float">
            <text:p>1964.98393194707</text:p>
          </table:table-cell>
          <table:table-cell office:value-type="float" office:value="939.96786389414" calcext:value-type="float">
            <text:p>939.96786389414</text:p>
          </table:table-cell>
          <table:table-cell office:value-type="float" office:value="965.109168241966" calcext:value-type="float">
            <text:p>965.109168241966</text:p>
          </table:table-cell>
          <table:table-cell office:value-type="float" office:value="950.064744801512" calcext:value-type="float">
            <text:p>950.064744801512</text:p>
          </table:table-cell>
          <table:table-cell office:value-type="float" office:value="963.003308128544" calcext:value-type="float">
            <text:p>963.003308128544</text:p>
          </table:table-cell>
          <table:table-cell office:value-type="float" office:value="890.585538752363" calcext:value-type="float">
            <text:p>890.585538752363</text:p>
          </table:table-cell>
          <table:table-cell office:value-type="float" office:value="904.473534971645" calcext:value-type="float">
            <text:p>904.473534971645</text:p>
          </table:table-cell>
          <table:table-cell office:value-type="float" office:value="1549.65879017013" calcext:value-type="float">
            <text:p>1549.65879017013</text:p>
          </table:table-cell>
          <table:table-cell office:value-type="float" office:value="1615.89555765595" calcext:value-type="float">
            <text:p>1615.89555765595</text:p>
          </table:table-cell>
          <table:table-cell office:value-type="float" office:value="1750.49243856333" calcext:value-type="float">
            <text:p>1750.49243856333</text:p>
          </table:table-cell>
          <table:table-cell office:value-type="float" office:value="1905.09357277883" calcext:value-type="float">
            <text:p>1905.09357277883</text:p>
          </table:table-cell>
          <table:table-cell office:value-type="float" office:value="1899.76370510397" calcext:value-type="float">
            <text:p>1899.76370510397</text:p>
          </table:table-cell>
          <table:table-cell office:value-type="float" office:value="1992.80056710775" calcext:value-type="float">
            <text:p>1992.80056710775</text:p>
          </table:table-cell>
          <table:table-cell office:value-type="float" office:value="2454.24810964083" calcext:value-type="float">
            <text:p>2454.24810964083</text:p>
          </table:table-cell>
          <table:table-cell office:value-type="float" office:value="2524.81474480151" calcext:value-type="float">
            <text:p>2524.81474480151</text:p>
          </table:table-cell>
          <table:table-cell office:value-type="float" office:value="2906.3511342155" calcext:value-type="float">
            <text:p>2906.3511342155</text:p>
          </table:table-cell>
          <table:table-cell office:value-type="float" office:value="3143.99621928166" calcext:value-type="float">
            <text:p>3143.99621928166</text:p>
          </table:table-cell>
          <table:table-cell office:value-type="float" office:value="5434.8690926276" calcext:value-type="float">
            <text:p>5434.8690926276</text:p>
          </table:table-cell>
          <table:table-cell office:value-type="float" office:value="6436.38185255199" calcext:value-type="float">
            <text:p>6436.38185255199</text:p>
          </table:table-cell>
          <table:table-cell office:value-type="float" office:value="11968.7684310019" calcext:value-type="float">
            <text:p>11968.7684310019</text:p>
          </table:table-cell>
          <table:table-cell office:value-type="float" office:value="13467.1710775047" calcext:value-type="float">
            <text:p>13467.1710775047</text:p>
          </table:table-cell>
          <table:table-cell office:value-type="float" office:value="17287.9064272212" calcext:value-type="float">
            <text:p>17287.9064272212</text:p>
          </table:table-cell>
          <table:table-cell office:value-type="float" office:value="17281.0836483932" calcext:value-type="float">
            <text:p>17281.0836483932</text:p>
          </table:table-cell>
          <table:table-cell office:value-type="float" office:value="20443.4395085066" calcext:value-type="float">
            <text:p>20443.4395085066</text:p>
          </table:table-cell>
          <table:table-cell office:value-type="float" office:value="20332.9943289225" calcext:value-type="float">
            <text:p>20332.9943289225</text:p>
          </table:table-cell>
          <table:table-cell office:value-type="float" office:value="19412.7240075614" calcext:value-type="float">
            <text:p>19412.7240075614</text:p>
          </table:table-cell>
          <table:table-cell office:value-type="float" office:value="19179.8752362949" calcext:value-type="float">
            <text:p>19179.8752362949</text:p>
          </table:table-cell>
          <table:table-cell table:number-columns-repeated="984"/>
        </table:table-row>
        <table:table-row table:style-name="ro1">
          <table:table-cell office:value-type="float" office:value="20280.4768431002" calcext:value-type="float">
            <text:p>20280.4768431002</text:p>
          </table:table-cell>
          <table:table-cell office:value-type="float" office:value="21232.0708884688" calcext:value-type="float">
            <text:p>21232.0708884688</text:p>
          </table:table-cell>
          <table:table-cell office:value-type="float" office:value="21436.9229678639" calcext:value-type="float">
            <text:p>21436.9229678639</text:p>
          </table:table-cell>
          <table:table-cell office:value-type="float" office:value="23467.1980151229" calcext:value-type="float">
            <text:p>23467.1980151229</text:p>
          </table:table-cell>
          <table:table-cell office:value-type="float" office:value="20127.2235349716" calcext:value-type="float">
            <text:p>20127.2235349716</text:p>
          </table:table-cell>
          <table:table-cell office:value-type="float" office:value="21609.9584120983" calcext:value-type="float">
            <text:p>21609.9584120983</text:p>
          </table:table-cell>
          <table:table-cell office:value-type="float" office:value="19795.3468809074" calcext:value-type="float">
            <text:p>19795.3468809074</text:p>
          </table:table-cell>
          <table:table-cell office:value-type="float" office:value="21132.7481096408" calcext:value-type="float">
            <text:p>21132.7481096408</text:p>
          </table:table-cell>
          <table:table-cell office:value-type="float" office:value="16515.9154064272" calcext:value-type="float">
            <text:p>16515.9154064272</text:p>
          </table:table-cell>
          <table:table-cell office:value-type="float" office:value="15832.1077504726" calcext:value-type="float">
            <text:p>15832.1077504726</text:p>
          </table:table-cell>
          <table:table-cell office:value-type="float" office:value="10959.6446124764" calcext:value-type="float">
            <text:p>10959.6446124764</text:p>
          </table:table-cell>
          <table:table-cell office:value-type="float" office:value="9764.34357277883" calcext:value-type="float">
            <text:p>9764.34357277883</text:p>
          </table:table-cell>
          <table:table-cell office:value-type="float" office:value="2510.07797731569" calcext:value-type="float">
            <text:p>2510.07797731569</text:p>
          </table:table-cell>
          <table:table-cell office:value-type="float" office:value="1977.02693761815" calcext:value-type="float">
            <text:p>1977.02693761815</text:p>
          </table:table-cell>
          <table:table-cell office:value-type="float" office:value="952.208412098299" calcext:value-type="float">
            <text:p>952.208412098299</text:p>
          </table:table-cell>
          <table:table-cell office:value-type="float" office:value="976.176275992439" calcext:value-type="float">
            <text:p>976.176275992439</text:p>
          </table:table-cell>
          <table:table-cell office:value-type="float" office:value="957.547258979206" calcext:value-type="float">
            <text:p>957.547258979206</text:p>
          </table:table-cell>
          <table:table-cell office:value-type="float" office:value="972.733459357278" calcext:value-type="float">
            <text:p>972.733459357278</text:p>
          </table:table-cell>
          <table:table-cell office:value-type="float" office:value="899.565689981096" calcext:value-type="float">
            <text:p>899.565689981096</text:p>
          </table:table-cell>
          <table:table-cell office:value-type="float" office:value="916.017013232514" calcext:value-type="float">
            <text:p>916.017013232514</text:p>
          </table:table-cell>
          <table:table-cell office:value-type="float" office:value="1616.24196597354" calcext:value-type="float">
            <text:p>1616.24196597354</text:p>
          </table:table-cell>
          <table:table-cell office:value-type="float" office:value="1687.19470699433" calcext:value-type="float">
            <text:p>1687.19470699433</text:p>
          </table:table-cell>
          <table:table-cell office:value-type="float" office:value="1830.49527410208" calcext:value-type="float">
            <text:p>1830.49527410208</text:p>
          </table:table-cell>
          <table:table-cell office:value-type="float" office:value="1985.77504725898" calcext:value-type="float">
            <text:p>1985.77504725898</text:p>
          </table:table-cell>
          <table:table-cell office:value-type="float" office:value="1986.26465028355" calcext:value-type="float">
            <text:p>1986.26465028355</text:p>
          </table:table-cell>
          <table:table-cell office:value-type="float" office:value="2080.6843100189" calcext:value-type="float">
            <text:p>2080.6843100189</text:p>
          </table:table-cell>
          <table:table-cell office:value-type="float" office:value="2575.29536862004" calcext:value-type="float">
            <text:p>2575.29536862004</text:p>
          </table:table-cell>
          <table:table-cell office:value-type="float" office:value="2642.42107750473" calcext:value-type="float">
            <text:p>2642.42107750473</text:p>
          </table:table-cell>
          <table:table-cell office:value-type="float" office:value="3022.27693761815" calcext:value-type="float">
            <text:p>3022.27693761815</text:p>
          </table:table-cell>
          <table:table-cell office:value-type="float" office:value="3264.74905482042" calcext:value-type="float">
            <text:p>3264.74905482042</text:p>
          </table:table-cell>
          <table:table-cell office:value-type="float" office:value="5728.40122873346" calcext:value-type="float">
            <text:p>5728.40122873346</text:p>
          </table:table-cell>
          <table:table-cell office:value-type="float" office:value="6741.20746691872" calcext:value-type="float">
            <text:p>6741.20746691872</text:p>
          </table:table-cell>
          <table:table-cell office:value-type="float" office:value="12560.0132325142" calcext:value-type="float">
            <text:p>12560.0132325142</text:p>
          </table:table-cell>
          <table:table-cell office:value-type="float" office:value="13954.4026465028" calcext:value-type="float">
            <text:p>13954.4026465028</text:p>
          </table:table-cell>
          <table:table-cell office:value-type="float" office:value="17643.843100189" calcext:value-type="float">
            <text:p>17643.843100189</text:p>
          </table:table-cell>
          <table:table-cell office:value-type="float" office:value="17640.5864839319" calcext:value-type="float">
            <text:p>17640.5864839319</text:p>
          </table:table-cell>
          <table:table-cell office:value-type="float" office:value="20754.9555765595" calcext:value-type="float">
            <text:p>20754.9555765595</text:p>
          </table:table-cell>
          <table:table-cell office:value-type="float" office:value="20644.1961247637" calcext:value-type="float">
            <text:p>20644.1961247637</text:p>
          </table:table-cell>
          <table:table-cell office:value-type="float" office:value="19747.3917769376" calcext:value-type="float">
            <text:p>19747.3917769376</text:p>
          </table:table-cell>
          <table:table-cell office:value-type="float" office:value="19516.7443289225" calcext:value-type="float">
            <text:p>19516.7443289225</text:p>
          </table:table-cell>
          <table:table-cell table:number-columns-repeated="984"/>
        </table:table-row>
        <table:table-row table:style-name="ro1">
          <table:table-cell office:value-type="float" office:value="20855.6654064272" calcext:value-type="float">
            <text:p>20855.6654064272</text:p>
          </table:table-cell>
          <table:table-cell office:value-type="float" office:value="21850.393194707" calcext:value-type="float">
            <text:p>21850.393194707</text:p>
          </table:table-cell>
          <table:table-cell office:value-type="float" office:value="22036.7348771267" calcext:value-type="float">
            <text:p>22036.7348771267</text:p>
          </table:table-cell>
          <table:table-cell office:value-type="float" office:value="24081.1701323251" calcext:value-type="float">
            <text:p>24081.1701323251</text:p>
          </table:table-cell>
          <table:table-cell office:value-type="float" office:value="20678.9919659735" calcext:value-type="float">
            <text:p>20678.9919659735</text:p>
          </table:table-cell>
          <table:table-cell office:value-type="float" office:value="22147.4560491493" calcext:value-type="float">
            <text:p>22147.4560491493</text:p>
          </table:table-cell>
          <table:table-cell office:value-type="float" office:value="20302.9135160681" calcext:value-type="float">
            <text:p>20302.9135160681</text:p>
          </table:table-cell>
          <table:table-cell office:value-type="float" office:value="21652.9787334594" calcext:value-type="float">
            <text:p>21652.9787334594</text:p>
          </table:table-cell>
          <table:table-cell office:value-type="float" office:value="17016.5888468809" calcext:value-type="float">
            <text:p>17016.5888468809</text:p>
          </table:table-cell>
          <table:table-cell office:value-type="float" office:value="16245.3364839319" calcext:value-type="float">
            <text:p>16245.3364839319</text:p>
          </table:table-cell>
          <table:table-cell office:value-type="float" office:value="11245.3988657845" calcext:value-type="float">
            <text:p>11245.3988657845</text:p>
          </table:table-cell>
          <table:table-cell office:value-type="float" office:value="9934.96361058601" calcext:value-type="float">
            <text:p>9934.96361058601</text:p>
          </table:table-cell>
          <table:table-cell office:value-type="float" office:value="2547.87901701323" calcext:value-type="float">
            <text:p>2547.87901701323</text:p>
          </table:table-cell>
          <table:table-cell office:value-type="float" office:value="1984.29064272212" calcext:value-type="float">
            <text:p>1984.29064272212</text:p>
          </table:table-cell>
          <table:table-cell office:value-type="float" office:value="959.335066162571" calcext:value-type="float">
            <text:p>959.335066162571</text:p>
          </table:table-cell>
          <table:table-cell office:value-type="float" office:value="986.104914933837" calcext:value-type="float">
            <text:p>986.104914933837</text:p>
          </table:table-cell>
          <table:table-cell office:value-type="float" office:value="968.414461247637" calcext:value-type="float">
            <text:p>968.414461247637</text:p>
          </table:table-cell>
          <table:table-cell office:value-type="float" office:value="983.4702268431" calcext:value-type="float">
            <text:p>983.4702268431</text:p>
          </table:table-cell>
          <table:table-cell office:value-type="float" office:value="908.632797731569" calcext:value-type="float">
            <text:p>908.632797731569</text:p>
          </table:table-cell>
          <table:table-cell office:value-type="float" office:value="924.548676748582" calcext:value-type="float">
            <text:p>924.548676748582</text:p>
          </table:table-cell>
          <table:table-cell office:value-type="float" office:value="1678.3752362949" calcext:value-type="float">
            <text:p>1678.3752362949</text:p>
          </table:table-cell>
          <table:table-cell office:value-type="float" office:value="1750.11058601134" calcext:value-type="float">
            <text:p>1750.11058601134</text:p>
          </table:table-cell>
          <table:table-cell office:value-type="float" office:value="1901.50141776938" calcext:value-type="float">
            <text:p>1901.50141776938</text:p>
          </table:table-cell>
          <table:table-cell office:value-type="float" office:value="2057.64839319471" calcext:value-type="float">
            <text:p>2057.64839319471</text:p>
          </table:table-cell>
          <table:table-cell office:value-type="float" office:value="2067.08884688091" calcext:value-type="float">
            <text:p>2067.08884688091</text:p>
          </table:table-cell>
          <table:table-cell office:value-type="float" office:value="2162.36483931947" calcext:value-type="float">
            <text:p>2162.36483931947</text:p>
          </table:table-cell>
          <table:table-cell office:value-type="float" office:value="2686.85586011342" calcext:value-type="float">
            <text:p>2686.85586011342</text:p>
          </table:table-cell>
          <table:table-cell office:value-type="float" office:value="2749.65689981096" calcext:value-type="float">
            <text:p>2749.65689981096</text:p>
          </table:table-cell>
          <table:table-cell office:value-type="float" office:value="3200.4465973535" calcext:value-type="float">
            <text:p>3200.4465973535</text:p>
          </table:table-cell>
          <table:table-cell office:value-type="float" office:value="3439.04300567108" calcext:value-type="float">
            <text:p>3439.04300567108</text:p>
          </table:table-cell>
          <table:table-cell office:value-type="float" office:value="6140.11105860114" calcext:value-type="float">
            <text:p>6140.11105860114</text:p>
          </table:table-cell>
          <table:table-cell office:value-type="float" office:value="7169.97258979206" calcext:value-type="float">
            <text:p>7169.97258979206</text:p>
          </table:table-cell>
          <table:table-cell office:value-type="float" office:value="13384.0075614367" calcext:value-type="float">
            <text:p>13384.0075614367</text:p>
          </table:table-cell>
          <table:table-cell office:value-type="float" office:value="14667.9239130435" calcext:value-type="float">
            <text:p>14667.9239130435</text:p>
          </table:table-cell>
          <table:table-cell office:value-type="float" office:value="18296.2807183365" calcext:value-type="float">
            <text:p>18296.2807183365</text:p>
          </table:table-cell>
          <table:table-cell office:value-type="float" office:value="18304.5297731569" calcext:value-type="float">
            <text:p>18304.5297731569</text:p>
          </table:table-cell>
          <table:table-cell office:value-type="float" office:value="21418.3917769376" calcext:value-type="float">
            <text:p>21418.3917769376</text:p>
          </table:table-cell>
          <table:table-cell office:value-type="float" office:value="21326.3728733459" calcext:value-type="float">
            <text:p>21326.3728733459</text:p>
          </table:table-cell>
          <table:table-cell office:value-type="float" office:value="20432.859168242" calcext:value-type="float">
            <text:p>20432.859168242</text:p>
          </table:table-cell>
          <table:table-cell office:value-type="float" office:value="20185.6710775047" calcext:value-type="float">
            <text:p>20185.6710775047</text:p>
          </table:table-cell>
          <table:table-cell table:number-columns-repeated="984"/>
        </table:table-row>
        <table:table-row table:style-name="ro1">
          <table:table-cell office:value-type="float" office:value="21432.6767485822" calcext:value-type="float">
            <text:p>21432.6767485822</text:p>
          </table:table-cell>
          <table:table-cell office:value-type="float" office:value="22453.0907372401" calcext:value-type="float">
            <text:p>22453.0907372401</text:p>
          </table:table-cell>
          <table:table-cell office:value-type="float" office:value="22622.1214555766" calcext:value-type="float">
            <text:p>22622.1214555766</text:p>
          </table:table-cell>
          <table:table-cell office:value-type="float" office:value="24699.986294896" calcext:value-type="float">
            <text:p>24699.986294896</text:p>
          </table:table-cell>
          <table:table-cell office:value-type="float" office:value="21211.5803402647" calcext:value-type="float">
            <text:p>21211.5803402647</text:p>
          </table:table-cell>
          <table:table-cell office:value-type="float" office:value="22699.0959357278" calcext:value-type="float">
            <text:p>22699.0959357278</text:p>
          </table:table-cell>
          <table:table-cell office:value-type="float" office:value="20799.788752363" calcext:value-type="float">
            <text:p>20799.788752363</text:p>
          </table:table-cell>
          <table:table-cell office:value-type="float" office:value="22175.0883742911" calcext:value-type="float">
            <text:p>22175.0883742911</text:p>
          </table:table-cell>
          <table:table-cell office:value-type="float" office:value="17469.4541587902" calcext:value-type="float">
            <text:p>17469.4541587902</text:p>
          </table:table-cell>
          <table:table-cell office:value-type="float" office:value="16635.9116257089" calcext:value-type="float">
            <text:p>16635.9116257089</text:p>
          </table:table-cell>
          <table:table-cell office:value-type="float" office:value="11489.0075614367" calcext:value-type="float">
            <text:p>11489.0075614367</text:p>
          </table:table-cell>
          <table:table-cell office:value-type="float" office:value="10105.511342155" calcext:value-type="float">
            <text:p>10105.511342155</text:p>
          </table:table-cell>
          <table:table-cell office:value-type="float" office:value="2576.06663516068" calcext:value-type="float">
            <text:p>2576.06663516068</text:p>
          </table:table-cell>
          <table:table-cell office:value-type="float" office:value="1996.6427221172" calcext:value-type="float">
            <text:p>1996.6427221172</text:p>
          </table:table-cell>
          <table:table-cell office:value-type="float" office:value="970.292060491493" calcext:value-type="float">
            <text:p>970.292060491493</text:p>
          </table:table-cell>
          <table:table-cell office:value-type="float" office:value="994.714083175803" calcext:value-type="float">
            <text:p>994.714083175803</text:p>
          </table:table-cell>
          <table:table-cell office:value-type="float" office:value="979.159262759924" calcext:value-type="float">
            <text:p>979.159262759924</text:p>
          </table:table-cell>
          <table:table-cell office:value-type="float" office:value="994.069470699433" calcext:value-type="float">
            <text:p>994.069470699433</text:p>
          </table:table-cell>
          <table:table-cell office:value-type="float" office:value="917.339792060492" calcext:value-type="float">
            <text:p>917.339792060492</text:p>
          </table:table-cell>
          <table:table-cell office:value-type="float" office:value="932.625708884688" calcext:value-type="float">
            <text:p>932.625708884688</text:p>
          </table:table-cell>
          <table:table-cell office:value-type="float" office:value="1738.55151228733" calcext:value-type="float">
            <text:p>1738.55151228733</text:p>
          </table:table-cell>
          <table:table-cell office:value-type="float" office:value="1815.39603024575" calcext:value-type="float">
            <text:p>1815.39603024575</text:p>
          </table:table-cell>
          <table:table-cell office:value-type="float" office:value="1973.44470699433" calcext:value-type="float">
            <text:p>1973.44470699433</text:p>
          </table:table-cell>
          <table:table-cell office:value-type="float" office:value="2138.50897920605" calcext:value-type="float">
            <text:p>2138.50897920605</text:p>
          </table:table-cell>
          <table:table-cell office:value-type="float" office:value="2155.42391304348" calcext:value-type="float">
            <text:p>2155.42391304348</text:p>
          </table:table-cell>
          <table:table-cell office:value-type="float" office:value="2248.54300567108" calcext:value-type="float">
            <text:p>2248.54300567108</text:p>
          </table:table-cell>
          <table:table-cell office:value-type="float" office:value="2807.32419659735" calcext:value-type="float">
            <text:p>2807.32419659735</text:p>
          </table:table-cell>
          <table:table-cell office:value-type="float" office:value="2870.17060491493" calcext:value-type="float">
            <text:p>2870.17060491493</text:p>
          </table:table-cell>
          <table:table-cell office:value-type="float" office:value="3275.37003780718" calcext:value-type="float">
            <text:p>3275.37003780718</text:p>
          </table:table-cell>
          <table:table-cell office:value-type="float" office:value="3522.87759924386" calcext:value-type="float">
            <text:p>3522.87759924386</text:p>
          </table:table-cell>
          <table:table-cell office:value-type="float" office:value="6358.97448015123" calcext:value-type="float">
            <text:p>6358.97448015123</text:p>
          </table:table-cell>
          <table:table-cell office:value-type="float" office:value="7392.55434782609" calcext:value-type="float">
            <text:p>7392.55434782609</text:p>
          </table:table-cell>
          <table:table-cell office:value-type="float" office:value="13770.4054820416" calcext:value-type="float">
            <text:p>13770.4054820416</text:p>
          </table:table-cell>
          <table:table-cell office:value-type="float" office:value="14951.0812854442" calcext:value-type="float">
            <text:p>14951.0812854442</text:p>
          </table:table-cell>
          <table:table-cell office:value-type="float" office:value="18400.8071833648" calcext:value-type="float">
            <text:p>18400.8071833648</text:p>
          </table:table-cell>
          <table:table-cell office:value-type="float" office:value="18400.7296786389" calcext:value-type="float">
            <text:p>18400.7296786389</text:p>
          </table:table-cell>
          <table:table-cell office:value-type="float" office:value="21458.5222117202" calcext:value-type="float">
            <text:p>21458.5222117202</text:p>
          </table:table-cell>
          <table:table-cell office:value-type="float" office:value="21358.1635160681" calcext:value-type="float">
            <text:p>21358.1635160681</text:p>
          </table:table-cell>
          <table:table-cell office:value-type="float" office:value="20495.9574669187" calcext:value-type="float">
            <text:p>20495.9574669187</text:p>
          </table:table-cell>
          <table:table-cell office:value-type="float" office:value="20236.4801512287" calcext:value-type="float">
            <text:p>20236.4801512287</text:p>
          </table:table-cell>
          <table:table-cell table:number-columns-repeated="984"/>
        </table:table-row>
        <table:table-row table:style-name="ro1">
          <table:table-cell office:value-type="float" office:value="22021.4144612476" calcext:value-type="float">
            <text:p>22021.4144612476</text:p>
          </table:table-cell>
          <table:table-cell office:value-type="float" office:value="23092.4002835539" calcext:value-type="float">
            <text:p>23092.4002835539</text:p>
          </table:table-cell>
          <table:table-cell office:value-type="float" office:value="23241.6644612476" calcext:value-type="float">
            <text:p>23241.6644612476</text:p>
          </table:table-cell>
          <table:table-cell office:value-type="float" office:value="25317.1384688091" calcext:value-type="float">
            <text:p>25317.1384688091</text:p>
          </table:table-cell>
          <table:table-cell office:value-type="float" office:value="21790.5647448015" calcext:value-type="float">
            <text:p>21790.5647448015</text:p>
          </table:table-cell>
          <table:table-cell office:value-type="float" office:value="23251.1096408318" calcext:value-type="float">
            <text:p>23251.1096408318</text:p>
          </table:table-cell>
          <table:table-cell office:value-type="float" office:value="21300.8421550095" calcext:value-type="float">
            <text:p>21300.8421550095</text:p>
          </table:table-cell>
          <table:table-cell office:value-type="float" office:value="22678.7240075614" calcext:value-type="float">
            <text:p>22678.7240075614</text:p>
          </table:table-cell>
          <table:table-cell office:value-type="float" office:value="17890.4428166352" calcext:value-type="float">
            <text:p>17890.4428166352</text:p>
          </table:table-cell>
          <table:table-cell office:value-type="float" office:value="16973.6786389414" calcext:value-type="float">
            <text:p>16973.6786389414</text:p>
          </table:table-cell>
          <table:table-cell office:value-type="float" office:value="11693.4513232514" calcext:value-type="float">
            <text:p>11693.4513232514</text:p>
          </table:table-cell>
          <table:table-cell office:value-type="float" office:value="10224.738657845" calcext:value-type="float">
            <text:p>10224.738657845</text:p>
          </table:table-cell>
          <table:table-cell office:value-type="float" office:value="2599.57230623819" calcext:value-type="float">
            <text:p>2599.57230623819</text:p>
          </table:table-cell>
          <table:table-cell office:value-type="float" office:value="1999.60255198488" calcext:value-type="float">
            <text:p>1999.60255198488</text:p>
          </table:table-cell>
          <table:table-cell office:value-type="float" office:value="978.244328922495" calcext:value-type="float">
            <text:p>978.244328922495</text:p>
          </table:table-cell>
          <table:table-cell office:value-type="float" office:value="1003.69990548204" calcext:value-type="float">
            <text:p>1003.69990548204</text:p>
          </table:table-cell>
          <table:table-cell office:value-type="float" office:value="986.194234404537" calcext:value-type="float">
            <text:p>986.194234404537</text:p>
          </table:table-cell>
          <table:table-cell office:value-type="float" office:value="1003.11483931947" calcext:value-type="float">
            <text:p>1003.11483931947</text:p>
          </table:table-cell>
          <table:table-cell office:value-type="float" office:value="925.116729678639" calcext:value-type="float">
            <text:p>925.116729678639</text:p>
          </table:table-cell>
          <table:table-cell office:value-type="float" office:value="938.638941398866" calcext:value-type="float">
            <text:p>938.638941398866</text:p>
          </table:table-cell>
          <table:table-cell office:value-type="float" office:value="1798.61720226843" calcext:value-type="float">
            <text:p>1798.61720226843</text:p>
          </table:table-cell>
          <table:table-cell office:value-type="float" office:value="1878.15170132325" calcext:value-type="float">
            <text:p>1878.15170132325</text:p>
          </table:table-cell>
          <table:table-cell office:value-type="float" office:value="2041.95415879017" calcext:value-type="float">
            <text:p>2041.95415879017</text:p>
          </table:table-cell>
          <table:table-cell office:value-type="float" office:value="2212.09924385633" calcext:value-type="float">
            <text:p>2212.09924385633</text:p>
          </table:table-cell>
          <table:table-cell office:value-type="float" office:value="2236.77315689981" calcext:value-type="float">
            <text:p>2236.77315689981</text:p>
          </table:table-cell>
          <table:table-cell office:value-type="float" office:value="2324.27788279773" calcext:value-type="float">
            <text:p>2324.27788279773</text:p>
          </table:table-cell>
          <table:table-cell office:value-type="float" office:value="2913.7145557656" calcext:value-type="float">
            <text:p>2913.7145557656</text:p>
          </table:table-cell>
          <table:table-cell office:value-type="float" office:value="2974.14697542533" calcext:value-type="float">
            <text:p>2974.14697542533</text:p>
          </table:table-cell>
          <table:table-cell office:value-type="float" office:value="3494.73676748582" calcext:value-type="float">
            <text:p>3494.73676748582</text:p>
          </table:table-cell>
          <table:table-cell office:value-type="float" office:value="3739.90122873346" calcext:value-type="float">
            <text:p>3739.90122873346</text:p>
          </table:table-cell>
          <table:table-cell office:value-type="float" office:value="6842.63752362949" calcext:value-type="float">
            <text:p>6842.63752362949</text:p>
          </table:table-cell>
          <table:table-cell office:value-type="float" office:value="7898.27835538752" calcext:value-type="float">
            <text:p>7898.27835538752</text:p>
          </table:table-cell>
          <table:table-cell office:value-type="float" office:value="14682.3813799622" calcext:value-type="float">
            <text:p>14682.3813799622</text:p>
          </table:table-cell>
          <table:table-cell office:value-type="float" office:value="15776.0382797732" calcext:value-type="float">
            <text:p>15776.0382797732</text:p>
          </table:table-cell>
          <table:table-cell office:value-type="float" office:value="19195.3171077505" calcext:value-type="float">
            <text:p>19195.3171077505</text:p>
          </table:table-cell>
          <table:table-cell office:value-type="float" office:value="19199.9470699433" calcext:value-type="float">
            <text:p>19199.9470699433</text:p>
          </table:table-cell>
          <table:table-cell office:value-type="float" office:value="22305.3161625709" calcext:value-type="float">
            <text:p>22305.3161625709</text:p>
          </table:table-cell>
          <table:table-cell office:value-type="float" office:value="22218.2651228733" calcext:value-type="float">
            <text:p>22218.2651228733</text:p>
          </table:table-cell>
          <table:table-cell office:value-type="float" office:value="21337.0935727788" calcext:value-type="float">
            <text:p>21337.0935727788</text:p>
          </table:table-cell>
          <table:table-cell office:value-type="float" office:value="21067.1512287335" calcext:value-type="float">
            <text:p>21067.1512287335</text:p>
          </table:table-cell>
          <table:table-cell table:number-columns-repeated="984"/>
        </table:table-row>
        <table:table-row table:style-name="ro1">
          <table:table-cell office:value-type="float" office:value="22575.8988657845" calcext:value-type="float">
            <text:p>22575.8988657845</text:p>
          </table:table-cell>
          <table:table-cell office:value-type="float" office:value="23692.3147448015" calcext:value-type="float">
            <text:p>23692.3147448015</text:p>
          </table:table-cell>
          <table:table-cell office:value-type="float" office:value="23801.9815689981" calcext:value-type="float">
            <text:p>23801.9815689981</text:p>
          </table:table-cell>
          <table:table-cell office:value-type="float" office:value="25900.6025519849" calcext:value-type="float">
            <text:p>25900.6025519849</text:p>
          </table:table-cell>
          <table:table-cell office:value-type="float" office:value="22300.6550094518" calcext:value-type="float">
            <text:p>22300.6550094518</text:p>
          </table:table-cell>
          <table:table-cell office:value-type="float" office:value="23764.463610586" calcext:value-type="float">
            <text:p>23764.463610586</text:p>
          </table:table-cell>
          <table:table-cell office:value-type="float" office:value="21771.9239130435" calcext:value-type="float">
            <text:p>21771.9239130435</text:p>
          </table:table-cell>
          <table:table-cell office:value-type="float" office:value="23177.2986767486" calcext:value-type="float">
            <text:p>23177.2986767486</text:p>
          </table:table-cell>
          <table:table-cell office:value-type="float" office:value="18311.1096408318" calcext:value-type="float">
            <text:p>18311.1096408318</text:p>
          </table:table-cell>
          <table:table-cell office:value-type="float" office:value="17308.9120982987" calcext:value-type="float">
            <text:p>17308.9120982987</text:p>
          </table:table-cell>
          <table:table-cell office:value-type="float" office:value="11897.1138941399" calcext:value-type="float">
            <text:p>11897.1138941399</text:p>
          </table:table-cell>
          <table:table-cell office:value-type="float" office:value="10348.0557655955" calcext:value-type="float">
            <text:p>10348.0557655955</text:p>
          </table:table-cell>
          <table:table-cell office:value-type="float" office:value="2625.27788279773" calcext:value-type="float">
            <text:p>2625.27788279773</text:p>
          </table:table-cell>
          <table:table-cell office:value-type="float" office:value="2007.0179584121" calcext:value-type="float">
            <text:p>2007.0179584121</text:p>
          </table:table-cell>
          <table:table-cell office:value-type="float" office:value="987.985349716446" calcext:value-type="float">
            <text:p>987.985349716446</text:p>
          </table:table-cell>
          <table:table-cell office:value-type="float" office:value="1014.21030245747" calcext:value-type="float">
            <text:p>1014.21030245747</text:p>
          </table:table-cell>
          <table:table-cell office:value-type="float" office:value="996.77741020794" calcext:value-type="float">
            <text:p>996.77741020794</text:p>
          </table:table-cell>
          <table:table-cell office:value-type="float" office:value="1012.16304347826" calcext:value-type="float">
            <text:p>1012.16304347826</text:p>
          </table:table-cell>
          <table:table-cell office:value-type="float" office:value="933.822306238185" calcext:value-type="float">
            <text:p>933.822306238185</text:p>
          </table:table-cell>
          <table:table-cell office:value-type="float" office:value="949.241965973535" calcext:value-type="float">
            <text:p>949.241965973535</text:p>
          </table:table-cell>
          <table:table-cell office:value-type="float" office:value="1860.66493383743" calcext:value-type="float">
            <text:p>1860.66493383743</text:p>
          </table:table-cell>
          <table:table-cell office:value-type="float" office:value="1948.45604914934" calcext:value-type="float">
            <text:p>1948.45604914934</text:p>
          </table:table-cell>
          <table:table-cell office:value-type="float" office:value="2116.67107750473" calcext:value-type="float">
            <text:p>2116.67107750473</text:p>
          </table:table-cell>
          <table:table-cell office:value-type="float" office:value="2289.73534971645" calcext:value-type="float">
            <text:p>2289.73534971645</text:p>
          </table:table-cell>
          <table:table-cell office:value-type="float" office:value="2328.73345935728" calcext:value-type="float">
            <text:p>2328.73345935728</text:p>
          </table:table-cell>
          <table:table-cell office:value-type="float" office:value="2414.96644612476" calcext:value-type="float">
            <text:p>2414.96644612476</text:p>
          </table:table-cell>
          <table:table-cell office:value-type="float" office:value="3034.57088846881" calcext:value-type="float">
            <text:p>3034.57088846881</text:p>
          </table:table-cell>
          <table:table-cell office:value-type="float" office:value="3094.89461247637" calcext:value-type="float">
            <text:p>3094.89461247637</text:p>
          </table:table-cell>
          <table:table-cell office:value-type="float" office:value="3611.53449905482" calcext:value-type="float">
            <text:p>3611.53449905482</text:p>
          </table:table-cell>
          <table:table-cell office:value-type="float" office:value="3859.88894139887" calcext:value-type="float">
            <text:p>3859.88894139887</text:p>
          </table:table-cell>
          <table:table-cell office:value-type="float" office:value="7138.44092627599" calcext:value-type="float">
            <text:p>7138.44092627599</text:p>
          </table:table-cell>
          <table:table-cell office:value-type="float" office:value="8197.87807183365" calcext:value-type="float">
            <text:p>8197.87807183365</text:p>
          </table:table-cell>
          <table:table-cell office:value-type="float" office:value="15180.0321361059" calcext:value-type="float">
            <text:p>15180.0321361059</text:p>
          </table:table-cell>
          <table:table-cell office:value-type="float" office:value="16145.847826087" calcext:value-type="float">
            <text:p>16145.847826087</text:p>
          </table:table-cell>
          <table:table-cell office:value-type="float" office:value="19444" calcext:value-type="float">
            <text:p>19444</text:p>
          </table:table-cell>
          <table:table-cell office:value-type="float" office:value="19457.3057655955" calcext:value-type="float">
            <text:p>19457.3057655955</text:p>
          </table:table-cell>
          <table:table-cell office:value-type="float" office:value="22552.0548204159" calcext:value-type="float">
            <text:p>22552.0548204159</text:p>
          </table:table-cell>
          <table:table-cell office:value-type="float" office:value="22458.6190926276" calcext:value-type="float">
            <text:p>22458.6190926276</text:p>
          </table:table-cell>
          <table:table-cell office:value-type="float" office:value="21584.0406427221" calcext:value-type="float">
            <text:p>21584.0406427221</text:p>
          </table:table-cell>
          <table:table-cell office:value-type="float" office:value="21307.6238185255" calcext:value-type="float">
            <text:p>21307.6238185255</text:p>
          </table:table-cell>
          <table:table-cell table:number-columns-repeated="984"/>
        </table:table-row>
        <table:table-row table:style-name="ro1">
          <table:table-cell office:value-type="float" office:value="23091.7570888469" calcext:value-type="float">
            <text:p>23091.7570888469</text:p>
          </table:table-cell>
          <table:table-cell office:value-type="float" office:value="24273.7783553875" calcext:value-type="float">
            <text:p>24273.7783553875</text:p>
          </table:table-cell>
          <table:table-cell office:value-type="float" office:value="24342.0916824197" calcext:value-type="float">
            <text:p>24342.0916824197</text:p>
          </table:table-cell>
          <table:table-cell office:value-type="float" office:value="26447.8194706994" calcext:value-type="float">
            <text:p>26447.8194706994</text:p>
          </table:table-cell>
          <table:table-cell office:value-type="float" office:value="22794.9825141777" calcext:value-type="float">
            <text:p>22794.9825141777</text:p>
          </table:table-cell>
          <table:table-cell office:value-type="float" office:value="24246.5085066163" calcext:value-type="float">
            <text:p>24246.5085066163</text:p>
          </table:table-cell>
          <table:table-cell office:value-type="float" office:value="22229.6280718337" calcext:value-type="float">
            <text:p>22229.6280718337</text:p>
          </table:table-cell>
          <table:table-cell office:value-type="float" office:value="23632.7003780718" calcext:value-type="float">
            <text:p>23632.7003780718</text:p>
          </table:table-cell>
          <table:table-cell office:value-type="float" office:value="18725.9914933837" calcext:value-type="float">
            <text:p>18725.9914933837</text:p>
          </table:table-cell>
          <table:table-cell office:value-type="float" office:value="17649.0326086957" calcext:value-type="float">
            <text:p>17649.0326086957</text:p>
          </table:table-cell>
          <table:table-cell office:value-type="float" office:value="12089.2755198488" calcext:value-type="float">
            <text:p>12089.2755198488</text:p>
          </table:table-cell>
          <table:table-cell office:value-type="float" office:value="10461.1743856333" calcext:value-type="float">
            <text:p>10461.1743856333</text:p>
          </table:table-cell>
          <table:table-cell office:value-type="float" office:value="2649.01228733459" calcext:value-type="float">
            <text:p>2649.01228733459</text:p>
          </table:table-cell>
          <table:table-cell office:value-type="float" office:value="2014.14130434783" calcext:value-type="float">
            <text:p>2014.14130434783</text:p>
          </table:table-cell>
          <table:table-cell office:value-type="float" office:value="998.04347826087" calcext:value-type="float">
            <text:p>998.04347826087</text:p>
          </table:table-cell>
          <table:table-cell office:value-type="float" office:value="1022.39319470699" calcext:value-type="float">
            <text:p>1022.39319470699</text:p>
          </table:table-cell>
          <table:table-cell office:value-type="float" office:value="1004.50236294896" calcext:value-type="float">
            <text:p>1004.50236294896</text:p>
          </table:table-cell>
          <table:table-cell office:value-type="float" office:value="1020.00189035917" calcext:value-type="float">
            <text:p>1020.00189035917</text:p>
          </table:table-cell>
          <table:table-cell office:value-type="float" office:value="941.67202268431" calcext:value-type="float">
            <text:p>941.67202268431</text:p>
          </table:table-cell>
          <table:table-cell office:value-type="float" office:value="955.836483931947" calcext:value-type="float">
            <text:p>955.836483931947</text:p>
          </table:table-cell>
          <table:table-cell office:value-type="float" office:value="1925.78308128544" calcext:value-type="float">
            <text:p>1925.78308128544</text:p>
          </table:table-cell>
          <table:table-cell office:value-type="float" office:value="2017.90784499055" calcext:value-type="float">
            <text:p>2017.90784499055</text:p>
          </table:table-cell>
          <table:table-cell office:value-type="float" office:value="2199.24149338374" calcext:value-type="float">
            <text:p>2199.24149338374</text:p>
          </table:table-cell>
          <table:table-cell office:value-type="float" office:value="2372.1668241966" calcext:value-type="float">
            <text:p>2372.1668241966</text:p>
          </table:table-cell>
          <table:table-cell office:value-type="float" office:value="2416.61342155009" calcext:value-type="float">
            <text:p>2416.61342155009</text:p>
          </table:table-cell>
          <table:table-cell office:value-type="float" office:value="2503.51370510397" calcext:value-type="float">
            <text:p>2503.51370510397</text:p>
          </table:table-cell>
          <table:table-cell office:value-type="float" office:value="3159.46928166352" calcext:value-type="float">
            <text:p>3159.46928166352</text:p>
          </table:table-cell>
          <table:table-cell office:value-type="float" office:value="3215.65548204159" calcext:value-type="float">
            <text:p>3215.65548204159</text:p>
          </table:table-cell>
          <table:table-cell office:value-type="float" office:value="3719.88563327032" calcext:value-type="float">
            <text:p>3719.88563327032</text:p>
          </table:table-cell>
          <table:table-cell office:value-type="float" office:value="3971.0297731569" calcext:value-type="float">
            <text:p>3971.0297731569</text:p>
          </table:table-cell>
          <table:table-cell office:value-type="float" office:value="7408.37948960303" calcext:value-type="float">
            <text:p>7408.37948960303</text:p>
          </table:table-cell>
          <table:table-cell office:value-type="float" office:value="8461.74196597354" calcext:value-type="float">
            <text:p>8461.74196597354</text:p>
          </table:table-cell>
          <table:table-cell office:value-type="float" office:value="15598.4139886578" calcext:value-type="float">
            <text:p>15598.4139886578</text:p>
          </table:table-cell>
          <table:table-cell office:value-type="float" office:value="16454.7731568998" calcext:value-type="float">
            <text:p>16454.7731568998</text:p>
          </table:table-cell>
          <table:table-cell office:value-type="float" office:value="19645.7457466919" calcext:value-type="float">
            <text:p>19645.7457466919</text:p>
          </table:table-cell>
          <table:table-cell office:value-type="float" office:value="19644.5864839319" calcext:value-type="float">
            <text:p>19644.5864839319</text:p>
          </table:table-cell>
          <table:table-cell office:value-type="float" office:value="22718.0330812854" calcext:value-type="float">
            <text:p>22718.0330812854</text:p>
          </table:table-cell>
          <table:table-cell office:value-type="float" office:value="22629.3308128544" calcext:value-type="float">
            <text:p>22629.3308128544</text:p>
          </table:table-cell>
          <table:table-cell office:value-type="float" office:value="21771.2703213611" calcext:value-type="float">
            <text:p>21771.2703213611</text:p>
          </table:table-cell>
          <table:table-cell office:value-type="float" office:value="21493.6209829868" calcext:value-type="float">
            <text:p>21493.6209829868</text:p>
          </table:table-cell>
          <table:table-cell table:number-columns-repeated="984"/>
        </table:table-row>
        <table:table-row table:style-name="ro1">
          <table:table-cell office:value-type="float" office:value="23635.4697542533" calcext:value-type="float">
            <text:p>23635.4697542533</text:p>
          </table:table-cell>
          <table:table-cell office:value-type="float" office:value="24839.775047259" calcext:value-type="float">
            <text:p>24839.775047259</text:p>
          </table:table-cell>
          <table:table-cell office:value-type="float" office:value="24867.0765595463" calcext:value-type="float">
            <text:p>24867.0765595463</text:p>
          </table:table-cell>
          <table:table-cell office:value-type="float" office:value="27002.1115311909" calcext:value-type="float">
            <text:p>27002.1115311909</text:p>
          </table:table-cell>
          <table:table-cell office:value-type="float" office:value="23288.6913988658" calcext:value-type="float">
            <text:p>23288.6913988658</text:p>
          </table:table-cell>
          <table:table-cell office:value-type="float" office:value="24753.4380907372" calcext:value-type="float">
            <text:p>24753.4380907372</text:p>
          </table:table-cell>
          <table:table-cell office:value-type="float" office:value="22671.9896030246" calcext:value-type="float">
            <text:p>22671.9896030246</text:p>
          </table:table-cell>
          <table:table-cell office:value-type="float" office:value="24103.3941398866" calcext:value-type="float">
            <text:p>24103.3941398866</text:p>
          </table:table-cell>
          <table:table-cell office:value-type="float" office:value="19164.3256143667" calcext:value-type="float">
            <text:p>19164.3256143667</text:p>
          </table:table-cell>
          <table:table-cell office:value-type="float" office:value="18014.2419659735" calcext:value-type="float">
            <text:p>18014.2419659735</text:p>
          </table:table-cell>
          <table:table-cell office:value-type="float" office:value="12296.7892249527" calcext:value-type="float">
            <text:p>12296.7892249527</text:p>
          </table:table-cell>
          <table:table-cell office:value-type="float" office:value="10593.7901701323" calcext:value-type="float">
            <text:p>10593.7901701323</text:p>
          </table:table-cell>
          <table:table-cell office:value-type="float" office:value="2679.44565217391" calcext:value-type="float">
            <text:p>2679.44565217391</text:p>
          </table:table-cell>
          <table:table-cell office:value-type="float" office:value="2027.19517958412" calcext:value-type="float">
            <text:p>2027.19517958412</text:p>
          </table:table-cell>
          <table:table-cell office:value-type="float" office:value="1008.27126654064" calcext:value-type="float">
            <text:p>1008.27126654064</text:p>
          </table:table-cell>
          <table:table-cell office:value-type="float" office:value="1033.21361058601" calcext:value-type="float">
            <text:p>1033.21361058601</text:p>
          </table:table-cell>
          <table:table-cell office:value-type="float" office:value="1015.65359168242" calcext:value-type="float">
            <text:p>1015.65359168242</text:p>
          </table:table-cell>
          <table:table-cell office:value-type="float" office:value="1031.09310018904" calcext:value-type="float">
            <text:p>1031.09310018904</text:p>
          </table:table-cell>
          <table:table-cell office:value-type="float" office:value="949.316162570888" calcext:value-type="float">
            <text:p>949.316162570888</text:p>
          </table:table-cell>
          <table:table-cell office:value-type="float" office:value="965.446124763705" calcext:value-type="float">
            <text:p>965.446124763705</text:p>
          </table:table-cell>
          <table:table-cell office:value-type="float" office:value="1993.6488657845" calcext:value-type="float">
            <text:p>1993.6488657845</text:p>
          </table:table-cell>
          <table:table-cell office:value-type="float" office:value="2090.55198487713" calcext:value-type="float">
            <text:p>2090.55198487713</text:p>
          </table:table-cell>
          <table:table-cell office:value-type="float" office:value="2276.86814744802" calcext:value-type="float">
            <text:p>2276.86814744802</text:p>
          </table:table-cell>
          <table:table-cell office:value-type="float" office:value="2456.32183364839" calcext:value-type="float">
            <text:p>2456.32183364839</text:p>
          </table:table-cell>
          <table:table-cell office:value-type="float" office:value="2512.19470699433" calcext:value-type="float">
            <text:p>2512.19470699433</text:p>
          </table:table-cell>
          <table:table-cell office:value-type="float" office:value="2596.98393194707" calcext:value-type="float">
            <text:p>2596.98393194707</text:p>
          </table:table-cell>
          <table:table-cell office:value-type="float" office:value="3283.25756143667" calcext:value-type="float">
            <text:p>3283.25756143667</text:p>
          </table:table-cell>
          <table:table-cell office:value-type="float" office:value="3339.41587901701" calcext:value-type="float">
            <text:p>3339.41587901701</text:p>
          </table:table-cell>
          <table:table-cell office:value-type="float" office:value="3961.34735349716" calcext:value-type="float">
            <text:p>3961.34735349716</text:p>
          </table:table-cell>
          <table:table-cell office:value-type="float" office:value="4217.62854442344" calcext:value-type="float">
            <text:p>4217.62854442344</text:p>
          </table:table-cell>
          <table:table-cell office:value-type="float" office:value="7941.53497164461" calcext:value-type="float">
            <text:p>7941.53497164461</text:p>
          </table:table-cell>
          <table:table-cell office:value-type="float" office:value="9019.38846880907" calcext:value-type="float">
            <text:p>9019.38846880907</text:p>
          </table:table-cell>
          <table:table-cell office:value-type="float" office:value="16532.1852551985" calcext:value-type="float">
            <text:p>16532.1852551985</text:p>
          </table:table-cell>
          <table:table-cell office:value-type="float" office:value="17303.5586011342" calcext:value-type="float">
            <text:p>17303.5586011342</text:p>
          </table:table-cell>
          <table:table-cell office:value-type="float" office:value="20498.8194706994" calcext:value-type="float">
            <text:p>20498.8194706994</text:p>
          </table:table-cell>
          <table:table-cell office:value-type="float" office:value="20481.1913988658" calcext:value-type="float">
            <text:p>20481.1913988658</text:p>
          </table:table-cell>
          <table:table-cell office:value-type="float" office:value="23628.0335538752" calcext:value-type="float">
            <text:p>23628.0335538752</text:p>
          </table:table-cell>
          <table:table-cell office:value-type="float" office:value="23565.9054820416" calcext:value-type="float">
            <text:p>23565.9054820416</text:p>
          </table:table-cell>
          <table:table-cell office:value-type="float" office:value="22683.2717391304" calcext:value-type="float">
            <text:p>22683.2717391304</text:p>
          </table:table-cell>
          <table:table-cell office:value-type="float" office:value="22394.8137996219" calcext:value-type="float">
            <text:p>22394.8137996219</text:p>
          </table:table-cell>
          <table:table-cell table:number-columns-repeated="984"/>
        </table:table-row>
        <table:table-row table:style-name="ro1">
          <table:table-cell office:value-type="float" office:value="24112.9900756144" calcext:value-type="float">
            <text:p>24112.9900756144</text:p>
          </table:table-cell>
          <table:table-cell office:value-type="float" office:value="25408.7381852552" calcext:value-type="float">
            <text:p>25408.7381852552</text:p>
          </table:table-cell>
          <table:table-cell office:value-type="float" office:value="25351.2873345936" calcext:value-type="float">
            <text:p>25351.2873345936</text:p>
          </table:table-cell>
          <table:table-cell office:value-type="float" office:value="27523.6271266541" calcext:value-type="float">
            <text:p>27523.6271266541</text:p>
          </table:table-cell>
          <table:table-cell office:value-type="float" office:value="23740.0713610586" calcext:value-type="float">
            <text:p>23740.0713610586</text:p>
          </table:table-cell>
          <table:table-cell office:value-type="float" office:value="25213.1625708885" calcext:value-type="float">
            <text:p>25213.1625708885</text:p>
          </table:table-cell>
          <table:table-cell office:value-type="float" office:value="23081.4035916824" calcext:value-type="float">
            <text:p>23081.4035916824</text:p>
          </table:table-cell>
          <table:table-cell office:value-type="float" office:value="24534.263705104" calcext:value-type="float">
            <text:p>24534.263705104</text:p>
          </table:table-cell>
          <table:table-cell office:value-type="float" office:value="19566.3360113422" calcext:value-type="float">
            <text:p>19566.3360113422</text:p>
          </table:table-cell>
          <table:table-cell office:value-type="float" office:value="18327.8851606805" calcext:value-type="float">
            <text:p>18327.8851606805</text:p>
          </table:table-cell>
          <table:table-cell office:value-type="float" office:value="12466.0637996219" calcext:value-type="float">
            <text:p>12466.0637996219</text:p>
          </table:table-cell>
          <table:table-cell office:value-type="float" office:value="10685.1531190926" calcext:value-type="float">
            <text:p>10685.1531190926</text:p>
          </table:table-cell>
          <table:table-cell office:value-type="float" office:value="2701.72448015123" calcext:value-type="float">
            <text:p>2701.72448015123</text:p>
          </table:table-cell>
          <table:table-cell office:value-type="float" office:value="2028.25047258979" calcext:value-type="float">
            <text:p>2028.25047258979</text:p>
          </table:table-cell>
          <table:table-cell office:value-type="float" office:value="1017.80198487713" calcext:value-type="float">
            <text:p>1017.80198487713</text:p>
          </table:table-cell>
          <table:table-cell office:value-type="float" office:value="1041.78969754253" calcext:value-type="float">
            <text:p>1041.78969754253</text:p>
          </table:table-cell>
          <table:table-cell office:value-type="float" office:value="1021.95179584121" calcext:value-type="float">
            <text:p>1021.95179584121</text:p>
          </table:table-cell>
          <table:table-cell office:value-type="float" office:value="1040.47684310019" calcext:value-type="float">
            <text:p>1040.47684310019</text:p>
          </table:table-cell>
          <table:table-cell office:value-type="float" office:value="957.645557655955" calcext:value-type="float">
            <text:p>957.645557655955</text:p>
          </table:table-cell>
          <table:table-cell office:value-type="float" office:value="972.733459357278" calcext:value-type="float">
            <text:p>972.733459357278</text:p>
          </table:table-cell>
          <table:table-cell office:value-type="float" office:value="2057.84924385633" calcext:value-type="float">
            <text:p>2057.84924385633</text:p>
          </table:table-cell>
          <table:table-cell office:value-type="float" office:value="2158.65264650284" calcext:value-type="float">
            <text:p>2158.65264650284</text:p>
          </table:table-cell>
          <table:table-cell office:value-type="float" office:value="2350.50519848771" calcext:value-type="float">
            <text:p>2350.50519848771</text:p>
          </table:table-cell>
          <table:table-cell office:value-type="float" office:value="2538.3336483932" calcext:value-type="float">
            <text:p>2538.3336483932</text:p>
          </table:table-cell>
          <table:table-cell office:value-type="float" office:value="2599.65831758034" calcext:value-type="float">
            <text:p>2599.65831758034</text:p>
          </table:table-cell>
          <table:table-cell office:value-type="float" office:value="2688.73487712665" calcext:value-type="float">
            <text:p>2688.73487712665</text:p>
          </table:table-cell>
          <table:table-cell office:value-type="float" office:value="3401.07183364839" calcext:value-type="float">
            <text:p>3401.07183364839</text:p>
          </table:table-cell>
          <table:table-cell office:value-type="float" office:value="3457.55812854442" calcext:value-type="float">
            <text:p>3457.55812854442</text:p>
          </table:table-cell>
          <table:table-cell office:value-type="float" office:value="4119.32797731569" calcext:value-type="float">
            <text:p>4119.32797731569</text:p>
          </table:table-cell>
          <table:table-cell office:value-type="float" office:value="4372.09168241966" calcext:value-type="float">
            <text:p>4372.09168241966</text:p>
          </table:table-cell>
          <table:table-cell office:value-type="float" office:value="8317.84168241966" calcext:value-type="float">
            <text:p>8317.84168241966</text:p>
          </table:table-cell>
          <table:table-cell office:value-type="float" office:value="9391.42060491493" calcext:value-type="float">
            <text:p>9391.42060491493</text:p>
          </table:table-cell>
          <table:table-cell office:value-type="float" office:value="17087.5009451796" calcext:value-type="float">
            <text:p>17087.5009451796</text:p>
          </table:table-cell>
          <table:table-cell office:value-type="float" office:value="17757.5014177694" calcext:value-type="float">
            <text:p>17757.5014177694</text:p>
          </table:table-cell>
          <table:table-cell office:value-type="float" office:value="20885.736294896" calcext:value-type="float">
            <text:p>20885.736294896</text:p>
          </table:table-cell>
          <table:table-cell office:value-type="float" office:value="20876.536389414" calcext:value-type="float">
            <text:p>20876.536389414</text:p>
          </table:table-cell>
          <table:table-cell office:value-type="float" office:value="24033.7996219282" calcext:value-type="float">
            <text:p>24033.7996219282</text:p>
          </table:table-cell>
          <table:table-cell office:value-type="float" office:value="23977.4588846881" calcext:value-type="float">
            <text:p>23977.4588846881</text:p>
          </table:table-cell>
          <table:table-cell office:value-type="float" office:value="23095.8586956522" calcext:value-type="float">
            <text:p>23095.8586956522</text:p>
          </table:table-cell>
          <table:table-cell office:value-type="float" office:value="22798.4139886578" calcext:value-type="float">
            <text:p>22798.4139886578</text:p>
          </table:table-cell>
          <table:table-cell table:number-columns-repeated="984"/>
        </table:table-row>
        <table:table-row table:style-name="ro1">
          <table:table-cell office:value-type="float" office:value="24574.8827977316" calcext:value-type="float">
            <text:p>24574.8827977316</text:p>
          </table:table-cell>
          <table:table-cell office:value-type="float" office:value="25905.4673913043" calcext:value-type="float">
            <text:p>25905.4673913043</text:p>
          </table:table-cell>
          <table:table-cell office:value-type="float" office:value="25809.4730623819" calcext:value-type="float">
            <text:p>25809.4730623819</text:p>
          </table:table-cell>
          <table:table-cell office:value-type="float" office:value="27973.75" calcext:value-type="float">
            <text:p>27973.75</text:p>
          </table:table-cell>
          <table:table-cell office:value-type="float" office:value="24152.1039697543" calcext:value-type="float">
            <text:p>24152.1039697543</text:p>
          </table:table-cell>
          <table:table-cell office:value-type="float" office:value="25601.390831758" calcext:value-type="float">
            <text:p>25601.390831758</text:p>
          </table:table-cell>
          <table:table-cell office:value-type="float" office:value="23448.6611531191" calcext:value-type="float">
            <text:p>23448.6611531191</text:p>
          </table:table-cell>
          <table:table-cell office:value-type="float" office:value="24903.1498109641" calcext:value-type="float">
            <text:p>24903.1498109641</text:p>
          </table:table-cell>
          <table:table-cell office:value-type="float" office:value="19884.0798676749" calcext:value-type="float">
            <text:p>19884.0798676749</text:p>
          </table:table-cell>
          <table:table-cell office:value-type="float" office:value="18592.9201323251" calcext:value-type="float">
            <text:p>18592.9201323251</text:p>
          </table:table-cell>
          <table:table-cell office:value-type="float" office:value="12585.6602079395" calcext:value-type="float">
            <text:p>12585.6602079395</text:p>
          </table:table-cell>
          <table:table-cell office:value-type="float" office:value="10758.4881852552" calcext:value-type="float">
            <text:p>10758.4881852552</text:p>
          </table:table-cell>
          <table:table-cell office:value-type="float" office:value="2712.69990548204" calcext:value-type="float">
            <text:p>2712.69990548204</text:p>
          </table:table-cell>
          <table:table-cell office:value-type="float" office:value="2030.95888468809" calcext:value-type="float">
            <text:p>2030.95888468809</text:p>
          </table:table-cell>
          <table:table-cell office:value-type="float" office:value="1024.23393194707" calcext:value-type="float">
            <text:p>1024.23393194707</text:p>
          </table:table-cell>
          <table:table-cell office:value-type="float" office:value="1049.23676748582" calcext:value-type="float">
            <text:p>1049.23676748582</text:p>
          </table:table-cell>
          <table:table-cell office:value-type="float" office:value="1028.41493383743" calcext:value-type="float">
            <text:p>1028.41493383743</text:p>
          </table:table-cell>
          <table:table-cell office:value-type="float" office:value="1044.37570888469" calcext:value-type="float">
            <text:p>1044.37570888469</text:p>
          </table:table-cell>
          <table:table-cell office:value-type="float" office:value="963.306238185255" calcext:value-type="float">
            <text:p>963.306238185255</text:p>
          </table:table-cell>
          <table:table-cell office:value-type="float" office:value="977.457939508507" calcext:value-type="float">
            <text:p>977.457939508507</text:p>
          </table:table-cell>
          <table:table-cell office:value-type="float" office:value="2118.5061436673" calcext:value-type="float">
            <text:p>2118.5061436673</text:p>
          </table:table-cell>
          <table:table-cell office:value-type="float" office:value="2229.85538752363" calcext:value-type="float">
            <text:p>2229.85538752363</text:p>
          </table:table-cell>
          <table:table-cell office:value-type="float" office:value="2430.98771266541" calcext:value-type="float">
            <text:p>2430.98771266541</text:p>
          </table:table-cell>
          <table:table-cell office:value-type="float" office:value="2624.20321361059" calcext:value-type="float">
            <text:p>2624.20321361059</text:p>
          </table:table-cell>
          <table:table-cell office:value-type="float" office:value="2692.59026465028" calcext:value-type="float">
            <text:p>2692.59026465028</text:p>
          </table:table-cell>
          <table:table-cell office:value-type="float" office:value="2776.24669187146" calcext:value-type="float">
            <text:p>2776.24669187146</text:p>
          </table:table-cell>
          <table:table-cell office:value-type="float" office:value="3532.60538752363" calcext:value-type="float">
            <text:p>3532.60538752363</text:p>
          </table:table-cell>
          <table:table-cell office:value-type="float" office:value="3582.54111531191" calcext:value-type="float">
            <text:p>3582.54111531191</text:p>
          </table:table-cell>
          <table:table-cell office:value-type="float" office:value="4283.37807183365" calcext:value-type="float">
            <text:p>4283.37807183365</text:p>
          </table:table-cell>
          <table:table-cell office:value-type="float" office:value="4534.03497164461" calcext:value-type="float">
            <text:p>4534.03497164461</text:p>
          </table:table-cell>
          <table:table-cell office:value-type="float" office:value="8686.72448015123" calcext:value-type="float">
            <text:p>8686.72448015123</text:p>
          </table:table-cell>
          <table:table-cell office:value-type="float" office:value="9746.22306238185" calcext:value-type="float">
            <text:p>9746.22306238185</text:p>
          </table:table-cell>
          <table:table-cell office:value-type="float" office:value="17632.0231568998" calcext:value-type="float">
            <text:p>17632.0231568998</text:p>
          </table:table-cell>
          <table:table-cell office:value-type="float" office:value="18190.9465973535" calcext:value-type="float">
            <text:p>18190.9465973535</text:p>
          </table:table-cell>
          <table:table-cell office:value-type="float" office:value="21268.2556710775" calcext:value-type="float">
            <text:p>21268.2556710775</text:p>
          </table:table-cell>
          <table:table-cell office:value-type="float" office:value="21244.1724952741" calcext:value-type="float">
            <text:p>21244.1724952741</text:p>
          </table:table-cell>
          <table:table-cell office:value-type="float" office:value="24414.3284499055" calcext:value-type="float">
            <text:p>24414.3284499055</text:p>
          </table:table-cell>
          <table:table-cell office:value-type="float" office:value="24371.22731569" calcext:value-type="float">
            <text:p>24371.22731569</text:p>
          </table:table-cell>
          <table:table-cell office:value-type="float" office:value="23485.4333648393" calcext:value-type="float">
            <text:p>23485.4333648393</text:p>
          </table:table-cell>
          <table:table-cell office:value-type="float" office:value="23194.2003780718" calcext:value-type="float">
            <text:p>23194.2003780718</text:p>
          </table:table-cell>
          <table:table-cell table:number-columns-repeated="984"/>
        </table:table-row>
        <table:table-row table:style-name="ro1">
          <table:table-cell office:value-type="float" office:value="25093.2088846881" calcext:value-type="float">
            <text:p>25093.2088846881</text:p>
          </table:table-cell>
          <table:table-cell office:value-type="float" office:value="26465.9603024575" calcext:value-type="float">
            <text:p>26465.9603024575</text:p>
          </table:table-cell>
          <table:table-cell office:value-type="float" office:value="26338.0085066163" calcext:value-type="float">
            <text:p>26338.0085066163</text:p>
          </table:table-cell>
          <table:table-cell office:value-type="float" office:value="28511.8284499055" calcext:value-type="float">
            <text:p>28511.8284499055</text:p>
          </table:table-cell>
          <table:table-cell office:value-type="float" office:value="24626.0793950851" calcext:value-type="float">
            <text:p>24626.0793950851</text:p>
          </table:table-cell>
          <table:table-cell office:value-type="float" office:value="26101.4995274102" calcext:value-type="float">
            <text:p>26101.4995274102</text:p>
          </table:table-cell>
          <table:table-cell office:value-type="float" office:value="23884.5094517958" calcext:value-type="float">
            <text:p>23884.5094517958</text:p>
          </table:table-cell>
          <table:table-cell office:value-type="float" office:value="25392.8038752363" calcext:value-type="float">
            <text:p>25392.8038752363</text:p>
          </table:table-cell>
          <table:table-cell office:value-type="float" office:value="20357.5330812854" calcext:value-type="float">
            <text:p>20357.5330812854</text:p>
          </table:table-cell>
          <table:table-cell office:value-type="float" office:value="18984.6625708885" calcext:value-type="float">
            <text:p>18984.6625708885</text:p>
          </table:table-cell>
          <table:table-cell office:value-type="float" office:value="12805.8856332703" calcext:value-type="float">
            <text:p>12805.8856332703</text:p>
          </table:table-cell>
          <table:table-cell office:value-type="float" office:value="10892.9201323251" calcext:value-type="float">
            <text:p>10892.9201323251</text:p>
          </table:table-cell>
          <table:table-cell office:value-type="float" office:value="2747.34829867675" calcext:value-type="float">
            <text:p>2747.34829867675</text:p>
          </table:table-cell>
          <table:table-cell office:value-type="float" office:value="2049.39035916824" calcext:value-type="float">
            <text:p>2049.39035916824</text:p>
          </table:table-cell>
          <table:table-cell office:value-type="float" office:value="1036.86483931947" calcext:value-type="float">
            <text:p>1036.86483931947</text:p>
          </table:table-cell>
          <table:table-cell office:value-type="float" office:value="1060.99196597354" calcext:value-type="float">
            <text:p>1060.99196597354</text:p>
          </table:table-cell>
          <table:table-cell office:value-type="float" office:value="1038.62948960302" calcext:value-type="float">
            <text:p>1038.62948960302</text:p>
          </table:table-cell>
          <table:table-cell office:value-type="float" office:value="1055.51465028355" calcext:value-type="float">
            <text:p>1055.51465028355</text:p>
          </table:table-cell>
          <table:table-cell office:value-type="float" office:value="972.280718336484" calcext:value-type="float">
            <text:p>972.280718336484</text:p>
          </table:table-cell>
          <table:table-cell office:value-type="float" office:value="988.258979206049" calcext:value-type="float">
            <text:p>988.258979206049</text:p>
          </table:table-cell>
          <table:table-cell office:value-type="float" office:value="2194.38137996219" calcext:value-type="float">
            <text:p>2194.38137996219</text:p>
          </table:table-cell>
          <table:table-cell office:value-type="float" office:value="2308.96077504726" calcext:value-type="float">
            <text:p>2308.96077504726</text:p>
          </table:table-cell>
          <table:table-cell office:value-type="float" office:value="2513.81379962193" calcext:value-type="float">
            <text:p>2513.81379962193</text:p>
          </table:table-cell>
          <table:table-cell office:value-type="float" office:value="2713.32277882798" calcext:value-type="float">
            <text:p>2713.32277882798</text:p>
          </table:table-cell>
          <table:table-cell office:value-type="float" office:value="2791.1965973535" calcext:value-type="float">
            <text:p>2791.1965973535</text:p>
          </table:table-cell>
          <table:table-cell office:value-type="float" office:value="2878.67060491493" calcext:value-type="float">
            <text:p>2878.67060491493</text:p>
          </table:table-cell>
          <table:table-cell office:value-type="float" office:value="3666.36814744802" calcext:value-type="float">
            <text:p>3666.36814744802</text:p>
          </table:table-cell>
          <table:table-cell office:value-type="float" office:value="3715.06805293006" calcext:value-type="float">
            <text:p>3715.06805293006</text:p>
          </table:table-cell>
          <table:table-cell office:value-type="float" office:value="4447.57655954631" calcext:value-type="float">
            <text:p>4447.57655954631</text:p>
          </table:table-cell>
          <table:table-cell office:value-type="float" office:value="4706.24149338374" calcext:value-type="float">
            <text:p>4706.24149338374</text:p>
          </table:table-cell>
          <table:table-cell office:value-type="float" office:value="9073.92769376181" calcext:value-type="float">
            <text:p>9073.92769376181</text:p>
          </table:table-cell>
          <table:table-cell office:value-type="float" office:value="10123.5491493384" calcext:value-type="float">
            <text:p>10123.5491493384</text:p>
          </table:table-cell>
          <table:table-cell office:value-type="float" office:value="18171.1200378072" calcext:value-type="float">
            <text:p>18171.1200378072</text:p>
          </table:table-cell>
          <table:table-cell office:value-type="float" office:value="18638.3695652174" calcext:value-type="float">
            <text:p>18638.3695652174</text:p>
          </table:table-cell>
          <table:table-cell office:value-type="float" office:value="21661.2481096408" calcext:value-type="float">
            <text:p>21661.2481096408</text:p>
          </table:table-cell>
          <table:table-cell office:value-type="float" office:value="21635.0307183365" calcext:value-type="float">
            <text:p>21635.0307183365</text:p>
          </table:table-cell>
          <table:table-cell office:value-type="float" office:value="24825.1465028355" calcext:value-type="float">
            <text:p>24825.1465028355</text:p>
          </table:table-cell>
          <table:table-cell office:value-type="float" office:value="24785.6639886578" calcext:value-type="float">
            <text:p>24785.6639886578</text:p>
          </table:table-cell>
          <table:table-cell office:value-type="float" office:value="23901.4376181474" calcext:value-type="float">
            <text:p>23901.4376181474</text:p>
          </table:table-cell>
          <table:table-cell office:value-type="float" office:value="23589.7254253308" calcext:value-type="float">
            <text:p>23589.7254253308</text:p>
          </table:table-cell>
          <table:table-cell table:number-columns-repeated="984"/>
        </table:table-row>
        <table:table-row table:style-name="ro1">
          <table:table-cell office:value-type="float" office:value="25577.1053875236" calcext:value-type="float">
            <text:p>25577.1053875236</text:p>
          </table:table-cell>
          <table:table-cell office:value-type="float" office:value="27004.2504725898" calcext:value-type="float">
            <text:p>27004.2504725898</text:p>
          </table:table-cell>
          <table:table-cell office:value-type="float" office:value="26812.1895085066" calcext:value-type="float">
            <text:p>26812.1895085066</text:p>
          </table:table-cell>
          <table:table-cell office:value-type="float" office:value="29003.7882797732" calcext:value-type="float">
            <text:p>29003.7882797732</text:p>
          </table:table-cell>
          <table:table-cell office:value-type="float" office:value="25077.9503780718" calcext:value-type="float">
            <text:p>25077.9503780718</text:p>
          </table:table-cell>
          <table:table-cell office:value-type="float" office:value="26550.1975425331" calcext:value-type="float">
            <text:p>26550.1975425331</text:p>
          </table:table-cell>
          <table:table-cell office:value-type="float" office:value="24309.7202268431" calcext:value-type="float">
            <text:p>24309.7202268431</text:p>
          </table:table-cell>
          <table:table-cell office:value-type="float" office:value="25826.5283553875" calcext:value-type="float">
            <text:p>25826.5283553875</text:p>
          </table:table-cell>
          <table:table-cell office:value-type="float" office:value="20690.6602079395" calcext:value-type="float">
            <text:p>20690.6602079395</text:p>
          </table:table-cell>
          <table:table-cell office:value-type="float" office:value="19242.4806238185" calcext:value-type="float">
            <text:p>19242.4806238185</text:p>
          </table:table-cell>
          <table:table-cell office:value-type="float" office:value="12916.1058601134" calcext:value-type="float">
            <text:p>12916.1058601134</text:p>
          </table:table-cell>
          <table:table-cell office:value-type="float" office:value="10952.4102079395" calcext:value-type="float">
            <text:p>10952.4102079395</text:p>
          </table:table-cell>
          <table:table-cell office:value-type="float" office:value="2765.93194706994" calcext:value-type="float">
            <text:p>2765.93194706994</text:p>
          </table:table-cell>
          <table:table-cell office:value-type="float" office:value="2053.21124763705" calcext:value-type="float">
            <text:p>2053.21124763705</text:p>
          </table:table-cell>
          <table:table-cell office:value-type="float" office:value="1045.68620037807" calcext:value-type="float">
            <text:p>1045.68620037807</text:p>
          </table:table-cell>
          <table:table-cell office:value-type="float" office:value="1068.18005671078" calcext:value-type="float">
            <text:p>1068.18005671078</text:p>
          </table:table-cell>
          <table:table-cell office:value-type="float" office:value="1045.22873345936" calcext:value-type="float">
            <text:p>1045.22873345936</text:p>
          </table:table-cell>
          <table:table-cell office:value-type="float" office:value="1061.33742911153" calcext:value-type="float">
            <text:p>1061.33742911153</text:p>
          </table:table-cell>
          <table:table-cell office:value-type="float" office:value="977.573251417769" calcext:value-type="float">
            <text:p>977.573251417769</text:p>
          </table:table-cell>
          <table:table-cell office:value-type="float" office:value="991.64224952741" calcext:value-type="float">
            <text:p>991.64224952741</text:p>
          </table:table-cell>
          <table:table-cell office:value-type="float" office:value="2260.25141776938" calcext:value-type="float">
            <text:p>2260.25141776938</text:p>
          </table:table-cell>
          <table:table-cell office:value-type="float" office:value="2383.37003780718" calcext:value-type="float">
            <text:p>2383.37003780718</text:p>
          </table:table-cell>
          <table:table-cell office:value-type="float" office:value="2594.39035916824" calcext:value-type="float">
            <text:p>2594.39035916824</text:p>
          </table:table-cell>
          <table:table-cell office:value-type="float" office:value="2798.87570888469" calcext:value-type="float">
            <text:p>2798.87570888469</text:p>
          </table:table-cell>
          <table:table-cell office:value-type="float" office:value="2886.89697542533" calcext:value-type="float">
            <text:p>2886.89697542533</text:p>
          </table:table-cell>
          <table:table-cell office:value-type="float" office:value="2974.34735349716" calcext:value-type="float">
            <text:p>2974.34735349716</text:p>
          </table:table-cell>
          <table:table-cell office:value-type="float" office:value="3794.34357277883" calcext:value-type="float">
            <text:p>3794.34357277883</text:p>
          </table:table-cell>
          <table:table-cell office:value-type="float" office:value="3843.5415879017" calcext:value-type="float">
            <text:p>3843.5415879017</text:p>
          </table:table-cell>
          <table:table-cell office:value-type="float" office:value="4616.86862003781" calcext:value-type="float">
            <text:p>4616.86862003781</text:p>
          </table:table-cell>
          <table:table-cell office:value-type="float" office:value="4876.50283553875" calcext:value-type="float">
            <text:p>4876.50283553875</text:p>
          </table:table-cell>
          <table:table-cell office:value-type="float" office:value="9456.10160680529" calcext:value-type="float">
            <text:p>9456.10160680529</text:p>
          </table:table-cell>
          <table:table-cell office:value-type="float" office:value="10492.7807183365" calcext:value-type="float">
            <text:p>10492.7807183365</text:p>
          </table:table-cell>
          <table:table-cell office:value-type="float" office:value="18695.1696597354" calcext:value-type="float">
            <text:p>18695.1696597354</text:p>
          </table:table-cell>
          <table:table-cell office:value-type="float" office:value="19072.3048204159" calcext:value-type="float">
            <text:p>19072.3048204159</text:p>
          </table:table-cell>
          <table:table-cell office:value-type="float" office:value="22052.0548204159" calcext:value-type="float">
            <text:p>22052.0548204159</text:p>
          </table:table-cell>
          <table:table-cell office:value-type="float" office:value="22016.404536862" calcext:value-type="float">
            <text:p>22016.404536862</text:p>
          </table:table-cell>
          <table:table-cell office:value-type="float" office:value="25215.5051984877" calcext:value-type="float">
            <text:p>25215.5051984877</text:p>
          </table:table-cell>
          <table:table-cell office:value-type="float" office:value="25194.2069943289" calcext:value-type="float">
            <text:p>25194.2069943289</text:p>
          </table:table-cell>
          <table:table-cell office:value-type="float" office:value="24312.4555765595" calcext:value-type="float">
            <text:p>24312.4555765595</text:p>
          </table:table-cell>
          <table:table-cell office:value-type="float" office:value="23987.9579395085" calcext:value-type="float">
            <text:p>23987.9579395085</text:p>
          </table:table-cell>
          <table:table-cell table:number-columns-repeated="984"/>
        </table:table-row>
        <table:table-row table:style-name="ro1">
          <table:table-cell office:value-type="float" office:value="26034.5562381853" calcext:value-type="float">
            <text:p>26034.5562381853</text:p>
          </table:table-cell>
          <table:table-cell office:value-type="float" office:value="27515.3095463138" calcext:value-type="float">
            <text:p>27515.3095463138</text:p>
          </table:table-cell>
          <table:table-cell office:value-type="float" office:value="27261.4810964083" calcext:value-type="float">
            <text:p>27261.4810964083</text:p>
          </table:table-cell>
          <table:table-cell office:value-type="float" office:value="29493.0789224953" calcext:value-type="float">
            <text:p>29493.0789224953</text:p>
          </table:table-cell>
          <table:table-cell office:value-type="float" office:value="25488.381852552" calcext:value-type="float">
            <text:p>25488.381852552</text:p>
          </table:table-cell>
          <table:table-cell office:value-type="float" office:value="26975.9787334594" calcext:value-type="float">
            <text:p>26975.9787334594</text:p>
          </table:table-cell>
          <table:table-cell office:value-type="float" office:value="24694.915879017" calcext:value-type="float">
            <text:p>24694.915879017</text:p>
          </table:table-cell>
          <table:table-cell office:value-type="float" office:value="26242.6309073724" calcext:value-type="float">
            <text:p>26242.6309073724</text:p>
          </table:table-cell>
          <table:table-cell office:value-type="float" office:value="21074.1597353497" calcext:value-type="float">
            <text:p>21074.1597353497</text:p>
          </table:table-cell>
          <table:table-cell office:value-type="float" office:value="19553.2481096408" calcext:value-type="float">
            <text:p>19553.2481096408</text:p>
          </table:table-cell>
          <table:table-cell office:value-type="float" office:value="13091.2972589792" calcext:value-type="float">
            <text:p>13091.2972589792</text:p>
          </table:table-cell>
          <table:table-cell office:value-type="float" office:value="11049.7906427221" calcext:value-type="float">
            <text:p>11049.7906427221</text:p>
          </table:table-cell>
          <table:table-cell office:value-type="float" office:value="2789.5595463138" calcext:value-type="float">
            <text:p>2789.5595463138</text:p>
          </table:table-cell>
          <table:table-cell office:value-type="float" office:value="2062.0836483932" calcext:value-type="float">
            <text:p>2062.0836483932</text:p>
          </table:table-cell>
          <table:table-cell office:value-type="float" office:value="1052.00850661626" calcext:value-type="float">
            <text:p>1052.00850661626</text:p>
          </table:table-cell>
          <table:table-cell office:value-type="float" office:value="1074.46502835539" calcext:value-type="float">
            <text:p>1074.46502835539</text:p>
          </table:table-cell>
          <table:table-cell office:value-type="float" office:value="1050.67344045369" calcext:value-type="float">
            <text:p>1050.67344045369</text:p>
          </table:table-cell>
          <table:table-cell office:value-type="float" office:value="1067.60444234405" calcext:value-type="float">
            <text:p>1067.60444234405</text:p>
          </table:table-cell>
          <table:table-cell office:value-type="float" office:value="983.62381852552" calcext:value-type="float">
            <text:p>983.62381852552</text:p>
          </table:table-cell>
          <table:table-cell office:value-type="float" office:value="997.405482041588" calcext:value-type="float">
            <text:p>997.405482041588</text:p>
          </table:table-cell>
          <table:table-cell office:value-type="float" office:value="2314.14650283554" calcext:value-type="float">
            <text:p>2314.14650283554</text:p>
          </table:table-cell>
          <table:table-cell office:value-type="float" office:value="2441.43903591682" calcext:value-type="float">
            <text:p>2441.43903591682</text:p>
          </table:table-cell>
          <table:table-cell office:value-type="float" office:value="2662.2741020794" calcext:value-type="float">
            <text:p>2662.2741020794</text:p>
          </table:table-cell>
          <table:table-cell office:value-type="float" office:value="2869.67485822306" calcext:value-type="float">
            <text:p>2869.67485822306</text:p>
          </table:table-cell>
          <table:table-cell office:value-type="float" office:value="2963.22826086957" calcext:value-type="float">
            <text:p>2963.22826086957</text:p>
          </table:table-cell>
          <table:table-cell office:value-type="float" office:value="3058.93052930057" calcext:value-type="float">
            <text:p>3058.93052930057</text:p>
          </table:table-cell>
          <table:table-cell office:value-type="float" office:value="3908.2381852552" calcext:value-type="float">
            <text:p>3908.2381852552</text:p>
          </table:table-cell>
          <table:table-cell office:value-type="float" office:value="3957.15926275992" calcext:value-type="float">
            <text:p>3957.15926275992</text:p>
          </table:table-cell>
          <table:table-cell office:value-type="float" office:value="4783.71833648393" calcext:value-type="float">
            <text:p>4783.71833648393</text:p>
          </table:table-cell>
          <table:table-cell office:value-type="float" office:value="5047.16824196597" calcext:value-type="float">
            <text:p>5047.16824196597</text:p>
          </table:table-cell>
          <table:table-cell office:value-type="float" office:value="9837.26086956522" calcext:value-type="float">
            <text:p>9837.26086956522</text:p>
          </table:table-cell>
          <table:table-cell office:value-type="float" office:value="10871.8520793951" calcext:value-type="float">
            <text:p>10871.8520793951</text:p>
          </table:table-cell>
          <table:table-cell office:value-type="float" office:value="19192.1441398866" calcext:value-type="float">
            <text:p>19192.1441398866</text:p>
          </table:table-cell>
          <table:table-cell office:value-type="float" office:value="19486.8832703214" calcext:value-type="float">
            <text:p>19486.8832703214</text:p>
          </table:table-cell>
          <table:table-cell office:value-type="float" office:value="22434.2263705104" calcext:value-type="float">
            <text:p>22434.2263705104</text:p>
          </table:table-cell>
          <table:table-cell office:value-type="float" office:value="22365.3194706994" calcext:value-type="float">
            <text:p>22365.3194706994</text:p>
          </table:table-cell>
          <table:table-cell office:value-type="float" office:value="25592.0916824197" calcext:value-type="float">
            <text:p>25592.0916824197</text:p>
          </table:table-cell>
          <table:table-cell office:value-type="float" office:value="25580.3421550095" calcext:value-type="float">
            <text:p>25580.3421550095</text:p>
          </table:table-cell>
          <table:table-cell office:value-type="float" office:value="24693.5160680529" calcext:value-type="float">
            <text:p>24693.5160680529</text:p>
          </table:table-cell>
          <table:table-cell office:value-type="float" office:value="24367.3171077505" calcext:value-type="float">
            <text:p>24367.3171077505</text:p>
          </table:table-cell>
          <table:table-cell table:number-columns-repeated="984"/>
        </table:table-row>
        <table:table-row table:style-name="ro1">
          <table:table-cell office:value-type="float" office:value="26548.0968809074" calcext:value-type="float">
            <text:p>26548.0968809074</text:p>
          </table:table-cell>
          <table:table-cell office:value-type="float" office:value="28084.0548204159" calcext:value-type="float">
            <text:p>28084.0548204159</text:p>
          </table:table-cell>
          <table:table-cell office:value-type="float" office:value="27800.6937618147" calcext:value-type="float">
            <text:p>27800.6937618147</text:p>
          </table:table-cell>
          <table:table-cell office:value-type="float" office:value="30027.0326086957" calcext:value-type="float">
            <text:p>30027.0326086957</text:p>
          </table:table-cell>
          <table:table-cell office:value-type="float" office:value="25995.3979206049" calcext:value-type="float">
            <text:p>25995.3979206049</text:p>
          </table:table-cell>
          <table:table-cell office:value-type="float" office:value="27495.0212665406" calcext:value-type="float">
            <text:p>27495.0212665406</text:p>
          </table:table-cell>
          <table:table-cell office:value-type="float" office:value="25154.6767485822" calcext:value-type="float">
            <text:p>25154.6767485822</text:p>
          </table:table-cell>
          <table:table-cell office:value-type="float" office:value="26716.8832703214" calcext:value-type="float">
            <text:p>26716.8832703214</text:p>
          </table:table-cell>
          <table:table-cell office:value-type="float" office:value="21426.9815689981" calcext:value-type="float">
            <text:p>21426.9815689981</text:p>
          </table:table-cell>
          <table:table-cell office:value-type="float" office:value="19823.4839319471" calcext:value-type="float">
            <text:p>19823.4839319471</text:p>
          </table:table-cell>
          <table:table-cell office:value-type="float" office:value="13208.2882797732" calcext:value-type="float">
            <text:p>13208.2882797732</text:p>
          </table:table-cell>
          <table:table-cell office:value-type="float" office:value="11111.4163516068" calcext:value-type="float">
            <text:p>11111.4163516068</text:p>
          </table:table-cell>
          <table:table-cell office:value-type="float" office:value="2805.78402646503" calcext:value-type="float">
            <text:p>2805.78402646503</text:p>
          </table:table-cell>
          <table:table-cell office:value-type="float" office:value="2070.26417769376" calcext:value-type="float">
            <text:p>2070.26417769376</text:p>
          </table:table-cell>
          <table:table-cell office:value-type="float" office:value="1061.15406427221" calcext:value-type="float">
            <text:p>1061.15406427221</text:p>
          </table:table-cell>
          <table:table-cell office:value-type="float" office:value="1082.48534971645" calcext:value-type="float">
            <text:p>1082.48534971645</text:p>
          </table:table-cell>
          <table:table-cell office:value-type="float" office:value="1058.45699432892" calcext:value-type="float">
            <text:p>1058.45699432892</text:p>
          </table:table-cell>
          <table:table-cell office:value-type="float" office:value="1075.95321361059" calcext:value-type="float">
            <text:p>1075.95321361059</text:p>
          </table:table-cell>
          <table:table-cell office:value-type="float" office:value="988.20652173913" calcext:value-type="float">
            <text:p>988.20652173913</text:p>
          </table:table-cell>
          <table:table-cell office:value-type="float" office:value="1003.17107750473" calcext:value-type="float">
            <text:p>1003.17107750473</text:p>
          </table:table-cell>
          <table:table-cell office:value-type="float" office:value="2409.74621928166" calcext:value-type="float">
            <text:p>2409.74621928166</text:p>
          </table:table-cell>
          <table:table-cell office:value-type="float" office:value="2544.21124763705" calcext:value-type="float">
            <text:p>2544.21124763705</text:p>
          </table:table-cell>
          <table:table-cell office:value-type="float" office:value="2772.08601134216" calcext:value-type="float">
            <text:p>2772.08601134216</text:p>
          </table:table-cell>
          <table:table-cell office:value-type="float" office:value="2990.71077504726" calcext:value-type="float">
            <text:p>2990.71077504726</text:p>
          </table:table-cell>
          <table:table-cell office:value-type="float" office:value="3094.93005671078" calcext:value-type="float">
            <text:p>3094.93005671078</text:p>
          </table:table-cell>
          <table:table-cell office:value-type="float" office:value="3185.02835538752" calcext:value-type="float">
            <text:p>3185.02835538752</text:p>
          </table:table-cell>
          <table:table-cell office:value-type="float" office:value="4074.53166351607" calcext:value-type="float">
            <text:p>4074.53166351607</text:p>
          </table:table-cell>
          <table:table-cell office:value-type="float" office:value="4120.90879017013" calcext:value-type="float">
            <text:p>4120.90879017013</text:p>
          </table:table-cell>
          <table:table-cell office:value-type="float" office:value="4932.94754253308" calcext:value-type="float">
            <text:p>4932.94754253308</text:p>
          </table:table-cell>
          <table:table-cell office:value-type="float" office:value="5184.05529300567" calcext:value-type="float">
            <text:p>5184.05529300567</text:p>
          </table:table-cell>
          <table:table-cell office:value-type="float" office:value="10164.7736294896" calcext:value-type="float">
            <text:p>10164.7736294896</text:p>
          </table:table-cell>
          <table:table-cell office:value-type="float" office:value="11160.7032136106" calcext:value-type="float">
            <text:p>11160.7032136106</text:p>
          </table:table-cell>
          <table:table-cell office:value-type="float" office:value="19564.2396030246" calcext:value-type="float">
            <text:p>19564.2396030246</text:p>
          </table:table-cell>
          <table:table-cell office:value-type="float" office:value="19782.8312854442" calcext:value-type="float">
            <text:p>19782.8312854442</text:p>
          </table:table-cell>
          <table:table-cell office:value-type="float" office:value="22656.5652173913" calcext:value-type="float">
            <text:p>22656.5652173913</text:p>
          </table:table-cell>
          <table:table-cell office:value-type="float" office:value="22584.4376181474" calcext:value-type="float">
            <text:p>22584.4376181474</text:p>
          </table:table-cell>
          <table:table-cell office:value-type="float" office:value="25800.7240075614" calcext:value-type="float">
            <text:p>25800.7240075614</text:p>
          </table:table-cell>
          <table:table-cell office:value-type="float" office:value="25795.4517958412" calcext:value-type="float">
            <text:p>25795.4517958412</text:p>
          </table:table-cell>
          <table:table-cell office:value-type="float" office:value="24903.904536862" calcext:value-type="float">
            <text:p>24903.904536862</text:p>
          </table:table-cell>
          <table:table-cell office:value-type="float" office:value="24572.6337429112" calcext:value-type="float">
            <text:p>24572.6337429112</text:p>
          </table:table-cell>
          <table:table-cell table:number-columns-repeated="984"/>
        </table:table-row>
        <table:table-row table:style-name="ro1">
          <table:table-cell office:value-type="float" office:value="27003.247637051" calcext:value-type="float">
            <text:p>27003.247637051</text:p>
          </table:table-cell>
          <table:table-cell office:value-type="float" office:value="28585.5014177694" calcext:value-type="float">
            <text:p>28585.5014177694</text:p>
          </table:table-cell>
          <table:table-cell office:value-type="float" office:value="28227.402173913" calcext:value-type="float">
            <text:p>28227.402173913</text:p>
          </table:table-cell>
          <table:table-cell office:value-type="float" office:value="30477.390831758" calcext:value-type="float">
            <text:p>30477.390831758</text:p>
          </table:table-cell>
          <table:table-cell office:value-type="float" office:value="26394.7646502836" calcext:value-type="float">
            <text:p>26394.7646502836</text:p>
          </table:table-cell>
          <table:table-cell office:value-type="float" office:value="27918.4640831758" calcext:value-type="float">
            <text:p>27918.4640831758</text:p>
          </table:table-cell>
          <table:table-cell office:value-type="float" office:value="25533.6994328923" calcext:value-type="float">
            <text:p>25533.6994328923</text:p>
          </table:table-cell>
          <table:table-cell office:value-type="float" office:value="27126.9792060492" calcext:value-type="float">
            <text:p>27126.9792060492</text:p>
          </table:table-cell>
          <table:table-cell office:value-type="float" office:value="21804.474952741" calcext:value-type="float">
            <text:p>21804.474952741</text:p>
          </table:table-cell>
          <table:table-cell office:value-type="float" office:value="20134.7060491493" calcext:value-type="float">
            <text:p>20134.7060491493</text:p>
          </table:table-cell>
          <table:table-cell office:value-type="float" office:value="13384.2282608696" calcext:value-type="float">
            <text:p>13384.2282608696</text:p>
          </table:table-cell>
          <table:table-cell office:value-type="float" office:value="11203.5675803403" calcext:value-type="float">
            <text:p>11203.5675803403</text:p>
          </table:table-cell>
          <table:table-cell office:value-type="float" office:value="2834.64366729679" calcext:value-type="float">
            <text:p>2834.64366729679</text:p>
          </table:table-cell>
          <table:table-cell office:value-type="float" office:value="2080.35444234405" calcext:value-type="float">
            <text:p>2080.35444234405</text:p>
          </table:table-cell>
          <table:table-cell office:value-type="float" office:value="1067.93809073724" calcext:value-type="float">
            <text:p>1067.93809073724</text:p>
          </table:table-cell>
          <table:table-cell office:value-type="float" office:value="1092.31994328923" calcext:value-type="float">
            <text:p>1092.31994328923</text:p>
          </table:table-cell>
          <table:table-cell office:value-type="float" office:value="1066.86767485822" calcext:value-type="float">
            <text:p>1066.86767485822</text:p>
          </table:table-cell>
          <table:table-cell office:value-type="float" office:value="1084.37712665406" calcext:value-type="float">
            <text:p>1084.37712665406</text:p>
          </table:table-cell>
          <table:table-cell office:value-type="float" office:value="995.5297731569" calcext:value-type="float">
            <text:p>995.5297731569</text:p>
          </table:table-cell>
          <table:table-cell office:value-type="float" office:value="1010.01937618147" calcext:value-type="float">
            <text:p>1010.01937618147</text:p>
          </table:table-cell>
          <table:table-cell office:value-type="float" office:value="2468.44092627599" calcext:value-type="float">
            <text:p>2468.44092627599</text:p>
          </table:table-cell>
          <table:table-cell office:value-type="float" office:value="2613.23913043478" calcext:value-type="float">
            <text:p>2613.23913043478</text:p>
          </table:table-cell>
          <table:table-cell office:value-type="float" office:value="2847.08979206049" calcext:value-type="float">
            <text:p>2847.08979206049</text:p>
          </table:table-cell>
          <table:table-cell office:value-type="float" office:value="3064.54914933837" calcext:value-type="float">
            <text:p>3064.54914933837</text:p>
          </table:table-cell>
          <table:table-cell office:value-type="float" office:value="3182.39224952741" calcext:value-type="float">
            <text:p>3182.39224952741</text:p>
          </table:table-cell>
          <table:table-cell office:value-type="float" office:value="3269.33412098299" calcext:value-type="float">
            <text:p>3269.33412098299</text:p>
          </table:table-cell>
          <table:table-cell office:value-type="float" office:value="4199.05765595463" calcext:value-type="float">
            <text:p>4199.05765595463</text:p>
          </table:table-cell>
          <table:table-cell office:value-type="float" office:value="4241.24102079395" calcext:value-type="float">
            <text:p>4241.24102079395</text:p>
          </table:table-cell>
          <table:table-cell office:value-type="float" office:value="5163.28497164461" calcext:value-type="float">
            <text:p>5163.28497164461</text:p>
          </table:table-cell>
          <table:table-cell office:value-type="float" office:value="5421.05482041588" calcext:value-type="float">
            <text:p>5421.05482041588</text:p>
          </table:table-cell>
          <table:table-cell office:value-type="float" office:value="10654.7967863894" calcext:value-type="float">
            <text:p>10654.7967863894</text:p>
          </table:table-cell>
          <table:table-cell office:value-type="float" office:value="11645.4678638941" calcext:value-type="float">
            <text:p>11645.4678638941</text:p>
          </table:table-cell>
          <table:table-cell office:value-type="float" office:value="20253.2660680529" calcext:value-type="float">
            <text:p>20253.2660680529</text:p>
          </table:table-cell>
          <table:table-cell office:value-type="float" office:value="20371.5189035917" calcext:value-type="float">
            <text:p>20371.5189035917</text:p>
          </table:table-cell>
          <table:table-cell office:value-type="float" office:value="23245.1072778828" calcext:value-type="float">
            <text:p>23245.1072778828</text:p>
          </table:table-cell>
          <table:table-cell office:value-type="float" office:value="23161.1587901701" calcext:value-type="float">
            <text:p>23161.1587901701</text:p>
          </table:table-cell>
          <table:table-cell office:value-type="float" office:value="26422.8539697543" calcext:value-type="float">
            <text:p>26422.8539697543</text:p>
          </table:table-cell>
          <table:table-cell office:value-type="float" office:value="26431.8832703214" calcext:value-type="float">
            <text:p>26431.8832703214</text:p>
          </table:table-cell>
          <table:table-cell office:value-type="float" office:value="25522.5760869565" calcext:value-type="float">
            <text:p>25522.5760869565</text:p>
          </table:table-cell>
          <table:table-cell office:value-type="float" office:value="25182.0562381853" calcext:value-type="float">
            <text:p>25182.0562381853</text:p>
          </table:table-cell>
          <table:table-cell table:number-columns-repeated="984"/>
        </table:table-row>
        <table:table-row table:style-name="ro1">
          <table:table-cell office:value-type="float" office:value="27433.0845935728" calcext:value-type="float">
            <text:p>27433.0845935728</text:p>
          </table:table-cell>
          <table:table-cell office:value-type="float" office:value="29059.2145557656" calcext:value-type="float">
            <text:p>29059.2145557656</text:p>
          </table:table-cell>
          <table:table-cell office:value-type="float" office:value="28668.9858223062" calcext:value-type="float">
            <text:p>28668.9858223062</text:p>
          </table:table-cell>
          <table:table-cell office:value-type="float" office:value="30922.9962192817" calcext:value-type="float">
            <text:p>30922.9962192817</text:p>
          </table:table-cell>
          <table:table-cell office:value-type="float" office:value="26792.5321361059" calcext:value-type="float">
            <text:p>26792.5321361059</text:p>
          </table:table-cell>
          <table:table-cell office:value-type="float" office:value="28321.4017013233" calcext:value-type="float">
            <text:p>28321.4017013233</text:p>
          </table:table-cell>
          <table:table-cell office:value-type="float" office:value="25907.0236294896" calcext:value-type="float">
            <text:p>25907.0236294896</text:p>
          </table:table-cell>
          <table:table-cell office:value-type="float" office:value="27513.1275992439" calcext:value-type="float">
            <text:p>27513.1275992439</text:p>
          </table:table-cell>
          <table:table-cell office:value-type="float" office:value="22106.6148393195" calcext:value-type="float">
            <text:p>22106.6148393195</text:p>
          </table:table-cell>
          <table:table-cell office:value-type="float" office:value="20362.2745746692" calcext:value-type="float">
            <text:p>20362.2745746692</text:p>
          </table:table-cell>
          <table:table-cell office:value-type="float" office:value="13469.1880907372" calcext:value-type="float">
            <text:p>13469.1880907372</text:p>
          </table:table-cell>
          <table:table-cell office:value-type="float" office:value="11249.536389414" calcext:value-type="float">
            <text:p>11249.536389414</text:p>
          </table:table-cell>
          <table:table-cell office:value-type="float" office:value="2846.29584120983" calcext:value-type="float">
            <text:p>2846.29584120983</text:p>
          </table:table-cell>
          <table:table-cell office:value-type="float" office:value="2084.29300567108" calcext:value-type="float">
            <text:p>2084.29300567108</text:p>
          </table:table-cell>
          <table:table-cell office:value-type="float" office:value="1075.54300567108" calcext:value-type="float">
            <text:p>1075.54300567108</text:p>
          </table:table-cell>
          <table:table-cell office:value-type="float" office:value="1099.14035916824" calcext:value-type="float">
            <text:p>1099.14035916824</text:p>
          </table:table-cell>
          <table:table-cell office:value-type="float" office:value="1071.11531190926" calcext:value-type="float">
            <text:p>1071.11531190926</text:p>
          </table:table-cell>
          <table:table-cell office:value-type="float" office:value="1088.87240075614" calcext:value-type="float">
            <text:p>1088.87240075614</text:p>
          </table:table-cell>
          <table:table-cell office:value-type="float" office:value="999.541587901701" calcext:value-type="float">
            <text:p>999.541587901701</text:p>
          </table:table-cell>
          <table:table-cell office:value-type="float" office:value="1014.37759924386" calcext:value-type="float">
            <text:p>1014.37759924386</text:p>
          </table:table-cell>
          <table:table-cell office:value-type="float" office:value="2562.79253308129" calcext:value-type="float">
            <text:p>2562.79253308129</text:p>
          </table:table-cell>
          <table:table-cell office:value-type="float" office:value="2716.10680529301" calcext:value-type="float">
            <text:p>2716.10680529301</text:p>
          </table:table-cell>
          <table:table-cell office:value-type="float" office:value="2959.57466918715" calcext:value-type="float">
            <text:p>2959.57466918715</text:p>
          </table:table-cell>
          <table:table-cell office:value-type="float" office:value="3183.66115311909" calcext:value-type="float">
            <text:p>3183.66115311909</text:p>
          </table:table-cell>
          <table:table-cell office:value-type="float" office:value="3308.48676748582" calcext:value-type="float">
            <text:p>3308.48676748582</text:p>
          </table:table-cell>
          <table:table-cell office:value-type="float" office:value="3403.40831758034" calcext:value-type="float">
            <text:p>3403.40831758034</text:p>
          </table:table-cell>
          <table:table-cell office:value-type="float" office:value="4369.75047258979" calcext:value-type="float">
            <text:p>4369.75047258979</text:p>
          </table:table-cell>
          <table:table-cell office:value-type="float" office:value="4410.26465028355" calcext:value-type="float">
            <text:p>4410.26465028355</text:p>
          </table:table-cell>
          <table:table-cell office:value-type="float" office:value="5338.68194706994" calcext:value-type="float">
            <text:p>5338.68194706994</text:p>
          </table:table-cell>
          <table:table-cell office:value-type="float" office:value="5601.49905482042" calcext:value-type="float">
            <text:p>5601.49905482042</text:p>
          </table:table-cell>
          <table:table-cell office:value-type="float" office:value="11044.4083175803" calcext:value-type="float">
            <text:p>11044.4083175803</text:p>
          </table:table-cell>
          <table:table-cell office:value-type="float" office:value="12020.9002835539" calcext:value-type="float">
            <text:p>12020.9002835539</text:p>
          </table:table-cell>
          <table:table-cell office:value-type="float" office:value="20713.2051039698" calcext:value-type="float">
            <text:p>20713.2051039698</text:p>
          </table:table-cell>
          <table:table-cell office:value-type="float" office:value="20764.2164461248" calcext:value-type="float">
            <text:p>20764.2164461248</text:p>
          </table:table-cell>
          <table:table-cell office:value-type="float" office:value="23574.0028355388" calcext:value-type="float">
            <text:p>23574.0028355388</text:p>
          </table:table-cell>
          <table:table-cell office:value-type="float" office:value="23484.2140831758" calcext:value-type="float">
            <text:p>23484.2140831758</text:p>
          </table:table-cell>
          <table:table-cell office:value-type="float" office:value="26748.6616257089" calcext:value-type="float">
            <text:p>26748.6616257089</text:p>
          </table:table-cell>
          <table:table-cell office:value-type="float" office:value="26781.5326086957" calcext:value-type="float">
            <text:p>26781.5326086957</text:p>
          </table:table-cell>
          <table:table-cell office:value-type="float" office:value="25872.9324196597" calcext:value-type="float">
            <text:p>25872.9324196597</text:p>
          </table:table-cell>
          <table:table-cell office:value-type="float" office:value="25503.5335538752" calcext:value-type="float">
            <text:p>25503.5335538752</text:p>
          </table:table-cell>
          <table:table-cell table:number-columns-repeated="984"/>
        </table:table-row>
        <table:table-row table:style-name="ro1">
          <table:table-cell office:value-type="float" office:value="27750.4371455577" calcext:value-type="float">
            <text:p>27750.4371455577</text:p>
          </table:table-cell>
          <table:table-cell office:value-type="float" office:value="29472.3827977316" calcext:value-type="float">
            <text:p>29472.3827977316</text:p>
          </table:table-cell>
          <table:table-cell office:value-type="float" office:value="28984.4612476371" calcext:value-type="float">
            <text:p>28984.4612476371</text:p>
          </table:table-cell>
          <table:table-cell office:value-type="float" office:value="31265.940926276" calcext:value-type="float">
            <text:p>31265.940926276</text:p>
          </table:table-cell>
          <table:table-cell office:value-type="float" office:value="27088.7107750473" calcext:value-type="float">
            <text:p>27088.7107750473</text:p>
          </table:table-cell>
          <table:table-cell office:value-type="float" office:value="28642.7755198488" calcext:value-type="float">
            <text:p>28642.7755198488</text:p>
          </table:table-cell>
          <table:table-cell office:value-type="float" office:value="26164.6833648393" calcext:value-type="float">
            <text:p>26164.6833648393</text:p>
          </table:table-cell>
          <table:table-cell office:value-type="float" office:value="27818.7651228733" calcext:value-type="float">
            <text:p>27818.7651228733</text:p>
          </table:table-cell>
          <table:table-cell office:value-type="float" office:value="22507.7396030246" calcext:value-type="float">
            <text:p>22507.7396030246</text:p>
          </table:table-cell>
          <table:table-cell office:value-type="float" office:value="20664.4258034026" calcext:value-type="float">
            <text:p>20664.4258034026</text:p>
          </table:table-cell>
          <table:table-cell office:value-type="float" office:value="13625.8360113422" calcext:value-type="float">
            <text:p>13625.8360113422</text:p>
          </table:table-cell>
          <table:table-cell office:value-type="float" office:value="11331.3950850662" calcext:value-type="float">
            <text:p>11331.3950850662</text:p>
          </table:table-cell>
          <table:table-cell office:value-type="float" office:value="2876.46361058601" calcext:value-type="float">
            <text:p>2876.46361058601</text:p>
          </table:table-cell>
          <table:table-cell office:value-type="float" office:value="2099.17958412098" calcext:value-type="float">
            <text:p>2099.17958412098</text:p>
          </table:table-cell>
          <table:table-cell office:value-type="float" office:value="1083.63894139887" calcext:value-type="float">
            <text:p>1083.63894139887</text:p>
          </table:table-cell>
          <table:table-cell office:value-type="float" office:value="1108.36105860113" calcext:value-type="float">
            <text:p>1108.36105860113</text:p>
          </table:table-cell>
          <table:table-cell office:value-type="float" office:value="1077.95463137996" calcext:value-type="float">
            <text:p>1077.95463137996</text:p>
          </table:table-cell>
          <table:table-cell office:value-type="float" office:value="1097.50945179584" calcext:value-type="float">
            <text:p>1097.50945179584</text:p>
          </table:table-cell>
          <table:table-cell office:value-type="float" office:value="1006.80151228733" calcext:value-type="float">
            <text:p>1006.80151228733</text:p>
          </table:table-cell>
          <table:table-cell office:value-type="float" office:value="1020.43998109641" calcext:value-type="float">
            <text:p>1020.43998109641</text:p>
          </table:table-cell>
          <table:table-cell office:value-type="float" office:value="2637.07372400756" calcext:value-type="float">
            <text:p>2637.07372400756</text:p>
          </table:table-cell>
          <table:table-cell office:value-type="float" office:value="2797.68809073724" calcext:value-type="float">
            <text:p>2797.68809073724</text:p>
          </table:table-cell>
          <table:table-cell office:value-type="float" office:value="3049.74291115312" calcext:value-type="float">
            <text:p>3049.74291115312</text:p>
          </table:table-cell>
          <table:table-cell office:value-type="float" office:value="3279.18998109641" calcext:value-type="float">
            <text:p>3279.18998109641</text:p>
          </table:table-cell>
          <table:table-cell office:value-type="float" office:value="3411.09120982987" calcext:value-type="float">
            <text:p>3411.09120982987</text:p>
          </table:table-cell>
          <table:table-cell office:value-type="float" office:value="3502.86058601134" calcext:value-type="float">
            <text:p>3502.86058601134</text:p>
          </table:table-cell>
          <table:table-cell office:value-type="float" office:value="4503.48771266541" calcext:value-type="float">
            <text:p>4503.48771266541</text:p>
          </table:table-cell>
          <table:table-cell office:value-type="float" office:value="4553.86058601134" calcext:value-type="float">
            <text:p>4553.86058601134</text:p>
          </table:table-cell>
          <table:table-cell office:value-type="float" office:value="5539.47211720227" calcext:value-type="float">
            <text:p>5539.47211720227</text:p>
          </table:table-cell>
          <table:table-cell office:value-type="float" office:value="5796.14650283554" calcext:value-type="float">
            <text:p>5796.14650283554</text:p>
          </table:table-cell>
          <table:table-cell office:value-type="float" office:value="11465.9154064272" calcext:value-type="float">
            <text:p>11465.9154064272</text:p>
          </table:table-cell>
          <table:table-cell office:value-type="float" office:value="12416.3936672968" calcext:value-type="float">
            <text:p>12416.3936672968</text:p>
          </table:table-cell>
          <table:table-cell office:value-type="float" office:value="21232.5992438563" calcext:value-type="float">
            <text:p>21232.5992438563</text:p>
          </table:table-cell>
          <table:table-cell office:value-type="float" office:value="21190.0723062382" calcext:value-type="float">
            <text:p>21190.0723062382</text:p>
          </table:table-cell>
          <table:table-cell office:value-type="float" office:value="23985.693289225" calcext:value-type="float">
            <text:p>23985.693289225</text:p>
          </table:table-cell>
          <table:table-cell office:value-type="float" office:value="23867.0311909263" calcext:value-type="float">
            <text:p>23867.0311909263</text:p>
          </table:table-cell>
          <table:table-cell office:value-type="float" office:value="27173.3199432892" calcext:value-type="float">
            <text:p>27173.3199432892</text:p>
          </table:table-cell>
          <table:table-cell office:value-type="float" office:value="27190.7873345936" calcext:value-type="float">
            <text:p>27190.7873345936</text:p>
          </table:table-cell>
          <table:table-cell office:value-type="float" office:value="26277.4413988658" calcext:value-type="float">
            <text:p>26277.4413988658</text:p>
          </table:table-cell>
          <table:table-cell office:value-type="float" office:value="25896.9584120983" calcext:value-type="float">
            <text:p>25896.9584120983</text:p>
          </table:table-cell>
          <table:table-cell table:number-columns-repeated="984"/>
        </table:table-row>
        <table:table-row table:style-name="ro1">
          <table:table-cell office:value-type="float" office:value="28222.9475425331" calcext:value-type="float">
            <text:p>28222.9475425331</text:p>
          </table:table-cell>
          <table:table-cell office:value-type="float" office:value="29965.4470699433" calcext:value-type="float">
            <text:p>29965.4470699433</text:p>
          </table:table-cell>
          <table:table-cell office:value-type="float" office:value="29434.2906427221" calcext:value-type="float">
            <text:p>29434.2906427221</text:p>
          </table:table-cell>
          <table:table-cell office:value-type="float" office:value="31728.0940453686" calcext:value-type="float">
            <text:p>31728.0940453686</text:p>
          </table:table-cell>
          <table:table-cell office:value-type="float" office:value="27492.3293950851" calcext:value-type="float">
            <text:p>27492.3293950851</text:p>
          </table:table-cell>
          <table:table-cell office:value-type="float" office:value="29065.6200378072" calcext:value-type="float">
            <text:p>29065.6200378072</text:p>
          </table:table-cell>
          <table:table-cell office:value-type="float" office:value="26555.0779773157" calcext:value-type="float">
            <text:p>26555.0779773157</text:p>
          </table:table-cell>
          <table:table-cell office:value-type="float" office:value="28240.1734404537" calcext:value-type="float">
            <text:p>28240.1734404537</text:p>
          </table:table-cell>
          <table:table-cell office:value-type="float" office:value="22726.9064272212" calcext:value-type="float">
            <text:p>22726.9064272212</text:p>
          </table:table-cell>
          <table:table-cell office:value-type="float" office:value="20828.6446124764" calcext:value-type="float">
            <text:p>20828.6446124764</text:p>
          </table:table-cell>
          <table:table-cell office:value-type="float" office:value="13672.7396030246" calcext:value-type="float">
            <text:p>13672.7396030246</text:p>
          </table:table-cell>
          <table:table-cell office:value-type="float" office:value="11343.6365784499" calcext:value-type="float">
            <text:p>11343.6365784499</text:p>
          </table:table-cell>
          <table:table-cell office:value-type="float" office:value="2882.07939508507" calcext:value-type="float">
            <text:p>2882.07939508507</text:p>
          </table:table-cell>
          <table:table-cell office:value-type="float" office:value="2094.80671077505" calcext:value-type="float">
            <text:p>2094.80671077505</text:p>
          </table:table-cell>
          <table:table-cell office:value-type="float" office:value="1087.45557655955" calcext:value-type="float">
            <text:p>1087.45557655955</text:p>
          </table:table-cell>
          <table:table-cell office:value-type="float" office:value="1111.58884688091" calcext:value-type="float">
            <text:p>1111.58884688091</text:p>
          </table:table-cell>
          <table:table-cell office:value-type="float" office:value="1079.51984877127" calcext:value-type="float">
            <text:p>1079.51984877127</text:p>
          </table:table-cell>
          <table:table-cell office:value-type="float" office:value="1099.24669187146" calcext:value-type="float">
            <text:p>1099.24669187146</text:p>
          </table:table-cell>
          <table:table-cell office:value-type="float" office:value="1010.1550094518" calcext:value-type="float">
            <text:p>1010.1550094518</text:p>
          </table:table-cell>
          <table:table-cell office:value-type="float" office:value="1022.49480151229" calcext:value-type="float">
            <text:p>1022.49480151229</text:p>
          </table:table-cell>
          <table:table-cell office:value-type="float" office:value="2695.11247637051" calcext:value-type="float">
            <text:p>2695.11247637051</text:p>
          </table:table-cell>
          <table:table-cell office:value-type="float" office:value="2861.76039697543" calcext:value-type="float">
            <text:p>2861.76039697543</text:p>
          </table:table-cell>
          <table:table-cell office:value-type="float" office:value="3114.54206049149" calcext:value-type="float">
            <text:p>3114.54206049149</text:p>
          </table:table-cell>
          <table:table-cell office:value-type="float" office:value="3355.14555765595" calcext:value-type="float">
            <text:p>3355.14555765595</text:p>
          </table:table-cell>
          <table:table-cell office:value-type="float" office:value="3492.18100189036" calcext:value-type="float">
            <text:p>3492.18100189036</text:p>
          </table:table-cell>
          <table:table-cell office:value-type="float" office:value="3590.84688090737" calcext:value-type="float">
            <text:p>3590.84688090737</text:p>
          </table:table-cell>
          <table:table-cell office:value-type="float" office:value="4615.36389413989" calcext:value-type="float">
            <text:p>4615.36389413989</text:p>
          </table:table-cell>
          <table:table-cell office:value-type="float" office:value="4658.99243856333" calcext:value-type="float">
            <text:p>4658.99243856333</text:p>
          </table:table-cell>
          <table:table-cell office:value-type="float" office:value="5614.99007561437" calcext:value-type="float">
            <text:p>5614.99007561437</text:p>
          </table:table-cell>
          <table:table-cell office:value-type="float" office:value="5862.9938563327" calcext:value-type="float">
            <text:p>5862.9938563327</text:p>
          </table:table-cell>
          <table:table-cell office:value-type="float" office:value="11629.6862003781" calcext:value-type="float">
            <text:p>11629.6862003781</text:p>
          </table:table-cell>
          <table:table-cell office:value-type="float" office:value="12551.4829867675" calcext:value-type="float">
            <text:p>12551.4829867675</text:p>
          </table:table-cell>
          <table:table-cell office:value-type="float" office:value="21276.2788279773" calcext:value-type="float">
            <text:p>21276.2788279773</text:p>
          </table:table-cell>
          <table:table-cell office:value-type="float" office:value="21151.8558601134" calcext:value-type="float">
            <text:p>21151.8558601134</text:p>
          </table:table-cell>
          <table:table-cell office:value-type="float" office:value="23856.6592627599" calcext:value-type="float">
            <text:p>23856.6592627599</text:p>
          </table:table-cell>
          <table:table-cell office:value-type="float" office:value="23733.6101134216" calcext:value-type="float">
            <text:p>23733.6101134216</text:p>
          </table:table-cell>
          <table:table-cell office:value-type="float" office:value="26964.8393194707" calcext:value-type="float">
            <text:p>26964.8393194707</text:p>
          </table:table-cell>
          <table:table-cell office:value-type="float" office:value="26994.5883742911" calcext:value-type="float">
            <text:p>26994.5883742911</text:p>
          </table:table-cell>
          <table:table-cell office:value-type="float" office:value="26099.8062381853" calcext:value-type="float">
            <text:p>26099.8062381853</text:p>
          </table:table-cell>
          <table:table-cell office:value-type="float" office:value="25711.1540642722" calcext:value-type="float">
            <text:p>25711.1540642722</text:p>
          </table:table-cell>
          <table:table-cell table:number-columns-repeated="984"/>
        </table:table-row>
        <table:table-row table:style-name="ro1">
          <table:table-cell office:value-type="float" office:value="28617.8520793951" calcext:value-type="float">
            <text:p>28617.8520793951</text:p>
          </table:table-cell>
          <table:table-cell office:value-type="float" office:value="30385.8251417769" calcext:value-type="float">
            <text:p>30385.8251417769</text:p>
          </table:table-cell>
          <table:table-cell office:value-type="float" office:value="29821.4154064272" calcext:value-type="float">
            <text:p>29821.4154064272</text:p>
          </table:table-cell>
          <table:table-cell office:value-type="float" office:value="32116.8350661626" calcext:value-type="float">
            <text:p>32116.8350661626</text:p>
          </table:table-cell>
          <table:table-cell office:value-type="float" office:value="27841.1668241966" calcext:value-type="float">
            <text:p>27841.1668241966</text:p>
          </table:table-cell>
          <table:table-cell office:value-type="float" office:value="29428.879489603" calcext:value-type="float">
            <text:p>29428.879489603</text:p>
          </table:table-cell>
          <table:table-cell office:value-type="float" office:value="26894.0779773157" calcext:value-type="float">
            <text:p>26894.0779773157</text:p>
          </table:table-cell>
          <table:table-cell office:value-type="float" office:value="28595.8086011342" calcext:value-type="float">
            <text:p>28595.8086011342</text:p>
          </table:table-cell>
          <table:table-cell office:value-type="float" office:value="23139.9210775047" calcext:value-type="float">
            <text:p>23139.9210775047</text:p>
          </table:table-cell>
          <table:table-cell office:value-type="float" office:value="21157.9494328923" calcext:value-type="float">
            <text:p>21157.9494328923</text:p>
          </table:table-cell>
          <table:table-cell office:value-type="float" office:value="13833.3620037807" calcext:value-type="float">
            <text:p>13833.3620037807</text:p>
          </table:table-cell>
          <table:table-cell office:value-type="float" office:value="11451.1030245747" calcext:value-type="float">
            <text:p>11451.1030245747</text:p>
          </table:table-cell>
          <table:table-cell office:value-type="float" office:value="2913.74243856333" calcext:value-type="float">
            <text:p>2913.74243856333</text:p>
          </table:table-cell>
          <table:table-cell office:value-type="float" office:value="2113.53686200378" calcext:value-type="float">
            <text:p>2113.53686200378</text:p>
          </table:table-cell>
          <table:table-cell office:value-type="float" office:value="1099.8690926276" calcext:value-type="float">
            <text:p>1099.8690926276</text:p>
          </table:table-cell>
          <table:table-cell office:value-type="float" office:value="1122.69754253308" calcext:value-type="float">
            <text:p>1122.69754253308</text:p>
          </table:table-cell>
          <table:table-cell office:value-type="float" office:value="1089.84357277883" calcext:value-type="float">
            <text:p>1089.84357277883</text:p>
          </table:table-cell>
          <table:table-cell office:value-type="float" office:value="1108.95179584121" calcext:value-type="float">
            <text:p>1108.95179584121</text:p>
          </table:table-cell>
          <table:table-cell office:value-type="float" office:value="1014.60302457467" calcext:value-type="float">
            <text:p>1014.60302457467</text:p>
          </table:table-cell>
          <table:table-cell office:value-type="float" office:value="1031.19754253308" calcext:value-type="float">
            <text:p>1031.19754253308</text:p>
          </table:table-cell>
          <table:table-cell office:value-type="float" office:value="2806.10964083176" calcext:value-type="float">
            <text:p>2806.10964083176</text:p>
          </table:table-cell>
          <table:table-cell office:value-type="float" office:value="2983.89083175803" calcext:value-type="float">
            <text:p>2983.89083175803</text:p>
          </table:table-cell>
          <table:table-cell office:value-type="float" office:value="3246.90879017013" calcext:value-type="float">
            <text:p>3246.90879017013</text:p>
          </table:table-cell>
          <table:table-cell office:value-type="float" office:value="3491.86058601134" calcext:value-type="float">
            <text:p>3491.86058601134</text:p>
          </table:table-cell>
          <table:table-cell office:value-type="float" office:value="3638.44896030246" calcext:value-type="float">
            <text:p>3638.44896030246</text:p>
          </table:table-cell>
          <table:table-cell office:value-type="float" office:value="3739.31947069943" calcext:value-type="float">
            <text:p>3739.31947069943</text:p>
          </table:table-cell>
          <table:table-cell office:value-type="float" office:value="4812.74669187146" calcext:value-type="float">
            <text:p>4812.74669187146</text:p>
          </table:table-cell>
          <table:table-cell office:value-type="float" office:value="4858.66635160681" calcext:value-type="float">
            <text:p>4858.66635160681</text:p>
          </table:table-cell>
          <table:table-cell office:value-type="float" office:value="5942.23345935728" calcext:value-type="float">
            <text:p>5942.23345935728</text:p>
          </table:table-cell>
          <table:table-cell office:value-type="float" office:value="6201.2854442344" calcext:value-type="float">
            <text:p>6201.2854442344</text:p>
          </table:table-cell>
          <table:table-cell office:value-type="float" office:value="12304.1370510397" calcext:value-type="float">
            <text:p>12304.1370510397</text:p>
          </table:table-cell>
          <table:table-cell office:value-type="float" office:value="13206.0746691871" calcext:value-type="float">
            <text:p>13206.0746691871</text:p>
          </table:table-cell>
          <table:table-cell office:value-type="float" office:value="22232.8534971645" calcext:value-type="float">
            <text:p>22232.8534971645</text:p>
          </table:table-cell>
          <table:table-cell office:value-type="float" office:value="22004.4116257089" calcext:value-type="float">
            <text:p>22004.4116257089</text:p>
          </table:table-cell>
          <table:table-cell office:value-type="float" office:value="24725.7528355388" calcext:value-type="float">
            <text:p>24725.7528355388</text:p>
          </table:table-cell>
          <table:table-cell office:value-type="float" office:value="24603.854442344" calcext:value-type="float">
            <text:p>24603.854442344</text:p>
          </table:table-cell>
          <table:table-cell office:value-type="float" office:value="27907.7783553875" calcext:value-type="float">
            <text:p>27907.7783553875</text:p>
          </table:table-cell>
          <table:table-cell office:value-type="float" office:value="27951.7717391304" calcext:value-type="float">
            <text:p>27951.7717391304</text:p>
          </table:table-cell>
          <table:table-cell office:value-type="float" office:value="26999.991020794" calcext:value-type="float">
            <text:p>26999.991020794</text:p>
          </table:table-cell>
          <table:table-cell office:value-type="float" office:value="26613.1488657845" calcext:value-type="float">
            <text:p>26613.1488657845</text:p>
          </table:table-cell>
          <table:table-cell table:number-columns-repeated="984"/>
        </table:table-row>
        <table:table-row table:style-name="ro1">
          <table:table-cell office:value-type="float" office:value="28962.2585066163" calcext:value-type="float">
            <text:p>28962.2585066163</text:p>
          </table:table-cell>
          <table:table-cell office:value-type="float" office:value="30768.2915879017" calcext:value-type="float">
            <text:p>30768.2915879017</text:p>
          </table:table-cell>
          <table:table-cell office:value-type="float" office:value="30139.3071833648" calcext:value-type="float">
            <text:p>30139.3071833648</text:p>
          </table:table-cell>
          <table:table-cell office:value-type="float" office:value="32486.741020794" calcext:value-type="float">
            <text:p>32486.741020794</text:p>
          </table:table-cell>
          <table:table-cell office:value-type="float" office:value="28139.152173913" calcext:value-type="float">
            <text:p>28139.152173913</text:p>
          </table:table-cell>
          <table:table-cell office:value-type="float" office:value="29738.3775992439" calcext:value-type="float">
            <text:p>29738.3775992439</text:p>
          </table:table-cell>
          <table:table-cell office:value-type="float" office:value="27164.1573724008" calcext:value-type="float">
            <text:p>27164.1573724008</text:p>
          </table:table-cell>
          <table:table-cell office:value-type="float" office:value="28914.0637996219" calcext:value-type="float">
            <text:p>28914.0637996219</text:p>
          </table:table-cell>
          <table:table-cell office:value-type="float" office:value="23404.2197542533" calcext:value-type="float">
            <text:p>23404.2197542533</text:p>
          </table:table-cell>
          <table:table-cell office:value-type="float" office:value="21366.890831758" calcext:value-type="float">
            <text:p>21366.890831758</text:p>
          </table:table-cell>
          <table:table-cell office:value-type="float" office:value="13917.4111531191" calcext:value-type="float">
            <text:p>13917.4111531191</text:p>
          </table:table-cell>
          <table:table-cell office:value-type="float" office:value="11486.4187145558" calcext:value-type="float">
            <text:p>11486.4187145558</text:p>
          </table:table-cell>
          <table:table-cell office:value-type="float" office:value="2928.77835538752" calcext:value-type="float">
            <text:p>2928.77835538752</text:p>
          </table:table-cell>
          <table:table-cell office:value-type="float" office:value="2114.79820415879" calcext:value-type="float">
            <text:p>2114.79820415879</text:p>
          </table:table-cell>
          <table:table-cell office:value-type="float" office:value="1103.3927221172" calcext:value-type="float">
            <text:p>1103.3927221172</text:p>
          </table:table-cell>
          <table:table-cell office:value-type="float" office:value="1125.74763705104" calcext:value-type="float">
            <text:p>1125.74763705104</text:p>
          </table:table-cell>
          <table:table-cell office:value-type="float" office:value="1092.2854442344" calcext:value-type="float">
            <text:p>1092.2854442344</text:p>
          </table:table-cell>
          <table:table-cell office:value-type="float" office:value="1115.70935727788" calcext:value-type="float">
            <text:p>1115.70935727788</text:p>
          </table:table-cell>
          <table:table-cell office:value-type="float" office:value="1020.12098298677" calcext:value-type="float">
            <text:p>1020.12098298677</text:p>
          </table:table-cell>
          <table:table-cell office:value-type="float" office:value="1036.10964083176" calcext:value-type="float">
            <text:p>1036.10964083176</text:p>
          </table:table-cell>
          <table:table-cell office:value-type="float" office:value="2885.83695652174" calcext:value-type="float">
            <text:p>2885.83695652174</text:p>
          </table:table-cell>
          <table:table-cell office:value-type="float" office:value="3069.75708884688" calcext:value-type="float">
            <text:p>3069.75708884688</text:p>
          </table:table-cell>
          <table:table-cell office:value-type="float" office:value="3341.83742911153" calcext:value-type="float">
            <text:p>3341.83742911153</text:p>
          </table:table-cell>
          <table:table-cell office:value-type="float" office:value="3593.2915879017" calcext:value-type="float">
            <text:p>3593.2915879017</text:p>
          </table:table-cell>
          <table:table-cell office:value-type="float" office:value="3751.41493383743" calcext:value-type="float">
            <text:p>3751.41493383743</text:p>
          </table:table-cell>
          <table:table-cell office:value-type="float" office:value="3847.19517958412" calcext:value-type="float">
            <text:p>3847.19517958412</text:p>
          </table:table-cell>
          <table:table-cell office:value-type="float" office:value="4958.80718336484" calcext:value-type="float">
            <text:p>4958.80718336484</text:p>
          </table:table-cell>
          <table:table-cell office:value-type="float" office:value="5003.10018903592" calcext:value-type="float">
            <text:p>5003.10018903592</text:p>
          </table:table-cell>
          <table:table-cell office:value-type="float" office:value="6129.24905482042" calcext:value-type="float">
            <text:p>6129.24905482042</text:p>
          </table:table-cell>
          <table:table-cell office:value-type="float" office:value="6384.24243856333" calcext:value-type="float">
            <text:p>6384.24243856333</text:p>
          </table:table-cell>
          <table:table-cell office:value-type="float" office:value="12693.6762759924" calcext:value-type="float">
            <text:p>12693.6762759924</text:p>
          </table:table-cell>
          <table:table-cell office:value-type="float" office:value="13553.061436673" calcext:value-type="float">
            <text:p>13553.061436673</text:p>
          </table:table-cell>
          <table:table-cell office:value-type="float" office:value="22645.6857277883" calcext:value-type="float">
            <text:p>22645.6857277883</text:p>
          </table:table-cell>
          <table:table-cell office:value-type="float" office:value="22330.1672967864" calcext:value-type="float">
            <text:p>22330.1672967864</text:p>
          </table:table-cell>
          <table:table-cell office:value-type="float" office:value="25017.5534026465" calcext:value-type="float">
            <text:p>25017.5534026465</text:p>
          </table:table-cell>
          <table:table-cell office:value-type="float" office:value="24869.6361058601" calcext:value-type="float">
            <text:p>24869.6361058601</text:p>
          </table:table-cell>
          <table:table-cell office:value-type="float" office:value="28168.5486767486" calcext:value-type="float">
            <text:p>28168.5486767486</text:p>
          </table:table-cell>
          <table:table-cell office:value-type="float" office:value="28218.7868620038" calcext:value-type="float">
            <text:p>28218.7868620038</text:p>
          </table:table-cell>
          <table:table-cell office:value-type="float" office:value="27284.9621928166" calcext:value-type="float">
            <text:p>27284.9621928166</text:p>
          </table:table-cell>
          <table:table-cell office:value-type="float" office:value="26867.4154064272" calcext:value-type="float">
            <text:p>26867.4154064272</text:p>
          </table:table-cell>
          <table:table-cell table:number-columns-repeated="984"/>
        </table:table-row>
        <table:table-row table:style-name="ro1">
          <table:table-cell office:value-type="float" office:value="29365.3123818526" calcext:value-type="float">
            <text:p>29365.3123818526</text:p>
          </table:table-cell>
          <table:table-cell office:value-type="float" office:value="31197.8241965974" calcext:value-type="float">
            <text:p>31197.8241965974</text:p>
          </table:table-cell>
          <table:table-cell office:value-type="float" office:value="30543.0486767486" calcext:value-type="float">
            <text:p>30543.0486767486</text:p>
          </table:table-cell>
          <table:table-cell office:value-type="float" office:value="32875.4475425331" calcext:value-type="float">
            <text:p>32875.4475425331</text:p>
          </table:table-cell>
          <table:table-cell office:value-type="float" office:value="28519.8038752363" calcext:value-type="float">
            <text:p>28519.8038752363</text:p>
          </table:table-cell>
          <table:table-cell office:value-type="float" office:value="30107.8189981096" calcext:value-type="float">
            <text:p>30107.8189981096</text:p>
          </table:table-cell>
          <table:table-cell office:value-type="float" office:value="27520.3137996219" calcext:value-type="float">
            <text:p>27520.3137996219</text:p>
          </table:table-cell>
          <table:table-cell office:value-type="float" office:value="29284.6753308129" calcext:value-type="float">
            <text:p>29284.6753308129</text:p>
          </table:table-cell>
          <table:table-cell office:value-type="float" office:value="23738.7164461248" calcext:value-type="float">
            <text:p>23738.7164461248</text:p>
          </table:table-cell>
          <table:table-cell office:value-type="float" office:value="21594.7036862004" calcext:value-type="float">
            <text:p>21594.7036862004</text:p>
          </table:table-cell>
          <table:table-cell office:value-type="float" office:value="14034.9168241966" calcext:value-type="float">
            <text:p>14034.9168241966</text:p>
          </table:table-cell>
          <table:table-cell office:value-type="float" office:value="11527.7334593573" calcext:value-type="float">
            <text:p>11527.7334593573</text:p>
          </table:table-cell>
          <table:table-cell office:value-type="float" office:value="2947.24669187146" calcext:value-type="float">
            <text:p>2947.24669187146</text:p>
          </table:table-cell>
          <table:table-cell office:value-type="float" office:value="2124.33223062382" calcext:value-type="float">
            <text:p>2124.33223062382</text:p>
          </table:table-cell>
          <table:table-cell office:value-type="float" office:value="1110.73251417769" calcext:value-type="float">
            <text:p>1110.73251417769</text:p>
          </table:table-cell>
          <table:table-cell office:value-type="float" office:value="1132.96313799622" calcext:value-type="float">
            <text:p>1132.96313799622</text:p>
          </table:table-cell>
          <table:table-cell office:value-type="float" office:value="1100.36956521739" calcext:value-type="float">
            <text:p>1100.36956521739</text:p>
          </table:table-cell>
          <table:table-cell office:value-type="float" office:value="1118.33837429112" calcext:value-type="float">
            <text:p>1118.33837429112</text:p>
          </table:table-cell>
          <table:table-cell office:value-type="float" office:value="1022.78827977316" calcext:value-type="float">
            <text:p>1022.78827977316</text:p>
          </table:table-cell>
          <table:table-cell office:value-type="float" office:value="1038.9881852552" calcext:value-type="float">
            <text:p>1038.9881852552</text:p>
          </table:table-cell>
          <table:table-cell office:value-type="float" office:value="2947.6190926276" calcext:value-type="float">
            <text:p>2947.6190926276</text:p>
          </table:table-cell>
          <table:table-cell office:value-type="float" office:value="3137.57466918715" calcext:value-type="float">
            <text:p>3137.57466918715</text:p>
          </table:table-cell>
          <table:table-cell office:value-type="float" office:value="3415.38799621928" calcext:value-type="float">
            <text:p>3415.38799621928</text:p>
          </table:table-cell>
          <table:table-cell office:value-type="float" office:value="3669.31852551985" calcext:value-type="float">
            <text:p>3669.31852551985</text:p>
          </table:table-cell>
          <table:table-cell office:value-type="float" office:value="3830.77835538752" calcext:value-type="float">
            <text:p>3830.77835538752</text:p>
          </table:table-cell>
          <table:table-cell office:value-type="float" office:value="3933.11200378072" calcext:value-type="float">
            <text:p>3933.11200378072</text:p>
          </table:table-cell>
          <table:table-cell office:value-type="float" office:value="5066.07277882798" calcext:value-type="float">
            <text:p>5066.07277882798</text:p>
          </table:table-cell>
          <table:table-cell office:value-type="float" office:value="5113.84262759924" calcext:value-type="float">
            <text:p>5113.84262759924</text:p>
          </table:table-cell>
          <table:table-cell office:value-type="float" office:value="6343.16020793951" calcext:value-type="float">
            <text:p>6343.16020793951</text:p>
          </table:table-cell>
          <table:table-cell office:value-type="float" office:value="6602.24527410208" calcext:value-type="float">
            <text:p>6602.24527410208</text:p>
          </table:table-cell>
          <table:table-cell office:value-type="float" office:value="13133.5869565217" calcext:value-type="float">
            <text:p>13133.5869565217</text:p>
          </table:table-cell>
          <table:table-cell office:value-type="float" office:value="13964.1077504726" calcext:value-type="float">
            <text:p>13964.1077504726</text:p>
          </table:table-cell>
          <table:table-cell office:value-type="float" office:value="23137.7121928166" calcext:value-type="float">
            <text:p>23137.7121928166</text:p>
          </table:table-cell>
          <table:table-cell office:value-type="float" office:value="22743.6828922495" calcext:value-type="float">
            <text:p>22743.6828922495</text:p>
          </table:table-cell>
          <table:table-cell office:value-type="float" office:value="25386.7882797732" calcext:value-type="float">
            <text:p>25386.7882797732</text:p>
          </table:table-cell>
          <table:table-cell office:value-type="float" office:value="25229.4933837429" calcext:value-type="float">
            <text:p>25229.4933837429</text:p>
          </table:table-cell>
          <table:table-cell office:value-type="float" office:value="28522.3034026465" calcext:value-type="float">
            <text:p>28522.3034026465</text:p>
          </table:table-cell>
          <table:table-cell office:value-type="float" office:value="28602.5496219282" calcext:value-type="float">
            <text:p>28602.5496219282</text:p>
          </table:table-cell>
          <table:table-cell office:value-type="float" office:value="27614.3246691871" calcext:value-type="float">
            <text:p>27614.3246691871</text:p>
          </table:table-cell>
          <table:table-cell office:value-type="float" office:value="27218.6498109641" calcext:value-type="float">
            <text:p>27218.6498109641</text:p>
          </table:table-cell>
          <table:table-cell table:number-columns-repeated="984"/>
        </table:table-row>
        <table:table-row table:style-name="ro1">
          <table:table-cell office:value-type="float" office:value="29601.1063327032" calcext:value-type="float">
            <text:p>29601.1063327032</text:p>
          </table:table-cell>
          <table:table-cell office:value-type="float" office:value="31462.9144612476" calcext:value-type="float">
            <text:p>31462.9144612476</text:p>
          </table:table-cell>
          <table:table-cell office:value-type="float" office:value="30775.6016068053" calcext:value-type="float">
            <text:p>30775.6016068053</text:p>
          </table:table-cell>
          <table:table-cell office:value-type="float" office:value="33108.5732514178" calcext:value-type="float">
            <text:p>33108.5732514178</text:p>
          </table:table-cell>
          <table:table-cell office:value-type="float" office:value="28712.5921550095" calcext:value-type="float">
            <text:p>28712.5921550095</text:p>
          </table:table-cell>
          <table:table-cell office:value-type="float" office:value="30301.2183364839" calcext:value-type="float">
            <text:p>30301.2183364839</text:p>
          </table:table-cell>
          <table:table-cell office:value-type="float" office:value="27704.0808128544" calcext:value-type="float">
            <text:p>27704.0808128544</text:p>
          </table:table-cell>
          <table:table-cell office:value-type="float" office:value="29499.9026465028" calcext:value-type="float">
            <text:p>29499.9026465028</text:p>
          </table:table-cell>
          <table:table-cell office:value-type="float" office:value="23966.8596408318" calcext:value-type="float">
            <text:p>23966.8596408318</text:p>
          </table:table-cell>
          <table:table-cell office:value-type="float" office:value="21767.715973535" calcext:value-type="float">
            <text:p>21767.715973535</text:p>
          </table:table-cell>
          <table:table-cell office:value-type="float" office:value="14092.2344045369" calcext:value-type="float">
            <text:p>14092.2344045369</text:p>
          </table:table-cell>
          <table:table-cell office:value-type="float" office:value="11552.6077504726" calcext:value-type="float">
            <text:p>11552.6077504726</text:p>
          </table:table-cell>
          <table:table-cell office:value-type="float" office:value="2955.62051039698" calcext:value-type="float">
            <text:p>2955.62051039698</text:p>
          </table:table-cell>
          <table:table-cell office:value-type="float" office:value="2122.79300567108" calcext:value-type="float">
            <text:p>2122.79300567108</text:p>
          </table:table-cell>
          <table:table-cell office:value-type="float" office:value="1114.15122873346" calcext:value-type="float">
            <text:p>1114.15122873346</text:p>
          </table:table-cell>
          <table:table-cell office:value-type="float" office:value="1135.99669187146" calcext:value-type="float">
            <text:p>1135.99669187146</text:p>
          </table:table-cell>
          <table:table-cell office:value-type="float" office:value="1102.15689981096" calcext:value-type="float">
            <text:p>1102.15689981096</text:p>
          </table:table-cell>
          <table:table-cell office:value-type="float" office:value="1122.40737240076" calcext:value-type="float">
            <text:p>1122.40737240076</text:p>
          </table:table-cell>
          <table:table-cell office:value-type="float" office:value="1027.17344045369" calcext:value-type="float">
            <text:p>1027.17344045369</text:p>
          </table:table-cell>
          <table:table-cell office:value-type="float" office:value="1042.32372400756" calcext:value-type="float">
            <text:p>1042.32372400756</text:p>
          </table:table-cell>
          <table:table-cell office:value-type="float" office:value="3038.29962192817" calcext:value-type="float">
            <text:p>3038.29962192817</text:p>
          </table:table-cell>
          <table:table-cell office:value-type="float" office:value="3233.9404536862" calcext:value-type="float">
            <text:p>3233.9404536862</text:p>
          </table:table-cell>
          <table:table-cell office:value-type="float" office:value="3509.61011342155" calcext:value-type="float">
            <text:p>3509.61011342155</text:p>
          </table:table-cell>
          <table:table-cell office:value-type="float" office:value="3777.9050094518" calcext:value-type="float">
            <text:p>3777.9050094518</text:p>
          </table:table-cell>
          <table:table-cell office:value-type="float" office:value="3947.56947069943" calcext:value-type="float">
            <text:p>3947.56947069943</text:p>
          </table:table-cell>
          <table:table-cell office:value-type="float" office:value="4044.1668241966" calcext:value-type="float">
            <text:p>4044.1668241966</text:p>
          </table:table-cell>
          <table:table-cell office:value-type="float" office:value="5223.00472589792" calcext:value-type="float">
            <text:p>5223.00472589792</text:p>
          </table:table-cell>
          <table:table-cell office:value-type="float" office:value="5268.07939508507" calcext:value-type="float">
            <text:p>5268.07939508507</text:p>
          </table:table-cell>
          <table:table-cell office:value-type="float" office:value="6555.16918714556" calcext:value-type="float">
            <text:p>6555.16918714556</text:p>
          </table:table-cell>
          <table:table-cell office:value-type="float" office:value="6808.56049149338" calcext:value-type="float">
            <text:p>6808.56049149338</text:p>
          </table:table-cell>
          <table:table-cell office:value-type="float" office:value="13543.3563327032" calcext:value-type="float">
            <text:p>13543.3563327032</text:p>
          </table:table-cell>
          <table:table-cell office:value-type="float" office:value="14336.7906427221" calcext:value-type="float">
            <text:p>14336.7906427221</text:p>
          </table:table-cell>
          <table:table-cell office:value-type="float" office:value="23576.797731569" calcext:value-type="float">
            <text:p>23576.797731569</text:p>
          </table:table-cell>
          <table:table-cell office:value-type="float" office:value="23106.6819470699" calcext:value-type="float">
            <text:p>23106.6819470699</text:p>
          </table:table-cell>
          <table:table-cell office:value-type="float" office:value="25706.2452741021" calcext:value-type="float">
            <text:p>25706.2452741021</text:p>
          </table:table-cell>
          <table:table-cell office:value-type="float" office:value="25513.643194707" calcext:value-type="float">
            <text:p>25513.643194707</text:p>
          </table:table-cell>
          <table:table-cell office:value-type="float" office:value="28847.9981096408" calcext:value-type="float">
            <text:p>28847.9981096408</text:p>
          </table:table-cell>
          <table:table-cell office:value-type="float" office:value="28915.5085066163" calcext:value-type="float">
            <text:p>28915.5085066163</text:p>
          </table:table-cell>
          <table:table-cell office:value-type="float" office:value="27926.120510397" calcext:value-type="float">
            <text:p>27926.120510397</text:p>
          </table:table-cell>
          <table:table-cell office:value-type="float" office:value="27504.370510397" calcext:value-type="float">
            <text:p>27504.370510397</text:p>
          </table:table-cell>
          <table:table-cell table:number-columns-repeated="984"/>
        </table:table-row>
        <table:table-row table:style-name="ro1">
          <table:table-cell office:value-type="float" office:value="29906.263705104" calcext:value-type="float">
            <text:p>29906.263705104</text:p>
          </table:table-cell>
          <table:table-cell office:value-type="float" office:value="31819.4201323251" calcext:value-type="float">
            <text:p>31819.4201323251</text:p>
          </table:table-cell>
          <table:table-cell office:value-type="float" office:value="31064.8913043478" calcext:value-type="float">
            <text:p>31064.8913043478</text:p>
          </table:table-cell>
          <table:table-cell office:value-type="float" office:value="33432.6616257089" calcext:value-type="float">
            <text:p>33432.6616257089</text:p>
          </table:table-cell>
          <table:table-cell office:value-type="float" office:value="28982.7391304348" calcext:value-type="float">
            <text:p>28982.7391304348</text:p>
          </table:table-cell>
          <table:table-cell office:value-type="float" office:value="30627.8128544423" calcext:value-type="float">
            <text:p>30627.8128544423</text:p>
          </table:table-cell>
          <table:table-cell office:value-type="float" office:value="27960.6644612476" calcext:value-type="float">
            <text:p>27960.6644612476</text:p>
          </table:table-cell>
          <table:table-cell office:value-type="float" office:value="29791.6176748582" calcext:value-type="float">
            <text:p>29791.6176748582</text:p>
          </table:table-cell>
          <table:table-cell office:value-type="float" office:value="24245.5491493384" calcext:value-type="float">
            <text:p>24245.5491493384</text:p>
          </table:table-cell>
          <table:table-cell office:value-type="float" office:value="21967.7060491493" calcext:value-type="float">
            <text:p>21967.7060491493</text:p>
          </table:table-cell>
          <table:table-cell office:value-type="float" office:value="14176.1710775047" calcext:value-type="float">
            <text:p>14176.1710775047</text:p>
          </table:table-cell>
          <table:table-cell office:value-type="float" office:value="11584.3558601134" calcext:value-type="float">
            <text:p>11584.3558601134</text:p>
          </table:table-cell>
          <table:table-cell office:value-type="float" office:value="2969.18100189036" calcext:value-type="float">
            <text:p>2969.18100189036</text:p>
          </table:table-cell>
          <table:table-cell office:value-type="float" office:value="2128.09971644612" calcext:value-type="float">
            <text:p>2128.09971644612</text:p>
          </table:table-cell>
          <table:table-cell office:value-type="float" office:value="1118.76039697543" calcext:value-type="float">
            <text:p>1118.76039697543</text:p>
          </table:table-cell>
          <table:table-cell office:value-type="float" office:value="1141.53449905482" calcext:value-type="float">
            <text:p>1141.53449905482</text:p>
          </table:table-cell>
          <table:table-cell office:value-type="float" office:value="1107.71644612476" calcext:value-type="float">
            <text:p>1107.71644612476</text:p>
          </table:table-cell>
          <table:table-cell office:value-type="float" office:value="1125.41871455577" calcext:value-type="float">
            <text:p>1125.41871455577</text:p>
          </table:table-cell>
          <table:table-cell office:value-type="float" office:value="1030.69376181475" calcext:value-type="float">
            <text:p>1030.69376181475</text:p>
          </table:table-cell>
          <table:table-cell office:value-type="float" office:value="1045.59877126654" calcext:value-type="float">
            <text:p>1045.59877126654</text:p>
          </table:table-cell>
          <table:table-cell office:value-type="float" office:value="3153.03875236295" calcext:value-type="float">
            <text:p>3153.03875236295</text:p>
          </table:table-cell>
          <table:table-cell office:value-type="float" office:value="3364.61058601134" calcext:value-type="float">
            <text:p>3364.61058601134</text:p>
          </table:table-cell>
          <table:table-cell office:value-type="float" office:value="3654.21077504726" calcext:value-type="float">
            <text:p>3654.21077504726</text:p>
          </table:table-cell>
          <table:table-cell office:value-type="float" office:value="3926.25945179584" calcext:value-type="float">
            <text:p>3926.25945179584</text:p>
          </table:table-cell>
          <table:table-cell office:value-type="float" office:value="4103.32844990548" calcext:value-type="float">
            <text:p>4103.32844990548</text:p>
          </table:table-cell>
          <table:table-cell office:value-type="float" office:value="4201.87098298677" calcext:value-type="float">
            <text:p>4201.87098298677</text:p>
          </table:table-cell>
          <table:table-cell office:value-type="float" office:value="5425.24669187146" calcext:value-type="float">
            <text:p>5425.24669187146</text:p>
          </table:table-cell>
          <table:table-cell office:value-type="float" office:value="5474.46361058601" calcext:value-type="float">
            <text:p>5474.46361058601</text:p>
          </table:table-cell>
          <table:table-cell office:value-type="float" office:value="6794.18147448015" calcext:value-type="float">
            <text:p>6794.18147448015</text:p>
          </table:table-cell>
          <table:table-cell office:value-type="float" office:value="7048.22164461248" calcext:value-type="float">
            <text:p>7048.22164461248</text:p>
          </table:table-cell>
          <table:table-cell office:value-type="float" office:value="14017.5444234405" calcext:value-type="float">
            <text:p>14017.5444234405</text:p>
          </table:table-cell>
          <table:table-cell office:value-type="float" office:value="14768.5968809074" calcext:value-type="float">
            <text:p>14768.5968809074</text:p>
          </table:table-cell>
          <table:table-cell office:value-type="float" office:value="24128.9442344045" calcext:value-type="float">
            <text:p>24128.9442344045</text:p>
          </table:table-cell>
          <table:table-cell office:value-type="float" office:value="23534.6006616257" calcext:value-type="float">
            <text:p>23534.6006616257</text:p>
          </table:table-cell>
          <table:table-cell office:value-type="float" office:value="26108.9191871456" calcext:value-type="float">
            <text:p>26108.9191871456</text:p>
          </table:table-cell>
          <table:table-cell office:value-type="float" office:value="25915.7655954631" calcext:value-type="float">
            <text:p>25915.7655954631</text:p>
          </table:table-cell>
          <table:table-cell office:value-type="float" office:value="29231.4484877127" calcext:value-type="float">
            <text:p>29231.4484877127</text:p>
          </table:table-cell>
          <table:table-cell office:value-type="float" office:value="29321.8199432892" calcext:value-type="float">
            <text:p>29321.8199432892</text:p>
          </table:table-cell>
          <table:table-cell office:value-type="float" office:value="28306.331758034" calcext:value-type="float">
            <text:p>28306.331758034</text:p>
          </table:table-cell>
          <table:table-cell office:value-type="float" office:value="27868.8511342155" calcext:value-type="float">
            <text:p>27868.8511342155</text:p>
          </table:table-cell>
          <table:table-cell table:number-columns-repeated="984"/>
        </table:table-row>
        <table:table-row table:style-name="ro1">
          <table:table-cell office:value-type="float" office:value="30288.9102079395" calcext:value-type="float">
            <text:p>30288.9102079395</text:p>
          </table:table-cell>
          <table:table-cell office:value-type="float" office:value="32222.8766540643" calcext:value-type="float">
            <text:p>32222.8766540643</text:p>
          </table:table-cell>
          <table:table-cell office:value-type="float" office:value="31443.6020793951" calcext:value-type="float">
            <text:p>31443.6020793951</text:p>
          </table:table-cell>
          <table:table-cell office:value-type="float" office:value="33786.2178638941" calcext:value-type="float">
            <text:p>33786.2178638941</text:p>
          </table:table-cell>
          <table:table-cell office:value-type="float" office:value="29326.2216446125" calcext:value-type="float">
            <text:p>29326.2216446125</text:p>
          </table:table-cell>
          <table:table-cell office:value-type="float" office:value="30966.5458412098" calcext:value-type="float">
            <text:p>30966.5458412098</text:p>
          </table:table-cell>
          <table:table-cell office:value-type="float" office:value="28269.1280718337" calcext:value-type="float">
            <text:p>28269.1280718337</text:p>
          </table:table-cell>
          <table:table-cell office:value-type="float" office:value="30143.2334593573" calcext:value-type="float">
            <text:p>30143.2334593573</text:p>
          </table:table-cell>
          <table:table-cell office:value-type="float" office:value="24468.8837429112" calcext:value-type="float">
            <text:p>24468.8837429112</text:p>
          </table:table-cell>
          <table:table-cell office:value-type="float" office:value="22129.2915879017" calcext:value-type="float">
            <text:p>22129.2915879017</text:p>
          </table:table-cell>
          <table:table-cell office:value-type="float" office:value="14214.3402646503" calcext:value-type="float">
            <text:p>14214.3402646503</text:p>
          </table:table-cell>
          <table:table-cell office:value-type="float" office:value="11585.7268431002" calcext:value-type="float">
            <text:p>11585.7268431002</text:p>
          </table:table-cell>
          <table:table-cell office:value-type="float" office:value="2976.31947069943" calcext:value-type="float">
            <text:p>2976.31947069943</text:p>
          </table:table-cell>
          <table:table-cell office:value-type="float" office:value="2130.26701323251" calcext:value-type="float">
            <text:p>2130.26701323251</text:p>
          </table:table-cell>
          <table:table-cell office:value-type="float" office:value="1124.97164461248" calcext:value-type="float">
            <text:p>1124.97164461248</text:p>
          </table:table-cell>
          <table:table-cell office:value-type="float" office:value="1143.52173913043" calcext:value-type="float">
            <text:p>1143.52173913043</text:p>
          </table:table-cell>
          <table:table-cell office:value-type="float" office:value="1108.96880907372" calcext:value-type="float">
            <text:p>1108.96880907372</text:p>
          </table:table-cell>
          <table:table-cell office:value-type="float" office:value="1129.89744801512" calcext:value-type="float">
            <text:p>1129.89744801512</text:p>
          </table:table-cell>
          <table:table-cell office:value-type="float" office:value="1031.60066162571" calcext:value-type="float">
            <text:p>1031.60066162571</text:p>
          </table:table-cell>
          <table:table-cell office:value-type="float" office:value="1047.12145557656" calcext:value-type="float">
            <text:p>1047.12145557656</text:p>
          </table:table-cell>
          <table:table-cell office:value-type="float" office:value="3244.04536862004" calcext:value-type="float">
            <text:p>3244.04536862004</text:p>
          </table:table-cell>
          <table:table-cell office:value-type="float" office:value="3464.12145557656" calcext:value-type="float">
            <text:p>3464.12145557656</text:p>
          </table:table-cell>
          <table:table-cell office:value-type="float" office:value="3757.50519848771" calcext:value-type="float">
            <text:p>3757.50519848771</text:p>
          </table:table-cell>
          <table:table-cell office:value-type="float" office:value="4040.5775047259" calcext:value-type="float">
            <text:p>4040.5775047259</text:p>
          </table:table-cell>
          <table:table-cell office:value-type="float" office:value="4225.26323251418" calcext:value-type="float">
            <text:p>4225.26323251418</text:p>
          </table:table-cell>
          <table:table-cell office:value-type="float" office:value="4322.98298676749" calcext:value-type="float">
            <text:p>4322.98298676749</text:p>
          </table:table-cell>
          <table:table-cell office:value-type="float" office:value="5589.36672967864" calcext:value-type="float">
            <text:p>5589.36672967864</text:p>
          </table:table-cell>
          <table:table-cell office:value-type="float" office:value="5636.92674858223" calcext:value-type="float">
            <text:p>5636.92674858223</text:p>
          </table:table-cell>
          <table:table-cell office:value-type="float" office:value="6998.67013232514" calcext:value-type="float">
            <text:p>6998.67013232514</text:p>
          </table:table-cell>
          <table:table-cell office:value-type="float" office:value="7256.03402646503" calcext:value-type="float">
            <text:p>7256.03402646503</text:p>
          </table:table-cell>
          <table:table-cell office:value-type="float" office:value="14416.70463138" calcext:value-type="float">
            <text:p>14416.70463138</text:p>
          </table:table-cell>
          <table:table-cell office:value-type="float" office:value="15126.3941398866" calcext:value-type="float">
            <text:p>15126.3941398866</text:p>
          </table:table-cell>
          <table:table-cell office:value-type="float" office:value="24538.8875236295" calcext:value-type="float">
            <text:p>24538.8875236295</text:p>
          </table:table-cell>
          <table:table-cell office:value-type="float" office:value="23861.1691871456" calcext:value-type="float">
            <text:p>23861.1691871456</text:p>
          </table:table-cell>
          <table:table-cell office:value-type="float" office:value="26397.4423440454" calcext:value-type="float">
            <text:p>26397.4423440454</text:p>
          </table:table-cell>
          <table:table-cell office:value-type="float" office:value="26181.561436673" calcext:value-type="float">
            <text:p>26181.561436673</text:p>
          </table:table-cell>
          <table:table-cell office:value-type="float" office:value="29516.9154064272" calcext:value-type="float">
            <text:p>29516.9154064272</text:p>
          </table:table-cell>
          <table:table-cell office:value-type="float" office:value="29593.786389414" calcext:value-type="float">
            <text:p>29593.786389414</text:p>
          </table:table-cell>
          <table:table-cell office:value-type="float" office:value="28573.2329867675" calcext:value-type="float">
            <text:p>28573.2329867675</text:p>
          </table:table-cell>
          <table:table-cell office:value-type="float" office:value="28122.2258979206" calcext:value-type="float">
            <text:p>28122.2258979206</text:p>
          </table:table-cell>
          <table:table-cell table:number-columns-repeated="984"/>
        </table:table-row>
        <table:table-row table:style-name="ro1">
          <table:table-cell office:value-type="float" office:value="30588.0581285444" calcext:value-type="float">
            <text:p>30588.0581285444</text:p>
          </table:table-cell>
          <table:table-cell office:value-type="float" office:value="32564.8894139887" calcext:value-type="float">
            <text:p>32564.8894139887</text:p>
          </table:table-cell>
          <table:table-cell office:value-type="float" office:value="31745.5770321361" calcext:value-type="float">
            <text:p>31745.5770321361</text:p>
          </table:table-cell>
          <table:table-cell office:value-type="float" office:value="34108.2032136106" calcext:value-type="float">
            <text:p>34108.2032136106</text:p>
          </table:table-cell>
          <table:table-cell office:value-type="float" office:value="29599.879489603" calcext:value-type="float">
            <text:p>29599.879489603</text:p>
          </table:table-cell>
          <table:table-cell office:value-type="float" office:value="31272.6332703214" calcext:value-type="float">
            <text:p>31272.6332703214</text:p>
          </table:table-cell>
          <table:table-cell office:value-type="float" office:value="28539.8275047259" calcext:value-type="float">
            <text:p>28539.8275047259</text:p>
          </table:table-cell>
          <table:table-cell office:value-type="float" office:value="30452.3813799622" calcext:value-type="float">
            <text:p>30452.3813799622</text:p>
          </table:table-cell>
          <table:table-cell office:value-type="float" office:value="24797.9853497164" calcext:value-type="float">
            <text:p>24797.9853497164</text:p>
          </table:table-cell>
          <table:table-cell office:value-type="float" office:value="22376.4376181474" calcext:value-type="float">
            <text:p>22376.4376181474</text:p>
          </table:table-cell>
          <table:table-cell office:value-type="float" office:value="14327.0217391304" calcext:value-type="float">
            <text:p>14327.0217391304</text:p>
          </table:table-cell>
          <table:table-cell office:value-type="float" office:value="11645.6734404537" calcext:value-type="float">
            <text:p>11645.6734404537</text:p>
          </table:table-cell>
          <table:table-cell office:value-type="float" office:value="2998.1072778828" calcext:value-type="float">
            <text:p>2998.1072778828</text:p>
          </table:table-cell>
          <table:table-cell office:value-type="float" office:value="2141.39461247637" calcext:value-type="float">
            <text:p>2141.39461247637</text:p>
          </table:table-cell>
          <table:table-cell office:value-type="float" office:value="1130.84593572779" calcext:value-type="float">
            <text:p>1130.84593572779</text:p>
          </table:table-cell>
          <table:table-cell office:value-type="float" office:value="1152.49149338374" calcext:value-type="float">
            <text:p>1152.49149338374</text:p>
          </table:table-cell>
          <table:table-cell office:value-type="float" office:value="1116.04584120983" calcext:value-type="float">
            <text:p>1116.04584120983</text:p>
          </table:table-cell>
          <table:table-cell office:value-type="float" office:value="1136.44565217391" calcext:value-type="float">
            <text:p>1136.44565217391</text:p>
          </table:table-cell>
          <table:table-cell office:value-type="float" office:value="1036.41351606805" calcext:value-type="float">
            <text:p>1036.41351606805</text:p>
          </table:table-cell>
          <table:table-cell office:value-type="float" office:value="1050.24149338374" calcext:value-type="float">
            <text:p>1050.24149338374</text:p>
          </table:table-cell>
          <table:table-cell office:value-type="float" office:value="3348.31947069943" calcext:value-type="float">
            <text:p>3348.31947069943</text:p>
          </table:table-cell>
          <table:table-cell office:value-type="float" office:value="3577.17202268431" calcext:value-type="float">
            <text:p>3577.17202268431</text:p>
          </table:table-cell>
          <table:table-cell office:value-type="float" office:value="3875.9702268431" calcext:value-type="float">
            <text:p>3875.9702268431</text:p>
          </table:table-cell>
          <table:table-cell office:value-type="float" office:value="4164.54631379962" calcext:value-type="float">
            <text:p>4164.54631379962</text:p>
          </table:table-cell>
          <table:table-cell office:value-type="float" office:value="4357.57986767486" calcext:value-type="float">
            <text:p>4357.57986767486</text:p>
          </table:table-cell>
          <table:table-cell office:value-type="float" office:value="4460.88988657845" calcext:value-type="float">
            <text:p>4460.88988657845</text:p>
          </table:table-cell>
          <table:table-cell office:value-type="float" office:value="5764.34168241966" calcext:value-type="float">
            <text:p>5764.34168241966</text:p>
          </table:table-cell>
          <table:table-cell office:value-type="float" office:value="5812.72211720227" calcext:value-type="float">
            <text:p>5812.72211720227</text:p>
          </table:table-cell>
          <table:table-cell office:value-type="float" office:value="7250.28827977316" calcext:value-type="float">
            <text:p>7250.28827977316</text:p>
          </table:table-cell>
          <table:table-cell office:value-type="float" office:value="7505.32419659735" calcext:value-type="float">
            <text:p>7505.32419659735</text:p>
          </table:table-cell>
          <table:table-cell office:value-type="float" office:value="14908.7948960302" calcext:value-type="float">
            <text:p>14908.7948960302</text:p>
          </table:table-cell>
          <table:table-cell office:value-type="float" office:value="15562.6153119093" calcext:value-type="float">
            <text:p>15562.6153119093</text:p>
          </table:table-cell>
          <table:table-cell office:value-type="float" office:value="25072.2684310019" calcext:value-type="float">
            <text:p>25072.2684310019</text:p>
          </table:table-cell>
          <table:table-cell office:value-type="float" office:value="24295.9229678639" calcext:value-type="float">
            <text:p>24295.9229678639</text:p>
          </table:table-cell>
          <table:table-cell office:value-type="float" office:value="26797.7533081285" calcext:value-type="float">
            <text:p>26797.7533081285</text:p>
          </table:table-cell>
          <table:table-cell office:value-type="float" office:value="26562.6323251418" calcext:value-type="float">
            <text:p>26562.6323251418</text:p>
          </table:table-cell>
          <table:table-cell office:value-type="float" office:value="29899.3076559546" calcext:value-type="float">
            <text:p>29899.3076559546</text:p>
          </table:table-cell>
          <table:table-cell office:value-type="float" office:value="29984.1862003781" calcext:value-type="float">
            <text:p>29984.1862003781</text:p>
          </table:table-cell>
          <table:table-cell office:value-type="float" office:value="28923.1034971645" calcext:value-type="float">
            <text:p>28923.1034971645</text:p>
          </table:table-cell>
          <table:table-cell office:value-type="float" office:value="28470.486294896" calcext:value-type="float">
            <text:p>28470.486294896</text:p>
          </table:table-cell>
          <table:table-cell table:number-columns-repeated="984"/>
        </table:table-row>
        <table:table-row table:style-name="ro1">
          <table:table-cell office:value-type="float" office:value="30950.4758979206" calcext:value-type="float">
            <text:p>30950.4758979206</text:p>
          </table:table-cell>
          <table:table-cell office:value-type="float" office:value="32967.6379962193" calcext:value-type="float">
            <text:p>32967.6379962193</text:p>
          </table:table-cell>
          <table:table-cell office:value-type="float" office:value="32107.7972589792" calcext:value-type="float">
            <text:p>32107.7972589792</text:p>
          </table:table-cell>
          <table:table-cell office:value-type="float" office:value="34509.1951795841" calcext:value-type="float">
            <text:p>34509.1951795841</text:p>
          </table:table-cell>
          <table:table-cell office:value-type="float" office:value="29951.2925330813" calcext:value-type="float">
            <text:p>29951.2925330813</text:p>
          </table:table-cell>
          <table:table-cell office:value-type="float" office:value="31635.4097353497" calcext:value-type="float">
            <text:p>31635.4097353497</text:p>
          </table:table-cell>
          <table:table-cell office:value-type="float" office:value="28883.0907372401" calcext:value-type="float">
            <text:p>28883.0907372401</text:p>
          </table:table-cell>
          <table:table-cell office:value-type="float" office:value="30808.8052930057" calcext:value-type="float">
            <text:p>30808.8052930057</text:p>
          </table:table-cell>
          <table:table-cell office:value-type="float" office:value="25040.1030245747" calcext:value-type="float">
            <text:p>25040.1030245747</text:p>
          </table:table-cell>
          <table:table-cell office:value-type="float" office:value="22549.261342155" calcext:value-type="float">
            <text:p>22549.261342155</text:p>
          </table:table-cell>
          <table:table-cell office:value-type="float" office:value="14390.6961247637" calcext:value-type="float">
            <text:p>14390.6961247637</text:p>
          </table:table-cell>
          <table:table-cell office:value-type="float" office:value="11653.011342155" calcext:value-type="float">
            <text:p>11653.011342155</text:p>
          </table:table-cell>
          <table:table-cell office:value-type="float" office:value="3009.1252362949" calcext:value-type="float">
            <text:p>3009.1252362949</text:p>
          </table:table-cell>
          <table:table-cell office:value-type="float" office:value="2142.81001890359" calcext:value-type="float">
            <text:p>2142.81001890359</text:p>
          </table:table-cell>
          <table:table-cell office:value-type="float" office:value="1134.81947069943" calcext:value-type="float">
            <text:p>1134.81947069943</text:p>
          </table:table-cell>
          <table:table-cell office:value-type="float" office:value="1156.10160680529" calcext:value-type="float">
            <text:p>1156.10160680529</text:p>
          </table:table-cell>
          <table:table-cell office:value-type="float" office:value="1118.49763705104" calcext:value-type="float">
            <text:p>1118.49763705104</text:p>
          </table:table-cell>
          <table:table-cell office:value-type="float" office:value="1141.26134215501" calcext:value-type="float">
            <text:p>1141.26134215501</text:p>
          </table:table-cell>
          <table:table-cell office:value-type="float" office:value="1038.55623818526" calcext:value-type="float">
            <text:p>1038.55623818526</text:p>
          </table:table-cell>
          <table:table-cell office:value-type="float" office:value="1056.29584120983" calcext:value-type="float">
            <text:p>1056.29584120983</text:p>
          </table:table-cell>
          <table:table-cell office:value-type="float" office:value="3380.43714555766" calcext:value-type="float">
            <text:p>3380.43714555766</text:p>
          </table:table-cell>
          <table:table-cell office:value-type="float" office:value="3610.62192816635" calcext:value-type="float">
            <text:p>3610.62192816635</text:p>
          </table:table-cell>
          <table:table-cell office:value-type="float" office:value="3912.18100189036" calcext:value-type="float">
            <text:p>3912.18100189036</text:p>
          </table:table-cell>
          <table:table-cell office:value-type="float" office:value="4200.59262759924" calcext:value-type="float">
            <text:p>4200.59262759924</text:p>
          </table:table-cell>
          <table:table-cell office:value-type="float" office:value="4398.45888468809" calcext:value-type="float">
            <text:p>4398.45888468809</text:p>
          </table:table-cell>
          <table:table-cell office:value-type="float" office:value="4495.03071833648" calcext:value-type="float">
            <text:p>4495.03071833648</text:p>
          </table:table-cell>
          <table:table-cell office:value-type="float" office:value="5812.78071833648" calcext:value-type="float">
            <text:p>5812.78071833648</text:p>
          </table:table-cell>
          <table:table-cell office:value-type="float" office:value="5863.86767485822" calcext:value-type="float">
            <text:p>5863.86767485822</text:p>
          </table:table-cell>
          <table:table-cell office:value-type="float" office:value="7472.22258979206" calcext:value-type="float">
            <text:p>7472.22258979206</text:p>
          </table:table-cell>
          <table:table-cell office:value-type="float" office:value="7715.5236294896" calcext:value-type="float">
            <text:p>7715.5236294896</text:p>
          </table:table-cell>
          <table:table-cell office:value-type="float" office:value="15316.1923440454" calcext:value-type="float">
            <text:p>15316.1923440454</text:p>
          </table:table-cell>
          <table:table-cell office:value-type="float" office:value="15932.4300567108" calcext:value-type="float">
            <text:p>15932.4300567108</text:p>
          </table:table-cell>
          <table:table-cell office:value-type="float" office:value="25488.5160680529" calcext:value-type="float">
            <text:p>25488.5160680529</text:p>
          </table:table-cell>
          <table:table-cell office:value-type="float" office:value="24626.3946124764" calcext:value-type="float">
            <text:p>24626.3946124764</text:p>
          </table:table-cell>
          <table:table-cell office:value-type="float" office:value="27094.2051039698" calcext:value-type="float">
            <text:p>27094.2051039698</text:p>
          </table:table-cell>
          <table:table-cell office:value-type="float" office:value="26843.0274102079" calcext:value-type="float">
            <text:p>26843.0274102079</text:p>
          </table:table-cell>
          <table:table-cell office:value-type="float" office:value="30165.5203213611" calcext:value-type="float">
            <text:p>30165.5203213611</text:p>
          </table:table-cell>
          <table:table-cell office:value-type="float" office:value="30258.0085066163" calcext:value-type="float">
            <text:p>30258.0085066163</text:p>
          </table:table-cell>
          <table:table-cell office:value-type="float" office:value="29194.9891304348" calcext:value-type="float">
            <text:p>29194.9891304348</text:p>
          </table:table-cell>
          <table:table-cell office:value-type="float" office:value="28707.4078449905" calcext:value-type="float">
            <text:p>28707.4078449905</text:p>
          </table:table-cell>
          <table:table-cell table:number-columns-repeated="984"/>
        </table:table-row>
        <table:table-row table:style-name="ro1">
          <table:table-cell office:value-type="float" office:value="31151.1058601134" calcext:value-type="float">
            <text:p>31151.1058601134</text:p>
          </table:table-cell>
          <table:table-cell office:value-type="float" office:value="33180.3648393195" calcext:value-type="float">
            <text:p>33180.3648393195</text:p>
          </table:table-cell>
          <table:table-cell office:value-type="float" office:value="32299.9139886578" calcext:value-type="float">
            <text:p>32299.9139886578</text:p>
          </table:table-cell>
          <table:table-cell office:value-type="float" office:value="34698.2377126654" calcext:value-type="float">
            <text:p>34698.2377126654</text:p>
          </table:table-cell>
          <table:table-cell office:value-type="float" office:value="30119.109168242" calcext:value-type="float">
            <text:p>30119.109168242</text:p>
          </table:table-cell>
          <table:table-cell office:value-type="float" office:value="31827.3241965974" calcext:value-type="float">
            <text:p>31827.3241965974</text:p>
          </table:table-cell>
          <table:table-cell office:value-type="float" office:value="29037.8237240076" calcext:value-type="float">
            <text:p>29037.8237240076</text:p>
          </table:table-cell>
          <table:table-cell office:value-type="float" office:value="31006.8218336484" calcext:value-type="float">
            <text:p>31006.8218336484</text:p>
          </table:table-cell>
          <table:table-cell office:value-type="float" office:value="25177.8757088847" calcext:value-type="float">
            <text:p>25177.8757088847</text:p>
          </table:table-cell>
          <table:table-cell office:value-type="float" office:value="22640.097826087" calcext:value-type="float">
            <text:p>22640.097826087</text:p>
          </table:table-cell>
          <table:table-cell office:value-type="float" office:value="14389.9206049149" calcext:value-type="float">
            <text:p>14389.9206049149</text:p>
          </table:table-cell>
          <table:table-cell office:value-type="float" office:value="11624.2296786389" calcext:value-type="float">
            <text:p>11624.2296786389</text:p>
          </table:table-cell>
          <table:table-cell office:value-type="float" office:value="3005.37003780718" calcext:value-type="float">
            <text:p>3005.37003780718</text:p>
          </table:table-cell>
          <table:table-cell office:value-type="float" office:value="2135.81994328922" calcext:value-type="float">
            <text:p>2135.81994328922</text:p>
          </table:table-cell>
          <table:table-cell office:value-type="float" office:value="1137.46975425331" calcext:value-type="float">
            <text:p>1137.46975425331</text:p>
          </table:table-cell>
          <table:table-cell office:value-type="float" office:value="1157.84026465028" calcext:value-type="float">
            <text:p>1157.84026465028</text:p>
          </table:table-cell>
          <table:table-cell office:value-type="float" office:value="1117.7618147448" calcext:value-type="float">
            <text:p>1117.7618147448</text:p>
          </table:table-cell>
          <table:table-cell office:value-type="float" office:value="1139.68620037807" calcext:value-type="float">
            <text:p>1139.68620037807</text:p>
          </table:table-cell>
          <table:table-cell office:value-type="float" office:value="1039.69612476371" calcext:value-type="float">
            <text:p>1039.69612476371</text:p>
          </table:table-cell>
          <table:table-cell office:value-type="float" office:value="1056.06899810964" calcext:value-type="float">
            <text:p>1056.06899810964</text:p>
          </table:table-cell>
          <table:table-cell office:value-type="float" office:value="3502.4938563327" calcext:value-type="float">
            <text:p>3502.4938563327</text:p>
          </table:table-cell>
          <table:table-cell office:value-type="float" office:value="3741.05765595463" calcext:value-type="float">
            <text:p>3741.05765595463</text:p>
          </table:table-cell>
          <table:table-cell office:value-type="float" office:value="4050.88421550095" calcext:value-type="float">
            <text:p>4050.88421550095</text:p>
          </table:table-cell>
          <table:table-cell office:value-type="float" office:value="4340.5656899811" calcext:value-type="float">
            <text:p>4340.5656899811</text:p>
          </table:table-cell>
          <table:table-cell office:value-type="float" office:value="4552.39555765596" calcext:value-type="float">
            <text:p>4552.39555765596</text:p>
          </table:table-cell>
          <table:table-cell office:value-type="float" office:value="4650.00661625709" calcext:value-type="float">
            <text:p>4650.00661625709</text:p>
          </table:table-cell>
          <table:table-cell office:value-type="float" office:value="6019.50945179584" calcext:value-type="float">
            <text:p>6019.50945179584</text:p>
          </table:table-cell>
          <table:table-cell office:value-type="float" office:value="6070.17816635161" calcext:value-type="float">
            <text:p>6070.17816635161</text:p>
          </table:table-cell>
          <table:table-cell office:value-type="float" office:value="7696.95274102079" calcext:value-type="float">
            <text:p>7696.95274102079</text:p>
          </table:table-cell>
          <table:table-cell office:value-type="float" office:value="7928.1488657845" calcext:value-type="float">
            <text:p>7928.1488657845</text:p>
          </table:table-cell>
          <table:table-cell office:value-type="float" office:value="15743.7547258979" calcext:value-type="float">
            <text:p>15743.7547258979</text:p>
          </table:table-cell>
          <table:table-cell office:value-type="float" office:value="16299.7755198488" calcext:value-type="float">
            <text:p>16299.7755198488</text:p>
          </table:table-cell>
          <table:table-cell office:value-type="float" office:value="25912.4881852552" calcext:value-type="float">
            <text:p>25912.4881852552</text:p>
          </table:table-cell>
          <table:table-cell office:value-type="float" office:value="24951.4220226843" calcext:value-type="float">
            <text:p>24951.4220226843</text:p>
          </table:table-cell>
          <table:table-cell office:value-type="float" office:value="27388.6224007561" calcext:value-type="float">
            <text:p>27388.6224007561</text:p>
          </table:table-cell>
          <table:table-cell office:value-type="float" office:value="27095.0425330813" calcext:value-type="float">
            <text:p>27095.0425330813</text:p>
          </table:table-cell>
          <table:table-cell office:value-type="float" office:value="30419.6049149338" calcext:value-type="float">
            <text:p>30419.6049149338</text:p>
          </table:table-cell>
          <table:table-cell office:value-type="float" office:value="30537.7528355388" calcext:value-type="float">
            <text:p>30537.7528355388</text:p>
          </table:table-cell>
          <table:table-cell office:value-type="float" office:value="29422.3662570889" calcext:value-type="float">
            <text:p>29422.3662570889</text:p>
          </table:table-cell>
          <table:table-cell office:value-type="float" office:value="28934.3449905482" calcext:value-type="float">
            <text:p>28934.3449905482</text:p>
          </table:table-cell>
          <table:table-cell table:number-columns-repeated="984"/>
        </table:table-row>
        <table:table-row table:style-name="ro1">
          <table:table-cell office:value-type="float" office:value="31422.5170132325" calcext:value-type="float">
            <text:p>31422.5170132325</text:p>
          </table:table-cell>
          <table:table-cell office:value-type="float" office:value="33492.6384688091" calcext:value-type="float">
            <text:p>33492.6384688091</text:p>
          </table:table-cell>
          <table:table-cell office:value-type="float" office:value="32554.8322306238" calcext:value-type="float">
            <text:p>32554.8322306238</text:p>
          </table:table-cell>
          <table:table-cell office:value-type="float" office:value="34960.6994328923" calcext:value-type="float">
            <text:p>34960.6994328923</text:p>
          </table:table-cell>
          <table:table-cell office:value-type="float" office:value="30365.7603969754" calcext:value-type="float">
            <text:p>30365.7603969754</text:p>
          </table:table-cell>
          <table:table-cell office:value-type="float" office:value="32085.1847826087" calcext:value-type="float">
            <text:p>32085.1847826087</text:p>
          </table:table-cell>
          <table:table-cell office:value-type="float" office:value="29276.2764650284" calcext:value-type="float">
            <text:p>29276.2764650284</text:p>
          </table:table-cell>
          <table:table-cell office:value-type="float" office:value="31270.3076559546" calcext:value-type="float">
            <text:p>31270.3076559546</text:p>
          </table:table-cell>
          <table:table-cell office:value-type="float" office:value="25507.0581285444" calcext:value-type="float">
            <text:p>25507.0581285444</text:p>
          </table:table-cell>
          <table:table-cell office:value-type="float" office:value="22885.1257088847" calcext:value-type="float">
            <text:p>22885.1257088847</text:p>
          </table:table-cell>
          <table:table-cell office:value-type="float" office:value="14508.6058601134" calcext:value-type="float">
            <text:p>14508.6058601134</text:p>
          </table:table-cell>
          <table:table-cell office:value-type="float" office:value="11692.2618147448" calcext:value-type="float">
            <text:p>11692.2618147448</text:p>
          </table:table-cell>
          <table:table-cell office:value-type="float" office:value="3025.33695652174" calcext:value-type="float">
            <text:p>3025.33695652174</text:p>
          </table:table-cell>
          <table:table-cell office:value-type="float" office:value="2148.24716446125" calcext:value-type="float">
            <text:p>2148.24716446125</text:p>
          </table:table-cell>
          <table:table-cell office:value-type="float" office:value="1143.64083175803" calcext:value-type="float">
            <text:p>1143.64083175803</text:p>
          </table:table-cell>
          <table:table-cell office:value-type="float" office:value="1163.72873345936" calcext:value-type="float">
            <text:p>1163.72873345936</text:p>
          </table:table-cell>
          <table:table-cell office:value-type="float" office:value="1124.04017013233" calcext:value-type="float">
            <text:p>1124.04017013233</text:p>
          </table:table-cell>
          <table:table-cell office:value-type="float" office:value="1147.70368620038" calcext:value-type="float">
            <text:p>1147.70368620038</text:p>
          </table:table-cell>
          <table:table-cell office:value-type="float" office:value="1043.29914933837" calcext:value-type="float">
            <text:p>1043.29914933837</text:p>
          </table:table-cell>
          <table:table-cell office:value-type="float" office:value="1061.51465028355" calcext:value-type="float">
            <text:p>1061.51465028355</text:p>
          </table:table-cell>
          <table:table-cell office:value-type="float" office:value="3638.32372400756" calcext:value-type="float">
            <text:p>3638.32372400756</text:p>
          </table:table-cell>
          <table:table-cell office:value-type="float" office:value="3892.3747637051" calcext:value-type="float">
            <text:p>3892.3747637051</text:p>
          </table:table-cell>
          <table:table-cell office:value-type="float" office:value="4209.91398865785" calcext:value-type="float">
            <text:p>4209.91398865785</text:p>
          </table:table-cell>
          <table:table-cell office:value-type="float" office:value="4514.2263705104" calcext:value-type="float">
            <text:p>4514.2263705104</text:p>
          </table:table-cell>
          <table:table-cell office:value-type="float" office:value="4737.46266540643" calcext:value-type="float">
            <text:p>4737.46266540643</text:p>
          </table:table-cell>
          <table:table-cell office:value-type="float" office:value="4831.47684310019" calcext:value-type="float">
            <text:p>4831.47684310019</text:p>
          </table:table-cell>
          <table:table-cell office:value-type="float" office:value="6257.46030245747" calcext:value-type="float">
            <text:p>6257.46030245747</text:p>
          </table:table-cell>
          <table:table-cell office:value-type="float" office:value="6304.07041587902" calcext:value-type="float">
            <text:p>6304.07041587902</text:p>
          </table:table-cell>
          <table:table-cell office:value-type="float" office:value="7790.25047258979" calcext:value-type="float">
            <text:p>7790.25047258979</text:p>
          </table:table-cell>
          <table:table-cell office:value-type="float" office:value="8008.952268431" calcext:value-type="float">
            <text:p>8008.952268431</text:p>
          </table:table-cell>
          <table:table-cell office:value-type="float" office:value="15890.806710775" calcext:value-type="float">
            <text:p>15890.806710775</text:p>
          </table:table-cell>
          <table:table-cell office:value-type="float" office:value="16393.1162570889" calcext:value-type="float">
            <text:p>16393.1162570889</text:p>
          </table:table-cell>
          <table:table-cell office:value-type="float" office:value="25897.1564272212" calcext:value-type="float">
            <text:p>25897.1564272212</text:p>
          </table:table-cell>
          <table:table-cell office:value-type="float" office:value="24861.1228733459" calcext:value-type="float">
            <text:p>24861.1228733459</text:p>
          </table:table-cell>
          <table:table-cell office:value-type="float" office:value="27225.5604914934" calcext:value-type="float">
            <text:p>27225.5604914934</text:p>
          </table:table-cell>
          <table:table-cell office:value-type="float" office:value="26922.3464083176" calcext:value-type="float">
            <text:p>26922.3464083176</text:p>
          </table:table-cell>
          <table:table-cell office:value-type="float" office:value="30189.6616257089" calcext:value-type="float">
            <text:p>30189.6616257089</text:p>
          </table:table-cell>
          <table:table-cell office:value-type="float" office:value="30301.7258979206" calcext:value-type="float">
            <text:p>30301.7258979206</text:p>
          </table:table-cell>
          <table:table-cell office:value-type="float" office:value="29180.0425330813" calcext:value-type="float">
            <text:p>29180.0425330813</text:p>
          </table:table-cell>
          <table:table-cell office:value-type="float" office:value="28705.5642722117" calcext:value-type="float">
            <text:p>28705.5642722117</text:p>
          </table:table-cell>
          <table:table-cell table:number-columns-repeated="984"/>
        </table:table-row>
        <table:table-row table:style-name="ro1">
          <table:table-cell office:value-type="float" office:value="31679.6413043478" calcext:value-type="float">
            <text:p>31679.6413043478</text:p>
          </table:table-cell>
          <table:table-cell office:value-type="float" office:value="33773.1266540643" calcext:value-type="float">
            <text:p>33773.1266540643</text:p>
          </table:table-cell>
          <table:table-cell office:value-type="float" office:value="32827.0207939509" calcext:value-type="float">
            <text:p>32827.0207939509</text:p>
          </table:table-cell>
          <table:table-cell office:value-type="float" office:value="35239.7580340265" calcext:value-type="float">
            <text:p>35239.7580340265</text:p>
          </table:table-cell>
          <table:table-cell office:value-type="float" office:value="30607.8601134216" calcext:value-type="float">
            <text:p>30607.8601134216</text:p>
          </table:table-cell>
          <table:table-cell office:value-type="float" office:value="32341.3369565217" calcext:value-type="float">
            <text:p>32341.3369565217</text:p>
          </table:table-cell>
          <table:table-cell office:value-type="float" office:value="29513.5543478261" calcext:value-type="float">
            <text:p>29513.5543478261</text:p>
          </table:table-cell>
          <table:table-cell office:value-type="float" office:value="31534.5997164461" calcext:value-type="float">
            <text:p>31534.5997164461</text:p>
          </table:table-cell>
          <table:table-cell office:value-type="float" office:value="25721.3171077505" calcext:value-type="float">
            <text:p>25721.3171077505</text:p>
          </table:table-cell>
          <table:table-cell office:value-type="float" office:value="23028.2211720227" calcext:value-type="float">
            <text:p>23028.2211720227</text:p>
          </table:table-cell>
          <table:table-cell office:value-type="float" office:value="14532.4243856333" calcext:value-type="float">
            <text:p>14532.4243856333</text:p>
          </table:table-cell>
          <table:table-cell office:value-type="float" office:value="11687.2958412098" calcext:value-type="float">
            <text:p>11687.2958412098</text:p>
          </table:table-cell>
          <table:table-cell office:value-type="float" office:value="3029.40926275992" calcext:value-type="float">
            <text:p>3029.40926275992</text:p>
          </table:table-cell>
          <table:table-cell office:value-type="float" office:value="2150.64224952741" calcext:value-type="float">
            <text:p>2150.64224952741</text:p>
          </table:table-cell>
          <table:table-cell office:value-type="float" office:value="1144.76559546314" calcext:value-type="float">
            <text:p>1144.76559546314</text:p>
          </table:table-cell>
          <table:table-cell office:value-type="float" office:value="1167.40359168242" calcext:value-type="float">
            <text:p>1167.40359168242</text:p>
          </table:table-cell>
          <table:table-cell office:value-type="float" office:value="1128.08742911153" calcext:value-type="float">
            <text:p>1128.08742911153</text:p>
          </table:table-cell>
          <table:table-cell office:value-type="float" office:value="1151.12996219282" calcext:value-type="float">
            <text:p>1151.12996219282</text:p>
          </table:table-cell>
          <table:table-cell office:value-type="float" office:value="1046.04300567108" calcext:value-type="float">
            <text:p>1046.04300567108</text:p>
          </table:table-cell>
          <table:table-cell office:value-type="float" office:value="1065.31899810964" calcext:value-type="float">
            <text:p>1065.31899810964</text:p>
          </table:table-cell>
          <table:table-cell office:value-type="float" office:value="3744.21030245747" calcext:value-type="float">
            <text:p>3744.21030245747</text:p>
          </table:table-cell>
          <table:table-cell office:value-type="float" office:value="4006.48582230624" calcext:value-type="float">
            <text:p>4006.48582230624</text:p>
          </table:table-cell>
          <table:table-cell office:value-type="float" office:value="4328.90642722117" calcext:value-type="float">
            <text:p>4328.90642722117</text:p>
          </table:table-cell>
          <table:table-cell office:value-type="float" office:value="4636.91965973535" calcext:value-type="float">
            <text:p>4636.91965973535</text:p>
          </table:table-cell>
          <table:table-cell office:value-type="float" office:value="4865.96597353497" calcext:value-type="float">
            <text:p>4865.96597353497</text:p>
          </table:table-cell>
          <table:table-cell office:value-type="float" office:value="4962.93761814745" calcext:value-type="float">
            <text:p>4962.93761814745</text:p>
          </table:table-cell>
          <table:table-cell office:value-type="float" office:value="6431.68950850662" calcext:value-type="float">
            <text:p>6431.68950850662</text:p>
          </table:table-cell>
          <table:table-cell office:value-type="float" office:value="6484.83648393195" calcext:value-type="float">
            <text:p>6484.83648393195</text:p>
          </table:table-cell>
          <table:table-cell office:value-type="float" office:value="8193.53686200378" calcext:value-type="float">
            <text:p>8193.53686200378</text:p>
          </table:table-cell>
          <table:table-cell office:value-type="float" office:value="8405.85491493384" calcext:value-type="float">
            <text:p>8405.85491493384</text:p>
          </table:table-cell>
          <table:table-cell office:value-type="float" office:value="16664.9640831758" calcext:value-type="float">
            <text:p>16664.9640831758</text:p>
          </table:table-cell>
          <table:table-cell office:value-type="float" office:value="17121.797731569" calcext:value-type="float">
            <text:p>17121.797731569</text:p>
          </table:table-cell>
          <table:table-cell office:value-type="float" office:value="26870.4697542533" calcext:value-type="float">
            <text:p>26870.4697542533</text:p>
          </table:table-cell>
          <table:table-cell office:value-type="float" office:value="25700.8166351607" calcext:value-type="float">
            <text:p>25700.8166351607</text:p>
          </table:table-cell>
          <table:table-cell office:value-type="float" office:value="28092.8355387524" calcext:value-type="float">
            <text:p>28092.8355387524</text:p>
          </table:table-cell>
          <table:table-cell office:value-type="float" office:value="27767.3038752363" calcext:value-type="float">
            <text:p>27767.3038752363</text:p>
          </table:table-cell>
          <table:table-cell office:value-type="float" office:value="31076.3738185255" calcext:value-type="float">
            <text:p>31076.3738185255</text:p>
          </table:table-cell>
          <table:table-cell office:value-type="float" office:value="31225.1361058601" calcext:value-type="float">
            <text:p>31225.1361058601</text:p>
          </table:table-cell>
          <table:table-cell office:value-type="float" office:value="30020.7849716446" calcext:value-type="float">
            <text:p>30020.7849716446</text:p>
          </table:table-cell>
          <table:table-cell office:value-type="float" office:value="29532.7164461248" calcext:value-type="float">
            <text:p>29532.7164461248</text:p>
          </table:table-cell>
          <table:table-cell table:number-columns-repeated="984"/>
        </table:table-row>
        <table:table-row table:style-name="ro1">
          <table:table-cell office:value-type="float" office:value="31974.2580340265" calcext:value-type="float">
            <text:p>31974.2580340265</text:p>
          </table:table-cell>
          <table:table-cell office:value-type="float" office:value="34085.6994328923" calcext:value-type="float">
            <text:p>34085.6994328923</text:p>
          </table:table-cell>
          <table:table-cell office:value-type="float" office:value="33122.6209829868" calcext:value-type="float">
            <text:p>33122.6209829868</text:p>
          </table:table-cell>
          <table:table-cell office:value-type="float" office:value="35513.1531190926" calcext:value-type="float">
            <text:p>35513.1531190926</text:p>
          </table:table-cell>
          <table:table-cell office:value-type="float" office:value="30866.1167296786" calcext:value-type="float">
            <text:p>30866.1167296786</text:p>
          </table:table-cell>
          <table:table-cell office:value-type="float" office:value="32606.8275047259" calcext:value-type="float">
            <text:p>32606.8275047259</text:p>
          </table:table-cell>
          <table:table-cell office:value-type="float" office:value="29760.8279773157" calcext:value-type="float">
            <text:p>29760.8279773157</text:p>
          </table:table-cell>
          <table:table-cell office:value-type="float" office:value="31816.6649338374" calcext:value-type="float">
            <text:p>31816.6649338374</text:p>
          </table:table-cell>
          <table:table-cell office:value-type="float" office:value="25821.0274102079" calcext:value-type="float">
            <text:p>25821.0274102079</text:p>
          </table:table-cell>
          <table:table-cell office:value-type="float" office:value="23061.8397920605" calcext:value-type="float">
            <text:p>23061.8397920605</text:p>
          </table:table-cell>
          <table:table-cell office:value-type="float" office:value="14498.2873345936" calcext:value-type="float">
            <text:p>14498.2873345936</text:p>
          </table:table-cell>
          <table:table-cell office:value-type="float" office:value="11619.6592627599" calcext:value-type="float">
            <text:p>11619.6592627599</text:p>
          </table:table-cell>
          <table:table-cell office:value-type="float" office:value="3020.48676748582" calcext:value-type="float">
            <text:p>3020.48676748582</text:p>
          </table:table-cell>
          <table:table-cell office:value-type="float" office:value="2140.14366729679" calcext:value-type="float">
            <text:p>2140.14366729679</text:p>
          </table:table-cell>
          <table:table-cell office:value-type="float" office:value="1144.46597353497" calcext:value-type="float">
            <text:p>1144.46597353497</text:p>
          </table:table-cell>
          <table:table-cell office:value-type="float" office:value="1165.2679584121" calcext:value-type="float">
            <text:p>1165.2679584121</text:p>
          </table:table-cell>
          <table:table-cell office:value-type="float" office:value="1128.94139886578" calcext:value-type="float">
            <text:p>1128.94139886578</text:p>
          </table:table-cell>
          <table:table-cell office:value-type="float" office:value="1148.24621928166" calcext:value-type="float">
            <text:p>1148.24621928166</text:p>
          </table:table-cell>
          <table:table-cell office:value-type="float" office:value="1046.02930056711" calcext:value-type="float">
            <text:p>1046.02930056711</text:p>
          </table:table-cell>
          <table:table-cell office:value-type="float" office:value="1063.89508506616" calcext:value-type="float">
            <text:p>1063.89508506616</text:p>
          </table:table-cell>
          <table:table-cell office:value-type="float" office:value="3846.84073724008" calcext:value-type="float">
            <text:p>3846.84073724008</text:p>
          </table:table-cell>
          <table:table-cell office:value-type="float" office:value="4117.44187145558" calcext:value-type="float">
            <text:p>4117.44187145558</text:p>
          </table:table-cell>
          <table:table-cell office:value-type="float" office:value="4439.49054820416" calcext:value-type="float">
            <text:p>4439.49054820416</text:p>
          </table:table-cell>
          <table:table-cell office:value-type="float" office:value="4756.28638941399" calcext:value-type="float">
            <text:p>4756.28638941399</text:p>
          </table:table-cell>
          <table:table-cell office:value-type="float" office:value="4994.68194706994" calcext:value-type="float">
            <text:p>4994.68194706994</text:p>
          </table:table-cell>
          <table:table-cell office:value-type="float" office:value="5088.97920604915" calcext:value-type="float">
            <text:p>5088.97920604915</text:p>
          </table:table-cell>
          <table:table-cell office:value-type="float" office:value="6594.72448015123" calcext:value-type="float">
            <text:p>6594.72448015123</text:p>
          </table:table-cell>
          <table:table-cell office:value-type="float" office:value="6651.14603024575" calcext:value-type="float">
            <text:p>6651.14603024575</text:p>
          </table:table-cell>
          <table:table-cell office:value-type="float" office:value="8409.79442344045" calcext:value-type="float">
            <text:p>8409.79442344045</text:p>
          </table:table-cell>
          <table:table-cell office:value-type="float" office:value="8618.12665406427" calcext:value-type="float">
            <text:p>8618.12665406427</text:p>
          </table:table-cell>
          <table:table-cell office:value-type="float" office:value="17061.5189035917" calcext:value-type="float">
            <text:p>17061.5189035917</text:p>
          </table:table-cell>
          <table:table-cell office:value-type="float" office:value="17464.4758979206" calcext:value-type="float">
            <text:p>17464.4758979206</text:p>
          </table:table-cell>
          <table:table-cell office:value-type="float" office:value="27247.488657845" calcext:value-type="float">
            <text:p>27247.488657845</text:p>
          </table:table-cell>
          <table:table-cell office:value-type="float" office:value="25995.6398865785" calcext:value-type="float">
            <text:p>25995.6398865785</text:p>
          </table:table-cell>
          <table:table-cell office:value-type="float" office:value="28324.1370510397" calcext:value-type="float">
            <text:p>28324.1370510397</text:p>
          </table:table-cell>
          <table:table-cell office:value-type="float" office:value="27987.9343100189" calcext:value-type="float">
            <text:p>27987.9343100189</text:p>
          </table:table-cell>
          <table:table-cell office:value-type="float" office:value="31279.263705104" calcext:value-type="float">
            <text:p>31279.263705104</text:p>
          </table:table-cell>
          <table:table-cell office:value-type="float" office:value="31433.8086011342" calcext:value-type="float">
            <text:p>31433.8086011342</text:p>
          </table:table-cell>
          <table:table-cell office:value-type="float" office:value="30216.3260869565" calcext:value-type="float">
            <text:p>30216.3260869565</text:p>
          </table:table-cell>
          <table:table-cell office:value-type="float" office:value="29708.5604914934" calcext:value-type="float">
            <text:p>29708.5604914934</text:p>
          </table:table-cell>
          <table:table-cell table:number-columns-repeated="984"/>
        </table:table-row>
        <table:table-row table:style-name="ro1">
          <table:table-cell office:value-type="float" office:value="32220.2481096408" calcext:value-type="float">
            <text:p>32220.2481096408</text:p>
          </table:table-cell>
          <table:table-cell office:value-type="float" office:value="34367.0694706994" calcext:value-type="float">
            <text:p>34367.0694706994</text:p>
          </table:table-cell>
          <table:table-cell office:value-type="float" office:value="33374.8010396975" calcext:value-type="float">
            <text:p>33374.8010396975</text:p>
          </table:table-cell>
          <table:table-cell office:value-type="float" office:value="35790.6299621928" calcext:value-type="float">
            <text:p>35790.6299621928</text:p>
          </table:table-cell>
          <table:table-cell office:value-type="float" office:value="31107.0283553875" calcext:value-type="float">
            <text:p>31107.0283553875</text:p>
          </table:table-cell>
          <table:table-cell office:value-type="float" office:value="32879.8449905482" calcext:value-type="float">
            <text:p>32879.8449905482</text:p>
          </table:table-cell>
          <table:table-cell office:value-type="float" office:value="30014.4569943289" calcext:value-type="float">
            <text:p>30014.4569943289</text:p>
          </table:table-cell>
          <table:table-cell office:value-type="float" office:value="32082.2972589792" calcext:value-type="float">
            <text:p>32082.2972589792</text:p>
          </table:table-cell>
          <table:table-cell office:value-type="float" office:value="26097.6389413989" calcext:value-type="float">
            <text:p>26097.6389413989</text:p>
          </table:table-cell>
          <table:table-cell office:value-type="float" office:value="23281.4896030246" calcext:value-type="float">
            <text:p>23281.4896030246</text:p>
          </table:table-cell>
          <table:table-cell office:value-type="float" office:value="14596.8780718337" calcext:value-type="float">
            <text:p>14596.8780718337</text:p>
          </table:table-cell>
          <table:table-cell office:value-type="float" office:value="11670.0619092628" calcext:value-type="float">
            <text:p>11670.0619092628</text:p>
          </table:table-cell>
          <table:table-cell office:value-type="float" office:value="3041.30529300567" calcext:value-type="float">
            <text:p>3041.30529300567</text:p>
          </table:table-cell>
          <table:table-cell office:value-type="float" office:value="2150.51275992439" calcext:value-type="float">
            <text:p>2150.51275992439</text:p>
          </table:table-cell>
          <table:table-cell office:value-type="float" office:value="1154.80434782609" calcext:value-type="float">
            <text:p>1154.80434782609</text:p>
          </table:table-cell>
          <table:table-cell office:value-type="float" office:value="1172.42816635161" calcext:value-type="float">
            <text:p>1172.42816635161</text:p>
          </table:table-cell>
          <table:table-cell office:value-type="float" office:value="1132.34073724008" calcext:value-type="float">
            <text:p>1132.34073724008</text:p>
          </table:table-cell>
          <table:table-cell office:value-type="float" office:value="1155.75236294896" calcext:value-type="float">
            <text:p>1155.75236294896</text:p>
          </table:table-cell>
          <table:table-cell office:value-type="float" office:value="1050.73913043478" calcext:value-type="float">
            <text:p>1050.73913043478</text:p>
          </table:table-cell>
          <table:table-cell office:value-type="float" office:value="1069.19187145558" calcext:value-type="float">
            <text:p>1069.19187145558</text:p>
          </table:table-cell>
          <table:table-cell office:value-type="float" office:value="3940.1252362949" calcext:value-type="float">
            <text:p>3940.1252362949</text:p>
          </table:table-cell>
          <table:table-cell office:value-type="float" office:value="4224.42438563327" calcext:value-type="float">
            <text:p>4224.42438563327</text:p>
          </table:table-cell>
          <table:table-cell office:value-type="float" office:value="4550.14413988658" calcext:value-type="float">
            <text:p>4550.14413988658</text:p>
          </table:table-cell>
          <table:table-cell office:value-type="float" office:value="4871.1072778828" calcext:value-type="float">
            <text:p>4871.1072778828</text:p>
          </table:table-cell>
          <table:table-cell office:value-type="float" office:value="5117.51701323251" calcext:value-type="float">
            <text:p>5117.51701323251</text:p>
          </table:table-cell>
          <table:table-cell office:value-type="float" office:value="5213.49054820416" calcext:value-type="float">
            <text:p>5213.49054820416</text:p>
          </table:table-cell>
          <table:table-cell office:value-type="float" office:value="6762.19848771267" calcext:value-type="float">
            <text:p>6762.19848771267</text:p>
          </table:table-cell>
          <table:table-cell office:value-type="float" office:value="6813.65170132325" calcext:value-type="float">
            <text:p>6813.65170132325</text:p>
          </table:table-cell>
          <table:table-cell office:value-type="float" office:value="8658.24291115312" calcext:value-type="float">
            <text:p>8658.24291115312</text:p>
          </table:table-cell>
          <table:table-cell office:value-type="float" office:value="8853.32844990548" calcext:value-type="float">
            <text:p>8853.32844990548</text:p>
          </table:table-cell>
          <table:table-cell office:value-type="float" office:value="17520.690926276" calcext:value-type="float">
            <text:p>17520.690926276</text:p>
          </table:table-cell>
          <table:table-cell office:value-type="float" office:value="17848.7982041588" calcext:value-type="float">
            <text:p>17848.7982041588</text:p>
          </table:table-cell>
          <table:table-cell office:value-type="float" office:value="27701.7055765595" calcext:value-type="float">
            <text:p>27701.7055765595</text:p>
          </table:table-cell>
          <table:table-cell office:value-type="float" office:value="26354.788752363" calcext:value-type="float">
            <text:p>26354.788752363</text:p>
          </table:table-cell>
          <table:table-cell office:value-type="float" office:value="28652.9300567108" calcext:value-type="float">
            <text:p>28652.9300567108</text:p>
          </table:table-cell>
          <table:table-cell office:value-type="float" office:value="28295.9768431002" calcext:value-type="float">
            <text:p>28295.9768431002</text:p>
          </table:table-cell>
          <table:table-cell office:value-type="float" office:value="31587.7589792061" calcext:value-type="float">
            <text:p>31587.7589792061</text:p>
          </table:table-cell>
          <table:table-cell office:value-type="float" office:value="31740.6819470699" calcext:value-type="float">
            <text:p>31740.6819470699</text:p>
          </table:table-cell>
          <table:table-cell office:value-type="float" office:value="30467.1838374291" calcext:value-type="float">
            <text:p>30467.1838374291</text:p>
          </table:table-cell>
          <table:table-cell office:value-type="float" office:value="29955.5793950851" calcext:value-type="float">
            <text:p>29955.5793950851</text:p>
          </table:table-cell>
          <table:table-cell table:number-columns-repeated="984"/>
        </table:table-row>
        <table:table-row table:style-name="ro1">
          <table:table-cell office:value-type="float" office:value="32475.3284499055" calcext:value-type="float">
            <text:p>32475.3284499055</text:p>
          </table:table-cell>
          <table:table-cell office:value-type="float" office:value="34633.6762759924" calcext:value-type="float">
            <text:p>34633.6762759924</text:p>
          </table:table-cell>
          <table:table-cell office:value-type="float" office:value="33622.1186200378" calcext:value-type="float">
            <text:p>33622.1186200378</text:p>
          </table:table-cell>
          <table:table-cell office:value-type="float" office:value="36038.6526465028" calcext:value-type="float">
            <text:p>36038.6526465028</text:p>
          </table:table-cell>
          <table:table-cell office:value-type="float" office:value="31338.4782608696" calcext:value-type="float">
            <text:p>31338.4782608696</text:p>
          </table:table-cell>
          <table:table-cell office:value-type="float" office:value="33120.084120983" calcext:value-type="float">
            <text:p>33120.084120983</text:p>
          </table:table-cell>
          <table:table-cell office:value-type="float" office:value="30218.9187145558" calcext:value-type="float">
            <text:p>30218.9187145558</text:p>
          </table:table-cell>
          <table:table-cell office:value-type="float" office:value="32330.7585066163" calcext:value-type="float">
            <text:p>32330.7585066163</text:p>
          </table:table-cell>
          <table:table-cell office:value-type="float" office:value="26255.3960302457" calcext:value-type="float">
            <text:p>26255.3960302457</text:p>
          </table:table-cell>
          <table:table-cell office:value-type="float" office:value="23385.9820415879" calcext:value-type="float">
            <text:p>23385.9820415879</text:p>
          </table:table-cell>
          <table:table-cell office:value-type="float" office:value="14585.0964083176" calcext:value-type="float">
            <text:p>14585.0964083176</text:p>
          </table:table-cell>
          <table:table-cell office:value-type="float" office:value="11648.6224007561" calcext:value-type="float">
            <text:p>11648.6224007561</text:p>
          </table:table-cell>
          <table:table-cell office:value-type="float" office:value="3037.62098298677" calcext:value-type="float">
            <text:p>3037.62098298677</text:p>
          </table:table-cell>
          <table:table-cell office:value-type="float" office:value="2145.37996219282" calcext:value-type="float">
            <text:p>2145.37996219282</text:p>
          </table:table-cell>
          <table:table-cell office:value-type="float" office:value="1149.89083175803" calcext:value-type="float">
            <text:p>1149.89083175803</text:p>
          </table:table-cell>
          <table:table-cell office:value-type="float" office:value="1173.65217391304" calcext:value-type="float">
            <text:p>1173.65217391304</text:p>
          </table:table-cell>
          <table:table-cell office:value-type="float" office:value="1133.13185255198" calcext:value-type="float">
            <text:p>1133.13185255198</text:p>
          </table:table-cell>
          <table:table-cell office:value-type="float" office:value="1156.20132325142" calcext:value-type="float">
            <text:p>1156.20132325142</text:p>
          </table:table-cell>
          <table:table-cell office:value-type="float" office:value="1053.38327032136" calcext:value-type="float">
            <text:p>1053.38327032136</text:p>
          </table:table-cell>
          <table:table-cell office:value-type="float" office:value="1070.26275992439" calcext:value-type="float">
            <text:p>1070.26275992439</text:p>
          </table:table-cell>
          <table:table-cell office:value-type="float" office:value="4057.86389413989" calcext:value-type="float">
            <text:p>4057.86389413989</text:p>
          </table:table-cell>
          <table:table-cell office:value-type="float" office:value="4344.96313799622" calcext:value-type="float">
            <text:p>4344.96313799622</text:p>
          </table:table-cell>
          <table:table-cell office:value-type="float" office:value="4674.2859168242" calcext:value-type="float">
            <text:p>4674.2859168242</text:p>
          </table:table-cell>
          <table:table-cell office:value-type="float" office:value="5000.52646502836" calcext:value-type="float">
            <text:p>5000.52646502836</text:p>
          </table:table-cell>
          <table:table-cell office:value-type="float" office:value="5257.31616257089" calcext:value-type="float">
            <text:p>5257.31616257089</text:p>
          </table:table-cell>
          <table:table-cell office:value-type="float" office:value="5357.40642722117" calcext:value-type="float">
            <text:p>5357.40642722117</text:p>
          </table:table-cell>
          <table:table-cell office:value-type="float" office:value="6947.5656899811" calcext:value-type="float">
            <text:p>6947.5656899811</text:p>
          </table:table-cell>
          <table:table-cell office:value-type="float" office:value="6994.404536862" calcext:value-type="float">
            <text:p>6994.404536862</text:p>
          </table:table-cell>
          <table:table-cell office:value-type="float" office:value="8808.40926275992" calcext:value-type="float">
            <text:p>8808.40926275992</text:p>
          </table:table-cell>
          <table:table-cell office:value-type="float" office:value="8992.20888468809" calcext:value-type="float">
            <text:p>8992.20888468809</text:p>
          </table:table-cell>
          <table:table-cell office:value-type="float" office:value="17766.6252362949" calcext:value-type="float">
            <text:p>17766.6252362949</text:p>
          </table:table-cell>
          <table:table-cell office:value-type="float" office:value="18034.1370510397" calcext:value-type="float">
            <text:p>18034.1370510397</text:p>
          </table:table-cell>
          <table:table-cell office:value-type="float" office:value="27845.8487712665" calcext:value-type="float">
            <text:p>27845.8487712665</text:p>
          </table:table-cell>
          <table:table-cell office:value-type="float" office:value="26406.4059546314" calcext:value-type="float">
            <text:p>26406.4059546314</text:p>
          </table:table-cell>
          <table:table-cell office:value-type="float" office:value="28653.9508506616" calcext:value-type="float">
            <text:p>28653.9508506616</text:p>
          </table:table-cell>
          <table:table-cell office:value-type="float" office:value="28293.5458412098" calcext:value-type="float">
            <text:p>28293.5458412098</text:p>
          </table:table-cell>
          <table:table-cell office:value-type="float" office:value="31528.6058601134" calcext:value-type="float">
            <text:p>31528.6058601134</text:p>
          </table:table-cell>
          <table:table-cell office:value-type="float" office:value="31702.9697542533" calcext:value-type="float">
            <text:p>31702.9697542533</text:p>
          </table:table-cell>
          <table:table-cell office:value-type="float" office:value="30400.9333648393" calcext:value-type="float">
            <text:p>30400.9333648393</text:p>
          </table:table-cell>
          <table:table-cell office:value-type="float" office:value="29898.7759924386" calcext:value-type="float">
            <text:p>29898.7759924386</text:p>
          </table:table-cell>
          <table:table-cell table:number-columns-repeated="984"/>
        </table:table-row>
        <table:table-row table:style-name="ro1">
          <table:table-cell office:value-type="float" office:value="32607.0491493384" calcext:value-type="float">
            <text:p>32607.0491493384</text:p>
          </table:table-cell>
          <table:table-cell office:value-type="float" office:value="34763.0694706994" calcext:value-type="float">
            <text:p>34763.0694706994</text:p>
          </table:table-cell>
          <table:table-cell office:value-type="float" office:value="33762.2551984877" calcext:value-type="float">
            <text:p>33762.2551984877</text:p>
          </table:table-cell>
          <table:table-cell office:value-type="float" office:value="36165.1257088847" calcext:value-type="float">
            <text:p>36165.1257088847</text:p>
          </table:table-cell>
          <table:table-cell office:value-type="float" office:value="31443.4002835539" calcext:value-type="float">
            <text:p>31443.4002835539</text:p>
          </table:table-cell>
          <table:table-cell office:value-type="float" office:value="33230.965973535" calcext:value-type="float">
            <text:p>33230.965973535</text:p>
          </table:table-cell>
          <table:table-cell office:value-type="float" office:value="30323.0080340265" calcext:value-type="float">
            <text:p>30323.0080340265</text:p>
          </table:table-cell>
          <table:table-cell office:value-type="float" office:value="32445.9839319471" calcext:value-type="float">
            <text:p>32445.9839319471</text:p>
          </table:table-cell>
          <table:table-cell office:value-type="float" office:value="26453.6720226843" calcext:value-type="float">
            <text:p>26453.6720226843</text:p>
          </table:table-cell>
          <table:table-cell office:value-type="float" office:value="23510.3988657845" calcext:value-type="float">
            <text:p>23510.3988657845</text:p>
          </table:table-cell>
          <table:table-cell office:value-type="float" office:value="14631.9678638941" calcext:value-type="float">
            <text:p>14631.9678638941</text:p>
          </table:table-cell>
          <table:table-cell office:value-type="float" office:value="11642.3913043478" calcext:value-type="float">
            <text:p>11642.3913043478</text:p>
          </table:table-cell>
          <table:table-cell office:value-type="float" office:value="3040.28213610586" calcext:value-type="float">
            <text:p>3040.28213610586</text:p>
          </table:table-cell>
          <table:table-cell office:value-type="float" office:value="2147.32986767486" calcext:value-type="float">
            <text:p>2147.32986767486</text:p>
          </table:table-cell>
          <table:table-cell office:value-type="float" office:value="1156.20604914934" calcext:value-type="float">
            <text:p>1156.20604914934</text:p>
          </table:table-cell>
          <table:table-cell office:value-type="float" office:value="1176.28733459357" calcext:value-type="float">
            <text:p>1176.28733459357</text:p>
          </table:table-cell>
          <table:table-cell office:value-type="float" office:value="1137.17391304348" calcext:value-type="float">
            <text:p>1137.17391304348</text:p>
          </table:table-cell>
          <table:table-cell office:value-type="float" office:value="1159.54111531191" calcext:value-type="float">
            <text:p>1159.54111531191</text:p>
          </table:table-cell>
          <table:table-cell office:value-type="float" office:value="1054.52126654064" calcext:value-type="float">
            <text:p>1054.52126654064</text:p>
          </table:table-cell>
          <table:table-cell office:value-type="float" office:value="1075.27126654064" calcext:value-type="float">
            <text:p>1075.27126654064</text:p>
          </table:table-cell>
          <table:table-cell office:value-type="float" office:value="4117.79914933837" calcext:value-type="float">
            <text:p>4117.79914933837</text:p>
          </table:table-cell>
          <table:table-cell office:value-type="float" office:value="4413.50897920605" calcext:value-type="float">
            <text:p>4413.50897920605</text:p>
          </table:table-cell>
          <table:table-cell office:value-type="float" office:value="4743.77268431002" calcext:value-type="float">
            <text:p>4743.77268431002</text:p>
          </table:table-cell>
          <table:table-cell office:value-type="float" office:value="5064.64839319471" calcext:value-type="float">
            <text:p>5064.64839319471</text:p>
          </table:table-cell>
          <table:table-cell office:value-type="float" office:value="5337.01417769376" calcext:value-type="float">
            <text:p>5337.01417769376</text:p>
          </table:table-cell>
          <table:table-cell office:value-type="float" office:value="5422.43667296786" calcext:value-type="float">
            <text:p>5422.43667296786</text:p>
          </table:table-cell>
          <table:table-cell office:value-type="float" office:value="7047.29914933837" calcext:value-type="float">
            <text:p>7047.29914933837</text:p>
          </table:table-cell>
          <table:table-cell office:value-type="float" office:value="7089.67296786389" calcext:value-type="float">
            <text:p>7089.67296786389</text:p>
          </table:table-cell>
          <table:table-cell office:value-type="float" office:value="9156.03827977316" calcext:value-type="float">
            <text:p>9156.03827977316</text:p>
          </table:table-cell>
          <table:table-cell office:value-type="float" office:value="9331.76086956522" calcext:value-type="float">
            <text:p>9331.76086956522</text:p>
          </table:table-cell>
          <table:table-cell office:value-type="float" office:value="18410.654536862" calcext:value-type="float">
            <text:p>18410.654536862</text:p>
          </table:table-cell>
          <table:table-cell office:value-type="float" office:value="18594.4050094518" calcext:value-type="float">
            <text:p>18594.4050094518</text:p>
          </table:table-cell>
          <table:table-cell office:value-type="float" office:value="28585.3412098299" calcext:value-type="float">
            <text:p>28585.3412098299</text:p>
          </table:table-cell>
          <table:table-cell office:value-type="float" office:value="27008.2854442344" calcext:value-type="float">
            <text:p>27008.2854442344</text:p>
          </table:table-cell>
          <table:table-cell office:value-type="float" office:value="29239.6361058601" calcext:value-type="float">
            <text:p>29239.6361058601</text:p>
          </table:table-cell>
          <table:table-cell office:value-type="float" office:value="28859.8643667297" calcext:value-type="float">
            <text:p>28859.8643667297</text:p>
          </table:table-cell>
          <table:table-cell office:value-type="float" office:value="32141.5344990548" calcext:value-type="float">
            <text:p>32141.5344990548</text:p>
          </table:table-cell>
          <table:table-cell office:value-type="float" office:value="32303.381852552" calcext:value-type="float">
            <text:p>32303.381852552</text:p>
          </table:table-cell>
          <table:table-cell office:value-type="float" office:value="30966.3298676749" calcext:value-type="float">
            <text:p>30966.3298676749</text:p>
          </table:table-cell>
          <table:table-cell office:value-type="float" office:value="30432.0538752363" calcext:value-type="float">
            <text:p>30432.0538752363</text:p>
          </table:table-cell>
          <table:table-cell table:number-columns-repeated="984"/>
        </table:table-row>
        <table:table-row table:style-name="ro1">
          <table:table-cell office:value-type="float" office:value="32896.0647448015" calcext:value-type="float">
            <text:p>32896.0647448015</text:p>
          </table:table-cell>
          <table:table-cell office:value-type="float" office:value="35069.6313799622" calcext:value-type="float">
            <text:p>35069.6313799622</text:p>
          </table:table-cell>
          <table:table-cell office:value-type="float" office:value="34046.0756143667" calcext:value-type="float">
            <text:p>34046.0756143667</text:p>
          </table:table-cell>
          <table:table-cell office:value-type="float" office:value="36466.1299621928" calcext:value-type="float">
            <text:p>36466.1299621928</text:p>
          </table:table-cell>
          <table:table-cell office:value-type="float" office:value="31743.6025519849" calcext:value-type="float">
            <text:p>31743.6025519849</text:p>
          </table:table-cell>
          <table:table-cell office:value-type="float" office:value="33541.7783553875" calcext:value-type="float">
            <text:p>33541.7783553875</text:p>
          </table:table-cell>
          <table:table-cell office:value-type="float" office:value="30609.8927221172" calcext:value-type="float">
            <text:p>30609.8927221172</text:p>
          </table:table-cell>
          <table:table-cell office:value-type="float" office:value="32768.4560491493" calcext:value-type="float">
            <text:p>32768.4560491493</text:p>
          </table:table-cell>
          <table:table-cell office:value-type="float" office:value="26648.6753308129" calcext:value-type="float">
            <text:p>26648.6753308129</text:p>
          </table:table-cell>
          <table:table-cell office:value-type="float" office:value="23637.8728733459" calcext:value-type="float">
            <text:p>23637.8728733459</text:p>
          </table:table-cell>
          <table:table-cell office:value-type="float" office:value="14646.597826087" calcext:value-type="float">
            <text:p>14646.597826087</text:p>
          </table:table-cell>
          <table:table-cell office:value-type="float" office:value="11641.4896030246" calcext:value-type="float">
            <text:p>11641.4896030246</text:p>
          </table:table-cell>
          <table:table-cell office:value-type="float" office:value="3047.25425330813" calcext:value-type="float">
            <text:p>3047.25425330813</text:p>
          </table:table-cell>
          <table:table-cell office:value-type="float" office:value="2150.97306238185" calcext:value-type="float">
            <text:p>2150.97306238185</text:p>
          </table:table-cell>
          <table:table-cell office:value-type="float" office:value="1159.95746691871" calcext:value-type="float">
            <text:p>1159.95746691871</text:p>
          </table:table-cell>
          <table:table-cell office:value-type="float" office:value="1179.88327032136" calcext:value-type="float">
            <text:p>1179.88327032136</text:p>
          </table:table-cell>
          <table:table-cell office:value-type="float" office:value="1141.15217391304" calcext:value-type="float">
            <text:p>1141.15217391304</text:p>
          </table:table-cell>
          <table:table-cell office:value-type="float" office:value="1163.59404536862" calcext:value-type="float">
            <text:p>1163.59404536862</text:p>
          </table:table-cell>
          <table:table-cell office:value-type="float" office:value="1058.55718336484" calcext:value-type="float">
            <text:p>1058.55718336484</text:p>
          </table:table-cell>
          <table:table-cell office:value-type="float" office:value="1078.69187145558" calcext:value-type="float">
            <text:p>1078.69187145558</text:p>
          </table:table-cell>
          <table:table-cell office:value-type="float" office:value="4262.9343100189" calcext:value-type="float">
            <text:p>4262.9343100189</text:p>
          </table:table-cell>
          <table:table-cell office:value-type="float" office:value="4564.68809073724" calcext:value-type="float">
            <text:p>4564.68809073724</text:p>
          </table:table-cell>
          <table:table-cell office:value-type="float" office:value="4906.89224952741" calcext:value-type="float">
            <text:p>4906.89224952741</text:p>
          </table:table-cell>
          <table:table-cell office:value-type="float" office:value="5235.14224952741" calcext:value-type="float">
            <text:p>5235.14224952741</text:p>
          </table:table-cell>
          <table:table-cell office:value-type="float" office:value="5519.55434782609" calcext:value-type="float">
            <text:p>5519.55434782609</text:p>
          </table:table-cell>
          <table:table-cell office:value-type="float" office:value="5607.6129489603" calcext:value-type="float">
            <text:p>5607.6129489603</text:p>
          </table:table-cell>
          <table:table-cell office:value-type="float" office:value="7287.06758034027" calcext:value-type="float">
            <text:p>7287.06758034027</text:p>
          </table:table-cell>
          <table:table-cell office:value-type="float" office:value="7331.36483931947" calcext:value-type="float">
            <text:p>7331.36483931947</text:p>
          </table:table-cell>
          <table:table-cell office:value-type="float" office:value="9299.78827977316" calcext:value-type="float">
            <text:p>9299.78827977316</text:p>
          </table:table-cell>
          <table:table-cell office:value-type="float" office:value="9469.87901701323" calcext:value-type="float">
            <text:p>9469.87901701323</text:p>
          </table:table-cell>
          <table:table-cell office:value-type="float" office:value="18651.5548204159" calcext:value-type="float">
            <text:p>18651.5548204159</text:p>
          </table:table-cell>
          <table:table-cell office:value-type="float" office:value="18769.0604914934" calcext:value-type="float">
            <text:p>18769.0604914934</text:p>
          </table:table-cell>
          <table:table-cell office:value-type="float" office:value="28692.2221172023" calcext:value-type="float">
            <text:p>28692.2221172023</text:p>
          </table:table-cell>
          <table:table-cell office:value-type="float" office:value="27048.9371455577" calcext:value-type="float">
            <text:p>27048.9371455577</text:p>
          </table:table-cell>
          <table:table-cell office:value-type="float" office:value="29229.3355387524" calcext:value-type="float">
            <text:p>29229.3355387524</text:p>
          </table:table-cell>
          <table:table-cell office:value-type="float" office:value="28821.6989603025" calcext:value-type="float">
            <text:p>28821.6989603025</text:p>
          </table:table-cell>
          <table:table-cell office:value-type="float" office:value="32044.7788279773" calcext:value-type="float">
            <text:p>32044.7788279773</text:p>
          </table:table-cell>
          <table:table-cell office:value-type="float" office:value="32244.4125708885" calcext:value-type="float">
            <text:p>32244.4125708885</text:p>
          </table:table-cell>
          <table:table-cell office:value-type="float" office:value="30870.5741965974" calcext:value-type="float">
            <text:p>30870.5741965974</text:p>
          </table:table-cell>
          <table:table-cell office:value-type="float" office:value="30340.379489603" calcext:value-type="float">
            <text:p>30340.379489603</text:p>
          </table:table-cell>
          <table:table-cell table:number-columns-repeated="984"/>
        </table:table-row>
        <table:table-row table:style-name="ro1">
          <table:table-cell office:value-type="float" office:value="33094.6143667297" calcext:value-type="float">
            <text:p>33094.6143667297</text:p>
          </table:table-cell>
          <table:table-cell office:value-type="float" office:value="35294.634215501" calcext:value-type="float">
            <text:p>35294.634215501</text:p>
          </table:table-cell>
          <table:table-cell office:value-type="float" office:value="34259.8223062382" calcext:value-type="float">
            <text:p>34259.8223062382</text:p>
          </table:table-cell>
          <table:table-cell office:value-type="float" office:value="36689.952268431" calcext:value-type="float">
            <text:p>36689.952268431</text:p>
          </table:table-cell>
          <table:table-cell office:value-type="float" office:value="31926.5671077505" calcext:value-type="float">
            <text:p>31926.5671077505</text:p>
          </table:table-cell>
          <table:table-cell office:value-type="float" office:value="33747.3194706994" calcext:value-type="float">
            <text:p>33747.3194706994</text:p>
          </table:table-cell>
          <table:table-cell office:value-type="float" office:value="30776.275047259" calcext:value-type="float">
            <text:p>30776.275047259</text:p>
          </table:table-cell>
          <table:table-cell office:value-type="float" office:value="32988.0222117202" calcext:value-type="float">
            <text:p>32988.0222117202</text:p>
          </table:table-cell>
          <table:table-cell office:value-type="float" office:value="26823.6323251418" calcext:value-type="float">
            <text:p>26823.6323251418</text:p>
          </table:table-cell>
          <table:table-cell office:value-type="float" office:value="23756.3553875236" calcext:value-type="float">
            <text:p>23756.3553875236</text:p>
          </table:table-cell>
          <table:table-cell office:value-type="float" office:value="14659.8709829868" calcext:value-type="float">
            <text:p>14659.8709829868</text:p>
          </table:table-cell>
          <table:table-cell office:value-type="float" office:value="11626.1001890359" calcext:value-type="float">
            <text:p>11626.1001890359</text:p>
          </table:table-cell>
          <table:table-cell office:value-type="float" office:value="3049.74810964083" calcext:value-type="float">
            <text:p>3049.74810964083</text:p>
          </table:table-cell>
          <table:table-cell office:value-type="float" office:value="2147.42769376181" calcext:value-type="float">
            <text:p>2147.42769376181</text:p>
          </table:table-cell>
          <table:table-cell office:value-type="float" office:value="1161.11247637051" calcext:value-type="float">
            <text:p>1161.11247637051</text:p>
          </table:table-cell>
          <table:table-cell office:value-type="float" office:value="1181.84829867675" calcext:value-type="float">
            <text:p>1181.84829867675</text:p>
          </table:table-cell>
          <table:table-cell office:value-type="float" office:value="1142.2263705104" calcext:value-type="float">
            <text:p>1142.2263705104</text:p>
          </table:table-cell>
          <table:table-cell office:value-type="float" office:value="1163.48015122873" calcext:value-type="float">
            <text:p>1163.48015122873</text:p>
          </table:table-cell>
          <table:table-cell office:value-type="float" office:value="1061.05529300567" calcext:value-type="float">
            <text:p>1061.05529300567</text:p>
          </table:table-cell>
          <table:table-cell office:value-type="float" office:value="1080.21550094518" calcext:value-type="float">
            <text:p>1080.21550094518</text:p>
          </table:table-cell>
          <table:table-cell office:value-type="float" office:value="4357.15689981096" calcext:value-type="float">
            <text:p>4357.15689981096</text:p>
          </table:table-cell>
          <table:table-cell office:value-type="float" office:value="4672.29347826087" calcext:value-type="float">
            <text:p>4672.29347826087</text:p>
          </table:table-cell>
          <table:table-cell office:value-type="float" office:value="5010.55198487713" calcext:value-type="float">
            <text:p>5010.55198487713</text:p>
          </table:table-cell>
          <table:table-cell office:value-type="float" office:value="5343.68383742911" calcext:value-type="float">
            <text:p>5343.68383742911</text:p>
          </table:table-cell>
          <table:table-cell office:value-type="float" office:value="5634.06285444234" calcext:value-type="float">
            <text:p>5634.06285444234</text:p>
          </table:table-cell>
          <table:table-cell office:value-type="float" office:value="5722.56852551985" calcext:value-type="float">
            <text:p>5722.56852551985</text:p>
          </table:table-cell>
          <table:table-cell office:value-type="float" office:value="7443.95793950851" calcext:value-type="float">
            <text:p>7443.95793950851</text:p>
          </table:table-cell>
          <table:table-cell office:value-type="float" office:value="7482.26890359168" calcext:value-type="float">
            <text:p>7482.26890359168</text:p>
          </table:table-cell>
          <table:table-cell office:value-type="float" office:value="9631.04064272212" calcext:value-type="float">
            <text:p>9631.04064272212</text:p>
          </table:table-cell>
          <table:table-cell office:value-type="float" office:value="9796.89508506616" calcext:value-type="float">
            <text:p>9796.89508506616</text:p>
          </table:table-cell>
          <table:table-cell office:value-type="float" office:value="19270.8596408318" calcext:value-type="float">
            <text:p>19270.8596408318</text:p>
          </table:table-cell>
          <table:table-cell office:value-type="float" office:value="19302.5047258979" calcext:value-type="float">
            <text:p>19302.5047258979</text:p>
          </table:table-cell>
          <table:table-cell office:value-type="float" office:value="29371.4064272212" calcext:value-type="float">
            <text:p>29371.4064272212</text:p>
          </table:table-cell>
          <table:table-cell office:value-type="float" office:value="27610.6261814745" calcext:value-type="float">
            <text:p>27610.6261814745</text:p>
          </table:table-cell>
          <table:table-cell office:value-type="float" office:value="29783.0879017013" calcext:value-type="float">
            <text:p>29783.0879017013</text:p>
          </table:table-cell>
          <table:table-cell office:value-type="float" office:value="29350.2206994329" calcext:value-type="float">
            <text:p>29350.2206994329</text:p>
          </table:table-cell>
          <table:table-cell office:value-type="float" office:value="32603.2381852552" calcext:value-type="float">
            <text:p>32603.2381852552</text:p>
          </table:table-cell>
          <table:table-cell office:value-type="float" office:value="32789.9810964083" calcext:value-type="float">
            <text:p>32789.9810964083</text:p>
          </table:table-cell>
          <table:table-cell office:value-type="float" office:value="31371.0335538752" calcext:value-type="float">
            <text:p>31371.0335538752</text:p>
          </table:table-cell>
          <table:table-cell office:value-type="float" office:value="30831.4456521739" calcext:value-type="float">
            <text:p>30831.4456521739</text:p>
          </table:table-cell>
          <table:table-cell table:number-columns-repeated="984"/>
        </table:table-row>
        <table:table-row table:style-name="ro1">
          <table:table-cell office:value-type="float" office:value="33234.8530245747" calcext:value-type="float">
            <text:p>33234.8530245747</text:p>
          </table:table-cell>
          <table:table-cell office:value-type="float" office:value="35446.4163516068" calcext:value-type="float">
            <text:p>35446.4163516068</text:p>
          </table:table-cell>
          <table:table-cell office:value-type="float" office:value="34385.5689981096" calcext:value-type="float">
            <text:p>34385.5689981096</text:p>
          </table:table-cell>
          <table:table-cell office:value-type="float" office:value="36834.4990548204" calcext:value-type="float">
            <text:p>36834.4990548204</text:p>
          </table:table-cell>
          <table:table-cell office:value-type="float" office:value="32056.4702268431" calcext:value-type="float">
            <text:p>32056.4702268431</text:p>
          </table:table-cell>
          <table:table-cell office:value-type="float" office:value="33906.1810018904" calcext:value-type="float">
            <text:p>33906.1810018904</text:p>
          </table:table-cell>
          <table:table-cell office:value-type="float" office:value="30902.0864839319" calcext:value-type="float">
            <text:p>30902.0864839319</text:p>
          </table:table-cell>
          <table:table-cell office:value-type="float" office:value="33141.4040642722" calcext:value-type="float">
            <text:p>33141.4040642722</text:p>
          </table:table-cell>
          <table:table-cell office:value-type="float" office:value="26858.3572778828" calcext:value-type="float">
            <text:p>26858.3572778828</text:p>
          </table:table-cell>
          <table:table-cell office:value-type="float" office:value="23751.1857277883" calcext:value-type="float">
            <text:p>23751.1857277883</text:p>
          </table:table-cell>
          <table:table-cell office:value-type="float" office:value="14591.7915879017" calcext:value-type="float">
            <text:p>14591.7915879017</text:p>
          </table:table-cell>
          <table:table-cell office:value-type="float" office:value="11550.3393194707" calcext:value-type="float">
            <text:p>11550.3393194707</text:p>
          </table:table-cell>
          <table:table-cell office:value-type="float" office:value="3032.46502835539" calcext:value-type="float">
            <text:p>3032.46502835539</text:p>
          </table:table-cell>
          <table:table-cell office:value-type="float" office:value="2135.08979206049" calcext:value-type="float">
            <text:p>2135.08979206049</text:p>
          </table:table-cell>
          <table:table-cell office:value-type="float" office:value="1160.72826086957" calcext:value-type="float">
            <text:p>1160.72826086957</text:p>
          </table:table-cell>
          <table:table-cell office:value-type="float" office:value="1177.79584120983" calcext:value-type="float">
            <text:p>1177.79584120983</text:p>
          </table:table-cell>
          <table:table-cell office:value-type="float" office:value="1141.24905482042" calcext:value-type="float">
            <text:p>1141.24905482042</text:p>
          </table:table-cell>
          <table:table-cell office:value-type="float" office:value="1162.63232514178" calcext:value-type="float">
            <text:p>1162.63232514178</text:p>
          </table:table-cell>
          <table:table-cell office:value-type="float" office:value="1057.65879017013" calcext:value-type="float">
            <text:p>1057.65879017013</text:p>
          </table:table-cell>
          <table:table-cell office:value-type="float" office:value="1078.95510396975" calcext:value-type="float">
            <text:p>1078.95510396975</text:p>
          </table:table-cell>
          <table:table-cell office:value-type="float" office:value="4466.03071833648" calcext:value-type="float">
            <text:p>4466.03071833648</text:p>
          </table:table-cell>
          <table:table-cell office:value-type="float" office:value="4787.68761814745" calcext:value-type="float">
            <text:p>4787.68761814745</text:p>
          </table:table-cell>
          <table:table-cell office:value-type="float" office:value="5128.47400756144" calcext:value-type="float">
            <text:p>5128.47400756144</text:p>
          </table:table-cell>
          <table:table-cell office:value-type="float" office:value="5469.24054820416" calcext:value-type="float">
            <text:p>5469.24054820416</text:p>
          </table:table-cell>
          <table:table-cell office:value-type="float" office:value="5775.02315689981" calcext:value-type="float">
            <text:p>5775.02315689981</text:p>
          </table:table-cell>
          <table:table-cell office:value-type="float" office:value="5855.96219281664" calcext:value-type="float">
            <text:p>5855.96219281664</text:p>
          </table:table-cell>
          <table:table-cell office:value-type="float" office:value="7621.09310018904" calcext:value-type="float">
            <text:p>7621.09310018904</text:p>
          </table:table-cell>
          <table:table-cell office:value-type="float" office:value="7661.59310018904" calcext:value-type="float">
            <text:p>7661.59310018904</text:p>
          </table:table-cell>
          <table:table-cell office:value-type="float" office:value="9895.31805293006" calcext:value-type="float">
            <text:p>9895.31805293006</text:p>
          </table:table-cell>
          <table:table-cell office:value-type="float" office:value="10045.3048204159" calcext:value-type="float">
            <text:p>10045.3048204159</text:p>
          </table:table-cell>
          <table:table-cell office:value-type="float" office:value="19714.8648393195" calcext:value-type="float">
            <text:p>19714.8648393195</text:p>
          </table:table-cell>
          <table:table-cell office:value-type="float" office:value="19687.7764650284" calcext:value-type="float">
            <text:p>19687.7764650284</text:p>
          </table:table-cell>
          <table:table-cell office:value-type="float" office:value="29819.3057655955" calcext:value-type="float">
            <text:p>29819.3057655955</text:p>
          </table:table-cell>
          <table:table-cell office:value-type="float" office:value="27969.2844990548" calcext:value-type="float">
            <text:p>27969.2844990548</text:p>
          </table:table-cell>
          <table:table-cell office:value-type="float" office:value="30100.5203213611" calcext:value-type="float">
            <text:p>30100.5203213611</text:p>
          </table:table-cell>
          <table:table-cell office:value-type="float" office:value="29659.0458412098" calcext:value-type="float">
            <text:p>29659.0458412098</text:p>
          </table:table-cell>
          <table:table-cell office:value-type="float" office:value="32885.8468809074" calcext:value-type="float">
            <text:p>32885.8468809074</text:p>
          </table:table-cell>
          <table:table-cell office:value-type="float" office:value="33089.0656899811" calcext:value-type="float">
            <text:p>33089.0656899811</text:p>
          </table:table-cell>
          <table:table-cell office:value-type="float" office:value="31631.4612476371" calcext:value-type="float">
            <text:p>31631.4612476371</text:p>
          </table:table-cell>
          <table:table-cell office:value-type="float" office:value="31065.1361058601" calcext:value-type="float">
            <text:p>31065.1361058601</text:p>
          </table:table-cell>
          <table:table-cell table:number-columns-repeated="984"/>
        </table:table-row>
        <table:table-row table:style-name="ro1">
          <table:table-cell office:value-type="float" office:value="33360.2717391304" calcext:value-type="float">
            <text:p>33360.2717391304</text:p>
          </table:table-cell>
          <table:table-cell office:value-type="float" office:value="35600.081758034" calcext:value-type="float">
            <text:p>35600.081758034</text:p>
          </table:table-cell>
          <table:table-cell office:value-type="float" office:value="34520.7873345936" calcext:value-type="float">
            <text:p>34520.7873345936</text:p>
          </table:table-cell>
          <table:table-cell office:value-type="float" office:value="36968.5893194707" calcext:value-type="float">
            <text:p>36968.5893194707</text:p>
          </table:table-cell>
          <table:table-cell office:value-type="float" office:value="32180.8780718337" calcext:value-type="float">
            <text:p>32180.8780718337</text:p>
          </table:table-cell>
          <table:table-cell office:value-type="float" office:value="34031.1942344045" calcext:value-type="float">
            <text:p>34031.1942344045</text:p>
          </table:table-cell>
          <table:table-cell office:value-type="float" office:value="31022.8199432892" calcext:value-type="float">
            <text:p>31022.8199432892</text:p>
          </table:table-cell>
          <table:table-cell office:value-type="float" office:value="33290.3298676749" calcext:value-type="float">
            <text:p>33290.3298676749</text:p>
          </table:table-cell>
          <table:table-cell office:value-type="float" office:value="26990.0028355388" calcext:value-type="float">
            <text:p>26990.0028355388</text:p>
          </table:table-cell>
          <table:table-cell office:value-type="float" office:value="23806.6956521739" calcext:value-type="float">
            <text:p>23806.6956521739</text:p>
          </table:table-cell>
          <table:table-cell office:value-type="float" office:value="14572.9584120983" calcext:value-type="float">
            <text:p>14572.9584120983</text:p>
          </table:table-cell>
          <table:table-cell office:value-type="float" office:value="11511.2802457467" calcext:value-type="float">
            <text:p>11511.2802457467</text:p>
          </table:table-cell>
          <table:table-cell office:value-type="float" office:value="3028.38468809074" calcext:value-type="float">
            <text:p>3028.38468809074</text:p>
          </table:table-cell>
          <table:table-cell office:value-type="float" office:value="2132.05907372401" calcext:value-type="float">
            <text:p>2132.05907372401</text:p>
          </table:table-cell>
          <table:table-cell office:value-type="float" office:value="1159.4584120983" calcext:value-type="float">
            <text:p>1159.4584120983</text:p>
          </table:table-cell>
          <table:table-cell office:value-type="float" office:value="1178.07230623819" calcext:value-type="float">
            <text:p>1178.07230623819</text:p>
          </table:table-cell>
          <table:table-cell office:value-type="float" office:value="1140.9050094518" calcext:value-type="float">
            <text:p>1140.9050094518</text:p>
          </table:table-cell>
          <table:table-cell office:value-type="float" office:value="1162.8572778828" calcext:value-type="float">
            <text:p>1162.8572778828</text:p>
          </table:table-cell>
          <table:table-cell office:value-type="float" office:value="1059.5359168242" calcext:value-type="float">
            <text:p>1059.5359168242</text:p>
          </table:table-cell>
          <table:table-cell office:value-type="float" office:value="1080.26465028355" calcext:value-type="float">
            <text:p>1080.26465028355</text:p>
          </table:table-cell>
          <table:table-cell office:value-type="float" office:value="4567.86153119093" calcext:value-type="float">
            <text:p>4567.86153119093</text:p>
          </table:table-cell>
          <table:table-cell office:value-type="float" office:value="4896.20179584121" calcext:value-type="float">
            <text:p>4896.20179584121</text:p>
          </table:table-cell>
          <table:table-cell office:value-type="float" office:value="5244.09782608696" calcext:value-type="float">
            <text:p>5244.09782608696</text:p>
          </table:table-cell>
          <table:table-cell office:value-type="float" office:value="5587.81190926276" calcext:value-type="float">
            <text:p>5587.81190926276</text:p>
          </table:table-cell>
          <table:table-cell office:value-type="float" office:value="5898.01748582231" calcext:value-type="float">
            <text:p>5898.01748582231</text:p>
          </table:table-cell>
          <table:table-cell office:value-type="float" office:value="5980.94943289225" calcext:value-type="float">
            <text:p>5980.94943289225</text:p>
          </table:table-cell>
          <table:table-cell office:value-type="float" office:value="7779.22731568998" calcext:value-type="float">
            <text:p>7779.22731568998</text:p>
          </table:table-cell>
          <table:table-cell office:value-type="float" office:value="7826.38185255199" calcext:value-type="float">
            <text:p>7826.38185255199</text:p>
          </table:table-cell>
          <table:table-cell office:value-type="float" office:value="10022.5335538752" calcext:value-type="float">
            <text:p>10022.5335538752</text:p>
          </table:table-cell>
          <table:table-cell office:value-type="float" office:value="10168.7032136106" calcext:value-type="float">
            <text:p>10168.7032136106</text:p>
          </table:table-cell>
          <table:table-cell office:value-type="float" office:value="19916.8785444234" calcext:value-type="float">
            <text:p>19916.8785444234</text:p>
          </table:table-cell>
          <table:table-cell office:value-type="float" office:value="19815.7963137996" calcext:value-type="float">
            <text:p>19815.7963137996</text:p>
          </table:table-cell>
          <table:table-cell office:value-type="float" office:value="29878.5" calcext:value-type="float">
            <text:p>29878.5</text:p>
          </table:table-cell>
          <table:table-cell office:value-type="float" office:value="27959.5326086957" calcext:value-type="float">
            <text:p>27959.5326086957</text:p>
          </table:table-cell>
          <table:table-cell office:value-type="float" office:value="30037.5108695652" calcext:value-type="float">
            <text:p>30037.5108695652</text:p>
          </table:table-cell>
          <table:table-cell office:value-type="float" office:value="29570.0189035917" calcext:value-type="float">
            <text:p>29570.0189035917</text:p>
          </table:table-cell>
          <table:table-cell office:value-type="float" office:value="32776.3837429112" calcext:value-type="float">
            <text:p>32776.3837429112</text:p>
          </table:table-cell>
          <table:table-cell office:value-type="float" office:value="32965.0723062382" calcext:value-type="float">
            <text:p>32965.0723062382</text:p>
          </table:table-cell>
          <table:table-cell office:value-type="float" office:value="31473.6157844991" calcext:value-type="float">
            <text:p>31473.6157844991</text:p>
          </table:table-cell>
          <table:table-cell office:value-type="float" office:value="30908.7849716446" calcext:value-type="float">
            <text:p>30908.7849716446</text:p>
          </table:table-cell>
          <table:table-cell table:number-columns-repeated="984"/>
        </table:table-row>
        <table:table-row table:style-name="ro1">
          <table:table-cell office:value-type="float" office:value="33635.9139886578" calcext:value-type="float">
            <text:p>33635.9139886578</text:p>
          </table:table-cell>
          <table:table-cell office:value-type="float" office:value="35885.0335538752" calcext:value-type="float">
            <text:p>35885.0335538752</text:p>
          </table:table-cell>
          <table:table-cell office:value-type="float" office:value="34809.8648393195" calcext:value-type="float">
            <text:p>34809.8648393195</text:p>
          </table:table-cell>
          <table:table-cell office:value-type="float" office:value="37290.1928166352" calcext:value-type="float">
            <text:p>37290.1928166352</text:p>
          </table:table-cell>
          <table:table-cell office:value-type="float" office:value="32457.6176748582" calcext:value-type="float">
            <text:p>32457.6176748582</text:p>
          </table:table-cell>
          <table:table-cell office:value-type="float" office:value="34345.741020794" calcext:value-type="float">
            <text:p>34345.741020794</text:p>
          </table:table-cell>
          <table:table-cell office:value-type="float" office:value="31299.0959357278" calcext:value-type="float">
            <text:p>31299.0959357278</text:p>
          </table:table-cell>
          <table:table-cell office:value-type="float" office:value="33606.9201323251" calcext:value-type="float">
            <text:p>33606.9201323251</text:p>
          </table:table-cell>
          <table:table-cell office:value-type="float" office:value="27298.0283553875" calcext:value-type="float">
            <text:p>27298.0283553875</text:p>
          </table:table-cell>
          <table:table-cell office:value-type="float" office:value="24027.1517013233" calcext:value-type="float">
            <text:p>24027.1517013233</text:p>
          </table:table-cell>
          <table:table-cell office:value-type="float" office:value="14666.1961247637" calcext:value-type="float">
            <text:p>14666.1961247637</text:p>
          </table:table-cell>
          <table:table-cell office:value-type="float" office:value="11561.145557656" calcext:value-type="float">
            <text:p>11561.145557656</text:p>
          </table:table-cell>
          <table:table-cell office:value-type="float" office:value="3049.32277882798" calcext:value-type="float">
            <text:p>3049.32277882798</text:p>
          </table:table-cell>
          <table:table-cell office:value-type="float" office:value="2143.71833648393" calcext:value-type="float">
            <text:p>2143.71833648393</text:p>
          </table:table-cell>
          <table:table-cell office:value-type="float" office:value="1167.09168241966" calcext:value-type="float">
            <text:p>1167.09168241966</text:p>
          </table:table-cell>
          <table:table-cell office:value-type="float" office:value="1185.85916824197" calcext:value-type="float">
            <text:p>1185.85916824197</text:p>
          </table:table-cell>
          <table:table-cell office:value-type="float" office:value="1151.16918714556" calcext:value-type="float">
            <text:p>1151.16918714556</text:p>
          </table:table-cell>
          <table:table-cell office:value-type="float" office:value="1171.84168241966" calcext:value-type="float">
            <text:p>1171.84168241966</text:p>
          </table:table-cell>
          <table:table-cell office:value-type="float" office:value="1066.25897920605" calcext:value-type="float">
            <text:p>1066.25897920605</text:p>
          </table:table-cell>
          <table:table-cell office:value-type="float" office:value="1087.16209829868" calcext:value-type="float">
            <text:p>1087.16209829868</text:p>
          </table:table-cell>
          <table:table-cell office:value-type="float" office:value="4675.36767485822" calcext:value-type="float">
            <text:p>4675.36767485822</text:p>
          </table:table-cell>
          <table:table-cell office:value-type="float" office:value="5014.64555765596" calcext:value-type="float">
            <text:p>5014.64555765596</text:p>
          </table:table-cell>
          <table:table-cell office:value-type="float" office:value="5356.16162570888" calcext:value-type="float">
            <text:p>5356.16162570888</text:p>
          </table:table-cell>
          <table:table-cell office:value-type="float" office:value="5711.0949905482" calcext:value-type="float">
            <text:p>5711.0949905482</text:p>
          </table:table-cell>
          <table:table-cell office:value-type="float" office:value="6031.79584120983" calcext:value-type="float">
            <text:p>6031.79584120983</text:p>
          </table:table-cell>
          <table:table-cell office:value-type="float" office:value="6112.6965973535" calcext:value-type="float">
            <text:p>6112.6965973535</text:p>
          </table:table-cell>
          <table:table-cell office:value-type="float" office:value="7950.68809073724" calcext:value-type="float">
            <text:p>7950.68809073724</text:p>
          </table:table-cell>
          <table:table-cell office:value-type="float" office:value="8000.36058601134" calcext:value-type="float">
            <text:p>8000.36058601134</text:p>
          </table:table-cell>
          <table:table-cell office:value-type="float" office:value="10422.550094518" calcext:value-type="float">
            <text:p>10422.550094518</text:p>
          </table:table-cell>
          <table:table-cell office:value-type="float" office:value="10546.3596408318" calcext:value-type="float">
            <text:p>10546.3596408318</text:p>
          </table:table-cell>
          <table:table-cell office:value-type="float" office:value="20621.4569943289" calcext:value-type="float">
            <text:p>20621.4569943289</text:p>
          </table:table-cell>
          <table:table-cell office:value-type="float" office:value="20429.3152173913" calcext:value-type="float">
            <text:p>20429.3152173913</text:p>
          </table:table-cell>
          <table:table-cell office:value-type="float" office:value="30676.6687145558" calcext:value-type="float">
            <text:p>30676.6687145558</text:p>
          </table:table-cell>
          <table:table-cell office:value-type="float" office:value="28629.0415879017" calcext:value-type="float">
            <text:p>28629.0415879017</text:p>
          </table:table-cell>
          <table:table-cell office:value-type="float" office:value="30686.0004725898" calcext:value-type="float">
            <text:p>30686.0004725898</text:p>
          </table:table-cell>
          <table:table-cell office:value-type="float" office:value="30221.7783553875" calcext:value-type="float">
            <text:p>30221.7783553875</text:p>
          </table:table-cell>
          <table:table-cell office:value-type="float" office:value="33438.570415879" calcext:value-type="float">
            <text:p>33438.570415879</text:p>
          </table:table-cell>
          <table:table-cell office:value-type="float" office:value="33657.4366729679" calcext:value-type="float">
            <text:p>33657.4366729679</text:p>
          </table:table-cell>
          <table:table-cell office:value-type="float" office:value="32104.7542533081" calcext:value-type="float">
            <text:p>32104.7542533081</text:p>
          </table:table-cell>
          <table:table-cell office:value-type="float" office:value="31529.3322306238" calcext:value-type="float">
            <text:p>31529.3322306238</text:p>
          </table:table-cell>
          <table:table-cell table:number-columns-repeated="984"/>
        </table:table-row>
        <table:table-row table:style-name="ro1">
          <table:table-cell office:value-type="float" office:value="33819.5179584121" calcext:value-type="float">
            <text:p>33819.5179584121</text:p>
          </table:table-cell>
          <table:table-cell office:value-type="float" office:value="36063.4990548204" calcext:value-type="float">
            <text:p>36063.4990548204</text:p>
          </table:table-cell>
          <table:table-cell office:value-type="float" office:value="34995.6063327032" calcext:value-type="float">
            <text:p>34995.6063327032</text:p>
          </table:table-cell>
          <table:table-cell office:value-type="float" office:value="37447.1290170132" calcext:value-type="float">
            <text:p>37447.1290170132</text:p>
          </table:table-cell>
          <table:table-cell office:value-type="float" office:value="32609.0770321361" calcext:value-type="float">
            <text:p>32609.0770321361</text:p>
          </table:table-cell>
          <table:table-cell office:value-type="float" office:value="34513.4144612476" calcext:value-type="float">
            <text:p>34513.4144612476</text:p>
          </table:table-cell>
          <table:table-cell office:value-type="float" office:value="31439.6129489603" calcext:value-type="float">
            <text:p>31439.6129489603</text:p>
          </table:table-cell>
          <table:table-cell office:value-type="float" office:value="33759.6904536862" calcext:value-type="float">
            <text:p>33759.6904536862</text:p>
          </table:table-cell>
          <table:table-cell office:value-type="float" office:value="27313.2481096408" calcext:value-type="float">
            <text:p>27313.2481096408</text:p>
          </table:table-cell>
          <table:table-cell office:value-type="float" office:value="24016.640831758" calcext:value-type="float">
            <text:p>24016.640831758</text:p>
          </table:table-cell>
          <table:table-cell office:value-type="float" office:value="14598.3449905482" calcext:value-type="float">
            <text:p>14598.3449905482</text:p>
          </table:table-cell>
          <table:table-cell office:value-type="float" office:value="11482.5812854442" calcext:value-type="float">
            <text:p>11482.5812854442</text:p>
          </table:table-cell>
          <table:table-cell office:value-type="float" office:value="3031.92013232514" calcext:value-type="float">
            <text:p>3031.92013232514</text:p>
          </table:table-cell>
          <table:table-cell office:value-type="float" office:value="2131.88610586011" calcext:value-type="float">
            <text:p>2131.88610586011</text:p>
          </table:table-cell>
          <table:table-cell office:value-type="float" office:value="1163.24716446125" calcext:value-type="float">
            <text:p>1163.24716446125</text:p>
          </table:table-cell>
          <table:table-cell office:value-type="float" office:value="1182.38516068053" calcext:value-type="float">
            <text:p>1182.38516068053</text:p>
          </table:table-cell>
          <table:table-cell office:value-type="float" office:value="1145.81190926276" calcext:value-type="float">
            <text:p>1145.81190926276</text:p>
          </table:table-cell>
          <table:table-cell office:value-type="float" office:value="1167.88657844991" calcext:value-type="float">
            <text:p>1167.88657844991</text:p>
          </table:table-cell>
          <table:table-cell office:value-type="float" office:value="1064.69896030246" calcext:value-type="float">
            <text:p>1064.69896030246</text:p>
          </table:table-cell>
          <table:table-cell office:value-type="float" office:value="1085.96975425331" calcext:value-type="float">
            <text:p>1085.96975425331</text:p>
          </table:table-cell>
          <table:table-cell office:value-type="float" office:value="4732.32986767486" calcext:value-type="float">
            <text:p>4732.32986767486</text:p>
          </table:table-cell>
          <table:table-cell office:value-type="float" office:value="5075.10964083176" calcext:value-type="float">
            <text:p>5075.10964083176</text:p>
          </table:table-cell>
          <table:table-cell office:value-type="float" office:value="5423.58648393195" calcext:value-type="float">
            <text:p>5423.58648393195</text:p>
          </table:table-cell>
          <table:table-cell office:value-type="float" office:value="5777.88185255199" calcext:value-type="float">
            <text:p>5777.88185255199</text:p>
          </table:table-cell>
          <table:table-cell office:value-type="float" office:value="6097.59073724008" calcext:value-type="float">
            <text:p>6097.59073724008</text:p>
          </table:table-cell>
          <table:table-cell office:value-type="float" office:value="6176.91257088847" calcext:value-type="float">
            <text:p>6176.91257088847</text:p>
          </table:table-cell>
          <table:table-cell office:value-type="float" office:value="8036.2679584121" calcext:value-type="float">
            <text:p>8036.2679584121</text:p>
          </table:table-cell>
          <table:table-cell office:value-type="float" office:value="8082.11105860114" calcext:value-type="float">
            <text:p>8082.11105860114</text:p>
          </table:table-cell>
          <table:table-cell office:value-type="float" office:value="10534.6252362949" calcext:value-type="float">
            <text:p>10534.6252362949</text:p>
          </table:table-cell>
          <table:table-cell office:value-type="float" office:value="10650.1498109641" calcext:value-type="float">
            <text:p>10650.1498109641</text:p>
          </table:table-cell>
          <table:table-cell office:value-type="float" office:value="20769.668241966" calcext:value-type="float">
            <text:p>20769.668241966</text:p>
          </table:table-cell>
          <table:table-cell office:value-type="float" office:value="20517.3100189036" calcext:value-type="float">
            <text:p>20517.3100189036</text:p>
          </table:table-cell>
          <table:table-cell office:value-type="float" office:value="30691.6469754253" calcext:value-type="float">
            <text:p>30691.6469754253</text:p>
          </table:table-cell>
          <table:table-cell office:value-type="float" office:value="28564.6172022684" calcext:value-type="float">
            <text:p>28564.6172022684</text:p>
          </table:table-cell>
          <table:table-cell office:value-type="float" office:value="30569.8657844991" calcext:value-type="float">
            <text:p>30569.8657844991</text:p>
          </table:table-cell>
          <table:table-cell office:value-type="float" office:value="30103.4480151229" calcext:value-type="float">
            <text:p>30103.4480151229</text:p>
          </table:table-cell>
          <table:table-cell office:value-type="float" office:value="33266.5430056711" calcext:value-type="float">
            <text:p>33266.5430056711</text:p>
          </table:table-cell>
          <table:table-cell office:value-type="float" office:value="33484.0293005671" calcext:value-type="float">
            <text:p>33484.0293005671</text:p>
          </table:table-cell>
          <table:table-cell office:value-type="float" office:value="31904.2414933837" calcext:value-type="float">
            <text:p>31904.2414933837</text:p>
          </table:table-cell>
          <table:table-cell office:value-type="float" office:value="31323.7405482042" calcext:value-type="float">
            <text:p>31323.7405482042</text:p>
          </table:table-cell>
          <table:table-cell table:number-columns-repeated="984"/>
        </table:table-row>
        <table:table-row table:style-name="ro1">
          <table:table-cell office:value-type="float" office:value="33920.3104914934" calcext:value-type="float">
            <text:p>33920.3104914934</text:p>
          </table:table-cell>
          <table:table-cell office:value-type="float" office:value="36196.8482986768" calcext:value-type="float">
            <text:p>36196.8482986768</text:p>
          </table:table-cell>
          <table:table-cell office:value-type="float" office:value="35087.3142722117" calcext:value-type="float">
            <text:p>35087.3142722117</text:p>
          </table:table-cell>
          <table:table-cell office:value-type="float" office:value="37549.584120983" calcext:value-type="float">
            <text:p>37549.584120983</text:p>
          </table:table-cell>
          <table:table-cell office:value-type="float" office:value="32700.9853497164" calcext:value-type="float">
            <text:p>32700.9853497164</text:p>
          </table:table-cell>
          <table:table-cell office:value-type="float" office:value="34613.8775992439" calcext:value-type="float">
            <text:p>34613.8775992439</text:p>
          </table:table-cell>
          <table:table-cell office:value-type="float" office:value="31517.2254253308" calcext:value-type="float">
            <text:p>31517.2254253308</text:p>
          </table:table-cell>
          <table:table-cell office:value-type="float" office:value="33874.0652173913" calcext:value-type="float">
            <text:p>33874.0652173913</text:p>
          </table:table-cell>
          <table:table-cell office:value-type="float" office:value="27533.1583175803" calcext:value-type="float">
            <text:p>27533.1583175803</text:p>
          </table:table-cell>
          <table:table-cell office:value-type="float" office:value="24174.2717391304" calcext:value-type="float">
            <text:p>24174.2717391304</text:p>
          </table:table-cell>
          <table:table-cell office:value-type="float" office:value="14638.6422495274" calcext:value-type="float">
            <text:p>14638.6422495274</text:p>
          </table:table-cell>
          <table:table-cell office:value-type="float" office:value="11505.3374291115" calcext:value-type="float">
            <text:p>11505.3374291115</text:p>
          </table:table-cell>
          <table:table-cell office:value-type="float" office:value="3042.74858223062" calcext:value-type="float">
            <text:p>3042.74858223062</text:p>
          </table:table-cell>
          <table:table-cell office:value-type="float" office:value="2140.86767485822" calcext:value-type="float">
            <text:p>2140.86767485822</text:p>
          </table:table-cell>
          <table:table-cell office:value-type="float" office:value="1168.00189035917" calcext:value-type="float">
            <text:p>1168.00189035917</text:p>
          </table:table-cell>
          <table:table-cell office:value-type="float" office:value="1187.25945179584" calcext:value-type="float">
            <text:p>1187.25945179584</text:p>
          </table:table-cell>
          <table:table-cell office:value-type="float" office:value="1152.58884688091" calcext:value-type="float">
            <text:p>1152.58884688091</text:p>
          </table:table-cell>
          <table:table-cell office:value-type="float" office:value="1173.56332703214" calcext:value-type="float">
            <text:p>1173.56332703214</text:p>
          </table:table-cell>
          <table:table-cell office:value-type="float" office:value="1067.60018903592" calcext:value-type="float">
            <text:p>1067.60018903592</text:p>
          </table:table-cell>
          <table:table-cell office:value-type="float" office:value="1091.49196597354" calcext:value-type="float">
            <text:p>1091.49196597354</text:p>
          </table:table-cell>
          <table:table-cell office:value-type="float" office:value="4884.57088846881" calcext:value-type="float">
            <text:p>4884.57088846881</text:p>
          </table:table-cell>
          <table:table-cell office:value-type="float" office:value="5244.78497164461" calcext:value-type="float">
            <text:p>5244.78497164461</text:p>
          </table:table-cell>
          <table:table-cell office:value-type="float" office:value="5595.39839319471" calcext:value-type="float">
            <text:p>5595.39839319471</text:p>
          </table:table-cell>
          <table:table-cell office:value-type="float" office:value="5956.54584120983" calcext:value-type="float">
            <text:p>5956.54584120983</text:p>
          </table:table-cell>
          <table:table-cell office:value-type="float" office:value="6291.86720226843" calcext:value-type="float">
            <text:p>6291.86720226843</text:p>
          </table:table-cell>
          <table:table-cell office:value-type="float" office:value="6369.87948960303" calcext:value-type="float">
            <text:p>6369.87948960303</text:p>
          </table:table-cell>
          <table:table-cell office:value-type="float" office:value="8288.56710775047" calcext:value-type="float">
            <text:p>8288.56710775047</text:p>
          </table:table-cell>
          <table:table-cell office:value-type="float" office:value="8334.84924385633" calcext:value-type="float">
            <text:p>8334.84924385633</text:p>
          </table:table-cell>
          <table:table-cell office:value-type="float" office:value="10803.6876181474" calcext:value-type="float">
            <text:p>10803.6876181474</text:p>
          </table:table-cell>
          <table:table-cell office:value-type="float" office:value="10911.4480151229" calcext:value-type="float">
            <text:p>10911.4480151229</text:p>
          </table:table-cell>
          <table:table-cell office:value-type="float" office:value="21211.3407372401" calcext:value-type="float">
            <text:p>21211.3407372401</text:p>
          </table:table-cell>
          <table:table-cell office:value-type="float" office:value="20894.7396030246" calcext:value-type="float">
            <text:p>20894.7396030246</text:p>
          </table:table-cell>
          <table:table-cell office:value-type="float" office:value="31134.1828922495" calcext:value-type="float">
            <text:p>31134.1828922495</text:p>
          </table:table-cell>
          <table:table-cell office:value-type="float" office:value="28891.4376181474" calcext:value-type="float">
            <text:p>28891.4376181474</text:p>
          </table:table-cell>
          <table:table-cell office:value-type="float" office:value="30878.047731569" calcext:value-type="float">
            <text:p>30878.047731569</text:p>
          </table:table-cell>
          <table:table-cell office:value-type="float" office:value="30372.0822306238" calcext:value-type="float">
            <text:p>30372.0822306238</text:p>
          </table:table-cell>
          <table:table-cell office:value-type="float" office:value="33521.9579395085" calcext:value-type="float">
            <text:p>33521.9579395085</text:p>
          </table:table-cell>
          <table:table-cell office:value-type="float" office:value="33776.3648393195" calcext:value-type="float">
            <text:p>33776.3648393195</text:p>
          </table:table-cell>
          <table:table-cell office:value-type="float" office:value="32124.6309073724" calcext:value-type="float">
            <text:p>32124.6309073724</text:p>
          </table:table-cell>
          <table:table-cell office:value-type="float" office:value="31548.3180529301" calcext:value-type="float">
            <text:p>31548.3180529301</text:p>
          </table:table-cell>
          <table:table-cell table:number-columns-repeated="984"/>
        </table:table-row>
        <table:table-row table:style-name="ro1">
          <table:table-cell office:value-type="float" office:value="34171.9480151229" calcext:value-type="float">
            <text:p>34171.9480151229</text:p>
          </table:table-cell>
          <table:table-cell office:value-type="float" office:value="36433.5056710775" calcext:value-type="float">
            <text:p>36433.5056710775</text:p>
          </table:table-cell>
          <table:table-cell office:value-type="float" office:value="35351.8350661626" calcext:value-type="float">
            <text:p>35351.8350661626</text:p>
          </table:table-cell>
          <table:table-cell office:value-type="float" office:value="37815.143194707" calcext:value-type="float">
            <text:p>37815.143194707</text:p>
          </table:table-cell>
          <table:table-cell office:value-type="float" office:value="32935.3638941399" calcext:value-type="float">
            <text:p>32935.3638941399</text:p>
          </table:table-cell>
          <table:table-cell office:value-type="float" office:value="34868.1233459357" calcext:value-type="float">
            <text:p>34868.1233459357</text:p>
          </table:table-cell>
          <table:table-cell office:value-type="float" office:value="31749.070415879" calcext:value-type="float">
            <text:p>31749.070415879</text:p>
          </table:table-cell>
          <table:table-cell office:value-type="float" office:value="34130.0675803403" calcext:value-type="float">
            <text:p>34130.0675803403</text:p>
          </table:table-cell>
          <table:table-cell office:value-type="float" office:value="27585.2821361059" calcext:value-type="float">
            <text:p>27585.2821361059</text:p>
          </table:table-cell>
          <table:table-cell office:value-type="float" office:value="24196.2594517958" calcext:value-type="float">
            <text:p>24196.2594517958</text:p>
          </table:table-cell>
          <table:table-cell office:value-type="float" office:value="14597.7802457467" calcext:value-type="float">
            <text:p>14597.7802457467</text:p>
          </table:table-cell>
          <table:table-cell office:value-type="float" office:value="11458.5288279773" calcext:value-type="float">
            <text:p>11458.5288279773</text:p>
          </table:table-cell>
          <table:table-cell office:value-type="float" office:value="3029.29725897921" calcext:value-type="float">
            <text:p>3029.29725897921</text:p>
          </table:table-cell>
          <table:table-cell office:value-type="float" office:value="2131.9404536862" calcext:value-type="float">
            <text:p>2131.9404536862</text:p>
          </table:table-cell>
          <table:table-cell office:value-type="float" office:value="1166.47211720227" calcext:value-type="float">
            <text:p>1166.47211720227</text:p>
          </table:table-cell>
          <table:table-cell office:value-type="float" office:value="1186.87003780718" calcext:value-type="float">
            <text:p>1186.87003780718</text:p>
          </table:table-cell>
          <table:table-cell office:value-type="float" office:value="1149.78260869565" calcext:value-type="float">
            <text:p>1149.78260869565</text:p>
          </table:table-cell>
          <table:table-cell office:value-type="float" office:value="1170.9820415879" calcext:value-type="float">
            <text:p>1170.9820415879</text:p>
          </table:table-cell>
          <table:table-cell office:value-type="float" office:value="1067.10255198488" calcext:value-type="float">
            <text:p>1067.10255198488</text:p>
          </table:table-cell>
          <table:table-cell office:value-type="float" office:value="1091.6370510397" calcext:value-type="float">
            <text:p>1091.6370510397</text:p>
          </table:table-cell>
          <table:table-cell office:value-type="float" office:value="4996.48629489603" calcext:value-type="float">
            <text:p>4996.48629489603</text:p>
          </table:table-cell>
          <table:table-cell office:value-type="float" office:value="5361.94754253308" calcext:value-type="float">
            <text:p>5361.94754253308</text:p>
          </table:table-cell>
          <table:table-cell office:value-type="float" office:value="5719.65075614367" calcext:value-type="float">
            <text:p>5719.65075614367</text:p>
          </table:table-cell>
          <table:table-cell office:value-type="float" office:value="6078.96739130435" calcext:value-type="float">
            <text:p>6078.96739130435</text:p>
          </table:table-cell>
          <table:table-cell office:value-type="float" office:value="6422.98345935728" calcext:value-type="float">
            <text:p>6422.98345935728</text:p>
          </table:table-cell>
          <table:table-cell office:value-type="float" office:value="6501.13327032136" calcext:value-type="float">
            <text:p>6501.13327032136</text:p>
          </table:table-cell>
          <table:table-cell office:value-type="float" office:value="8461.90689981096" calcext:value-type="float">
            <text:p>8461.90689981096</text:p>
          </table:table-cell>
          <table:table-cell office:value-type="float" office:value="8513.55765595463" calcext:value-type="float">
            <text:p>8513.55765595463</text:p>
          </table:table-cell>
          <table:table-cell office:value-type="float" office:value="11028.9390359168" calcext:value-type="float">
            <text:p>11028.9390359168</text:p>
          </table:table-cell>
          <table:table-cell office:value-type="float" office:value="11136.6696597354" calcext:value-type="float">
            <text:p>11136.6696597354</text:p>
          </table:table-cell>
          <table:table-cell office:value-type="float" office:value="21570.7722117202" calcext:value-type="float">
            <text:p>21570.7722117202</text:p>
          </table:table-cell>
          <table:table-cell office:value-type="float" office:value="21180.9792060492" calcext:value-type="float">
            <text:p>21180.9792060492</text:p>
          </table:table-cell>
          <table:table-cell office:value-type="float" office:value="31437.4357277883" calcext:value-type="float">
            <text:p>31437.4357277883</text:p>
          </table:table-cell>
          <table:table-cell office:value-type="float" office:value="29125.5600189036" calcext:value-type="float">
            <text:p>29125.5600189036</text:p>
          </table:table-cell>
          <table:table-cell office:value-type="float" office:value="31057.4792060492" calcext:value-type="float">
            <text:p>31057.4792060492</text:p>
          </table:table-cell>
          <table:table-cell office:value-type="float" office:value="30541.497637051" calcext:value-type="float">
            <text:p>30541.497637051</text:p>
          </table:table-cell>
          <table:table-cell office:value-type="float" office:value="33667.5656899811" calcext:value-type="float">
            <text:p>33667.5656899811</text:p>
          </table:table-cell>
          <table:table-cell office:value-type="float" office:value="33926.7816635161" calcext:value-type="float">
            <text:p>33926.7816635161</text:p>
          </table:table-cell>
          <table:table-cell office:value-type="float" office:value="32249.6696597354" calcext:value-type="float">
            <text:p>32249.6696597354</text:p>
          </table:table-cell>
          <table:table-cell office:value-type="float" office:value="31645.8412098299" calcext:value-type="float">
            <text:p>31645.8412098299</text:p>
          </table:table-cell>
          <table:table-cell table:number-columns-repeated="984"/>
        </table:table-row>
        <table:table-row table:style-name="ro1">
          <table:table-cell office:value-type="float" office:value="34300.5756143667" calcext:value-type="float">
            <text:p>34300.5756143667</text:p>
          </table:table-cell>
          <table:table-cell office:value-type="float" office:value="36594.7778827977" calcext:value-type="float">
            <text:p>36594.7778827977</text:p>
          </table:table-cell>
          <table:table-cell office:value-type="float" office:value="35503.4371455577" calcext:value-type="float">
            <text:p>35503.4371455577</text:p>
          </table:table-cell>
          <table:table-cell office:value-type="float" office:value="37967.5259924386" calcext:value-type="float">
            <text:p>37967.5259924386</text:p>
          </table:table-cell>
          <table:table-cell office:value-type="float" office:value="33067.3624763705" calcext:value-type="float">
            <text:p>33067.3624763705</text:p>
          </table:table-cell>
          <table:table-cell office:value-type="float" office:value="35005.8832703214" calcext:value-type="float">
            <text:p>35005.8832703214</text:p>
          </table:table-cell>
          <table:table-cell office:value-type="float" office:value="31877.859168242" calcext:value-type="float">
            <text:p>31877.859168242</text:p>
          </table:table-cell>
          <table:table-cell office:value-type="float" office:value="34275.2674858223" calcext:value-type="float">
            <text:p>34275.2674858223</text:p>
          </table:table-cell>
          <table:table-cell office:value-type="float" office:value="27759.3823251418" calcext:value-type="float">
            <text:p>27759.3823251418</text:p>
          </table:table-cell>
          <table:table-cell office:value-type="float" office:value="24294.0184310019" calcext:value-type="float">
            <text:p>24294.0184310019</text:p>
          </table:table-cell>
          <table:table-cell office:value-type="float" office:value="14606.7117202268" calcext:value-type="float">
            <text:p>14606.7117202268</text:p>
          </table:table-cell>
          <table:table-cell office:value-type="float" office:value="11434.9423440454" calcext:value-type="float">
            <text:p>11434.9423440454</text:p>
          </table:table-cell>
          <table:table-cell office:value-type="float" office:value="3032.68241965974" calcext:value-type="float">
            <text:p>3032.68241965974</text:p>
          </table:table-cell>
          <table:table-cell office:value-type="float" office:value="2132.62759924386" calcext:value-type="float">
            <text:p>2132.62759924386</text:p>
          </table:table-cell>
          <table:table-cell office:value-type="float" office:value="1169.46928166352" calcext:value-type="float">
            <text:p>1169.46928166352</text:p>
          </table:table-cell>
          <table:table-cell office:value-type="float" office:value="1188.22778827977" calcext:value-type="float">
            <text:p>1188.22778827977</text:p>
          </table:table-cell>
          <table:table-cell office:value-type="float" office:value="1152.69801512287" calcext:value-type="float">
            <text:p>1152.69801512287</text:p>
          </table:table-cell>
          <table:table-cell office:value-type="float" office:value="1173.32561436673" calcext:value-type="float">
            <text:p>1173.32561436673</text:p>
          </table:table-cell>
          <table:table-cell office:value-type="float" office:value="1069.06852551985" calcext:value-type="float">
            <text:p>1069.06852551985</text:p>
          </table:table-cell>
          <table:table-cell office:value-type="float" office:value="1094.60822306238" calcext:value-type="float">
            <text:p>1094.60822306238</text:p>
          </table:table-cell>
          <table:table-cell office:value-type="float" office:value="5091.41729678639" calcext:value-type="float">
            <text:p>5091.41729678639</text:p>
          </table:table-cell>
          <table:table-cell office:value-type="float" office:value="5474.70652173913" calcext:value-type="float">
            <text:p>5474.70652173913</text:p>
          </table:table-cell>
          <table:table-cell office:value-type="float" office:value="5828.9050094518" calcext:value-type="float">
            <text:p>5828.9050094518</text:p>
          </table:table-cell>
          <table:table-cell office:value-type="float" office:value="6191.04489603025" calcext:value-type="float">
            <text:p>6191.04489603025</text:p>
          </table:table-cell>
          <table:table-cell office:value-type="float" office:value="6552.0949905482" calcext:value-type="float">
            <text:p>6552.0949905482</text:p>
          </table:table-cell>
          <table:table-cell office:value-type="float" office:value="6620.55009451796" calcext:value-type="float">
            <text:p>6620.55009451796</text:p>
          </table:table-cell>
          <table:table-cell office:value-type="float" office:value="8625.43903591683" calcext:value-type="float">
            <text:p>8625.43903591683</text:p>
          </table:table-cell>
          <table:table-cell office:value-type="float" office:value="8663.89224952741" calcext:value-type="float">
            <text:p>8663.89224952741</text:p>
          </table:table-cell>
          <table:table-cell office:value-type="float" office:value="11426.4839319471" calcext:value-type="float">
            <text:p>11426.4839319471</text:p>
          </table:table-cell>
          <table:table-cell office:value-type="float" office:value="11514.0723062382" calcext:value-type="float">
            <text:p>11514.0723062382</text:p>
          </table:table-cell>
          <table:table-cell office:value-type="float" office:value="22264.9702268431" calcext:value-type="float">
            <text:p>22264.9702268431</text:p>
          </table:table-cell>
          <table:table-cell office:value-type="float" office:value="21768.0708884688" calcext:value-type="float">
            <text:p>21768.0708884688</text:p>
          </table:table-cell>
          <table:table-cell office:value-type="float" office:value="32202.4338374291" calcext:value-type="float">
            <text:p>32202.4338374291</text:p>
          </table:table-cell>
          <table:table-cell office:value-type="float" office:value="29779.5812854442" calcext:value-type="float">
            <text:p>29779.5812854442</text:p>
          </table:table-cell>
          <table:table-cell office:value-type="float" office:value="31686.9206049149" calcext:value-type="float">
            <text:p>31686.9206049149</text:p>
          </table:table-cell>
          <table:table-cell office:value-type="float" office:value="31154.3610586011" calcext:value-type="float">
            <text:p>31154.3610586011</text:p>
          </table:table-cell>
          <table:table-cell office:value-type="float" office:value="34335.9815689981" calcext:value-type="float">
            <text:p>34335.9815689981</text:p>
          </table:table-cell>
          <table:table-cell office:value-type="float" office:value="34580.2906427221" calcext:value-type="float">
            <text:p>34580.2906427221</text:p>
          </table:table-cell>
          <table:table-cell office:value-type="float" office:value="32835.4593572779" calcext:value-type="float">
            <text:p>32835.4593572779</text:p>
          </table:table-cell>
          <table:table-cell office:value-type="float" office:value="32204.0335538752" calcext:value-type="float">
            <text:p>32204.0335538752</text:p>
          </table:table-cell>
          <table:table-cell table:number-columns-repeated="984"/>
        </table:table-row>
        <table:table-row table:style-name="ro1">
          <table:table-cell office:value-type="float" office:value="34393.2277882798" calcext:value-type="float">
            <text:p>34393.2277882798</text:p>
          </table:table-cell>
          <table:table-cell office:value-type="float" office:value="36659.4650283554" calcext:value-type="float">
            <text:p>36659.4650283554</text:p>
          </table:table-cell>
          <table:table-cell office:value-type="float" office:value="35569.5562381853" calcext:value-type="float">
            <text:p>35569.5562381853</text:p>
          </table:table-cell>
          <table:table-cell office:value-type="float" office:value="38019.6233459357" calcext:value-type="float">
            <text:p>38019.6233459357</text:p>
          </table:table-cell>
          <table:table-cell office:value-type="float" office:value="33116.6346880907" calcext:value-type="float">
            <text:p>33116.6346880907</text:p>
          </table:table-cell>
          <table:table-cell office:value-type="float" office:value="35088.9376181475" calcext:value-type="float">
            <text:p>35088.9376181475</text:p>
          </table:table-cell>
          <table:table-cell office:value-type="float" office:value="31908.2570888469" calcext:value-type="float">
            <text:p>31908.2570888469</text:p>
          </table:table-cell>
          <table:table-cell office:value-type="float" office:value="34357.6280718337" calcext:value-type="float">
            <text:p>34357.6280718337</text:p>
          </table:table-cell>
          <table:table-cell office:value-type="float" office:value="27829.7882797732" calcext:value-type="float">
            <text:p>27829.7882797732</text:p>
          </table:table-cell>
          <table:table-cell office:value-type="float" office:value="24313.918241966" calcext:value-type="float">
            <text:p>24313.918241966</text:p>
          </table:table-cell>
          <table:table-cell office:value-type="float" office:value="14568.9664461248" calcext:value-type="float">
            <text:p>14568.9664461248</text:p>
          </table:table-cell>
          <table:table-cell office:value-type="float" office:value="11399.2986767486" calcext:value-type="float">
            <text:p>11399.2986767486</text:p>
          </table:table-cell>
          <table:table-cell office:value-type="float" office:value="3024.71502835539" calcext:value-type="float">
            <text:p>3024.71502835539</text:p>
          </table:table-cell>
          <table:table-cell office:value-type="float" office:value="2127.70557655955" calcext:value-type="float">
            <text:p>2127.70557655955</text:p>
          </table:table-cell>
          <table:table-cell office:value-type="float" office:value="1168.37759924386" calcext:value-type="float">
            <text:p>1168.37759924386</text:p>
          </table:table-cell>
          <table:table-cell office:value-type="float" office:value="1188.54206049149" calcext:value-type="float">
            <text:p>1188.54206049149</text:p>
          </table:table-cell>
          <table:table-cell office:value-type="float" office:value="1151.9286389414" calcext:value-type="float">
            <text:p>1151.9286389414</text:p>
          </table:table-cell>
          <table:table-cell office:value-type="float" office:value="1172.55529300567" calcext:value-type="float">
            <text:p>1172.55529300567</text:p>
          </table:table-cell>
          <table:table-cell office:value-type="float" office:value="1068.72589792061" calcext:value-type="float">
            <text:p>1068.72589792061</text:p>
          </table:table-cell>
          <table:table-cell office:value-type="float" office:value="1094.68052930057" calcext:value-type="float">
            <text:p>1094.68052930057</text:p>
          </table:table-cell>
          <table:table-cell office:value-type="float" office:value="5156.4584120983" calcext:value-type="float">
            <text:p>5156.4584120983</text:p>
          </table:table-cell>
          <table:table-cell office:value-type="float" office:value="5538.0652173913" calcext:value-type="float">
            <text:p>5538.0652173913</text:p>
          </table:table-cell>
          <table:table-cell office:value-type="float" office:value="5894.23724007561" calcext:value-type="float">
            <text:p>5894.23724007561</text:p>
          </table:table-cell>
          <table:table-cell office:value-type="float" office:value="6256.24905482042" calcext:value-type="float">
            <text:p>6256.24905482042</text:p>
          </table:table-cell>
          <table:table-cell office:value-type="float" office:value="6619.43241965974" calcext:value-type="float">
            <text:p>6619.43241965974</text:p>
          </table:table-cell>
          <table:table-cell office:value-type="float" office:value="6688.27221172023" calcext:value-type="float">
            <text:p>6688.27221172023</text:p>
          </table:table-cell>
          <table:table-cell office:value-type="float" office:value="8713.05671077505" calcext:value-type="float">
            <text:p>8713.05671077505</text:p>
          </table:table-cell>
          <table:table-cell office:value-type="float" office:value="8756.64461247637" calcext:value-type="float">
            <text:p>8756.64461247637</text:p>
          </table:table-cell>
          <table:table-cell office:value-type="float" office:value="11697.6389413989" calcext:value-type="float">
            <text:p>11697.6389413989</text:p>
          </table:table-cell>
          <table:table-cell office:value-type="float" office:value="11780.6413043478" calcext:value-type="float">
            <text:p>11780.6413043478</text:p>
          </table:table-cell>
          <table:table-cell office:value-type="float" office:value="22700.7112476371" calcext:value-type="float">
            <text:p>22700.7112476371</text:p>
          </table:table-cell>
          <table:table-cell office:value-type="float" office:value="22119.390831758" calcext:value-type="float">
            <text:p>22119.390831758</text:p>
          </table:table-cell>
          <table:table-cell office:value-type="float" office:value="32625.3965028355" calcext:value-type="float">
            <text:p>32625.3965028355</text:p>
          </table:table-cell>
          <table:table-cell office:value-type="float" office:value="30079.1502835539" calcext:value-type="float">
            <text:p>30079.1502835539</text:p>
          </table:table-cell>
          <table:table-cell office:value-type="float" office:value="31960.3464083176" calcext:value-type="float">
            <text:p>31960.3464083176</text:p>
          </table:table-cell>
          <table:table-cell office:value-type="float" office:value="31417.502362949" calcext:value-type="float">
            <text:p>31417.502362949</text:p>
          </table:table-cell>
          <table:table-cell office:value-type="float" office:value="34567.7254253308" calcext:value-type="float">
            <text:p>34567.7254253308</text:p>
          </table:table-cell>
          <table:table-cell office:value-type="float" office:value="34827.2495274102" calcext:value-type="float">
            <text:p>34827.2495274102</text:p>
          </table:table-cell>
          <table:table-cell office:value-type="float" office:value="33025.4867674858" calcext:value-type="float">
            <text:p>33025.4867674858</text:p>
          </table:table-cell>
          <table:table-cell office:value-type="float" office:value="32400.6550094518" calcext:value-type="float">
            <text:p>32400.6550094518</text:p>
          </table:table-cell>
          <table:table-cell table:number-columns-repeated="984"/>
        </table:table-row>
        <table:table-row table:style-name="ro1">
          <table:table-cell office:value-type="float" office:value="34493.8029300567" calcext:value-type="float">
            <text:p>34493.8029300567</text:p>
          </table:table-cell>
          <table:table-cell office:value-type="float" office:value="36781.593100189" calcext:value-type="float">
            <text:p>36781.593100189</text:p>
          </table:table-cell>
          <table:table-cell office:value-type="float" office:value="35691.0458412098" calcext:value-type="float">
            <text:p>35691.0458412098</text:p>
          </table:table-cell>
          <table:table-cell office:value-type="float" office:value="38133.6238185255" calcext:value-type="float">
            <text:p>38133.6238185255</text:p>
          </table:table-cell>
          <table:table-cell office:value-type="float" office:value="33212.3208884688" calcext:value-type="float">
            <text:p>33212.3208884688</text:p>
          </table:table-cell>
          <table:table-cell office:value-type="float" office:value="35183.7112476371" calcext:value-type="float">
            <text:p>35183.7112476371</text:p>
          </table:table-cell>
          <table:table-cell office:value-type="float" office:value="31994.7821361059" calcext:value-type="float">
            <text:p>31994.7821361059</text:p>
          </table:table-cell>
          <table:table-cell office:value-type="float" office:value="34459.4569943289" calcext:value-type="float">
            <text:p>34459.4569943289</text:p>
          </table:table-cell>
          <table:table-cell office:value-type="float" office:value="27894.8445179584" calcext:value-type="float">
            <text:p>27894.8445179584</text:p>
          </table:table-cell>
          <table:table-cell office:value-type="float" office:value="24338.1890359168" calcext:value-type="float">
            <text:p>24338.1890359168</text:p>
          </table:table-cell>
          <table:table-cell office:value-type="float" office:value="14524.2296786389" calcext:value-type="float">
            <text:p>14524.2296786389</text:p>
          </table:table-cell>
          <table:table-cell office:value-type="float" office:value="11343.5439508507" calcext:value-type="float">
            <text:p>11343.5439508507</text:p>
          </table:table-cell>
          <table:table-cell office:value-type="float" office:value="3013.58506616257" calcext:value-type="float">
            <text:p>3013.58506616257</text:p>
          </table:table-cell>
          <table:table-cell office:value-type="float" office:value="2120.26984877127" calcext:value-type="float">
            <text:p>2120.26984877127</text:p>
          </table:table-cell>
          <table:table-cell office:value-type="float" office:value="1167.15973534972" calcext:value-type="float">
            <text:p>1167.15973534972</text:p>
          </table:table-cell>
          <table:table-cell office:value-type="float" office:value="1188.89130434783" calcext:value-type="float">
            <text:p>1188.89130434783</text:p>
          </table:table-cell>
          <table:table-cell office:value-type="float" office:value="1150.99196597354" calcext:value-type="float">
            <text:p>1150.99196597354</text:p>
          </table:table-cell>
          <table:table-cell office:value-type="float" office:value="1172.6190926276" calcext:value-type="float">
            <text:p>1172.6190926276</text:p>
          </table:table-cell>
          <table:table-cell office:value-type="float" office:value="1070.46313799622" calcext:value-type="float">
            <text:p>1070.46313799622</text:p>
          </table:table-cell>
          <table:table-cell office:value-type="float" office:value="1096.94281663516" calcext:value-type="float">
            <text:p>1096.94281663516</text:p>
          </table:table-cell>
          <table:table-cell office:value-type="float" office:value="5304.85491493384" calcext:value-type="float">
            <text:p>5304.85491493384</text:p>
          </table:table-cell>
          <table:table-cell office:value-type="float" office:value="5706.56994328923" calcext:value-type="float">
            <text:p>5706.56994328923</text:p>
          </table:table-cell>
          <table:table-cell office:value-type="float" office:value="6048.5713610586" calcext:value-type="float">
            <text:p>6048.5713610586</text:p>
          </table:table-cell>
          <table:table-cell office:value-type="float" office:value="6430.28497164461" calcext:value-type="float">
            <text:p>6430.28497164461</text:p>
          </table:table-cell>
          <table:table-cell office:value-type="float" office:value="6792.37996219282" calcext:value-type="float">
            <text:p>6792.37996219282</text:p>
          </table:table-cell>
          <table:table-cell office:value-type="float" office:value="6867.36531190926" calcext:value-type="float">
            <text:p>6867.36531190926</text:p>
          </table:table-cell>
          <table:table-cell office:value-type="float" office:value="8942.53449905482" calcext:value-type="float">
            <text:p>8942.53449905482</text:p>
          </table:table-cell>
          <table:table-cell office:value-type="float" office:value="8981.2556710775" calcext:value-type="float">
            <text:p>8981.2556710775</text:p>
          </table:table-cell>
          <table:table-cell office:value-type="float" office:value="11924.390831758" calcext:value-type="float">
            <text:p>11924.390831758</text:p>
          </table:table-cell>
          <table:table-cell office:value-type="float" office:value="11993.0212665406" calcext:value-type="float">
            <text:p>11993.0212665406</text:p>
          </table:table-cell>
          <table:table-cell office:value-type="float" office:value="23059.5193761815" calcext:value-type="float">
            <text:p>23059.5193761815</text:p>
          </table:table-cell>
          <table:table-cell office:value-type="float" office:value="22391.4981096408" calcext:value-type="float">
            <text:p>22391.4981096408</text:p>
          </table:table-cell>
          <table:table-cell office:value-type="float" office:value="32925.7254253308" calcext:value-type="float">
            <text:p>32925.7254253308</text:p>
          </table:table-cell>
          <table:table-cell office:value-type="float" office:value="30288.7084120983" calcext:value-type="float">
            <text:p>30288.7084120983</text:p>
          </table:table-cell>
          <table:table-cell office:value-type="float" office:value="32139.8667296786" calcext:value-type="float">
            <text:p>32139.8667296786</text:p>
          </table:table-cell>
          <table:table-cell office:value-type="float" office:value="31575.7934782609" calcext:value-type="float">
            <text:p>31575.7934782609</text:p>
          </table:table-cell>
          <table:table-cell office:value-type="float" office:value="34717.5685255199" calcext:value-type="float">
            <text:p>34717.5685255199</text:p>
          </table:table-cell>
          <table:table-cell office:value-type="float" office:value="34988.7939508507" calcext:value-type="float">
            <text:p>34988.7939508507</text:p>
          </table:table-cell>
          <table:table-cell office:value-type="float" office:value="33151.6157844991" calcext:value-type="float">
            <text:p>33151.6157844991</text:p>
          </table:table-cell>
          <table:table-cell office:value-type="float" office:value="32499.2211720227" calcext:value-type="float">
            <text:p>32499.2211720227</text:p>
          </table:table-cell>
          <table:table-cell table:number-columns-repeated="984"/>
        </table:table-row>
        <table:table-row table:style-name="ro1">
          <table:table-cell office:value-type="float" office:value="34746.6346880907" calcext:value-type="float">
            <text:p>34746.6346880907</text:p>
          </table:table-cell>
          <table:table-cell office:value-type="float" office:value="37068.3369565217" calcext:value-type="float">
            <text:p>37068.3369565217</text:p>
          </table:table-cell>
          <table:table-cell office:value-type="float" office:value="35966.7197542533" calcext:value-type="float">
            <text:p>35966.7197542533</text:p>
          </table:table-cell>
          <table:table-cell office:value-type="float" office:value="38460.929584121" calcext:value-type="float">
            <text:p>38460.929584121</text:p>
          </table:table-cell>
          <table:table-cell office:value-type="float" office:value="33497.856805293" calcext:value-type="float">
            <text:p>33497.856805293</text:p>
          </table:table-cell>
          <table:table-cell office:value-type="float" office:value="35488.8601134216" calcext:value-type="float">
            <text:p>35488.8601134216</text:p>
          </table:table-cell>
          <table:table-cell office:value-type="float" office:value="32266.002362949" calcext:value-type="float">
            <text:p>32266.002362949</text:p>
          </table:table-cell>
          <table:table-cell office:value-type="float" office:value="34779.5637996219" calcext:value-type="float">
            <text:p>34779.5637996219</text:p>
          </table:table-cell>
          <table:table-cell office:value-type="float" office:value="27987.5822306238" calcext:value-type="float">
            <text:p>27987.5822306238</text:p>
          </table:table-cell>
          <table:table-cell office:value-type="float" office:value="24397.9276937618" calcext:value-type="float">
            <text:p>24397.9276937618</text:p>
          </table:table-cell>
          <table:table-cell office:value-type="float" office:value="14489.1649338374" calcext:value-type="float">
            <text:p>14489.1649338374</text:p>
          </table:table-cell>
          <table:table-cell office:value-type="float" office:value="11314.6379962193" calcext:value-type="float">
            <text:p>11314.6379962193</text:p>
          </table:table-cell>
          <table:table-cell office:value-type="float" office:value="3007.71219281664" calcext:value-type="float">
            <text:p>3007.71219281664</text:p>
          </table:table-cell>
          <table:table-cell office:value-type="float" office:value="2115.92296786389" calcext:value-type="float">
            <text:p>2115.92296786389</text:p>
          </table:table-cell>
          <table:table-cell office:value-type="float" office:value="1167.37098298677" calcext:value-type="float">
            <text:p>1167.37098298677</text:p>
          </table:table-cell>
          <table:table-cell office:value-type="float" office:value="1188.00141776938" calcext:value-type="float">
            <text:p>1188.00141776938</text:p>
          </table:table-cell>
          <table:table-cell office:value-type="float" office:value="1152.09829867675" calcext:value-type="float">
            <text:p>1152.09829867675</text:p>
          </table:table-cell>
          <table:table-cell office:value-type="float" office:value="1172.66162570888" calcext:value-type="float">
            <text:p>1172.66162570888</text:p>
          </table:table-cell>
          <table:table-cell office:value-type="float" office:value="1070.52788279773" calcext:value-type="float">
            <text:p>1070.52788279773</text:p>
          </table:table-cell>
          <table:table-cell office:value-type="float" office:value="1098.39839319471" calcext:value-type="float">
            <text:p>1098.39839319471</text:p>
          </table:table-cell>
          <table:table-cell office:value-type="float" office:value="5399.85775047259" calcext:value-type="float">
            <text:p>5399.85775047259</text:p>
          </table:table-cell>
          <table:table-cell office:value-type="float" office:value="5804.89083175803" calcext:value-type="float">
            <text:p>5804.89083175803</text:p>
          </table:table-cell>
          <table:table-cell office:value-type="float" office:value="6162.55198487713" calcext:value-type="float">
            <text:p>6162.55198487713</text:p>
          </table:table-cell>
          <table:table-cell office:value-type="float" office:value="6537.34971644613" calcext:value-type="float">
            <text:p>6537.34971644613</text:p>
          </table:table-cell>
          <table:table-cell office:value-type="float" office:value="6923.79111531191" calcext:value-type="float">
            <text:p>6923.79111531191</text:p>
          </table:table-cell>
          <table:table-cell office:value-type="float" office:value="6986.58837429112" calcext:value-type="float">
            <text:p>6986.58837429112</text:p>
          </table:table-cell>
          <table:table-cell office:value-type="float" office:value="9109.70132325142" calcext:value-type="float">
            <text:p>9109.70132325142</text:p>
          </table:table-cell>
          <table:table-cell office:value-type="float" office:value="9147.72589792061" calcext:value-type="float">
            <text:p>9147.72589792061</text:p>
          </table:table-cell>
          <table:table-cell office:value-type="float" office:value="12196.3312854442" calcext:value-type="float">
            <text:p>12196.3312854442</text:p>
          </table:table-cell>
          <table:table-cell office:value-type="float" office:value="12251.9801512287" calcext:value-type="float">
            <text:p>12251.9801512287</text:p>
          </table:table-cell>
          <table:table-cell office:value-type="float" office:value="23477.0628544423" calcext:value-type="float">
            <text:p>23477.0628544423</text:p>
          </table:table-cell>
          <table:table-cell office:value-type="float" office:value="22734.6077504726" calcext:value-type="float">
            <text:p>22734.6077504726</text:p>
          </table:table-cell>
          <table:table-cell office:value-type="float" office:value="33332.4201323251" calcext:value-type="float">
            <text:p>33332.4201323251</text:p>
          </table:table-cell>
          <table:table-cell office:value-type="float" office:value="30586.3738185255" calcext:value-type="float">
            <text:p>30586.3738185255</text:p>
          </table:table-cell>
          <table:table-cell office:value-type="float" office:value="32404.3601134216" calcext:value-type="float">
            <text:p>32404.3601134216</text:p>
          </table:table-cell>
          <table:table-cell office:value-type="float" office:value="31831.8553875236" calcext:value-type="float">
            <text:p>31831.8553875236</text:p>
          </table:table-cell>
          <table:table-cell office:value-type="float" office:value="34951.3331758034" calcext:value-type="float">
            <text:p>34951.3331758034</text:p>
          </table:table-cell>
          <table:table-cell office:value-type="float" office:value="35249.6370510397" calcext:value-type="float">
            <text:p>35249.6370510397</text:p>
          </table:table-cell>
          <table:table-cell office:value-type="float" office:value="33358.0037807183" calcext:value-type="float">
            <text:p>33358.0037807183</text:p>
          </table:table-cell>
          <table:table-cell office:value-type="float" office:value="32694.4574669187" calcext:value-type="float">
            <text:p>32694.4574669187</text:p>
          </table:table-cell>
          <table:table-cell table:number-columns-repeated="984"/>
        </table:table-row>
        <table:table-row table:style-name="ro1">
          <table:table-cell office:value-type="float" office:value="34879.2344045369" calcext:value-type="float">
            <text:p>34879.2344045369</text:p>
          </table:table-cell>
          <table:table-cell office:value-type="float" office:value="37187.3383742911" calcext:value-type="float">
            <text:p>37187.3383742911</text:p>
          </table:table-cell>
          <table:table-cell office:value-type="float" office:value="36121.7225897921" calcext:value-type="float">
            <text:p>36121.7225897921</text:p>
          </table:table-cell>
          <table:table-cell office:value-type="float" office:value="38601.036389414" calcext:value-type="float">
            <text:p>38601.036389414</text:p>
          </table:table-cell>
          <table:table-cell office:value-type="float" office:value="33660.1025519849" calcext:value-type="float">
            <text:p>33660.1025519849</text:p>
          </table:table-cell>
          <table:table-cell office:value-type="float" office:value="35652.5982986768" calcext:value-type="float">
            <text:p>35652.5982986768</text:p>
          </table:table-cell>
          <table:table-cell office:value-type="float" office:value="32414.1252362949" calcext:value-type="float">
            <text:p>32414.1252362949</text:p>
          </table:table-cell>
          <table:table-cell office:value-type="float" office:value="34934.7192816635" calcext:value-type="float">
            <text:p>34934.7192816635</text:p>
          </table:table-cell>
          <table:table-cell office:value-type="float" office:value="28141.2670132325" calcext:value-type="float">
            <text:p>28141.2670132325</text:p>
          </table:table-cell>
          <table:table-cell office:value-type="float" office:value="24489.8171077505" calcext:value-type="float">
            <text:p>24489.8171077505</text:p>
          </table:table-cell>
          <table:table-cell office:value-type="float" office:value="14500.4229678639" calcext:value-type="float">
            <text:p>14500.4229678639</text:p>
          </table:table-cell>
          <table:table-cell office:value-type="float" office:value="11302.8407372401" calcext:value-type="float">
            <text:p>11302.8407372401</text:p>
          </table:table-cell>
          <table:table-cell office:value-type="float" office:value="3006.57703213611" calcext:value-type="float">
            <text:p>3006.57703213611</text:p>
          </table:table-cell>
          <table:table-cell office:value-type="float" office:value="2116.16398865785" calcext:value-type="float">
            <text:p>2116.16398865785</text:p>
          </table:table-cell>
          <table:table-cell office:value-type="float" office:value="1171.28449905482" calcext:value-type="float">
            <text:p>1171.28449905482</text:p>
          </table:table-cell>
          <table:table-cell office:value-type="float" office:value="1190.71313799622" calcext:value-type="float">
            <text:p>1190.71313799622</text:p>
          </table:table-cell>
          <table:table-cell office:value-type="float" office:value="1156.53402646503" calcext:value-type="float">
            <text:p>1156.53402646503</text:p>
          </table:table-cell>
          <table:table-cell office:value-type="float" office:value="1177.96361058601" calcext:value-type="float">
            <text:p>1177.96361058601</text:p>
          </table:table-cell>
          <table:table-cell office:value-type="float" office:value="1075.30198487713" calcext:value-type="float">
            <text:p>1075.30198487713</text:p>
          </table:table-cell>
          <table:table-cell office:value-type="float" office:value="1101.24338374291" calcext:value-type="float">
            <text:p>1101.24338374291</text:p>
          </table:table-cell>
          <table:table-cell office:value-type="float" office:value="5452.91446124764" calcext:value-type="float">
            <text:p>5452.91446124764</text:p>
          </table:table-cell>
          <table:table-cell office:value-type="float" office:value="5867.5359168242" calcext:value-type="float">
            <text:p>5867.5359168242</text:p>
          </table:table-cell>
          <table:table-cell office:value-type="float" office:value="6217.8095463138" calcext:value-type="float">
            <text:p>6217.8095463138</text:p>
          </table:table-cell>
          <table:table-cell office:value-type="float" office:value="6598.1488657845" calcext:value-type="float">
            <text:p>6598.1488657845</text:p>
          </table:table-cell>
          <table:table-cell office:value-type="float" office:value="6988.66162570888" calcext:value-type="float">
            <text:p>6988.66162570888</text:p>
          </table:table-cell>
          <table:table-cell office:value-type="float" office:value="7039.94896030246" calcext:value-type="float">
            <text:p>7039.94896030246</text:p>
          </table:table-cell>
          <table:table-cell office:value-type="float" office:value="9189.1247637051" calcext:value-type="float">
            <text:p>9189.1247637051</text:p>
          </table:table-cell>
          <table:table-cell office:value-type="float" office:value="9216.00283553875" calcext:value-type="float">
            <text:p>9216.00283553875</text:p>
          </table:table-cell>
          <table:table-cell office:value-type="float" office:value="12252.7986767486" calcext:value-type="float">
            <text:p>12252.7986767486</text:p>
          </table:table-cell>
          <table:table-cell office:value-type="float" office:value="12290.70463138" calcext:value-type="float">
            <text:p>12290.70463138</text:p>
          </table:table-cell>
          <table:table-cell office:value-type="float" office:value="23492.7150283554" calcext:value-type="float">
            <text:p>23492.7150283554</text:p>
          </table:table-cell>
          <table:table-cell office:value-type="float" office:value="22681.3889413989" calcext:value-type="float">
            <text:p>22681.3889413989</text:p>
          </table:table-cell>
          <table:table-cell office:value-type="float" office:value="33149.9711720227" calcext:value-type="float">
            <text:p>33149.9711720227</text:p>
          </table:table-cell>
          <table:table-cell office:value-type="float" office:value="30386.2906427221" calcext:value-type="float">
            <text:p>30386.2906427221</text:p>
          </table:table-cell>
          <table:table-cell office:value-type="float" office:value="32136.4555765595" calcext:value-type="float">
            <text:p>32136.4555765595</text:p>
          </table:table-cell>
          <table:table-cell office:value-type="float" office:value="31545.9224952741" calcext:value-type="float">
            <text:p>31545.9224952741</text:p>
          </table:table-cell>
          <table:table-cell office:value-type="float" office:value="34652.3549149338" calcext:value-type="float">
            <text:p>34652.3549149338</text:p>
          </table:table-cell>
          <table:table-cell office:value-type="float" office:value="34910.8742911153" calcext:value-type="float">
            <text:p>34910.8742911153</text:p>
          </table:table-cell>
          <table:table-cell office:value-type="float" office:value="33006.5675803403" calcext:value-type="float">
            <text:p>33006.5675803403</text:p>
          </table:table-cell>
          <table:table-cell office:value-type="float" office:value="32342.713610586" calcext:value-type="float">
            <text:p>32342.713610586</text:p>
          </table:table-cell>
          <table:table-cell table:number-columns-repeated="984"/>
        </table:table-row>
        <table:table-row table:style-name="ro1">
          <table:table-cell office:value-type="float" office:value="34898.8015122873" calcext:value-type="float">
            <text:p>34898.8015122873</text:p>
          </table:table-cell>
          <table:table-cell office:value-type="float" office:value="37217.8530245747" calcext:value-type="float">
            <text:p>37217.8530245747</text:p>
          </table:table-cell>
          <table:table-cell office:value-type="float" office:value="36139.8596408318" calcext:value-type="float">
            <text:p>36139.8596408318</text:p>
          </table:table-cell>
          <table:table-cell office:value-type="float" office:value="38616.831758034" calcext:value-type="float">
            <text:p>38616.831758034</text:p>
          </table:table-cell>
          <table:table-cell office:value-type="float" office:value="33658.8856332703" calcext:value-type="float">
            <text:p>33658.8856332703</text:p>
          </table:table-cell>
          <table:table-cell office:value-type="float" office:value="35656.9168241966" calcext:value-type="float">
            <text:p>35656.9168241966</text:p>
          </table:table-cell>
          <table:table-cell office:value-type="float" office:value="32401.1734404537" calcext:value-type="float">
            <text:p>32401.1734404537</text:p>
          </table:table-cell>
          <table:table-cell office:value-type="float" office:value="34945.1417769376" calcext:value-type="float">
            <text:p>34945.1417769376</text:p>
          </table:table-cell>
          <table:table-cell office:value-type="float" office:value="28131.4995274102" calcext:value-type="float">
            <text:p>28131.4995274102</text:p>
          </table:table-cell>
          <table:table-cell office:value-type="float" office:value="24426.9650283554" calcext:value-type="float">
            <text:p>24426.9650283554</text:p>
          </table:table-cell>
          <table:table-cell office:value-type="float" office:value="14419.4395085066" calcext:value-type="float">
            <text:p>14419.4395085066</text:p>
          </table:table-cell>
          <table:table-cell office:value-type="float" office:value="11203.8851606805" calcext:value-type="float">
            <text:p>11203.8851606805</text:p>
          </table:table-cell>
          <table:table-cell office:value-type="float" office:value="2984.53355387524" calcext:value-type="float">
            <text:p>2984.53355387524</text:p>
          </table:table-cell>
          <table:table-cell office:value-type="float" office:value="2102.25283553875" calcext:value-type="float">
            <text:p>2102.25283553875</text:p>
          </table:table-cell>
          <table:table-cell office:value-type="float" office:value="1168.04442344045" calcext:value-type="float">
            <text:p>1168.04442344045</text:p>
          </table:table-cell>
          <table:table-cell office:value-type="float" office:value="1184.44754253308" calcext:value-type="float">
            <text:p>1184.44754253308</text:p>
          </table:table-cell>
          <table:table-cell office:value-type="float" office:value="1153.66020793951" calcext:value-type="float">
            <text:p>1153.66020793951</text:p>
          </table:table-cell>
          <table:table-cell office:value-type="float" office:value="1173.98629489603" calcext:value-type="float">
            <text:p>1173.98629489603</text:p>
          </table:table-cell>
          <table:table-cell office:value-type="float" office:value="1069.095463138" calcext:value-type="float">
            <text:p>1069.095463138</text:p>
          </table:table-cell>
          <table:table-cell office:value-type="float" office:value="1098.91635160681" calcext:value-type="float">
            <text:p>1098.91635160681</text:p>
          </table:table-cell>
          <table:table-cell office:value-type="float" office:value="5545.34735349716" calcext:value-type="float">
            <text:p>5545.34735349716</text:p>
          </table:table-cell>
          <table:table-cell office:value-type="float" office:value="5963.76370510397" calcext:value-type="float">
            <text:p>5963.76370510397</text:p>
          </table:table-cell>
          <table:table-cell office:value-type="float" office:value="6315.53449905482" calcext:value-type="float">
            <text:p>6315.53449905482</text:p>
          </table:table-cell>
          <table:table-cell office:value-type="float" office:value="6690.02882797732" calcext:value-type="float">
            <text:p>6690.02882797732</text:p>
          </table:table-cell>
          <table:table-cell office:value-type="float" office:value="7093.2859168242" calcext:value-type="float">
            <text:p>7093.2859168242</text:p>
          </table:table-cell>
          <table:table-cell office:value-type="float" office:value="7144.0949905482" calcext:value-type="float">
            <text:p>7144.0949905482</text:p>
          </table:table-cell>
          <table:table-cell office:value-type="float" office:value="9329.46077504726" calcext:value-type="float">
            <text:p>9329.46077504726</text:p>
          </table:table-cell>
          <table:table-cell office:value-type="float" office:value="9368.50047258979" calcext:value-type="float">
            <text:p>9368.50047258979</text:p>
          </table:table-cell>
          <table:table-cell office:value-type="float" office:value="12694.6550094518" calcext:value-type="float">
            <text:p>12694.6550094518</text:p>
          </table:table-cell>
          <table:table-cell office:value-type="float" office:value="12713.465973535" calcext:value-type="float">
            <text:p>12713.465973535</text:p>
          </table:table-cell>
          <table:table-cell office:value-type="float" office:value="24219.9820415879" calcext:value-type="float">
            <text:p>24219.9820415879</text:p>
          </table:table-cell>
          <table:table-cell office:value-type="float" office:value="23319.5307183365" calcext:value-type="float">
            <text:p>23319.5307183365</text:p>
          </table:table-cell>
          <table:table-cell office:value-type="float" office:value="33981.3563327032" calcext:value-type="float">
            <text:p>33981.3563327032</text:p>
          </table:table-cell>
          <table:table-cell office:value-type="float" office:value="31066.4253308129" calcext:value-type="float">
            <text:p>31066.4253308129</text:p>
          </table:table-cell>
          <table:table-cell office:value-type="float" office:value="32811.2433837429" calcext:value-type="float">
            <text:p>32811.2433837429</text:p>
          </table:table-cell>
          <table:table-cell office:value-type="float" office:value="32206.2344045369" calcext:value-type="float">
            <text:p>32206.2344045369</text:p>
          </table:table-cell>
          <table:table-cell office:value-type="float" office:value="35324.0198487713" calcext:value-type="float">
            <text:p>35324.0198487713</text:p>
          </table:table-cell>
          <table:table-cell office:value-type="float" office:value="35614.8175803403" calcext:value-type="float">
            <text:p>35614.8175803403</text:p>
          </table:table-cell>
          <table:table-cell office:value-type="float" office:value="33631.3799621928" calcext:value-type="float">
            <text:p>33631.3799621928</text:p>
          </table:table-cell>
          <table:table-cell office:value-type="float" office:value="32936.4054820416" calcext:value-type="float">
            <text:p>32936.4054820416</text:p>
          </table:table-cell>
          <table:table-cell table:number-columns-repeated="984"/>
        </table:table-row>
        <table:table-row table:style-name="ro1">
          <table:table-cell office:value-type="float" office:value="35012.8657844991" calcext:value-type="float">
            <text:p>35012.8657844991</text:p>
          </table:table-cell>
          <table:table-cell office:value-type="float" office:value="37330.9447069943" calcext:value-type="float">
            <text:p>37330.9447069943</text:p>
          </table:table-cell>
          <table:table-cell office:value-type="float" office:value="36233.0330812854" calcext:value-type="float">
            <text:p>36233.0330812854</text:p>
          </table:table-cell>
          <table:table-cell office:value-type="float" office:value="38745.9551039698" calcext:value-type="float">
            <text:p>38745.9551039698</text:p>
          </table:table-cell>
          <table:table-cell office:value-type="float" office:value="33755.997637051" calcext:value-type="float">
            <text:p>33755.997637051</text:p>
          </table:table-cell>
          <table:table-cell office:value-type="float" office:value="35817.6115311909" calcext:value-type="float">
            <text:p>35817.6115311909</text:p>
          </table:table-cell>
          <table:table-cell office:value-type="float" office:value="32526.1110586011" calcext:value-type="float">
            <text:p>32526.1110586011</text:p>
          </table:table-cell>
          <table:table-cell office:value-type="float" office:value="35079.8785444234" calcext:value-type="float">
            <text:p>35079.8785444234</text:p>
          </table:table-cell>
          <table:table-cell office:value-type="float" office:value="28319.6644612476" calcext:value-type="float">
            <text:p>28319.6644612476</text:p>
          </table:table-cell>
          <table:table-cell office:value-type="float" office:value="24575.4735349716" calcext:value-type="float">
            <text:p>24575.4735349716</text:p>
          </table:table-cell>
          <table:table-cell office:value-type="float" office:value="14449.0174858223" calcext:value-type="float">
            <text:p>14449.0174858223</text:p>
          </table:table-cell>
          <table:table-cell office:value-type="float" office:value="11222.9669187146" calcext:value-type="float">
            <text:p>11222.9669187146</text:p>
          </table:table-cell>
          <table:table-cell office:value-type="float" office:value="2993.82939508507" calcext:value-type="float">
            <text:p>2993.82939508507</text:p>
          </table:table-cell>
          <table:table-cell office:value-type="float" office:value="2111.46172022684" calcext:value-type="float">
            <text:p>2111.46172022684</text:p>
          </table:table-cell>
          <table:table-cell office:value-type="float" office:value="1171.53308128544" calcext:value-type="float">
            <text:p>1171.53308128544</text:p>
          </table:table-cell>
          <table:table-cell office:value-type="float" office:value="1188.88563327032" calcext:value-type="float">
            <text:p>1188.88563327032</text:p>
          </table:table-cell>
          <table:table-cell office:value-type="float" office:value="1157.46550094518" calcext:value-type="float">
            <text:p>1157.46550094518</text:p>
          </table:table-cell>
          <table:table-cell office:value-type="float" office:value="1179.88799621928" calcext:value-type="float">
            <text:p>1179.88799621928</text:p>
          </table:table-cell>
          <table:table-cell office:value-type="float" office:value="1076.04584120983" calcext:value-type="float">
            <text:p>1076.04584120983</text:p>
          </table:table-cell>
          <table:table-cell office:value-type="float" office:value="1103.23062381853" calcext:value-type="float">
            <text:p>1103.23062381853</text:p>
          </table:table-cell>
          <table:table-cell office:value-type="float" office:value="5716.08553875236" calcext:value-type="float">
            <text:p>5716.08553875236</text:p>
          </table:table-cell>
          <table:table-cell office:value-type="float" office:value="6152.81852551985" calcext:value-type="float">
            <text:p>6152.81852551985</text:p>
          </table:table-cell>
          <table:table-cell office:value-type="float" office:value="6502.98865784499" calcext:value-type="float">
            <text:p>6502.98865784499</text:p>
          </table:table-cell>
          <table:table-cell office:value-type="float" office:value="6895.92674858223" calcext:value-type="float">
            <text:p>6895.92674858223</text:p>
          </table:table-cell>
          <table:table-cell office:value-type="float" office:value="7301.37665406427" calcext:value-type="float">
            <text:p>7301.37665406427</text:p>
          </table:table-cell>
          <table:table-cell office:value-type="float" office:value="7365.65595463138" calcext:value-type="float">
            <text:p>7365.65595463138</text:p>
          </table:table-cell>
          <table:table-cell office:value-type="float" office:value="9603.45037807183" calcext:value-type="float">
            <text:p>9603.45037807183</text:p>
          </table:table-cell>
          <table:table-cell office:value-type="float" office:value="9642.81947069943" calcext:value-type="float">
            <text:p>9642.81947069943</text:p>
          </table:table-cell>
          <table:table-cell office:value-type="float" office:value="12895.8402646503" calcext:value-type="float">
            <text:p>12895.8402646503</text:p>
          </table:table-cell>
          <table:table-cell office:value-type="float" office:value="12913.0661625709" calcext:value-type="float">
            <text:p>12913.0661625709</text:p>
          </table:table-cell>
          <table:table-cell office:value-type="float" office:value="24493.095463138" calcext:value-type="float">
            <text:p>24493.095463138</text:p>
          </table:table-cell>
          <table:table-cell office:value-type="float" office:value="23519.179584121" calcext:value-type="float">
            <text:p>23519.179584121</text:p>
          </table:table-cell>
          <table:table-cell office:value-type="float" office:value="34185.4725897921" calcext:value-type="float">
            <text:p>34185.4725897921</text:p>
          </table:table-cell>
          <table:table-cell office:value-type="float" office:value="31202.3553875236" calcext:value-type="float">
            <text:p>31202.3553875236</text:p>
          </table:table-cell>
          <table:table-cell office:value-type="float" office:value="32908.2537807183" calcext:value-type="float">
            <text:p>32908.2537807183</text:p>
          </table:table-cell>
          <table:table-cell office:value-type="float" office:value="32286.4083175803" calcext:value-type="float">
            <text:p>32286.4083175803</text:p>
          </table:table-cell>
          <table:table-cell office:value-type="float" office:value="35394.9059546314" calcext:value-type="float">
            <text:p>35394.9059546314</text:p>
          </table:table-cell>
          <table:table-cell office:value-type="float" office:value="35675.3265595463" calcext:value-type="float">
            <text:p>35675.3265595463</text:p>
          </table:table-cell>
          <table:table-cell office:value-type="float" office:value="33659.2693761815" calcext:value-type="float">
            <text:p>33659.2693761815</text:p>
          </table:table-cell>
          <table:table-cell office:value-type="float" office:value="32943.7169187146" calcext:value-type="float">
            <text:p>32943.7169187146</text:p>
          </table:table-cell>
          <table:table-cell table:number-columns-repeated="984"/>
        </table:table-row>
        <table:table-row table:style-name="ro1">
          <table:table-cell office:value-type="float" office:value="35233.6469754253" calcext:value-type="float">
            <text:p>35233.6469754253</text:p>
          </table:table-cell>
          <table:table-cell office:value-type="float" office:value="37529.1124763705" calcext:value-type="float">
            <text:p>37529.1124763705</text:p>
          </table:table-cell>
          <table:table-cell office:value-type="float" office:value="36461.1880907372" calcext:value-type="float">
            <text:p>36461.1880907372</text:p>
          </table:table-cell>
          <table:table-cell office:value-type="float" office:value="38963.3497164461" calcext:value-type="float">
            <text:p>38963.3497164461</text:p>
          </table:table-cell>
          <table:table-cell office:value-type="float" office:value="33985.6233459357" calcext:value-type="float">
            <text:p>33985.6233459357</text:p>
          </table:table-cell>
          <table:table-cell office:value-type="float" office:value="36031.6687145558" calcext:value-type="float">
            <text:p>36031.6687145558</text:p>
          </table:table-cell>
          <table:table-cell office:value-type="float" office:value="32724.1413043478" calcext:value-type="float">
            <text:p>32724.1413043478</text:p>
          </table:table-cell>
          <table:table-cell office:value-type="float" office:value="35309.5165406427" calcext:value-type="float">
            <text:p>35309.5165406427</text:p>
          </table:table-cell>
          <table:table-cell office:value-type="float" office:value="28347.1852551985" calcext:value-type="float">
            <text:p>28347.1852551985</text:p>
          </table:table-cell>
          <table:table-cell office:value-type="float" office:value="24563.6049149338" calcext:value-type="float">
            <text:p>24563.6049149338</text:p>
          </table:table-cell>
          <table:table-cell office:value-type="float" office:value="14392.6970699433" calcext:value-type="float">
            <text:p>14392.6970699433</text:p>
          </table:table-cell>
          <table:table-cell office:value-type="float" office:value="11161.0302457467" calcext:value-type="float">
            <text:p>11161.0302457467</text:p>
          </table:table-cell>
          <table:table-cell office:value-type="float" office:value="2979.75897920605" calcext:value-type="float">
            <text:p>2979.75897920605</text:p>
          </table:table-cell>
          <table:table-cell office:value-type="float" office:value="2101.53497164461" calcext:value-type="float">
            <text:p>2101.53497164461</text:p>
          </table:table-cell>
          <table:table-cell office:value-type="float" office:value="1169.38137996219" calcext:value-type="float">
            <text:p>1169.38137996219</text:p>
          </table:table-cell>
          <table:table-cell office:value-type="float" office:value="1190.64933837429" calcext:value-type="float">
            <text:p>1190.64933837429</text:p>
          </table:table-cell>
          <table:table-cell office:value-type="float" office:value="1158.58601134216" calcext:value-type="float">
            <text:p>1158.58601134216</text:p>
          </table:table-cell>
          <table:table-cell office:value-type="float" office:value="1175.98582230624" calcext:value-type="float">
            <text:p>1175.98582230624</text:p>
          </table:table-cell>
          <table:table-cell office:value-type="float" office:value="1075.63799621928" calcext:value-type="float">
            <text:p>1075.63799621928</text:p>
          </table:table-cell>
          <table:table-cell office:value-type="float" office:value="1105.45652173913" calcext:value-type="float">
            <text:p>1105.45652173913</text:p>
          </table:table-cell>
          <table:table-cell office:value-type="float" office:value="5818.04489603025" calcext:value-type="float">
            <text:p>5818.04489603025</text:p>
          </table:table-cell>
          <table:table-cell office:value-type="float" office:value="6254.38657844991" calcext:value-type="float">
            <text:p>6254.38657844991</text:p>
          </table:table-cell>
          <table:table-cell office:value-type="float" office:value="6606.46219281664" calcext:value-type="float">
            <text:p>6606.46219281664</text:p>
          </table:table-cell>
          <table:table-cell office:value-type="float" office:value="7004.14224952741" calcext:value-type="float">
            <text:p>7004.14224952741</text:p>
          </table:table-cell>
          <table:table-cell office:value-type="float" office:value="7419.37759924386" calcext:value-type="float">
            <text:p>7419.37759924386</text:p>
          </table:table-cell>
          <table:table-cell office:value-type="float" office:value="7479.47826086957" calcext:value-type="float">
            <text:p>7479.47826086957</text:p>
          </table:table-cell>
          <table:table-cell office:value-type="float" office:value="9749.1668241966" calcext:value-type="float">
            <text:p>9749.1668241966</text:p>
          </table:table-cell>
          <table:table-cell office:value-type="float" office:value="9787.952268431" calcext:value-type="float">
            <text:p>9787.952268431</text:p>
          </table:table-cell>
          <table:table-cell office:value-type="float" office:value="13254.5850661626" calcext:value-type="float">
            <text:p>13254.5850661626</text:p>
          </table:table-cell>
          <table:table-cell office:value-type="float" office:value="13253.4187145558" calcext:value-type="float">
            <text:p>13253.4187145558</text:p>
          </table:table-cell>
          <table:table-cell office:value-type="float" office:value="25065.084120983" calcext:value-type="float">
            <text:p>25065.084120983</text:p>
          </table:table-cell>
          <table:table-cell office:value-type="float" office:value="24010.3832703214" calcext:value-type="float">
            <text:p>24010.3832703214</text:p>
          </table:table-cell>
          <table:table-cell office:value-type="float" office:value="34795.4456521739" calcext:value-type="float">
            <text:p>34795.4456521739</text:p>
          </table:table-cell>
          <table:table-cell office:value-type="float" office:value="31708.2793005671" calcext:value-type="float">
            <text:p>31708.2793005671</text:p>
          </table:table-cell>
          <table:table-cell office:value-type="float" office:value="33361.8374291115" calcext:value-type="float">
            <text:p>33361.8374291115</text:p>
          </table:table-cell>
          <table:table-cell office:value-type="float" office:value="32730.4853497164" calcext:value-type="float">
            <text:p>32730.4853497164</text:p>
          </table:table-cell>
          <table:table-cell office:value-type="float" office:value="35873.6488657845" calcext:value-type="float">
            <text:p>35873.6488657845</text:p>
          </table:table-cell>
          <table:table-cell office:value-type="float" office:value="36156.3624763705" calcext:value-type="float">
            <text:p>36156.3624763705</text:p>
          </table:table-cell>
          <table:table-cell office:value-type="float" office:value="34088.8407372401" calcext:value-type="float">
            <text:p>34088.8407372401</text:p>
          </table:table-cell>
          <table:table-cell office:value-type="float" office:value="33336.1162570889" calcext:value-type="float">
            <text:p>33336.1162570889</text:p>
          </table:table-cell>
          <table:table-cell table:number-columns-repeated="984"/>
        </table:table-row>
        <table:table-row table:style-name="ro1">
          <table:table-cell table:number-columns-repeated="1024"/>
        </table:table-row>
        <table:table-row table:style-name="ro2" table:number-rows-repeated="1048380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C610C1240.AR98:C610C1240.BL98 C610C1240.BK3:C610C1240.BL97">
            <calcext:color-scale>
              <calcext:color-scale-entry calcext:value="0" calcext:type="minimum" calcext:color="#4472c4"/>
              <calcext:color-scale-entry calcext:value="50" calcext:type="percentile" calcext:color="#ffeb84"/>
              <calcext:color-scale-entry calcext:value="0" calcext:type="maximum" calcext:color="#c00000"/>
            </calcext:color-scale>
          </calcext:conditional-format>
          <calcext:conditional-format calcext:target-range-address="C610C1240.A1:C610C1240.T97">
            <calcext:color-scale>
              <calcext:color-scale-entry calcext:value="0" calcext:type="minimum" calcext:color="#4472c4"/>
              <calcext:color-scale-entry calcext:value="50" calcext:type="percentile" calcext:color="#ffeb84"/>
              <calcext:color-scale-entry calcext:value="0" calcext:type="maximum" calcext:color="#c00000"/>
            </calcext:color-scale>
            <calcext:color-scale>
              <calcext:color-scale-entry calcext:value="0" calcext:type="minimum" calcext:color="#f8696b"/>
              <calcext:color-scale-entry calcext:value="50" calcext:type="percentile" calcext:color="#fcfcff"/>
              <calcext:color-scale-entry calcext:value="0" calcext:type="maximum" calcext:color="#5a8ac6"/>
            </calcext:color-scale>
          </calcext:conditional-format>
          <calcext:conditional-format calcext:target-range-address="C610C1240.AR3:C610C1240.BJ97">
            <calcext:color-scale>
              <calcext:color-scale-entry calcext:value="0" calcext:type="minimum" calcext:color="#4472c4"/>
              <calcext:color-scale-entry calcext:value="50" calcext:type="percentile" calcext:color="#ffeb84"/>
              <calcext:color-scale-entry calcext:value="0" calcext:type="maximum" calcext:color="#c00000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Noto Sans CJK SC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GB">
      <number:number number:decimal-places="0" loext:min-decimal-places="0" number:min-integer-digits="1" number:grouping="true"/>
    </number:number-style>
    <number:number-style style:name="N1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loext:min-decimal-places="2" number:min-integer-digits="1" number:grouping="true"/>
    </number:number-style>
    <number:number-style style:name="N1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en" number:country="GB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1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1P2" style:volatile="true" number:language="en" number:country="GB">
      <loext:text> </loext:text>
      <loext:fill-character> </loext:fill-character>
      <number:text>- </number:text>
    </number:number-style>
    <number:text-style style:name="N10121" number:language="en" number:country="GB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2" style:volatile="true" number:language="en" number:country="GB">
      <loext:text> £</loext:text>
      <loext:fill-character> </loext:fill-character>
      <number:text>- </number:text>
    </number:number-style>
    <number:text-style style:name="N10122" number:language="en" number:country="GB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en" number:country="GB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3P1" style:volatile="true" number:language="en" number:country="GB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3P2" style:volatile="true" number:language="en" number:country="GB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3" number:language="en" number:country="GB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en" number:country="GB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1" style:volatile="true" number:language="en" number:country="GB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2" style:volatile="true" number:language="en" number:country="GB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4" number:language="en" number:country="GB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C610C1240" style:display-name="PageStyle_C610C124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6125C1240" style:display-name="PageStyle_C6125C1240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ul K. Grant</meta:initial-creator>
    <dc:creator>Gregory Szep</dc:creator>
    <meta:creation-date>2019-01-14T18:21:00</meta:creation-date>
    <dc:date>2019-01-25T09:34:30.650987582</dc:date>
    <meta:generator>LibreOffice/6.1.4.2$Linux_X86_64 LibreOffice_project/10$Build-2</meta:generator>
    <meta:editing-duration>PT7M28S</meta:editing-duration>
    <meta:editing-cycles>1</meta:editing-cycles>
    <meta:document-statistic meta:table-count="1" meta:cell-count="7760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SIP_Label_f42aa342-8706-4288-bd11-ebb85995028c_Application" meta:value-type="string">Microsoft Azure Information Protection</meta:user-defined>
    <meta:user-defined meta:name="MSIP_Label_f42aa342-8706-4288-bd11-ebb85995028c_Enabled" meta:value-type="string">True</meta:user-defined>
    <meta:user-defined meta:name="MSIP_Label_f42aa342-8706-4288-bd11-ebb85995028c_Extended_MSFT_Method" meta:value-type="string">Automatic</meta:user-defined>
    <meta:user-defined meta:name="MSIP_Label_f42aa342-8706-4288-bd11-ebb85995028c_Name" meta:value-type="string">General</meta:user-defined>
    <meta:user-defined meta:name="MSIP_Label_f42aa342-8706-4288-bd11-ebb85995028c_Owner" meta:value-type="string">t-pgrant@microsoft.com</meta:user-defined>
    <meta:user-defined meta:name="MSIP_Label_f42aa342-8706-4288-bd11-ebb85995028c_SetDate" meta:value-type="string">2019-01-14T18:47:07.2101564Z</meta:user-defined>
    <meta:user-defined meta:name="MSIP_Label_f42aa342-8706-4288-bd11-ebb85995028c_SiteId" meta:value-type="string">72f988bf-86f1-41af-91ab-2d7cd011db47</meta:user-defined>
    <meta:user-defined meta:name="ScaleCrop" meta:value-type="boolean">false</meta:user-defined>
    <meta:user-defined meta:name="Sensitivity" meta:value-type="string">General</meta:user-defined>
    <meta:user-defined meta:name="ShareDoc" meta:value-type="boolean">false</meta:user-defined>
  </office:meta>
</office:document-meta>
</file>